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37"/>
    <style:style style:name="ce2" style:family="table-cell" style:parent-style-name="Default" style:data-style-name="N61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5.5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3359.96pt" svg:y="23.36pt">
            <draw:object draw:notify-on-update-of-ranges="Sheet1.AX3:Sheet1.AX22 Sheet1.AZ2:Sheet1.AZ2 Sheet1.AZ2:Sheet1.AZ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932.68pt" svg:height="524.81pt" svg:x="213.82pt" svg:y="679.15pt">
            <draw:object draw:notify-on-update-of-ranges="Sheet1.B28:Sheet1.B128 Sheet1.E6:Sheet1.E6 Sheet1.E28:Sheet1.E128 Sheet1.I6:Sheet1.I6 Sheet1.I28:Sheet1.I128 Sheet1.N6:Sheet1.N6 Sheet1.N28:Sheet1.N128 Sheet1.T6:Sheet1.T6 Sheet1.T28:Sheet1.T128 Sheet1.Y6:Sheet1.Y6 Sheet1.Y28:Sheet1.Y128 Sheet1.AA6:Sheet1.AA6 Sheet1.AA28:Sheet1.AA128 Sheet1.AG6:Sheet1.AG6 Sheet1.AG28:Sheet1.AG128 Sheet1.AC6:Sheet1.AC6 Sheet1.AC28:Sheet1.AC128 Sheet1.S6:Sheet1.S6 Sheet1.S28:Sheet1.S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453.46pt" svg:height="255.23pt" svg:x="3374.05pt" svg:y="298.91pt">
            <draw:object draw:notify-on-update-of-ranges="Sheet1.AX24:Sheet1.AX24 Sheet1.AX25:Sheet1.AX44 Sheet1.BA24:Sheet1.BA24 Sheet1.BA25:Sheet1.BA44 Sheet1.BB24:Sheet1.BB24 Sheet1.BB25:Sheet1.BB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453.46pt" svg:height="255.23pt" svg:x="3389.67pt" svg:y="590.29pt">
            <draw:object draw:notify-on-update-of-ranges="Sheet1.AX47:Sheet1.AX66 Sheet1.BA46:Sheet1.BA46 Sheet1.BA47:Sheet1.BA66 Sheet1.BB46:Sheet1.BB46 Sheet1.BB47:Sheet1.BB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453.46pt" svg:height="255.23pt" svg:x="4104.54pt" svg:y="594.06pt">
            <draw:object draw:notify-on-update-of-ranges="Sheet1.AX46:Sheet1.AX46 Sheet1.AX47:Sheet1.AX66 Sheet1.BM46:Sheet1.BM46 Sheet1.BM47:Sheet1.BM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71" table:default-cell-style-name="Default"/>
        <table:table-row table:style-name="ro1">
          <table:table-cell table:style-name="Default"/>
          <table:table-cell office:value-type="string" calcext:value-type="string">
            <text:p>Country</text:p>
          </table:table-cell>
          <table:table-cell office:value-type="string" calcext:value-type="string">
            <text:p>Start Date</text:p>
          </table:table-cell>
          <table:table-cell table:number-columns-repeated="3"/>
          <table:table-cell office:value-type="string" calcext:value-type="string">
            <text:p>E0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Fraction asymptomatic but infectious</text:p>
          </table:table-cell>
          <table:table-cell office:value-type="string" calcext:value-type="string">
            <text:p>Beta Before Lockdown</text:p>
          </table:table-cell>
          <table:table-cell office:value-type="string" calcext:value-type="string">
            <text:p>Beta Lockdown</text:p>
          </table:table-cell>
          <table:table-cell office:value-type="string" calcext:value-type="string">
            <text:p>Beta After Lockdown</text:p>
          </table:table-cell>
          <table:table-cell/>
          <table:table-cell office:value-type="string" calcext:value-type="string">
            <text:p>LeastSq</text:p>
          </table:table-cell>
          <table:table-cell/>
          <table:table-cell office:value-type="string" calcext:value-type="string">
            <text:p>Fraction hospitalized</text:p>
          </table:table-cell>
          <table:table-cell office:value-type="string" calcext:value-type="string">
            <text:p>Fraction of hospitalized dying</text:p>
          </table:table-cell>
          <table:table-cell table:number-columns-repeated="11"/>
          <table:table-cell office:value-type="string" calcext:value-type="string">
            <text:p>Incubation Period</text:p>
          </table:table-cell>
          <table:table-cell table:number-columns-repeated="16"/>
          <table:table-cell office:value-type="string" calcext:value-type="string">
            <text:p>Incubation Period </text:p>
          </table:table-cell>
          <table:table-cell office:value-type="string" calcext:value-type="string">
            <text:p>(see <text:a xlink:href="https://www.medrxiv.org/content/10.1101/2020.03.06.20032417v1.full.pdf" xlink:type="simple">https://www.medrxiv.org/content/10.1101/2020.03.06.20032417v1.full.pdf</text:a>)</text:p>
          </table:table-cell>
          <table:table-cell table:number-columns-repeated="2"/>
          <table:table-cell table:style-name="ce3"/>
          <table:table-cell table:number-columns-repeated="22"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table:style-name="ce1" table:formula="of:=DATE(2020;2;15)" office:value-type="date" office:date-value="2020-02-15" calcext:value-type="date">
            <text:p>02/15/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PRODUCT([.AF28:.AF67];[.AF28:.AF67])+SUMPRODUCT([.AJ33:.AJ67];[.AJ33:.AJ67])" office:value-type="float" office:value="32.4680761720892" calcext:value-type="float">
            <text:p>32.468076172089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11"/>
          <table:table-cell office:value-type="float" office:value="5.2" calcext:value-type="float">
            <text:p>5.2</text:p>
          </table:table-cell>
          <table:table-cell table:number-columns-repeated="16"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table:formula="of:=[.AU3]/[.AV3]" office:value-type="float" office:value="0.371428571428571" calcext:value-type="float">
            <text:p>0.371428571428571</text:p>
          </table:table-cell>
          <table:table-cell table:style-name="ce3" office:value-type="string" calcext:value-type="string">
            <text:p>from E</text:p>
          </table:table-cell>
          <table:table-cell office:value-type="string" calcext:value-type="string">
            <text:p>Probability of changing state (not normalized)</text:p>
          </table:table-cell>
          <table:table-cell office:value-type="string" calcext:value-type="string">
            <text:p>to I</text:p>
          </table:table-cell>
          <table:table-cell table:number-columns-repeated="20"/>
        </table:table-row>
        <table:table-row table:style-name="ro1">
          <table:table-cell table:style-name="Default"/>
          <table:table-cell/>
          <table:table-cell office:value-type="string" calcext:value-type="string">
            <text:p>Population</text:p>
          </table:table-cell>
          <table:table-cell table:style-name="ce2"/>
          <table:table-cell table:number-columns-repeated="4"/>
          <table:table-cell office:value-type="string" calcext:value-type="string">
            <text:p>Day Start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5.2" calcext:value-type="float">
            <text:p>5.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WEIBULL([.AX3];[.$AV$4];1/[.$AV$5];0)" office:value-type="float" office:value="0.00564758287653253" calcext:value-type="float">
            <text:p>0.005647582876533</text:p>
          </table:table-cell>
          <table:table-cell table:formula="of:=[.AY3]/SUM([.AY$3:.AY$22])" office:value-type="float" office:value="0.00571362284285148" calcext:value-type="float">
            <text:p>0.005713622842851</text:p>
          </table:table-cell>
          <table:table-cell table:number-columns-repeated="20"/>
        </table:table-row>
        <table:table-row table:style-name="ro1">
          <table:table-cell table:style-name="Default"/>
          <table:table-cell/>
          <table:table-cell table:style-name="ce2" office:value-type="float" office:value="81000000" calcext:value-type="float">
            <text:p>8.10E+07</text:p>
          </table:table-cell>
          <table:table-cell table:number-columns-repeated="5"/>
          <table:table-cell office:value-type="string" calcext:value-type="string">
            <text:p>R0</text:p>
          </table:table-cell>
          <table:table-cell table:number-columns-repeated="4"/>
          <table:table-cell office:value-type="string" calcext:value-type="string">
            <text:p>D0</text:p>
          </table:table-cell>
          <table:table-cell table:number-columns-repeated="10"/>
          <table:table-cell office:value-type="string" calcext:value-type="string">
            <text:p>R0</text:p>
          </table:table-cell>
          <table:table-cell table:number-columns-repeated="21"/>
          <table:table-cell office:value-type="string" calcext:value-type="string">
            <text:p>alpha </text:p>
          </table:table-cell>
          <table:table-cell office:value-type="float" office:value="2.04" calcext:value-type="float">
            <text:p>2.04</text:p>
          </table:table-cell>
          <table:table-cell/>
          <table:table-cell table:formula="of:=[.AX3]-1" office:value-type="float" office:value="19" calcext:value-type="float">
            <text:p>19</text:p>
          </table:table-cell>
          <table:table-cell table:formula="of:=WEIBULL([.AX4];[.$AV$4];1/[.$AV$5];0)" office:value-type="float" office:value="0.00826350634184097" calcext:value-type="float">
            <text:p>0.008263506341841</text:p>
          </table:table-cell>
          <table:table-cell table:formula="of:=[.AY4]/SUM([.AY$3:.AY$22])" office:value-type="float" office:value="0.00836013558879885" calcext:value-type="float">
            <text:p>0.008360135588799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21"/>
          <table:table-cell office:value-type="string" calcext:value-type="string">
            <text:p>lambda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AX4]-1" office:value-type="float" office:value="18" calcext:value-type="float">
            <text:p>18</text:p>
          </table:table-cell>
          <table:table-cell table:formula="of:=WEIBULL([.AX5];[.$AV$4];1/[.$AV$5];0)" office:value-type="float" office:value="0.0117807274882928" calcext:value-type="float">
            <text:p>0.011780727488293</text:p>
          </table:table-cell>
          <table:table-cell table:formula="of:=[.AY5]/SUM([.AY$3:.AY$22])" office:value-type="float" office:value="0.0119184853332945" calcext:value-type="float">
            <text:p>0.011918485333295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office:annotation draw:style-name="gr2" draw:text-style-name="P3" svg:width="121.92pt" svg:height="31.24pt" svg:x="66.19pt" svg:y="26.73pt" draw:caption-point-x="125.52pt" draw:caption-point-y="37.53pt">
              <dc:date>2020-03-28T00:00:00</dc:date>
              <text:p text:style-name="P2">DS = -beta *S * I / N</text:p>
            </office:annotation>
            <text:p>Susceptible</text:p>
          </table:table-cell>
          <table:table-cell office:value-type="string" calcext:value-type="string">
            <text:p>-dS_to_E=-beta*S*I/N</text:p>
          </table:table-cell>
          <table:table-cell office:value-type="string" calcext:value-type="string">
            <text:p>Exposed</text:p>
          </table:table-cell>
          <table:table-cell office:value-type="string" calcext:value-type="string">
            <text:p>dE=dS_to_E-dE_to_I</text:p>
          </table:table-cell>
          <table:table-cell office:value-type="string" calcext:value-type="string">
            <text:p>dS_to_E</text:p>
          </table:table-cell>
          <table:table-cell office:value-type="string" calcext:value-type="string">
            <text:p>-dE_to_I=sum(Weibull(t),t=incubation period)</text:p>
          </table:table-cell>
          <table:table-cell office:value-type="string" calcext:value-type="string">
            <text:p>Infectious</text:p>
          </table:table-cell>
          <table:table-cell office:value-type="string" calcext:value-type="string">
            <text:p>dI=dE_to_I-dI_to_D-dI_to_R</text:p>
          </table:table-cell>
          <table:table-cell office:value-type="string" calcext:value-type="string">
            <text:p>dE_to_I</text:p>
          </table:table-cell>
          <table:table-cell office:value-type="string" calcext:value-type="string">
            <text:p>-dI_to_D</text:p>
          </table:table-cell>
          <table:table-cell office:value-type="string" calcext:value-type="string">
            <text:p>-dI_to_R</text:p>
          </table:table-cell>
          <table:table-cell office:value-type="string" calcext:value-type="string">
            <text:p>Diagnosed &amp; Isolated</text:p>
          </table:table-cell>
          <table:table-cell office:value-type="string" calcext:value-type="string">
            <text:p>dD=dI_to_D-dD_to_R-dD_to_H</text:p>
          </table:table-cell>
          <table:table-cell office:value-type="string" calcext:value-type="string">
            <text:p>dI_to_D</text:p>
          </table:table-cell>
          <table:table-cell office:value-type="string" calcext:value-type="string">
            <text:p>-dD_to_R</text:p>
          </table:table-cell>
          <table:table-cell office:value-type="string" calcext:value-type="string">
            <text:p>-dD_to_H</text:p>
          </table:table-cell>
          <table:table-cell office:value-type="string" calcext:value-type="string">
            <text:p>Cumulative Diagnosed</text:p>
          </table:table-cell>
          <table:table-cell office:value-type="string" calcext:value-type="string">
            <text:p>In Hospital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dD_to_H</text:p>
          </table:table-cell>
          <table:table-cell office:value-type="string" calcext:value-type="string">
            <text:p>-dH_to_R</text:p>
          </table:table-cell>
          <table:table-cell office:value-type="string" calcext:value-type="string">
            <text:p>-dH_to_D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D_to_R+dI_to_R+dH_to_R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umulative <text:s/>Confirmed Cases</text:p>
          </table:table-cell>
          <table:table-cell office:value-type="string" calcext:value-type="string">
            <text:p>Ln(Cases)</text:p>
          </table:table-cell>
          <table:table-cell office:value-type="string" calcext:value-type="string">
            <text:p>Ln(CumD)</text:p>
          </table:table-cell>
          <table:table-cell office:value-type="string" calcext:value-type="string">
            <text:p>Diff Cases</text:p>
          </table:table-cell>
          <table:table-cell office:value-type="string" calcext:value-type="string">
            <text:p>Reported Deaths</text:p>
          </table:table-cell>
          <table:table-cell office:value-type="string" calcext:value-type="string">
            <text:p>ln(deaths)</text:p>
          </table:table-cell>
          <table:table-cell office:value-type="string" calcext:value-type="string">
            <text:p>Ln(Dead)</text:p>
          </table:table-cell>
          <table:table-cell office:value-type="string" calcext:value-type="string">
            <text:p>Diff Dead</text:p>
          </table:table-cell>
          <table:table-cell office:value-type="string" calcext:value-type="string">
            <text:p>beta</text:p>
          </table:table-cell>
          <table:table-cell table:number-columns-repeated="12"/>
          <table:table-cell table:formula="of:=[.AX5]-1" office:value-type="float" office:value="17" calcext:value-type="float">
            <text:p>17</text:p>
          </table:table-cell>
          <table:table-cell table:formula="of:=WEIBULL([.AX6];[.$AV$4];1/[.$AV$5];0)" office:value-type="float" office:value="0.0163592825313981" calcext:value-type="float">
            <text:p>0.016359282531398</text:p>
          </table:table-cell>
          <table:table-cell table:formula="of:=[.AY6]/SUM([.AY$3:.AY$22])" office:value-type="float" office:value="0.0165505796740864" calcext:value-type="float">
            <text:p>0.016550579674086</text:p>
          </table:table-cell>
          <table:table-cell table:number-columns-repeated="20"/>
        </table:table-row>
        <table:table-row table:style-name="ro1">
          <table:table-cell table:formula="of:=[.$C$2]+[.B7]" office:value-type="date" office:date-value="2020-01-25" calcext:value-type="date">
            <text:p>01/25/20</text:p>
          </table:table-cell>
          <table:table-cell table:formula="of:=[.B8]-1" office:value-type="float" office:value="-21" calcext:value-type="float">
            <text:p>-21</text:p>
          </table:table-cell>
          <table:table-cell table:style-name="ce2" table:formula="of:=[.C4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7]+[.H7];[.E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7];[.K7]+[.L7]+[.M7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7]" office:value-type="float" office:value="-0" calcext:value-type="float">
            <text:p>0</text:p>
          </table:table-cell>
          <table:table-cell table:number-columns-repeated="2"/>
          <table:table-cell table:formula="of:=SUM([.N$7:.N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7]-[.M7]-[.W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7]&gt;=[.$L$3];[.$L$2];IF([.B7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6]-1" office:value-type="float" office:value="16" calcext:value-type="float">
            <text:p>16</text:p>
          </table:table-cell>
          <table:table-cell table:formula="of:=WEIBULL([.AX7];[.$AV$4];1/[.$AV$5];0)" office:value-type="float" office:value="0.0221204677017975" calcext:value-type="float">
            <text:p>0.022120467701798</text:p>
          </table:table-cell>
          <table:table-cell table:formula="of:=[.AY7]/SUM([.AY$3:.AY$22])" office:value-type="float" office:value="0.022379133218342" calcext:value-type="float">
            <text:p>0.022379133218342</text:p>
          </table:table-cell>
          <table:table-cell table:number-columns-repeated="20"/>
        </table:table-row>
        <table:table-row table:style-name="ro1">
          <table:table-cell table:formula="of:=[.$C$2]+[.B8]" office:value-type="date" office:date-value="2020-01-26" calcext:value-type="date">
            <text:p>01/26/20</text:p>
          </table:table-cell>
          <table:table-cell table:formula="of:=[.B9]-1" office:value-type="float" office:value="-20" calcext:value-type="float">
            <text:p>-20</text:p>
          </table:table-cell>
          <table:table-cell table:style-name="ce2" table:formula="of:=[.C7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8]+[.H8];[.E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8];[.K8]+[.L8]+[.M8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8]" office:value-type="float" office:value="-0" calcext:value-type="float">
            <text:p>0</text:p>
          </table:table-cell>
          <table:table-cell table:number-columns-repeated="2"/>
          <table:table-cell table:formula="of:=SUM([.N$7:.N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8]-[.M8]-[.W8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8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8]&gt;=[.$L$3];[.$L$2];IF([.B8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7]-1" office:value-type="float" office:value="15" calcext:value-type="float">
            <text:p>15</text:p>
          </table:table-cell>
          <table:table-cell table:formula="of:=WEIBULL([.AX8];[.$AV$4];1/[.$AV$5];0)" office:value-type="float" office:value="0.0291128207275307" calcext:value-type="float">
            <text:p>0.029112820727531</text:p>
          </table:table-cell>
          <table:table-cell table:formula="of:=[.AY8]/SUM([.AY$3:.AY$22])" office:value-type="float" office:value="0.0294532512696454" calcext:value-type="float">
            <text:p>0.029453251269645</text:p>
          </table:table-cell>
          <table:table-cell table:number-columns-repeated="20"/>
        </table:table-row>
        <table:table-row table:style-name="ro1">
          <table:table-cell table:formula="of:=[.$C$2]+[.B9]" office:value-type="date" office:date-value="2020-01-27" calcext:value-type="date">
            <text:p>01/27/20</text:p>
          </table:table-cell>
          <table:table-cell table:formula="of:=[.B10]-1" office:value-type="float" office:value="-19" calcext:value-type="float">
            <text:p>-19</text:p>
          </table:table-cell>
          <table:table-cell table:style-name="ce2" table:formula="of:=[.C8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9]+[.H9];[.E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9];[.K9]+[.L9]+[.M9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9]" office:value-type="float" office:value="-0" calcext:value-type="float">
            <text:p>0</text:p>
          </table:table-cell>
          <table:table-cell table:number-columns-repeated="2"/>
          <table:table-cell table:formula="of:=SUM([.N$7:.N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9]-[.M9]-[.W9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9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9]&gt;=[.$L$3];[.$L$2];IF([.B9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8]-1" office:value-type="float" office:value="14" calcext:value-type="float">
            <text:p>14</text:p>
          </table:table-cell>
          <table:table-cell table:formula="of:=WEIBULL([.AX9];[.$AV$4];1/[.$AV$5];0)" office:value-type="float" office:value="0.0372748427416435" calcext:value-type="float">
            <text:p>0.037274842741644</text:p>
          </table:table-cell>
          <table:table-cell table:formula="of:=[.AY9]/SUM([.AY$3:.AY$22])" office:value-type="float" office:value="0.0377107158245213" calcext:value-type="float">
            <text:p>0.037710715824521</text:p>
          </table:table-cell>
          <table:table-cell table:number-columns-repeated="20"/>
        </table:table-row>
        <table:table-row table:style-name="ro1">
          <table:table-cell table:formula="of:=[.$C$2]+[.B10]" office:value-type="date" office:date-value="2020-01-28" calcext:value-type="date">
            <text:p>01/28/20</text:p>
          </table:table-cell>
          <table:table-cell table:formula="of:=[.B11]-1" office:value-type="float" office:value="-18" calcext:value-type="float">
            <text:p>-18</text:p>
          </table:table-cell>
          <table:table-cell table:style-name="ce2" table:formula="of:=[.C9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0]+[.H10];[.E1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0];[.K10]+[.L10]+[.M10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0]" office:value-type="float" office:value="-0" calcext:value-type="float">
            <text:p>0</text:p>
          </table:table-cell>
          <table:table-cell table:number-columns-repeated="2"/>
          <table:table-cell table:formula="of:=SUM([.N$7:.N1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0]-[.M10]-[.W1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0]"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0]&gt;=[.$L$3];[.$L$2];IF([.B10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9]-1" office:value-type="float" office:value="13" calcext:value-type="float">
            <text:p>13</text:p>
          </table:table-cell>
          <table:table-cell table:formula="of:=WEIBULL([.AX10];[.$AV$4];1/[.$AV$5];0)" office:value-type="float" office:value="0.0463999914784291" calcext:value-type="float">
            <text:p>0.046399991478429</text:p>
          </table:table-cell>
          <table:table-cell table:formula="of:=[.AY10]/SUM([.AY$3:.AY$22])" office:value-type="float" office:value="0.0469425694168897" calcext:value-type="float">
            <text:p>0.04694256941689</text:p>
          </table:table-cell>
          <table:table-cell table:number-columns-repeated="20"/>
        </table:table-row>
        <table:table-row table:style-name="ro1">
          <table:table-cell table:formula="of:=[.$C$2]+[.B11]" office:value-type="date" office:date-value="2020-01-29" calcext:value-type="date">
            <text:p>01/29/20</text:p>
          </table:table-cell>
          <table:table-cell table:formula="of:=[.B12]-1" office:value-type="float" office:value="-17" calcext:value-type="float">
            <text:p>-17</text:p>
          </table:table-cell>
          <table:table-cell table:style-name="ce2" table:formula="of:=[.C10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1]+[.H11];[.E1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1];[.K11]+[.L11]+[.M11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1]" office:value-type="float" office:value="-0" calcext:value-type="float">
            <text:p>0</text:p>
          </table:table-cell>
          <table:table-cell table:number-columns-repeated="2"/>
          <table:table-cell table:formula="of:=SUM([.N$7:.N1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1]-[.M11]-[.W11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1]"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1]&gt;=[.$L$3];[.$L$2];IF([.B11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0]-1" office:value-type="float" office:value="12" calcext:value-type="float">
            <text:p>12</text:p>
          </table:table-cell>
          <table:table-cell table:formula="of:=WEIBULL([.AX11];[.$AV$4];1/[.$AV$5];0)" office:value-type="float" office:value="0.0561112202191543" calcext:value-type="float">
            <text:p>0.056111220219154</text:p>
          </table:table-cell>
          <table:table-cell table:formula="of:=[.AY11]/SUM([.AY$3:.AY$22])" office:value-type="float" office:value="0.0567673563351527" calcext:value-type="float">
            <text:p>0.056767356335153</text:p>
          </table:table-cell>
          <table:table-cell table:number-columns-repeated="20"/>
        </table:table-row>
        <table:table-row table:style-name="ro1">
          <table:table-cell table:formula="of:=[.$C$2]+[.B12]" office:value-type="date" office:date-value="2020-01-30" calcext:value-type="date">
            <text:p>01/30/20</text:p>
          </table:table-cell>
          <table:table-cell table:formula="of:=[.B13]-1" office:value-type="float" office:value="-16" calcext:value-type="float">
            <text:p>-16</text:p>
          </table:table-cell>
          <table:table-cell table:style-name="ce2" table:formula="of:=[.C11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2]+[.H12];[.E1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2];[.K12]+[.L12]+[.M12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2]" office:value-type="float" office:value="-0" calcext:value-type="float">
            <text:p>0</text:p>
          </table:table-cell>
          <table:table-cell table:number-columns-repeated="2"/>
          <table:table-cell table:formula="of:=SUM([.N$7:.N1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2]-[.M12]-[.W1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2]"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2]&gt;=[.$L$3];[.$L$2];IF([.B12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1]-1" office:value-type="float" office:value="11" calcext:value-type="float">
            <text:p>11</text:p>
          </table:table-cell>
          <table:table-cell table:formula="of:=WEIBULL([.AX12];[.$AV$4];1/[.$AV$5];0)" office:value-type="float" office:value="0.0658530523822568" calcext:value-type="float">
            <text:p>0.065853052382257</text:p>
          </table:table-cell>
          <table:table-cell table:formula="of:=[.AY12]/SUM([.AY$3:.AY$22])" office:value-type="float" office:value="0.066623104536674" calcext:value-type="float">
            <text:p>0.066623104536674</text:p>
          </table:table-cell>
          <table:table-cell table:number-columns-repeated="20"/>
        </table:table-row>
        <table:table-row table:style-name="ro1">
          <table:table-cell table:formula="of:=[.$C$2]+[.B13]" office:value-type="date" office:date-value="2020-01-31" calcext:value-type="date">
            <text:p>01/31/20</text:p>
          </table:table-cell>
          <table:table-cell table:formula="of:=[.B14]-1" office:value-type="float" office:value="-15" calcext:value-type="float">
            <text:p>-15</text:p>
          </table:table-cell>
          <table:table-cell table:style-name="ce2" table:formula="of:=[.C12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3]+[.H13];[.E1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3];[.K13]+[.L13]+[.M1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3]" office:value-type="float" office:value="-0" calcext:value-type="float">
            <text:p>0</text:p>
          </table:table-cell>
          <table:table-cell table:number-columns-repeated="2"/>
          <table:table-cell table:formula="of:=SUM([.N$7:.N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3]-[.M13]-[.W13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3]"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3]&gt;=[.$L$3];[.$L$2];IF([.B13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2]-1" office:value-type="float" office:value="10" calcext:value-type="float">
            <text:p>10</text:p>
          </table:table-cell>
          <table:table-cell table:formula="of:=WEIBULL([.AX13];[.$AV$4];1/[.$AV$5];0)" office:value-type="float" office:value="0.0749083114193039" calcext:value-type="float">
            <text:p>0.074908311419304</text:p>
          </table:table-cell>
          <table:table-cell table:formula="of:=[.AY13]/SUM([.AY$3:.AY$22])" office:value-type="float" office:value="0.0757842511746451" calcext:value-type="float">
            <text:p>0.075784251174645</text:p>
          </table:table-cell>
          <table:table-cell table:number-columns-repeated="20"/>
        </table:table-row>
        <table:table-row table:style-name="ro1">
          <table:table-cell table:formula="of:=[.$C$2]+[.B14]" office:value-type="date" office:date-value="2020-02-01" calcext:value-type="date">
            <text:p>02/01/20</text:p>
          </table:table-cell>
          <table:table-cell table:formula="of:=[.B15]-1" office:value-type="float" office:value="-14" calcext:value-type="float">
            <text:p>-14</text:p>
          </table:table-cell>
          <table:table-cell table:style-name="ce2" table:formula="of:=[.C13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4]+[.H14];[.E1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4];[.K14]+[.L14]+[.M14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4]" office:value-type="float" office:value="-0" calcext:value-type="float">
            <text:p>0</text:p>
          </table:table-cell>
          <table:table-cell table:number-columns-repeated="2"/>
          <table:table-cell table:formula="of:=SUM([.N$7:.N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4]-[.M14]-[.W1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4]"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4]&gt;=[.$L$3];[.$L$2];IF([.B14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3]-1" office:value-type="float" office:value="9" calcext:value-type="float">
            <text:p>9</text:p>
          </table:table-cell>
          <table:table-cell table:formula="of:=WEIBULL([.AX14];[.$AV$4];1/[.$AV$5];0)" office:value-type="float" office:value="0.0824438629344881" calcext:value-type="float">
            <text:p>0.082443862934488</text:p>
          </table:table-cell>
          <table:table-cell table:formula="of:=[.AY14]/SUM([.AY$3:.AY$22])" office:value-type="float" office:value="0.0834079196026994" calcext:value-type="float">
            <text:p>0.083407919602699</text:p>
          </table:table-cell>
          <table:table-cell table:number-columns-repeated="20"/>
        </table:table-row>
        <table:table-row table:style-name="ro1">
          <table:table-cell table:formula="of:=[.$C$2]+[.B15]" office:value-type="date" office:date-value="2020-02-02" calcext:value-type="date">
            <text:p>02/02/20</text:p>
          </table:table-cell>
          <table:table-cell table:formula="of:=[.B16]-1" office:value-type="float" office:value="-13" calcext:value-type="float">
            <text:p>-13</text:p>
          </table:table-cell>
          <table:table-cell table:style-name="ce2" table:formula="of:=[.C14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5]+[.H15];[.E1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5];[.K15]+[.L15]+[.M15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5]" office:value-type="float" office:value="-0" calcext:value-type="float">
            <text:p>0</text:p>
          </table:table-cell>
          <table:table-cell table:number-columns-repeated="2"/>
          <table:table-cell table:formula="of:=SUM([.N$7:.N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5]-[.M15]-[.W15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5]"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5]&gt;=[.$L$3];[.$L$2];IF([.B15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4]-1" office:value-type="float" office:value="8" calcext:value-type="float">
            <text:p>8</text:p>
          </table:table-cell>
          <table:table-cell table:formula="of:=WEIBULL([.AX15];[.$AV$4];1/[.$AV$5];0)" office:value-type="float" office:value="0.0875851908740995" calcext:value-type="float">
            <text:p>0.0875851908741</text:p>
          </table:table-cell>
          <table:table-cell table:formula="of:=[.AY15]/SUM([.AY$3:.AY$22])" office:value-type="float" office:value="0.0886093676204733" calcext:value-type="float">
            <text:p>0.088609367620473</text:p>
          </table:table-cell>
          <table:table-cell table:number-columns-repeated="20"/>
        </table:table-row>
        <table:table-row table:style-name="ro1">
          <table:table-cell table:formula="of:=[.$C$2]+[.B16]" office:value-type="date" office:date-value="2020-02-03" calcext:value-type="date">
            <text:p>02/03/20</text:p>
          </table:table-cell>
          <table:table-cell table:formula="of:=[.B17]-1" office:value-type="float" office:value="-12" calcext:value-type="float">
            <text:p>-12</text:p>
          </table:table-cell>
          <table:table-cell table:style-name="ce2" table:formula="of:=[.C15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6]+[.H16];[.E1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6];[.K16]+[.L16]+[.M16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6]" office:value-type="float" office:value="-0" calcext:value-type="float">
            <text:p>0</text:p>
          </table:table-cell>
          <table:table-cell table:number-columns-repeated="2"/>
          <table:table-cell table:formula="of:=SUM([.N$7:.N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6]-[.M16]-[.W1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6]"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6]&gt;=[.$L$3];[.$L$2];IF([.B16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5]-1" office:value-type="float" office:value="7" calcext:value-type="float">
            <text:p>7</text:p>
          </table:table-cell>
          <table:table-cell table:formula="of:=WEIBULL([.AX16];[.$AV$4];1/[.$AV$5];0)" office:value-type="float" office:value="0.0895139641390574" calcext:value-type="float">
            <text:p>0.089513964139057</text:p>
          </table:table-cell>
          <table:table-cell table:formula="of:=[.AY16]/SUM([.AY$3:.AY$22])" office:value-type="float" office:value="0.0905606949805617" calcext:value-type="float">
            <text:p>0.090560694980562</text:p>
          </table:table-cell>
          <table:table-cell table:number-columns-repeated="20"/>
        </table:table-row>
        <table:table-row table:style-name="ro1">
          <table:table-cell table:formula="of:=[.$C$2]+[.B17]" office:value-type="date" office:date-value="2020-02-04" calcext:value-type="date">
            <text:p>02/04/20</text:p>
          </table:table-cell>
          <table:table-cell table:formula="of:=[.B18]-1" office:value-type="float" office:value="-11" calcext:value-type="float">
            <text:p>-11</text:p>
          </table:table-cell>
          <table:table-cell table:style-name="ce2" table:formula="of:=[.C16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7]+[.H17];[.E1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7];[.K17]+[.L17]+[.M17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7]" office:value-type="float" office:value="-0" calcext:value-type="float">
            <text:p>0</text:p>
          </table:table-cell>
          <table:table-cell table:number-columns-repeated="2"/>
          <table:table-cell table:formula="of:=SUM([.N$7:.N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7]-[.M17]-[.W1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7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7]&gt;=[.$L$3];[.$L$2];IF([.B17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6]-1" office:value-type="float" office:value="6" calcext:value-type="float">
            <text:p>6</text:p>
          </table:table-cell>
          <table:table-cell table:formula="of:=WEIBULL([.AX17];[.$AV$4];1/[.$AV$5];0)" office:value-type="float" office:value="0.0875770764480797" calcext:value-type="float">
            <text:p>0.08757707644808</text:p>
          </table:table-cell>
          <table:table-cell table:formula="of:=[.AY17]/SUM([.AY$3:.AY$22])" office:value-type="float" office:value="0.0886011583084761" calcext:value-type="float">
            <text:p>0.088601158308476</text:p>
          </table:table-cell>
          <table:table-cell table:number-columns-repeated="20"/>
        </table:table-row>
        <table:table-row table:style-name="ro1">
          <table:table-cell table:formula="of:=[.$C$2]+[.B18]" office:value-type="date" office:date-value="2020-02-05" calcext:value-type="date">
            <text:p>02/05/20</text:p>
          </table:table-cell>
          <table:table-cell table:formula="of:=[.B19]-1" office:value-type="float" office:value="-10" calcext:value-type="float">
            <text:p>-10</text:p>
          </table:table-cell>
          <table:table-cell table:style-name="ce2" table:formula="of:=[.C17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8]+[.H18];[.E18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8];[.K18]+[.L18]+[.M18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8]" office:value-type="float" office:value="-0" calcext:value-type="float">
            <text:p>0</text:p>
          </table:table-cell>
          <table:table-cell table:number-columns-repeated="2"/>
          <table:table-cell table:formula="of:=SUM([.N$7:.N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8]-[.M18]-[.W18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8]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8]&gt;=[.$L$3];[.$L$2];IF([.B18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7]-1" office:value-type="float" office:value="5" calcext:value-type="float">
            <text:p>5</text:p>
          </table:table-cell>
          <table:table-cell table:formula="of:=WEIBULL([.AX18];[.$AV$4];1/[.$AV$5];0)" office:value-type="float" office:value="0.0813913725940115" calcext:value-type="float">
            <text:p>0.081391372594012</text:p>
          </table:table-cell>
          <table:table-cell table:formula="of:=[.AY18]/SUM([.AY$3:.AY$22])" office:value-type="float" office:value="0.0823431219746353" calcext:value-type="float">
            <text:p>0.082343121974635</text:p>
          </table:table-cell>
          <table:table-cell table:number-columns-repeated="20"/>
        </table:table-row>
        <table:table-row table:style-name="ro1">
          <table:table-cell table:formula="of:=[.$C$2]+[.B19]" office:value-type="date" office:date-value="2020-02-06" calcext:value-type="date">
            <text:p>02/06/20</text:p>
          </table:table-cell>
          <table:table-cell table:formula="of:=[.B20]-1" office:value-type="float" office:value="-9" calcext:value-type="float">
            <text:p>-9</text:p>
          </table:table-cell>
          <table:table-cell table:style-name="ce2" table:formula="of:=[.C18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19]+[.H19];[.E19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19];[.K19]+[.L19]+[.M19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19]" office:value-type="float" office:value="-0" calcext:value-type="float">
            <text:p>0</text:p>
          </table:table-cell>
          <table:table-cell table:number-columns-repeated="2"/>
          <table:table-cell table:formula="of:=SUM([.N$7:.N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19]-[.M19]-[.W19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19]"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19]&gt;=[.$L$3];[.$L$2];IF([.B19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8]-1" office:value-type="float" office:value="4" calcext:value-type="float">
            <text:p>4</text:p>
          </table:table-cell>
          <table:table-cell table:formula="of:=WEIBULL([.AX19];[.$AV$4];1/[.$AV$5];0)" office:value-type="float" office:value="0.0709268286096833" calcext:value-type="float">
            <text:p>0.070926828609683</text:p>
          </table:table-cell>
          <table:table-cell table:formula="of:=[.AY19]/SUM([.AY$3:.AY$22])" office:value-type="float" office:value="0.0717562109268435" calcext:value-type="float">
            <text:p>0.071756210926844</text:p>
          </table:table-cell>
          <table:table-cell table:number-columns-repeated="20"/>
        </table:table-row>
        <table:table-row table:style-name="ro1">
          <table:table-cell table:formula="of:=[.$C$2]+[.B20]" office:value-type="date" office:date-value="2020-02-07" calcext:value-type="date">
            <text:p>02/07/20</text:p>
          </table:table-cell>
          <table:table-cell table:formula="of:=[.B21]-1" office:value-type="float" office:value="-8" calcext:value-type="float">
            <text:p>-8</text:p>
          </table:table-cell>
          <table:table-cell table:style-name="ce2" table:formula="of:=[.C19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0]+[.H20];[.E20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0];[.K20]+[.L20]+[.M20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0]" office:value-type="float" office:value="-0" calcext:value-type="float">
            <text:p>0</text:p>
          </table:table-cell>
          <table:table-cell table:number-columns-repeated="2"/>
          <table:table-cell table:formula="of:=SUM([.N$7:.N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0]-[.M20]-[.W20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0]"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0]&gt;=[.$L$3];[.$L$2];IF([.B20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19]-1" office:value-type="float" office:value="3" calcext:value-type="float">
            <text:p>3</text:p>
          </table:table-cell>
          <table:table-cell table:formula="of:=WEIBULL([.AX20];[.$AV$4];1/[.$AV$5];0)" office:value-type="float" office:value="0.0565536010608939" calcext:value-type="float">
            <text:p>0.056553601060894</text:p>
          </table:table-cell>
          <table:table-cell table:formula="of:=[.AY20]/SUM([.AY$3:.AY$22])" office:value-type="float" office:value="0.057214910153815" calcext:value-type="float">
            <text:p>0.057214910153815</text:p>
          </table:table-cell>
          <table:table-cell table:number-columns-repeated="20"/>
        </table:table-row>
        <table:table-row table:style-name="ro1">
          <table:table-cell table:formula="of:=[.$C$2]+[.B21]" office:value-type="date" office:date-value="2020-02-08" calcext:value-type="date">
            <text:p>02/08/20</text:p>
          </table:table-cell>
          <table:table-cell table:formula="of:=[.B22]-1" office:value-type="float" office:value="-7" calcext:value-type="float">
            <text:p>-7</text:p>
          </table:table-cell>
          <table:table-cell table:style-name="ce2" table:formula="of:=[.C20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1]+[.H21];[.E21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1];[.K21]+[.L21]+[.M21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1]" office:value-type="float" office:value="-0" calcext:value-type="float">
            <text:p>0</text:p>
          </table:table-cell>
          <table:table-cell table:number-columns-repeated="2"/>
          <table:table-cell table:formula="of:=SUM([.N$7:.N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1]-[.M21]-[.W21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1]"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1]&gt;=[.$L$3];[.$L$2];IF([.B21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20]-1" office:value-type="float" office:value="2" calcext:value-type="float">
            <text:p>2</text:p>
          </table:table-cell>
          <table:table-cell table:formula="of:=WEIBULL([.AX21];[.$AV$4];1/[.$AV$5];0)" office:value-type="float" office:value="0.0390470485375374" calcext:value-type="float">
            <text:p>0.039047048537538</text:p>
          </table:table-cell>
          <table:table-cell table:formula="of:=[.AY21]/SUM([.AY$3:.AY$22])" office:value-type="float" office:value="0.0395036448950673" calcext:value-type="float">
            <text:p>0.039503644895067</text:p>
          </table:table-cell>
          <table:table-cell table:number-columns-repeated="20"/>
        </table:table-row>
        <table:table-row table:style-name="ro1">
          <table:table-cell table:formula="of:=[.$C$2]+[.B22]" office:value-type="date" office:date-value="2020-02-09" calcext:value-type="date">
            <text:p>02/09/20</text:p>
          </table:table-cell>
          <table:table-cell table:formula="of:=[.B23]-1" office:value-type="float" office:value="-6" calcext:value-type="float">
            <text:p>-6</text:p>
          </table:table-cell>
          <table:table-cell table:style-name="ce2" table:formula="of:=[.C21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2]+[.H22];[.E22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2];[.K22]+[.L22]+[.M22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2]" office:value-type="float" office:value="-0" calcext:value-type="float">
            <text:p>0</text:p>
          </table:table-cell>
          <table:table-cell table:number-columns-repeated="2"/>
          <table:table-cell table:formula="of:=SUM([.N$7:.N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2]-[.M22]-[.W22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2]"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2]&gt;=[.$L$3];[.$L$2];IF([.B22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21]-1" office:value-type="float" office:value="1" calcext:value-type="float">
            <text:p>1</text:p>
          </table:table-cell>
          <table:table-cell table:formula="of:=WEIBULL([.AX22];[.$AV$4];1/[.$AV$5];0)" office:value-type="float" office:value="0.0195709139923984" calcext:value-type="float">
            <text:p>0.019570913992398</text:p>
          </table:table-cell>
          <table:table-cell table:formula="of:=[.AY22]/SUM([.AY$3:.AY$22])" office:value-type="float" office:value="0.019799766322527" calcext:value-type="float">
            <text:p>0.019799766322527</text:p>
          </table:table-cell>
          <table:table-cell table:number-columns-repeated="20"/>
        </table:table-row>
        <table:table-row table:style-name="ro1">
          <table:table-cell table:formula="of:=[.$C$2]+[.B23]" office:value-type="date" office:date-value="2020-02-10" calcext:value-type="date">
            <text:p>02/10/20</text:p>
          </table:table-cell>
          <table:table-cell table:formula="of:=[.B24]-1" office:value-type="float" office:value="-5" calcext:value-type="float">
            <text:p>-5</text:p>
          </table:table-cell>
          <table:table-cell table:style-name="ce2" table:formula="of:=[.C22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3]+[.H23];[.E23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3];[.K23]+[.L23]+[.M23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3]" office:value-type="float" office:value="-0" calcext:value-type="float">
            <text:p>0</text:p>
          </table:table-cell>
          <table:table-cell table:number-columns-repeated="2"/>
          <table:table-cell table:formula="of:=SUM([.N$7:.N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3]-[.M23]-[.W23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3]"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3]&gt;=[.$L$3];[.$L$2];IF([.B23]&gt;=[.$K$3];[.$K$2];[.$J$2])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formula="of:=[.$C$2]+[.B24]" office:value-type="date" office:date-value="2020-02-11" calcext:value-type="date">
            <text:p>02/11/20</text:p>
          </table:table-cell>
          <table:table-cell table:formula="of:=[.B25]-1" office:value-type="float" office:value="-4" calcext:value-type="float">
            <text:p>-4</text:p>
          </table:table-cell>
          <table:table-cell table:style-name="ce2" table:formula="of:=[.C23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4]+[.H24];[.E24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4];[.K24]+[.L24]+[.M24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4]" office:value-type="float" office:value="-0" calcext:value-type="float">
            <text:p>0</text:p>
          </table:table-cell>
          <table:table-cell table:number-columns-repeated="2"/>
          <table:table-cell table:formula="of:=SUM([.N$7:.N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4]-[.M24]-[.W24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4]" office:value-type="float" office:value="-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4]&gt;=[.$L$3];[.$L$2];IF([.B24]&gt;=[.$K$3];[.$K$2];[.$J$2]))" office:value-type="float" office:value="2" calcext:value-type="float">
            <text:p>2</text:p>
          </table:table-cell>
          <table:table-cell table:number-columns-repeated="12"/>
          <table:table-cell table:style-name="ce3" office:value-type="string" calcext:value-type="string">
            <text:p>from I</text:p>
          </table:table-cell>
          <table:table-cell office:value-type="string" calcext:value-type="string">
            <text:p>to D (unnormalized)</text:p>
          </table:table-cell>
          <table:table-cell office:value-type="string" calcext:value-type="string">
            <text:p>to R (unnormalized)</text:p>
          </table:table-cell>
          <table:table-cell office:value-type="string" calcext:value-type="string">
            <text:p>to D</text:p>
          </table:table-cell>
          <table:table-cell office:value-type="string" calcext:value-type="string">
            <text:p>to R</text:p>
          </table:table-cell>
          <table:table-cell table:number-columns-repeated="18"/>
        </table:table-row>
        <table:table-row table:style-name="ro1">
          <table:table-cell table:formula="of:=[.$C$2]+[.B25]" office:value-type="date" office:date-value="2020-02-12" calcext:value-type="date">
            <text:p>02/12/20</text:p>
          </table:table-cell>
          <table:table-cell table:formula="of:=[.B26]-1" office:value-type="float" office:value="-3" calcext:value-type="float">
            <text:p>-3</text:p>
          </table:table-cell>
          <table:table-cell table:style-name="ce2" table:formula="of:=[.C24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5]+[.H25];[.E25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5];[.K25]+[.L25]+[.M25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5]" office:value-type="float" office:value="-0" calcext:value-type="float">
            <text:p>0</text:p>
          </table:table-cell>
          <table:table-cell table:number-columns-repeated="2"/>
          <table:table-cell table:formula="of:=SUM([.N$7:.N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5]-[.M25]-[.W25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5]" office:value-type="float" office:value="-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5]&gt;=[.$L$3];[.$L$2];IF([.B25]&gt;=[.$K$3];[.$K$2];[.$J$2]))" office:value-type="float" office:value="2" calcext:value-type="float">
            <text:p>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WEIBULL([.AX3];[.$AV$26];1/[.$AV$27];0)" office:value-type="float" office:value="5.04588001272168E-093" calcext:value-type="float">
            <text:p>5.04588001272168E-93</text:p>
          </table:table-cell>
          <table:table-cell table:formula="of:=WEIBULL([.AX3];[.$AV$29];1/[.$AV$30];0)" office:value-type="float" office:value="1.77822691663309E-104" calcext:value-type="float">
            <text:p>1.77822691663309E-104</text:p>
          </table:table-cell>
          <table:table-cell table:formula="of:=[.AY25]/SUM([.$AY$25:.$AZ$44])*(1-[.$I$2])" office:value-type="float" office:value="1.2614645370785E-093" calcext:value-type="float">
            <text:p>1.2614645370785E-93</text:p>
          </table:table-cell>
          <table:table-cell table:formula="of:=[.AZ25]/SUM([.$AY$25:.$AZ$44])*[.$I$2]" office:value-type="float" office:value="4.44554802840259E-105" calcext:value-type="float">
            <text:p>4.44554802840259E-105</text:p>
          </table:table-cell>
          <table:table-cell table:number-columns-repeated="18"/>
        </table:table-row>
        <table:table-row table:style-name="ro1">
          <table:table-cell table:formula="of:=[.$C$2]+[.B26]" office:value-type="date" office:date-value="2020-02-13" calcext:value-type="date">
            <text:p>02/13/20</text:p>
          </table:table-cell>
          <table:table-cell table:formula="of:=[.B27]-1" office:value-type="float" office:value="-2" calcext:value-type="float">
            <text:p>-2</text:p>
          </table:table-cell>
          <table:table-cell table:style-name="ce2" table:formula="of:=[.C25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6]+[.H26];[.E26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6];[.K26]+[.L26]+[.M26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6]" office:value-type="float" office:value="-0" calcext:value-type="float">
            <text:p>0</text:p>
          </table:table-cell>
          <table:table-cell table:number-columns-repeated="2"/>
          <table:table-cell table:formula="of:=SUM([.N$7:.N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6]-[.M26]-[.W26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6]" office:value-type="float" office:value="-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6]&gt;=[.$L$3];[.$L$2];IF([.B26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lpha to D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X25]-1" office:value-type="float" office:value="19" calcext:value-type="float">
            <text:p>19</text:p>
          </table:table-cell>
          <table:table-cell table:formula="of:=WEIBULL([.AX4];[.$AV$26];1/[.$AV$27];0)" office:value-type="float" office:value="1.09067217507119E-079" calcext:value-type="float">
            <text:p>1.09067217507119E-79</text:p>
          </table:table-cell>
          <table:table-cell table:formula="of:=WEIBULL([.AX4];[.$AV$29];1/[.$AV$30];0)" office:value-type="float" office:value="1.08289015003175E-080" calcext:value-type="float">
            <text:p>1.08289015003175E-80</text:p>
          </table:table-cell>
          <table:table-cell table:formula="of:=[.AY26]/SUM([.$AY$25:.$AZ$44])*(1-[.$I$2])" office:value-type="float" office:value="2.72666862264224E-080" calcext:value-type="float">
            <text:p>2.72666862264224E-80</text:p>
          </table:table-cell>
          <table:table-cell table:formula="of:=[.AZ26]/SUM([.$AY$25:.$AZ$44])*[.$I$2]" office:value-type="float" office:value="2.70721364434477E-081" calcext:value-type="float">
            <text:p>2.70721364434477E-81</text:p>
          </table:table-cell>
          <table:table-cell table:number-columns-repeated="18"/>
        </table:table-row>
        <table:table-row table:style-name="ro1">
          <table:table-cell table:formula="of:=[.$C$2]+[.B27]" office:value-type="date" office:date-value="2020-02-14" calcext:value-type="date">
            <text:p>02/14/20</text:p>
          </table:table-cell>
          <table:table-cell table:formula="of:=[.B28]-1" office:value-type="float" office:value="-1" calcext:value-type="float">
            <text:p>-1</text:p>
          </table:table-cell>
          <table:table-cell table:style-name="ce2" table:formula="of:=[.C26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formula="of:=MIN([.G27]+[.H27];[.E27])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MIN([.I27];[.K27]+[.L27]+[.M27])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-[.L27]" office:value-type="float" office:value="-0" calcext:value-type="float">
            <text:p>0</text:p>
          </table:table-cell>
          <table:table-cell table:number-columns-repeated="2"/>
          <table:table-cell table:formula="of:=SUM([.N$7:.N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-[.Q27]-[.M27]-[.W27]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-[.X27]" office:value-type="float" office:value="-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7]&gt;=[.$L$3];[.$L$2];IF([.B27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ambda to D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X26]-1" office:value-type="float" office:value="18" calcext:value-type="float">
            <text:p>18</text:p>
          </table:table-cell>
          <table:table-cell table:formula="of:=WEIBULL([.AX5];[.$AV$26];1/[.$AV$27];0)" office:value-type="float" office:value="1.07965184355249E-067" calcext:value-type="float">
            <text:p>1.07965184355249E-67</text:p>
          </table:table-cell>
          <table:table-cell table:formula="of:=WEIBULL([.AX5];[.$AV$29];1/[.$AV$30];0)" office:value-type="float" office:value="1.9231138942391E-061" calcext:value-type="float">
            <text:p>1.9231138942391E-61</text:p>
          </table:table-cell>
          <table:table-cell table:formula="of:=[.AY27]/SUM([.$AY$25:.$AZ$44])*(1-[.$I$2])" office:value-type="float" office:value="2.69911791322657E-068" calcext:value-type="float">
            <text:p>2.69911791322657E-68</text:p>
          </table:table-cell>
          <table:table-cell table:formula="of:=[.AZ27]/SUM([.$AY$25:.$AZ$44])*[.$I$2]" office:value-type="float" office:value="4.80776390288569E-062" calcext:value-type="float">
            <text:p>4.80776390288569E-62</text:p>
          </table:table-cell>
          <table:table-cell table:number-columns-repeated="18"/>
        </table:table-row>
        <table:table-row table:style-name="ro1">
          <table:table-cell table:formula="of:=[.$C$2]+[.B28]" office:value-type="date" office:date-value="2020-02-15" calcext:value-type="date">
            <text:p>02/15/20</text:p>
          </table:table-cell>
          <table:table-cell office:value-type="float" office:value="0" calcext:value-type="float">
            <text:p>0</text:p>
          </table:table-cell>
          <table:table-cell table:style-name="ce2" table:formula="of:=[.C27]" office:value-type="float" office:value="81000000" calcext:value-type="float">
            <text:p>8.10E+07</text:p>
          </table:table-cell>
          <table:table-cell table:style-name="ce2" office:value-type="float" office:value="0" calcext:value-type="float">
            <text:p>0.00E+00</text:p>
          </table:table-cell>
          <table:table-cell table:formula="of:=[.G2]" office:value-type="float" office:value="5" calcext:value-type="float">
            <text:p>5</text:p>
          </table:table-cell>
          <table:table-cell table:formula="of:=MAX([.G28]+[.H28];-[.E28])" office:value-type="float" office:value="0" calcext:value-type="float">
            <text:p>0</text:p>
          </table:table-cell>
          <table:table-cell table:number-columns-repeated="2"/>
          <table:table-cell table:formula="of:=[.H2]" office:value-type="float" office:value="8" calcext:value-type="float">
            <text:p>8</text:p>
          </table:table-cell>
          <table:table-cell table:formula="of:=MIN([.I28];[.K28]+[.L28]+[.M28])" office:value-type="float" office:value="0" calcext:value-type="float">
            <text:p>0</text:p>
          </table:table-cell>
          <table:table-cell table:number-columns-repeated="3"/>
          <table:table-cell table:formula="of:=[.N5]" office:value-type="float" office:value="1" calcext:value-type="float">
            <text:p>1</text:p>
          </table:table-cell>
          <table:table-cell table:formula="of:=MAX(-[.N28];SUM([.P28:.R28]))" office:value-type="float" office:value="0" calcext:value-type="float">
            <text:p>0</text:p>
          </table:table-cell>
          <table:table-cell table:formula="of:=-[.L28]" office:value-type="float" office:value="-0" calcext:value-type="float">
            <text:p>0</text:p>
          </table:table-cell>
          <table:table-cell table:number-columns-repeated="2"/>
          <table:table-cell table:formula="of:=SUM([.N$7:.N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Y5]" office:value-type="float" office:value="16" calcext:value-type="float">
            <text:p>16</text:p>
          </table:table-cell>
          <table:table-cell table:formula="of:=-[.Q28]-[.M28]-[.W28]" office:value-type="float" office:value="-0" calcext:value-type="float">
            <text:p>0</text:p>
          </table:table-cell>
          <table:table-cell table:formula="of:=[.AA27]+[.AB27]" office:value-type="float" office:value="0" calcext:value-type="float">
            <text:p>0</text:p>
          </table:table-cell>
          <table:table-cell table:formula="of:=-[.X28]" office:value-type="float" office:value="-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28])" office:value-type="float" office:value="2.83321334405622" calcext:value-type="float">
            <text:p>2.83321334405622</text:p>
          </table:table-cell>
          <table:table-cell table:formula="of:=LN([.S28])" office:value-type="float" office:value="0" calcext:value-type="float">
            <text:p>0</text:p>
          </table:table-cell>
          <table:table-cell table:formula="of:=[.AD28]-[.AE28]" office:value-type="float" office:value="2.83321334405622" calcext:value-type="float">
            <text:p>2.8332133440562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8]&gt;=[.$L$3];[.$L$2];IF([.B28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27]-1" office:value-type="float" office:value="17" calcext:value-type="float">
            <text:p>17</text:p>
          </table:table-cell>
          <table:table-cell table:formula="of:=WEIBULL([.AX6];[.$AV$26];1/[.$AV$27];0)" office:value-type="float" office:value="5.75155851668773E-057" calcext:value-type="float">
            <text:p>5.75155851668773E-57</text:p>
          </table:table-cell>
          <table:table-cell table:formula="of:=WEIBULL([.AX6];[.$AV$29];1/[.$AV$30];0)" office:value-type="float" office:value="4.7361032784813E-046" calcext:value-type="float">
            <text:p>4.7361032784813E-46</text:p>
          </table:table-cell>
          <table:table-cell table:formula="of:=[.AY28]/SUM([.$AY$25:.$AZ$44])*(1-[.$I$2])" office:value-type="float" office:value="1.43788339862246E-057" calcext:value-type="float">
            <text:p>1.43788339862246E-57</text:p>
          </table:table-cell>
          <table:table-cell table:formula="of:=[.AZ28]/SUM([.$AY$25:.$AZ$44])*[.$I$2]" office:value-type="float" office:value="1.18402068909341E-046" calcext:value-type="float">
            <text:p>1.18402068909341E-46</text:p>
          </table:table-cell>
          <table:table-cell table:number-columns-repeated="18"/>
        </table:table-row>
        <table:table-row table:style-name="ro1">
          <table:table-cell table:formula="of:=[.$C$2]+[.B29]" office:value-type="date" office:date-value="2020-02-16" calcext:value-type="date">
            <text:p>02/16/20</text:p>
          </table:table-cell>
          <table:table-cell table:formula="of:=[.B28]+1" office:value-type="float" office:value="1" calcext:value-type="float">
            <text:p>1</text:p>
          </table:table-cell>
          <table:table-cell table:formula="of:=[.C28]+[.D28]" office:value-type="float" office:value="81000000" calcext:value-type="float">
            <text:p>81000000</text:p>
          </table:table-cell>
          <table:table-cell table:formula="of:=-MIN([.AK28]*[.C28]*[.I28]/[.$C$4];[.C29])" office:value-type="float" office:value="-16" calcext:value-type="float">
            <text:p>-16</text:p>
          </table:table-cell>
          <table:table-cell table:formula="of:=IF([.E28]+[.F28]=0;&quot;&quot;;[.E28]+[.F28])" office:value-type="float" office:value="5" calcext:value-type="float">
            <text:p>5</text:p>
          </table:table-cell>
          <table:table-cell table:formula="of:=MAX([.G29]+[.H29];-[.E29]+1)" office:value-type="float" office:value="15.9010011683874" calcext:value-type="float">
            <text:p>15.9010011683874</text:p>
          </table:table-cell>
          <table:table-cell table:formula="of:=-[.D29]" office:value-type="float" office:value="16" calcext:value-type="float">
            <text:p>16</text:p>
          </table:table-cell>
          <table:table-cell table:formula="of:=-MIN(SUMPRODUCT([.$AZ$3:.$AZ$22];[.E9:.E28]);[.E28])" office:value-type="float" office:value="-0.098998831612635" calcext:value-type="float">
            <text:p>-0.098998831612635</text:p>
          </table:table-cell>
          <table:table-cell table:formula="of:=[.I28]+[.J28]" office:value-type="float" office:value="8" calcext:value-type="float">
            <text:p>8</text:p>
          </table:table-cell>
          <table:table-cell table:formula="of:=MAX(-[.I29];[.K29]+[.L29]+[.M29])" office:value-type="float" office:value="-0.593678992339006" calcext:value-type="float">
            <text:p>-0.593678992339006</text:p>
          </table:table-cell>
          <table:table-cell table:formula="of:=-[.H29]" office:value-type="float" office:value="0.098998831612635" calcext:value-type="float">
            <text:p>0.098998831612635</text:p>
          </table:table-cell>
          <table:table-cell table:formula="of:=-SUMPRODUCT([.I10:.I29];[.$BA$25:.$BA$44])" office:value-type="float" office:value="-0.679798051081115" calcext:value-type="float">
            <text:p>-0.679798051081115</text:p>
          </table:table-cell>
          <table:table-cell table:formula="of:=-SUMPRODUCT([.I10:.I29];[.$BB$25:.$BB$44])" office:value-type="float" office:value="-0.0128797728705253" calcext:value-type="float">
            <text:p>-0.012879772870525</text:p>
          </table:table-cell>
          <table:table-cell table:formula="of:=[.N28]+[.O28]" office:value-type="float" office:value="1" calcext:value-type="float">
            <text:p>1</text:p>
          </table:table-cell>
          <table:table-cell table:formula="of:=MAX(-[.N29];SUM([.P29:.R29]))" office:value-type="float" office:value="0.679798051081115" calcext:value-type="float">
            <text:p>0.679798051081115</text:p>
          </table:table-cell>
          <table:table-cell table:formula="of:=-[.L29]" office:value-type="float" office:value="0.679798051081115" calcext:value-type="float">
            <text:p>0.679798051081115</text:p>
          </table:table-cell>
          <table:table-cell table:number-columns-repeated="2"/>
          <table:table-cell table:formula="of:=SUM([.N$7:.N29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Y28]+[.Z28]" office:value-type="float" office:value="16" calcext:value-type="float">
            <text:p>16</text:p>
          </table:table-cell>
          <table:table-cell table:formula="of:=-[.Q29]-[.M29]-[.W29]" office:value-type="float" office:value="0.0128797728705253" calcext:value-type="float">
            <text:p>0.012879772870525</text:p>
          </table:table-cell>
          <table:table-cell table:formula="of:=[.AA28]+[.AB28]" office:value-type="float" office:value="0" calcext:value-type="float">
            <text:p>0</text:p>
          </table:table-cell>
          <table:table-cell table:formula="of:=-[.X29]" office:value-type="float" office:value="-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29])" office:value-type="float" office:value="2.83321334405622" calcext:value-type="float">
            <text:p>2.83321334405622</text:p>
          </table:table-cell>
          <table:table-cell table:formula="of:=LN([.S29])" office:value-type="float" office:value="0.693147180559945" calcext:value-type="float">
            <text:p>0.693147180559945</text:p>
          </table:table-cell>
          <table:table-cell table:formula="of:=[.AD29]-[.AE29]" office:value-type="float" office:value="2.14006616349627" calcext:value-type="float">
            <text:p>2.140066163496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29]&gt;=[.$L$3];[.$L$2];IF([.B29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lpha to 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X28]-1" office:value-type="float" office:value="16" calcext:value-type="float">
            <text:p>16</text:p>
          </table:table-cell>
          <table:table-cell table:formula="of:=WEIBULL([.AX7];[.$AV$26];1/[.$AV$27];0)" office:value-type="float" office:value="1.93744615499711E-047" calcext:value-type="float">
            <text:p>1.93744615499711E-47</text:p>
          </table:table-cell>
          <table:table-cell table:formula="of:=WEIBULL([.AX7];[.$AV$29];1/[.$AV$30];0)" office:value-type="float" office:value="6.52633832046134E-034" calcext:value-type="float">
            <text:p>6.52633832046134E-34</text:p>
          </table:table-cell>
          <table:table-cell table:formula="of:=[.AY29]/SUM([.$AY$25:.$AZ$44])*(1-[.$I$2])" office:value-type="float" office:value="4.84359439952217E-048" calcext:value-type="float">
            <text:p>4.84359439952217E-48</text:p>
          </table:table-cell>
          <table:table-cell table:formula="of:=[.AZ29]/SUM([.$AY$25:.$AZ$44])*[.$I$2]" office:value-type="float" office:value="1.63157751026225E-034" calcext:value-type="float">
            <text:p>1.63157751026225E-34</text:p>
          </table:table-cell>
          <table:table-cell table:number-columns-repeated="18"/>
        </table:table-row>
        <table:table-row table:style-name="ro1">
          <table:table-cell table:formula="of:=[.$C$2]+[.B30]" office:value-type="date" office:date-value="2020-02-17" calcext:value-type="date">
            <text:p>02/17/20</text:p>
          </table:table-cell>
          <table:table-cell table:formula="of:=[.B29]+1" office:value-type="float" office:value="2" calcext:value-type="float">
            <text:p>2</text:p>
          </table:table-cell>
          <table:table-cell table:formula="of:=[.C29]+[.D29]" office:value-type="float" office:value="80999984" calcext:value-type="float">
            <text:p>80999984</text:p>
          </table:table-cell>
          <table:table-cell table:formula="of:=-MIN([.AK29]*[.C29]*[.I29]/[.$C$4];[.C30])" office:value-type="float" office:value="-16" calcext:value-type="float">
            <text:p>-16</text:p>
          </table:table-cell>
          <table:table-cell table:formula="of:=IF([.E29]+[.F29]=0;&quot;&quot;;[.E29]+[.F29])" office:value-type="float" office:value="20.9010011683874" calcext:value-type="float">
            <text:p>20.9010011683874</text:p>
          </table:table-cell>
          <table:table-cell table:formula="of:=MAX([.G30]+[.H30];-[.E30])" office:value-type="float" office:value="15.703482943912" calcext:value-type="float">
            <text:p>15.703482943912</text:p>
          </table:table-cell>
          <table:table-cell table:formula="of:=-[.D30]" office:value-type="float" office:value="16" calcext:value-type="float">
            <text:p>16</text:p>
          </table:table-cell>
          <table:table-cell table:formula="of:=-MIN(SUMPRODUCT([.$AZ$3:.$AZ$22];[.E10:.E29]);[.E29])" office:value-type="float" office:value="-0.296517056087972" calcext:value-type="float">
            <text:p>-0.296517056087972</text:p>
          </table:table-cell>
          <table:table-cell table:formula="of:=[.I29]+[.J29]" office:value-type="float" office:value="7.40632100766099" calcext:value-type="float">
            <text:p>7.40632100766099</text:p>
          </table:table-cell>
          <table:table-cell table:formula="of:=MAX(-[.I30];[.K30]+[.L30]+[.M30])" office:value-type="float" office:value="-1.14811045663643" calcext:value-type="float">
            <text:p>-1.14811045663643</text:p>
          </table:table-cell>
          <table:table-cell table:formula="of:=-[.H30]" office:value-type="float" office:value="0.296517056087972" calcext:value-type="float">
            <text:p>0.296517056087972</text:p>
          </table:table-cell>
          <table:table-cell table:formula="of:=-SUMPRODUCT([.I11:.I30];[.$BA$25:.$BA$44])" office:value-type="float" office:value="-1.37141958802505" calcext:value-type="float">
            <text:p>-1.37141958802505</text:p>
          </table:table-cell>
          <table:table-cell table:formula="of:=-SUMPRODUCT([.I11:.I30];[.$BB$25:.$BB$44])" office:value-type="float" office:value="-0.0732079246993528" calcext:value-type="float">
            <text:p>-0.073207924699353</text:p>
          </table:table-cell>
          <table:table-cell table:formula="of:=[.N29]+[.O29]" office:value-type="float" office:value="1.67979805108112" calcext:value-type="float">
            <text:p>1.67979805108112</text:p>
          </table:table-cell>
          <table:table-cell table:formula="of:=MAX(-[.N30];SUM([.P30:.R30]))" office:value-type="float" office:value="1.35152668785215" calcext:value-type="float">
            <text:p>1.35152668785215</text:p>
          </table:table-cell>
          <table:table-cell table:formula="of:=-[.L30]" office:value-type="float" office:value="1.37141958802505" calcext:value-type="float">
            <text:p>1.37141958802505</text:p>
          </table:table-cell>
          <table:table-cell table:formula="of:=-SUMPRODUCT([.N10:.N29];[.BB$47:.BB$66])" office:value-type="float" office:value="-0.0028979488958682" calcext:value-type="float">
            <text:p>-0.002897948895868</text:p>
          </table:table-cell>
          <table:table-cell table:formula="of:=-SUMPRODUCT([.N10:.N29];[.BA$47:.BA$66])" office:value-type="float" office:value="-0.0169949512770279" calcext:value-type="float">
            <text:p>-0.016994951277028</text:p>
          </table:table-cell>
          <table:table-cell table:formula="of:=SUM([.N$7:.N30])" office:value-type="float" office:value="3.67979805108112" calcext:value-type="float">
            <text:p>3.67979805108112</text:p>
          </table:table-cell>
          <table:table-cell table:formula="of:=[.T29]+[.U29]" office:value-type="float" office:value="0" calcext:value-type="float">
            <text:p>0</text:p>
          </table:table-cell>
          <table:table-cell table:formula="of:=MAX(-[.T30];SUM([.V30:.X30]))" office:value-type="float" office:value="0.0169949512770279" calcext:value-type="float">
            <text:p>0.016994951277028</text:p>
          </table:table-cell>
          <table:table-cell table:formula="of:=-[.R30]" office:value-type="float" office:value="0.0169949512770279" calcext:value-type="float">
            <text:p>0.016994951277028</text:p>
          </table:table-cell>
          <table:table-cell table:formula="of:=-[.T7]*(1-[.$Q$2])" office:value-type="float" office:value="-0" calcext:value-type="float">
            <text:p>0</text:p>
          </table:table-cell>
          <table:table-cell table:formula="of:=-[.T26]*[.$Q$2]" office:value-type="float" office:value="-0" calcext:value-type="float">
            <text:p>0</text:p>
          </table:table-cell>
          <table:table-cell table:formula="of:=[.Y29]+[.Z29]" office:value-type="float" office:value="16.0128797728705" calcext:value-type="float">
            <text:p>16.0128797728705</text:p>
          </table:table-cell>
          <table:table-cell table:formula="of:=-[.Q30]-[.M30]-[.W30]" office:value-type="float" office:value="0.076105873595221" calcext:value-type="float">
            <text:p>0.076105873595221</text:p>
          </table:table-cell>
          <table:table-cell table:formula="of:=[.AA29]+[.AB29]" office:value-type="float" office:value="0" calcext:value-type="float">
            <text:p>0</text:p>
          </table:table-cell>
          <table:table-cell table:formula="of:=-[.X30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30])" office:value-type="float" office:value="2.83321334405622" calcext:value-type="float">
            <text:p>2.83321334405622</text:p>
          </table:table-cell>
          <table:table-cell table:formula="of:=LN([.S30])" office:value-type="float" office:value="1.30285787325141" calcext:value-type="float">
            <text:p>1.30285787325141</text:p>
          </table:table-cell>
          <table:table-cell table:formula="of:=[.AD30]-[.AE30]" office:value-type="float" office:value="1.53035547080481" calcext:value-type="float">
            <text:p>1.530355470804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0]&gt;=[.$L$3];[.$L$2];IF([.B30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ambda to R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AX29]-1" office:value-type="float" office:value="15" calcext:value-type="float">
            <text:p>15</text:p>
          </table:table-cell>
          <table:table-cell table:formula="of:=WEIBULL([.AX8];[.$AV$26];1/[.$AV$27];0)" office:value-type="float" office:value="4.84822619305792E-039" calcext:value-type="float">
            <text:p>4.84822619305792E-39</text:p>
          </table:table-cell>
          <table:table-cell table:formula="of:=WEIBULL([.AX8];[.$AV$29];1/[.$AV$30];0)" office:value-type="float" office:value="1.73853353477991E-024" calcext:value-type="float">
            <text:p>1.73853353477991E-24</text:p>
          </table:table-cell>
          <table:table-cell table:formula="of:=[.AY30]/SUM([.$AY$25:.$AZ$44])*(1-[.$I$2])" office:value-type="float" office:value="1.21205129627703E-039" calcext:value-type="float">
            <text:p>1.21205129627703E-39</text:p>
          </table:table-cell>
          <table:table-cell table:formula="of:=[.AZ30]/SUM([.$AY$25:.$AZ$44])*[.$I$2]" office:value-type="float" office:value="4.34631500376021E-025" calcext:value-type="float">
            <text:p>4.34631500376021E-25</text:p>
          </table:table-cell>
          <table:table-cell table:number-columns-repeated="18"/>
        </table:table-row>
        <table:table-row table:style-name="ro1">
          <table:table-cell table:formula="of:=[.$C$2]+[.B31]" office:value-type="date" office:date-value="2020-02-18" calcext:value-type="date">
            <text:p>02/18/20</text:p>
          </table:table-cell>
          <table:table-cell table:formula="of:=[.B30]+1" office:value-type="float" office:value="3" calcext:value-type="float">
            <text:p>3</text:p>
          </table:table-cell>
          <table:table-cell table:formula="of:=[.C30]+[.D30]" office:value-type="float" office:value="80999968" calcext:value-type="float">
            <text:p>80999968</text:p>
          </table:table-cell>
          <table:table-cell table:formula="of:=-MIN([.AK30]*[.C30]*[.I30]/[.$C$4];[.C31])" office:value-type="float" office:value="-14.812639089368" calcext:value-type="float">
            <text:p>-14.812639089368</text:p>
          </table:table-cell>
          <table:table-cell table:formula="of:=[.E30]+[.F30]" office:value-type="float" office:value="36.6044841122994" calcext:value-type="float">
            <text:p>36.6044841122994</text:p>
          </table:table-cell>
          <table:table-cell table:formula="of:=MAX([.G31]+[.H31];-[.E31])" office:value-type="float" office:value="13.9152113750827" calcext:value-type="float">
            <text:p>13.9152113750827</text:p>
          </table:table-cell>
          <table:table-cell table:formula="of:=-[.D31]" office:value-type="float" office:value="14.812639089368" calcext:value-type="float">
            <text:p>14.812639089368</text:p>
          </table:table-cell>
          <table:table-cell table:formula="of:=-MIN(SUMPRODUCT([.$AZ$3:.$AZ$22];[.E11:.E30]);[.E30])" office:value-type="float" office:value="-0.897427714285345" calcext:value-type="float">
            <text:p>-0.897427714285345</text:p>
          </table:table-cell>
          <table:table-cell table:formula="of:=[.I30]+[.J30]" office:value-type="float" office:value="6.25821055102456" calcext:value-type="float">
            <text:p>6.25821055102456</text:p>
          </table:table-cell>
          <table:table-cell table:formula="of:=MAX(-[.I31];[.K31]+[.L31]+[.M31])" office:value-type="float" office:value="-1.12511015381364" calcext:value-type="float">
            <text:p>-1.12511015381364</text:p>
          </table:table-cell>
          <table:table-cell table:formula="of:=-[.H31]" office:value-type="float" office:value="0.897427714285345" calcext:value-type="float">
            <text:p>0.897427714285345</text:p>
          </table:table-cell>
          <table:table-cell table:formula="of:=-SUMPRODUCT([.I12:.I31];[.$BA$25:.$BA$44])" office:value-type="float" office:value="-1.77048290767136" calcext:value-type="float">
            <text:p>-1.77048290767136</text:p>
          </table:table-cell>
          <table:table-cell table:formula="of:=-SUMPRODUCT([.I12:.I31];[.$BB$25:.$BB$44])" office:value-type="float" office:value="-0.252054960427617" calcext:value-type="float">
            <text:p>-0.252054960427617</text:p>
          </table:table-cell>
          <table:table-cell table:formula="of:=[.N30]+[.O30]" office:value-type="float" office:value="3.03132473893327" calcext:value-type="float">
            <text:p>3.03132473893327</text:p>
          </table:table-cell>
          <table:table-cell table:formula="of:=MAX(-[.N31];SUM([.P31:.R31]))" office:value-type="float" office:value="1.71662444434607" calcext:value-type="float">
            <text:p>1.71662444434607</text:p>
          </table:table-cell>
          <table:table-cell table:formula="of:=-[.L31]" office:value-type="float" office:value="1.77048290767136" calcext:value-type="float">
            <text:p>1.77048290767136</text:p>
          </table:table-cell>
          <table:table-cell table:formula="of:=-SUMPRODUCT([.N11:.N30];[.BB$47:.BB$66])" office:value-type="float" office:value="-0.0166006020393901" calcext:value-type="float">
            <text:p>-0.01660060203939</text:p>
          </table:table-cell>
          <table:table-cell table:formula="of:=-SUMPRODUCT([.N11:.N30];[.BA$47:.BA$66])" office:value-type="float" office:value="-0.0372578612859007" calcext:value-type="float">
            <text:p>-0.037257861285901</text:p>
          </table:table-cell>
          <table:table-cell table:formula="of:=SUM([.N$7:.N31])" office:value-type="float" office:value="6.71112279001438" calcext:value-type="float">
            <text:p>6.71112279001438</text:p>
          </table:table-cell>
          <table:table-cell table:formula="of:=[.T30]+[.U30]" office:value-type="float" office:value="0.0169949512770279" calcext:value-type="float">
            <text:p>0.016994951277028</text:p>
          </table:table-cell>
          <table:table-cell table:formula="of:=MAX(-[.T31];SUM([.V31:.X31]))" office:value-type="float" office:value="0.0372578612859007" calcext:value-type="float">
            <text:p>0.037257861285901</text:p>
          </table:table-cell>
          <table:table-cell table:formula="of:=-[.R31]" office:value-type="float" office:value="0.0372578612859007" calcext:value-type="float">
            <text:p>0.037257861285901</text:p>
          </table:table-cell>
          <table:table-cell table:formula="of:=-[.T8]*(1-[.$Q$2])" office:value-type="float" office:value="-0" calcext:value-type="float">
            <text:p>0</text:p>
          </table:table-cell>
          <table:table-cell table:formula="of:=-[.T27]*[.$Q$2]" office:value-type="float" office:value="-0" calcext:value-type="float">
            <text:p>0</text:p>
          </table:table-cell>
          <table:table-cell table:formula="of:=[.Y30]+[.Z30]" office:value-type="float" office:value="16.0889856464657" calcext:value-type="float">
            <text:p>16.0889856464657</text:p>
          </table:table-cell>
          <table:table-cell table:formula="of:=-[.Q31]-[.M31]-[.W31]" office:value-type="float" office:value="0.268655562467007" calcext:value-type="float">
            <text:p>0.268655562467007</text:p>
          </table:table-cell>
          <table:table-cell table:formula="of:=[.AA30]+[.AB30]" office:value-type="float" office:value="0" calcext:value-type="float">
            <text:p>0</text:p>
          </table:table-cell>
          <table:table-cell table:formula="of:=-[.X3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31])" office:value-type="float" office:value="2.83321334405622" calcext:value-type="float">
            <text:p>2.83321334405622</text:p>
          </table:table-cell>
          <table:table-cell table:formula="of:=LN([.S31])" office:value-type="float" office:value="1.90376626783697" calcext:value-type="float">
            <text:p>1.90376626783697</text:p>
          </table:table-cell>
          <table:table-cell table:formula="of:=[.AD31]-[.AE31]" office:value-type="float" office:value="0.929447076219249" calcext:value-type="float">
            <text:p>0.9294470762192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1]&gt;=[.$L$3];[.$L$2];IF([.B31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0]-1" office:value-type="float" office:value="14" calcext:value-type="float">
            <text:p>14</text:p>
          </table:table-cell>
          <table:table-cell table:formula="of:=WEIBULL([.AX9];[.$AV$26];1/[.$AV$27];0)" office:value-type="float" office:value="1.05859908674033E-031" calcext:value-type="float">
            <text:p>1.05859908674033E-31</text:p>
          </table:table-cell>
          <table:table-cell table:formula="of:=WEIBULL([.AX9];[.$AV$29];1/[.$AV$30];0)" office:value-type="float" office:value="2.67247200155992E-017" calcext:value-type="float">
            <text:p>2.67247200155992E-17</text:p>
          </table:table-cell>
          <table:table-cell table:formula="of:=[.AY31]/SUM([.$AY$25:.$AZ$44])*(1-[.$I$2])" office:value-type="float" office:value="2.6464862492565E-032" calcext:value-type="float">
            <text:p>2.6464862492565E-32</text:p>
          </table:table-cell>
          <table:table-cell table:formula="of:=[.AZ31]/SUM([.$AY$25:.$AZ$44])*[.$I$2]" office:value-type="float" office:value="6.68115105353972E-018" calcext:value-type="float">
            <text:p>6.68115105353972E-18</text:p>
          </table:table-cell>
          <table:table-cell table:number-columns-repeated="18"/>
        </table:table-row>
        <table:table-row table:style-name="ro1">
          <table:table-cell table:formula="of:=[.$C$2]+[.B32]" office:value-type="date" office:date-value="2020-02-19" calcext:value-type="date">
            <text:p>02/19/20</text:p>
          </table:table-cell>
          <table:table-cell table:formula="of:=[.B31]+1" office:value-type="float" office:value="4" calcext:value-type="float">
            <text:p>4</text:p>
          </table:table-cell>
          <table:table-cell table:formula="of:=[.C31]+[.D31]" office:value-type="float" office:value="80999953.1873609" calcext:value-type="float">
            <text:p>80999953.1873609</text:p>
          </table:table-cell>
          <table:table-cell table:formula="of:=-MIN([.AK31]*[.C31]*[.I31]/[.$C$4];[.C32])" office:value-type="float" office:value="-12.5164161572902" calcext:value-type="float">
            <text:p>-12.5164161572902</text:p>
          </table:table-cell>
          <table:table-cell table:formula="of:=[.E31]+[.F31]" office:value-type="float" office:value="50.5196954873821" calcext:value-type="float">
            <text:p>50.5196954873821</text:p>
          </table:table-cell>
          <table:table-cell table:formula="of:=MAX([.G32]+[.H32];-[.E32])" office:value-type="float" office:value="10.3211345919993" calcext:value-type="float">
            <text:p>10.3211345919993</text:p>
          </table:table-cell>
          <table:table-cell table:formula="of:=-[.D32]" office:value-type="float" office:value="12.5164161572902" calcext:value-type="float">
            <text:p>12.5164161572902</text:p>
          </table:table-cell>
          <table:table-cell table:formula="of:=-MIN(SUMPRODUCT([.$AZ$3:.$AZ$22];[.E12:.E31]);[.E31])" office:value-type="float" office:value="-2.19528156529083" calcext:value-type="float">
            <text:p>-2.19528156529083</text:p>
          </table:table-cell>
          <table:table-cell table:formula="of:=[.I31]+[.J31]" office:value-type="float" office:value="5.13310039721093" calcext:value-type="float">
            <text:p>5.13310039721093</text:p>
          </table:table-cell>
          <table:table-cell table:formula="of:=MAX(-[.I32];[.K32]+[.L32]+[.M32])" office:value-type="float" office:value="-0.184558088384143" calcext:value-type="float">
            <text:p>-0.184558088384143</text:p>
          </table:table-cell>
          <table:table-cell table:formula="of:=-[.H32]" office:value-type="float" office:value="2.19528156529083" calcext:value-type="float">
            <text:p>2.19528156529083</text:p>
          </table:table-cell>
          <table:table-cell table:formula="of:=-SUMPRODUCT([.I13:.I32];[.$BA$25:.$BA$44])" office:value-type="float" office:value="-1.75976509832438" calcext:value-type="float">
            <text:p>-1.75976509832438</text:p>
          </table:table-cell>
          <table:table-cell table:formula="of:=-SUMPRODUCT([.I13:.I32];[.$BB$25:.$BB$44])" office:value-type="float" office:value="-0.620074555350598" calcext:value-type="float">
            <text:p>-0.620074555350598</text:p>
          </table:table-cell>
          <table:table-cell table:formula="of:=[.N31]+[.O31]" office:value-type="float" office:value="4.74794918327934" calcext:value-type="float">
            <text:p>4.74794918327934</text:p>
          </table:table-cell>
          <table:table-cell table:formula="of:=MAX(-[.N32];SUM([.P32:.R32]))" office:value-type="float" office:value="1.63764224089645" calcext:value-type="float">
            <text:p>1.63764224089645</text:p>
          </table:table-cell>
          <table:table-cell table:formula="of:=-[.L32]" office:value-type="float" office:value="1.75976509832438" calcext:value-type="float">
            <text:p>1.75976509832438</text:p>
          </table:table-cell>
          <table:table-cell table:formula="of:=-SUMPRODUCT([.N12:.N31];[.BB$47:.BB$66])" office:value-type="float" office:value="-0.059152863711223" calcext:value-type="float">
            <text:p>-0.059152863711223</text:p>
          </table:table-cell>
          <table:table-cell table:formula="of:=-SUMPRODUCT([.N12:.N31];[.BA$47:.BA$66])" office:value-type="float" office:value="-0.0629699937167066" calcext:value-type="float">
            <text:p>-0.062969993716707</text:p>
          </table:table-cell>
          <table:table-cell table:formula="of:=SUM([.N$7:.N32])" office:value-type="float" office:value="11.4590719732937" calcext:value-type="float">
            <text:p>11.4590719732937</text:p>
          </table:table-cell>
          <table:table-cell table:formula="of:=[.T31]+[.U31]" office:value-type="float" office:value="0.0542528125629286" calcext:value-type="float">
            <text:p>0.054252812562929</text:p>
          </table:table-cell>
          <table:table-cell table:formula="of:=MAX(-[.T32];SUM([.V32:.X32]))" office:value-type="float" office:value="0.0629699937167066" calcext:value-type="float">
            <text:p>0.062969993716707</text:p>
          </table:table-cell>
          <table:table-cell table:formula="of:=-[.R32]" office:value-type="float" office:value="0.0629699937167066" calcext:value-type="float">
            <text:p>0.062969993716707</text:p>
          </table:table-cell>
          <table:table-cell table:formula="of:=-[.T9]*(1-[.$Q$2])" office:value-type="float" office:value="-0" calcext:value-type="float">
            <text:p>0</text:p>
          </table:table-cell>
          <table:table-cell table:formula="of:=-[.T28]*[.$Q$2]" office:value-type="float" office:value="-0" calcext:value-type="float">
            <text:p>0</text:p>
          </table:table-cell>
          <table:table-cell table:formula="of:=[.Y31]+[.Z31]" office:value-type="float" office:value="16.3576412089328" calcext:value-type="float">
            <text:p>16.3576412089328</text:p>
          </table:table-cell>
          <table:table-cell table:formula="of:=-[.Q32]-[.M32]-[.W32]" office:value-type="float" office:value="0.679227419061821" calcext:value-type="float">
            <text:p>0.679227419061821</text:p>
          </table:table-cell>
          <table:table-cell table:formula="of:=[.AA31]+[.AB31]" office:value-type="float" office:value="0" calcext:value-type="float">
            <text:p>0</text:p>
          </table:table-cell>
          <table:table-cell table:formula="of:=-[.X32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32])" office:value-type="float" office:value="2.83321334405622" calcext:value-type="float">
            <text:p>2.83321334405622</text:p>
          </table:table-cell>
          <table:table-cell table:formula="of:=LN([.S32])" office:value-type="float" office:value="2.43878172836478" calcext:value-type="float">
            <text:p>2.43878172836478</text:p>
          </table:table-cell>
          <table:table-cell table:formula="of:=[.AD32]-[.AE32]" office:value-type="float" office:value="0.394431615691432" calcext:value-type="float">
            <text:p>0.39443161569143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2]&gt;=[.$L$3];[.$L$2];IF([.B32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1]-1" office:value-type="float" office:value="13" calcext:value-type="float">
            <text:p>13</text:p>
          </table:table-cell>
          <table:table-cell table:formula="of:=WEIBULL([.AX10];[.$AV$26];1/[.$AV$27];0)" office:value-type="float" office:value="2.36841253784309E-025" calcext:value-type="float">
            <text:p>2.36841253784309E-25</text:p>
          </table:table-cell>
          <table:table-cell table:formula="of:=WEIBULL([.AX10];[.$AV$29];1/[.$AV$30];0)" office:value-type="float" office:value="0.00000000000616935532027654" calcext:value-type="float">
            <text:p>6.16935532027654E-12</text:p>
          </table:table-cell>
          <table:table-cell table:formula="of:=[.AY32]/SUM([.$AY$25:.$AZ$44])*(1-[.$I$2])" office:value-type="float" office:value="5.92100568806363E-026" calcext:value-type="float">
            <text:p>5.92100568806363E-26</text:p>
          </table:table-cell>
          <table:table-cell table:formula="of:=[.AZ32]/SUM([.$AY$25:.$AZ$44])*[.$I$2]" office:value-type="float" office:value="0.00000000000154233214692866" calcext:value-type="float">
            <text:p>1.54233214692866E-12</text:p>
          </table:table-cell>
          <table:table-cell table:number-columns-repeated="18"/>
        </table:table-row>
        <table:table-row table:style-name="ro1">
          <table:table-cell table:formula="of:=[.$C$2]+[.B33]" office:value-type="date" office:date-value="2020-02-20" calcext:value-type="date">
            <text:p>02/20/20</text:p>
          </table:table-cell>
          <table:table-cell table:formula="of:=[.B32]+1" office:value-type="float" office:value="5" calcext:value-type="float">
            <text:p>5</text:p>
          </table:table-cell>
          <table:table-cell table:formula="of:=[.C32]+[.D32]" office:value-type="float" office:value="80999940.6709447" calcext:value-type="float">
            <text:p>80999940.6709447</text:p>
          </table:table-cell>
          <table:table-cell table:formula="of:=-MIN([.AK32]*[.C32]*[.I32]/[.$C$4];[.C33])" office:value-type="float" office:value="-10.2661948612373" calcext:value-type="float">
            <text:p>-10.2661948612373</text:p>
          </table:table-cell>
          <table:table-cell table:formula="of:=[.E32]+[.F32]" office:value-type="float" office:value="60.8408300793814" calcext:value-type="float">
            <text:p>60.8408300793814</text:p>
          </table:table-cell>
          <table:table-cell table:formula="of:=MAX([.G33]+[.H33];-[.E33])" office:value-type="float" office:value="5.853560585481" calcext:value-type="float">
            <text:p>5.853560585481</text:p>
          </table:table-cell>
          <table:table-cell table:formula="of:=-[.D33]" office:value-type="float" office:value="10.2661948612373" calcext:value-type="float">
            <text:p>10.2661948612373</text:p>
          </table:table-cell>
          <table:table-cell table:formula="of:=-MIN(SUMPRODUCT([.$AZ$3:.$AZ$22];[.E13:.E32]);[.E32])" office:value-type="float" office:value="-4.41263427575625" calcext:value-type="float">
            <text:p>-4.41263427575625</text:p>
          </table:table-cell>
          <table:table-cell table:formula="of:=[.I32]+[.J32]" office:value-type="float" office:value="4.94854230882678" calcext:value-type="float">
            <text:p>4.94854230882678</text:p>
          </table:table-cell>
          <table:table-cell table:formula="of:=MAX(-[.I33];[.K33]+[.L33]+[.M33])" office:value-type="float" office:value="1.70633062218316" calcext:value-type="float">
            <text:p>1.70633062218316</text:p>
          </table:table-cell>
          <table:table-cell table:formula="of:=-[.H33]" office:value-type="float" office:value="4.41263427575625" calcext:value-type="float">
            <text:p>4.41263427575625</text:p>
          </table:table-cell>
          <table:table-cell table:formula="of:=-SUMPRODUCT([.I14:.I33];[.$BA$25:.$BA$44])" office:value-type="float" office:value="-1.56469269798483" calcext:value-type="float">
            <text:p>-1.56469269798483</text:p>
          </table:table-cell>
          <table:table-cell table:formula="of:=-SUMPRODUCT([.I14:.I33];[.$BB$25:.$BB$44])" office:value-type="float" office:value="-1.14161095558827" calcext:value-type="float">
            <text:p>-1.14161095558827</text:p>
          </table:table-cell>
          <table:table-cell table:formula="of:=[.N32]+[.O32]" office:value-type="float" office:value="6.38559142417579" calcext:value-type="float">
            <text:p>6.38559142417579</text:p>
          </table:table-cell>
          <table:table-cell table:formula="of:=MAX(-[.N33];SUM([.P33:.R33]))" office:value-type="float" office:value="1.30530076422776" calcext:value-type="float">
            <text:p>1.30530076422776</text:p>
          </table:table-cell>
          <table:table-cell table:formula="of:=-[.L33]" office:value-type="float" office:value="1.56469269798483" calcext:value-type="float">
            <text:p>1.56469269798483</text:p>
          </table:table-cell>
          <table:table-cell table:formula="of:=-SUMPRODUCT([.N13:.N32];[.BB$47:.BB$66])" office:value-type="float" office:value="-0.156596045872599" calcext:value-type="float">
            <text:p>-0.156596045872599</text:p>
          </table:table-cell>
          <table:table-cell table:formula="of:=-SUMPRODUCT([.N13:.N32];[.BA$47:.BA$66])" office:value-type="float" office:value="-0.102795887884469" calcext:value-type="float">
            <text:p>-0.102795887884469</text:p>
          </table:table-cell>
          <table:table-cell table:formula="of:=SUM([.N$7:.N33])" office:value-type="float" office:value="17.8446633974695" calcext:value-type="float">
            <text:p>17.8446633974695</text:p>
          </table:table-cell>
          <table:table-cell table:formula="of:=[.T32]+[.U32]" office:value-type="float" office:value="0.117222806279635" calcext:value-type="float">
            <text:p>0.117222806279635</text:p>
          </table:table-cell>
          <table:table-cell table:formula="of:=MAX(-[.T33];SUM([.V33:.X33]))" office:value-type="float" office:value="0.102795887884469" calcext:value-type="float">
            <text:p>0.102795887884469</text:p>
          </table:table-cell>
          <table:table-cell table:formula="of:=-[.R33]" office:value-type="float" office:value="0.102795887884469" calcext:value-type="float">
            <text:p>0.102795887884469</text:p>
          </table:table-cell>
          <table:table-cell table:formula="of:=-[.T10]*(1-[.$Q$2])" office:value-type="float" office:value="-0" calcext:value-type="float">
            <text:p>0</text:p>
          </table:table-cell>
          <table:table-cell table:formula="of:=-[.T29]*[.$Q$2]" office:value-type="float" office:value="-0" calcext:value-type="float">
            <text:p>0</text:p>
          </table:table-cell>
          <table:table-cell table:formula="of:=[.Y32]+[.Z32]" office:value-type="float" office:value="17.0368686279946" calcext:value-type="float">
            <text:p>17.0368686279946</text:p>
          </table:table-cell>
          <table:table-cell table:formula="of:=-[.Q33]-[.M33]-[.W33]" office:value-type="float" office:value="1.29820700146087" calcext:value-type="float">
            <text:p>1.29820700146087</text:p>
          </table:table-cell>
          <table:table-cell table:formula="of:=[.AA32]+[.AB32]" office:value-type="float" office:value="0" calcext:value-type="float">
            <text:p>0</text:p>
          </table:table-cell>
          <table:table-cell table:formula="of:=-[.X33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33])" office:value-type="float" office:value="2.83321334405622" calcext:value-type="float">
            <text:p>2.83321334405622</text:p>
          </table:table-cell>
          <table:table-cell table:formula="of:=LN([.S33])" office:value-type="float" office:value="2.88170449419597" calcext:value-type="float">
            <text:p>2.88170449419597</text:p>
          </table:table-cell>
          <table:table-cell table:formula="of:=[.AD33]-[.AE33]" office:value-type="float" office:value="-0.0484911501397538" calcext:value-type="float">
            <text:p>-0.0484911501397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3]&gt;=[.$L$3];[.$L$2];IF([.B33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2]-1" office:value-type="float" office:value="12" calcext:value-type="float">
            <text:p>12</text:p>
          </table:table-cell>
          <table:table-cell table:formula="of:=WEIBULL([.AX11];[.$AV$26];1/[.$AV$27];0)" office:value-type="float" office:value="6.37388411632861E-020" calcext:value-type="float">
            <text:p>6.37388411632861E-20</text:p>
          </table:table-cell>
          <table:table-cell table:formula="of:=WEIBULL([.AX11];[.$AV$29];1/[.$AV$30];0)" office:value-type="float" office:value="0.0000000489622906912028" calcext:value-type="float">
            <text:p>4.89622906912028E-08</text:p>
          </table:table-cell>
          <table:table-cell table:formula="of:=[.AY33]/SUM([.$AY$25:.$AZ$44])*(1-[.$I$2])" office:value-type="float" office:value="1.59346412437968E-020" calcext:value-type="float">
            <text:p>1.59346412437968E-20</text:p>
          </table:table-cell>
          <table:table-cell table:formula="of:=[.AZ33]/SUM([.$AY$25:.$AZ$44])*[.$I$2]" office:value-type="float" office:value="0.0000000122405196329206" calcext:value-type="float">
            <text:p>1.22405196329206E-08</text:p>
          </table:table-cell>
          <table:table-cell table:number-columns-repeated="18"/>
        </table:table-row>
        <table:table-row table:style-name="ro1">
          <table:table-cell table:formula="of:=[.$C$2]+[.B34]" office:value-type="date" office:date-value="2020-02-21" calcext:value-type="date">
            <text:p>02/21/20</text:p>
          </table:table-cell>
          <table:table-cell table:formula="of:=[.B33]+1" office:value-type="float" office:value="6" calcext:value-type="float">
            <text:p>6</text:p>
          </table:table-cell>
          <table:table-cell table:formula="of:=[.C33]+[.D33]" office:value-type="float" office:value="80999930.4047499" calcext:value-type="float">
            <text:p>80999930.4047499</text:p>
          </table:table-cell>
          <table:table-cell table:formula="of:=-MIN([.AK33]*[.C33]*[.I33]/[.$C$4];[.C34])" office:value-type="float" office:value="-9.89707736845999" calcext:value-type="float">
            <text:p>-9.89707736845999</text:p>
          </table:table-cell>
          <table:table-cell table:formula="of:=[.E33]+[.F33]" office:value-type="float" office:value="66.6943906648624" calcext:value-type="float">
            <text:p>66.6943906648624</text:p>
          </table:table-cell>
          <table:table-cell table:formula="of:=MAX([.G34]+[.H34];-[.E34])" office:value-type="float" office:value="2.24791071973067" calcext:value-type="float">
            <text:p>2.24791071973067</text:p>
          </table:table-cell>
          <table:table-cell table:formula="of:=-[.D34]" office:value-type="float" office:value="9.89707736845999" calcext:value-type="float">
            <text:p>9.89707736845999</text:p>
          </table:table-cell>
          <table:table-cell table:formula="of:=-MIN(SUMPRODUCT([.$AZ$3:.$AZ$22];[.E14:.E33]);[.E33])" office:value-type="float" office:value="-7.64916664872932" calcext:value-type="float">
            <text:p>-7.64916664872932</text:p>
          </table:table-cell>
          <table:table-cell table:formula="of:=[.I33]+[.J33]" office:value-type="float" office:value="6.65487293100994" calcext:value-type="float">
            <text:p>6.65487293100994</text:p>
          </table:table-cell>
          <table:table-cell table:formula="of:=MAX(-[.I34];[.K34]+[.L34]+[.M34])" office:value-type="float" office:value="4.64918059119934" calcext:value-type="float">
            <text:p>4.64918059119934</text:p>
          </table:table-cell>
          <table:table-cell table:formula="of:=-[.H34]" office:value-type="float" office:value="7.64916664872932" calcext:value-type="float">
            <text:p>7.64916664872932</text:p>
          </table:table-cell>
          <table:table-cell table:formula="of:=-SUMPRODUCT([.I15:.I34];[.$BA$25:.$BA$44])" office:value-type="float" office:value="-1.4117567266573" calcext:value-type="float">
            <text:p>-1.4117567266573</text:p>
          </table:table-cell>
          <table:table-cell table:formula="of:=-SUMPRODUCT([.I15:.I34];[.$BB$25:.$BB$44])" office:value-type="float" office:value="-1.58822933087268" calcext:value-type="float">
            <text:p>-1.58822933087268</text:p>
          </table:table-cell>
          <table:table-cell table:formula="of:=[.N33]+[.O33]" office:value-type="float" office:value="7.69089218840355" calcext:value-type="float">
            <text:p>7.69089218840355</text:p>
          </table:table-cell>
          <table:table-cell table:formula="of:=MAX(-[.N34];SUM([.P34:.R34]))" office:value-type="float" office:value="0.917965990592969" calcext:value-type="float">
            <text:p>0.917965990592969</text:p>
          </table:table-cell>
          <table:table-cell table:formula="of:=-[.L34]" office:value-type="float" office:value="1.4117567266573" calcext:value-type="float">
            <text:p>1.4117567266573</text:p>
          </table:table-cell>
          <table:table-cell table:formula="of:=-SUMPRODUCT([.N14:.N33];[.BB$47:.BB$66])" office:value-type="float" office:value="-0.330115596832115" calcext:value-type="float">
            <text:p>-0.330115596832115</text:p>
          </table:table-cell>
          <table:table-cell table:formula="of:=-SUMPRODUCT([.N14:.N33];[.BA$47:.BA$66])" office:value-type="float" office:value="-0.163675139232221" calcext:value-type="float">
            <text:p>-0.163675139232221</text:p>
          </table:table-cell>
          <table:table-cell table:formula="of:=SUM([.N$7:.N34])" office:value-type="float" office:value="25.5355555858731" calcext:value-type="float">
            <text:p>25.5355555858731</text:p>
          </table:table-cell>
          <table:table-cell table:formula="of:=[.T33]+[.U33]" office:value-type="float" office:value="0.220018694164104" calcext:value-type="float">
            <text:p>0.220018694164104</text:p>
          </table:table-cell>
          <table:table-cell table:formula="of:=MAX(-[.T34];SUM([.V34:.X34]))" office:value-type="float" office:value="0.163675139232221" calcext:value-type="float">
            <text:p>0.163675139232221</text:p>
          </table:table-cell>
          <table:table-cell table:formula="of:=-[.R34]" office:value-type="float" office:value="0.163675139232221" calcext:value-type="float">
            <text:p>0.163675139232221</text:p>
          </table:table-cell>
          <table:table-cell table:formula="of:=-[.T11]*(1-[.$Q$2])" office:value-type="float" office:value="-0" calcext:value-type="float">
            <text:p>0</text:p>
          </table:table-cell>
          <table:table-cell table:formula="of:=-[.T30]*[.$Q$2]" office:value-type="float" office:value="-0" calcext:value-type="float">
            <text:p>0</text:p>
          </table:table-cell>
          <table:table-cell table:formula="of:=[.Y33]+[.Z33]" office:value-type="float" office:value="18.3350756294554" calcext:value-type="float">
            <text:p>18.3350756294554</text:p>
          </table:table-cell>
          <table:table-cell table:formula="of:=-[.Q34]-[.M34]-[.W34]" office:value-type="float" office:value="1.91834492770479" calcext:value-type="float">
            <text:p>1.91834492770479</text:p>
          </table:table-cell>
          <table:table-cell table:formula="of:=[.AA33]+[.AB33]" office:value-type="float" office:value="0" calcext:value-type="float">
            <text:p>0</text:p>
          </table:table-cell>
          <table:table-cell table:formula="of:=-[.X34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LN([.AC34])" office:value-type="float" office:value="2.83321334405622" calcext:value-type="float">
            <text:p>2.83321334405622</text:p>
          </table:table-cell>
          <table:table-cell table:formula="of:=LN([.S34])" office:value-type="float" office:value="3.24007181768053" calcext:value-type="float">
            <text:p>3.24007181768053</text:p>
          </table:table-cell>
          <table:table-cell table:formula="of:=[.AD34]-[.AE34]" office:value-type="float" office:value="-0.406858473624319" calcext:value-type="float">
            <text:p>-0.4068584736243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4]&gt;=[.$L$3];[.$L$2];IF([.B34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3]-1" office:value-type="float" office:value="11" calcext:value-type="float">
            <text:p>11</text:p>
          </table:table-cell>
          <table:table-cell table:formula="of:=WEIBULL([.AX12];[.$AV$26];1/[.$AV$27];0)" office:value-type="float" office:value="2.42119402245759E-015" calcext:value-type="float">
            <text:p>2.42119402245759E-15</text:p>
          </table:table-cell>
          <table:table-cell table:formula="of:=WEIBULL([.AX12];[.$AV$29];1/[.$AV$30];0)" office:value-type="float" office:value="0.0000271430037569507" calcext:value-type="float">
            <text:p>2.71430037569507E-05</text:p>
          </table:table-cell>
          <table:table-cell table:formula="of:=[.AY34]/SUM([.$AY$25:.$AZ$44])*(1-[.$I$2])" office:value-type="float" office:value="6.0529588278285E-016" calcext:value-type="float">
            <text:p>6.0529588278285E-16</text:p>
          </table:table-cell>
          <table:table-cell table:formula="of:=[.AZ34]/SUM([.$AY$25:.$AZ$44])*[.$I$2]" office:value-type="float" office:value="0.00000678572153575911" calcext:value-type="float">
            <text:p>6.78572153575911E-06</text:p>
          </table:table-cell>
          <table:table-cell table:number-columns-repeated="18"/>
        </table:table-row>
        <table:table-row table:style-name="ro1">
          <table:table-cell table:formula="of:=[.$C$2]+[.B35]" office:value-type="date" office:date-value="2020-02-22" calcext:value-type="date">
            <text:p>02/22/20</text:p>
          </table:table-cell>
          <table:table-cell table:formula="of:=[.B34]+1" office:value-type="float" office:value="7" calcext:value-type="float">
            <text:p>7</text:p>
          </table:table-cell>
          <table:table-cell table:formula="of:=[.C34]+[.D34]" office:value-type="float" office:value="80999920.5076725" calcext:value-type="float">
            <text:p>80999920.5076725</text:p>
          </table:table-cell>
          <table:table-cell table:formula="of:=-MIN([.AK34]*[.C34]*[.I34]/[.$C$4];[.C35])" office:value-type="float" office:value="-13.309734426278" calcext:value-type="float">
            <text:p>-13.309734426278</text:p>
          </table:table-cell>
          <table:table-cell table:formula="of:=[.E34]+[.F34]" office:value-type="float" office:value="68.9423013845931" calcext:value-type="float">
            <text:p>68.9423013845931</text:p>
          </table:table-cell>
          <table:table-cell table:formula="of:=MAX([.G35]+[.H35];-[.E35])" office:value-type="float" office:value="1.45182465332858" calcext:value-type="float">
            <text:p>1.45182465332858</text:p>
          </table:table-cell>
          <table:table-cell table:formula="of:=-[.D35]" office:value-type="float" office:value="13.309734426278" calcext:value-type="float">
            <text:p>13.309734426278</text:p>
          </table:table-cell>
          <table:table-cell table:formula="of:=-MIN(SUMPRODUCT([.$AZ$3:.$AZ$22];[.E15:.E34]);[.E34])" office:value-type="float" office:value="-11.8579097729494" calcext:value-type="float">
            <text:p>-11.8579097729494</text:p>
          </table:table-cell>
          <table:table-cell table:formula="of:=[.I34]+[.J34]" office:value-type="float" office:value="11.3040535222093" calcext:value-type="float">
            <text:p>11.3040535222093</text:p>
          </table:table-cell>
          <table:table-cell table:formula="of:=MAX(-[.I35];[.K35]+[.L35]+[.M35])" office:value-type="float" office:value="8.61658617908439" calcext:value-type="float">
            <text:p>8.61658617908439</text:p>
          </table:table-cell>
          <table:table-cell table:formula="of:=-[.H35]" office:value-type="float" office:value="11.8579097729494" calcext:value-type="float">
            <text:p>11.8579097729494</text:p>
          </table:table-cell>
          <table:table-cell table:formula="of:=-SUMPRODUCT([.I16:.I35];[.$BA$25:.$BA$44])" office:value-type="float" office:value="-1.51262835296537" calcext:value-type="float">
            <text:p>-1.51262835296537</text:p>
          </table:table-cell>
          <table:table-cell table:formula="of:=-SUMPRODUCT([.I16:.I35];[.$BB$25:.$BB$44])" office:value-type="float" office:value="-1.72869524089966" calcext:value-type="float">
            <text:p>-1.72869524089966</text:p>
          </table:table-cell>
          <table:table-cell table:formula="of:=[.N34]+[.O34]" office:value-type="float" office:value="8.60885817899652" calcext:value-type="float">
            <text:p>8.60885817899652</text:p>
          </table:table-cell>
          <table:table-cell table:formula="of:=MAX(-[.N35];SUM([.P35:.R35]))" office:value-type="float" office:value="0.689753561538935" calcext:value-type="float">
            <text:p>0.689753561538935</text:p>
          </table:table-cell>
          <table:table-cell table:formula="of:=-[.L35]" office:value-type="float" office:value="1.51262835296537" calcext:value-type="float">
            <text:p>1.51262835296537</text:p>
          </table:table-cell>
          <table:table-cell table:formula="of:=-SUMPRODUCT([.N15:.N34];[.BB$47:.BB$66])" office:value-type="float" office:value="-0.584563110237357" calcext:value-type="float">
            <text:p>-0.584563110237357</text:p>
          </table:table-cell>
          <table:table-cell table:formula="of:=-SUMPRODUCT([.N15:.N34];[.BA$47:.BA$66])" office:value-type="float" office:value="-0.238311681189081" calcext:value-type="float">
            <text:p>-0.238311681189081</text:p>
          </table:table-cell>
          <table:table-cell table:formula="of:=SUM([.N$7:.N35])" office:value-type="float" office:value="34.1444137648696" calcext:value-type="float">
            <text:p>34.1444137648696</text:p>
          </table:table-cell>
          <table:table-cell table:formula="of:=[.T34]+[.U34]" office:value-type="float" office:value="0.383693833396325" calcext:value-type="float">
            <text:p>0.383693833396325</text:p>
          </table:table-cell>
          <table:table-cell table:formula="of:=MAX(-[.T35];SUM([.V35:.X35]))" office:value-type="float" office:value="0.234912690933676" calcext:value-type="float">
            <text:p>0.234912690933676</text:p>
          </table:table-cell>
          <table:table-cell table:formula="of:=-[.R35]" office:value-type="float" office:value="0.238311681189081" calcext:value-type="float">
            <text:p>0.238311681189081</text:p>
          </table:table-cell>
          <table:table-cell table:formula="of:=-[.T12]*(1-[.$Q$2])" office:value-type="float" office:value="-0" calcext:value-type="float">
            <text:p>0</text:p>
          </table:table-cell>
          <table:table-cell table:formula="of:=-[.T31]*[.$Q$2]" office:value-type="float" office:value="-0.00339899025540558" calcext:value-type="float">
            <text:p>-0.003398990255406</text:p>
          </table:table-cell>
          <table:table-cell table:formula="of:=[.Y34]+[.Z34]" office:value-type="float" office:value="20.2534205571602" calcext:value-type="float">
            <text:p>20.2534205571602</text:p>
          </table:table-cell>
          <table:table-cell table:formula="of:=-[.Q35]-[.M35]-[.W35]" office:value-type="float" office:value="2.31325835113702" calcext:value-type="float">
            <text:p>2.31325835113702</text:p>
          </table:table-cell>
          <table:table-cell table:formula="of:=[.AA34]+[.AB34]" office:value-type="float" office:value="0" calcext:value-type="float">
            <text:p>0</text:p>
          </table:table-cell>
          <table:table-cell table:formula="of:=-[.X35]" office:value-type="float" office:value="0.00339899025540558" calcext:value-type="float">
            <text:p>0.003398990255406</text:p>
          </table:table-cell>
          <table:table-cell office:value-type="float" office:value="17" calcext:value-type="float">
            <text:p>17</text:p>
          </table:table-cell>
          <table:table-cell table:formula="of:=LN([.AC35])" office:value-type="float" office:value="2.83321334405622" calcext:value-type="float">
            <text:p>2.83321334405622</text:p>
          </table:table-cell>
          <table:table-cell table:formula="of:=LN([.S35])" office:value-type="float" office:value="3.53059899327663" calcext:value-type="float">
            <text:p>3.53059899327663</text:p>
          </table:table-cell>
          <table:table-cell table:formula="of:=[.AD35]-[.AE35]" office:value-type="float" office:value="-0.697385649220418" calcext:value-type="float">
            <text:p>-0.6973856492204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5]&gt;=[.$L$3];[.$L$2];IF([.B35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4]-1" office:value-type="float" office:value="10" calcext:value-type="float">
            <text:p>10</text:p>
          </table:table-cell>
          <table:table-cell table:formula="of:=WEIBULL([.AX13];[.$AV$26];1/[.$AV$27];0)" office:value-type="float" office:value="0.0000000000152241834139664" calcext:value-type="float">
            <text:p>1.52241834139664E-11</text:p>
          </table:table-cell>
          <table:table-cell table:formula="of:=WEIBULL([.AX13];[.$AV$29];1/[.$AV$30];0)" office:value-type="float" office:value="0.00191206467321999" calcext:value-type="float">
            <text:p>0.00191206467322</text:p>
          </table:table-cell>
          <table:table-cell table:formula="of:=[.AY35]/SUM([.$AY$25:.$AZ$44])*(1-[.$I$2])" office:value-type="float" office:value="0.00000000000380602936143513" calcext:value-type="float">
            <text:p>3.80602936143513E-12</text:p>
          </table:table-cell>
          <table:table-cell table:formula="of:=[.AZ35]/SUM([.$AY$25:.$AZ$44])*[.$I$2]" office:value-type="float" office:value="0.000478014097003194" calcext:value-type="float">
            <text:p>0.000478014097003</text:p>
          </table:table-cell>
          <table:table-cell table:number-columns-repeated="18"/>
        </table:table-row>
        <table:table-row table:style-name="ro1">
          <table:table-cell table:formula="of:=[.$C$2]+[.B36]" office:value-type="date" office:date-value="2020-02-23" calcext:value-type="date">
            <text:p>02/23/20</text:p>
          </table:table-cell>
          <table:table-cell table:formula="of:=[.B35]+1" office:value-type="float" office:value="8" calcext:value-type="float">
            <text:p>8</text:p>
          </table:table-cell>
          <table:table-cell table:formula="of:=[.C35]+[.D35]" office:value-type="float" office:value="80999907.1979381" calcext:value-type="float">
            <text:p>80999907.1979381</text:p>
          </table:table-cell>
          <table:table-cell table:formula="of:=-MIN([.AK35]*[.C35]*[.I35]/[.$C$4];[.C36])" office:value-type="float" office:value="-22.6080848571217" calcext:value-type="float">
            <text:p>-22.6080848571217</text:p>
          </table:table-cell>
          <table:table-cell table:formula="of:=[.E35]+[.F35]" office:value-type="float" office:value="70.3941260379217" calcext:value-type="float">
            <text:p>70.3941260379217</text:p>
          </table:table-cell>
          <table:table-cell table:formula="of:=MAX([.G36]+[.H36];-[.E36])" office:value-type="float" office:value="5.74043659621528" calcext:value-type="float">
            <text:p>5.74043659621528</text:p>
          </table:table-cell>
          <table:table-cell table:formula="of:=-[.D36]" office:value-type="float" office:value="22.6080848571217" calcext:value-type="float">
            <text:p>22.6080848571217</text:p>
          </table:table-cell>
          <table:table-cell table:formula="of:=-MIN(SUMPRODUCT([.$AZ$3:.$AZ$22];[.E16:.E35]);[.E35])" office:value-type="float" office:value="-16.8676482609064" calcext:value-type="float">
            <text:p>-16.8676482609064</text:p>
          </table:table-cell>
          <table:table-cell table:formula="of:=[.I35]+[.J35]" office:value-type="float" office:value="19.9206397012937" calcext:value-type="float">
            <text:p>19.9206397012937</text:p>
          </table:table-cell>
          <table:table-cell table:formula="of:=MAX(-[.I36];[.K36]+[.L36]+[.M36])" office:value-type="float" office:value="13.1315027739749" calcext:value-type="float">
            <text:p>13.1315027739749</text:p>
          </table:table-cell>
          <table:table-cell table:formula="of:=-[.H36]" office:value-type="float" office:value="16.8676482609064" calcext:value-type="float">
            <text:p>16.8676482609064</text:p>
          </table:table-cell>
          <table:table-cell table:formula="of:=-SUMPRODUCT([.I17:.I36];[.$BA$25:.$BA$44])" office:value-type="float" office:value="-2.10328109602866" calcext:value-type="float">
            <text:p>-2.10328109602866</text:p>
          </table:table-cell>
          <table:table-cell table:formula="of:=-SUMPRODUCT([.I17:.I36];[.$BB$25:.$BB$44])" office:value-type="float" office:value="-1.6328643909028" calcext:value-type="float">
            <text:p>-1.6328643909028</text:p>
          </table:table-cell>
          <table:table-cell table:formula="of:=[.N35]+[.O35]" office:value-type="float" office:value="9.29861174053545" calcext:value-type="float">
            <text:p>9.29861174053545</text:p>
          </table:table-cell>
          <table:table-cell table:formula="of:=MAX(-[.N36];SUM([.P36:.R36]))" office:value-type="float" office:value="0.855428421132438" calcext:value-type="float">
            <text:p>0.855428421132438</text:p>
          </table:table-cell>
          <table:table-cell table:formula="of:=-[.L36]" office:value-type="float" office:value="2.10328109602866" calcext:value-type="float">
            <text:p>2.10328109602866</text:p>
          </table:table-cell>
          <table:table-cell table:formula="of:=-SUMPRODUCT([.N16:.N35];[.BB$47:.BB$66])" office:value-type="float" office:value="-0.935356219672167" calcext:value-type="float">
            <text:p>-0.935356219672167</text:p>
          </table:table-cell>
          <table:table-cell table:formula="of:=-SUMPRODUCT([.N16:.N35];[.BA$47:.BA$66])" office:value-type="float" office:value="-0.312496455224053" calcext:value-type="float">
            <text:p>-0.312496455224053</text:p>
          </table:table-cell>
          <table:table-cell table:formula="of:=SUM([.N$7:.N36])" office:value-type="float" office:value="43.443025505405" calcext:value-type="float">
            <text:p>43.443025505405</text:p>
          </table:table-cell>
          <table:table-cell table:formula="of:=[.T35]+[.U35]" office:value-type="float" office:value="0.61860652433" calcext:value-type="float">
            <text:p>0.61860652433</text:p>
          </table:table-cell>
          <table:table-cell table:formula="of:=MAX(-[.T36];SUM([.V36:.X36]))" office:value-type="float" office:value="0.301645892711467" calcext:value-type="float">
            <text:p>0.301645892711467</text:p>
          </table:table-cell>
          <table:table-cell table:formula="of:=-[.R36]" office:value-type="float" office:value="0.312496455224053" calcext:value-type="float">
            <text:p>0.312496455224053</text:p>
          </table:table-cell>
          <table:table-cell table:formula="of:=-[.T13]*(1-[.$Q$2])" office:value-type="float" office:value="-0" calcext:value-type="float">
            <text:p>0</text:p>
          </table:table-cell>
          <table:table-cell table:formula="of:=-[.T32]*[.$Q$2]" office:value-type="float" office:value="-0.0108505625125857" calcext:value-type="float">
            <text:p>-0.010850562512586</text:p>
          </table:table-cell>
          <table:table-cell table:formula="of:=[.Y35]+[.Z35]" office:value-type="float" office:value="22.5666789082973" calcext:value-type="float">
            <text:p>22.5666789082973</text:p>
          </table:table-cell>
          <table:table-cell table:formula="of:=-[.Q36]-[.M36]-[.W36]" office:value-type="float" office:value="2.56822061057497" calcext:value-type="float">
            <text:p>2.56822061057497</text:p>
          </table:table-cell>
          <table:table-cell table:formula="of:=[.AA35]+[.AB35]" office:value-type="float" office:value="0.00339899025540558" calcext:value-type="float">
            <text:p>0.003398990255406</text:p>
          </table:table-cell>
          <table:table-cell table:formula="of:=-[.X36]" office:value-type="float" office:value="0.0108505625125857" calcext:value-type="float">
            <text:p>0.010850562512586</text:p>
          </table:table-cell>
          <table:table-cell office:value-type="float" office:value="30" calcext:value-type="float">
            <text:p>30</text:p>
          </table:table-cell>
          <table:table-cell table:formula="of:=LN([.AC36])" office:value-type="float" office:value="3.40119738166216" calcext:value-type="float">
            <text:p>3.40119738166216</text:p>
          </table:table-cell>
          <table:table-cell table:formula="of:=LN([.S36])" office:value-type="float" office:value="3.77145032111486" calcext:value-type="float">
            <text:p>3.77145032111486</text:p>
          </table:table-cell>
          <table:table-cell table:formula="of:=[.AD36]-[.AE36]" office:value-type="float" office:value="-0.370252939452702" calcext:value-type="float">
            <text:p>-0.3702529394527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6]&gt;=[.$L$3];[.$L$2];IF([.B36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5]-1" office:value-type="float" office:value="9" calcext:value-type="float">
            <text:p>9</text:p>
          </table:table-cell>
          <table:table-cell table:formula="of:=WEIBULL([.AX14];[.$AV$26];1/[.$AV$27];0)" office:value-type="float" office:value="0.0000000185674280835297" calcext:value-type="float">
            <text:p>1.85674280835297E-08</text:p>
          </table:table-cell>
          <table:table-cell table:formula="of:=WEIBULL([.AX14];[.$AV$29];1/[.$AV$30];0)" office:value-type="float" office:value="0.0281193552689168" calcext:value-type="float">
            <text:p>0.028119355268917</text:p>
          </table:table-cell>
          <table:table-cell table:formula="of:=[.AY36]/SUM([.$AY$25:.$AZ$44])*(1-[.$I$2])" office:value-type="float" office:value="0.00000000464183690715519" calcext:value-type="float">
            <text:p>4.64183690715519E-09</text:p>
          </table:table-cell>
          <table:table-cell table:formula="of:=[.AZ36]/SUM([.$AY$25:.$AZ$44])*[.$I$2]" office:value-type="float" office:value="0.00702980835608838" calcext:value-type="float">
            <text:p>0.007029808356088</text:p>
          </table:table-cell>
          <table:table-cell table:number-columns-repeated="18"/>
        </table:table-row>
        <table:table-row table:style-name="ro1">
          <table:table-cell table:formula="of:=[.$C$2]+[.B37]" office:value-type="date" office:date-value="2020-02-24" calcext:value-type="date">
            <text:p>02/24/20</text:p>
          </table:table-cell>
          <table:table-cell table:formula="of:=[.B36]+1" office:value-type="float" office:value="9" calcext:value-type="float">
            <text:p>9</text:p>
          </table:table-cell>
          <table:table-cell table:formula="of:=[.C36]+[.D36]" office:value-type="float" office:value="80999884.5898532" calcext:value-type="float">
            <text:p>80999884.5898532</text:p>
          </table:table-cell>
          <table:table-cell table:formula="of:=-MIN([.AK36]*[.C36]*[.I36]/[.$C$4];[.C37])" office:value-type="float" office:value="-39.8412337562555" calcext:value-type="float">
            <text:p>-39.8412337562555</text:p>
          </table:table-cell>
          <table:table-cell table:formula="of:=[.E36]+[.F36]" office:value-type="float" office:value="76.1345626341369" calcext:value-type="float">
            <text:p>76.1345626341369</text:p>
          </table:table-cell>
          <table:table-cell table:formula="of:=MAX([.G37]+[.H37];-[.E37])" office:value-type="float" office:value="17.3863085452992" calcext:value-type="float">
            <text:p>17.3863085452992</text:p>
          </table:table-cell>
          <table:table-cell table:formula="of:=-[.D37]" office:value-type="float" office:value="39.8412337562555" calcext:value-type="float">
            <text:p>39.8412337562555</text:p>
          </table:table-cell>
          <table:table-cell table:formula="of:=-MIN(SUMPRODUCT([.$AZ$3:.$AZ$22];[.E17:.E36]);[.E36])" office:value-type="float" office:value="-22.4549252109563" calcext:value-type="float">
            <text:p>-22.4549252109563</text:p>
          </table:table-cell>
          <table:table-cell table:formula="of:=[.I36]+[.J36]" office:value-type="float" office:value="33.0521424752686" calcext:value-type="float">
            <text:p>33.0521424752686</text:p>
          </table:table-cell>
          <table:table-cell table:formula="of:=MAX(-[.I37];[.K37]+[.L37]+[.M37])" office:value-type="float" office:value="17.4823008269631" calcext:value-type="float">
            <text:p>17.4823008269631</text:p>
          </table:table-cell>
          <table:table-cell table:formula="of:=-[.H37]" office:value-type="float" office:value="22.4549252109563" calcext:value-type="float">
            <text:p>22.4549252109563</text:p>
          </table:table-cell>
          <table:table-cell table:formula="of:=-SUMPRODUCT([.I18:.I37];[.$BA$25:.$BA$44])" office:value-type="float" office:value="-3.42569572143481" calcext:value-type="float">
            <text:p>-3.42569572143481</text:p>
          </table:table-cell>
          <table:table-cell table:formula="of:=-SUMPRODUCT([.I18:.I37];[.$BB$25:.$BB$44])" office:value-type="float" office:value="-1.54692866255843" calcext:value-type="float">
            <text:p>-1.54692866255843</text:p>
          </table:table-cell>
          <table:table-cell table:formula="of:=[.N36]+[.O36]" office:value-type="float" office:value="10.1540401616679" calcext:value-type="float">
            <text:p>10.1540401616679</text:p>
          </table:table-cell>
          <table:table-cell table:formula="of:=MAX(-[.N37];SUM([.P37:.R37]))" office:value-type="float" office:value="1.62729330023207" calcext:value-type="float">
            <text:p>1.62729330023207</text:p>
          </table:table-cell>
          <table:table-cell table:formula="of:=-[.L37]" office:value-type="float" office:value="3.42569572143481" calcext:value-type="float">
            <text:p>3.42569572143481</text:p>
          </table:table-cell>
          <table:table-cell table:formula="of:=-SUMPRODUCT([.N17:.N36];[.BB$47:.BB$66])" office:value-type="float" office:value="-1.42286475363066" calcext:value-type="float">
            <text:p>-1.42286475363066</text:p>
          </table:table-cell>
          <table:table-cell table:formula="of:=-SUMPRODUCT([.N17:.N36];[.BA$47:.BA$66])" office:value-type="float" office:value="-0.375537667572091" calcext:value-type="float">
            <text:p>-0.375537667572091</text:p>
          </table:table-cell>
          <table:table-cell table:formula="of:=SUM([.N$7:.N37])" office:value-type="float" office:value="53.5970656670729" calcext:value-type="float">
            <text:p>53.5970656670729</text:p>
          </table:table-cell>
          <table:table-cell table:formula="of:=[.T36]+[.U36]" office:value-type="float" office:value="0.920252417041468" calcext:value-type="float">
            <text:p>0.920252417041468</text:p>
          </table:table-cell>
          <table:table-cell table:formula="of:=MAX(-[.T37];SUM([.V37:.X37]))" office:value-type="float" office:value="0.352093106316164" calcext:value-type="float">
            <text:p>0.352093106316164</text:p>
          </table:table-cell>
          <table:table-cell table:formula="of:=-[.R37]" office:value-type="float" office:value="0.375537667572091" calcext:value-type="float">
            <text:p>0.375537667572091</text:p>
          </table:table-cell>
          <table:table-cell table:formula="of:=-[.T14]*(1-[.$Q$2])" office:value-type="float" office:value="-0" calcext:value-type="float">
            <text:p>0</text:p>
          </table:table-cell>
          <table:table-cell table:formula="of:=-[.T33]*[.$Q$2]" office:value-type="float" office:value="-0.023444561255927" calcext:value-type="float">
            <text:p>-0.023444561255927</text:p>
          </table:table-cell>
          <table:table-cell table:formula="of:=[.Y36]+[.Z36]" office:value-type="float" office:value="25.1348995188722" calcext:value-type="float">
            <text:p>25.1348995188722</text:p>
          </table:table-cell>
          <table:table-cell table:formula="of:=-[.Q37]-[.M37]-[.W37]" office:value-type="float" office:value="2.96979341618908" calcext:value-type="float">
            <text:p>2.96979341618908</text:p>
          </table:table-cell>
          <table:table-cell table:formula="of:=[.AA36]+[.AB36]" office:value-type="float" office:value="0.0142495527679913" calcext:value-type="float">
            <text:p>0.014249552767991</text:p>
          </table:table-cell>
          <table:table-cell table:formula="of:=-[.X37]" office:value-type="float" office:value="0.023444561255927" calcext:value-type="float">
            <text:p>0.023444561255927</text:p>
          </table:table-cell>
          <table:table-cell office:value-type="float" office:value="33" calcext:value-type="float">
            <text:p>33</text:p>
          </table:table-cell>
          <table:table-cell table:formula="of:=LN([.AC37])" office:value-type="float" office:value="3.49650756146648" calcext:value-type="float">
            <text:p>3.49650756146648</text:p>
          </table:table-cell>
          <table:table-cell table:formula="of:=LN([.S37])" office:value-type="float" office:value="3.9814943215609" calcext:value-type="float">
            <text:p>3.9814943215609</text:p>
          </table:table-cell>
          <table:table-cell table:formula="of:=[.AD37]-[.AE37]" office:value-type="float" office:value="-0.484986760094417" calcext:value-type="float">
            <text:p>-0.4849867600944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7]&gt;=[.$L$3];[.$L$2];IF([.B37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6]-1" office:value-type="float" office:value="8" calcext:value-type="float">
            <text:p>8</text:p>
          </table:table-cell>
          <table:table-cell table:formula="of:=WEIBULL([.AX15];[.$AV$26];1/[.$AV$27];0)" office:value-type="float" office:value="0.00000514017701204035" calcext:value-type="float">
            <text:p>5.14017701204035E-06</text:p>
          </table:table-cell>
          <table:table-cell table:formula="of:=WEIBULL([.AX15];[.$AV$29];1/[.$AV$30];0)" office:value-type="float" office:value="0.129158383936438" calcext:value-type="float">
            <text:p>0.129158383936438</text:p>
          </table:table-cell>
          <table:table-cell table:formula="of:=[.AY37]/SUM([.$AY$25:.$AZ$44])*(1-[.$I$2])" office:value-type="float" office:value="0.0000012850386847581" calcext:value-type="float">
            <text:p>1.2850386847581E-06</text:p>
          </table:table-cell>
          <table:table-cell table:formula="of:=[.AZ37]/SUM([.$AY$25:.$AZ$44])*[.$I$2]" office:value-type="float" office:value="0.0322894560693893" calcext:value-type="float">
            <text:p>0.032289456069389</text:p>
          </table:table-cell>
          <table:table-cell table:number-columns-repeated="18"/>
        </table:table-row>
        <table:table-row table:style-name="ro1">
          <table:table-cell table:formula="of:=[.$C$2]+[.B38]" office:value-type="date" office:date-value="2020-02-25" calcext:value-type="date">
            <text:p>02/25/20</text:p>
          </table:table-cell>
          <table:table-cell table:formula="of:=[.B37]+1" office:value-type="float" office:value="10" calcext:value-type="float">
            <text:p>10</text:p>
          </table:table-cell>
          <table:table-cell table:formula="of:=[.C37]+[.D37]" office:value-type="float" office:value="80999844.7486195" calcext:value-type="float">
            <text:p>80999844.7486195</text:p>
          </table:table-cell>
          <table:table-cell table:formula="of:=-MIN([.AK37]*[.C37]*[.I37]/[.$C$4];[.C38])" office:value-type="float" office:value="-66.1041907640529" calcext:value-type="float">
            <text:p>-66.1041907640529</text:p>
          </table:table-cell>
          <table:table-cell table:formula="of:=[.E37]+[.F37]" office:value-type="float" office:value="93.5208711794361" calcext:value-type="float">
            <text:p>93.5208711794361</text:p>
          </table:table-cell>
          <table:table-cell table:formula="of:=MAX([.G38]+[.H38];-[.E38])" office:value-type="float" office:value="37.6368150129215" calcext:value-type="float">
            <text:p>37.6368150129215</text:p>
          </table:table-cell>
          <table:table-cell table:formula="of:=-[.D38]" office:value-type="float" office:value="66.1041907640529" calcext:value-type="float">
            <text:p>66.1041907640529</text:p>
          </table:table-cell>
          <table:table-cell table:formula="of:=-MIN(SUMPRODUCT([.$AZ$3:.$AZ$22];[.E18:.E37]);[.E37])" office:value-type="float" office:value="-28.4673757511314" calcext:value-type="float">
            <text:p>-28.4673757511314</text:p>
          </table:table-cell>
          <table:table-cell table:formula="of:=[.I37]+[.J37]" office:value-type="float" office:value="50.5344433022317" calcext:value-type="float">
            <text:p>50.5344433022317</text:p>
          </table:table-cell>
          <table:table-cell table:formula="of:=MAX(-[.I38];[.K38]+[.L38]+[.M38])" office:value-type="float" office:value="21.0933484764852" calcext:value-type="float">
            <text:p>21.0933484764852</text:p>
          </table:table-cell>
          <table:table-cell table:formula="of:=-[.H38]" office:value-type="float" office:value="28.4673757511314" calcext:value-type="float">
            <text:p>28.4673757511314</text:p>
          </table:table-cell>
          <table:table-cell table:formula="of:=-SUMPRODUCT([.I19:.I38];[.$BA$25:.$BA$44])" office:value-type="float" office:value="-5.68146844187951" calcext:value-type="float">
            <text:p>-5.68146844187951</text:p>
          </table:table-cell>
          <table:table-cell table:formula="of:=-SUMPRODUCT([.I19:.I38];[.$BB$25:.$BB$44])" office:value-type="float" office:value="-1.69255883276676" calcext:value-type="float">
            <text:p>-1.69255883276676</text:p>
          </table:table-cell>
          <table:table-cell table:formula="of:=[.N37]+[.O37]" office:value-type="float" office:value="11.7813334619" calcext:value-type="float">
            <text:p>11.7813334619</text:p>
          </table:table-cell>
          <table:table-cell table:formula="of:=MAX(-[.N38];SUM([.P38:.R38]))" office:value-type="float" office:value="3.22212860854594" calcext:value-type="float">
            <text:p>3.22212860854594</text:p>
          </table:table-cell>
          <table:table-cell table:formula="of:=-[.L38]" office:value-type="float" office:value="5.68146844187951" calcext:value-type="float">
            <text:p>5.68146844187951</text:p>
          </table:table-cell>
          <table:table-cell table:formula="of:=-SUMPRODUCT([.N18:.N37];[.BB$47:.BB$66])" office:value-type="float" office:value="-2.03382749470818" calcext:value-type="float">
            <text:p>-2.03382749470818</text:p>
          </table:table-cell>
          <table:table-cell table:formula="of:=-SUMPRODUCT([.N18:.N37];[.BA$47:.BA$66])" office:value-type="float" office:value="-0.42551233862539" calcext:value-type="float">
            <text:p>-0.42551233862539</text:p>
          </table:table-cell>
          <table:table-cell table:formula="of:=SUM([.N$7:.N38])" office:value-type="float" office:value="65.3783991289729" calcext:value-type="float">
            <text:p>65.3783991289729</text:p>
          </table:table-cell>
          <table:table-cell table:formula="of:=[.T37]+[.U37]" office:value-type="float" office:value="1.27234552335763" calcext:value-type="float">
            <text:p>1.27234552335763</text:p>
          </table:table-cell>
          <table:table-cell table:formula="of:=MAX(-[.T38];SUM([.V38:.X38]))" office:value-type="float" office:value="0.381508599792569" calcext:value-type="float">
            <text:p>0.381508599792569</text:p>
          </table:table-cell>
          <table:table-cell table:formula="of:=-[.R38]" office:value-type="float" office:value="0.42551233862539" calcext:value-type="float">
            <text:p>0.42551233862539</text:p>
          </table:table-cell>
          <table:table-cell table:formula="of:=-[.T15]*(1-[.$Q$2])" office:value-type="float" office:value="-0" calcext:value-type="float">
            <text:p>0</text:p>
          </table:table-cell>
          <table:table-cell table:formula="of:=-[.T34]*[.$Q$2]" office:value-type="float" office:value="-0.0440037388328208" calcext:value-type="float">
            <text:p>-0.044003738832821</text:p>
          </table:table-cell>
          <table:table-cell table:formula="of:=[.Y37]+[.Z37]" office:value-type="float" office:value="28.1046929350613" calcext:value-type="float">
            <text:p>28.1046929350613</text:p>
          </table:table-cell>
          <table:table-cell table:formula="of:=-[.Q38]-[.M38]-[.W38]" office:value-type="float" office:value="3.72638632747494" calcext:value-type="float">
            <text:p>3.72638632747494</text:p>
          </table:table-cell>
          <table:table-cell table:formula="of:=[.AA37]+[.AB37]" office:value-type="float" office:value="0.0376941140239183" calcext:value-type="float">
            <text:p>0.037694114023918</text:p>
          </table:table-cell>
          <table:table-cell table:formula="of:=-[.X38]" office:value-type="float" office:value="0.0440037388328208" calcext:value-type="float">
            <text:p>0.044003738832821</text:p>
          </table:table-cell>
          <table:table-cell office:value-type="float" office:value="35" calcext:value-type="float">
            <text:p>35</text:p>
          </table:table-cell>
          <table:table-cell table:formula="of:=LN([.AC38])" office:value-type="float" office:value="3.55534806148941" calcext:value-type="float">
            <text:p>3.55534806148941</text:p>
          </table:table-cell>
          <table:table-cell table:formula="of:=LN([.S38])" office:value-type="float" office:value="4.18019191535806" calcext:value-type="float">
            <text:p>4.18019191535806</text:p>
          </table:table-cell>
          <table:table-cell table:formula="of:=[.AD38]-[.AE38]" office:value-type="float" office:value="-0.624843853868649" calcext:value-type="float">
            <text:p>-0.6248438538686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8]&gt;=[.$L$3];[.$L$2];IF([.B38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7]-1" office:value-type="float" office:value="7" calcext:value-type="float">
            <text:p>7</text:p>
          </table:table-cell>
          <table:table-cell table:formula="of:=WEIBULL([.AX16];[.$AV$26];1/[.$AV$27];0)" office:value-type="float" office:value="0.000377294002786793" calcext:value-type="float">
            <text:p>0.000377294002787</text:p>
          </table:table-cell>
          <table:table-cell table:formula="of:=WEIBULL([.AX16];[.$AV$29];1/[.$AV$30];0)" office:value-type="float" office:value="0.254411313226738" calcext:value-type="float">
            <text:p>0.254411313226738</text:p>
          </table:table-cell>
          <table:table-cell table:formula="of:=[.AY38]/SUM([.$AY$25:.$AZ$44])*(1-[.$I$2])" office:value-type="float" office:value="0.0000943230919815751" calcext:value-type="float">
            <text:p>9.43230919815751E-05</text:p>
          </table:table-cell>
          <table:table-cell table:formula="of:=[.AZ38]/SUM([.$AY$25:.$AZ$44])*[.$I$2]" office:value-type="float" office:value="0.0636025527079459" calcext:value-type="float">
            <text:p>0.063602552707946</text:p>
          </table:table-cell>
          <table:table-cell table:number-columns-repeated="18"/>
        </table:table-row>
        <table:table-row table:style-name="ro1">
          <table:table-cell table:formula="of:=[.$C$2]+[.B39]" office:value-type="date" office:date-value="2020-02-26" calcext:value-type="date">
            <text:p>02/26/20</text:p>
          </table:table-cell>
          <table:table-cell table:formula="of:=[.B38]+1" office:value-type="float" office:value="11" calcext:value-type="float">
            <text:p>11</text:p>
          </table:table-cell>
          <table:table-cell table:formula="of:=[.C38]+[.D38]" office:value-type="float" office:value="80999778.6444287" calcext:value-type="float">
            <text:p>80999778.6444287</text:p>
          </table:table-cell>
          <table:table-cell table:formula="of:=-MIN([.AK38]*[.C38]*[.I38]/[.$C$4];[.C39])" office:value-type="float" office:value="-101.068692887375" calcext:value-type="float">
            <text:p>-101.068692887375</text:p>
          </table:table-cell>
          <table:table-cell table:formula="of:=[.E38]+[.F38]" office:value-type="float" office:value="131.157686192358" calcext:value-type="float">
            <text:p>131.157686192358</text:p>
          </table:table-cell>
          <table:table-cell table:formula="of:=MAX([.G39]+[.H39];-[.E39])" office:value-type="float" office:value="66.0784397591951" calcext:value-type="float">
            <text:p>66.0784397591951</text:p>
          </table:table-cell>
          <table:table-cell table:formula="of:=-[.D39]" office:value-type="float" office:value="101.068692887375" calcext:value-type="float">
            <text:p>101.068692887375</text:p>
          </table:table-cell>
          <table:table-cell table:formula="of:=-MIN(SUMPRODUCT([.$AZ$3:.$AZ$22];[.E19:.E38]);[.E38])" office:value-type="float" office:value="-34.9902531281798" calcext:value-type="float">
            <text:p>-34.9902531281798</text:p>
          </table:table-cell>
          <table:table-cell table:formula="of:=[.I38]+[.J38]" office:value-type="float" office:value="71.6277917787169" calcext:value-type="float">
            <text:p>71.6277917787169</text:p>
          </table:table-cell>
          <table:table-cell table:formula="of:=MAX(-[.I39];[.K39]+[.L39]+[.M39])" office:value-type="float" office:value="23.7261884946663" calcext:value-type="float">
            <text:p>23.7261884946663</text:p>
          </table:table-cell>
          <table:table-cell table:formula="of:=-[.H39]" office:value-type="float" office:value="34.9902531281798" calcext:value-type="float">
            <text:p>34.9902531281798</text:p>
          </table:table-cell>
          <table:table-cell table:formula="of:=-SUMPRODUCT([.I20:.I39];[.$BA$25:.$BA$44])" office:value-type="float" office:value="-8.97275184979872" calcext:value-type="float">
            <text:p>-8.97275184979872</text:p>
          </table:table-cell>
          <table:table-cell table:formula="of:=-SUMPRODUCT([.I20:.I39];[.$BB$25:.$BB$44])" office:value-type="float" office:value="-2.29131278371473" calcext:value-type="float">
            <text:p>-2.29131278371473</text:p>
          </table:table-cell>
          <table:table-cell table:formula="of:=[.N38]+[.O38]" office:value-type="float" office:value="15.0034620704459" calcext:value-type="float">
            <text:p>15.0034620704459</text:p>
          </table:table-cell>
          <table:table-cell table:formula="of:=MAX(-[.N39];SUM([.P39:.R39]))" office:value-type="float" office:value="5.82419926257365" calcext:value-type="float">
            <text:p>5.82419926257365</text:p>
          </table:table-cell>
          <table:table-cell table:formula="of:=-[.L39]" office:value-type="float" office:value="8.97275184979872" calcext:value-type="float">
            <text:p>8.97275184979872</text:p>
          </table:table-cell>
          <table:table-cell table:formula="of:=-SUMPRODUCT([.N19:.N38];[.BB$47:.BB$66])" office:value-type="float" office:value="-2.67750968759887" calcext:value-type="float">
            <text:p>-2.67750968759887</text:p>
          </table:table-cell>
          <table:table-cell table:formula="of:=-SUMPRODUCT([.N19:.N38];[.BA$47:.BA$66])" office:value-type="float" office:value="-0.471042899626206" calcext:value-type="float">
            <text:p>-0.471042899626206</text:p>
          </table:table-cell>
          <table:table-cell table:formula="of:=SUM([.N$7:.N39])" office:value-type="float" office:value="80.3818611994188" calcext:value-type="float">
            <text:p>80.3818611994188</text:p>
          </table:table-cell>
          <table:table-cell table:formula="of:=[.T38]+[.U38]" office:value-type="float" office:value="1.6538541231502" calcext:value-type="float">
            <text:p>1.6538541231502</text:p>
          </table:table-cell>
          <table:table-cell table:formula="of:=MAX(-[.T39];SUM([.V39:.X39]))" office:value-type="float" office:value="0.394304132946941" calcext:value-type="float">
            <text:p>0.394304132946941</text:p>
          </table:table-cell>
          <table:table-cell table:formula="of:=-[.R39]" office:value-type="float" office:value="0.471042899626206" calcext:value-type="float">
            <text:p>0.471042899626206</text:p>
          </table:table-cell>
          <table:table-cell table:formula="of:=-[.T16]*(1-[.$Q$2])" office:value-type="float" office:value="-0" calcext:value-type="float">
            <text:p>0</text:p>
          </table:table-cell>
          <table:table-cell table:formula="of:=-[.T35]*[.$Q$2]" office:value-type="float" office:value="-0.076738766679265" calcext:value-type="float">
            <text:p>-0.076738766679265</text:p>
          </table:table-cell>
          <table:table-cell table:formula="of:=[.Y38]+[.Z38]" office:value-type="float" office:value="31.8310792625362" calcext:value-type="float">
            <text:p>31.8310792625362</text:p>
          </table:table-cell>
          <table:table-cell table:formula="of:=-[.Q39]-[.M39]-[.W39]" office:value-type="float" office:value="4.9688224713136" calcext:value-type="float">
            <text:p>4.9688224713136</text:p>
          </table:table-cell>
          <table:table-cell table:formula="of:=[.AA38]+[.AB38]" office:value-type="float" office:value="0.0816978528567391" calcext:value-type="float">
            <text:p>0.081697852856739</text:p>
          </table:table-cell>
          <table:table-cell table:formula="of:=-[.X39]" office:value-type="float" office:value="0.076738766679265" calcext:value-type="float">
            <text:p>0.076738766679265</text:p>
          </table:table-cell>
          <table:table-cell office:value-type="float" office:value="43" calcext:value-type="float">
            <text:p>43</text:p>
          </table:table-cell>
          <table:table-cell table:formula="of:=LN([.AC39])" office:value-type="float" office:value="3.76120011569356" calcext:value-type="float">
            <text:p>3.76120011569356</text:p>
          </table:table-cell>
          <table:table-cell table:formula="of:=LN([.S39])" office:value-type="float" office:value="4.38678854375944" calcext:value-type="float">
            <text:p>4.38678854375944</text:p>
          </table:table-cell>
          <table:table-cell table:formula="of:=[.AD39]-[.AE39]" office:value-type="float" office:value="-0.625588428065874" calcext:value-type="float">
            <text:p>-0.6255884280658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39]&gt;=[.$L$3];[.$L$2];IF([.B39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8]-1" office:value-type="float" office:value="6" calcext:value-type="float">
            <text:p>6</text:p>
          </table:table-cell>
          <table:table-cell table:formula="of:=WEIBULL([.AX17];[.$AV$26];1/[.$AV$27];0)" office:value-type="float" office:value="0.00855031473283061" calcext:value-type="float">
            <text:p>0.008550314732831</text:p>
          </table:table-cell>
          <table:table-cell table:formula="of:=WEIBULL([.AX17];[.$AV$29];1/[.$AV$30];0)" office:value-type="float" office:value="0.272636973783164" calcext:value-type="float">
            <text:p>0.272636973783164</text:p>
          </table:table-cell>
          <table:table-cell table:formula="of:=[.AY39]/SUM([.$AY$25:.$AZ$44])*(1-[.$I$2])" office:value-type="float" office:value="0.00213756942082099" calcext:value-type="float">
            <text:p>0.002137569420821</text:p>
          </table:table-cell>
          <table:table-cell table:formula="of:=[.AZ39]/SUM([.$AY$25:.$AZ$44])*[.$I$2]" office:value-type="float" office:value="0.068158948103555" calcext:value-type="float">
            <text:p>0.068158948103555</text:p>
          </table:table-cell>
          <table:table-cell table:number-columns-repeated="18"/>
        </table:table-row>
        <table:table-row table:style-name="ro1">
          <table:table-cell table:formula="of:=[.$C$2]+[.B40]" office:value-type="date" office:date-value="2020-02-27" calcext:value-type="date">
            <text:p>02/27/20</text:p>
          </table:table-cell>
          <table:table-cell table:formula="of:=[.B39]+1" office:value-type="float" office:value="12" calcext:value-type="float">
            <text:p>12</text:p>
          </table:table-cell>
          <table:table-cell table:formula="of:=[.C39]+[.D39]" office:value-type="float" office:value="80999677.5757358" calcext:value-type="float">
            <text:p>80999677.5757358</text:p>
          </table:table-cell>
          <table:table-cell table:formula="of:=-MIN([.AK39]*[.C39]*[.I39]/[.$C$4];[.C40])" office:value-type="float" office:value="-143.255192070748" calcext:value-type="float">
            <text:p>-143.255192070748</text:p>
          </table:table-cell>
          <table:table-cell table:formula="of:=[.E39]+[.F39]" office:value-type="float" office:value="197.236125951553" calcext:value-type="float">
            <text:p>197.236125951553</text:p>
          </table:table-cell>
          <table:table-cell table:formula="of:=MAX([.G40]+[.H40];-[.E40])" office:value-type="float" office:value="100.730183713636" calcext:value-type="float">
            <text:p>100.730183713636</text:p>
          </table:table-cell>
          <table:table-cell table:formula="of:=-[.D40]" office:value-type="float" office:value="143.255192070748" calcext:value-type="float">
            <text:p>143.255192070748</text:p>
          </table:table-cell>
          <table:table-cell table:formula="of:=-MIN(SUMPRODUCT([.$AZ$3:.$AZ$22];[.E20:.E39]);[.E39])" office:value-type="float" office:value="-42.5250083571118" calcext:value-type="float">
            <text:p>-42.5250083571118</text:p>
          </table:table-cell>
          <table:table-cell table:formula="of:=[.I39]+[.J39]" office:value-type="float" office:value="95.3539802733832" calcext:value-type="float">
            <text:p>95.3539802733832</text:p>
          </table:table-cell>
          <table:table-cell table:formula="of:=MAX(-[.I40];[.K40]+[.L40]+[.M40])" office:value-type="float" office:value="25.6889621986224" calcext:value-type="float">
            <text:p>25.6889621986224</text:p>
          </table:table-cell>
          <table:table-cell table:formula="of:=-[.H40]" office:value-type="float" office:value="42.5250083571118" calcext:value-type="float">
            <text:p>42.5250083571118</text:p>
          </table:table-cell>
          <table:table-cell table:formula="of:=-SUMPRODUCT([.I21:.I40];[.$BA$25:.$BA$44])" office:value-type="float" office:value="-13.2691568001437" calcext:value-type="float">
            <text:p>-13.2691568001437</text:p>
          </table:table-cell>
          <table:table-cell table:formula="of:=-SUMPRODUCT([.I21:.I40];[.$BB$25:.$BB$44])" office:value-type="float" office:value="-3.56688935834572" calcext:value-type="float">
            <text:p>-3.56688935834572</text:p>
          </table:table-cell>
          <table:table-cell table:formula="of:=[.N39]+[.O39]" office:value-type="float" office:value="20.8276613330196" calcext:value-type="float">
            <text:p>20.8276613330196</text:p>
          </table:table-cell>
          <table:table-cell table:formula="of:=MAX(-[.N40];SUM([.P40:.R40]))" office:value-type="float" office:value="9.47298352188508" calcext:value-type="float">
            <text:p>9.47298352188508</text:p>
          </table:table-cell>
          <table:table-cell table:formula="of:=-[.L40]" office:value-type="float" office:value="13.2691568001437" calcext:value-type="float">
            <text:p>13.2691568001437</text:p>
          </table:table-cell>
          <table:table-cell table:formula="of:=-SUMPRODUCT([.N20:.N39];[.BB$47:.BB$66])" office:value-type="float" office:value="-3.26443708157385" calcext:value-type="float">
            <text:p>-3.26443708157385</text:p>
          </table:table-cell>
          <table:table-cell table:formula="of:=-SUMPRODUCT([.N20:.N39];[.BA$47:.BA$66])" office:value-type="float" office:value="-0.531736196684794" calcext:value-type="float">
            <text:p>-0.531736196684794</text:p>
          </table:table-cell>
          <table:table-cell table:formula="of:=SUM([.N$7:.N40])" office:value-type="float" office:value="101.209522532438" calcext:value-type="float">
            <text:p>101.209522532438</text:p>
          </table:table-cell>
          <table:table-cell table:formula="of:=[.T39]+[.U39]" office:value-type="float" office:value="2.04815825609714" calcext:value-type="float">
            <text:p>2.04815825609714</text:p>
          </table:table-cell>
          <table:table-cell table:formula="of:=MAX(-[.T40];SUM([.V40:.X40]))" office:value-type="float" office:value="0.408014891818794" calcext:value-type="float">
            <text:p>0.408014891818794</text:p>
          </table:table-cell>
          <table:table-cell table:formula="of:=-[.R40]" office:value-type="float" office:value="0.531736196684794" calcext:value-type="float">
            <text:p>0.531736196684794</text:p>
          </table:table-cell>
          <table:table-cell table:formula="of:=-[.T17]*(1-[.$Q$2])" office:value-type="float" office:value="-0" calcext:value-type="float">
            <text:p>0</text:p>
          </table:table-cell>
          <table:table-cell table:formula="of:=-[.T36]*[.$Q$2]" office:value-type="float" office:value="-0.123721304866" calcext:value-type="float">
            <text:p>-0.123721304866</text:p>
          </table:table-cell>
          <table:table-cell table:formula="of:=[.Y39]+[.Z39]" office:value-type="float" office:value="36.7999017338498" calcext:value-type="float">
            <text:p>36.7999017338498</text:p>
          </table:table-cell>
          <table:table-cell table:formula="of:=-[.Q40]-[.M40]-[.W40]" office:value-type="float" office:value="6.83132643991957" calcext:value-type="float">
            <text:p>6.83132643991957</text:p>
          </table:table-cell>
          <table:table-cell table:formula="of:=[.AA39]+[.AB39]" office:value-type="float" office:value="0.158436619536004" calcext:value-type="float">
            <text:p>0.158436619536004</text:p>
          </table:table-cell>
          <table:table-cell table:formula="of:=-[.X40]" office:value-type="float" office:value="0.123721304866" calcext:value-type="float">
            <text:p>0.123721304866</text:p>
          </table:table-cell>
          <table:table-cell office:value-type="float" office:value="66" calcext:value-type="float">
            <text:p>66</text:p>
          </table:table-cell>
          <table:table-cell table:formula="of:=LN([.AC40])" office:value-type="float" office:value="4.18965474202643" calcext:value-type="float">
            <text:p>4.18965474202643</text:p>
          </table:table-cell>
          <table:table-cell table:formula="of:=LN([.S40])" office:value-type="float" office:value="4.61719284859694" calcext:value-type="float">
            <text:p>4.61719284859694</text:p>
          </table:table-cell>
          <table:table-cell table:formula="of:=[.AD40]-[.AE40]" office:value-type="float" office:value="-0.427538106570513" calcext:value-type="float">
            <text:p>-0.4275381065705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0]&gt;=[.$L$3];[.$L$2];IF([.B40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39]-1" office:value-type="float" office:value="5" calcext:value-type="float">
            <text:p>5</text:p>
          </table:table-cell>
          <table:table-cell table:formula="of:=WEIBULL([.AX18];[.$AV$26];1/[.$AV$27];0)" office:value-type="float" office:value="0.0692916895811237" calcext:value-type="float">
            <text:p>0.069291689581124</text:p>
          </table:table-cell>
          <table:table-cell table:formula="of:=WEIBULL([.AX18];[.$AV$29];1/[.$AV$30];0)" office:value-type="float" office:value="0.187174292686942" calcext:value-type="float">
            <text:p>0.187174292686942</text:p>
          </table:table-cell>
          <table:table-cell table:formula="of:=[.AY40]/SUM([.$AY$25:.$AZ$44])*(1-[.$I$2])" office:value-type="float" office:value="0.0173228473329655" calcext:value-type="float">
            <text:p>0.017322847332966</text:p>
          </table:table-cell>
          <table:table-cell table:formula="of:=[.AZ40]/SUM([.$AY$25:.$AZ$44])*[.$I$2]" office:value-type="float" office:value="0.0467933704095302" calcext:value-type="float">
            <text:p>0.04679337040953</text:p>
          </table:table-cell>
          <table:table-cell table:number-columns-repeated="18"/>
        </table:table-row>
        <table:table-row table:style-name="ro1">
          <table:table-cell table:formula="of:=[.$C$2]+[.B41]" office:value-type="date" office:date-value="2020-02-28" calcext:value-type="date">
            <text:p>02/28/20</text:p>
          </table:table-cell>
          <table:table-cell table:formula="of:=[.B40]+1" office:value-type="float" office:value="13" calcext:value-type="float">
            <text:p>13</text:p>
          </table:table-cell>
          <table:table-cell table:formula="of:=[.C40]+[.D40]" office:value-type="float" office:value="80999534.3205438" calcext:value-type="float">
            <text:p>80999534.3205438</text:p>
          </table:table-cell>
          <table:table-cell table:formula="of:=-MIN([.AK40]*[.C40]*[.I40]/[.$C$4];[.C41])" office:value-type="float" office:value="-190.707201424867" calcext:value-type="float">
            <text:p>-190.707201424867</text:p>
          </table:table-cell>
          <table:table-cell table:formula="of:=[.E40]+[.F40]" office:value-type="float" office:value="297.966309665189" calcext:value-type="float">
            <text:p>297.966309665189</text:p>
          </table:table-cell>
          <table:table-cell table:formula="of:=MAX([.G41]+[.H41];-[.E41])" office:value-type="float" office:value="138.572226536137" calcext:value-type="float">
            <text:p>138.572226536137</text:p>
          </table:table-cell>
          <table:table-cell table:formula="of:=-[.D41]" office:value-type="float" office:value="190.707201424867" calcext:value-type="float">
            <text:p>190.707201424867</text:p>
          </table:table-cell>
          <table:table-cell table:formula="of:=-MIN(SUMPRODUCT([.$AZ$3:.$AZ$22];[.E21:.E40]);[.E40])" office:value-type="float" office:value="-52.13497488873" calcext:value-type="float">
            <text:p>-52.13497488873</text:p>
          </table:table-cell>
          <table:table-cell table:formula="of:=[.I40]+[.J40]" office:value-type="float" office:value="121.042942472006" calcext:value-type="float">
            <text:p>121.042942472006</text:p>
          </table:table-cell>
          <table:table-cell table:formula="of:=MAX(-[.I41];[.K41]+[.L41]+[.M41])" office:value-type="float" office:value="27.9958053443387" calcext:value-type="float">
            <text:p>27.9958053443387</text:p>
          </table:table-cell>
          <table:table-cell table:formula="of:=-[.H41]" office:value-type="float" office:value="52.13497488873" calcext:value-type="float">
            <text:p>52.13497488873</text:p>
          </table:table-cell>
          <table:table-cell table:formula="of:=-SUMPRODUCT([.I22:.I41];[.$BA$25:.$BA$44])" office:value-type="float" office:value="-18.4309276277758" calcext:value-type="float">
            <text:p>-18.4309276277758</text:p>
          </table:table-cell>
          <table:table-cell table:formula="of:=-SUMPRODUCT([.I22:.I41];[.$BB$25:.$BB$44])" office:value-type="float" office:value="-5.70824191661558" calcext:value-type="float">
            <text:p>-5.70824191661558</text:p>
          </table:table-cell>
          <table:table-cell table:formula="of:=[.N40]+[.O40]" office:value-type="float" office:value="30.3006448549046" calcext:value-type="float">
            <text:p>30.3006448549046</text:p>
          </table:table-cell>
          <table:table-cell table:formula="of:=MAX(-[.N41];SUM([.P41:.R41]))" office:value-type="float" office:value="14.0237322766559" calcext:value-type="float">
            <text:p>14.0237322766559</text:p>
          </table:table-cell>
          <table:table-cell table:formula="of:=-[.L41]" office:value-type="float" office:value="18.4309276277758" calcext:value-type="float">
            <text:p>18.4309276277758</text:p>
          </table:table-cell>
          <table:table-cell table:formula="of:=-SUMPRODUCT([.N21:.N40];[.BB$47:.BB$66])" office:value-type="float" office:value="-3.76917478649794" calcext:value-type="float">
            <text:p>-3.76917478649794</text:p>
          </table:table-cell>
          <table:table-cell table:formula="of:=-SUMPRODUCT([.N21:.N40];[.BA$47:.BA$66])" office:value-type="float" office:value="-0.638020564621915" calcext:value-type="float">
            <text:p>-0.638020564621915</text:p>
          </table:table-cell>
          <table:table-cell table:formula="of:=SUM([.N$7:.N41])" office:value-type="float" office:value="131.510167387343" calcext:value-type="float">
            <text:p>131.510167387343</text:p>
          </table:table-cell>
          <table:table-cell table:formula="of:=[.T40]+[.U40]" office:value-type="float" office:value="2.45617314791594" calcext:value-type="float">
            <text:p>2.45617314791594</text:p>
          </table:table-cell>
          <table:table-cell table:formula="of:=MAX(-[.T41];SUM([.V41:.X41]))" office:value-type="float" office:value="0.453970081213621" calcext:value-type="float">
            <text:p>0.453970081213621</text:p>
          </table:table-cell>
          <table:table-cell table:formula="of:=-[.R41]" office:value-type="float" office:value="0.638020564621915" calcext:value-type="float">
            <text:p>0.638020564621915</text:p>
          </table:table-cell>
          <table:table-cell table:formula="of:=-[.T18]*(1-[.$Q$2])" office:value-type="float" office:value="-0" calcext:value-type="float">
            <text:p>0</text:p>
          </table:table-cell>
          <table:table-cell table:formula="of:=-[.T37]*[.$Q$2]" office:value-type="float" office:value="-0.184050483408294" calcext:value-type="float">
            <text:p>-0.184050483408294</text:p>
          </table:table-cell>
          <table:table-cell table:formula="of:=[.Y40]+[.Z40]" office:value-type="float" office:value="43.6312281737694" calcext:value-type="float">
            <text:p>43.6312281737694</text:p>
          </table:table-cell>
          <table:table-cell table:formula="of:=-[.Q41]-[.M41]-[.W41]" office:value-type="float" office:value="9.47741670311352" calcext:value-type="float">
            <text:p>9.47741670311352</text:p>
          </table:table-cell>
          <table:table-cell table:formula="of:=[.AA40]+[.AB40]" office:value-type="float" office:value="0.282157924402004" calcext:value-type="float">
            <text:p>0.282157924402004</text:p>
          </table:table-cell>
          <table:table-cell table:formula="of:=-[.X41]" office:value-type="float" office:value="0.184050483408294" calcext:value-type="float">
            <text:p>0.184050483408294</text:p>
          </table:table-cell>
          <table:table-cell office:value-type="float" office:value="107" calcext:value-type="float">
            <text:p>107</text:p>
          </table:table-cell>
          <table:table-cell table:formula="of:=LN([.AC41])" office:value-type="float" office:value="4.67282883446191" calcext:value-type="float">
            <text:p>4.67282883446191</text:p>
          </table:table-cell>
          <table:table-cell table:formula="of:=LN([.S41])" office:value-type="float" office:value="4.87908416716382" calcext:value-type="float">
            <text:p>4.87908416716382</text:p>
          </table:table-cell>
          <table:table-cell table:formula="of:=[.AD41]-[.AE41]" office:value-type="float" office:value="-0.206255332701917" calcext:value-type="float">
            <text:p>-0.2062553327019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1]&gt;=[.$L$3];[.$L$2];IF([.B41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40]-1" office:value-type="float" office:value="4" calcext:value-type="float">
            <text:p>4</text:p>
          </table:table-cell>
          <table:table-cell table:formula="of:=WEIBULL([.AX19];[.$AV$26];1/[.$AV$27];0)" office:value-type="float" office:value="0.230220576339295" calcext:value-type="float">
            <text:p>0.230220576339295</text:p>
          </table:table-cell>
          <table:table-cell table:formula="of:=WEIBULL([.AX19];[.$AV$29];1/[.$AV$30];0)" office:value-type="float" office:value="0.08992812241969" calcext:value-type="float">
            <text:p>0.08992812241969</text:p>
          </table:table-cell>
          <table:table-cell table:formula="of:=[.AY41]/SUM([.$AY$25:.$AZ$44])*(1-[.$I$2])" office:value-type="float" office:value="0.0575548946914314" calcext:value-type="float">
            <text:p>0.057554894691431</text:p>
          </table:table-cell>
          <table:table-cell table:formula="of:=[.AZ41]/SUM([.$AY$25:.$AZ$44])*[.$I$2]" office:value-type="float" office:value="0.0224819331875679" calcext:value-type="float">
            <text:p>0.022481933187568</text:p>
          </table:table-cell>
          <table:table-cell table:number-columns-repeated="18"/>
        </table:table-row>
        <table:table-row table:style-name="ro1">
          <table:table-cell table:formula="of:=[.$C$2]+[.B42]" office:value-type="date" office:date-value="2020-02-29" calcext:value-type="date">
            <text:p>02/29/20</text:p>
          </table:table-cell>
          <table:table-cell table:formula="of:=[.B41]+1" office:value-type="float" office:value="14" calcext:value-type="float">
            <text:p>14</text:p>
          </table:table-cell>
          <table:table-cell table:formula="of:=[.C41]+[.D41]" office:value-type="float" office:value="80999343.6133423" calcext:value-type="float">
            <text:p>80999343.6133423</text:p>
          </table:table-cell>
          <table:table-cell table:formula="of:=-MIN([.AK41]*[.C41]*[.I41]/[.$C$4];[.C42])" office:value-type="float" office:value="-242.084493161008" calcext:value-type="float">
            <text:p>-242.084493161008</text:p>
          </table:table-cell>
          <table:table-cell table:formula="of:=[.E41]+[.F41]" office:value-type="float" office:value="436.538536201326" calcext:value-type="float">
            <text:p>436.538536201326</text:p>
          </table:table-cell>
          <table:table-cell table:formula="of:=MAX([.G42]+[.H42];-[.E42])" office:value-type="float" office:value="176.567366462831" calcext:value-type="float">
            <text:p>176.567366462831</text:p>
          </table:table-cell>
          <table:table-cell table:formula="of:=-[.D42]" office:value-type="float" office:value="242.084493161008" calcext:value-type="float">
            <text:p>242.084493161008</text:p>
          </table:table-cell>
          <table:table-cell table:formula="of:=-MIN(SUMPRODUCT([.$AZ$3:.$AZ$22];[.E22:.E41]);[.E41])" office:value-type="float" office:value="-65.5171266981764" calcext:value-type="float">
            <text:p>-65.5171266981764</text:p>
          </table:table-cell>
          <table:table-cell table:formula="of:=[.I41]+[.J41]" office:value-type="float" office:value="149.038747816344" calcext:value-type="float">
            <text:p>149.038747816344</text:p>
          </table:table-cell>
          <table:table-cell table:formula="of:=MAX(-[.I42];[.K42]+[.L42]+[.M42])" office:value-type="float" office:value="32.3998961578965" calcext:value-type="float">
            <text:p>32.3998961578965</text:p>
          </table:table-cell>
          <table:table-cell table:formula="of:=-[.H42]" office:value-type="float" office:value="65.5171266981764" calcext:value-type="float">
            <text:p>65.5171266981764</text:p>
          </table:table-cell>
          <table:table-cell table:formula="of:=-SUMPRODUCT([.I23:.I42];[.$BA$25:.$BA$44])" office:value-type="float" office:value="-24.2909642749625" calcext:value-type="float">
            <text:p>-24.2909642749625</text:p>
          </table:table-cell>
          <table:table-cell table:formula="of:=-SUMPRODUCT([.I23:.I42];[.$BB$25:.$BB$44])" office:value-type="float" office:value="-8.82626626531744" calcext:value-type="float">
            <text:p>-8.82626626531744</text:p>
          </table:table-cell>
          <table:table-cell table:formula="of:=[.N41]+[.O41]" office:value-type="float" office:value="44.3243771315606" calcext:value-type="float">
            <text:p>44.3243771315606</text:p>
          </table:table-cell>
          <table:table-cell table:formula="of:=MAX(-[.N42];SUM([.P42:.R42]))" office:value-type="float" office:value="19.2047602630271" calcext:value-type="float">
            <text:p>19.2047602630271</text:p>
          </table:table-cell>
          <table:table-cell table:formula="of:=-[.L42]" office:value-type="float" office:value="24.2909642749625" calcext:value-type="float">
            <text:p>24.2909642749625</text:p>
          </table:table-cell>
          <table:table-cell table:formula="of:=-SUMPRODUCT([.N22:.N41];[.BB$47:.BB$66])" office:value-type="float" office:value="-4.25615469570072" calcext:value-type="float">
            <text:p>-4.25615469570072</text:p>
          </table:table-cell>
          <table:table-cell table:formula="of:=-SUMPRODUCT([.N22:.N41];[.BA$47:.BA$66])" office:value-type="float" office:value="-0.830049316234627" calcext:value-type="float">
            <text:p>-0.830049316234627</text:p>
          </table:table-cell>
          <table:table-cell table:formula="of:=SUM([.N$7:.N42])" office:value-type="float" office:value="175.834544518904" calcext:value-type="float">
            <text:p>175.834544518904</text:p>
          </table:table-cell>
          <table:table-cell table:formula="of:=[.T41]+[.U41]" office:value-type="float" office:value="2.91014322912956" calcext:value-type="float">
            <text:p>2.91014322912956</text:p>
          </table:table-cell>
          <table:table-cell table:formula="of:=MAX(-[.T42];SUM([.V42:.X42]))" office:value-type="float" office:value="0.5755802115631" calcext:value-type="float">
            <text:p>0.5755802115631</text:p>
          </table:table-cell>
          <table:table-cell table:formula="of:=-[.R42]" office:value-type="float" office:value="0.830049316234627" calcext:value-type="float">
            <text:p>0.830049316234627</text:p>
          </table:table-cell>
          <table:table-cell table:formula="of:=-[.T19]*(1-[.$Q$2])" office:value-type="float" office:value="-0" calcext:value-type="float">
            <text:p>0</text:p>
          </table:table-cell>
          <table:table-cell table:formula="of:=-[.T38]*[.$Q$2]" office:value-type="float" office:value="-0.254469104671526" calcext:value-type="float">
            <text:p>-0.254469104671526</text:p>
          </table:table-cell>
          <table:table-cell table:formula="of:=[.Y41]+[.Z41]" office:value-type="float" office:value="53.1086448768829" calcext:value-type="float">
            <text:p>53.1086448768829</text:p>
          </table:table-cell>
          <table:table-cell table:formula="of:=-[.Q42]-[.M42]-[.W42]" office:value-type="float" office:value="13.0824209610182" calcext:value-type="float">
            <text:p>13.0824209610182</text:p>
          </table:table-cell>
          <table:table-cell table:formula="of:=[.AA41]+[.AB41]" office:value-type="float" office:value="0.466208407810298" calcext:value-type="float">
            <text:p>0.466208407810298</text:p>
          </table:table-cell>
          <table:table-cell table:formula="of:=-[.X42]" office:value-type="float" office:value="0.254469104671526" calcext:value-type="float">
            <text:p>0.254469104671526</text:p>
          </table:table-cell>
          <table:table-cell office:value-type="float" office:value="127" calcext:value-type="float">
            <text:p>127</text:p>
          </table:table-cell>
          <table:table-cell table:formula="of:=LN([.AC42])" office:value-type="float" office:value="4.84418708645859" calcext:value-type="float">
            <text:p>4.84418708645859</text:p>
          </table:table-cell>
          <table:table-cell table:formula="of:=LN([.S42])" office:value-type="float" office:value="5.16954346491756" calcext:value-type="float">
            <text:p>5.16954346491756</text:p>
          </table:table-cell>
          <table:table-cell table:formula="of:=[.AD42]-[.AE42]" office:value-type="float" office:value="-0.325356378458964" calcext:value-type="float">
            <text:p>-0.32535637845896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2]&gt;=[.$L$3];[.$L$2];IF([.B42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41]-1" office:value-type="float" office:value="3" calcext:value-type="float">
            <text:p>3</text:p>
          </table:table-cell>
          <table:table-cell table:formula="of:=WEIBULL([.AX20];[.$AV$26];1/[.$AV$27];0)" office:value-type="float" office:value="0.351663141143927" calcext:value-type="float">
            <text:p>0.351663141143927</text:p>
          </table:table-cell>
          <table:table-cell table:formula="of:=WEIBULL([.AX20];[.$AV$29];1/[.$AV$30];0)" office:value-type="float" office:value="0.0301923810415391" calcext:value-type="float">
            <text:p>0.030192381041539</text:p>
          </table:table-cell>
          <table:table-cell table:formula="of:=[.AY42]/SUM([.$AY$25:.$AZ$44])*(1-[.$I$2])" office:value-type="float" office:value="0.0879154043362634" calcext:value-type="float">
            <text:p>0.087915404336263</text:p>
          </table:table-cell>
          <table:table-cell table:formula="of:=[.AZ42]/SUM([.$AY$25:.$AZ$44])*[.$I$2]" office:value-type="float" office:value="0.00754806255357615" calcext:value-type="float">
            <text:p>0.007548062553576</text:p>
          </table:table-cell>
          <table:table-cell table:number-columns-repeated="18"/>
        </table:table-row>
        <table:table-row table:style-name="ro1">
          <table:table-cell table:formula="of:=[.$C$2]+[.B43]" office:value-type="date" office:date-value="2020-03-01" calcext:value-type="date">
            <text:p>03/01/20</text:p>
          </table:table-cell>
          <table:table-cell table:formula="of:=[.B42]+1" office:value-type="float" office:value="15" calcext:value-type="float">
            <text:p>15</text:p>
          </table:table-cell>
          <table:table-cell table:formula="of:=[.C42]+[.D42]" office:value-type="float" office:value="80999101.5288492" calcext:value-type="float">
            <text:p>80999101.5288492</text:p>
          </table:table-cell>
          <table:table-cell table:formula="of:=-MIN([.AK42]*[.C42]*[.I42]/[.$C$4];[.C43])" office:value-type="float" office:value="-298.075080150083" calcext:value-type="float">
            <text:p>-298.075080150083</text:p>
          </table:table-cell>
          <table:table-cell table:formula="of:=[.E42]+[.F42]" office:value-type="float" office:value="613.105902664157" calcext:value-type="float">
            <text:p>613.105902664157</text:p>
          </table:table-cell>
          <table:table-cell table:formula="of:=MAX([.G43]+[.H43];-[.E43])" office:value-type="float" office:value="213.100149987062" calcext:value-type="float">
            <text:p>213.100149987062</text:p>
          </table:table-cell>
          <table:table-cell table:formula="of:=-[.D43]" office:value-type="float" office:value="298.075080150083" calcext:value-type="float">
            <text:p>298.075080150083</text:p>
          </table:table-cell>
          <table:table-cell table:formula="of:=-MIN(SUMPRODUCT([.$AZ$3:.$AZ$22];[.E23:.E42]);[.E42])" office:value-type="float" office:value="-84.9749301630203" calcext:value-type="float">
            <text:p>-84.9749301630203</text:p>
          </table:table-cell>
          <table:table-cell table:formula="of:=[.I42]+[.J42]" office:value-type="float" office:value="181.438643974241" calcext:value-type="float">
            <text:p>181.438643974241</text:p>
          </table:table-cell>
          <table:table-cell table:formula="of:=MAX(-[.I43];[.K43]+[.L43]+[.M43])" office:value-type="float" office:value="41.2655999220463" calcext:value-type="float">
            <text:p>41.2655999220463</text:p>
          </table:table-cell>
          <table:table-cell table:formula="of:=-[.H43]" office:value-type="float" office:value="84.9749301630203" calcext:value-type="float">
            <text:p>84.9749301630203</text:p>
          </table:table-cell>
          <table:table-cell table:formula="of:=-SUMPRODUCT([.I24:.I43];[.$BA$25:.$BA$44])" office:value-type="float" office:value="-30.7847377207654" calcext:value-type="float">
            <text:p>-30.7847377207654</text:p>
          </table:table-cell>
          <table:table-cell table:formula="of:=-SUMPRODUCT([.I24:.I43];[.$BB$25:.$BB$44])" office:value-type="float" office:value="-12.9245925202086" calcext:value-type="float">
            <text:p>-12.9245925202086</text:p>
          </table:table-cell>
          <table:table-cell table:formula="of:=[.N42]+[.O42]" office:value-type="float" office:value="63.5291373945877" calcext:value-type="float">
            <text:p>63.5291373945877</text:p>
          </table:table-cell>
          <table:table-cell table:formula="of:=MAX(-[.N43];SUM([.P43:.R43]))" office:value-type="float" office:value="24.7440564796897" calcext:value-type="float">
            <text:p>24.7440564796897</text:p>
          </table:table-cell>
          <table:table-cell table:formula="of:=-[.L43]" office:value-type="float" office:value="30.7847377207654" calcext:value-type="float">
            <text:p>30.7847377207654</text:p>
          </table:table-cell>
          <table:table-cell table:formula="of:=-SUMPRODUCT([.N23:.N42];[.BB$47:.BB$66])" office:value-type="float" office:value="-4.88618549476516" calcext:value-type="float">
            <text:p>-4.88618549476516</text:p>
          </table:table-cell>
          <table:table-cell table:formula="of:=-SUMPRODUCT([.N23:.N42];[.BA$47:.BA$66])" office:value-type="float" office:value="-1.15449574631047" calcext:value-type="float">
            <text:p>-1.15449574631047</text:p>
          </table:table-cell>
          <table:table-cell table:formula="of:=SUM([.N$7:.N43])" office:value-type="float" office:value="239.363681913491" calcext:value-type="float">
            <text:p>239.363681913491</text:p>
          </table:table-cell>
          <table:table-cell table:formula="of:=[.T42]+[.U42]" office:value-type="float" office:value="3.48572344069266" calcext:value-type="float">
            <text:p>3.48572344069266</text:p>
          </table:table-cell>
          <table:table-cell table:formula="of:=MAX(-[.T43];SUM([.V43:.X43]))" office:value-type="float" office:value="0.823724921680431" calcext:value-type="float">
            <text:p>0.823724921680431</text:p>
          </table:table-cell>
          <table:table-cell table:formula="of:=-[.R43]" office:value-type="float" office:value="1.15449574631047" calcext:value-type="float">
            <text:p>1.15449574631047</text:p>
          </table:table-cell>
          <table:table-cell table:formula="of:=-[.T20]*(1-[.$Q$2])" office:value-type="float" office:value="-0" calcext:value-type="float">
            <text:p>0</text:p>
          </table:table-cell>
          <table:table-cell table:formula="of:=-[.T39]*[.$Q$2]" office:value-type="float" office:value="-0.33077082463004" calcext:value-type="float">
            <text:p>-0.33077082463004</text:p>
          </table:table-cell>
          <table:table-cell table:formula="of:=[.Y42]+[.Z42]" office:value-type="float" office:value="66.1910658379011" calcext:value-type="float">
            <text:p>66.1910658379011</text:p>
          </table:table-cell>
          <table:table-cell table:formula="of:=-[.Q43]-[.M43]-[.W43]" office:value-type="float" office:value="17.8107780149738" calcext:value-type="float">
            <text:p>17.8107780149738</text:p>
          </table:table-cell>
          <table:table-cell table:formula="of:=[.AA42]+[.AB42]" office:value-type="float" office:value="0.720677512481824" calcext:value-type="float">
            <text:p>0.720677512481824</text:p>
          </table:table-cell>
          <table:table-cell table:formula="of:=-[.X43]" office:value-type="float" office:value="0.33077082463004" calcext:value-type="float">
            <text:p>0.33077082463004</text:p>
          </table:table-cell>
          <table:table-cell office:value-type="float" office:value="160" calcext:value-type="float">
            <text:p>160</text:p>
          </table:table-cell>
          <table:table-cell table:formula="of:=LN([.AC43])" office:value-type="float" office:value="5.07517381523383" calcext:value-type="float">
            <text:p>5.07517381523383</text:p>
          </table:table-cell>
          <table:table-cell table:formula="of:=LN([.S43])" office:value-type="float" office:value="5.47798407699356" calcext:value-type="float">
            <text:p>5.47798407699356</text:p>
          </table:table-cell>
          <table:table-cell table:formula="of:=[.AD43]-[.AE43]" office:value-type="float" office:value="-0.402810261759728" calcext:value-type="float">
            <text:p>-0.40281026175972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3]&gt;=[.$L$3];[.$L$2];IF([.B43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42]-1" office:value-type="float" office:value="2" calcext:value-type="float">
            <text:p>2</text:p>
          </table:table-cell>
          <table:table-cell table:formula="of:=WEIBULL([.AX21];[.$AV$26];1/[.$AV$27];0)" office:value-type="float" office:value="0.261058237807007" calcext:value-type="float">
            <text:p>0.261058237807007</text:p>
          </table:table-cell>
          <table:table-cell table:formula="of:=WEIBULL([.AX21];[.$AV$29];1/[.$AV$30];0)" office:value-type="float" office:value="0.0060602556716143" calcext:value-type="float">
            <text:p>0.006060255671614</text:p>
          </table:table-cell>
          <table:table-cell table:formula="of:=[.AY43]/SUM([.$AY$25:.$AZ$44])*(1-[.$I$2])" office:value-type="float" office:value="0.0652642766525315" calcext:value-type="float">
            <text:p>0.065264276652532</text:p>
          </table:table-cell>
          <table:table-cell table:formula="of:=[.AZ43]/SUM([.$AY$25:.$AZ$44])*[.$I$2]" office:value-type="float" office:value="0.00151505735294859" calcext:value-type="float">
            <text:p>0.001515057352949</text:p>
          </table:table-cell>
          <table:table-cell table:number-columns-repeated="18"/>
        </table:table-row>
        <table:table-row table:style-name="ro1">
          <table:table-cell table:formula="of:=[.$C$2]+[.B44]" office:value-type="date" office:date-value="2020-03-02" calcext:value-type="date">
            <text:p>03/02/20</text:p>
          </table:table-cell>
          <table:table-cell table:formula="of:=[.B43]+1" office:value-type="float" office:value="16" calcext:value-type="float">
            <text:p>16</text:p>
          </table:table-cell>
          <table:table-cell table:formula="of:=[.C43]+[.D43]" office:value-type="float" office:value="80998803.453769" calcext:value-type="float">
            <text:p>80998803.453769</text:p>
          </table:table-cell>
          <table:table-cell table:formula="of:=-MIN([.AK43]*[.C43]*[.I43]/[.$C$4];[.C44])" office:value-type="float" office:value="-362.873262827809" calcext:value-type="float">
            <text:p>-362.873262827809</text:p>
          </table:table-cell>
          <table:table-cell table:formula="of:=[.E43]+[.F43]" office:value-type="float" office:value="826.206052651219" calcext:value-type="float">
            <text:p>826.206052651219</text:p>
          </table:table-cell>
          <table:table-cell table:formula="of:=MAX([.G44]+[.H44];-[.E44])" office:value-type="float" office:value="249.577989355578" calcext:value-type="float">
            <text:p>249.577989355578</text:p>
          </table:table-cell>
          <table:table-cell table:formula="of:=-[.D44]" office:value-type="float" office:value="362.873262827809" calcext:value-type="float">
            <text:p>362.873262827809</text:p>
          </table:table-cell>
          <table:table-cell table:formula="of:=-MIN(SUMPRODUCT([.$AZ$3:.$AZ$22];[.E24:.E43]);[.E43])" office:value-type="float" office:value="-113.295273472231" calcext:value-type="float">
            <text:p>-113.295273472231</text:p>
          </table:table-cell>
          <table:table-cell table:formula="of:=[.I43]+[.J43]" office:value-type="float" office:value="222.704243896287" calcext:value-type="float">
            <text:p>222.704243896287</text:p>
          </table:table-cell>
          <table:table-cell table:formula="of:=MAX(-[.I44];[.K44]+[.L44]+[.M44])" office:value-type="float" office:value="57.271955347656" calcext:value-type="float">
            <text:p>57.271955347656</text:p>
          </table:table-cell>
          <table:table-cell table:formula="of:=-[.H44]" office:value-type="float" office:value="113.295273472231" calcext:value-type="float">
            <text:p>113.295273472231</text:p>
          </table:table-cell>
          <table:table-cell table:formula="of:=-SUMPRODUCT([.I25:.I44];[.$BA$25:.$BA$44])" office:value-type="float" office:value="-38.1102058756306" calcext:value-type="float">
            <text:p>-38.1102058756306</text:p>
          </table:table-cell>
          <table:table-cell table:formula="of:=-SUMPRODUCT([.I25:.I44];[.$BB$25:.$BB$44])" office:value-type="float" office:value="-17.9131122489442" calcext:value-type="float">
            <text:p>-17.9131122489442</text:p>
          </table:table-cell>
          <table:table-cell table:formula="of:=[.N43]+[.O43]" office:value-type="float" office:value="88.2731938742774" calcext:value-type="float">
            <text:p>88.2731938742774</text:p>
          </table:table-cell>
          <table:table-cell table:formula="of:=MAX(-[.N44];SUM([.P44:.R44]))" office:value-type="float" office:value="30.5375441429287" calcext:value-type="float">
            <text:p>30.5375441429287</text:p>
          </table:table-cell>
          <table:table-cell table:formula="of:=-[.L44]" office:value-type="float" office:value="38.1102058756306" calcext:value-type="float">
            <text:p>38.1102058756306</text:p>
          </table:table-cell>
          <table:table-cell table:formula="of:=-SUMPRODUCT([.N24:.N43];[.BB$47:.BB$66])" office:value-type="float" office:value="-5.91392746551038" calcext:value-type="float">
            <text:p>-5.91392746551038</text:p>
          </table:table-cell>
          <table:table-cell table:formula="of:=-SUMPRODUCT([.N24:.N43];[.BA$47:.BA$66])" office:value-type="float" office:value="-1.65873426719153" calcext:value-type="float">
            <text:p>-1.65873426719153</text:p>
          </table:table-cell>
          <table:table-cell table:formula="of:=SUM([.N$7:.N44])" office:value-type="float" office:value="327.636875787769" calcext:value-type="float">
            <text:p>327.636875787769</text:p>
          </table:table-cell>
          <table:table-cell table:formula="of:=[.T43]+[.U43]" office:value-type="float" office:value="4.30944836237309" calcext:value-type="float">
            <text:p>4.30944836237309</text:p>
          </table:table-cell>
          <table:table-cell table:formula="of:=MAX(-[.T44];SUM([.V44:.X44]))" office:value-type="float" office:value="1.2491026159721" calcext:value-type="float">
            <text:p>1.2491026159721</text:p>
          </table:table-cell>
          <table:table-cell table:formula="of:=-[.R44]" office:value-type="float" office:value="1.65873426719153" calcext:value-type="float">
            <text:p>1.65873426719153</text:p>
          </table:table-cell>
          <table:table-cell table:formula="of:=-[.T21]*(1-[.$Q$2])" office:value-type="float" office:value="-0" calcext:value-type="float">
            <text:p>0</text:p>
          </table:table-cell>
          <table:table-cell table:formula="of:=-[.T40]*[.$Q$2]" office:value-type="float" office:value="-0.409631651219429" calcext:value-type="float">
            <text:p>-0.409631651219429</text:p>
          </table:table-cell>
          <table:table-cell table:formula="of:=[.Y43]+[.Z43]" office:value-type="float" office:value="84.0018438528749" calcext:value-type="float">
            <text:p>84.0018438528749</text:p>
          </table:table-cell>
          <table:table-cell table:formula="of:=-[.Q44]-[.M44]-[.W44]" office:value-type="float" office:value="23.8270397144545" calcext:value-type="float">
            <text:p>23.8270397144545</text:p>
          </table:table-cell>
          <table:table-cell table:formula="of:=[.AA43]+[.AB43]" office:value-type="float" office:value="1.05144833711186" calcext:value-type="float">
            <text:p>1.05144833711186</text:p>
          </table:table-cell>
          <table:table-cell table:formula="of:=-[.X44]" office:value-type="float" office:value="0.409631651219429" calcext:value-type="float">
            <text:p>0.409631651219429</text:p>
          </table:table-cell>
          <table:table-cell office:value-type="float" office:value="202" calcext:value-type="float">
            <text:p>202</text:p>
          </table:table-cell>
          <table:table-cell table:formula="of:=LN([.AC44])" office:value-type="float" office:value="5.30826769740121" calcext:value-type="float">
            <text:p>5.30826769740121</text:p>
          </table:table-cell>
          <table:table-cell table:formula="of:=LN([.S44])" office:value-type="float" office:value="5.79190590909885" calcext:value-type="float">
            <text:p>5.79190590909885</text:p>
          </table:table-cell>
          <table:table-cell table:formula="of:=[.AD44]-[.AE44]" office:value-type="float" office:value="-0.483638211697646" calcext:value-type="float">
            <text:p>-0.48363821169764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4]&gt;=[.$L$3];[.$L$2];IF([.B44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43]-1" office:value-type="float" office:value="1" calcext:value-type="float">
            <text:p>1</text:p>
          </table:table-cell>
          <table:table-cell table:formula="of:=WEIBULL([.AX22];[.$AV$26];1/[.$AV$27];0)" office:value-type="float" office:value="0.0788422605634713" calcext:value-type="float">
            <text:p>0.078842260563471</text:p>
          </table:table-cell>
          <table:table-cell table:formula="of:=WEIBULL([.AX22];[.$AV$29];1/[.$AV$30];0)" office:value-type="float" office:value="0.000379658668575176" calcext:value-type="float">
            <text:p>0.000379658668575</text:p>
          </table:table-cell>
          <table:table-cell table:formula="of:=[.AY44]/SUM([.$AY$25:.$AZ$44])*(1-[.$I$2])" office:value-type="float" office:value="0.0197104797326079" calcext:value-type="float">
            <text:p>0.019710479732608</text:p>
          </table:table-cell>
          <table:table-cell table:formula="of:=[.AZ44]/SUM([.$AY$25:.$AZ$44])*[.$I$2]" office:value-type="float" office:value="0.000094914255867075" calcext:value-type="float">
            <text:p>9.4914255867075E-05</text:p>
          </table:table-cell>
          <table:table-cell table:number-columns-repeated="18"/>
        </table:table-row>
        <table:table-row table:style-name="ro1">
          <table:table-cell table:formula="of:=[.$C$2]+[.B45]" office:value-type="date" office:date-value="2020-03-03" calcext:value-type="date">
            <text:p>03/03/20</text:p>
          </table:table-cell>
          <table:table-cell table:formula="of:=[.B44]+1" office:value-type="float" office:value="17" calcext:value-type="float">
            <text:p>17</text:p>
          </table:table-cell>
          <table:table-cell table:formula="of:=[.C44]+[.D44]" office:value-type="float" office:value="80998440.5805062" calcext:value-type="float">
            <text:p>80998440.5805062</text:p>
          </table:table-cell>
          <table:table-cell table:formula="of:=-MIN([.AK44]*[.C44]*[.I44]/[.$C$4];[.C45])" office:value-type="float" office:value="-445.401908140138" calcext:value-type="float">
            <text:p>-445.401908140138</text:p>
          </table:table-cell>
          <table:table-cell table:formula="of:=[.E44]+[.F44]" office:value-type="float" office:value="1075.7840420068" calcext:value-type="float">
            <text:p>1075.7840420068</text:p>
          </table:table-cell>
          <table:table-cell table:formula="of:=MAX([.G45]+[.H45];-[.E45])" office:value-type="float" office:value="291.833059829462" calcext:value-type="float">
            <text:p>291.833059829462</text:p>
          </table:table-cell>
          <table:table-cell table:formula="of:=-[.D45]" office:value-type="float" office:value="445.401908140138" calcext:value-type="float">
            <text:p>445.401908140138</text:p>
          </table:table-cell>
          <table:table-cell table:formula="of:=-MIN(SUMPRODUCT([.$AZ$3:.$AZ$22];[.E25:.E44]);[.E44])" office:value-type="float" office:value="-153.568848310676" calcext:value-type="float">
            <text:p>-153.568848310676</text:p>
          </table:table-cell>
          <table:table-cell table:formula="of:=[.I44]+[.J44]" office:value-type="float" office:value="279.976199243943" calcext:value-type="float">
            <text:p>279.976199243943</text:p>
          </table:table-cell>
          <table:table-cell table:formula="of:=MAX(-[.I45];[.K45]+[.L45]+[.M45])" office:value-type="float" office:value="83.0023386032335" calcext:value-type="float">
            <text:p>83.0023386032335</text:p>
          </table:table-cell>
          <table:table-cell table:formula="of:=-[.H45]" office:value-type="float" office:value="153.568848310676" calcext:value-type="float">
            <text:p>153.568848310676</text:p>
          </table:table-cell>
          <table:table-cell table:formula="of:=-SUMPRODUCT([.I26:.I45];[.$BA$25:.$BA$44])" office:value-type="float" office:value="-46.8897131814485" calcext:value-type="float">
            <text:p>-46.8897131814485</text:p>
          </table:table-cell>
          <table:table-cell table:formula="of:=-SUMPRODUCT([.I26:.I45];[.$BB$25:.$BB$44])" office:value-type="float" office:value="-23.6767965259941" calcext:value-type="float">
            <text:p>-23.6767965259941</text:p>
          </table:table-cell>
          <table:table-cell table:formula="of:=[.N44]+[.O44]" office:value-type="float" office:value="118.810738017206" calcext:value-type="float">
            <text:p>118.810738017206</text:p>
          </table:table-cell>
          <table:table-cell table:formula="of:=MAX(-[.N45];SUM([.P45:.R45]))" office:value-type="float" office:value="36.8297148155129" calcext:value-type="float">
            <text:p>36.8297148155129</text:p>
          </table:table-cell>
          <table:table-cell table:formula="of:=-[.L45]" office:value-type="float" office:value="46.8897131814485" calcext:value-type="float">
            <text:p>46.8897131814485</text:p>
          </table:table-cell>
          <table:table-cell table:formula="of:=-SUMPRODUCT([.N25:.N44];[.BB$47:.BB$66])" office:value-type="float" office:value="-7.67583319773125" calcext:value-type="float">
            <text:p>-7.67583319773125</text:p>
          </table:table-cell>
          <table:table-cell table:formula="of:=-SUMPRODUCT([.N25:.N44];[.BA$47:.BA$66])" office:value-type="float" office:value="-2.38416516820434" calcext:value-type="float">
            <text:p>-2.38416516820434</text:p>
          </table:table-cell>
          <table:table-cell table:formula="of:=SUM([.N$7:.N45])" office:value-type="float" office:value="446.447613804975" calcext:value-type="float">
            <text:p>446.447613804975</text:p>
          </table:table-cell>
          <table:table-cell table:formula="of:=[.T44]+[.U44]" office:value-type="float" office:value="5.55855097834519" calcext:value-type="float">
            <text:p>5.55855097834519</text:p>
          </table:table-cell>
          <table:table-cell table:formula="of:=MAX(-[.T45];SUM([.V45:.X45]))" office:value-type="float" office:value="1.89293053862115" calcext:value-type="float">
            <text:p>1.89293053862115</text:p>
          </table:table-cell>
          <table:table-cell table:formula="of:=-[.R45]" office:value-type="float" office:value="2.38416516820434" calcext:value-type="float">
            <text:p>2.38416516820434</text:p>
          </table:table-cell>
          <table:table-cell table:formula="of:=-[.T22]*(1-[.$Q$2])" office:value-type="float" office:value="-0" calcext:value-type="float">
            <text:p>0</text:p>
          </table:table-cell>
          <table:table-cell table:formula="of:=-[.T41]*[.$Q$2]" office:value-type="float" office:value="-0.491234629583187" calcext:value-type="float">
            <text:p>-0.491234629583187</text:p>
          </table:table-cell>
          <table:table-cell table:formula="of:=[.Y44]+[.Z44]" office:value-type="float" office:value="107.828883567329" calcext:value-type="float">
            <text:p>107.828883567329</text:p>
          </table:table-cell>
          <table:table-cell table:formula="of:=-[.Q45]-[.M45]-[.W45]" office:value-type="float" office:value="31.3526297237253" calcext:value-type="float">
            <text:p>31.3526297237253</text:p>
          </table:table-cell>
          <table:table-cell table:formula="of:=[.AA44]+[.AB44]" office:value-type="float" office:value="1.46107998833129" calcext:value-type="float">
            <text:p>1.46107998833129</text:p>
          </table:table-cell>
          <table:table-cell table:formula="of:=-[.X45]" office:value-type="float" office:value="0.491234629583187" calcext:value-type="float">
            <text:p>0.491234629583187</text:p>
          </table:table-cell>
          <table:table-cell office:value-type="float" office:value="274" calcext:value-type="float">
            <text:p>274</text:p>
          </table:table-cell>
          <table:table-cell table:formula="of:=LN([.AC45])" office:value-type="float" office:value="5.61312810638807" calcext:value-type="float">
            <text:p>5.61312810638807</text:p>
          </table:table-cell>
          <table:table-cell table:formula="of:=LN([.S45])" office:value-type="float" office:value="6.10132206712864" calcext:value-type="float">
            <text:p>6.10132206712864</text:p>
          </table:table-cell>
          <table:table-cell table:formula="of:=[.AD45]-[.AE45]" office:value-type="float" office:value="-0.488193960740566" calcext:value-type="float">
            <text:p>-0.4881939607405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B45]&gt;=[.$L$3];[.$L$2];IF([.B45]&gt;=[.$K$3];[.$K$2];[.$J$2]))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 table:formula="of:=[.$C$2]+[.B46]" office:value-type="date" office:date-value="2020-03-04" calcext:value-type="date">
            <text:p>03/04/20</text:p>
          </table:table-cell>
          <table:table-cell table:formula="of:=[.B45]+1" office:value-type="float" office:value="18" calcext:value-type="float">
            <text:p>18</text:p>
          </table:table-cell>
          <table:table-cell table:formula="of:=[.C45]+[.D45]" office:value-type="float" office:value="80997995.178598" calcext:value-type="float">
            <text:p>80997995.178598</text:p>
          </table:table-cell>
          <table:table-cell table:formula="of:=-MIN([.AK45]*[.C45]*[.I45]/[.$C$4];[.C46])" office:value-type="float" office:value="-559.941618232506" calcext:value-type="float">
            <text:p>-559.941618232506</text:p>
          </table:table-cell>
          <table:table-cell table:formula="of:=[.E45]+[.F45]" office:value-type="float" office:value="1367.61710183626" calcext:value-type="float">
            <text:p>1367.61710183626</text:p>
          </table:table-cell>
          <table:table-cell table:formula="of:=MAX([.G46]+[.H46];-[.E46])" office:value-type="float" office:value="350.911085334483" calcext:value-type="float">
            <text:p>350.911085334483</text:p>
          </table:table-cell>
          <table:table-cell table:formula="of:=-[.D46]" office:value-type="float" office:value="559.941618232506" calcext:value-type="float">
            <text:p>559.941618232506</text:p>
          </table:table-cell>
          <table:table-cell table:formula="of:=-MIN(SUMPRODUCT([.$AZ$3:.$AZ$22];[.E26:.E45]);[.E45])" office:value-type="float" office:value="-209.030532898023" calcext:value-type="float">
            <text:p>-209.030532898023</text:p>
          </table:table-cell>
          <table:table-cell table:formula="of:=[.I45]+[.J45]" office:value-type="float" office:value="362.978537847177" calcext:value-type="float">
            <text:p>362.978537847177</text:p>
          </table:table-cell>
          <table:table-cell table:formula="of:=MAX(-[.I46];[.K46]+[.L46]+[.M46])" office:value-type="float" office:value="120.540537448373" calcext:value-type="float">
            <text:p>120.540537448373</text:p>
          </table:table-cell>
          <table:table-cell table:formula="of:=-[.H46]" office:value-type="float" office:value="209.030532898023" calcext:value-type="float">
            <text:p>209.030532898023</text:p>
          </table:table-cell>
          <table:table-cell table:formula="of:=-SUMPRODUCT([.I27:.I46];[.$BA$25:.$BA$44])" office:value-type="float" office:value="-58.298340462614" calcext:value-type="float">
            <text:p>-58.298340462614</text:p>
          </table:table-cell>
          <table:table-cell table:formula="of:=-SUMPRODUCT([.I27:.I46];[.$BB$25:.$BB$44])" office:value-type="float" office:value="-30.191654987036" calcext:value-type="float">
            <text:p>-30.191654987036</text:p>
          </table:table-cell>
          <table:table-cell table:formula="of:=[.N45]+[.O45]" office:value-type="float" office:value="155.640452832719" calcext:value-type="float">
            <text:p>155.640452832719</text:p>
          </table:table-cell>
          <table:table-cell table:formula="of:=MAX(-[.N46];SUM([.P46:.R46]))" office:value-type="float" office:value="44.3720428026196" calcext:value-type="float">
            <text:p>44.3720428026196</text:p>
          </table:table-cell>
          <table:table-cell table:formula="of:=-[.L46]" office:value-type="float" office:value="58.298340462614" calcext:value-type="float">
            <text:p>58.298340462614</text:p>
          </table:table-cell>
          <table:table-cell table:formula="of:=-SUMPRODUCT([.N26:.N45];[.BB$47:.BB$66])" office:value-type="float" office:value="-10.5642932949099" calcext:value-type="float">
            <text:p>-10.5642932949099</text:p>
          </table:table-cell>
          <table:table-cell table:formula="of:=-SUMPRODUCT([.N26:.N45];[.BA$47:.BA$66])" office:value-type="float" office:value="-3.36200436508455" calcext:value-type="float">
            <text:p>-3.36200436508455</text:p>
          </table:table-cell>
          <table:table-cell table:formula="of:=SUM([.N$7:.N46])" office:value-type="float" office:value="602.088066637694" calcext:value-type="float">
            <text:p>602.088066637694</text:p>
          </table:table-cell>
          <table:table-cell table:formula="of:=[.T45]+[.U45]" office:value-type="float" office:value="7.45148151696634" calcext:value-type="float">
            <text:p>7.45148151696634</text:p>
          </table:table-cell>
          <table:table-cell table:formula="of:=MAX(-[.T46];SUM([.V46:.X46]))" office:value-type="float" office:value="2.77997571925864" calcext:value-type="float">
            <text:p>2.77997571925864</text:p>
          </table:table-cell>
          <table:table-cell table:formula="of:=-[.R46]" office:value-type="float" office:value="3.36200436508455" calcext:value-type="float">
            <text:p>3.36200436508455</text:p>
          </table:table-cell>
          <table:table-cell table:formula="of:=-[.T23]*(1-[.$Q$2])" office:value-type="float" office:value="-0" calcext:value-type="float">
            <text:p>0</text:p>
          </table:table-cell>
          <table:table-cell table:formula="of:=-[.T42]*[.$Q$2]" office:value-type="float" office:value="-0.582028645825911" calcext:value-type="float">
            <text:p>-0.582028645825911</text:p>
          </table:table-cell>
          <table:table-cell table:formula="of:=[.Y45]+[.Z45]" office:value-type="float" office:value="139.181513291055" calcext:value-type="float">
            <text:p>139.181513291055</text:p>
          </table:table-cell>
          <table:table-cell table:formula="of:=-[.Q46]-[.M46]-[.W46]" office:value-type="float" office:value="40.7559482819459" calcext:value-type="float">
            <text:p>40.7559482819459</text:p>
          </table:table-cell>
          <table:table-cell table:formula="of:=[.AA45]+[.AB45]" office:value-type="float" office:value="1.95231461791448" calcext:value-type="float">
            <text:p>1.95231461791448</text:p>
          </table:table-cell>
          <table:table-cell table:formula="of:=-[.X46]" office:value-type="float" office:value="0.582028645825911" calcext:value-type="float">
            <text:p>0.582028645825911</text:p>
          </table:table-cell>
          <table:table-cell office:value-type="float" office:value="421" calcext:value-type="float">
            <text:p>421</text:p>
          </table:table-cell>
          <table:table-cell table:formula="of:=LN([.AC46])" office:value-type="float" office:value="6.04263283368238" calcext:value-type="float">
            <text:p>6.04263283368238</text:p>
          </table:table-cell>
          <table:table-cell table:formula="of:=LN([.S46])" office:value-type="float" office:value="6.40040372470531" calcext:value-type="float">
            <text:p>6.40040372470531</text:p>
          </table:table-cell>
          <table:table-cell table:formula="of:=[.AD46]-[.AE46]" office:value-type="float" office:value="-0.357770891022924" calcext:value-type="float">
            <text:p>-0.357770891022924</text:p>
          </table:table-cell>
          <table:table-cell office:value-type="float" office:value="2" calcext:value-type="float">
            <text:p>2</text:p>
          </table:table-cell>
          <table:table-cell table:formula="of:=LN([.AG46])" office:value-type="float" office:value="0.693147180559945" calcext:value-type="float">
            <text:p>0.693147180559945</text:p>
          </table:table-cell>
          <table:table-cell table:formula="of:=IF([.AA46]&lt;1;0;LN([.AA46]))" office:value-type="float" office:value="0.669015652213537" calcext:value-type="float">
            <text:p>0.669015652213537</text:p>
          </table:table-cell>
          <table:table-cell table:formula="of:=[.AH46]-[.AI46]" office:value-type="float" office:value="0.0241315283464086" calcext:value-type="float">
            <text:p>0.024131528346409</text:p>
          </table:table-cell>
          <table:table-cell table:formula="of:=IF([.B46]&gt;=[.$L$3];[.$L$2];IF([.B46]&gt;=[.$K$3];[.$K$2];[.$J$2]))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from D</text:p>
          </table:table-cell>
          <table:table-cell office:value-type="string" calcext:value-type="string">
            <text:p>to H (unnnormalized)</text:p>
          </table:table-cell>
          <table:table-cell office:value-type="string" calcext:value-type="string">
            <text:p>to R (unnormalized)</text:p>
          </table:table-cell>
          <table:table-cell office:value-type="string" calcext:value-type="string">
            <text:p>to H </text:p>
          </table:table-cell>
          <table:table-cell office:value-type="string" calcext:value-type="string">
            <text:p>to R</text:p>
          </table:table-cell>
          <table:table-cell table:number-columns-repeated="9"/>
          <table:table-cell office:value-type="string" calcext:value-type="string">
            <text:p>day</text:p>
          </table:table-cell>
          <table:table-cell office:value-type="string" calcext:value-type="string">
            <text:p>from I to R (via D, but not H)</text:p>
          </table:table-cell>
          <table:table-cell office:value-type="string" calcext:value-type="string">
            <text:p>I to R</text:p>
          </table:table-cell>
          <table:table-cell office:value-type="string" calcext:value-type="string">
            <text:p>I to D</text:p>
          </table:table-cell>
          <table:table-cell office:value-type="string" calcext:value-type="string">
            <text:p>D to R</text:p>
          </table:table-cell>
          <table:table-cell table:number-columns-repeated="4"/>
        </table:table-row>
        <table:table-row table:style-name="ro1">
          <table:table-cell table:formula="of:=[.$C$2]+[.B47]" office:value-type="date" office:date-value="2020-03-05" calcext:value-type="date">
            <text:p>03/05/20</text:p>
          </table:table-cell>
          <table:table-cell table:formula="of:=[.B46]+1" office:value-type="float" office:value="19" calcext:value-type="float">
            <text:p>19</text:p>
          </table:table-cell>
          <table:table-cell table:formula="of:=[.C46]+[.D46]" office:value-type="float" office:value="80997435.2369798" calcext:value-type="float">
            <text:p>80997435.2369798</text:p>
          </table:table-cell>
          <table:table-cell table:formula="of:=-MIN([.AK46]*[.C46]*[.I46]/[.$C$4];[.C47])" office:value-type="float" office:value="-725.939107616795" calcext:value-type="float">
            <text:p>-725.939107616795</text:p>
          </table:table-cell>
          <table:table-cell table:formula="of:=[.E46]+[.F46]" office:value-type="float" office:value="1718.52818717074" calcext:value-type="float">
            <text:p>1718.52818717074</text:p>
          </table:table-cell>
          <table:table-cell table:formula="of:=MAX([.G47]+[.H47];-[.E47])" office:value-type="float" office:value="442.914660331914" calcext:value-type="float">
            <text:p>442.914660331914</text:p>
          </table:table-cell>
          <table:table-cell table:formula="of:=-[.D47]" office:value-type="float" office:value="725.939107616795" calcext:value-type="float">
            <text:p>725.939107616795</text:p>
          </table:table-cell>
          <table:table-cell table:formula="of:=-MIN(SUMPRODUCT([.$AZ$3:.$AZ$22];[.E27:.E46]);[.E46])" office:value-type="float" office:value="-283.02444728488" calcext:value-type="float">
            <text:p>-283.02444728488</text:p>
          </table:table-cell>
          <table:table-cell table:formula="of:=[.I46]+[.J46]" office:value-type="float" office:value="483.51907529555" calcext:value-type="float">
            <text:p>483.51907529555</text:p>
          </table:table-cell>
          <table:table-cell table:formula="of:=MAX(-[.I47];[.K47]+[.L47]+[.M47])" office:value-type="float" office:value="171.229573418882" calcext:value-type="float">
            <text:p>171.229573418882</text:p>
          </table:table-cell>
          <table:table-cell table:formula="of:=-[.H47]" office:value-type="float" office:value="283.02444728488" calcext:value-type="float">
            <text:p>283.02444728488</text:p>
          </table:table-cell>
          <table:table-cell table:formula="of:=-SUMPRODUCT([.I28:.I47];[.$BA$25:.$BA$44])" office:value-type="float" office:value="-74.1250193233214" calcext:value-type="float">
            <text:p>-74.1250193233214</text:p>
          </table:table-cell>
          <table:table-cell table:formula="of:=-SUMPRODUCT([.I28:.I47];[.$BB$25:.$BB$44])" office:value-type="float" office:value="-37.6698545426773" calcext:value-type="float">
            <text:p>-37.6698545426773</text:p>
          </table:table-cell>
          <table:table-cell table:formula="of:=[.N46]+[.O46]" office:value-type="float" office:value="200.012495635339" calcext:value-type="float">
            <text:p>200.012495635339</text:p>
          </table:table-cell>
          <table:table-cell table:formula="of:=MAX(-[.N47];SUM([.P47:.R47]))" office:value-type="float" office:value="54.524333762269" calcext:value-type="float">
            <text:p>54.524333762269</text:p>
          </table:table-cell>
          <table:table-cell table:formula="of:=-[.L47]" office:value-type="float" office:value="74.1250193233214" calcext:value-type="float">
            <text:p>74.1250193233214</text:p>
          </table:table-cell>
          <table:table-cell table:formula="of:=-SUMPRODUCT([.N27:.N46];[.BB$47:.BB$66])" office:value-type="float" office:value="-14.9860037161134" calcext:value-type="float">
            <text:p>-14.9860037161134</text:p>
          </table:table-cell>
          <table:table-cell table:formula="of:=-SUMPRODUCT([.N27:.N46];[.BA$47:.BA$66])" office:value-type="float" office:value="-4.61468184493908" calcext:value-type="float">
            <text:p>-4.61468184493908</text:p>
          </table:table-cell>
          <table:table-cell table:formula="of:=SUM([.N$7:.N47])" office:value-type="float" office:value="802.100562273032" calcext:value-type="float">
            <text:p>802.100562273032</text:p>
          </table:table-cell>
          <table:table-cell table:formula="of:=[.T46]+[.U46]" office:value-type="float" office:value="10.231457236225" calcext:value-type="float">
            <text:p>10.231457236225</text:p>
          </table:table-cell>
          <table:table-cell table:formula="of:=MAX(-[.T47];SUM([.V47:.X47]))" office:value-type="float" office:value="3.91753715680054" calcext:value-type="float">
            <text:p>3.91753715680054</text:p>
          </table:table-cell>
          <table:table-cell table:formula="of:=-[.R47]" office:value-type="float" office:value="4.61468184493908" calcext:value-type="float">
            <text:p>4.61468184493908</text:p>
          </table:table-cell>
          <table:table-cell table:formula="of:=-[.T24]*(1-[.$Q$2])" office:value-type="float" office:value="-0" calcext:value-type="float">
            <text:p>0</text:p>
          </table:table-cell>
          <table:table-cell table:formula="of:=-[.T43]*[.$Q$2]" office:value-type="float" office:value="-0.697144688138532" calcext:value-type="float">
            <text:p>-0.697144688138532</text:p>
          </table:table-cell>
          <table:table-cell table:formula="of:=[.Y46]+[.Z46]" office:value-type="float" office:value="179.937461573001" calcext:value-type="float">
            <text:p>179.937461573001</text:p>
          </table:table-cell>
          <table:table-cell table:formula="of:=-[.Q47]-[.M47]-[.W47]" office:value-type="float" office:value="52.6558582587907" calcext:value-type="float">
            <text:p>52.6558582587907</text:p>
          </table:table-cell>
          <table:table-cell table:formula="of:=[.AA46]+[.AB46]" office:value-type="float" office:value="2.53434326374039" calcext:value-type="float">
            <text:p>2.53434326374039</text:p>
          </table:table-cell>
          <table:table-cell table:formula="of:=-[.X47]" office:value-type="float" office:value="0.697144688138532" calcext:value-type="float">
            <text:p>0.697144688138532</text:p>
          </table:table-cell>
          <table:table-cell office:value-type="float" office:value="601" calcext:value-type="float">
            <text:p>601</text:p>
          </table:table-cell>
          <table:table-cell table:formula="of:=LN([.AC47])" office:value-type="float" office:value="6.39859493453521" calcext:value-type="float">
            <text:p>6.39859493453521</text:p>
          </table:table-cell>
          <table:table-cell table:formula="of:=LN([.S47])" office:value-type="float" office:value="6.6872339893738" calcext:value-type="float">
            <text:p>6.6872339893738</text:p>
          </table:table-cell>
          <table:table-cell table:formula="of:=[.AD47]-[.AE47]" office:value-type="float" office:value="-0.288639054838588" calcext:value-type="float">
            <text:p>-0.288639054838588</text:p>
          </table:table-cell>
          <table:table-cell office:value-type="float" office:value="3" calcext:value-type="float">
            <text:p>3</text:p>
          </table:table-cell>
          <table:table-cell table:formula="of:=LN([.AG47])" office:value-type="float" office:value="1.09861228866811" calcext:value-type="float">
            <text:p>1.09861228866811</text:p>
          </table:table-cell>
          <table:table-cell table:formula="of:=IF([.AA47]&lt;1;0;LN([.AA47]))" office:value-type="float" office:value="0.929934535921319" calcext:value-type="float">
            <text:p>0.929934535921319</text:p>
          </table:table-cell>
          <table:table-cell table:formula="of:=[.AH47]-[.AI47]" office:value-type="float" office:value="0.168677752746791" calcext:value-type="float">
            <text:p>0.168677752746791</text:p>
          </table:table-cell>
          <table:table-cell table:formula="of:=IF([.B47]&gt;=[.$L$3];[.$L$2];IF([.B47]&gt;=[.$K$3];[.$K$2];[.$J$2]))" office:value-type="float" office:value="2" calcext:value-type="float">
            <text:p>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formula="of:=WEIBULL([.AX25];[.$AV$48];1/[.$AV$49];0)" office:value-type="float" office:value="5.04588001272168E-093" calcext:value-type="float">
            <text:p>5.04588001272168E-93</text:p>
          </table:table-cell>
          <table:table-cell table:formula="of:=WEIBULL([.AX25];[.$AV$51];1/[.$AV$52];0)" office:value-type="float" office:value="1.77822691663309E-104" calcext:value-type="float">
            <text:p>1.77822691663309E-104</text:p>
          </table:table-cell>
          <table:table-cell table:formula="of:=[.AY47]/SUM([.$AY$47:.$AZ$66])*[.$P$2]" office:value-type="float" office:value="2.52292907415701E-094" calcext:value-type="float">
            <text:p>2.52292907415701E-94</text:p>
          </table:table-cell>
          <table:table-cell table:formula="of:=[.AZ47]/SUM([.$AY$47:.$AZ$66])*(1-[.$P$2])" office:value-type="float" office:value="8.00198645112467E-105" calcext:value-type="float">
            <text:p>8.00198645112467E-105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table:formula="of:=[.BB25]+[.BA25]*[.BB47]" office:value-type="float" office:value="4.44554802840259E-105" calcext:value-type="float">
            <text:p>4.44554802840259E-105</text:p>
          </table:table-cell>
          <table:table-cell table:number-columns-repeated="7"/>
        </table:table-row>
        <table:table-row table:style-name="ro1">
          <table:table-cell table:formula="of:=[.$C$2]+[.B48]" office:value-type="date" office:date-value="2020-03-06" calcext:value-type="date">
            <text:p>03/06/20</text:p>
          </table:table-cell>
          <table:table-cell table:formula="of:=[.B47]+1" office:value-type="float" office:value="20" calcext:value-type="float">
            <text:p>20</text:p>
          </table:table-cell>
          <table:table-cell table:formula="of:=[.C47]+[.D47]" office:value-type="float" office:value="80996709.2978722" calcext:value-type="float">
            <text:p>80996709.2978722</text:p>
          </table:table-cell>
          <table:table-cell table:formula="of:=-MIN([.AK47]*[.C47]*[.I47]/[.$C$4];[.C48])" office:value-type="float" office:value="-967.007530545572" calcext:value-type="float">
            <text:p>-967.007530545572</text:p>
          </table:table-cell>
          <table:table-cell table:formula="of:=[.E47]+[.F47]" office:value-type="float" office:value="2161.44284750266" calcext:value-type="float">
            <text:p>2161.44284750266</text:p>
          </table:table-cell>
          <table:table-cell table:formula="of:=MAX([.G48]+[.H48];-[.E48])" office:value-type="float" office:value="587.800351998798" calcext:value-type="float">
            <text:p>587.800351998798</text:p>
          </table:table-cell>
          <table:table-cell table:formula="of:=-[.D48]" office:value-type="float" office:value="967.007530545572" calcext:value-type="float">
            <text:p>967.007530545572</text:p>
          </table:table-cell>
          <table:table-cell table:formula="of:=-MIN(SUMPRODUCT([.$AZ$3:.$AZ$22];[.E28:.E47]);[.E47])" office:value-type="float" office:value="-379.207178546773" calcext:value-type="float">
            <text:p>-379.207178546773</text:p>
          </table:table-cell>
          <table:table-cell table:formula="of:=[.I47]+[.J47]" office:value-type="float" office:value="654.748648714431" calcext:value-type="float">
            <text:p>654.748648714431</text:p>
          </table:table-cell>
          <table:table-cell table:formula="of:=MAX(-[.I48];[.K48]+[.L48]+[.M48])" office:value-type="float" office:value="235.750714671179" calcext:value-type="float">
            <text:p>235.750714671179</text:p>
          </table:table-cell>
          <table:table-cell table:formula="of:=-[.H48]" office:value-type="float" office:value="379.207178546773" calcext:value-type="float">
            <text:p>379.207178546773</text:p>
          </table:table-cell>
          <table:table-cell table:formula="of:=-SUMPRODUCT([.I29:.I48];[.$BA$25:.$BA$44])" office:value-type="float" office:value="-96.7472613489222" calcext:value-type="float">
            <text:p>-96.7472613489222</text:p>
          </table:table-cell>
          <table:table-cell table:formula="of:=-SUMPRODUCT([.I29:.I48];[.$BB$25:.$BB$44])" office:value-type="float" office:value="-46.7092025266714" calcext:value-type="float">
            <text:p>-46.7092025266714</text:p>
          </table:table-cell>
          <table:table-cell table:formula="of:=[.N47]+[.O47]" office:value-type="float" office:value="254.536829397608" calcext:value-type="float">
            <text:p>254.536829397608</text:p>
          </table:table-cell>
          <table:table-cell table:formula="of:=MAX(-[.N48];SUM([.P48:.R48]))" office:value-type="float" office:value="69.2688939072662" calcext:value-type="float">
            <text:p>69.2688939072662</text:p>
          </table:table-cell>
          <table:table-cell table:formula="of:=-[.L48]" office:value-type="float" office:value="96.7472613489222" calcext:value-type="float">
            <text:p>96.7472613489222</text:p>
          </table:table-cell>
          <table:table-cell table:formula="of:=-SUMPRODUCT([.N28:.N47];[.BB$47:.BB$66])" office:value-type="float" office:value="-21.3135496158046" calcext:value-type="float">
            <text:p>-21.3135496158046</text:p>
          </table:table-cell>
          <table:table-cell table:formula="of:=-SUMPRODUCT([.N28:.N47];[.BA$47:.BA$66])" office:value-type="float" office:value="-6.16481782585139" calcext:value-type="float">
            <text:p>-6.16481782585139</text:p>
          </table:table-cell>
          <table:table-cell table:formula="of:=SUM([.N$7:.N48])" office:value-type="float" office:value="1056.63739167064" calcext:value-type="float">
            <text:p>1056.63739167064</text:p>
          </table:table-cell>
          <table:table-cell table:formula="of:=[.T47]+[.U47]" office:value-type="float" office:value="14.1489943930255" calcext:value-type="float">
            <text:p>14.1489943930255</text:p>
          </table:table-cell>
          <table:table-cell table:formula="of:=MAX(-[.T48];SUM([.V48:.X48]))" office:value-type="float" office:value="5.30292815337677" calcext:value-type="float">
            <text:p>5.30292815337677</text:p>
          </table:table-cell>
          <table:table-cell table:formula="of:=-[.R48]" office:value-type="float" office:value="6.16481782585139" calcext:value-type="float">
            <text:p>6.16481782585139</text:p>
          </table:table-cell>
          <table:table-cell table:formula="of:=-[.T25]*(1-[.$Q$2])" office:value-type="float" office:value="-0" calcext:value-type="float">
            <text:p>0</text:p>
          </table:table-cell>
          <table:table-cell table:formula="of:=-[.T44]*[.$Q$2]" office:value-type="float" office:value="-0.861889672474618" calcext:value-type="float">
            <text:p>-0.861889672474618</text:p>
          </table:table-cell>
          <table:table-cell table:formula="of:=[.Y47]+[.Z47]" office:value-type="float" office:value="232.593319831791" calcext:value-type="float">
            <text:p>232.593319831791</text:p>
          </table:table-cell>
          <table:table-cell table:formula="of:=-[.Q48]-[.M48]-[.W48]" office:value-type="float" office:value="68.022752142476" calcext:value-type="float">
            <text:p>68.022752142476</text:p>
          </table:table-cell>
          <table:table-cell table:formula="of:=[.AA47]+[.AB47]" office:value-type="float" office:value="3.23148795187892" calcext:value-type="float">
            <text:p>3.23148795187892</text:p>
          </table:table-cell>
          <table:table-cell table:formula="of:=-[.X48]" office:value-type="float" office:value="0.861889672474618" calcext:value-type="float">
            <text:p>0.861889672474618</text:p>
          </table:table-cell>
          <table:table-cell office:value-type="float" office:value="776" calcext:value-type="float">
            <text:p>776</text:p>
          </table:table-cell>
          <table:table-cell table:formula="of:=LN([.AC48])" office:value-type="float" office:value="6.65415252018322" calcext:value-type="float">
            <text:p>6.65415252018322</text:p>
          </table:table-cell>
          <table:table-cell table:formula="of:=LN([.S48])" office:value-type="float" office:value="6.96284687277587" calcext:value-type="float">
            <text:p>6.96284687277587</text:p>
          </table:table-cell>
          <table:table-cell table:formula="of:=[.AD48]-[.AE48]" office:value-type="float" office:value="-0.308694352592648" calcext:value-type="float">
            <text:p>-0.308694352592648</text:p>
          </table:table-cell>
          <table:table-cell office:value-type="float" office:value="4" calcext:value-type="float">
            <text:p>4</text:p>
          </table:table-cell>
          <table:table-cell table:formula="of:=LN([.AG48])" office:value-type="float" office:value="1.38629436111989" calcext:value-type="float">
            <text:p>1.38629436111989</text:p>
          </table:table-cell>
          <table:table-cell table:formula="of:=IF([.AA48]&lt;1;0;LN([.AA48]))" office:value-type="float" office:value="1.17294269737684" calcext:value-type="float">
            <text:p>1.17294269737684</text:p>
          </table:table-cell>
          <table:table-cell table:formula="of:=[.AH48]-[.AI48]" office:value-type="float" office:value="0.213351663743047" calcext:value-type="float">
            <text:p>0.213351663743047</text:p>
          </table:table-cell>
          <table:table-cell table:formula="of:=IF([.B48]&gt;=[.$L$3];[.$L$2];IF([.B48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lpha to H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X47]-1" office:value-type="float" office:value="19" calcext:value-type="float">
            <text:p>19</text:p>
          </table:table-cell>
          <table:table-cell table:formula="of:=WEIBULL([.AX26];[.$AV$48];1/[.$AV$49];0)" office:value-type="float" office:value="1.09067217507119E-079" calcext:value-type="float">
            <text:p>1.09067217507119E-79</text:p>
          </table:table-cell>
          <table:table-cell table:formula="of:=WEIBULL([.AX26];[.$AV$51];1/[.$AV$52];0)" office:value-type="float" office:value="1.08289015003175E-080" calcext:value-type="float">
            <text:p>1.08289015003175E-80</text:p>
          </table:table-cell>
          <table:table-cell table:formula="of:=[.AY48]/SUM([.$AY$47:.$AZ$66])*[.$P$2]" office:value-type="float" office:value="5.45333724528447E-081" calcext:value-type="float">
            <text:p>5.45333724528447E-81</text:p>
          </table:table-cell>
          <table:table-cell table:formula="of:=[.AZ48]/SUM([.$AY$47:.$AZ$66])*(1-[.$P$2])" office:value-type="float" office:value="4.87298455982059E-081" calcext:value-type="float">
            <text:p>4.87298455982059E-81</text:p>
          </table:table-cell>
          <table:table-cell table:number-columns-repeated="9"/>
          <table:table-cell table:formula="of:=[.BL47]-1" office:value-type="float" office:value="39" calcext:value-type="float">
            <text:p>39</text:p>
          </table:table-cell>
          <table:table-cell table:formula="of:=[.BB26]+[.BA26]*[.BB48]" office:value-type="float" office:value="2.70721364434477E-081" calcext:value-type="float">
            <text:p>2.70721364434477E-81</text:p>
          </table:table-cell>
          <table:table-cell table:number-columns-repeated="7"/>
        </table:table-row>
        <table:table-row table:style-name="ro1">
          <table:table-cell table:formula="of:=[.$C$2]+[.B49]" office:value-type="date" office:date-value="2020-03-07" calcext:value-type="date">
            <text:p>03/07/20</text:p>
          </table:table-cell>
          <table:table-cell table:formula="of:=[.B48]+1" office:value-type="float" office:value="21" calcext:value-type="float">
            <text:p>21</text:p>
          </table:table-cell>
          <table:table-cell table:formula="of:=[.C48]+[.D48]" office:value-type="float" office:value="80995742.2903417" calcext:value-type="float">
            <text:p>80995742.2903417</text:p>
          </table:table-cell>
          <table:table-cell table:formula="of:=-MIN([.AK48]*[.C48]*[.I48]/[.$C$4];[.C49])" office:value-type="float" office:value="-1309.44409785426" calcext:value-type="float">
            <text:p>-1309.44409785426</text:p>
          </table:table-cell>
          <table:table-cell table:formula="of:=[.E48]+[.F48]" office:value-type="float" office:value="2749.24319950145" calcext:value-type="float">
            <text:p>2749.24319950145</text:p>
          </table:table-cell>
          <table:table-cell table:formula="of:=MAX([.G49]+[.H49];-[.E49])" office:value-type="float" office:value="807.378182126904" calcext:value-type="float">
            <text:p>807.378182126904</text:p>
          </table:table-cell>
          <table:table-cell table:formula="of:=-[.D49]" office:value-type="float" office:value="1309.44409785426" calcext:value-type="float">
            <text:p>1309.44409785426</text:p>
          </table:table-cell>
          <table:table-cell table:formula="of:=-MIN(SUMPRODUCT([.$AZ$3:.$AZ$22];[.E29:.E48]);[.E48])" office:value-type="float" office:value="-502.065915727353" calcext:value-type="float">
            <text:p>-502.065915727353</text:p>
          </table:table-cell>
          <table:table-cell table:formula="of:=[.I48]+[.J48]" office:value-type="float" office:value="890.499363385611" calcext:value-type="float">
            <text:p>890.499363385611</text:p>
          </table:table-cell>
          <table:table-cell table:formula="of:=MAX(-[.I49];[.K49]+[.L49]+[.M49])" office:value-type="float" office:value="314.622517703453" calcext:value-type="float">
            <text:p>314.622517703453</text:p>
          </table:table-cell>
          <table:table-cell table:formula="of:=-[.H49]" office:value-type="float" office:value="502.065915727353" calcext:value-type="float">
            <text:p>502.065915727353</text:p>
          </table:table-cell>
          <table:table-cell table:formula="of:=-SUMPRODUCT([.I30:.I49];[.$BA$25:.$BA$44])" office:value-type="float" office:value="-129.027169806123" calcext:value-type="float">
            <text:p>-129.027169806123</text:p>
          </table:table-cell>
          <table:table-cell table:formula="of:=-SUMPRODUCT([.I30:.I49];[.$BB$25:.$BB$44])" office:value-type="float" office:value="-58.4162282177778" calcext:value-type="float">
            <text:p>-58.4162282177778</text:p>
          </table:table-cell>
          <table:table-cell table:formula="of:=[.N48]+[.O48]" office:value-type="float" office:value="323.805723304874" calcext:value-type="float">
            <text:p>323.805723304874</text:p>
          </table:table-cell>
          <table:table-cell table:formula="of:=MAX(-[.N49];SUM([.P49:.R49]))" office:value-type="float" office:value="91.1220196639403" calcext:value-type="float">
            <text:p>91.1220196639403</text:p>
          </table:table-cell>
          <table:table-cell table:formula="of:=-[.L49]" office:value-type="float" office:value="129.027169806123" calcext:value-type="float">
            <text:p>129.027169806123</text:p>
          </table:table-cell>
          <table:table-cell table:formula="of:=-SUMPRODUCT([.N29:.N48];[.BB$47:.BB$66])" office:value-type="float" office:value="-29.852908627812" calcext:value-type="float">
            <text:p>-29.852908627812</text:p>
          </table:table-cell>
          <table:table-cell table:formula="of:=-SUMPRODUCT([.N29:.N48];[.BA$47:.BA$66])" office:value-type="float" office:value="-8.05224151437038" calcext:value-type="float">
            <text:p>-8.05224151437038</text:p>
          </table:table-cell>
          <table:table-cell table:formula="of:=SUM([.N$7:.N49])" office:value-type="float" office:value="1380.44311497551" calcext:value-type="float">
            <text:p>1380.44311497551</text:p>
          </table:table-cell>
          <table:table-cell table:formula="of:=[.T48]+[.U48]" office:value-type="float" office:value="19.4519225464023" calcext:value-type="float">
            <text:p>19.4519225464023</text:p>
          </table:table-cell>
          <table:table-cell table:formula="of:=MAX(-[.T49];SUM([.V49:.X49]))" office:value-type="float" office:value="6.94053131870134" calcext:value-type="float">
            <text:p>6.94053131870134</text:p>
          </table:table-cell>
          <table:table-cell table:formula="of:=-[.R49]" office:value-type="float" office:value="8.05224151437038" calcext:value-type="float">
            <text:p>8.05224151437038</text:p>
          </table:table-cell>
          <table:table-cell table:formula="of:=-[.T26]*(1-[.$Q$2])" office:value-type="float" office:value="-0" calcext:value-type="float">
            <text:p>0</text:p>
          </table:table-cell>
          <table:table-cell table:formula="of:=-[.T45]*[.$Q$2]" office:value-type="float" office:value="-1.11171019566904" calcext:value-type="float">
            <text:p>-1.11171019566904</text:p>
          </table:table-cell>
          <table:table-cell table:formula="of:=[.Y48]+[.Z48]" office:value-type="float" office:value="300.616071974267" calcext:value-type="float">
            <text:p>300.616071974267</text:p>
          </table:table-cell>
          <table:table-cell table:formula="of:=-[.Q49]-[.M49]-[.W49]" office:value-type="float" office:value="88.2691368455899" calcext:value-type="float">
            <text:p>88.2691368455899</text:p>
          </table:table-cell>
          <table:table-cell table:formula="of:=[.AA48]+[.AB48]" office:value-type="float" office:value="4.09337762435354" calcext:value-type="float">
            <text:p>4.09337762435354</text:p>
          </table:table-cell>
          <table:table-cell table:formula="of:=-[.X49]" office:value-type="float" office:value="1.11171019566904" calcext:value-type="float">
            <text:p>1.11171019566904</text:p>
          </table:table-cell>
          <table:table-cell office:value-type="float" office:value="911" calcext:value-type="float">
            <text:p>911</text:p>
          </table:table-cell>
          <table:table-cell table:formula="of:=LN([.AC49])" office:value-type="float" office:value="6.81454289725996" calcext:value-type="float">
            <text:p>6.81454289725996</text:p>
          </table:table-cell>
          <table:table-cell table:formula="of:=LN([.S49])" office:value-type="float" office:value="7.23015982441873" calcext:value-type="float">
            <text:p>7.23015982441873</text:p>
          </table:table-cell>
          <table:table-cell table:formula="of:=[.AD49]-[.AE49]" office:value-type="float" office:value="-0.415616927158767" calcext:value-type="float">
            <text:p>-0.415616927158767</text:p>
          </table:table-cell>
          <table:table-cell office:value-type="float" office:value="6" calcext:value-type="float">
            <text:p>6</text:p>
          </table:table-cell>
          <table:table-cell table:formula="of:=LN([.AG49])" office:value-type="float" office:value="1.79175946922806" calcext:value-type="float">
            <text:p>1.79175946922806</text:p>
          </table:table-cell>
          <table:table-cell table:formula="of:=IF([.AA49]&lt;1;0;LN([.AA49]))" office:value-type="float" office:value="1.40937045427416" calcext:value-type="float">
            <text:p>1.40937045427416</text:p>
          </table:table-cell>
          <table:table-cell table:formula="of:=[.AH49]-[.AI49]" office:value-type="float" office:value="0.382389014953898" calcext:value-type="float">
            <text:p>0.382389014953898</text:p>
          </table:table-cell>
          <table:table-cell table:formula="of:=IF([.B49]&gt;=[.$L$3];[.$L$2];IF([.B49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ambda to H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[.AX48]-1" office:value-type="float" office:value="18" calcext:value-type="float">
            <text:p>18</text:p>
          </table:table-cell>
          <table:table-cell table:formula="of:=WEIBULL([.AX27];[.$AV$48];1/[.$AV$49];0)" office:value-type="float" office:value="1.07965184355249E-067" calcext:value-type="float">
            <text:p>1.07965184355249E-67</text:p>
          </table:table-cell>
          <table:table-cell table:formula="of:=WEIBULL([.AX27];[.$AV$51];1/[.$AV$52];0)" office:value-type="float" office:value="1.9231138942391E-061" calcext:value-type="float">
            <text:p>1.9231138942391E-61</text:p>
          </table:table-cell>
          <table:table-cell table:formula="of:=[.AY49]/SUM([.$AY$47:.$AZ$66])*[.$P$2]" office:value-type="float" office:value="5.39823582645313E-069" calcext:value-type="float">
            <text:p>5.39823582645313E-69</text:p>
          </table:table-cell>
          <table:table-cell table:formula="of:=[.AZ49]/SUM([.$AY$47:.$AZ$66])*(1-[.$P$2])" office:value-type="float" office:value="8.65397502519423E-062" calcext:value-type="float">
            <text:p>8.65397502519423E-62</text:p>
          </table:table-cell>
          <table:table-cell table:number-columns-repeated="9"/>
          <table:table-cell table:formula="of:=[.BL48]-1" office:value-type="float" office:value="38" calcext:value-type="float">
            <text:p>38</text:p>
          </table:table-cell>
          <table:table-cell table:formula="of:=[.BB27]+[.BA27]*[.BB49]" office:value-type="float" office:value="4.80776390288569E-062" calcext:value-type="float">
            <text:p>4.80776390288569E-62</text:p>
          </table:table-cell>
          <table:table-cell table:number-columns-repeated="7"/>
        </table:table-row>
        <table:table-row table:style-name="ro1">
          <table:table-cell table:formula="of:=[.$C$2]+[.B50]" office:value-type="date" office:date-value="2020-03-08" calcext:value-type="date">
            <text:p>03/08/20</text:p>
          </table:table-cell>
          <table:table-cell table:formula="of:=[.B49]+1" office:value-type="float" office:value="22" calcext:value-type="float">
            <text:p>22</text:p>
          </table:table-cell>
          <table:table-cell table:formula="of:=[.C49]+[.D49]" office:value-type="float" office:value="80994432.8462438" calcext:value-type="float">
            <text:p>80994432.8462438</text:p>
          </table:table-cell>
          <table:table-cell table:formula="of:=-MIN([.AK49]*[.C49]*[.I49]/[.$C$4];[.C50])" office:value-type="float" office:value="-1780.90510978998" calcext:value-type="float">
            <text:p>-1780.90510978998</text:p>
          </table:table-cell>
          <table:table-cell table:formula="of:=[.E49]+[.F49]" office:value-type="float" office:value="3556.62138162836" calcext:value-type="float">
            <text:p>3556.62138162836</text:p>
          </table:table-cell>
          <table:table-cell table:formula="of:=MAX([.G50]+[.H50];-[.E50])" office:value-type="float" office:value="1123.00106141789" calcext:value-type="float">
            <text:p>1123.00106141789</text:p>
          </table:table-cell>
          <table:table-cell table:formula="of:=-[.D50]" office:value-type="float" office:value="1780.90510978998" calcext:value-type="float">
            <text:p>1780.90510978998</text:p>
          </table:table-cell>
          <table:table-cell table:formula="of:=-MIN(SUMPRODUCT([.$AZ$3:.$AZ$22];[.E30:.E49]);[.E49])" office:value-type="float" office:value="-657.904048372089" calcext:value-type="float">
            <text:p>-657.904048372089</text:p>
          </table:table-cell>
          <table:table-cell table:formula="of:=[.I49]+[.J49]" office:value-type="float" office:value="1205.12188108906" calcext:value-type="float">
            <text:p>1205.12188108906</text:p>
          </table:table-cell>
          <table:table-cell table:formula="of:=MAX(-[.I50];[.K50]+[.L50]+[.M50])" office:value-type="float" office:value="409.260533049964" calcext:value-type="float">
            <text:p>409.260533049964</text:p>
          </table:table-cell>
          <table:table-cell table:formula="of:=-[.H50]" office:value-type="float" office:value="657.904048372089" calcext:value-type="float">
            <text:p>657.904048372089</text:p>
          </table:table-cell>
          <table:table-cell table:formula="of:=-SUMPRODUCT([.I31:.I50];[.$BA$25:.$BA$44])" office:value-type="float" office:value="-174.170239232879" calcext:value-type="float">
            <text:p>-174.170239232879</text:p>
          </table:table-cell>
          <table:table-cell table:formula="of:=-SUMPRODUCT([.I31:.I50];[.$BB$25:.$BB$44])" office:value-type="float" office:value="-74.4732760892465" calcext:value-type="float">
            <text:p>-74.4732760892465</text:p>
          </table:table-cell>
          <table:table-cell table:formula="of:=[.N49]+[.O49]" office:value-type="float" office:value="414.927742968814" calcext:value-type="float">
            <text:p>414.927742968814</text:p>
          </table:table-cell>
          <table:table-cell table:formula="of:=MAX(-[.N50];SUM([.P50:.R50]))" office:value-type="float" office:value="122.95913268958" calcext:value-type="float">
            <text:p>122.95913268958</text:p>
          </table:table-cell>
          <table:table-cell table:formula="of:=-[.L50]" office:value-type="float" office:value="174.170239232879" calcext:value-type="float">
            <text:p>174.170239232879</text:p>
          </table:table-cell>
          <table:table-cell table:formula="of:=-SUMPRODUCT([.N30:.N49];[.BB$47:.BB$66])" office:value-type="float" office:value="-40.8532150998594" calcext:value-type="float">
            <text:p>-40.8532150998594</text:p>
          </table:table-cell>
          <table:table-cell table:formula="of:=-SUMPRODUCT([.N30:.N49];[.BA$47:.BA$66])" office:value-type="float" office:value="-10.3578914434397" calcext:value-type="float">
            <text:p>-10.3578914434397</text:p>
          </table:table-cell>
          <table:table-cell table:formula="of:=SUM([.N$7:.N50])" office:value-type="float" office:value="1795.37085794433" calcext:value-type="float">
            <text:p>1795.37085794433</text:p>
          </table:table-cell>
          <table:table-cell table:formula="of:=[.T49]+[.U49]" office:value-type="float" office:value="26.3924538651036" calcext:value-type="float">
            <text:p>26.3924538651036</text:p>
          </table:table-cell>
          <table:table-cell table:formula="of:=MAX(-[.T50];SUM([.V50:.X50]))" office:value-type="float" office:value="8.86759514004646" calcext:value-type="float">
            <text:p>8.86759514004646</text:p>
          </table:table-cell>
          <table:table-cell table:formula="of:=-[.R50]" office:value-type="float" office:value="10.3578914434397" calcext:value-type="float">
            <text:p>10.3578914434397</text:p>
          </table:table-cell>
          <table:table-cell table:formula="of:=-[.T27]*(1-[.$Q$2])" office:value-type="float" office:value="-0" calcext:value-type="float">
            <text:p>0</text:p>
          </table:table-cell>
          <table:table-cell table:formula="of:=-[.T46]*[.$Q$2]" office:value-type="float" office:value="-1.49029630339327" calcext:value-type="float">
            <text:p>-1.49029630339327</text:p>
          </table:table-cell>
          <table:table-cell table:formula="of:=[.Y49]+[.Z49]" office:value-type="float" office:value="388.885208819857" calcext:value-type="float">
            <text:p>388.885208819857</text:p>
          </table:table-cell>
          <table:table-cell table:formula="of:=-[.Q50]-[.M50]-[.W50]" office:value-type="float" office:value="115.326491189106" calcext:value-type="float">
            <text:p>115.326491189106</text:p>
          </table:table-cell>
          <table:table-cell table:formula="of:=[.AA49]+[.AB49]" office:value-type="float" office:value="5.20508782002258" calcext:value-type="float">
            <text:p>5.20508782002258</text:p>
          </table:table-cell>
          <table:table-cell table:formula="of:=-[.X50]" office:value-type="float" office:value="1.49029630339327" calcext:value-type="float">
            <text:p>1.49029630339327</text:p>
          </table:table-cell>
          <table:table-cell office:value-type="float" office:value="1001" calcext:value-type="float">
            <text:p>1001</text:p>
          </table:table-cell>
          <table:table-cell table:formula="of:=LN([.AC50])" office:value-type="float" office:value="6.90875477931522" calcext:value-type="float">
            <text:p>6.90875477931522</text:p>
          </table:table-cell>
          <table:table-cell table:formula="of:=LN([.S50])" office:value-type="float" office:value="7.4929668856794" calcext:value-type="float">
            <text:p>7.4929668856794</text:p>
          </table:table-cell>
          <table:table-cell table:formula="of:=[.AD50]-[.AE50]" office:value-type="float" office:value="-0.584212106364177" calcext:value-type="float">
            <text:p>-0.584212106364177</text:p>
          </table:table-cell>
          <table:table-cell office:value-type="float" office:value="6" calcext:value-type="float">
            <text:p>6</text:p>
          </table:table-cell>
          <table:table-cell table:formula="of:=LN([.AG50])" office:value-type="float" office:value="1.79175946922806" calcext:value-type="float">
            <text:p>1.79175946922806</text:p>
          </table:table-cell>
          <table:table-cell table:formula="of:=IF([.AA50]&lt;1;0;LN([.AA50]))" office:value-type="float" office:value="1.64963657416717" calcext:value-type="float">
            <text:p>1.64963657416717</text:p>
          </table:table-cell>
          <table:table-cell table:formula="of:=[.AH50]-[.AI50]" office:value-type="float" office:value="0.142122895060887" calcext:value-type="float">
            <text:p>0.142122895060887</text:p>
          </table:table-cell>
          <table:table-cell table:formula="of:=IF([.B50]&gt;=[.$L$3];[.$L$2];IF([.B50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49]-1" office:value-type="float" office:value="17" calcext:value-type="float">
            <text:p>17</text:p>
          </table:table-cell>
          <table:table-cell table:formula="of:=WEIBULL([.AX28];[.$AV$48];1/[.$AV$49];0)" office:value-type="float" office:value="5.75155851668773E-057" calcext:value-type="float">
            <text:p>5.75155851668773E-57</text:p>
          </table:table-cell>
          <table:table-cell table:formula="of:=WEIBULL([.AX28];[.$AV$51];1/[.$AV$52];0)" office:value-type="float" office:value="4.7361032784813E-046" calcext:value-type="float">
            <text:p>4.7361032784813E-46</text:p>
          </table:table-cell>
          <table:table-cell table:formula="of:=[.AY50]/SUM([.$AY$47:.$AZ$66])*[.$P$2]" office:value-type="float" office:value="2.87576679724493E-058" calcext:value-type="float">
            <text:p>2.87576679724493E-58</text:p>
          </table:table-cell>
          <table:table-cell table:formula="of:=[.AZ50]/SUM([.$AY$47:.$AZ$66])*(1-[.$P$2])" office:value-type="float" office:value="2.13123724036814E-046" calcext:value-type="float">
            <text:p>2.13123724036814E-46</text:p>
          </table:table-cell>
          <table:table-cell table:number-columns-repeated="9"/>
          <table:table-cell table:formula="of:=[.BL49]-1" office:value-type="float" office:value="37" calcext:value-type="float">
            <text:p>37</text:p>
          </table:table-cell>
          <table:table-cell table:formula="of:=[.BB28]+[.BA28]*[.BB50]" office:value-type="float" office:value="1.18402068909341E-046" calcext:value-type="float">
            <text:p>1.18402068909341E-46</text:p>
          </table:table-cell>
          <table:table-cell table:number-columns-repeated="7"/>
        </table:table-row>
        <table:table-row table:style-name="ro1">
          <table:table-cell table:formula="of:=[.$C$2]+[.B51]" office:value-type="date" office:date-value="2020-03-09" calcext:value-type="date">
            <text:p>03/09/20</text:p>
          </table:table-cell>
          <table:table-cell table:formula="of:=[.B50]+1" office:value-type="float" office:value="23" calcext:value-type="float">
            <text:p>23</text:p>
          </table:table-cell>
          <table:table-cell table:formula="of:=[.C50]+[.D50]" office:value-type="float" office:value="80992651.941134" calcext:value-type="float">
            <text:p>80992651.941134</text:p>
          </table:table-cell>
          <table:table-cell table:formula="of:=-MIN([.AK50]*[.C50]*[.I50]/[.$C$4];[.C51])" office:value-type="float" office:value="-2410.07810541746" calcext:value-type="float">
            <text:p>-2410.07810541746</text:p>
          </table:table-cell>
          <table:table-cell table:formula="of:=[.E50]+[.F50]" office:value-type="float" office:value="4679.62244304625" calcext:value-type="float">
            <text:p>4679.62244304625</text:p>
          </table:table-cell>
          <table:table-cell table:formula="of:=MAX([.G51]+[.H51];-[.E51])" office:value-type="float" office:value="1554.07683829739" calcext:value-type="float">
            <text:p>1554.07683829739</text:p>
          </table:table-cell>
          <table:table-cell table:formula="of:=-[.D51]" office:value-type="float" office:value="2410.07810541746" calcext:value-type="float">
            <text:p>2410.07810541746</text:p>
          </table:table-cell>
          <table:table-cell table:formula="of:=-MIN(SUMPRODUCT([.$AZ$3:.$AZ$22];[.E31:.E50]);[.E50])" office:value-type="float" office:value="-856.001267120071" calcext:value-type="float">
            <text:p>-856.001267120071</text:p>
          </table:table-cell>
          <table:table-cell table:formula="of:=[.I50]+[.J50]" office:value-type="float" office:value="1614.38241413903" calcext:value-type="float">
            <text:p>1614.38241413903</text:p>
          </table:table-cell>
          <table:table-cell table:formula="of:=MAX(-[.I51];[.K51]+[.L51]+[.M51])" office:value-type="float" office:value="523.246408725972" calcext:value-type="float">
            <text:p>523.246408725972</text:p>
          </table:table-cell>
          <table:table-cell table:formula="of:=-[.H51]" office:value-type="float" office:value="856.001267120071" calcext:value-type="float">
            <text:p>856.001267120071</text:p>
          </table:table-cell>
          <table:table-cell table:formula="of:=-SUMPRODUCT([.I32:.I51];[.$BA$25:.$BA$44])" office:value-type="float" office:value="-235.622775015305" calcext:value-type="float">
            <text:p>-235.622775015305</text:p>
          </table:table-cell>
          <table:table-cell table:formula="of:=-SUMPRODUCT([.I32:.I51];[.$BB$25:.$BB$44])" office:value-type="float" office:value="-97.1320833787934" calcext:value-type="float">
            <text:p>-97.1320833787934</text:p>
          </table:table-cell>
          <table:table-cell table:formula="of:=[.N50]+[.O50]" office:value-type="float" office:value="537.886875658394" calcext:value-type="float">
            <text:p>537.886875658394</text:p>
          </table:table-cell>
          <table:table-cell table:formula="of:=MAX(-[.N51];SUM([.P51:.R51]))" office:value-type="float" office:value="167.813495771073" calcext:value-type="float">
            <text:p>167.813495771073</text:p>
          </table:table-cell>
          <table:table-cell table:formula="of:=-[.L51]" office:value-type="float" office:value="235.622775015305" calcext:value-type="float">
            <text:p>235.622775015305</text:p>
          </table:table-cell>
          <table:table-cell table:formula="of:=-SUMPRODUCT([.N31:.N50];[.BB$47:.BB$66])" office:value-type="float" office:value="-54.5774217199317" calcext:value-type="float">
            <text:p>-54.5774217199317</text:p>
          </table:table-cell>
          <table:table-cell table:formula="of:=-SUMPRODUCT([.N31:.N50];[.BA$47:.BA$66])" office:value-type="float" office:value="-13.2318575243003" calcext:value-type="float">
            <text:p>-13.2318575243003</text:p>
          </table:table-cell>
          <table:table-cell table:formula="of:=SUM([.N$7:.N51])" office:value-type="float" office:value="2333.25773360272" calcext:value-type="float">
            <text:p>2333.25773360272</text:p>
          </table:table-cell>
          <table:table-cell table:formula="of:=[.T50]+[.U50]" office:value-type="float" office:value="35.2600490051501" calcext:value-type="float">
            <text:p>35.2600490051501</text:p>
          </table:table-cell>
          <table:table-cell table:formula="of:=MAX(-[.T51];SUM([.V51:.X51]))" office:value-type="float" office:value="11.1855660770553" calcext:value-type="float">
            <text:p>11.1855660770553</text:p>
          </table:table-cell>
          <table:table-cell table:formula="of:=-[.R51]" office:value-type="float" office:value="13.2318575243003" calcext:value-type="float">
            <text:p>13.2318575243003</text:p>
          </table:table-cell>
          <table:table-cell table:formula="of:=-[.T28]*(1-[.$Q$2])" office:value-type="float" office:value="-0" calcext:value-type="float">
            <text:p>0</text:p>
          </table:table-cell>
          <table:table-cell table:formula="of:=-[.T47]*[.$Q$2]" office:value-type="float" office:value="-2.046291447245" calcext:value-type="float">
            <text:p>-2.046291447245</text:p>
          </table:table-cell>
          <table:table-cell table:formula="of:=[.Y50]+[.Z50]" office:value-type="float" office:value="504.211700008963" calcext:value-type="float">
            <text:p>504.211700008963</text:p>
          </table:table-cell>
          <table:table-cell table:formula="of:=-[.Q51]-[.M51]-[.W51]" office:value-type="float" office:value="151.709505098725" calcext:value-type="float">
            <text:p>151.709505098725</text:p>
          </table:table-cell>
          <table:table-cell table:formula="of:=[.AA50]+[.AB50]" office:value-type="float" office:value="6.69538412341585" calcext:value-type="float">
            <text:p>6.69538412341585</text:p>
          </table:table-cell>
          <table:table-cell table:formula="of:=-[.X51]" office:value-type="float" office:value="2.046291447245" calcext:value-type="float">
            <text:p>2.046291447245</text:p>
          </table:table-cell>
          <table:table-cell office:value-type="float" office:value="1338" calcext:value-type="float">
            <text:p>1338</text:p>
          </table:table-cell>
          <table:table-cell table:formula="of:=LN([.AC51])" office:value-type="float" office:value="7.19893124068817" calcext:value-type="float">
            <text:p>7.19893124068817</text:p>
          </table:table-cell>
          <table:table-cell table:formula="of:=LN([.S51])" office:value-type="float" office:value="7.75502073895991" calcext:value-type="float">
            <text:p>7.75502073895991</text:p>
          </table:table-cell>
          <table:table-cell table:formula="of:=[.AD51]-[.AE51]" office:value-type="float" office:value="-0.556089498271732" calcext:value-type="float">
            <text:p>-0.556089498271732</text:p>
          </table:table-cell>
          <table:table-cell office:value-type="float" office:value="10" calcext:value-type="float">
            <text:p>10</text:p>
          </table:table-cell>
          <table:table-cell table:formula="of:=LN([.AG51])" office:value-type="float" office:value="2.30258509299405" calcext:value-type="float">
            <text:p>2.30258509299405</text:p>
          </table:table-cell>
          <table:table-cell table:formula="of:=IF([.AA51]&lt;1;0;LN([.AA51]))" office:value-type="float" office:value="1.9014183521673" calcext:value-type="float">
            <text:p>1.9014183521673</text:p>
          </table:table-cell>
          <table:table-cell table:formula="of:=[.AH51]-[.AI51]" office:value-type="float" office:value="0.401166740826744" calcext:value-type="float">
            <text:p>0.401166740826744</text:p>
          </table:table-cell>
          <table:table-cell table:formula="of:=IF([.B51]&gt;=[.$L$3];[.$L$2];IF([.B51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alpha to R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X50]-1" office:value-type="float" office:value="16" calcext:value-type="float">
            <text:p>16</text:p>
          </table:table-cell>
          <table:table-cell table:formula="of:=WEIBULL([.AX29];[.$AV$48];1/[.$AV$49];0)" office:value-type="float" office:value="1.93744615499711E-047" calcext:value-type="float">
            <text:p>1.93744615499711E-47</text:p>
          </table:table-cell>
          <table:table-cell table:formula="of:=WEIBULL([.AX29];[.$AV$51];1/[.$AV$52];0)" office:value-type="float" office:value="6.52633832046134E-034" calcext:value-type="float">
            <text:p>6.52633832046134E-34</text:p>
          </table:table-cell>
          <table:table-cell table:formula="of:=[.AY51]/SUM([.$AY$47:.$AZ$66])*[.$P$2]" office:value-type="float" office:value="9.68718879904434E-049" calcext:value-type="float">
            <text:p>9.68718879904434E-49</text:p>
          </table:table-cell>
          <table:table-cell table:formula="of:=[.AZ51]/SUM([.$AY$47:.$AZ$66])*(1-[.$P$2])" office:value-type="float" office:value="2.93683951847204E-034" calcext:value-type="float">
            <text:p>2.93683951847204E-34</text:p>
          </table:table-cell>
          <table:table-cell table:number-columns-repeated="9"/>
          <table:table-cell table:formula="of:=[.BL50]-1" office:value-type="float" office:value="36" calcext:value-type="float">
            <text:p>36</text:p>
          </table:table-cell>
          <table:table-cell table:formula="of:=[.BB29]+[.BA29]*[.BB51]" office:value-type="float" office:value="1.63157751026225E-034" calcext:value-type="float">
            <text:p>1.63157751026225E-34</text:p>
          </table:table-cell>
          <table:table-cell table:number-columns-repeated="7"/>
        </table:table-row>
        <table:table-row table:style-name="ro1">
          <table:table-cell table:formula="of:=[.$C$2]+[.B52]" office:value-type="date" office:date-value="2020-03-10" calcext:value-type="date">
            <text:p>03/10/20</text:p>
          </table:table-cell>
          <table:table-cell table:formula="of:=[.B51]+1" office:value-type="float" office:value="24" calcext:value-type="float">
            <text:p>24</text:p>
          </table:table-cell>
          <table:table-cell table:formula="of:=[.C51]+[.D51]" office:value-type="float" office:value="80990241.8630286" calcext:value-type="float">
            <text:p>80990241.8630286</text:p>
          </table:table-cell>
          <table:table-cell table:formula="of:=-MIN([.AK51]*[.C51]*[.I51]/[.$C$4];[.C52])" office:value-type="float" office:value="-3228.47192514197" calcext:value-type="float">
            <text:p>-3228.47192514197</text:p>
          </table:table-cell>
          <table:table-cell table:formula="of:=[.E51]+[.F51]" office:value-type="float" office:value="6233.69928134364" calcext:value-type="float">
            <text:p>6233.69928134364</text:p>
          </table:table-cell>
          <table:table-cell table:formula="of:=MAX([.G52]+[.H52];-[.E52])" office:value-type="float" office:value="2118.10429795206" calcext:value-type="float">
            <text:p>2118.10429795206</text:p>
          </table:table-cell>
          <table:table-cell table:formula="of:=-[.D52]" office:value-type="float" office:value="3228.47192514197" calcext:value-type="float">
            <text:p>3228.47192514197</text:p>
          </table:table-cell>
          <table:table-cell table:formula="of:=-MIN(SUMPRODUCT([.$AZ$3:.$AZ$22];[.E32:.E51]);[.E51])" office:value-type="float" office:value="-1110.36762718992" calcext:value-type="float">
            <text:p>-1110.36762718992</text:p>
          </table:table-cell>
          <table:table-cell table:formula="of:=[.I51]+[.J51]" office:value-type="float" office:value="2137.628822865" calcext:value-type="float">
            <text:p>2137.628822865</text:p>
          </table:table-cell>
          <table:table-cell table:formula="of:=MAX(-[.I52];[.K52]+[.L52]+[.M52])" office:value-type="float" office:value="664.121542515505" calcext:value-type="float">
            <text:p>664.121542515505</text:p>
          </table:table-cell>
          <table:table-cell table:formula="of:=-[.H52]" office:value-type="float" office:value="1110.36762718992" calcext:value-type="float">
            <text:p>1110.36762718992</text:p>
          </table:table-cell>
          <table:table-cell table:formula="of:=-SUMPRODUCT([.I33:.I52];[.$BA$25:.$BA$44])" office:value-type="float" office:value="-317.106829166727" calcext:value-type="float">
            <text:p>-317.106829166727</text:p>
          </table:table-cell>
          <table:table-cell table:formula="of:=-SUMPRODUCT([.I33:.I52];[.$BB$25:.$BB$44])" office:value-type="float" office:value="-129.139255507683" calcext:value-type="float">
            <text:p>-129.139255507683</text:p>
          </table:table-cell>
          <table:table-cell table:formula="of:=[.N51]+[.O51]" office:value-type="float" office:value="705.700371429467" calcext:value-type="float">
            <text:p>705.700371429467</text:p>
          </table:table-cell>
          <table:table-cell table:formula="of:=MAX(-[.N52];SUM([.P52:.R52]))" office:value-type="float" office:value="228.745406192702" calcext:value-type="float">
            <text:p>228.745406192702</text:p>
          </table:table-cell>
          <table:table-cell table:formula="of:=-[.L52]" office:value-type="float" office:value="317.106829166727" calcext:value-type="float">
            <text:p>317.106829166727</text:p>
          </table:table-cell>
          <table:table-cell table:formula="of:=-SUMPRODUCT([.N32:.N51];[.BB$47:.BB$66])" office:value-type="float" office:value="-71.4397994948777" calcext:value-type="float">
            <text:p>-71.4397994948777</text:p>
          </table:table-cell>
          <table:table-cell table:formula="of:=-SUMPRODUCT([.N32:.N51];[.BA$47:.BA$66])" office:value-type="float" office:value="-16.9216234791473" calcext:value-type="float">
            <text:p>-16.9216234791473</text:p>
          </table:table-cell>
          <table:table-cell table:formula="of:=SUM([.N$7:.N52])" office:value-type="float" office:value="3038.95810503219" calcext:value-type="float">
            <text:p>3038.95810503219</text:p>
          </table:table-cell>
          <table:table-cell table:formula="of:=[.T51]+[.U51]" office:value-type="float" office:value="46.4456150822054" calcext:value-type="float">
            <text:p>46.4456150822054</text:p>
          </table:table-cell>
          <table:table-cell table:formula="of:=MAX(-[.T52];SUM([.V52:.X52]))" office:value-type="float" office:value="14.0918246005422" calcext:value-type="float">
            <text:p>14.0918246005422</text:p>
          </table:table-cell>
          <table:table-cell table:formula="of:=-[.R52]" office:value-type="float" office:value="16.9216234791473" calcext:value-type="float">
            <text:p>16.9216234791473</text:p>
          </table:table-cell>
          <table:table-cell table:formula="of:=-[.T29]*(1-[.$Q$2])" office:value-type="float" office:value="-0" calcext:value-type="float">
            <text:p>0</text:p>
          </table:table-cell>
          <table:table-cell table:formula="of:=-[.T48]*[.$Q$2]" office:value-type="float" office:value="-2.82979887860511" calcext:value-type="float">
            <text:p>-2.82979887860511</text:p>
          </table:table-cell>
          <table:table-cell table:formula="of:=[.Y51]+[.Z51]" office:value-type="float" office:value="655.921205107688" calcext:value-type="float">
            <text:p>655.921205107688</text:p>
          </table:table-cell>
          <table:table-cell table:formula="of:=-[.Q52]-[.M52]-[.W52]" office:value-type="float" office:value="200.579055002561" calcext:value-type="float">
            <text:p>200.579055002561</text:p>
          </table:table-cell>
          <table:table-cell table:formula="of:=[.AA51]+[.AB51]" office:value-type="float" office:value="8.74167557066085" calcext:value-type="float">
            <text:p>8.74167557066085</text:p>
          </table:table-cell>
          <table:table-cell table:formula="of:=-[.X52]" office:value-type="float" office:value="2.82979887860511" calcext:value-type="float">
            <text:p>2.82979887860511</text:p>
          </table:table-cell>
          <table:table-cell office:value-type="float" office:value="1915" calcext:value-type="float">
            <text:p>1915</text:p>
          </table:table-cell>
          <table:table-cell table:formula="of:=LN([.AC52])" office:value-type="float" office:value="7.55747290161475" calcext:value-type="float">
            <text:p>7.55747290161475</text:p>
          </table:table-cell>
          <table:table-cell table:formula="of:=LN([.S52])" office:value-type="float" office:value="8.01927000704756" calcext:value-type="float">
            <text:p>8.01927000704756</text:p>
          </table:table-cell>
          <table:table-cell table:formula="of:=[.AD52]-[.AE52]" office:value-type="float" office:value="-0.461797105432817" calcext:value-type="float">
            <text:p>-0.461797105432817</text:p>
          </table:table-cell>
          <table:table-cell office:value-type="float" office:value="13" calcext:value-type="float">
            <text:p>13</text:p>
          </table:table-cell>
          <table:table-cell table:formula="of:=LN([.AG52])" office:value-type="float" office:value="2.56494935746154" calcext:value-type="float">
            <text:p>2.56494935746154</text:p>
          </table:table-cell>
          <table:table-cell table:formula="of:=IF([.AA52]&lt;1;0;LN([.AA52]))" office:value-type="float" office:value="2.16810188418313" calcext:value-type="float">
            <text:p>2.16810188418313</text:p>
          </table:table-cell>
          <table:table-cell table:formula="of:=[.AH52]-[.AI52]" office:value-type="float" office:value="0.396847473278403" calcext:value-type="float">
            <text:p>0.396847473278403</text:p>
          </table:table-cell>
          <table:table-cell table:formula="of:=IF([.B52]&gt;=[.$L$3];[.$L$2];IF([.B52]&gt;=[.$K$3];[.$K$2];[.$J$2])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lambda to R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AX51]-1" office:value-type="float" office:value="15" calcext:value-type="float">
            <text:p>15</text:p>
          </table:table-cell>
          <table:table-cell table:formula="of:=WEIBULL([.AX30];[.$AV$48];1/[.$AV$49];0)" office:value-type="float" office:value="4.84822619305792E-039" calcext:value-type="float">
            <text:p>4.84822619305792E-39</text:p>
          </table:table-cell>
          <table:table-cell table:formula="of:=WEIBULL([.AX30];[.$AV$51];1/[.$AV$52];0)" office:value-type="float" office:value="1.73853353477991E-024" calcext:value-type="float">
            <text:p>1.73853353477991E-24</text:p>
          </table:table-cell>
          <table:table-cell table:formula="of:=[.AY52]/SUM([.$AY$47:.$AZ$66])*[.$P$2]" office:value-type="float" office:value="2.42410259255407E-040" calcext:value-type="float">
            <text:p>2.42410259255407E-40</text:p>
          </table:table-cell>
          <table:table-cell table:formula="of:=[.AZ52]/SUM([.$AY$47:.$AZ$66])*(1-[.$P$2])" office:value-type="float" office:value="7.82336700676838E-025" calcext:value-type="float">
            <text:p>7.82336700676838E-25</text:p>
          </table:table-cell>
          <table:table-cell table:number-columns-repeated="9"/>
          <table:table-cell table:formula="of:=[.BL51]-1" office:value-type="float" office:value="35" calcext:value-type="float">
            <text:p>35</text:p>
          </table:table-cell>
          <table:table-cell table:formula="of:=[.BB30]+[.BA30]*[.BB52]" office:value-type="float" office:value="4.34631500376021E-025" calcext:value-type="float">
            <text:p>4.34631500376021E-25</text:p>
          </table:table-cell>
          <table:table-cell table:number-columns-repeated="7"/>
        </table:table-row>
        <table:table-row table:style-name="ro1">
          <table:table-cell table:formula="of:=[.$C$2]+[.B53]" office:value-type="date" office:date-value="2020-03-11" calcext:value-type="date">
            <text:p>03/11/20</text:p>
          </table:table-cell>
          <table:table-cell table:formula="of:=[.B52]+1" office:value-type="float" office:value="25" calcext:value-type="float">
            <text:p>25</text:p>
          </table:table-cell>
          <table:table-cell table:formula="of:=[.C52]+[.D52]" office:value-type="float" office:value="80987013.3911035" calcext:value-type="float">
            <text:p>80987013.3911035</text:p>
          </table:table-cell>
          <table:table-cell table:formula="of:=-MIN([.AK52]*[.C52]*[.I52]/[.$C$4];[.C53])" office:value-type="float" office:value="-4274.7426019066" calcext:value-type="float">
            <text:p>-4274.7426019066</text:p>
          </table:table-cell>
          <table:table-cell table:formula="of:=[.E52]+[.F52]" office:value-type="float" office:value="8351.8035792957" calcext:value-type="float">
            <text:p>8351.8035792957</text:p>
          </table:table-cell>
          <table:table-cell table:formula="of:=MAX([.G53]+[.H53];-[.E53])" office:value-type="float" office:value="2833.33788393827" calcext:value-type="float">
            <text:p>2833.33788393827</text:p>
          </table:table-cell>
          <table:table-cell table:formula="of:=-[.D53]" office:value-type="float" office:value="4274.7426019066" calcext:value-type="float">
            <text:p>4274.7426019066</text:p>
          </table:table-cell>
          <table:table-cell table:formula="of:=-MIN(SUMPRODUCT([.$AZ$3:.$AZ$22];[.E33:.E52]);[.E52])" office:value-type="float" office:value="-1441.40471796833" calcext:value-type="float">
            <text:p>-1441.40471796833</text:p>
          </table:table-cell>
          <table:table-cell table:formula="of:=[.I52]+[.J52]" office:value-type="float" office:value="2801.75036538051" calcext:value-type="float">
            <text:p>2801.75036538051</text:p>
          </table:table-cell>
          <table:table-cell table:formula="of:=MAX(-[.I53];[.K53]+[.L53]+[.M53])" office:value-type="float" office:value="844.879473742864" calcext:value-type="float">
            <text:p>844.879473742864</text:p>
          </table:table-cell>
          <table:table-cell table:formula="of:=-[.H53]" office:value-type="float" office:value="1441.40471796833" calcext:value-type="float">
            <text:p>1441.40471796833</text:p>
          </table:table-cell>
          <table:table-cell table:formula="of:=-SUMPRODUCT([.I34:.I53];[.$BA$25:.$BA$44])" office:value-type="float" office:value="-422.896018285328" calcext:value-type="float">
            <text:p>-422.896018285328</text:p>
          </table:table-cell>
          <table:table-cell table:formula="of:=-SUMPRODUCT([.I34:.I53];[.$BB$25:.$BB$44])" office:value-type="float" office:value="-173.629225940139" calcext:value-type="float">
            <text:p>-173.629225940139</text:p>
          </table:table-cell>
          <table:table-cell table:formula="of:=[.N52]+[.O52]" office:value-type="float" office:value="934.445777622169" calcext:value-type="float">
            <text:p>934.445777622169</text:p>
          </table:table-cell>
          <table:table-cell table:formula="of:=MAX(-[.N53];SUM([.P53:.R53]))" office:value-type="float" office:value="308.89737674437" calcext:value-type="float">
            <text:p>308.89737674437</text:p>
          </table:table-cell>
          <table:table-cell table:formula="of:=-[.L53]" office:value-type="float" office:value="422.896018285328" calcext:value-type="float">
            <text:p>422.896018285328</text:p>
          </table:table-cell>
          <table:table-cell table:formula="of:=-SUMPRODUCT([.N33:.N52];[.BB$47:.BB$66])" office:value-type="float" office:value="-92.2023791142221" calcext:value-type="float">
            <text:p>-92.2023791142221</text:p>
          </table:table-cell>
          <table:table-cell table:formula="of:=-SUMPRODUCT([.N33:.N52];[.BA$47:.BA$66])" office:value-type="float" office:value="-21.7962624267359" calcext:value-type="float">
            <text:p>-21.7962624267359</text:p>
          </table:table-cell>
          <table:table-cell table:formula="of:=SUM([.N$7:.N53])" office:value-type="float" office:value="3973.40388265436" calcext:value-type="float">
            <text:p>3973.40388265436</text:p>
          </table:table-cell>
          <table:table-cell table:formula="of:=[.T52]+[.U52]" office:value-type="float" office:value="60.5374396827475" calcext:value-type="float">
            <text:p>60.5374396827475</text:p>
          </table:table-cell>
          <table:table-cell table:formula="of:=MAX(-[.T53];SUM([.V53:.X53]))" office:value-type="float" office:value="17.9058779174555" calcext:value-type="float">
            <text:p>17.9058779174555</text:p>
          </table:table-cell>
          <table:table-cell table:formula="of:=-[.R53]" office:value-type="float" office:value="21.7962624267359" calcext:value-type="float">
            <text:p>21.7962624267359</text:p>
          </table:table-cell>
          <table:table-cell table:formula="of:=-[.T30]*(1-[.$Q$2])" office:value-type="float" office:value="-0" calcext:value-type="float">
            <text:p>0</text:p>
          </table:table-cell>
          <table:table-cell table:formula="of:=-[.T49]*[.$Q$2]" office:value-type="float" office:value="-3.89038450928046" calcext:value-type="float">
            <text:p>-3.89038450928046</text:p>
          </table:table-cell>
          <table:table-cell table:formula="of:=[.Y52]+[.Z52]" office:value-type="float" office:value="856.500260110249" calcext:value-type="float">
            <text:p>856.500260110249</text:p>
          </table:table-cell>
          <table:table-cell table:formula="of:=-[.Q53]-[.M53]-[.W53]" office:value-type="float" office:value="265.831605054361" calcext:value-type="float">
            <text:p>265.831605054361</text:p>
          </table:table-cell>
          <table:table-cell table:formula="of:=[.AA52]+[.AB52]" office:value-type="float" office:value="11.571474449266" calcext:value-type="float">
            <text:p>11.571474449266</text:p>
          </table:table-cell>
          <table:table-cell table:formula="of:=-[.X53]" office:value-type="float" office:value="3.89038450928046" calcext:value-type="float">
            <text:p>3.89038450928046</text:p>
          </table:table-cell>
          <table:table-cell office:value-type="float" office:value="2635" calcext:value-type="float">
            <text:p>2635</text:p>
          </table:table-cell>
          <table:table-cell table:formula="of:=LN([.AC53])" office:value-type="float" office:value="7.87663846097546" calcext:value-type="float">
            <text:p>7.87663846097546</text:p>
          </table:table-cell>
          <table:table-cell table:formula="of:=LN([.S53])" office:value-type="float" office:value="8.2873784074952" calcext:value-type="float">
            <text:p>8.2873784074952</text:p>
          </table:table-cell>
          <table:table-cell table:formula="of:=[.AD53]-[.AE53]" office:value-type="float" office:value="-0.410739946519738" calcext:value-type="float">
            <text:p>-0.410739946519738</text:p>
          </table:table-cell>
          <table:table-cell office:value-type="float" office:value="18" calcext:value-type="float">
            <text:p>18</text:p>
          </table:table-cell>
          <table:table-cell table:formula="of:=LN([.AG53])" office:value-type="float" office:value="2.89037175789616" calcext:value-type="float">
            <text:p>2.89037175789616</text:p>
          </table:table-cell>
          <table:table-cell table:formula="of:=IF([.AA53]&lt;1;0;LN([.AA53]))" office:value-type="float" office:value="2.44854297036064" calcext:value-type="float">
            <text:p>2.44854297036064</text:p>
          </table:table-cell>
          <table:table-cell table:formula="of:=[.AH53]-[.AI53]" office:value-type="float" office:value="0.44182878753552" calcext:value-type="float">
            <text:p>0.44182878753552</text:p>
          </table:table-cell>
          <table:table-cell table:formula="of:=IF([.B53]&gt;=[.$L$3];[.$L$2];IF([.B53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52]-1" office:value-type="float" office:value="14" calcext:value-type="float">
            <text:p>14</text:p>
          </table:table-cell>
          <table:table-cell table:formula="of:=WEIBULL([.AX31];[.$AV$48];1/[.$AV$49];0)" office:value-type="float" office:value="1.05859908674033E-031" calcext:value-type="float">
            <text:p>1.05859908674033E-31</text:p>
          </table:table-cell>
          <table:table-cell table:formula="of:=WEIBULL([.AX31];[.$AV$51];1/[.$AV$52];0)" office:value-type="float" office:value="2.67247200155992E-017" calcext:value-type="float">
            <text:p>2.67247200155992E-17</text:p>
          </table:table-cell>
          <table:table-cell table:formula="of:=[.AY53]/SUM([.$AY$47:.$AZ$66])*[.$P$2]" office:value-type="float" office:value="5.292972498513E-033" calcext:value-type="float">
            <text:p>5.292972498513E-33</text:p>
          </table:table-cell>
          <table:table-cell table:formula="of:=[.AZ53]/SUM([.$AY$47:.$AZ$66])*(1-[.$P$2])" office:value-type="float" office:value="1.20260718963715E-017" calcext:value-type="float">
            <text:p>1.20260718963715E-17</text:p>
          </table:table-cell>
          <table:table-cell table:number-columns-repeated="9"/>
          <table:table-cell table:formula="of:=[.BL52]-1" office:value-type="float" office:value="34" calcext:value-type="float">
            <text:p>34</text:p>
          </table:table-cell>
          <table:table-cell table:formula="of:=[.BB31]+[.BA31]*[.BB53]" office:value-type="float" office:value="6.68115105353972E-018" calcext:value-type="float">
            <text:p>6.68115105353972E-18</text:p>
          </table:table-cell>
          <table:table-cell table:number-columns-repeated="7"/>
        </table:table-row>
        <table:table-row table:style-name="ro1">
          <table:table-cell table:formula="of:=[.$C$2]+[.B54]" office:value-type="date" office:date-value="2020-03-12" calcext:value-type="date">
            <text:p>03/12/20</text:p>
          </table:table-cell>
          <table:table-cell table:formula="of:=[.B53]+1" office:value-type="float" office:value="26" calcext:value-type="float">
            <text:p>26</text:p>
          </table:table-cell>
          <table:table-cell table:formula="of:=[.C53]+[.D53]" office:value-type="float" office:value="80982738.6485016" calcext:value-type="float">
            <text:p>80982738.6485016</text:p>
          </table:table-cell>
          <table:table-cell table:formula="of:=-MIN([.AK53]*[.C53]*[.I53]/[.$C$4];[.C54])" office:value-type="float" office:value="-5602.60232986667" calcext:value-type="float">
            <text:p>-5602.60232986667</text:p>
          </table:table-cell>
          <table:table-cell table:formula="of:=[.E53]+[.F53]" office:value-type="float" office:value="11185.141463234" calcext:value-type="float">
            <text:p>11185.141463234</text:p>
          </table:table-cell>
          <table:table-cell table:formula="of:=MAX([.G54]+[.H54];-[.E54])" office:value-type="float" office:value="3724.92034935303" calcext:value-type="float">
            <text:p>3724.92034935303</text:p>
          </table:table-cell>
          <table:table-cell table:formula="of:=-[.D54]" office:value-type="float" office:value="5602.60232986667" calcext:value-type="float">
            <text:p>5602.60232986667</text:p>
          </table:table-cell>
          <table:table-cell table:formula="of:=-MIN(SUMPRODUCT([.$AZ$3:.$AZ$22];[.E34:.E53]);[.E53])" office:value-type="float" office:value="-1877.68198051364" calcext:value-type="float">
            <text:p>-1877.68198051364</text:p>
          </table:table-cell>
          <table:table-cell table:formula="of:=[.I53]+[.J53]" office:value-type="float" office:value="3646.62983912337" calcext:value-type="float">
            <text:p>3646.62983912337</text:p>
          </table:table-cell>
          <table:table-cell table:formula="of:=MAX(-[.I54];[.K54]+[.L54]+[.M54])" office:value-type="float" office:value="1085.21199968336" calcext:value-type="float">
            <text:p>1085.21199968336</text:p>
          </table:table-cell>
          <table:table-cell table:formula="of:=-[.H54]" office:value-type="float" office:value="1877.68198051364" calcext:value-type="float">
            <text:p>1877.68198051364</text:p>
          </table:table-cell>
          <table:table-cell table:formula="of:=-SUMPRODUCT([.I35:.I54];[.$BA$25:.$BA$44])" office:value-type="float" office:value="-558.419174130229" calcext:value-type="float">
            <text:p>-558.419174130229</text:p>
          </table:table-cell>
          <table:table-cell table:formula="of:=-SUMPRODUCT([.I35:.I54];[.$BB$25:.$BB$44])" office:value-type="float" office:value="-234.050806700052" calcext:value-type="float">
            <text:p>-234.050806700052</text:p>
          </table:table-cell>
          <table:table-cell table:formula="of:=[.N53]+[.O53]" office:value-type="float" office:value="1243.34315436654" calcext:value-type="float">
            <text:p>1243.34315436654</text:p>
          </table:table-cell>
          <table:table-cell table:formula="of:=MAX(-[.N54];SUM([.P54:.R54]))" office:value-type="float" office:value="411.846318351509" calcext:value-type="float">
            <text:p>411.846318351509</text:p>
          </table:table-cell>
          <table:table-cell table:formula="of:=-[.L54]" office:value-type="float" office:value="558.419174130229" calcext:value-type="float">
            <text:p>558.419174130229</text:p>
          </table:table-cell>
          <table:table-cell table:formula="of:=-SUMPRODUCT([.N34:.N53];[.BB$47:.BB$66])" office:value-type="float" office:value="-118.209364347957" calcext:value-type="float">
            <text:p>-118.209364347957</text:p>
          </table:table-cell>
          <table:table-cell table:formula="of:=-SUMPRODUCT([.N34:.N53];[.BA$47:.BA$66])" office:value-type="float" office:value="-28.3634914307633" calcext:value-type="float">
            <text:p>-28.3634914307633</text:p>
          </table:table-cell>
          <table:table-cell table:formula="of:=SUM([.N$7:.N54])" office:value-type="float" office:value="5216.7470370209" calcext:value-type="float">
            <text:p>5216.7470370209</text:p>
          </table:table-cell>
          <table:table-cell table:formula="of:=[.T53]+[.U53]" office:value-type="float" office:value="78.443317600203" calcext:value-type="float">
            <text:p>78.443317600203</text:p>
          </table:table-cell>
          <table:table-cell table:formula="of:=MAX(-[.T54];SUM([.V54:.X54]))" office:value-type="float" office:value="23.0714046967209" calcext:value-type="float">
            <text:p>23.0714046967209</text:p>
          </table:table-cell>
          <table:table-cell table:formula="of:=-[.R54]" office:value-type="float" office:value="28.3634914307633" calcext:value-type="float">
            <text:p>28.3634914307633</text:p>
          </table:table-cell>
          <table:table-cell table:formula="of:=-[.T31]*(1-[.$Q$2])" office:value-type="float" office:value="-0.0135959610216223" calcext:value-type="float">
            <text:p>-0.013595961021622</text:p>
          </table:table-cell>
          <table:table-cell table:formula="of:=-[.T50]*[.$Q$2]" office:value-type="float" office:value="-5.27849077302073" calcext:value-type="float">
            <text:p>-5.27849077302073</text:p>
          </table:table-cell>
          <table:table-cell table:formula="of:=[.Y53]+[.Z53]" office:value-type="float" office:value="1122.33186516461" calcext:value-type="float">
            <text:p>1122.33186516461</text:p>
          </table:table-cell>
          <table:table-cell table:formula="of:=-[.Q54]-[.M54]-[.W54]" office:value-type="float" office:value="352.27376700903" calcext:value-type="float">
            <text:p>352.27376700903</text:p>
          </table:table-cell>
          <table:table-cell table:formula="of:=[.AA53]+[.AB53]" office:value-type="float" office:value="15.4618589585464" calcext:value-type="float">
            <text:p>15.4618589585464</text:p>
          </table:table-cell>
          <table:table-cell table:formula="of:=-[.X54]" office:value-type="float" office:value="5.27849077302073" calcext:value-type="float">
            <text:p>5.27849077302073</text:p>
          </table:table-cell>
          <table:table-cell office:value-type="float" office:value="3591" calcext:value-type="float">
            <text:p>3591</text:p>
          </table:table-cell>
          <table:table-cell table:formula="of:=LN([.AC54])" office:value-type="float" office:value="8.18618599422608" calcext:value-type="float">
            <text:p>8.18618599422608</text:p>
          </table:table-cell>
          <table:table-cell table:formula="of:=LN([.S54])" office:value-type="float" office:value="8.55962931363919" calcext:value-type="float">
            <text:p>8.55962931363919</text:p>
          </table:table-cell>
          <table:table-cell table:formula="of:=[.AD54]-[.AE54]" office:value-type="float" office:value="-0.373443319413107" calcext:value-type="float">
            <text:p>-0.373443319413107</text:p>
          </table:table-cell>
          <table:table-cell office:value-type="float" office:value="27" calcext:value-type="float">
            <text:p>27</text:p>
          </table:table-cell>
          <table:table-cell table:formula="of:=LN([.AG54])" office:value-type="float" office:value="3.29583686600433" calcext:value-type="float">
            <text:p>3.29583686600433</text:p>
          </table:table-cell>
          <table:table-cell table:formula="of:=IF([.AA54]&lt;1;0;LN([.AA54]))" office:value-type="float" office:value="2.73837627904491" calcext:value-type="float">
            <text:p>2.73837627904491</text:p>
          </table:table-cell>
          <table:table-cell table:formula="of:=[.AH54]-[.AI54]" office:value-type="float" office:value="0.55746058695942" calcext:value-type="float">
            <text:p>0.55746058695942</text:p>
          </table:table-cell>
          <table:table-cell table:formula="of:=IF([.B54]&gt;=[.$L$3];[.$L$2];IF([.B54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53]-1" office:value-type="float" office:value="13" calcext:value-type="float">
            <text:p>13</text:p>
          </table:table-cell>
          <table:table-cell table:formula="of:=WEIBULL([.AX32];[.$AV$48];1/[.$AV$49];0)" office:value-type="float" office:value="2.36841253784309E-025" calcext:value-type="float">
            <text:p>2.36841253784309E-25</text:p>
          </table:table-cell>
          <table:table-cell table:formula="of:=WEIBULL([.AX32];[.$AV$51];1/[.$AV$52];0)" office:value-type="float" office:value="0.00000000000616935532027654" calcext:value-type="float">
            <text:p>6.16935532027654E-12</text:p>
          </table:table-cell>
          <table:table-cell table:formula="of:=[.AY54]/SUM([.$AY$47:.$AZ$66])*[.$P$2]" office:value-type="float" office:value="1.18420113761273E-026" calcext:value-type="float">
            <text:p>1.18420113761273E-26</text:p>
          </table:table-cell>
          <table:table-cell table:formula="of:=[.AZ54]/SUM([.$AY$47:.$AZ$66])*(1-[.$P$2])" office:value-type="float" office:value="0.00000000000277619786447159" calcext:value-type="float">
            <text:p>2.77619786447159E-12</text:p>
          </table:table-cell>
          <table:table-cell table:number-columns-repeated="9"/>
          <table:table-cell table:formula="of:=[.BL53]-1" office:value-type="float" office:value="33" calcext:value-type="float">
            <text:p>33</text:p>
          </table:table-cell>
          <table:table-cell table:formula="of:=[.BB32]+[.BA32]*[.BB54]" office:value-type="float" office:value="0.00000000000154233214692866" calcext:value-type="float">
            <text:p>1.54233214692866E-12</text:p>
          </table:table-cell>
          <table:table-cell table:number-columns-repeated="7"/>
        </table:table-row>
        <table:table-row table:style-name="ro1">
          <table:table-cell table:formula="of:=[.$C$2]+[.B55]" office:value-type="date" office:date-value="2020-03-13" calcext:value-type="date">
            <text:p>03/13/20</text:p>
          </table:table-cell>
          <table:table-cell table:formula="of:=[.B54]+1" office:value-type="float" office:value="27" calcext:value-type="float">
            <text:p>27</text:p>
          </table:table-cell>
          <table:table-cell table:formula="of:=[.C54]+[.D54]" office:value-type="float" office:value="80977136.0461717" calcext:value-type="float">
            <text:p>80977136.0461717</text:p>
          </table:table-cell>
          <table:table-cell table:formula="of:=-MIN([.AK54]*[.C54]*[.I54]/[.$C$4];[.C55])" office:value-type="float" office:value="-7291.70546196432" calcext:value-type="float">
            <text:p>-7291.70546196432</text:p>
          </table:table-cell>
          <table:table-cell table:formula="of:=[.E54]+[.F54]" office:value-type="float" office:value="14910.061812587" calcext:value-type="float">
            <text:p>14910.061812587</text:p>
          </table:table-cell>
          <table:table-cell table:formula="of:=MAX([.G55]+[.H55];-[.E55])" office:value-type="float" office:value="4834.03691925286" calcext:value-type="float">
            <text:p>4834.03691925286</text:p>
          </table:table-cell>
          <table:table-cell table:formula="of:=-[.D55]" office:value-type="float" office:value="7291.70546196432" calcext:value-type="float">
            <text:p>7291.70546196432</text:p>
          </table:table-cell>
          <table:table-cell table:formula="of:=-MIN(SUMPRODUCT([.$AZ$3:.$AZ$22];[.E35:.E54]);[.E54])" office:value-type="float" office:value="-2457.66854271146" calcext:value-type="float">
            <text:p>-2457.66854271146</text:p>
          </table:table-cell>
          <table:table-cell table:formula="of:=[.I54]+[.J54]" office:value-type="float" office:value="4731.84183880673" calcext:value-type="float">
            <text:p>4731.84183880673</text:p>
          </table:table-cell>
          <table:table-cell table:formula="of:=MAX(-[.I55];[.K55]+[.L55]+[.M55])" office:value-type="float" office:value="1412.21643299762" calcext:value-type="float">
            <text:p>1412.21643299762</text:p>
          </table:table-cell>
          <table:table-cell table:formula="of:=-[.H55]" office:value-type="float" office:value="2457.66854271146" calcext:value-type="float">
            <text:p>2457.66854271146</text:p>
          </table:table-cell>
          <table:table-cell table:formula="of:=-SUMPRODUCT([.I36:.I55];[.$BA$25:.$BA$44])" office:value-type="float" office:value="-731.23611939773" calcext:value-type="float">
            <text:p>-731.23611939773</text:p>
          </table:table-cell>
          <table:table-cell table:formula="of:=-SUMPRODUCT([.I36:.I55];[.$BB$25:.$BB$44])" office:value-type="float" office:value="-314.215990316115" calcext:value-type="float">
            <text:p>-314.215990316115</text:p>
          </table:table-cell>
          <table:table-cell table:formula="of:=[.N54]+[.O54]" office:value-type="float" office:value="1655.18947271805" calcext:value-type="float">
            <text:p>1655.18947271805</text:p>
          </table:table-cell>
          <table:table-cell table:formula="of:=MAX(-[.N55];SUM([.P55:.R55]))" office:value-type="float" office:value="542.327821492783" calcext:value-type="float">
            <text:p>542.327821492783</text:p>
          </table:table-cell>
          <table:table-cell table:formula="of:=-[.L55]" office:value-type="float" office:value="731.23611939773" calcext:value-type="float">
            <text:p>731.23611939773</text:p>
          </table:table-cell>
          <table:table-cell table:formula="of:=-SUMPRODUCT([.N35:.N54];[.BB$47:.BB$66])" office:value-type="float" office:value="-151.628912429588" calcext:value-type="float">
            <text:p>-151.628912429588</text:p>
          </table:table-cell>
          <table:table-cell table:formula="of:=-SUMPRODUCT([.N35:.N54];[.BA$47:.BA$66])" office:value-type="float" office:value="-37.2793854753593" calcext:value-type="float">
            <text:p>-37.2793854753593</text:p>
          </table:table-cell>
          <table:table-cell table:formula="of:=SUM([.N$7:.N55])" office:value-type="float" office:value="6871.93650973895" calcext:value-type="float">
            <text:p>6871.93650973895</text:p>
          </table:table-cell>
          <table:table-cell table:formula="of:=[.T54]+[.U54]" office:value-type="float" office:value="101.514722296924" calcext:value-type="float">
            <text:p>101.514722296924</text:p>
          </table:table-cell>
          <table:table-cell table:formula="of:=MAX(-[.T55];SUM([.V55:.X55]))" office:value-type="float" office:value="30.183973424279" calcext:value-type="float">
            <text:p>30.183973424279</text:p>
          </table:table-cell>
          <table:table-cell table:formula="of:=-[.R55]" office:value-type="float" office:value="37.2793854753593" calcext:value-type="float">
            <text:p>37.2793854753593</text:p>
          </table:table-cell>
          <table:table-cell table:formula="of:=-[.T32]*(1-[.$Q$2])" office:value-type="float" office:value="-0.0434022500503429" calcext:value-type="float">
            <text:p>-0.043402250050343</text:p>
          </table:table-cell>
          <table:table-cell table:formula="of:=-[.T51]*[.$Q$2]" office:value-type="float" office:value="-7.05200980103002" calcext:value-type="float">
            <text:p>-7.05200980103002</text:p>
          </table:table-cell>
          <table:table-cell table:formula="of:=[.Y54]+[.Z54]" office:value-type="float" office:value="1474.60563217364" calcext:value-type="float">
            <text:p>1474.60563217364</text:p>
          </table:table-cell>
          <table:table-cell table:formula="of:=-[.Q55]-[.M55]-[.W55]" office:value-type="float" office:value="465.888304995754" calcext:value-type="float">
            <text:p>465.888304995754</text:p>
          </table:table-cell>
          <table:table-cell table:formula="of:=[.AA54]+[.AB54]" office:value-type="float" office:value="20.7403497315671" calcext:value-type="float">
            <text:p>20.7403497315671</text:p>
          </table:table-cell>
          <table:table-cell table:formula="of:=-[.X55]" office:value-type="float" office:value="7.05200980103002" calcext:value-type="float">
            <text:p>7.05200980103002</text:p>
          </table:table-cell>
          <table:table-cell office:value-type="float" office:value="4972" calcext:value-type="float">
            <text:p>4972</text:p>
          </table:table-cell>
          <table:table-cell table:formula="of:=LN([.AC55])" office:value-type="float" office:value="8.5115774526306" calcext:value-type="float">
            <text:p>8.5115774526306</text:p>
          </table:table-cell>
          <table:table-cell table:formula="of:=LN([.S55])" office:value-type="float" office:value="8.83520122464279" calcext:value-type="float">
            <text:p>8.83520122464279</text:p>
          </table:table-cell>
          <table:table-cell table:formula="of:=[.AD55]-[.AE55]" office:value-type="float" office:value="-0.323623772012192" calcext:value-type="float">
            <text:p>-0.323623772012192</text:p>
          </table:table-cell>
          <table:table-cell office:value-type="float" office:value="37" calcext:value-type="float">
            <text:p>37</text:p>
          </table:table-cell>
          <table:table-cell table:formula="of:=LN([.AG55])" office:value-type="float" office:value="3.61091791264422" calcext:value-type="float">
            <text:p>3.61091791264422</text:p>
          </table:table-cell>
          <table:table-cell table:formula="of:=IF([.AA55]&lt;1;0;LN([.AA55]))" office:value-type="float" office:value="3.03208106531915" calcext:value-type="float">
            <text:p>3.03208106531915</text:p>
          </table:table-cell>
          <table:table-cell table:formula="of:=[.AH55]-[.AI55]" office:value-type="float" office:value="0.578836847325077" calcext:value-type="float">
            <text:p>0.578836847325077</text:p>
          </table:table-cell>
          <table:table-cell table:formula="of:=IF([.B55]&gt;=[.$L$3];[.$L$2];IF([.B55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54]-1" office:value-type="float" office:value="12" calcext:value-type="float">
            <text:p>12</text:p>
          </table:table-cell>
          <table:table-cell table:formula="of:=WEIBULL([.AX33];[.$AV$48];1/[.$AV$49];0)" office:value-type="float" office:value="6.37388411632861E-020" calcext:value-type="float">
            <text:p>6.37388411632861E-20</text:p>
          </table:table-cell>
          <table:table-cell table:formula="of:=WEIBULL([.AX33];[.$AV$51];1/[.$AV$52];0)" office:value-type="float" office:value="0.0000000489622906912028" calcext:value-type="float">
            <text:p>4.89622906912028E-08</text:p>
          </table:table-cell>
          <table:table-cell table:formula="of:=[.AY55]/SUM([.$AY$47:.$AZ$66])*[.$P$2]" office:value-type="float" office:value="3.18692824875937E-021" calcext:value-type="float">
            <text:p>3.18692824875937E-21</text:p>
          </table:table-cell>
          <table:table-cell table:formula="of:=[.AZ55]/SUM([.$AY$47:.$AZ$66])*(1-[.$P$2])" office:value-type="float" office:value="0.000000022032935339257" calcext:value-type="float">
            <text:p>2.2032935339257E-08</text:p>
          </table:table-cell>
          <table:table-cell table:number-columns-repeated="9"/>
          <table:table-cell table:formula="of:=[.BL54]-1" office:value-type="float" office:value="32" calcext:value-type="float">
            <text:p>32</text:p>
          </table:table-cell>
          <table:table-cell table:formula="of:=[.BB33]+[.BA33]*[.BB55]" office:value-type="float" office:value="0.0000000122405196329206" calcext:value-type="float">
            <text:p>1.22405196329206E-08</text:p>
          </table:table-cell>
          <table:table-cell table:number-columns-repeated="7"/>
        </table:table-row>
        <table:table-row table:style-name="ro1">
          <table:table-cell table:formula="of:=[.$C$2]+[.B56]" office:value-type="date" office:date-value="2020-03-14" calcext:value-type="date">
            <text:p>03/14/20</text:p>
          </table:table-cell>
          <table:table-cell table:formula="of:=[.B55]+1" office:value-type="float" office:value="28" calcext:value-type="float">
            <text:p>28</text:p>
          </table:table-cell>
          <table:table-cell table:formula="of:=[.C55]+[.D55]" office:value-type="float" office:value="80969844.3407097" calcext:value-type="float">
            <text:p>80969844.3407097</text:p>
          </table:table-cell>
          <table:table-cell table:formula="of:=-MIN([.AK55]*[.C55]*[.I55]/[.$C$4];[.C56])" office:value-type="float" office:value="-9461.01235382764" calcext:value-type="float">
            <text:p>-9461.01235382764</text:p>
          </table:table-cell>
          <table:table-cell table:formula="of:=[.E55]+[.F55]" office:value-type="float" office:value="19744.0987318399" calcext:value-type="float">
            <text:p>19744.0987318399</text:p>
          </table:table-cell>
          <table:table-cell table:formula="of:=MAX([.G56]+[.H56];-[.E56])" office:value-type="float" office:value="6229.52210559784" calcext:value-type="float">
            <text:p>6229.52210559784</text:p>
          </table:table-cell>
          <table:table-cell table:formula="of:=-[.D56]" office:value-type="float" office:value="9461.01235382764" calcext:value-type="float">
            <text:p>9461.01235382764</text:p>
          </table:table-cell>
          <table:table-cell table:formula="of:=-MIN(SUMPRODUCT([.$AZ$3:.$AZ$22];[.E36:.E55]);[.E55])" office:value-type="float" office:value="-3231.4902482298" calcext:value-type="float">
            <text:p>-3231.4902482298</text:p>
          </table:table-cell>
          <table:table-cell table:formula="of:=[.I55]+[.J55]" office:value-type="float" office:value="6144.05827180434" calcext:value-type="float">
            <text:p>6144.05827180434</text:p>
          </table:table-cell>
          <table:table-cell table:formula="of:=MAX(-[.I56];[.K56]+[.L56]+[.M56])" office:value-type="float" office:value="1860.55649228795" calcext:value-type="float">
            <text:p>1860.55649228795</text:p>
          </table:table-cell>
          <table:table-cell table:formula="of:=-[.H56]" office:value-type="float" office:value="3231.4902482298" calcext:value-type="float">
            <text:p>3231.4902482298</text:p>
          </table:table-cell>
          <table:table-cell table:formula="of:=-SUMPRODUCT([.I37:.I56];[.$BA$25:.$BA$44])" office:value-type="float" office:value="-952.367445312894" calcext:value-type="float">
            <text:p>-952.367445312894</text:p>
          </table:table-cell>
          <table:table-cell table:formula="of:=-SUMPRODUCT([.I37:.I56];[.$BB$25:.$BB$44])" office:value-type="float" office:value="-418.566310628954" calcext:value-type="float">
            <text:p>-418.566310628954</text:p>
          </table:table-cell>
          <table:table-cell table:formula="of:=[.N55]+[.O55]" office:value-type="float" office:value="2197.51729421083" calcext:value-type="float">
            <text:p>2197.51729421083</text:p>
          </table:table-cell>
          <table:table-cell table:formula="of:=MAX(-[.N56];SUM([.P56:.R56]))" office:value-type="float" office:value="707.343216064453" calcext:value-type="float">
            <text:p>707.343216064453</text:p>
          </table:table-cell>
          <table:table-cell table:formula="of:=-[.L56]" office:value-type="float" office:value="952.367445312894" calcext:value-type="float">
            <text:p>952.367445312894</text:p>
          </table:table-cell>
          <table:table-cell table:formula="of:=-SUMPRODUCT([.N36:.N55];[.BB$47:.BB$66])" office:value-type="float" office:value="-195.669289538859" calcext:value-type="float">
            <text:p>-195.669289538859</text:p>
          </table:table-cell>
          <table:table-cell table:formula="of:=-SUMPRODUCT([.N36:.N55];[.BA$47:.BA$66])" office:value-type="float" office:value="-49.3549397095817" calcext:value-type="float">
            <text:p>-49.3549397095817</text:p>
          </table:table-cell>
          <table:table-cell table:formula="of:=SUM([.N$7:.N56])" office:value-type="float" office:value="9069.45380394978" calcext:value-type="float">
            <text:p>9069.45380394978</text:p>
          </table:table-cell>
          <table:table-cell table:formula="of:=[.T55]+[.U55]" office:value-type="float" office:value="131.698695721203" calcext:value-type="float">
            <text:p>131.698695721203</text:p>
          </table:table-cell>
          <table:table-cell table:formula="of:=MAX(-[.T56];SUM([.V56:.X56]))" office:value-type="float" office:value="39.9720384481169" calcext:value-type="float">
            <text:p>39.9720384481169</text:p>
          </table:table-cell>
          <table:table-cell table:formula="of:=-[.R56]" office:value-type="float" office:value="49.3549397095817" calcext:value-type="float">
            <text:p>49.3549397095817</text:p>
          </table:table-cell>
          <table:table-cell table:formula="of:=-[.T33]*(1-[.$Q$2])" office:value-type="float" office:value="-0.0937782450237082" calcext:value-type="float">
            <text:p>-0.093778245023708</text:p>
          </table:table-cell>
          <table:table-cell table:formula="of:=-[.T52]*[.$Q$2]" office:value-type="float" office:value="-9.28912301644107" calcext:value-type="float">
            <text:p>-9.28912301644107</text:p>
          </table:table-cell>
          <table:table-cell table:formula="of:=[.Y55]+[.Z55]" office:value-type="float" office:value="1940.49393716939" calcext:value-type="float">
            <text:p>1940.49393716939</text:p>
          </table:table-cell>
          <table:table-cell table:formula="of:=-[.Q56]-[.M56]-[.W56]" office:value-type="float" office:value="614.329378412837" calcext:value-type="float">
            <text:p>614.329378412837</text:p>
          </table:table-cell>
          <table:table-cell table:formula="of:=[.AA55]+[.AB55]" office:value-type="float" office:value="27.7923595325972" calcext:value-type="float">
            <text:p>27.7923595325972</text:p>
          </table:table-cell>
          <table:table-cell table:formula="of:=-[.X56]" office:value-type="float" office:value="9.28912301644107" calcext:value-type="float">
            <text:p>9.28912301644107</text:p>
          </table:table-cell>
          <table:table-cell office:value-type="float" office:value="6249" calcext:value-type="float">
            <text:p>6249</text:p>
          </table:table-cell>
          <table:table-cell table:formula="of:=LN([.AC56])" office:value-type="float" office:value="8.74017672992908" calcext:value-type="float">
            <text:p>8.74017672992908</text:p>
          </table:table-cell>
          <table:table-cell table:formula="of:=LN([.S56])" office:value-type="float" office:value="9.11266732122419" calcext:value-type="float">
            <text:p>9.11266732122419</text:p>
          </table:table-cell>
          <table:table-cell table:formula="of:=[.AD56]-[.AE56]" office:value-type="float" office:value="-0.37249059129511" calcext:value-type="float">
            <text:p>-0.37249059129511</text:p>
          </table:table-cell>
          <table:table-cell office:value-type="float" office:value="47" calcext:value-type="float">
            <text:p>47</text:p>
          </table:table-cell>
          <table:table-cell table:formula="of:=LN([.AG56])" office:value-type="float" office:value="3.85014760171006" calcext:value-type="float">
            <text:p>3.85014760171006</text:p>
          </table:table-cell>
          <table:table-cell table:formula="of:=IF([.AA56]&lt;1;0;LN([.AA56]))" office:value-type="float" office:value="3.32476114596506" calcext:value-type="float">
            <text:p>3.32476114596506</text:p>
          </table:table-cell>
          <table:table-cell table:formula="of:=[.AH56]-[.AI56]" office:value-type="float" office:value="0.525386455745001" calcext:value-type="float">
            <text:p>0.525386455745001</text:p>
          </table:table-cell>
          <table:table-cell table:formula="of:=IF([.B56]&gt;=[.$L$3];[.$L$2];IF([.B56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55]-1" office:value-type="float" office:value="11" calcext:value-type="float">
            <text:p>11</text:p>
          </table:table-cell>
          <table:table-cell table:formula="of:=WEIBULL([.AX34];[.$AV$48];1/[.$AV$49];0)" office:value-type="float" office:value="2.42119402245759E-015" calcext:value-type="float">
            <text:p>2.42119402245759E-15</text:p>
          </table:table-cell>
          <table:table-cell table:formula="of:=WEIBULL([.AX34];[.$AV$51];1/[.$AV$52];0)" office:value-type="float" office:value="0.0000271430037569507" calcext:value-type="float">
            <text:p>2.71430037569507E-05</text:p>
          </table:table-cell>
          <table:table-cell table:formula="of:=[.AY56]/SUM([.$AY$47:.$AZ$66])*[.$P$2]" office:value-type="float" office:value="1.2105917655657E-016" calcext:value-type="float">
            <text:p>1.2105917655657E-16</text:p>
          </table:table-cell>
          <table:table-cell table:formula="of:=[.AZ56]/SUM([.$AY$47:.$AZ$66])*(1-[.$P$2])" office:value-type="float" office:value="0.0000122142987643664" calcext:value-type="float">
            <text:p>1.22142987643664E-05</text:p>
          </table:table-cell>
          <table:table-cell table:number-columns-repeated="9"/>
          <table:table-cell table:formula="of:=[.BL55]-1" office:value-type="float" office:value="31" calcext:value-type="float">
            <text:p>31</text:p>
          </table:table-cell>
          <table:table-cell table:formula="of:=[.BB34]+[.BA34]*[.BB56]" office:value-type="float" office:value="0.00000678572153575912" calcext:value-type="float">
            <text:p>6.78572153575912E-06</text:p>
          </table:table-cell>
          <table:table-cell table:number-columns-repeated="7"/>
        </table:table-row>
        <table:table-row table:style-name="ro1">
          <table:table-cell table:formula="of:=[.$C$2]+[.B57]" office:value-type="date" office:date-value="2020-03-15" calcext:value-type="date">
            <text:p>03/15/20</text:p>
          </table:table-cell>
          <table:table-cell table:formula="of:=[.B56]+1" office:value-type="float" office:value="29" calcext:value-type="float">
            <text:p>29</text:p>
          </table:table-cell>
          <table:table-cell table:formula="of:=[.C56]+[.D56]" office:value-type="float" office:value="80960383.3283559" calcext:value-type="float">
            <text:p>80960383.3283559</text:p>
          </table:table-cell>
          <table:table-cell table:formula="of:=-MIN([.AK56]*[.C56]*[.I56]/[.$C$4];[.C57])" office:value-type="float" office:value="-12283.5417750185" calcext:value-type="float">
            <text:p>-12283.5417750185</text:p>
          </table:table-cell>
          <table:table-cell table:formula="of:=[.E56]+[.F56]" office:value-type="float" office:value="25973.6208374377" calcext:value-type="float">
            <text:p>25973.6208374377</text:p>
          </table:table-cell>
          <table:table-cell table:formula="of:=MAX([.G57]+[.H57];-[.E57])" office:value-type="float" office:value="8020.56160378941" calcext:value-type="float">
            <text:p>8020.56160378941</text:p>
          </table:table-cell>
          <table:table-cell table:formula="of:=-[.D57]" office:value-type="float" office:value="12283.5417750185" calcext:value-type="float">
            <text:p>12283.5417750185</text:p>
          </table:table-cell>
          <table:table-cell table:formula="of:=-MIN(SUMPRODUCT([.$AZ$3:.$AZ$22];[.E37:.E56]);[.E56])" office:value-type="float" office:value="-4262.98017122905" calcext:value-type="float">
            <text:p>-4262.98017122905</text:p>
          </table:table-cell>
          <table:table-cell table:formula="of:=[.I56]+[.J56]" office:value-type="float" office:value="8004.6147640923" calcext:value-type="float">
            <text:p>8004.6147640923</text:p>
          </table:table-cell>
          <table:table-cell table:formula="of:=MAX(-[.I57];[.K57]+[.L57]+[.M57])" office:value-type="float" office:value="2472.33958929692" calcext:value-type="float">
            <text:p>2472.33958929692</text:p>
          </table:table-cell>
          <table:table-cell table:formula="of:=-[.H57]" office:value-type="float" office:value="4262.98017122905" calcext:value-type="float">
            <text:p>4262.98017122905</text:p>
          </table:table-cell>
          <table:table-cell table:formula="of:=-SUMPRODUCT([.I38:.I57];[.$BA$25:.$BA$44])" office:value-type="float" office:value="-1237.90295093322" calcext:value-type="float">
            <text:p>-1237.90295093322</text:p>
          </table:table-cell>
          <table:table-cell table:formula="of:=-SUMPRODUCT([.I38:.I57];[.$BB$25:.$BB$44])" office:value-type="float" office:value="-552.737630998911" calcext:value-type="float">
            <text:p>-552.737630998911</text:p>
          </table:table-cell>
          <table:table-cell table:formula="of:=[.N56]+[.O56]" office:value-type="float" office:value="2904.86051027528" calcext:value-type="float">
            <text:p>2904.86051027528</text:p>
          </table:table-cell>
          <table:table-cell table:formula="of:=MAX(-[.N57];SUM([.P57:.R57]))" office:value-type="float" office:value="917.58890541837" calcext:value-type="float">
            <text:p>917.58890541837</text:p>
          </table:table-cell>
          <table:table-cell table:formula="of:=-[.L57]" office:value-type="float" office:value="1237.90295093322" calcext:value-type="float">
            <text:p>1237.90295093322</text:p>
          </table:table-cell>
          <table:table-cell table:formula="of:=-SUMPRODUCT([.N37:.N56];[.BB$47:.BB$66])" office:value-type="float" office:value="-254.745270893376" calcext:value-type="float">
            <text:p>-254.745270893376</text:p>
          </table:table-cell>
          <table:table-cell table:formula="of:=-SUMPRODUCT([.N37:.N56];[.BA$47:.BA$66])" office:value-type="float" office:value="-65.5687746214734" calcext:value-type="float">
            <text:p>-65.5687746214734</text:p>
          </table:table-cell>
          <table:table-cell table:formula="of:=SUM([.N$7:.N57])" office:value-type="float" office:value="11974.3143142251" calcext:value-type="float">
            <text:p>11974.3143142251</text:p>
          </table:table-cell>
          <table:table-cell table:formula="of:=[.T56]+[.U56]" office:value-type="float" office:value="171.67073416932" calcext:value-type="float">
            <text:p>171.67073416932</text:p>
          </table:table-cell>
          <table:table-cell table:formula="of:=MAX(-[.T57];SUM([.V57:.X57]))" office:value-type="float" office:value="53.2852717295926" calcext:value-type="float">
            <text:p>53.2852717295926</text:p>
          </table:table-cell>
          <table:table-cell table:formula="of:=-[.R57]" office:value-type="float" office:value="65.5687746214734" calcext:value-type="float">
            <text:p>65.5687746214734</text:p>
          </table:table-cell>
          <table:table-cell table:formula="of:=-[.T34]*(1-[.$Q$2])" office:value-type="float" office:value="-0.176014955331283" calcext:value-type="float">
            <text:p>-0.176014955331283</text:p>
          </table:table-cell>
          <table:table-cell table:formula="of:=-[.T53]*[.$Q$2]" office:value-type="float" office:value="-12.1074879365495" calcext:value-type="float">
            <text:p>-12.1074879365495</text:p>
          </table:table-cell>
          <table:table-cell table:formula="of:=[.Y56]+[.Z56]" office:value-type="float" office:value="2554.82331558223" calcext:value-type="float">
            <text:p>2554.82331558223</text:p>
          </table:table-cell>
          <table:table-cell table:formula="of:=-[.Q57]-[.M57]-[.W57]" office:value-type="float" office:value="807.658916847618" calcext:value-type="float">
            <text:p>807.658916847618</text:p>
          </table:table-cell>
          <table:table-cell table:formula="of:=[.AA56]+[.AB56]" office:value-type="float" office:value="37.0814825490382" calcext:value-type="float">
            <text:p>37.0814825490382</text:p>
          </table:table-cell>
          <table:table-cell table:formula="of:=-[.X57]" office:value-type="float" office:value="12.1074879365495" calcext:value-type="float">
            <text:p>12.1074879365495</text:p>
          </table:table-cell>
          <table:table-cell office:value-type="float" office:value="7173" calcext:value-type="float">
            <text:p>7173</text:p>
          </table:table-cell>
          <table:table-cell table:formula="of:=LN([.AC57])" office:value-type="float" office:value="8.87807925612644" calcext:value-type="float">
            <text:p>8.87807925612644</text:p>
          </table:table-cell>
          <table:table-cell table:formula="of:=LN([.S57])" office:value-type="float" office:value="9.39051916086727" calcext:value-type="float">
            <text:p>9.39051916086727</text:p>
          </table:table-cell>
          <table:table-cell table:formula="of:=[.AD57]-[.AE57]" office:value-type="float" office:value="-0.512439904740839" calcext:value-type="float">
            <text:p>-0.512439904740839</text:p>
          </table:table-cell>
          <table:table-cell office:value-type="float" office:value="54" calcext:value-type="float">
            <text:p>54</text:p>
          </table:table-cell>
          <table:table-cell table:formula="of:=LN([.AG57])" office:value-type="float" office:value="3.98898404656427" calcext:value-type="float">
            <text:p>3.98898404656427</text:p>
          </table:table-cell>
          <table:table-cell table:formula="of:=IF([.AA57]&lt;1;0;LN([.AA57]))" office:value-type="float" office:value="3.61311772234277" calcext:value-type="float">
            <text:p>3.61311772234277</text:p>
          </table:table-cell>
          <table:table-cell table:formula="of:=[.AH57]-[.AI57]" office:value-type="float" office:value="0.3758663242215" calcext:value-type="float">
            <text:p>0.3758663242215</text:p>
          </table:table-cell>
          <table:table-cell table:formula="of:=IF([.B57]&gt;=[.$L$3];[.$L$2];IF([.B57]&gt;=[.$K$3];[.$K$2];[.$J$2]))" office:value-type="float" office:value="2" calcext:value-type="float">
            <text:p>2</text:p>
          </table:table-cell>
          <table:table-cell table:number-columns-repeated="12"/>
          <table:table-cell table:formula="of:=[.AX56]-1" office:value-type="float" office:value="10" calcext:value-type="float">
            <text:p>10</text:p>
          </table:table-cell>
          <table:table-cell table:formula="of:=WEIBULL([.AX35];[.$AV$48];1/[.$AV$49];0)" office:value-type="float" office:value="0.0000000000152241834139664" calcext:value-type="float">
            <text:p>1.52241834139664E-11</text:p>
          </table:table-cell>
          <table:table-cell table:formula="of:=WEIBULL([.AX35];[.$AV$51];1/[.$AV$52];0)" office:value-type="float" office:value="0.00191206467321999" calcext:value-type="float">
            <text:p>0.00191206467322</text:p>
          </table:table-cell>
          <table:table-cell table:formula="of:=[.AY57]/SUM([.$AY$47:.$AZ$66])*[.$P$2]" office:value-type="float" office:value="0.000000000000761205872287026" calcext:value-type="float">
            <text:p>7.61205872287026E-13</text:p>
          </table:table-cell>
          <table:table-cell table:formula="of:=[.AZ57]/SUM([.$AY$47:.$AZ$66])*(1-[.$P$2])" office:value-type="float" office:value="0.000860425374605749" calcext:value-type="float">
            <text:p>0.000860425374606</text:p>
          </table:table-cell>
          <table:table-cell table:number-columns-repeated="9"/>
          <table:table-cell table:formula="of:=[.BL56]-1" office:value-type="float" office:value="30" calcext:value-type="float">
            <text:p>30</text:p>
          </table:table-cell>
          <table:table-cell table:formula="of:=[.BB35]+[.BA35]*[.BB57]" office:value-type="float" office:value="0.000478014097006469" calcext:value-type="float">
            <text:p>0.000478014097006</text:p>
          </table:table-cell>
          <table:table-cell table:number-columns-repeated="7"/>
        </table:table-row>
        <table:table-row table:style-name="ro1">
          <table:table-cell table:formula="of:=[.$C$2]+[.B58]" office:value-type="date" office:date-value="2020-03-16" calcext:value-type="date">
            <text:p>03/16/20</text:p>
          </table:table-cell>
          <table:table-cell table:formula="of:=[.B57]+1" office:value-type="float" office:value="30" calcext:value-type="float">
            <text:p>30</text:p>
          </table:table-cell>
          <table:table-cell table:formula="of:=[.C57]+[.D57]" office:value-type="float" office:value="80948099.7865809" calcext:value-type="float">
            <text:p>80948099.7865809</text:p>
          </table:table-cell>
          <table:table-cell table:formula="of:=-MIN([.AK57]*[.C57]*[.I57]/[.$C$4];[.C58])" office:value-type="float" office:value="-16001.3994986847" calcext:value-type="float">
            <text:p>-16001.3994986847</text:p>
          </table:table-cell>
          <table:table-cell table:formula="of:=[.E57]+[.F57]" office:value-type="float" office:value="33994.1824412271" calcext:value-type="float">
            <text:p>33994.1824412271</text:p>
          </table:table-cell>
          <table:table-cell table:formula="of:=MAX([.G58]+[.H58];-[.E58])" office:value-type="float" office:value="10368.8774146431" calcext:value-type="float">
            <text:p>10368.8774146431</text:p>
          </table:table-cell>
          <table:table-cell table:formula="of:=-[.D58]" office:value-type="float" office:value="16001.3994986847" calcext:value-type="float">
            <text:p>16001.3994986847</text:p>
          </table:table-cell>
          <table:table-cell table:formula="of:=-MIN(SUMPRODUCT([.$AZ$3:.$AZ$22];[.E38:.E57]);[.E57])" office:value-type="float" office:value="-5632.5220840416" calcext:value-type="float">
            <text:p>-5632.5220840416</text:p>
          </table:table-cell>
          <table:table-cell table:formula="of:=[.I57]+[.J57]" office:value-type="float" office:value="10476.9543533892" calcext:value-type="float">
            <text:p>10476.9543533892</text:p>
          </table:table-cell>
          <table:table-cell table:formula="of:=MAX(-[.I58];[.K58]+[.L58]+[.M58])" office:value-type="float" office:value="3297.27112790558" calcext:value-type="float">
            <text:p>3297.27112790558</text:p>
          </table:table-cell>
          <table:table-cell table:formula="of:=-[.H58]" office:value-type="float" office:value="5632.5220840416" calcext:value-type="float">
            <text:p>5632.5220840416</text:p>
          </table:table-cell>
          <table:table-cell table:formula="of:=-SUMPRODUCT([.I39:.I58];[.$BA$25:.$BA$44])" office:value-type="float" office:value="-1610.78187065295" calcext:value-type="float">
            <text:p>-1610.78187065295</text:p>
          </table:table-cell>
          <table:table-cell table:formula="of:=-SUMPRODUCT([.I39:.I58];[.$BB$25:.$BB$44])" office:value-type="float" office:value="-724.469085483062" calcext:value-type="float">
            <text:p>-724.469085483062</text:p>
          </table:table-cell>
          <table:table-cell table:formula="of:=[.N57]+[.O57]" office:value-type="float" office:value="3822.44941569366" calcext:value-type="float">
            <text:p>3822.44941569366</text:p>
          </table:table-cell>
          <table:table-cell table:formula="of:=MAX(-[.N58];SUM([.P58:.R58]))" office:value-type="float" office:value="1189.08881072254" calcext:value-type="float">
            <text:p>1189.08881072254</text:p>
          </table:table-cell>
          <table:table-cell table:formula="of:=-[.L58]" office:value-type="float" office:value="1610.78187065295" calcext:value-type="float">
            <text:p>1610.78187065295</text:p>
          </table:table-cell>
          <table:table-cell table:formula="of:=-SUMPRODUCT([.N38:.N57];[.BB$47:.BB$66])" office:value-type="float" office:value="-334.593115560349" calcext:value-type="float">
            <text:p>-334.593115560349</text:p>
          </table:table-cell>
          <table:table-cell table:formula="of:=-SUMPRODUCT([.N38:.N57];[.BA$47:.BA$66])" office:value-type="float" office:value="-87.0999443700658" calcext:value-type="float">
            <text:p>-87.0999443700658</text:p>
          </table:table-cell>
          <table:table-cell table:formula="of:=SUM([.N$7:.N58])" office:value-type="float" office:value="15796.7637299187" calcext:value-type="float">
            <text:p>15796.7637299187</text:p>
          </table:table-cell>
          <table:table-cell table:formula="of:=[.T57]+[.U57]" office:value-type="float" office:value="224.956005898912" calcext:value-type="float">
            <text:p>224.956005898912</text:p>
          </table:table-cell>
          <table:table-cell table:formula="of:=MAX(-[.T58];SUM([.V58:.X58]))" office:value-type="float" office:value="71.1043257833081" calcext:value-type="float">
            <text:p>71.1043257833081</text:p>
          </table:table-cell>
          <table:table-cell table:formula="of:=-[.R58]" office:value-type="float" office:value="87.0999443700658" calcext:value-type="float">
            <text:p>87.0999443700658</text:p>
          </table:table-cell>
          <table:table-cell table:formula="of:=-[.T35]*(1-[.$Q$2])" office:value-type="float" office:value="-0.30695506671706" calcext:value-type="float">
            <text:p>-0.30695506671706</text:p>
          </table:table-cell>
          <table:table-cell table:formula="of:=-[.T54]*[.$Q$2]" office:value-type="float" office:value="-15.6886635200406" calcext:value-type="float">
            <text:p>-15.6886635200406</text:p>
          </table:table-cell>
          <table:table-cell table:formula="of:=[.Y57]+[.Z57]" office:value-type="float" office:value="3362.48223242985" calcext:value-type="float">
            <text:p>3362.48223242985</text:p>
          </table:table-cell>
          <table:table-cell table:formula="of:=-[.Q58]-[.M58]-[.W58]" office:value-type="float" office:value="1059.36915611013" calcext:value-type="float">
            <text:p>1059.36915611013</text:p>
          </table:table-cell>
          <table:table-cell table:formula="of:=[.AA57]+[.AB57]" office:value-type="float" office:value="49.1889704855877" calcext:value-type="float">
            <text:p>49.1889704855877</text:p>
          </table:table-cell>
          <table:table-cell table:formula="of:=-[.X58]" office:value-type="float" office:value="15.6886635200406" calcext:value-type="float">
            <text:p>15.6886635200406</text:p>
          </table:table-cell>
          <table:table-cell office:value-type="float" office:value="9142" calcext:value-type="float">
            <text:p>9142</text:p>
          </table:table-cell>
          <table:table-cell table:formula="of:=LN([.AC58])" office:value-type="float" office:value="9.12063445889169" calcext:value-type="float">
            <text:p>9.12063445889169</text:p>
          </table:table-cell>
          <table:table-cell table:formula="of:=LN([.S58])" office:value-type="float" office:value="9.66756037081476" calcext:value-type="float">
            <text:p>9.66756037081476</text:p>
          </table:table-cell>
          <table:table-cell table:formula="of:=[.AD58]-[.AE58]" office:value-type="float" office:value="-0.546925911923074" calcext:value-type="float">
            <text:p>-0.546925911923074</text:p>
          </table:table-cell>
          <table:table-cell office:value-type="float" office:value="70" calcext:value-type="float">
            <text:p>70</text:p>
          </table:table-cell>
          <table:table-cell table:formula="of:=LN([.AG58])" office:value-type="float" office:value="4.24849524204936" calcext:value-type="float">
            <text:p>4.24849524204936</text:p>
          </table:table-cell>
          <table:table-cell table:formula="of:=IF([.AA58]&lt;1;0;LN([.AA58]))" office:value-type="float" office:value="3.89566942124461" calcext:value-type="float">
            <text:p>3.89566942124461</text:p>
          </table:table-cell>
          <table:table-cell table:formula="of:=[.AH58]-[.AI58]" office:value-type="float" office:value="0.352825820804744" calcext:value-type="float">
            <text:p>0.352825820804744</text:p>
          </table:table-cell>
          <table:table-cell table:formula="of:=IF([.B58]&gt;=[.$L$3];[.$L$2];IF([.B58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57]-1" office:value-type="float" office:value="9" calcext:value-type="float">
            <text:p>9</text:p>
          </table:table-cell>
          <table:table-cell table:formula="of:=WEIBULL([.AX36];[.$AV$48];1/[.$AV$49];0)" office:value-type="float" office:value="0.0000000185674280835297" calcext:value-type="float">
            <text:p>1.85674280835297E-08</text:p>
          </table:table-cell>
          <table:table-cell table:formula="of:=WEIBULL([.AX36];[.$AV$51];1/[.$AV$52];0)" office:value-type="float" office:value="0.0281193552689168" calcext:value-type="float">
            <text:p>0.028119355268917</text:p>
          </table:table-cell>
          <table:table-cell table:formula="of:=[.AY58]/SUM([.$AY$47:.$AZ$66])*[.$P$2]" office:value-type="float" office:value="0.000000000928367381431038" calcext:value-type="float">
            <text:p>9.28367381431038E-10</text:p>
          </table:table-cell>
          <table:table-cell table:formula="of:=[.AZ58]/SUM([.$AY$47:.$AZ$66])*(1-[.$P$2])" office:value-type="float" office:value="0.0126536550409591" calcext:value-type="float">
            <text:p>0.012653655040959</text:p>
          </table:table-cell>
          <table:table-cell table:number-columns-repeated="9"/>
          <table:table-cell table:formula="of:=[.BL57]-1" office:value-type="float" office:value="29" calcext:value-type="float">
            <text:p>29</text:p>
          </table:table-cell>
          <table:table-cell table:formula="of:=[.BB36]+[.BA36]*[.BB58]" office:value-type="float" office:value="0.00702980841482458" calcext:value-type="float">
            <text:p>0.007029808414825</text:p>
          </table:table-cell>
          <table:table-cell table:number-columns-repeated="7"/>
        </table:table-row>
        <table:table-row table:style-name="ro1">
          <table:table-cell table:formula="of:=[.$C$2]+[.B59]" office:value-type="date" office:date-value="2020-03-17" calcext:value-type="date">
            <text:p>03/17/20</text:p>
          </table:table-cell>
          <table:table-cell table:formula="of:=[.B58]+1" office:value-type="float" office:value="31" calcext:value-type="float">
            <text:p>31</text:p>
          </table:table-cell>
          <table:table-cell table:formula="of:=[.C58]+[.D58]" office:value-type="float" office:value="80932098.3870822" calcext:value-type="float">
            <text:p>80932098.3870822</text:p>
          </table:table-cell>
          <table:table-cell table:formula="of:=-MIN([.AK58]*[.C58]*[.I58]/[.$C$4];[.C59])" office:value-type="float" office:value="-3141.07239428742" calcext:value-type="float">
            <text:p>-3141.07239428742</text:p>
          </table:table-cell>
          <table:table-cell table:formula="of:=[.E58]+[.F58]" office:value-type="float" office:value="44363.0598558702" calcext:value-type="float">
            <text:p>44363.0598558702</text:p>
          </table:table-cell>
          <table:table-cell table:formula="of:=MAX([.G59]+[.H59];-[.E59])" office:value-type="float" office:value="-4300.34492902282" calcext:value-type="float">
            <text:p>-4300.34492902282</text:p>
          </table:table-cell>
          <table:table-cell table:formula="of:=-[.D59]" office:value-type="float" office:value="3141.07239428742" calcext:value-type="float">
            <text:p>3141.07239428742</text:p>
          </table:table-cell>
          <table:table-cell table:formula="of:=-MIN(SUMPRODUCT([.$AZ$3:.$AZ$22];[.E39:.E58]);[.E58])" office:value-type="float" office:value="-7441.41732331024" calcext:value-type="float">
            <text:p>-7441.41732331024</text:p>
          </table:table-cell>
          <table:table-cell table:formula="of:=[.I58]+[.J58]" office:value-type="float" office:value="13774.2254812948" calcext:value-type="float">
            <text:p>13774.2254812948</text:p>
          </table:table-cell>
          <table:table-cell table:formula="of:=MAX(-[.I59];[.K59]+[.L59]+[.M59])" office:value-type="float" office:value="4393.91764933719" calcext:value-type="float">
            <text:p>4393.91764933719</text:p>
          </table:table-cell>
          <table:table-cell table:formula="of:=-[.H59]" office:value-type="float" office:value="7441.41732331024" calcext:value-type="float">
            <text:p>7441.41732331024</text:p>
          </table:table-cell>
          <table:table-cell table:formula="of:=-SUMPRODUCT([.I40:.I59];[.$BA$25:.$BA$44])" office:value-type="float" office:value="-2102.64793233188" calcext:value-type="float">
            <text:p>-2102.64793233188</text:p>
          </table:table-cell>
          <table:table-cell table:formula="of:=-SUMPRODUCT([.I40:.I59];[.$BB$25:.$BB$44])" office:value-type="float" office:value="-944.851741641171" calcext:value-type="float">
            <text:p>-944.851741641171</text:p>
          </table:table-cell>
          <table:table-cell table:formula="of:=[.N58]+[.O58]" office:value-type="float" office:value="5011.53822641619" calcext:value-type="float">
            <text:p>5011.53822641619</text:p>
          </table:table-cell>
          <table:table-cell table:formula="of:=MAX(-[.N59];SUM([.P59:.R59]))" office:value-type="float" office:value="1544.88299911099" calcext:value-type="float">
            <text:p>1544.88299911099</text:p>
          </table:table-cell>
          <table:table-cell table:formula="of:=-[.L59]" office:value-type="float" office:value="2102.64793233188" calcext:value-type="float">
            <text:p>2102.64793233188</text:p>
          </table:table-cell>
          <table:table-cell table:formula="of:=-SUMPRODUCT([.N39:.N58];[.BB$47:.BB$66])" office:value-type="float" office:value="-442.367182759152" calcext:value-type="float">
            <text:p>-442.367182759152</text:p>
          </table:table-cell>
          <table:table-cell table:formula="of:=-SUMPRODUCT([.N39:.N58];[.BA$47:.BA$66])" office:value-type="float" office:value="-115.397750461737" calcext:value-type="float">
            <text:p>-115.397750461737</text:p>
          </table:table-cell>
          <table:table-cell table:formula="of:=SUM([.N$7:.N59])" office:value-type="float" office:value="20808.3019563349" calcext:value-type="float">
            <text:p>20808.3019563349</text:p>
          </table:table-cell>
          <table:table-cell table:formula="of:=[.T58]+[.U58]" office:value-type="float" office:value="296.06033168222" calcext:value-type="float">
            <text:p>296.06033168222</text:p>
          </table:table-cell>
          <table:table-cell table:formula="of:=MAX(-[.T59];SUM([.V59:.X59]))" office:value-type="float" office:value="94.5999207828886" calcext:value-type="float">
            <text:p>94.5999207828886</text:p>
          </table:table-cell>
          <table:table-cell table:formula="of:=-[.R59]" office:value-type="float" office:value="115.397750461737" calcext:value-type="float">
            <text:p>115.397750461737</text:p>
          </table:table-cell>
          <table:table-cell table:formula="of:=-[.T36]*(1-[.$Q$2])" office:value-type="float" office:value="-0.494885219464" calcext:value-type="float">
            <text:p>-0.494885219464</text:p>
          </table:table-cell>
          <table:table-cell table:formula="of:=-[.T55]*[.$Q$2]" office:value-type="float" office:value="-20.3029444593848" calcext:value-type="float">
            <text:p>-20.3029444593848</text:p>
          </table:table-cell>
          <table:table-cell table:formula="of:=[.Y58]+[.Z58]" office:value-type="float" office:value="4421.85138853998" calcext:value-type="float">
            <text:p>4421.85138853998</text:p>
          </table:table-cell>
          <table:table-cell table:formula="of:=-[.Q59]-[.M59]-[.W59]" office:value-type="float" office:value="1387.71380961979" calcext:value-type="float">
            <text:p>1387.71380961979</text:p>
          </table:table-cell>
          <table:table-cell table:formula="of:=[.AA58]+[.AB58]" office:value-type="float" office:value="64.8776340056284" calcext:value-type="float">
            <text:p>64.8776340056284</text:p>
          </table:table-cell>
          <table:table-cell table:formula="of:=-[.X59]" office:value-type="float" office:value="20.3029444593848" calcext:value-type="float">
            <text:p>20.3029444593848</text:p>
          </table:table-cell>
          <table:table-cell office:value-type="float" office:value="12036" calcext:value-type="float">
            <text:p>12036</text:p>
          </table:table-cell>
          <table:table-cell table:formula="of:=LN([.AC59])" office:value-type="float" office:value="9.39565743774994" calcext:value-type="float">
            <text:p>9.39565743774994</text:p>
          </table:table-cell>
          <table:table-cell table:formula="of:=LN([.S59])" office:value-type="float" office:value="9.94310731857332" calcext:value-type="float">
            <text:p>9.94310731857332</text:p>
          </table:table-cell>
          <table:table-cell table:formula="of:=[.AD59]-[.AE59]" office:value-type="float" office:value="-0.547449880823381" calcext:value-type="float">
            <text:p>-0.547449880823381</text:p>
          </table:table-cell>
          <table:table-cell office:value-type="float" office:value="88" calcext:value-type="float">
            <text:p>88</text:p>
          </table:table-cell>
          <table:table-cell table:formula="of:=LN([.AG59])" office:value-type="float" office:value="4.47733681447821" calcext:value-type="float">
            <text:p>4.47733681447821</text:p>
          </table:table-cell>
          <table:table-cell table:formula="of:=IF([.AA59]&lt;1;0;LN([.AA59]))" office:value-type="float" office:value="4.17250294190467" calcext:value-type="float">
            <text:p>4.17250294190467</text:p>
          </table:table-cell>
          <table:table-cell table:formula="of:=[.AH59]-[.AI59]" office:value-type="float" office:value="0.304833872573536" calcext:value-type="float">
            <text:p>0.304833872573536</text:p>
          </table:table-cell>
          <table:table-cell table:formula="of:=IF([.B59]&gt;=[.$L$3];[.$L$2];IF([.B59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58]-1" office:value-type="float" office:value="8" calcext:value-type="float">
            <text:p>8</text:p>
          </table:table-cell>
          <table:table-cell table:formula="of:=WEIBULL([.AX37];[.$AV$48];1/[.$AV$49];0)" office:value-type="float" office:value="0.00000514017701204035" calcext:value-type="float">
            <text:p>5.14017701204035E-06</text:p>
          </table:table-cell>
          <table:table-cell table:formula="of:=WEIBULL([.AX37];[.$AV$51];1/[.$AV$52];0)" office:value-type="float" office:value="0.129158383936438" calcext:value-type="float">
            <text:p>0.129158383936438</text:p>
          </table:table-cell>
          <table:table-cell table:formula="of:=[.AY59]/SUM([.$AY$47:.$AZ$66])*[.$P$2]" office:value-type="float" office:value="0.00000025700773695162" calcext:value-type="float">
            <text:p>2.5700773695162E-07</text:p>
          </table:table-cell>
          <table:table-cell table:formula="of:=[.AZ59]/SUM([.$AY$47:.$AZ$66])*(1-[.$P$2])" office:value-type="float" office:value="0.0581210209249007" calcext:value-type="float">
            <text:p>0.058121020924901</text:p>
          </table:table-cell>
          <table:table-cell table:number-columns-repeated="9"/>
          <table:table-cell table:formula="of:=[.BL58]-1" office:value-type="float" office:value="28" calcext:value-type="float">
            <text:p>28</text:p>
          </table:table-cell>
          <table:table-cell table:formula="of:=[.BB37]+[.BA37]*[.BB59]" office:value-type="float" office:value="0.0322895307571496" calcext:value-type="float">
            <text:p>0.03228953075715</text:p>
          </table:table-cell>
          <table:table-cell table:number-columns-repeated="7"/>
        </table:table-row>
        <table:table-row table:style-name="ro1">
          <table:table-cell table:formula="of:=[.$C$2]+[.B60]" office:value-type="date" office:date-value="2020-03-18" calcext:value-type="date">
            <text:p>03/18/20</text:p>
          </table:table-cell>
          <table:table-cell table:formula="of:=[.B59]+1" office:value-type="float" office:value="32" calcext:value-type="float">
            <text:p>32</text:p>
          </table:table-cell>
          <table:table-cell table:formula="of:=[.C59]+[.D59]" office:value-type="float" office:value="80928957.3146879" calcext:value-type="float">
            <text:p>80928957.3146879</text:p>
          </table:table-cell>
          <table:table-cell table:formula="of:=-MIN([.AK59]*[.C59]*[.I59]/[.$C$4];[.C60])" office:value-type="float" office:value="-4128.80359947409" calcext:value-type="float">
            <text:p>-4128.80359947409</text:p>
          </table:table-cell>
          <table:table-cell table:formula="of:=[.E59]+[.F59]" office:value-type="float" office:value="40062.7149268474" calcext:value-type="float">
            <text:p>40062.7149268474</text:p>
          </table:table-cell>
          <table:table-cell table:formula="of:=MAX([.G60]+[.H60];-[.E60])" office:value-type="float" office:value="-5689.88078559351" calcext:value-type="float">
            <text:p>-5689.88078559351</text:p>
          </table:table-cell>
          <table:table-cell table:formula="of:=-[.D60]" office:value-type="float" office:value="4128.80359947409" calcext:value-type="float">
            <text:p>4128.80359947409</text:p>
          </table:table-cell>
          <table:table-cell table:formula="of:=-MIN(SUMPRODUCT([.$AZ$3:.$AZ$22];[.E40:.E59]);[.E59])" office:value-type="float" office:value="-9818.6843850676" calcext:value-type="float">
            <text:p>-9818.6843850676</text:p>
          </table:table-cell>
          <table:table-cell table:formula="of:=[.I59]+[.J59]" office:value-type="float" office:value="18168.143130632" calcext:value-type="float">
            <text:p>18168.143130632</text:p>
          </table:table-cell>
          <table:table-cell table:formula="of:=MAX(-[.I60];[.K60]+[.L60]+[.M60])" office:value-type="float" office:value="5833.07086777656" calcext:value-type="float">
            <text:p>5833.07086777656</text:p>
          </table:table-cell>
          <table:table-cell table:formula="of:=-[.H60]" office:value-type="float" office:value="9818.6843850676" calcext:value-type="float">
            <text:p>9818.6843850676</text:p>
          </table:table-cell>
          <table:table-cell table:formula="of:=-SUMPRODUCT([.I41:.I60];[.$BA$25:.$BA$44])" office:value-type="float" office:value="-2755.75291297873" calcext:value-type="float">
            <text:p>-2755.75291297873</text:p>
          </table:table-cell>
          <table:table-cell table:formula="of:=-SUMPRODUCT([.I41:.I60];[.$BB$25:.$BB$44])" office:value-type="float" office:value="-1229.86060431231" calcext:value-type="float">
            <text:p>-1229.86060431231</text:p>
          </table:table-cell>
          <table:table-cell table:formula="of:=[.N59]+[.O59]" office:value-type="float" office:value="6556.42122552718" calcext:value-type="float">
            <text:p>6556.42122552718</text:p>
          </table:table-cell>
          <table:table-cell table:formula="of:=MAX(-[.N60];SUM([.P60:.R60]))" office:value-type="float" office:value="2016.65467477713" calcext:value-type="float">
            <text:p>2016.65467477713</text:p>
          </table:table-cell>
          <table:table-cell table:formula="of:=-[.L60]" office:value-type="float" office:value="2755.75291297873" calcext:value-type="float">
            <text:p>2755.75291297873</text:p>
          </table:table-cell>
          <table:table-cell table:formula="of:=-SUMPRODUCT([.N40:.N59];[.BB$47:.BB$66])" office:value-type="float" office:value="-586.79254668872" calcext:value-type="float">
            <text:p>-586.79254668872</text:p>
          </table:table-cell>
          <table:table-cell table:formula="of:=-SUMPRODUCT([.N40:.N59];[.BA$47:.BA$66])" office:value-type="float" office:value="-152.305691512873" calcext:value-type="float">
            <text:p>-152.305691512873</text:p>
          </table:table-cell>
          <table:table-cell table:formula="of:=SUM([.N$7:.N60])" office:value-type="float" office:value="27364.7231818621" calcext:value-type="float">
            <text:p>27364.7231818621</text:p>
          </table:table-cell>
          <table:table-cell table:formula="of:=[.T59]+[.U59]" office:value-type="float" office:value="390.660252465109" calcext:value-type="float">
            <text:p>390.660252465109</text:p>
          </table:table-cell>
          <table:table-cell table:formula="of:=MAX(-[.T60];SUM([.V60:.X60]))" office:value-type="float" office:value="125.229750434999" calcext:value-type="float">
            <text:p>125.229750434999</text:p>
          </table:table-cell>
          <table:table-cell table:formula="of:=-[.R60]" office:value-type="float" office:value="152.305691512873" calcext:value-type="float">
            <text:p>152.305691512873</text:p>
          </table:table-cell>
          <table:table-cell table:formula="of:=-[.T37]*(1-[.$Q$2])" office:value-type="float" office:value="-0.736201933633174" calcext:value-type="float">
            <text:p>-0.736201933633174</text:p>
          </table:table-cell>
          <table:table-cell table:formula="of:=-[.T56]*[.$Q$2]" office:value-type="float" office:value="-26.3397391442406" calcext:value-type="float">
            <text:p>-26.3397391442406</text:p>
          </table:table-cell>
          <table:table-cell table:formula="of:=[.Y59]+[.Z59]" office:value-type="float" office:value="5809.56519815976" calcext:value-type="float">
            <text:p>5809.56519815976</text:p>
          </table:table-cell>
          <table:table-cell table:formula="of:=-[.Q60]-[.M60]-[.W60]" office:value-type="float" office:value="1817.38935293467" calcext:value-type="float">
            <text:p>1817.38935293467</text:p>
          </table:table-cell>
          <table:table-cell table:formula="of:=[.AA59]+[.AB59]" office:value-type="float" office:value="85.1805784650131" calcext:value-type="float">
            <text:p>85.1805784650131</text:p>
          </table:table-cell>
          <table:table-cell table:formula="of:=-[.X60]" office:value-type="float" office:value="26.3397391442406" calcext:value-type="float">
            <text:p>26.3397391442406</text:p>
          </table:table-cell>
          <table:table-cell office:value-type="float" office:value="15428" calcext:value-type="float">
            <text:p>15428</text:p>
          </table:table-cell>
          <table:table-cell table:formula="of:=LN([.AC60])" office:value-type="float" office:value="9.64393931932812" calcext:value-type="float">
            <text:p>9.64393931932812</text:p>
          </table:table-cell>
          <table:table-cell table:formula="of:=LN([.S60])" office:value-type="float" office:value="10.2170099877535" calcext:value-type="float">
            <text:p>10.2170099877535</text:p>
          </table:table-cell>
          <table:table-cell table:formula="of:=[.AD60]-[.AE60]" office:value-type="float" office:value="-0.573070668425379" calcext:value-type="float">
            <text:p>-0.573070668425379</text:p>
          </table:table-cell>
          <table:table-cell office:value-type="float" office:value="114" calcext:value-type="float">
            <text:p>114</text:p>
          </table:table-cell>
          <table:table-cell table:formula="of:=LN([.AG60])" office:value-type="float" office:value="4.7361984483945" calcext:value-type="float">
            <text:p>4.7361984483945</text:p>
          </table:table-cell>
          <table:table-cell table:formula="of:=IF([.AA60]&lt;1;0;LN([.AA60]))" office:value-type="float" office:value="4.44477345556162" calcext:value-type="float">
            <text:p>4.44477345556162</text:p>
          </table:table-cell>
          <table:table-cell table:formula="of:=[.AH60]-[.AI60]" office:value-type="float" office:value="0.291424992832876" calcext:value-type="float">
            <text:p>0.291424992832876</text:p>
          </table:table-cell>
          <table:table-cell table:formula="of:=IF([.B60]&gt;=[.$L$3];[.$L$2];IF([.B60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59]-1" office:value-type="float" office:value="7" calcext:value-type="float">
            <text:p>7</text:p>
          </table:table-cell>
          <table:table-cell table:formula="of:=WEIBULL([.AX38];[.$AV$48];1/[.$AV$49];0)" office:value-type="float" office:value="0.000377294002786793" calcext:value-type="float">
            <text:p>0.000377294002787</text:p>
          </table:table-cell>
          <table:table-cell table:formula="of:=WEIBULL([.AX38];[.$AV$51];1/[.$AV$52];0)" office:value-type="float" office:value="0.254411313226738" calcext:value-type="float">
            <text:p>0.254411313226738</text:p>
          </table:table-cell>
          <table:table-cell table:formula="of:=[.AY60]/SUM([.$AY$47:.$AZ$66])*[.$P$2]" office:value-type="float" office:value="0.000018864618396315" calcext:value-type="float">
            <text:p>1.8864618396315E-05</text:p>
          </table:table-cell>
          <table:table-cell table:formula="of:=[.AZ60]/SUM([.$AY$47:.$AZ$66])*(1-[.$P$2])" office:value-type="float" office:value="0.114484594874303" calcext:value-type="float">
            <text:p>0.114484594874303</text:p>
          </table:table-cell>
          <table:table-cell table:number-columns-repeated="9"/>
          <table:table-cell table:formula="of:=[.BL59]-1" office:value-type="float" office:value="27" calcext:value-type="float">
            <text:p>27</text:p>
          </table:table-cell>
          <table:table-cell table:formula="of:=[.BB38]+[.BA38]*[.BB60]" office:value-type="float" office:value="0.0636133512489187" calcext:value-type="float">
            <text:p>0.063613351248919</text:p>
          </table:table-cell>
          <table:table-cell table:number-columns-repeated="7"/>
        </table:table-row>
        <table:table-row table:style-name="ro1">
          <table:table-cell table:formula="of:=[.$C$2]+[.B61]" office:value-type="date" office:date-value="2020-03-19" calcext:value-type="date">
            <text:p>03/19/20</text:p>
          </table:table-cell>
          <table:table-cell table:formula="of:=[.B60]+1" office:value-type="float" office:value="33" calcext:value-type="float">
            <text:p>33</text:p>
          </table:table-cell>
          <table:table-cell table:formula="of:=[.C60]+[.D60]" office:value-type="float" office:value="80924828.5110884" calcext:value-type="float">
            <text:p>80924828.5110884</text:p>
          </table:table-cell>
          <table:table-cell table:formula="of:=-MIN([.AK60]*[.C60]*[.I60]/[.$C$4];[.C61])" office:value-type="float" office:value="-5445.66251817058" calcext:value-type="float">
            <text:p>-5445.66251817058</text:p>
          </table:table-cell>
          <table:table-cell table:formula="of:=[.E60]+[.F60]" office:value-type="float" office:value="34372.8341412539" calcext:value-type="float">
            <text:p>34372.8341412539</text:p>
          </table:table-cell>
          <table:table-cell table:formula="of:=MAX([.G61]+[.H61];-[.E61])" office:value-type="float" office:value="-7133.19880571898" calcext:value-type="float">
            <text:p>-7133.19880571898</text:p>
          </table:table-cell>
          <table:table-cell table:formula="of:=-[.D61]" office:value-type="float" office:value="5445.66251817058" calcext:value-type="float">
            <text:p>5445.66251817058</text:p>
          </table:table-cell>
          <table:table-cell table:formula="of:=-MIN(SUMPRODUCT([.$AZ$3:.$AZ$22];[.E41:.E60]);[.E60])" office:value-type="float" office:value="-12578.8613238896" calcext:value-type="float">
            <text:p>-12578.8613238896</text:p>
          </table:table-cell>
          <table:table-cell table:formula="of:=[.I60]+[.J60]" office:value-type="float" office:value="24001.2139984085" calcext:value-type="float">
            <text:p>24001.2139984085</text:p>
          </table:table-cell>
          <table:table-cell table:formula="of:=MAX(-[.I61];[.K61]+[.L61]+[.M61])" office:value-type="float" office:value="7351.75780316959" calcext:value-type="float">
            <text:p>7351.75780316959</text:p>
          </table:table-cell>
          <table:table-cell table:formula="of:=-[.H61]" office:value-type="float" office:value="12578.8613238896" calcext:value-type="float">
            <text:p>12578.8613238896</text:p>
          </table:table-cell>
          <table:table-cell table:formula="of:=-SUMPRODUCT([.I42:.I61];[.$BA$25:.$BA$44])" office:value-type="float" office:value="-3625.01986034306" calcext:value-type="float">
            <text:p>-3625.01986034306</text:p>
          </table:table-cell>
          <table:table-cell table:formula="of:=-SUMPRODUCT([.I42:.I61];[.$BB$25:.$BB$44])" office:value-type="float" office:value="-1602.08366037691" calcext:value-type="float">
            <text:p>-1602.08366037691</text:p>
          </table:table-cell>
          <table:table-cell table:formula="of:=[.N60]+[.O60]" office:value-type="float" office:value="8573.07590030432" calcext:value-type="float">
            <text:p>8573.07590030432</text:p>
          </table:table-cell>
          <table:table-cell table:formula="of:=MAX(-[.N61];SUM([.P61:.R61]))" office:value-type="float" office:value="2646.27914594153" calcext:value-type="float">
            <text:p>2646.27914594153</text:p>
          </table:table-cell>
          <table:table-cell table:formula="of:=-[.L61]" office:value-type="float" office:value="3625.01986034306" calcext:value-type="float">
            <text:p>3625.01986034306</text:p>
          </table:table-cell>
          <table:table-cell table:formula="of:=-SUMPRODUCT([.N41:.N60];[.BB$47:.BB$66])" office:value-type="float" office:value="-778.486800262577" calcext:value-type="float">
            <text:p>-778.486800262577</text:p>
          </table:table-cell>
          <table:table-cell table:formula="of:=-SUMPRODUCT([.N41:.N60];[.BA$47:.BA$66])" office:value-type="float" office:value="-200.253914138953" calcext:value-type="float">
            <text:p>-200.253914138953</text:p>
          </table:table-cell>
          <table:table-cell table:formula="of:=SUM([.N$7:.N61])" office:value-type="float" office:value="35937.7990821664" calcext:value-type="float">
            <text:p>35937.7990821664</text:p>
          </table:table-cell>
          <table:table-cell table:formula="of:=[.T60]+[.U60]" office:value-type="float" office:value="515.890002900109" calcext:value-type="float">
            <text:p>515.890002900109</text:p>
          </table:table-cell>
          <table:table-cell table:formula="of:=MAX(-[.T61];SUM([.V61:.X61]))" office:value-type="float" office:value="164.901890886403" calcext:value-type="float">
            <text:p>164.901890886403</text:p>
          </table:table-cell>
          <table:table-cell table:formula="of:=-[.R61]" office:value-type="float" office:value="200.253914138953" calcext:value-type="float">
            <text:p>200.253914138953</text:p>
          </table:table-cell>
          <table:table-cell table:formula="of:=-[.T38]*(1-[.$Q$2])" office:value-type="float" office:value="-1.01787641868611" calcext:value-type="float">
            <text:p>-1.01787641868611</text:p>
          </table:table-cell>
          <table:table-cell table:formula="of:=-[.T57]*[.$Q$2]" office:value-type="float" office:value="-34.334146833864" calcext:value-type="float">
            <text:p>-34.334146833864</text:p>
          </table:table-cell>
          <table:table-cell table:formula="of:=[.Y60]+[.Z60]" office:value-type="float" office:value="7626.95455109443" calcext:value-type="float">
            <text:p>7626.95455109443</text:p>
          </table:table-cell>
          <table:table-cell table:formula="of:=-[.Q61]-[.M61]-[.W61]" office:value-type="float" office:value="2381.58833705817" calcext:value-type="float">
            <text:p>2381.58833705817</text:p>
          </table:table-cell>
          <table:table-cell table:formula="of:=[.AA60]+[.AB60]" office:value-type="float" office:value="111.520317609254" calcext:value-type="float">
            <text:p>111.520317609254</text:p>
          </table:table-cell>
          <table:table-cell table:formula="of:=-[.X61]" office:value-type="float" office:value="34.334146833864" calcext:value-type="float">
            <text:p>34.334146833864</text:p>
          </table:table-cell>
          <table:table-cell office:value-type="float" office:value="19325" calcext:value-type="float">
            <text:p>19325</text:p>
          </table:table-cell>
          <table:table-cell table:formula="of:=LN([.AC61])" office:value-type="float" office:value="9.86915487345562" calcext:value-type="float">
            <text:p>9.86915487345562</text:p>
          </table:table-cell>
          <table:table-cell table:formula="of:=LN([.S61])" office:value-type="float" office:value="10.4895449197914" calcext:value-type="float">
            <text:p>10.4895449197914</text:p>
          </table:table-cell>
          <table:table-cell table:formula="of:=[.AD61]-[.AE61]" office:value-type="float" office:value="-0.620390046335823" calcext:value-type="float">
            <text:p>-0.620390046335823</text:p>
          </table:table-cell>
          <table:table-cell office:value-type="float" office:value="136" calcext:value-type="float">
            <text:p>136</text:p>
          </table:table-cell>
          <table:table-cell table:formula="of:=LN([.AG61])" office:value-type="float" office:value="4.91265488573605" calcext:value-type="float">
            <text:p>4.91265488573605</text:p>
          </table:table-cell>
          <table:table-cell table:formula="of:=IF([.AA61]&lt;1;0;LN([.AA61]))" office:value-type="float" office:value="4.71420679501079" calcext:value-type="float">
            <text:p>4.71420679501079</text:p>
          </table:table-cell>
          <table:table-cell table:formula="of:=[.AH61]-[.AI61]" office:value-type="float" office:value="0.19844809072526" calcext:value-type="float">
            <text:p>0.19844809072526</text:p>
          </table:table-cell>
          <table:table-cell table:formula="of:=IF([.B61]&gt;=[.$L$3];[.$L$2];IF([.B61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0]-1" office:value-type="float" office:value="6" calcext:value-type="float">
            <text:p>6</text:p>
          </table:table-cell>
          <table:table-cell table:formula="of:=WEIBULL([.AX39];[.$AV$48];1/[.$AV$49];0)" office:value-type="float" office:value="0.00855031473283061" calcext:value-type="float">
            <text:p>0.008550314732831</text:p>
          </table:table-cell>
          <table:table-cell table:formula="of:=WEIBULL([.AX39];[.$AV$51];1/[.$AV$52];0)" office:value-type="float" office:value="0.272636973783164" calcext:value-type="float">
            <text:p>0.272636973783164</text:p>
          </table:table-cell>
          <table:table-cell table:formula="of:=[.AY61]/SUM([.$AY$47:.$AZ$66])*[.$P$2]" office:value-type="float" office:value="0.000427513884164197" calcext:value-type="float">
            <text:p>0.000427513884164</text:p>
          </table:table-cell>
          <table:table-cell table:formula="of:=[.AZ61]/SUM([.$AY$47:.$AZ$66])*(1-[.$P$2])" office:value-type="float" office:value="0.122686106586399" calcext:value-type="float">
            <text:p>0.122686106586399</text:p>
          </table:table-cell>
          <table:table-cell table:number-columns-repeated="9"/>
          <table:table-cell table:formula="of:=[.BL60]-1" office:value-type="float" office:value="26" calcext:value-type="float">
            <text:p>26</text:p>
          </table:table-cell>
          <table:table-cell table:formula="of:=[.BB39]+[.BA39]*[.BB61]" office:value-type="float" office:value="0.0684211981733537" calcext:value-type="float">
            <text:p>0.068421198173354</text:p>
          </table:table-cell>
          <table:table-cell table:number-columns-repeated="7"/>
        </table:table-row>
        <table:table-row table:style-name="ro1">
          <table:table-cell table:formula="of:=[.$C$2]+[.B62]" office:value-type="date" office:date-value="2020-03-20" calcext:value-type="date">
            <text:p>03/20/20</text:p>
          </table:table-cell>
          <table:table-cell table:formula="of:=[.B61]+1" office:value-type="float" office:value="34" calcext:value-type="float">
            <text:p>34</text:p>
          </table:table-cell>
          <table:table-cell table:formula="of:=[.C61]+[.D61]" office:value-type="float" office:value="80919382.8485703" calcext:value-type="float">
            <text:p>80919382.8485703</text:p>
          </table:table-cell>
          <table:table-cell table:formula="of:=-MIN([.AK61]*[.C61]*[.I61]/[.$C$4];[.C62])" office:value-type="float" office:value="-7193.68195140425" calcext:value-type="float">
            <text:p>-7193.68195140425</text:p>
          </table:table-cell>
          <table:table-cell table:formula="of:=[.E61]+[.F61]" office:value-type="float" office:value="27239.6353355349" calcext:value-type="float">
            <text:p>27239.6353355349</text:p>
          </table:table-cell>
          <table:table-cell table:formula="of:=MAX([.G62]+[.H62];-[.E62])" office:value-type="float" office:value="-8286.26454957226" calcext:value-type="float">
            <text:p>-8286.26454957226</text:p>
          </table:table-cell>
          <table:table-cell table:formula="of:=-[.D62]" office:value-type="float" office:value="7193.68195140425" calcext:value-type="float">
            <text:p>7193.68195140425</text:p>
          </table:table-cell>
          <table:table-cell table:formula="of:=-MIN(SUMPRODUCT([.$AZ$3:.$AZ$22];[.E42:.E61]);[.E61])" office:value-type="float" office:value="-15479.9465009765" calcext:value-type="float">
            <text:p>-15479.9465009765</text:p>
          </table:table-cell>
          <table:table-cell table:formula="of:=[.I61]+[.J61]" office:value-type="float" office:value="31352.9718015781" calcext:value-type="float">
            <text:p>31352.9718015781</text:p>
          </table:table-cell>
          <table:table-cell table:formula="of:=MAX(-[.I62];[.K62]+[.L62]+[.M62])" office:value-type="float" office:value="8613.78405917825" calcext:value-type="float">
            <text:p>8613.78405917825</text:p>
          </table:table-cell>
          <table:table-cell table:formula="of:=-[.H62]" office:value-type="float" office:value="15479.9465009765" calcext:value-type="float">
            <text:p>15479.9465009765</text:p>
          </table:table-cell>
          <table:table-cell table:formula="of:=-SUMPRODUCT([.I43:.I62];[.$BA$25:.$BA$44])" office:value-type="float" office:value="-4773.62445667579" calcext:value-type="float">
            <text:p>-4773.62445667579</text:p>
          </table:table-cell>
          <table:table-cell table:formula="of:=-SUMPRODUCT([.I43:.I62];[.$BB$25:.$BB$44])" office:value-type="float" office:value="-2092.53798512247" calcext:value-type="float">
            <text:p>-2092.53798512247</text:p>
          </table:table-cell>
          <table:table-cell table:formula="of:=[.N61]+[.O61]" office:value-type="float" office:value="11219.3550462458" calcext:value-type="float">
            <text:p>11219.3550462458</text:p>
          </table:table-cell>
          <table:table-cell table:formula="of:=MAX(-[.N62];SUM([.P62:.R62]))" office:value-type="float" office:value="3480.50446586354" calcext:value-type="float">
            <text:p>3480.50446586354</text:p>
          </table:table-cell>
          <table:table-cell table:formula="of:=-[.L62]" office:value-type="float" office:value="4773.62445667579" calcext:value-type="float">
            <text:p>4773.62445667579</text:p>
          </table:table-cell>
          <table:table-cell table:formula="of:=-SUMPRODUCT([.N42:.N61];[.BB$47:.BB$66])" office:value-type="float" office:value="-1030.59056357543" calcext:value-type="float">
            <text:p>-1030.59056357543</text:p>
          </table:table-cell>
          <table:table-cell table:formula="of:=-SUMPRODUCT([.N42:.N61];[.BA$47:.BA$66])" office:value-type="float" office:value="-262.529427236808" calcext:value-type="float">
            <text:p>-262.529427236808</text:p>
          </table:table-cell>
          <table:table-cell table:formula="of:=SUM([.N$7:.N62])" office:value-type="float" office:value="47157.1541284123" calcext:value-type="float">
            <text:p>47157.1541284123</text:p>
          </table:table-cell>
          <table:table-cell table:formula="of:=[.T61]+[.U61]" office:value-type="float" office:value="680.791893786511" calcext:value-type="float">
            <text:p>680.791893786511</text:p>
          </table:table-cell>
          <table:table-cell table:formula="of:=MAX(-[.T62];SUM([.V62:.X62]))" office:value-type="float" office:value="216.215142758505" calcext:value-type="float">
            <text:p>216.215142758505</text:p>
          </table:table-cell>
          <table:table-cell table:formula="of:=-[.R62]" office:value-type="float" office:value="262.529427236808" calcext:value-type="float">
            <text:p>262.529427236808</text:p>
          </table:table-cell>
          <table:table-cell table:formula="of:=-[.T39]*(1-[.$Q$2])" office:value-type="float" office:value="-1.32308329852016" calcext:value-type="float">
            <text:p>-1.32308329852016</text:p>
          </table:table-cell>
          <table:table-cell table:formula="of:=-[.T58]*[.$Q$2]" office:value-type="float" office:value="-44.9912011797825" calcext:value-type="float">
            <text:p>-44.9912011797825</text:p>
          </table:table-cell>
          <table:table-cell table:formula="of:=[.Y61]+[.Z61]" office:value-type="float" office:value="10008.5428881526" calcext:value-type="float">
            <text:p>10008.5428881526</text:p>
          </table:table-cell>
          <table:table-cell table:formula="of:=-[.Q62]-[.M62]-[.W62]" office:value-type="float" office:value="3124.45163199642" calcext:value-type="float">
            <text:p>3124.45163199642</text:p>
          </table:table-cell>
          <table:table-cell table:formula="of:=[.AA61]+[.AB61]" office:value-type="float" office:value="145.854464443118" calcext:value-type="float">
            <text:p>145.854464443118</text:p>
          </table:table-cell>
          <table:table-cell table:formula="of:=-[.X62]" office:value-type="float" office:value="44.9912011797825" calcext:value-type="float">
            <text:p>44.9912011797825</text:p>
          </table:table-cell>
          <table:table-cell office:value-type="float" office:value="23248" calcext:value-type="float">
            <text:p>23248</text:p>
          </table:table-cell>
          <table:table-cell table:formula="of:=LN([.AC62])" office:value-type="float" office:value="10.0539743858101" calcext:value-type="float">
            <text:p>10.0539743858101</text:p>
          </table:table-cell>
          <table:table-cell table:formula="of:=LN([.S62])" office:value-type="float" office:value="10.761241007801" calcext:value-type="float">
            <text:p>10.761241007801</text:p>
          </table:table-cell>
          <table:table-cell table:formula="of:=[.AD62]-[.AE62]" office:value-type="float" office:value="-0.707266621990982" calcext:value-type="float">
            <text:p>-0.707266621990982</text:p>
          </table:table-cell>
          <table:table-cell office:value-type="float" office:value="186" calcext:value-type="float">
            <text:p>186</text:p>
          </table:table-cell>
          <table:table-cell table:formula="of:=LN([.AG62])" office:value-type="float" office:value="5.2257466737132" calcext:value-type="float">
            <text:p>5.2257466737132</text:p>
          </table:table-cell>
          <table:table-cell table:formula="of:=IF([.AA62]&lt;1;0;LN([.AA62]))" office:value-type="float" office:value="4.98260930567123" calcext:value-type="float">
            <text:p>4.98260930567123</text:p>
          </table:table-cell>
          <table:table-cell table:formula="of:=[.AH62]-[.AI62]" office:value-type="float" office:value="0.243137368041973" calcext:value-type="float">
            <text:p>0.243137368041973</text:p>
          </table:table-cell>
          <table:table-cell table:formula="of:=IF([.B62]&gt;=[.$L$3];[.$L$2];IF([.B62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1]-1" office:value-type="float" office:value="5" calcext:value-type="float">
            <text:p>5</text:p>
          </table:table-cell>
          <table:table-cell table:formula="of:=WEIBULL([.AX40];[.$AV$48];1/[.$AV$49];0)" office:value-type="float" office:value="0.0692916895811237" calcext:value-type="float">
            <text:p>0.069291689581124</text:p>
          </table:table-cell>
          <table:table-cell table:formula="of:=WEIBULL([.AX40];[.$AV$51];1/[.$AV$52];0)" office:value-type="float" office:value="0.187174292686942" calcext:value-type="float">
            <text:p>0.187174292686942</text:p>
          </table:table-cell>
          <table:table-cell table:formula="of:=[.AY62]/SUM([.$AY$47:.$AZ$66])*[.$P$2]" office:value-type="float" office:value="0.0034645694665931" calcext:value-type="float">
            <text:p>0.003464569466593</text:p>
          </table:table-cell>
          <table:table-cell table:formula="of:=[.AZ62]/SUM([.$AY$47:.$AZ$66])*(1-[.$P$2])" office:value-type="float" office:value="0.0842280667371543" calcext:value-type="float">
            <text:p>0.084228066737154</text:p>
          </table:table-cell>
          <table:table-cell table:number-columns-repeated="9"/>
          <table:table-cell table:formula="of:=[.BL61]-1" office:value-type="float" office:value="25" calcext:value-type="float">
            <text:p>25</text:p>
          </table:table-cell>
          <table:table-cell table:formula="of:=[.BB40]+[.BA40]*[.BB62]" office:value-type="float" office:value="0.0482524403507687" calcext:value-type="float">
            <text:p>0.048252440350769</text:p>
          </table:table-cell>
          <table:table-cell table:number-columns-repeated="7"/>
        </table:table-row>
        <table:table-row table:style-name="ro1">
          <table:table-cell table:formula="of:=[.$C$2]+[.B63]" office:value-type="date" office:date-value="2020-03-21" calcext:value-type="date">
            <text:p>03/21/20</text:p>
          </table:table-cell>
          <table:table-cell table:formula="of:=[.B62]+1" office:value-type="float" office:value="35" calcext:value-type="float">
            <text:p>35</text:p>
          </table:table-cell>
          <table:table-cell table:formula="of:=[.C62]+[.D62]" office:value-type="float" office:value="80912189.1666189" calcext:value-type="float">
            <text:p>80912189.1666189</text:p>
          </table:table-cell>
          <table:table-cell table:formula="of:=-MIN([.AK62]*[.C62]*[.I62]/[.$C$4];[.C63])" office:value-type="float" office:value="-9396.53010611974" calcext:value-type="float">
            <text:p>-9396.53010611974</text:p>
          </table:table-cell>
          <table:table-cell table:formula="of:=[.E62]+[.F62]" office:value-type="float" office:value="18953.3707859626" calcext:value-type="float">
            <text:p>18953.3707859626</text:p>
          </table:table-cell>
          <table:table-cell table:formula="of:=MAX([.G63]+[.H63];-[.E63])" office:value-type="float" office:value="-8851.30385382886" calcext:value-type="float">
            <text:p>-8851.30385382886</text:p>
          </table:table-cell>
          <table:table-cell table:formula="of:=-[.D63]" office:value-type="float" office:value="9396.53010611974" calcext:value-type="float">
            <text:p>9396.53010611974</text:p>
          </table:table-cell>
          <table:table-cell table:formula="of:=-MIN(SUMPRODUCT([.$AZ$3:.$AZ$22];[.E43:.E62]);[.E62])" office:value-type="float" office:value="-18247.8339599486" calcext:value-type="float">
            <text:p>-18247.8339599486</text:p>
          </table:table-cell>
          <table:table-cell table:formula="of:=[.I62]+[.J62]" office:value-type="float" office:value="39966.7558607564" calcext:value-type="float">
            <text:p>39966.7558607564</text:p>
          </table:table-cell>
          <table:table-cell table:formula="of:=MAX(-[.I63];[.K63]+[.L63]+[.M63])" office:value-type="float" office:value="9254.25046043017" calcext:value-type="float">
            <text:p>9254.25046043017</text:p>
          </table:table-cell>
          <table:table-cell table:formula="of:=-[.H63]" office:value-type="float" office:value="18247.8339599486" calcext:value-type="float">
            <text:p>18247.8339599486</text:p>
          </table:table-cell>
          <table:table-cell table:formula="of:=-SUMPRODUCT([.I44:.I63];[.$BA$25:.$BA$44])" office:value-type="float" office:value="-6251.50191449939" calcext:value-type="float">
            <text:p>-6251.50191449939</text:p>
          </table:table-cell>
          <table:table-cell table:formula="of:=-SUMPRODUCT([.I44:.I63];[.$BB$25:.$BB$44])" office:value-type="float" office:value="-2742.08158501903" calcext:value-type="float">
            <text:p>-2742.08158501903</text:p>
          </table:table-cell>
          <table:table-cell table:formula="of:=[.N62]+[.O62]" office:value-type="float" office:value="14699.8595121094" calcext:value-type="float">
            <text:p>14699.8595121094</text:p>
          </table:table-cell>
          <table:table-cell table:formula="of:=MAX(-[.N63];SUM([.P63:.R63]))" office:value-type="float" office:value="4548.02245392528" calcext:value-type="float">
            <text:p>4548.02245392528</text:p>
          </table:table-cell>
          <table:table-cell table:formula="of:=-[.L63]" office:value-type="float" office:value="6251.50191449939" calcext:value-type="float">
            <text:p>6251.50191449939</text:p>
          </table:table-cell>
          <table:table-cell table:formula="of:=-SUMPRODUCT([.N43:.N62];[.BB$47:.BB$66])" office:value-type="float" office:value="-1359.85187986911" calcext:value-type="float">
            <text:p>-1359.85187986911</text:p>
          </table:table-cell>
          <table:table-cell table:formula="of:=-SUMPRODUCT([.N43:.N62];[.BA$47:.BA$66])" office:value-type="float" office:value="-343.627580705002" calcext:value-type="float">
            <text:p>-343.627580705002</text:p>
          </table:table-cell>
          <table:table-cell table:formula="of:=SUM([.N$7:.N63])" office:value-type="float" office:value="61857.0136405217" calcext:value-type="float">
            <text:p>61857.0136405217</text:p>
          </table:table-cell>
          <table:table-cell table:formula="of:=[.T62]+[.U62]" office:value-type="float" office:value="897.007036545016" calcext:value-type="float">
            <text:p>897.007036545016</text:p>
          </table:table-cell>
          <table:table-cell table:formula="of:=MAX(-[.T63];SUM([.V63:.X63]))" office:value-type="float" office:value="282.77698776368" calcext:value-type="float">
            <text:p>282.77698776368</text:p>
          </table:table-cell>
          <table:table-cell table:formula="of:=-[.R63]" office:value-type="float" office:value="343.627580705002" calcext:value-type="float">
            <text:p>343.627580705002</text:p>
          </table:table-cell>
          <table:table-cell table:formula="of:=-[.T40]*(1-[.$Q$2])" office:value-type="float" office:value="-1.63852660487771" calcext:value-type="float">
            <text:p>-1.63852660487771</text:p>
          </table:table-cell>
          <table:table-cell table:formula="of:=-[.T59]*[.$Q$2]" office:value-type="float" office:value="-59.2120663364441" calcext:value-type="float">
            <text:p>-59.2120663364441</text:p>
          </table:table-cell>
          <table:table-cell table:formula="of:=[.Y62]+[.Z62]" office:value-type="float" office:value="13132.994520149" calcext:value-type="float">
            <text:p>13132.994520149</text:p>
          </table:table-cell>
          <table:table-cell table:formula="of:=-[.Q63]-[.M63]-[.W63]" office:value-type="float" office:value="4103.57199149302" calcext:value-type="float">
            <text:p>4103.57199149302</text:p>
          </table:table-cell>
          <table:table-cell table:formula="of:=[.AA62]+[.AB62]" office:value-type="float" office:value="190.8456656229" calcext:value-type="float">
            <text:p>190.8456656229</text:p>
          </table:table-cell>
          <table:table-cell table:formula="of:=-[.X63]" office:value-type="float" office:value="59.2120663364441" calcext:value-type="float">
            <text:p>59.2120663364441</text:p>
          </table:table-cell>
          <table:table-cell office:value-type="float" office:value="26463" calcext:value-type="float">
            <text:p>26463</text:p>
          </table:table-cell>
          <table:table-cell table:formula="of:=LN([.AC63])" office:value-type="float" office:value="10.1835028099269" calcext:value-type="float">
            <text:p>10.1835028099269</text:p>
          </table:table-cell>
          <table:table-cell table:formula="of:=LN([.S63])" office:value-type="float" office:value="11.0325807689748" calcext:value-type="float">
            <text:p>11.0325807689748</text:p>
          </table:table-cell>
          <table:table-cell table:formula="of:=[.AD63]-[.AE63]" office:value-type="float" office:value="-0.84907795904795" calcext:value-type="float">
            <text:p>-0.84907795904795</text:p>
          </table:table-cell>
          <table:table-cell office:value-type="float" office:value="208" calcext:value-type="float">
            <text:p>208</text:p>
          </table:table-cell>
          <table:table-cell table:formula="of:=LN([.AG63])" office:value-type="float" office:value="5.33753807970132" calcext:value-type="float">
            <text:p>5.33753807970132</text:p>
          </table:table-cell>
          <table:table-cell table:formula="of:=IF([.AA63]&lt;1;0;LN([.AA63]))" office:value-type="float" office:value="5.25146506802373" calcext:value-type="float">
            <text:p>5.25146506802373</text:p>
          </table:table-cell>
          <table:table-cell table:formula="of:=[.AH63]-[.AI63]" office:value-type="float" office:value="0.0860730116775903" calcext:value-type="float">
            <text:p>0.08607301167759</text:p>
          </table:table-cell>
          <table:table-cell table:formula="of:=IF([.B63]&gt;=[.$L$3];[.$L$2];IF([.B63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2]-1" office:value-type="float" office:value="4" calcext:value-type="float">
            <text:p>4</text:p>
          </table:table-cell>
          <table:table-cell table:formula="of:=WEIBULL([.AX41];[.$AV$48];1/[.$AV$49];0)" office:value-type="float" office:value="0.230220576339295" calcext:value-type="float">
            <text:p>0.230220576339295</text:p>
          </table:table-cell>
          <table:table-cell table:formula="of:=WEIBULL([.AX41];[.$AV$51];1/[.$AV$52];0)" office:value-type="float" office:value="0.08992812241969" calcext:value-type="float">
            <text:p>0.08992812241969</text:p>
          </table:table-cell>
          <table:table-cell table:formula="of:=[.AY63]/SUM([.$AY$47:.$AZ$66])*[.$P$2]" office:value-type="float" office:value="0.0115109789382863" calcext:value-type="float">
            <text:p>0.011510978938286</text:p>
          </table:table-cell>
          <table:table-cell table:formula="of:=[.AZ63]/SUM([.$AY$47:.$AZ$66])*(1-[.$P$2])" office:value-type="float" office:value="0.0404674797376223" calcext:value-type="float">
            <text:p>0.040467479737622</text:p>
          </table:table-cell>
          <table:table-cell table:number-columns-repeated="9"/>
          <table:table-cell table:formula="of:=[.BL62]-1" office:value-type="float" office:value="24" calcext:value-type="float">
            <text:p>24</text:p>
          </table:table-cell>
          <table:table-cell table:formula="of:=[.BB41]+[.BA41]*[.BB63]" office:value-type="float" office:value="0.0248110347222944" calcext:value-type="float">
            <text:p>0.024811034722295</text:p>
          </table:table-cell>
          <table:table-cell table:number-columns-repeated="7"/>
        </table:table-row>
        <table:table-row table:style-name="ro1">
          <table:table-cell table:formula="of:=[.$C$2]+[.B64]" office:value-type="date" office:date-value="2020-03-22" calcext:value-type="date">
            <text:p>03/22/20</text:p>
          </table:table-cell>
          <table:table-cell table:formula="of:=[.B63]+1" office:value-type="float" office:value="36" calcext:value-type="float">
            <text:p>36</text:p>
          </table:table-cell>
          <table:table-cell table:formula="of:=[.C63]+[.D63]" office:value-type="float" office:value="80902792.6365127" calcext:value-type="float">
            <text:p>80902792.6365127</text:p>
          </table:table-cell>
          <table:table-cell table:formula="of:=-MIN([.AK63]*[.C63]*[.I63]/[.$C$4];[.C64])" office:value-type="float" office:value="-11977.0285577096" calcext:value-type="float">
            <text:p>-11977.0285577096</text:p>
          </table:table-cell>
          <table:table-cell table:formula="of:=[.E63]+[.F63]" office:value-type="float" office:value="10102.0669321338" calcext:value-type="float">
            <text:p>10102.0669321338</text:p>
          </table:table-cell>
          <table:table-cell table:formula="of:=MAX([.G64]+[.H64];-[.E64])" office:value-type="float" office:value="-6976.34222825303" calcext:value-type="float">
            <text:p>-6976.34222825303</text:p>
          </table:table-cell>
          <table:table-cell table:formula="of:=-[.D64]" office:value-type="float" office:value="11977.0285577096" calcext:value-type="float">
            <text:p>11977.0285577096</text:p>
          </table:table-cell>
          <table:table-cell table:formula="of:=-MIN(SUMPRODUCT([.$AZ$3:.$AZ$22];[.E44:.E63]);[.E63])" office:value-type="float" office:value="-18953.3707859626" calcext:value-type="float">
            <text:p>-18953.3707859626</text:p>
          </table:table-cell>
          <table:table-cell table:formula="of:=[.I63]+[.J63]" office:value-type="float" office:value="49221.0063211865" calcext:value-type="float">
            <text:p>49221.0063211865</text:p>
          </table:table-cell>
          <table:table-cell table:formula="of:=MAX(-[.I64];[.K64]+[.L64]+[.M64])" office:value-type="float" office:value="7291.07645113452" calcext:value-type="float">
            <text:p>7291.07645113452</text:p>
          </table:table-cell>
          <table:table-cell table:formula="of:=-[.H64]" office:value-type="float" office:value="18953.3707859626" calcext:value-type="float">
            <text:p>18953.3707859626</text:p>
          </table:table-cell>
          <table:table-cell table:formula="of:=-SUMPRODUCT([.I45:.I64];[.$BA$25:.$BA$44])" office:value-type="float" office:value="-8061.53346260325" calcext:value-type="float">
            <text:p>-8061.53346260325</text:p>
          </table:table-cell>
          <table:table-cell table:formula="of:=-SUMPRODUCT([.I45:.I64];[.$BB$25:.$BB$44])" office:value-type="float" office:value="-3600.76087222486" calcext:value-type="float">
            <text:p>-3600.76087222486</text:p>
          </table:table-cell>
          <table:table-cell table:formula="of:=[.N63]+[.O63]" office:value-type="float" office:value="19247.8819660347" calcext:value-type="float">
            <text:p>19247.8819660347</text:p>
          </table:table-cell>
          <table:table-cell table:formula="of:=MAX(-[.N64];SUM([.P64:.R64]))" office:value-type="float" office:value="5823.585773121" calcext:value-type="float">
            <text:p>5823.585773121</text:p>
          </table:table-cell>
          <table:table-cell table:formula="of:=-[.L64]" office:value-type="float" office:value="8061.53346260325" calcext:value-type="float">
            <text:p>8061.53346260325</text:p>
          </table:table-cell>
          <table:table-cell table:formula="of:=-SUMPRODUCT([.N44:.N63];[.BB$47:.BB$66])" office:value-type="float" office:value="-1788.290563173" calcext:value-type="float">
            <text:p>-1788.290563173</text:p>
          </table:table-cell>
          <table:table-cell table:formula="of:=-SUMPRODUCT([.N44:.N63];[.BA$47:.BA$66])" office:value-type="float" office:value="-449.657126309247" calcext:value-type="float">
            <text:p>-449.657126309247</text:p>
          </table:table-cell>
          <table:table-cell table:formula="of:=SUM([.N$7:.N64])" office:value-type="float" office:value="81104.8956065563" calcext:value-type="float">
            <text:p>81104.8956065563</text:p>
          </table:table-cell>
          <table:table-cell table:formula="of:=[.T63]+[.U63]" office:value-type="float" office:value="1179.7840243087" calcext:value-type="float">
            <text:p>1179.7840243087</text:p>
          </table:table-cell>
          <table:table-cell table:formula="of:=MAX(-[.T64];SUM([.V64:.X64]))" office:value-type="float" office:value="369.560137297892" calcext:value-type="float">
            <text:p>369.560137297892</text:p>
          </table:table-cell>
          <table:table-cell table:formula="of:=-[.R64]" office:value-type="float" office:value="449.657126309247" calcext:value-type="float">
            <text:p>449.657126309247</text:p>
          </table:table-cell>
          <table:table-cell table:formula="of:=-[.T41]*(1-[.$Q$2])" office:value-type="float" office:value="-1.96493851833275" calcext:value-type="float">
            <text:p>-1.96493851833275</text:p>
          </table:table-cell>
          <table:table-cell table:formula="of:=-[.T60]*[.$Q$2]" office:value-type="float" office:value="-78.1320504930218" calcext:value-type="float">
            <text:p>-78.1320504930218</text:p>
          </table:table-cell>
          <table:table-cell table:formula="of:=[.Y63]+[.Z63]" office:value-type="float" office:value="17236.566511642" calcext:value-type="float">
            <text:p>17236.566511642</text:p>
          </table:table-cell>
          <table:table-cell table:formula="of:=-[.Q64]-[.M64]-[.W64]" office:value-type="float" office:value="5391.0163739162" calcext:value-type="float">
            <text:p>5391.0163739162</text:p>
          </table:table-cell>
          <table:table-cell table:formula="of:=[.AA63]+[.AB63]" office:value-type="float" office:value="250.057731959344" calcext:value-type="float">
            <text:p>250.057731959344</text:p>
          </table:table-cell>
          <table:table-cell table:formula="of:=-[.X64]" office:value-type="float" office:value="78.1320504930218" calcext:value-type="float">
            <text:p>78.1320504930218</text:p>
          </table:table-cell>
          <table:table-cell office:value-type="float" office:value="28721" calcext:value-type="float">
            <text:p>28721</text:p>
          </table:table-cell>
          <table:table-cell table:formula="of:=LN([.AC64])" office:value-type="float" office:value="10.2653838414975" calcext:value-type="float">
            <text:p>10.2653838414975</text:p>
          </table:table-cell>
          <table:table-cell table:formula="of:=LN([.S64])" office:value-type="float" office:value="11.303498603344" calcext:value-type="float">
            <text:p>11.303498603344</text:p>
          </table:table-cell>
          <table:table-cell table:formula="of:=[.AD64]-[.AE64]" office:value-type="float" office:value="-1.03811476184645" calcext:value-type="float">
            <text:p>-1.03811476184645</text:p>
          </table:table-cell>
          <table:table-cell office:value-type="float" office:value="231" calcext:value-type="float">
            <text:p>231</text:p>
          </table:table-cell>
          <table:table-cell table:formula="of:=LN([.AG64])" office:value-type="float" office:value="5.44241771052179" calcext:value-type="float">
            <text:p>5.44241771052179</text:p>
          </table:table-cell>
          <table:table-cell table:formula="of:=IF([.AA64]&lt;1;0;LN([.AA64]))" office:value-type="float" office:value="5.52169181903989" calcext:value-type="float">
            <text:p>5.52169181903989</text:p>
          </table:table-cell>
          <table:table-cell table:formula="of:=[.AH64]-[.AI64]" office:value-type="float" office:value="-0.079274108518101" calcext:value-type="float">
            <text:p>-0.079274108518101</text:p>
          </table:table-cell>
          <table:table-cell table:formula="of:=IF([.B64]&gt;=[.$L$3];[.$L$2];IF([.B64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3]-1" office:value-type="float" office:value="3" calcext:value-type="float">
            <text:p>3</text:p>
          </table:table-cell>
          <table:table-cell table:formula="of:=WEIBULL([.AX42];[.$AV$48];1/[.$AV$49];0)" office:value-type="float" office:value="0.351663141143927" calcext:value-type="float">
            <text:p>0.351663141143927</text:p>
          </table:table-cell>
          <table:table-cell table:formula="of:=WEIBULL([.AX42];[.$AV$51];1/[.$AV$52];0)" office:value-type="float" office:value="0.0301923810415391" calcext:value-type="float">
            <text:p>0.030192381041539</text:p>
          </table:table-cell>
          <table:table-cell table:formula="of:=[.AY64]/SUM([.$AY$47:.$AZ$66])*[.$P$2]" office:value-type="float" office:value="0.0175830808672527" calcext:value-type="float">
            <text:p>0.017583080867253</text:p>
          </table:table-cell>
          <table:table-cell table:formula="of:=[.AZ64]/SUM([.$AY$47:.$AZ$66])*(1-[.$P$2])" office:value-type="float" office:value="0.0135865125964371" calcext:value-type="float">
            <text:p>0.013586512596437</text:p>
          </table:table-cell>
          <table:table-cell table:number-columns-repeated="9"/>
          <table:table-cell table:formula="of:=[.BL63]-1" office:value-type="float" office:value="23" calcext:value-type="float">
            <text:p>23</text:p>
          </table:table-cell>
          <table:table-cell table:formula="of:=[.BB42]+[.BA42]*[.BB64]" office:value-type="float" office:value="0.00874252630201166" calcext:value-type="float">
            <text:p>0.008742526302012</text:p>
          </table:table-cell>
          <table:table-cell table:number-columns-repeated="7"/>
        </table:table-row>
        <table:table-row table:style-name="ro1">
          <table:table-cell table:formula="of:=[.$C$2]+[.B65]" office:value-type="date" office:date-value="2020-03-23" calcext:value-type="date">
            <text:p>03/23/20</text:p>
          </table:table-cell>
          <table:table-cell table:formula="of:=[.B64]+1" office:value-type="float" office:value="37" calcext:value-type="float">
            <text:p>37</text:p>
          </table:table-cell>
          <table:table-cell table:formula="of:=[.C64]+[.D64]" office:value-type="float" office:value="80890815.607955" calcext:value-type="float">
            <text:p>80890815.607955</text:p>
          </table:table-cell>
          <table:table-cell table:formula="of:=-MIN([.AK64]*[.C64]*[.I64]/[.$C$4];[.C65])" office:value-type="float" office:value="-14748.5809917164" calcext:value-type="float">
            <text:p>-14748.5809917164</text:p>
          </table:table-cell>
          <table:table-cell table:formula="of:=[.E64]+[.F64]" office:value-type="float" office:value="3125.72470388074" calcext:value-type="float">
            <text:p>3125.72470388074</text:p>
          </table:table-cell>
          <table:table-cell table:formula="of:=MAX([.G65]+[.H65];-[.E65])" office:value-type="float" office:value="4646.51405958267" calcext:value-type="float">
            <text:p>4646.51405958267</text:p>
          </table:table-cell>
          <table:table-cell table:formula="of:=-[.D65]" office:value-type="float" office:value="14748.5809917164" calcext:value-type="float">
            <text:p>14748.5809917164</text:p>
          </table:table-cell>
          <table:table-cell table:formula="of:=-MIN(SUMPRODUCT([.$AZ$3:.$AZ$22];[.E45:.E64]);[.E64])" office:value-type="float" office:value="-10102.0669321338" calcext:value-type="float">
            <text:p>-10102.0669321338</text:p>
          </table:table-cell>
          <table:table-cell table:formula="of:=[.I64]+[.J64]" office:value-type="float" office:value="56512.0827723211" calcext:value-type="float">
            <text:p>56512.0827723211</text:p>
          </table:table-cell>
          <table:table-cell table:formula="of:=MAX(-[.I65];[.K65]+[.L65]+[.M65])" office:value-type="float" office:value="-4719.82868600219" calcext:value-type="float">
            <text:p>-4719.82868600219</text:p>
          </table:table-cell>
          <table:table-cell table:formula="of:=-[.H65]" office:value-type="float" office:value="10102.0669321338" calcext:value-type="float">
            <text:p>10102.0669321338</text:p>
          </table:table-cell>
          <table:table-cell table:formula="of:=-SUMPRODUCT([.I46:.I65];[.$BA$25:.$BA$44])" office:value-type="float" office:value="-10100.3818887012" calcext:value-type="float">
            <text:p>-10100.3818887012</text:p>
          </table:table-cell>
          <table:table-cell table:formula="of:=-SUMPRODUCT([.I46:.I65];[.$BB$25:.$BB$44])" office:value-type="float" office:value="-4721.51372943478" calcext:value-type="float">
            <text:p>-4721.51372943478</text:p>
          </table:table-cell>
          <table:table-cell table:formula="of:=[.N64]+[.O64]" office:value-type="float" office:value="25071.4677391557" calcext:value-type="float">
            <text:p>25071.4677391557</text:p>
          </table:table-cell>
          <table:table-cell table:formula="of:=MAX(-[.N65];SUM([.P65:.R65]))" office:value-type="float" office:value="7166.23292754314" calcext:value-type="float">
            <text:p>7166.23292754314</text:p>
          </table:table-cell>
          <table:table-cell table:formula="of:=-[.L65]" office:value-type="float" office:value="10100.3818887012" calcext:value-type="float">
            <text:p>10100.3818887012</text:p>
          </table:table-cell>
          <table:table-cell table:formula="of:=-SUMPRODUCT([.N45:.N64];[.BB$47:.BB$66])" office:value-type="float" office:value="-2345.51096428553" calcext:value-type="float">
            <text:p>-2345.51096428553</text:p>
          </table:table-cell>
          <table:table-cell table:formula="of:=-SUMPRODUCT([.N45:.N64];[.BA$47:.BA$66])" office:value-type="float" office:value="-588.637996872507" calcext:value-type="float">
            <text:p>-588.637996872507</text:p>
          </table:table-cell>
          <table:table-cell table:formula="of:=SUM([.N$7:.N65])" office:value-type="float" office:value="106176.363345712" calcext:value-type="float">
            <text:p>106176.363345712</text:p>
          </table:table-cell>
          <table:table-cell table:formula="of:=[.T64]+[.U64]" office:value-type="float" office:value="1549.34416160659" calcext:value-type="float">
            <text:p>1549.34416160659</text:p>
          </table:table-cell>
          <table:table-cell table:formula="of:=MAX(-[.T65];SUM([.V65:.X65]))" office:value-type="float" office:value="483.131881709182" calcext:value-type="float">
            <text:p>483.131881709182</text:p>
          </table:table-cell>
          <table:table-cell table:formula="of:=-[.R65]" office:value-type="float" office:value="588.637996872507" calcext:value-type="float">
            <text:p>588.637996872507</text:p>
          </table:table-cell>
          <table:table-cell table:formula="of:=-[.T42]*(1-[.$Q$2])" office:value-type="float" office:value="-2.32811458330365" calcext:value-type="float">
            <text:p>-2.32811458330365</text:p>
          </table:table-cell>
          <table:table-cell table:formula="of:=-[.T61]*[.$Q$2]" office:value-type="float" office:value="-103.178000580022" calcext:value-type="float">
            <text:p>-103.178000580022</text:p>
          </table:table-cell>
          <table:table-cell table:formula="of:=[.Y64]+[.Z64]" office:value-type="float" office:value="22627.5828855582" calcext:value-type="float">
            <text:p>22627.5828855582</text:p>
          </table:table-cell>
          <table:table-cell table:formula="of:=-[.Q65]-[.M65]-[.W65]" office:value-type="float" office:value="7069.35280830362" calcext:value-type="float">
            <text:p>7069.35280830362</text:p>
          </table:table-cell>
          <table:table-cell table:formula="of:=[.AA64]+[.AB64]" office:value-type="float" office:value="328.189782452366" calcext:value-type="float">
            <text:p>328.189782452366</text:p>
          </table:table-cell>
          <table:table-cell table:formula="of:=-[.X65]" office:value-type="float" office:value="103.178000580022" calcext:value-type="float">
            <text:p>103.178000580022</text:p>
          </table:table-cell>
          <table:table-cell office:value-type="float" office:value="32257" calcext:value-type="float">
            <text:p>32257</text:p>
          </table:table-cell>
          <table:table-cell table:formula="of:=LN([.AC65])" office:value-type="float" office:value="10.3814903529346" calcext:value-type="float">
            <text:p>10.3814903529346</text:p>
          </table:table-cell>
          <table:table-cell table:formula="of:=LN([.S65])" office:value-type="float" office:value="11.572856795652" calcext:value-type="float">
            <text:p>11.572856795652</text:p>
          </table:table-cell>
          <table:table-cell table:formula="of:=[.AD65]-[.AE65]" office:value-type="float" office:value="-1.19136644271739" calcext:value-type="float">
            <text:p>-1.19136644271739</text:p>
          </table:table-cell>
          <table:table-cell office:value-type="float" office:value="267" calcext:value-type="float">
            <text:p>267</text:p>
          </table:table-cell>
          <table:table-cell table:formula="of:=LN([.AG65])" office:value-type="float" office:value="5.58724865840025" calcext:value-type="float">
            <text:p>5.58724865840025</text:p>
          </table:table-cell>
          <table:table-cell table:formula="of:=IF([.AA65]&lt;1;0;LN([.AA65]))" office:value-type="float" office:value="5.79359204609449" calcext:value-type="float">
            <text:p>5.79359204609449</text:p>
          </table:table-cell>
          <table:table-cell table:formula="of:=[.AH65]-[.AI65]" office:value-type="float" office:value="-0.206343387694242" calcext:value-type="float">
            <text:p>-0.206343387694242</text:p>
          </table:table-cell>
          <table:table-cell table:formula="of:=IF([.B65]&gt;=[.$L$3];[.$L$2];IF([.B65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4]-1" office:value-type="float" office:value="2" calcext:value-type="float">
            <text:p>2</text:p>
          </table:table-cell>
          <table:table-cell table:formula="of:=WEIBULL([.AX43];[.$AV$48];1/[.$AV$49];0)" office:value-type="float" office:value="0.261058237807007" calcext:value-type="float">
            <text:p>0.261058237807007</text:p>
          </table:table-cell>
          <table:table-cell table:formula="of:=WEIBULL([.AX43];[.$AV$51];1/[.$AV$52];0)" office:value-type="float" office:value="0.0060602556716143" calcext:value-type="float">
            <text:p>0.006060255671614</text:p>
          </table:table-cell>
          <table:table-cell table:formula="of:=[.AY65]/SUM([.$AY$47:.$AZ$66])*[.$P$2]" office:value-type="float" office:value="0.0130528553305063" calcext:value-type="float">
            <text:p>0.013052855330506</text:p>
          </table:table-cell>
          <table:table-cell table:formula="of:=[.AZ65]/SUM([.$AY$47:.$AZ$66])*(1-[.$P$2])" office:value-type="float" office:value="0.00272710323530746" calcext:value-type="float">
            <text:p>0.002727103235307</text:p>
          </table:table-cell>
          <table:table-cell table:number-columns-repeated="9"/>
          <table:table-cell table:formula="of:=[.BL64]-1" office:value-type="float" office:value="22" calcext:value-type="float">
            <text:p>22</text:p>
          </table:table-cell>
          <table:table-cell table:formula="of:=[.BB43]+[.BA43]*[.BB65]" office:value-type="float" office:value="0.00169303977295771" calcext:value-type="float">
            <text:p>0.001693039772958</text:p>
          </table:table-cell>
          <table:table-cell table:number-columns-repeated="7"/>
        </table:table-row>
        <table:table-row table:style-name="ro1">
          <table:table-cell table:formula="of:=[.$C$2]+[.B66]" office:value-type="date" office:date-value="2020-03-24" calcext:value-type="date">
            <text:p>03/24/20</text:p>
          </table:table-cell>
          <table:table-cell table:formula="of:=[.B65]+1" office:value-type="float" office:value="38" calcext:value-type="float">
            <text:p>38</text:p>
          </table:table-cell>
          <table:table-cell table:formula="of:=[.C65]+[.D65]" office:value-type="float" office:value="80876067.0269633" calcext:value-type="float">
            <text:p>80876067.0269633</text:p>
          </table:table-cell>
          <table:table-cell table:formula="of:=-MIN([.AK65]*[.C65]*[.I65]/[.$C$4];[.C66])" office:value-type="float" office:value="-16930.7721005827" calcext:value-type="float">
            <text:p>-16930.7721005827</text:p>
          </table:table-cell>
          <table:table-cell table:formula="of:=[.E65]+[.F65]" office:value-type="float" office:value="7772.23876346341" calcext:value-type="float">
            <text:p>7772.23876346341</text:p>
          </table:table-cell>
          <table:table-cell table:formula="of:=MAX([.G66]+[.H66];-[.E66])" office:value-type="float" office:value="13805.0473967019" calcext:value-type="float">
            <text:p>13805.0473967019</text:p>
          </table:table-cell>
          <table:table-cell table:formula="of:=-[.D66]" office:value-type="float" office:value="16930.7721005827" calcext:value-type="float">
            <text:p>16930.7721005827</text:p>
          </table:table-cell>
          <table:table-cell table:formula="of:=-MIN(SUMPRODUCT([.$AZ$3:.$AZ$22];[.E46:.E65]);[.E65])" office:value-type="float" office:value="-3125.72470388074" calcext:value-type="float">
            <text:p>-3125.72470388074</text:p>
          </table:table-cell>
          <table:table-cell table:formula="of:=[.I65]+[.J65]" office:value-type="float" office:value="51792.2540863189" calcext:value-type="float">
            <text:p>51792.2540863189</text:p>
          </table:table-cell>
          <table:table-cell table:formula="of:=MAX(-[.I66];[.K66]+[.L66]+[.M66])" office:value-type="float" office:value="-14948.4895428376" calcext:value-type="float">
            <text:p>-14948.4895428376</text:p>
          </table:table-cell>
          <table:table-cell table:formula="of:=-[.H66]" office:value-type="float" office:value="3125.72470388074" calcext:value-type="float">
            <text:p>3125.72470388074</text:p>
          </table:table-cell>
          <table:table-cell table:formula="of:=-SUMPRODUCT([.I47:.I66];[.$BA$25:.$BA$44])" office:value-type="float" office:value="-11932.795905597" calcext:value-type="float">
            <text:p>-11932.795905597</text:p>
          </table:table-cell>
          <table:table-cell table:formula="of:=-SUMPRODUCT([.I47:.I66];[.$BB$25:.$BB$44])" office:value-type="float" office:value="-6141.41834112136" calcext:value-type="float">
            <text:p>-6141.41834112136</text:p>
          </table:table-cell>
          <table:table-cell table:formula="of:=[.N65]+[.O65]" office:value-type="float" office:value="32237.7006666988" calcext:value-type="float">
            <text:p>32237.7006666988</text:p>
          </table:table-cell>
          <table:table-cell table:formula="of:=MAX(-[.N66];SUM([.P66:.R66]))" office:value-type="float" office:value="8090.94157606162" calcext:value-type="float">
            <text:p>8090.94157606162</text:p>
          </table:table-cell>
          <table:table-cell table:formula="of:=-[.L66]" office:value-type="float" office:value="11932.795905597" calcext:value-type="float">
            <text:p>11932.795905597</text:p>
          </table:table-cell>
          <table:table-cell table:formula="of:=-SUMPRODUCT([.N46:.N65];[.BB$47:.BB$66])" office:value-type="float" office:value="-3071.56529733194" calcext:value-type="float">
            <text:p>-3071.56529733194</text:p>
          </table:table-cell>
          <table:table-cell table:formula="of:=-SUMPRODUCT([.N46:.N65];[.BA$47:.BA$66])" office:value-type="float" office:value="-770.289032203415" calcext:value-type="float">
            <text:p>-770.289032203415</text:p>
          </table:table-cell>
          <table:table-cell table:formula="of:=SUM([.N$7:.N66])" office:value-type="float" office:value="138414.064012411" calcext:value-type="float">
            <text:p>138414.064012411</text:p>
          </table:table-cell>
          <table:table-cell table:formula="of:=[.T65]+[.U65]" office:value-type="float" office:value="2032.47604331577" calcext:value-type="float">
            <text:p>2032.47604331577</text:p>
          </table:table-cell>
          <table:table-cell table:formula="of:=MAX(-[.T66];SUM([.V66:.X66]))" office:value-type="float" office:value="631.342074693558" calcext:value-type="float">
            <text:p>631.342074693558</text:p>
          </table:table-cell>
          <table:table-cell table:formula="of:=-[.R66]" office:value-type="float" office:value="770.289032203415" calcext:value-type="float">
            <text:p>770.289032203415</text:p>
          </table:table-cell>
          <table:table-cell table:formula="of:=-[.T43]*(1-[.$Q$2])" office:value-type="float" office:value="-2.78857875255413" calcext:value-type="float">
            <text:p>-2.78857875255413</text:p>
          </table:table-cell>
          <table:table-cell table:formula="of:=-[.T62]*[.$Q$2]" office:value-type="float" office:value="-136.158378757302" calcext:value-type="float">
            <text:p>-136.158378757302</text:p>
          </table:table-cell>
          <table:table-cell table:formula="of:=[.Y65]+[.Z65]" office:value-type="float" office:value="29696.9356938619" calcext:value-type="float">
            <text:p>29696.9356938619</text:p>
          </table:table-cell>
          <table:table-cell table:formula="of:=-[.Q66]-[.M66]-[.W66]" office:value-type="float" office:value="9215.77221720585" calcext:value-type="float">
            <text:p>9215.77221720585</text:p>
          </table:table-cell>
          <table:table-cell table:formula="of:=[.AA65]+[.AB65]" office:value-type="float" office:value="431.367783032388" calcext:value-type="float">
            <text:p>431.367783032388</text:p>
          </table:table-cell>
          <table:table-cell table:formula="of:=-[.X66]" office:value-type="float" office:value="136.158378757302" calcext:value-type="float">
            <text:p>136.158378757302</text:p>
          </table:table-cell>
          <table:table-cell office:value-type="float" office:value="36873" calcext:value-type="float">
            <text:p>36873</text:p>
          </table:table-cell>
          <table:table-cell table:formula="of:=LN([.AC66])" office:value-type="float" office:value="10.5152348548831" calcext:value-type="float">
            <text:p>10.5152348548831</text:p>
          </table:table-cell>
          <table:table-cell table:formula="of:=LN([.S66])" office:value-type="float" office:value="11.8380049355897" calcext:value-type="float">
            <text:p>11.8380049355897</text:p>
          </table:table-cell>
          <table:table-cell table:formula="of:=[.AD66]-[.AE66]" office:value-type="float" office:value="-1.32277008070658" calcext:value-type="float">
            <text:p>-1.32277008070658</text:p>
          </table:table-cell>
          <table:table-cell office:value-type="float" office:value="299" calcext:value-type="float">
            <text:p>299</text:p>
          </table:table-cell>
          <table:table-cell table:formula="of:=LN([.AG66])" office:value-type="float" office:value="5.70044357339069" calcext:value-type="float">
            <text:p>5.70044357339069</text:p>
          </table:table-cell>
          <table:table-cell table:formula="of:=IF([.AA66]&lt;1;0;LN([.AA66]))" office:value-type="float" office:value="6.06696105113017" calcext:value-type="float">
            <text:p>6.06696105113017</text:p>
          </table:table-cell>
          <table:table-cell table:formula="of:=[.AH66]-[.AI66]" office:value-type="float" office:value="-0.366517477739487" calcext:value-type="float">
            <text:p>-0.366517477739487</text:p>
          </table:table-cell>
          <table:table-cell table:formula="of:=IF([.B66]&gt;=[.$L$3];[.$L$2];IF([.B66]&gt;=[.$K$3];[.$K$2];[.$J$2]))" office:value-type="float" office:value="0.3" calcext:value-type="float">
            <text:p>0.3</text:p>
          </table:table-cell>
          <table:table-cell table:number-columns-repeated="12"/>
          <table:table-cell table:formula="of:=[.AX65]-1" office:value-type="float" office:value="1" calcext:value-type="float">
            <text:p>1</text:p>
          </table:table-cell>
          <table:table-cell table:formula="of:=WEIBULL([.AX44];[.$AV$48];1/[.$AV$49];0)" office:value-type="float" office:value="0.0788422605634713" calcext:value-type="float">
            <text:p>0.078842260563471</text:p>
          </table:table-cell>
          <table:table-cell table:formula="of:=WEIBULL([.AX44];[.$AV$51];1/[.$AV$52];0)" office:value-type="float" office:value="0.000379658668575176" calcext:value-type="float">
            <text:p>0.000379658668575</text:p>
          </table:table-cell>
          <table:table-cell table:formula="of:=[.AY66]/SUM([.$AY$47:.$AZ$66])*[.$P$2]" office:value-type="float" office:value="0.00394209594652159" calcext:value-type="float">
            <text:p>0.003942095946522</text:p>
          </table:table-cell>
          <table:table-cell table:formula="of:=[.AZ66]/SUM([.$AY$47:.$AZ$66])*(1-[.$P$2])" office:value-type="float" office:value="0.000170845660560735" calcext:value-type="float">
            <text:p>0.000170845660561</text:p>
          </table:table-cell>
          <table:table-cell table:number-columns-repeated="9"/>
          <table:table-cell table:formula="of:=[.BL65]-1" office:value-type="float" office:value="21" calcext:value-type="float">
            <text:p>21</text:p>
          </table:table-cell>
          <table:table-cell table:formula="of:=[.BB44]+[.BA44]*[.BB66]" office:value-type="float" office:value="0.0000982817057969614" calcext:value-type="float">
            <text:p>9.82817057969614E-05</text:p>
          </table:table-cell>
          <table:table-cell table:number-columns-repeated="7"/>
        </table:table-row>
        <table:table-row table:style-name="ro1">
          <table:table-cell table:formula="of:=[.$C$2]+[.B67]" office:value-type="date" office:date-value="2020-03-25" calcext:value-type="date">
            <text:p>03/25/20</text:p>
          </table:table-cell>
          <table:table-cell table:formula="of:=[.B66]+1" office:value-type="float" office:value="39" calcext:value-type="float">
            <text:p>39</text:p>
          </table:table-cell>
          <table:table-cell table:formula="of:=[.C66]+[.D66]" office:value-type="float" office:value="80859136.2548627" calcext:value-type="float">
            <text:p>80859136.2548627</text:p>
          </table:table-cell>
          <table:table-cell table:formula="of:=-MIN([.AK66]*[.C66]*[.I66]/[.$C$4];[.C67])" office:value-type="float" office:value="-15513.9030109727" calcext:value-type="float">
            <text:p>-15513.9030109727</text:p>
          </table:table-cell>
          <table:table-cell table:formula="of:=[.E66]+[.F66]" office:value-type="float" office:value="21577.2861601653" calcext:value-type="float">
            <text:p>21577.2861601653</text:p>
          </table:table-cell>
          <table:table-cell table:formula="of:=MAX([.G67]+[.H67];-[.E67])" office:value-type="float" office:value="7741.66424750933" calcext:value-type="float">
            <text:p>7741.66424750933</text:p>
          </table:table-cell>
          <table:table-cell table:formula="of:=-[.D67]" office:value-type="float" office:value="15513.9030109727" calcext:value-type="float">
            <text:p>15513.9030109727</text:p>
          </table:table-cell>
          <table:table-cell table:formula="of:=-MIN(SUMPRODUCT([.$AZ$3:.$AZ$22];[.E47:.E66]);[.E66])" office:value-type="float" office:value="-7772.23876346341" calcext:value-type="float">
            <text:p>-7772.23876346341</text:p>
          </table:table-cell>
          <table:table-cell table:formula="of:=[.I66]+[.J66]" office:value-type="float" office:value="36843.7645434813" calcext:value-type="float">
            <text:p>36843.7645434813</text:p>
          </table:table-cell>
          <table:table-cell table:formula="of:=MAX(-[.I67];[.K67]+[.L67]+[.M67])" office:value-type="float" office:value="-12734.331157247" calcext:value-type="float">
            <text:p>-12734.331157247</text:p>
          </table:table-cell>
          <table:table-cell table:formula="of:=-[.H67]" office:value-type="float" office:value="7772.23876346341" calcext:value-type="float">
            <text:p>7772.23876346341</text:p>
          </table:table-cell>
          <table:table-cell table:formula="of:=-SUMPRODUCT([.I48:.I67];[.$BA$25:.$BA$44])" office:value-type="float" office:value="-12669.2291590948" calcext:value-type="float">
            <text:p>-12669.2291590948</text:p>
          </table:table-cell>
          <table:table-cell table:formula="of:=-SUMPRODUCT([.I48:.I67];[.$BB$25:.$BB$44])" office:value-type="float" office:value="-7837.34076161557" calcext:value-type="float">
            <text:p>-7837.34076161557</text:p>
          </table:table-cell>
          <table:table-cell table:formula="of:=[.N66]+[.O66]" office:value-type="float" office:value="40328.6422427604" calcext:value-type="float">
            <text:p>40328.6422427604</text:p>
          </table:table-cell>
          <table:table-cell table:formula="of:=MAX(-[.N67];SUM([.P67:.R67]))" office:value-type="float" office:value="7644.76455581336" calcext:value-type="float">
            <text:p>7644.76455581336</text:p>
          </table:table-cell>
          <table:table-cell table:formula="of:=-[.L67]" office:value-type="float" office:value="12669.2291590948" calcext:value-type="float">
            <text:p>12669.2291590948</text:p>
          </table:table-cell>
          <table:table-cell table:formula="of:=-SUMPRODUCT([.N47:.N66];[.BB$47:.BB$66])" office:value-type="float" office:value="-4019.81909461879" calcext:value-type="float">
            <text:p>-4019.81909461879</text:p>
          </table:table-cell>
          <table:table-cell table:formula="of:=-SUMPRODUCT([.N47:.N66];[.BA$47:.BA$66])" office:value-type="float" office:value="-1004.64550866268" calcext:value-type="float">
            <text:p>-1004.64550866268</text:p>
          </table:table-cell>
          <table:table-cell table:formula="of:=SUM([.N$7:.N67])" office:value-type="float" office:value="178742.706255171" calcext:value-type="float">
            <text:p>178742.706255171</text:p>
          </table:table-cell>
          <table:table-cell table:formula="of:=[.T66]+[.U66]" office:value-type="float" office:value="2663.81811800933" calcext:value-type="float">
            <text:p>2663.81811800933</text:p>
          </table:table-cell>
          <table:table-cell table:formula="of:=MAX(-[.T67];SUM([.V67:.X67]))" office:value-type="float" office:value="821.79654266378" calcext:value-type="float">
            <text:p>821.79654266378</text:p>
          </table:table-cell>
          <table:table-cell table:formula="of:=-[.R67]" office:value-type="float" office:value="1004.64550866268" calcext:value-type="float">
            <text:p>1004.64550866268</text:p>
          </table:table-cell>
          <table:table-cell table:formula="of:=-[.T44]*(1-[.$Q$2])" office:value-type="float" office:value="-3.44755868989847" calcext:value-type="float">
            <text:p>-3.44755868989847</text:p>
          </table:table-cell>
          <table:table-cell table:formula="of:=-[.T63]*[.$Q$2]" office:value-type="float" office:value="-179.401407309003" calcext:value-type="float">
            <text:p>-179.401407309003</text:p>
          </table:table-cell>
          <table:table-cell table:formula="of:=[.Y66]+[.Z66]" office:value-type="float" office:value="38912.7079110677" calcext:value-type="float">
            <text:p>38912.7079110677</text:p>
          </table:table-cell>
          <table:table-cell table:formula="of:=-[.Q67]-[.M67]-[.W67]" office:value-type="float" office:value="11860.6074149243" calcext:value-type="float">
            <text:p>11860.6074149243</text:p>
          </table:table-cell>
          <table:table-cell table:formula="of:=[.AA66]+[.AB66]" office:value-type="float" office:value="567.52616178969" calcext:value-type="float">
            <text:p>567.52616178969</text:p>
          </table:table-cell>
          <table:table-cell table:formula="of:=-[.X67]" office:value-type="float" office:value="179.401407309003" calcext:value-type="float">
            <text:p>179.401407309003</text:p>
          </table:table-cell>
          <table:table-cell office:value-type="float" office:value="42229" calcext:value-type="float">
            <text:p>42229</text:p>
          </table:table-cell>
          <table:table-cell table:formula="of:=LN([.AC67])" office:value-type="float" office:value="10.6508624677992" calcext:value-type="float">
            <text:p>10.6508624677992</text:p>
          </table:table-cell>
          <table:table-cell table:formula="of:=LN([.S67])" office:value-type="float" office:value="12.0937026555569" calcext:value-type="float">
            <text:p>12.0937026555569</text:p>
          </table:table-cell>
          <table:table-cell table:formula="of:=[.AD67]-[.AE67]" office:value-type="float" office:value="-1.4428401877577" calcext:value-type="float">
            <text:p>-1.4428401877577</text:p>
          </table:table-cell>
          <table:table-cell office:value-type="float" office:value="329" calcext:value-type="float">
            <text:p>329</text:p>
          </table:table-cell>
          <table:table-cell table:formula="of:=LN([.AG67])" office:value-type="float" office:value="5.79605775076537" calcext:value-type="float">
            <text:p>5.79605775076537</text:p>
          </table:table-cell>
          <table:table-cell table:formula="of:=IF([.AA67]&lt;1;0;LN([.AA67]))" office:value-type="float" office:value="6.34128684836292" calcext:value-type="float">
            <text:p>6.34128684836292</text:p>
          </table:table-cell>
          <table:table-cell table:formula="of:=[.AH67]-[.AI67]" office:value-type="float" office:value="-0.545229097597549" calcext:value-type="float">
            <text:p>-0.545229097597549</text:p>
          </table:table-cell>
          <table:table-cell table:formula="of:=IF([.B67]&gt;=[.$L$3];[.$L$2];IF([.B67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66]-1" office:value-type="float" office:value="20" calcext:value-type="float">
            <text:p>20</text:p>
          </table:table-cell>
          <table:table-cell table:formula="of:=SUM([.BM47:.BM66])" office:value-type="float" office:value="0.25543602350868" calcext:value-type="float">
            <text:p>0.25543602350868</text:p>
          </table:table-cell>
          <table:table-cell table:formula="of:=[.BB25]" office:value-type="float" office:value="4.44554802840259E-105" calcext:value-type="float">
            <text:p>4.44554802840259E-105</text:p>
          </table:table-cell>
          <table:table-cell table:formula="of:=[.BA25]" office:value-type="float" office:value="1.2614645370785E-093" calcext:value-type="float">
            <text:p>1.2614645370785E-93</text:p>
          </table:table-cell>
          <table:table-cell table:formula="of:=[.BB47]" office:value-type="float" office:value="8.00198645112467E-105" calcext:value-type="float">
            <text:p>8.00198645112467E-105</text:p>
          </table:table-cell>
          <table:table-cell table:number-columns-repeated="4"/>
        </table:table-row>
        <table:table-row table:style-name="ro1">
          <table:table-cell table:formula="of:=[.$C$2]+[.B68]" office:value-type="date" office:date-value="2020-03-26" calcext:value-type="date">
            <text:p>03/26/20</text:p>
          </table:table-cell>
          <table:table-cell table:formula="of:=[.B67]+1" office:value-type="float" office:value="40" calcext:value-type="float">
            <text:p>40</text:p>
          </table:table-cell>
          <table:table-cell table:formula="of:=[.C67]+[.D67]" office:value-type="float" office:value="80843622.3518518" calcext:value-type="float">
            <text:p>80843622.3518518</text:p>
          </table:table-cell>
          <table:table-cell table:formula="of:=-MIN([.AK67]*[.C67]*[.I67]/[.$C$4];[.C68])" office:value-type="float" office:value="-11033.9073235683" calcext:value-type="float">
            <text:p>-11033.9073235683</text:p>
          </table:table-cell>
          <table:table-cell table:formula="of:=[.E67]+[.F67]" office:value-type="float" office:value="29318.9504076747" calcext:value-type="float">
            <text:p>29318.9504076747</text:p>
          </table:table-cell>
          <table:table-cell table:formula="of:=MAX([.G68]+[.H68];-[.E68])" office:value-type="float" office:value="-10543.378836597" calcext:value-type="float">
            <text:p>-10543.378836597</text:p>
          </table:table-cell>
          <table:table-cell table:formula="of:=-[.D68]" office:value-type="float" office:value="11033.9073235683" calcext:value-type="float">
            <text:p>11033.9073235683</text:p>
          </table:table-cell>
          <table:table-cell table:formula="of:=-MIN(SUMPRODUCT([.$AZ$3:.$AZ$22];[.E48:.E67]);[.E67])" office:value-type="float" office:value="-21577.2861601653" calcext:value-type="float">
            <text:p>-21577.2861601653</text:p>
          </table:table-cell>
          <table:table-cell table:formula="of:=[.I67]+[.J67]" office:value-type="float" office:value="24109.4333862343" calcext:value-type="float">
            <text:p>24109.4333862343</text:p>
          </table:table-cell>
          <table:table-cell table:formula="of:=MAX(-[.I68];[.K68]+[.L68]+[.M68])" office:value-type="float" office:value="300.205334313685" calcext:value-type="float">
            <text:p>300.205334313685</text:p>
          </table:table-cell>
          <table:table-cell table:formula="of:=-[.H68]" office:value-type="float" office:value="21577.2861601653" calcext:value-type="float">
            <text:p>21577.2861601653</text:p>
          </table:table-cell>
          <table:table-cell table:formula="of:=-SUMPRODUCT([.I49:.I68];[.$BA$25:.$BA$44])" office:value-type="float" office:value="-11626.7420018219" calcext:value-type="float">
            <text:p>-11626.7420018219</text:p>
          </table:table-cell>
          <table:table-cell table:formula="of:=-SUMPRODUCT([.I49:.I68];[.$BB$25:.$BB$44])" office:value-type="float" office:value="-9650.3388240297" calcext:value-type="float">
            <text:p>-9650.3388240297</text:p>
          </table:table-cell>
          <table:table-cell table:formula="of:=[.N67]+[.O67]" office:value-type="float" office:value="47973.4067985738" calcext:value-type="float">
            <text:p>47973.4067985738</text:p>
          </table:table-cell>
          <table:table-cell table:formula="of:=MAX(-[.N68];SUM([.P68:.R68]))" office:value-type="float" office:value="5070.44235284488" calcext:value-type="float">
            <text:p>5070.44235284488</text:p>
          </table:table-cell>
          <table:table-cell table:formula="of:=-[.L68]" office:value-type="float" office:value="11626.7420018219" calcext:value-type="float">
            <text:p>11626.7420018219</text:p>
          </table:table-cell>
          <table:table-cell table:formula="of:=-SUMPRODUCT([.N48:.N67];[.BB$47:.BB$66])" office:value-type="float" office:value="-5258.24208824235" calcext:value-type="float">
            <text:p>-5258.24208824235</text:p>
          </table:table-cell>
          <table:table-cell table:formula="of:=-SUMPRODUCT([.N48:.N67];[.BA$47:.BA$66])" office:value-type="float" office:value="-1298.05756073471" calcext:value-type="float">
            <text:p>-1298.05756073471</text:p>
          </table:table-cell>
          <table:table-cell table:formula="of:=SUM([.N$7:.N68])" office:value-type="float" office:value="226716.113053745" calcext:value-type="float">
            <text:p>226716.113053745</text:p>
          </table:table-cell>
          <table:table-cell table:formula="of:=[.T67]+[.U67]" office:value-type="float" office:value="3485.61466067311" calcext:value-type="float">
            <text:p>3485.61466067311</text:p>
          </table:table-cell>
          <table:table-cell table:formula="of:=MAX(-[.T68];SUM([.V68:.X68]))" office:value-type="float" office:value="1057.65391509029" calcext:value-type="float">
            <text:p>1057.65391509029</text:p>
          </table:table-cell>
          <table:table-cell table:formula="of:=-[.R68]" office:value-type="float" office:value="1298.05756073471" calcext:value-type="float">
            <text:p>1298.05756073471</text:p>
          </table:table-cell>
          <table:table-cell table:formula="of:=-[.T45]*(1-[.$Q$2])" office:value-type="float" office:value="-4.44684078267615" calcext:value-type="float">
            <text:p>-4.44684078267615</text:p>
          </table:table-cell>
          <table:table-cell table:formula="of:=-[.T64]*[.$Q$2]" office:value-type="float" office:value="-235.956804861739" calcext:value-type="float">
            <text:p>-235.956804861739</text:p>
          </table:table-cell>
          <table:table-cell table:formula="of:=[.Y67]+[.Z67]" office:value-type="float" office:value="50773.315325992" calcext:value-type="float">
            <text:p>50773.315325992</text:p>
          </table:table-cell>
          <table:table-cell table:formula="of:=-[.Q68]-[.M68]-[.W68]" office:value-type="float" office:value="14913.0277530547" calcext:value-type="float">
            <text:p>14913.0277530547</text:p>
          </table:table-cell>
          <table:table-cell table:formula="of:=[.AA67]+[.AB67]" office:value-type="float" office:value="746.927569098693" calcext:value-type="float">
            <text:p>746.927569098693</text:p>
          </table:table-cell>
          <table:table-cell table:formula="of:=-[.X68]" office:value-type="float" office:value="235.956804861739" calcext:value-type="float">
            <text:p>235.956804861739</text:p>
          </table:table-cell>
          <table:table-cell office:value-type="float" office:value="47380" calcext:value-type="float">
            <text:p>47380</text:p>
          </table:table-cell>
          <table:table-cell table:formula="of:=LN([.AC68])" office:value-type="float" office:value="10.7659554777128" calcext:value-type="float">
            <text:p>10.7659554777128</text:p>
          </table:table-cell>
          <table:table-cell table:formula="of:=LN([.S68])" office:value-type="float" office:value="12.3314539105192" calcext:value-type="float">
            <text:p>12.3314539105192</text:p>
          </table:table-cell>
          <table:table-cell table:formula="of:=[.AD68]-[.AE68]" office:value-type="float" office:value="-1.56549843280641" calcext:value-type="float">
            <text:p>-1.56549843280641</text:p>
          </table:table-cell>
          <table:table-cell office:value-type="float" office:value="357" calcext:value-type="float">
            <text:p>357</text:p>
          </table:table-cell>
          <table:table-cell table:formula="of:=LN([.AG68])" office:value-type="float" office:value="5.87773578177964" calcext:value-type="float">
            <text:p>5.87773578177964</text:p>
          </table:table-cell>
          <table:table-cell table:formula="of:=IF([.AA68]&lt;1;0;LN([.AA68]))" office:value-type="float" office:value="6.61596821804705" calcext:value-type="float">
            <text:p>6.61596821804705</text:p>
          </table:table-cell>
          <table:table-cell table:formula="of:=[.AH68]-[.AI68]" office:value-type="float" office:value="-0.738232436267409" calcext:value-type="float">
            <text:p>-0.738232436267409</text:p>
          </table:table-cell>
          <table:table-cell table:formula="of:=IF([.B68]&gt;=[.$L$3];[.$L$2];IF([.B68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67]-1" office:value-type="float" office:value="19" calcext:value-type="float">
            <text:p>19</text:p>
          </table:table-cell>
          <table:table-cell table:formula="of:=[.BN68]+SUMPRODUCT([.BO69:.BO$86];INDEX([.BP69:.BP$86];N(IF({1};MAX(ROW([.BP69:.BP$86]))-ROW([.BP69:.BP$86])+1));0))" office:value-type="float" office:value="0.0000000000218221451545719" calcext:value-type="float">
            <text:p>2.18221451545719E-11</text:p>
          </table:table-cell>
          <table:table-cell table:formula="of:=[.BB26]" office:value-type="float" office:value="2.70721364434477E-081" calcext:value-type="float">
            <text:p>2.70721364434477E-81</text:p>
          </table:table-cell>
          <table:table-cell table:formula="of:=[.BA26]" office:value-type="float" office:value="2.72666862264224E-080" calcext:value-type="float">
            <text:p>2.72666862264224E-80</text:p>
          </table:table-cell>
          <table:table-cell table:formula="of:=[.BB48]" office:value-type="float" office:value="4.87298455982059E-081" calcext:value-type="float">
            <text:p>4.87298455982059E-81</text:p>
          </table:table-cell>
          <table:table-cell table:number-columns-repeated="4"/>
        </table:table-row>
        <table:table-row table:style-name="ro1">
          <table:table-cell table:formula="of:=[.$C$2]+[.B69]" office:value-type="date" office:date-value="2020-03-27" calcext:value-type="date">
            <text:p>03/27/20</text:p>
          </table:table-cell>
          <table:table-cell table:formula="of:=[.B68]+1" office:value-type="float" office:value="41" calcext:value-type="float">
            <text:p>41</text:p>
          </table:table-cell>
          <table:table-cell table:formula="of:=[.C68]+[.D68]" office:value-type="float" office:value="80832588.4445282" calcext:value-type="float">
            <text:p>80832588.4445282</text:p>
          </table:table-cell>
          <table:table-cell table:formula="of:=-MIN([.AK68]*[.C68]*[.I68]/[.$C$4];[.C69])" office:value-type="float" office:value="-7218.86639923649" calcext:value-type="float">
            <text:p>-7218.86639923649</text:p>
          </table:table-cell>
          <table:table-cell table:formula="of:=[.E68]+[.F68]" office:value-type="float" office:value="18775.5715710776" calcext:value-type="float">
            <text:p>18775.5715710776</text:p>
          </table:table-cell>
          <table:table-cell table:formula="of:=MAX([.G69]+[.H69];-[.E69])" office:value-type="float" office:value="-15559.3840567312" calcext:value-type="float">
            <text:p>-15559.3840567312</text:p>
          </table:table-cell>
          <table:table-cell table:formula="of:=-[.D69]" office:value-type="float" office:value="7218.86639923649" calcext:value-type="float">
            <text:p>7218.86639923649</text:p>
          </table:table-cell>
          <table:table-cell table:formula="of:=-MIN(SUMPRODUCT([.$AZ$3:.$AZ$22];[.E49:.E68]);[.E68])" office:value-type="float" office:value="-22778.2504559677" calcext:value-type="float">
            <text:p>-22778.2504559677</text:p>
          </table:table-cell>
          <table:table-cell table:formula="of:=[.I68]+[.J68]" office:value-type="float" office:value="24409.638720548" calcext:value-type="float">
            <text:p>24409.638720548</text:p>
          </table:table-cell>
          <table:table-cell table:formula="of:=MAX(-[.I69];[.K69]+[.L69]+[.M69])" office:value-type="float" office:value="2203.19802865588" calcext:value-type="float">
            <text:p>2203.19802865588</text:p>
          </table:table-cell>
          <table:table-cell table:formula="of:=-[.H69]" office:value-type="float" office:value="22778.2504559677" calcext:value-type="float">
            <text:p>22778.2504559677</text:p>
          </table:table-cell>
          <table:table-cell table:formula="of:=-SUMPRODUCT([.I50:.I69];[.$BA$25:.$BA$44])" office:value-type="float" office:value="-9362.61629617361" calcext:value-type="float">
            <text:p>-9362.61629617361</text:p>
          </table:table-cell>
          <table:table-cell table:formula="of:=-SUMPRODUCT([.I50:.I69];[.$BB$25:.$BB$44])" office:value-type="float" office:value="-11212.4361311382" calcext:value-type="float">
            <text:p>-11212.4361311382</text:p>
          </table:table-cell>
          <table:table-cell table:formula="of:=[.N68]+[.O68]" office:value-type="float" office:value="53043.8491514187" calcext:value-type="float">
            <text:p>53043.8491514187</text:p>
          </table:table-cell>
          <table:table-cell table:formula="of:=MAX(-[.N69];SUM([.P69:.R69]))" office:value-type="float" office:value="853.002863021675" calcext:value-type="float">
            <text:p>853.002863021675</text:p>
          </table:table-cell>
          <table:table-cell table:formula="of:=-[.L69]" office:value-type="float" office:value="9362.61629617361" calcext:value-type="float">
            <text:p>9362.61629617361</text:p>
          </table:table-cell>
          <table:table-cell table:formula="of:=-SUMPRODUCT([.N49:.N68];[.BB$47:.BB$66])" office:value-type="float" office:value="-6865.47461642393" calcext:value-type="float">
            <text:p>-6865.47461642393</text:p>
          </table:table-cell>
          <table:table-cell table:formula="of:=-SUMPRODUCT([.N49:.N68];[.BA$47:.BA$66])" office:value-type="float" office:value="-1644.138816728" calcext:value-type="float">
            <text:p>-1644.138816728</text:p>
          </table:table-cell>
          <table:table-cell table:formula="of:=SUM([.N$7:.N69])" office:value-type="float" office:value="279759.962205164" calcext:value-type="float">
            <text:p>279759.962205164</text:p>
          </table:table-cell>
          <table:table-cell table:formula="of:=[.T68]+[.U68]" office:value-type="float" office:value="4543.2685757634" calcext:value-type="float">
            <text:p>4543.2685757634</text:p>
          </table:table-cell>
          <table:table-cell table:formula="of:=MAX(-[.T69];SUM([.V69:.X69]))" office:value-type="float" office:value="1328.30879919311" calcext:value-type="float">
            <text:p>1328.30879919311</text:p>
          </table:table-cell>
          <table:table-cell table:formula="of:=-[.R69]" office:value-type="float" office:value="1644.138816728" calcext:value-type="float">
            <text:p>1644.138816728</text:p>
          </table:table-cell>
          <table:table-cell table:formula="of:=-[.T46]*(1-[.$Q$2])" office:value-type="float" office:value="-5.96118521357308" calcext:value-type="float">
            <text:p>-5.96118521357308</text:p>
          </table:table-cell>
          <table:table-cell table:formula="of:=-[.T65]*[.$Q$2]" office:value-type="float" office:value="-309.868832321318" calcext:value-type="float">
            <text:p>-309.868832321318</text:p>
          </table:table-cell>
          <table:table-cell table:formula="of:=[.Y68]+[.Z68]" office:value-type="float" office:value="65686.3430790467" calcext:value-type="float">
            <text:p>65686.3430790467</text:p>
          </table:table-cell>
          <table:table-cell table:formula="of:=-[.Q69]-[.M69]-[.W69]" office:value-type="float" office:value="18083.8719327757" calcext:value-type="float">
            <text:p>18083.8719327757</text:p>
          </table:table-cell>
          <table:table-cell table:formula="of:=[.AA68]+[.AB68]" office:value-type="float" office:value="982.884373960433" calcext:value-type="float">
            <text:p>982.884373960433</text:p>
          </table:table-cell>
          <table:table-cell table:formula="of:=-[.X69]" office:value-type="float" office:value="309.868832321318" calcext:value-type="float">
            <text:p>309.868832321318</text:p>
          </table:table-cell>
          <table:table-cell table:number-columns-repeated="8"/>
          <table:table-cell table:formula="of:=IF([.B69]&gt;=[.$L$3];[.$L$2];IF([.B69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68]-1" office:value-type="float" office:value="18" calcext:value-type="float">
            <text:p>18</text:p>
          </table:table-cell>
          <table:table-cell table:formula="of:=[.BN69]+SUMPRODUCT([.BO70:.BO$86];INDEX([.BP70:.BP$86];N(IF({1};MAX(ROW([.BP70:.BP$86]))-ROW([.BP70:.BP$86])+1));0))" office:value-type="float" office:value="0.00000000236387282132439" calcext:value-type="float">
            <text:p>2.36387282132439E-09</text:p>
          </table:table-cell>
          <table:table-cell table:formula="of:=[.BB27]" office:value-type="float" office:value="4.80776390288569E-062" calcext:value-type="float">
            <text:p>4.80776390288569E-62</text:p>
          </table:table-cell>
          <table:table-cell table:formula="of:=[.BA27]" office:value-type="float" office:value="2.69911791322657E-068" calcext:value-type="float">
            <text:p>2.69911791322657E-68</text:p>
          </table:table-cell>
          <table:table-cell table:formula="of:=[.BB49]" office:value-type="float" office:value="8.65397502519423E-062" calcext:value-type="float">
            <text:p>8.65397502519423E-62</text:p>
          </table:table-cell>
          <table:table-cell table:number-columns-repeated="4"/>
        </table:table-row>
        <table:table-row table:style-name="ro1">
          <table:table-cell table:formula="of:=[.$C$2]+[.B70]" office:value-type="date" office:date-value="2020-03-28" calcext:value-type="date">
            <text:p>03/28/20</text:p>
          </table:table-cell>
          <table:table-cell table:formula="of:=[.B69]+1" office:value-type="float" office:value="42" calcext:value-type="float">
            <text:p>42</text:p>
          </table:table-cell>
          <table:table-cell table:formula="of:=[.C69]+[.D69]" office:value-type="float" office:value="80825369.578129" calcext:value-type="float">
            <text:p>80825369.578129</text:p>
          </table:table-cell>
          <table:table-cell table:formula="of:=-MIN([.AK69]*[.C69]*[.I69]/[.$C$4];[.C70])" office:value-type="float" office:value="-7307.75659547287" calcext:value-type="float">
            <text:p>-7307.75659547287</text:p>
          </table:table-cell>
          <table:table-cell table:formula="of:=[.E69]+[.F69]" office:value-type="float" office:value="3216.18751434637" calcext:value-type="float">
            <text:p>3216.18751434637</text:p>
          </table:table-cell>
          <table:table-cell table:formula="of:=MAX([.G70]+[.H70];-[.E70])" office:value-type="float" office:value="-3216.18751434637" calcext:value-type="float">
            <text:p>-3216.18751434637</text:p>
          </table:table-cell>
          <table:table-cell table:formula="of:=-[.D70]" office:value-type="float" office:value="7307.75659547287" calcext:value-type="float">
            <text:p>7307.75659547287</text:p>
          </table:table-cell>
          <table:table-cell table:formula="of:=-MIN(SUMPRODUCT([.$AZ$3:.$AZ$22];[.E50:.E69]);[.E69])" office:value-type="float" office:value="-18775.5715710776" calcext:value-type="float">
            <text:p>-18775.5715710776</text:p>
          </table:table-cell>
          <table:table-cell table:formula="of:=[.I69]+[.J69]" office:value-type="float" office:value="26612.8367492038" calcext:value-type="float">
            <text:p>26612.8367492038</text:p>
          </table:table-cell>
          <table:table-cell table:formula="of:=MAX(-[.I70];[.K70]+[.L70]+[.M70])" office:value-type="float" office:value="-583.102150080411" calcext:value-type="float">
            <text:p>-583.102150080411</text:p>
          </table:table-cell>
          <table:table-cell table:formula="of:=-[.H70]" office:value-type="float" office:value="18775.5715710776" calcext:value-type="float">
            <text:p>18775.5715710776</text:p>
          </table:table-cell>
          <table:table-cell table:formula="of:=-SUMPRODUCT([.I51:.I70];[.$BA$25:.$BA$44])" office:value-type="float" office:value="-7380.44075919279" calcext:value-type="float">
            <text:p>-7380.44075919279</text:p>
          </table:table-cell>
          <table:table-cell table:formula="of:=-SUMPRODUCT([.I51:.I70];[.$BB$25:.$BB$44])" office:value-type="float" office:value="-11978.2329619652" calcext:value-type="float">
            <text:p>-11978.2329619652</text:p>
          </table:table-cell>
          <table:table-cell table:formula="of:=[.N69]+[.O69]" office:value-type="float" office:value="53896.8520144404" calcext:value-type="float">
            <text:p>53896.8520144404</text:p>
          </table:table-cell>
          <table:table-cell table:formula="of:=MAX(-[.N70];SUM([.P70:.R70]))" office:value-type="float" office:value="-3545.14815880581" calcext:value-type="float">
            <text:p>-3545.14815880581</text:p>
          </table:table-cell>
          <table:table-cell table:formula="of:=-[.L70]" office:value-type="float" office:value="7380.44075919279" calcext:value-type="float">
            <text:p>7380.44075919279</text:p>
          </table:table-cell>
          <table:table-cell table:formula="of:=-SUMPRODUCT([.N50:.N69];[.BB$47:.BB$66])" office:value-type="float" office:value="-8914.7349883453" calcext:value-type="float">
            <text:p>-8914.7349883453</text:p>
          </table:table-cell>
          <table:table-cell table:formula="of:=-SUMPRODUCT([.N50:.N69];[.BA$47:.BA$66])" office:value-type="float" office:value="-2010.8539296533" calcext:value-type="float">
            <text:p>-2010.8539296533</text:p>
          </table:table-cell>
          <table:table-cell table:formula="of:=SUM([.N$7:.N70])" office:value-type="float" office:value="333656.814219604" calcext:value-type="float">
            <text:p>333656.814219604</text:p>
          </table:table-cell>
          <table:table-cell table:formula="of:=[.T69]+[.U69]" office:value-type="float" office:value="5871.57737495651" calcext:value-type="float">
            <text:p>5871.57737495651</text:p>
          </table:table-cell>
          <table:table-cell table:formula="of:=MAX(-[.T70];SUM([.V70:.X70]))" office:value-type="float" office:value="1596.17355520116" calcext:value-type="float">
            <text:p>1596.17355520116</text:p>
          </table:table-cell>
          <table:table-cell table:formula="of:=-[.R70]" office:value-type="float" office:value="2010.8539296533" calcext:value-type="float">
            <text:p>2010.8539296533</text:p>
          </table:table-cell>
          <table:table-cell table:formula="of:=-[.T47]*(1-[.$Q$2])" office:value-type="float" office:value="-8.18516578897999" calcext:value-type="float">
            <text:p>-8.18516578897999</text:p>
          </table:table-cell>
          <table:table-cell table:formula="of:=-[.T66]*[.$Q$2]" office:value-type="float" office:value="-406.495208663154" calcext:value-type="float">
            <text:p>-406.495208663154</text:p>
          </table:table-cell>
          <table:table-cell table:formula="of:=[.Y69]+[.Z69]" office:value-type="float" office:value="83770.2150118224" calcext:value-type="float">
            <text:p>83770.2150118224</text:p>
          </table:table-cell>
          <table:table-cell table:formula="of:=-[.Q70]-[.M70]-[.W70]" office:value-type="float" office:value="20901.1531160995" calcext:value-type="float">
            <text:p>20901.1531160995</text:p>
          </table:table-cell>
          <table:table-cell table:formula="of:=[.AA69]+[.AB69]" office:value-type="float" office:value="1292.75320628175" calcext:value-type="float">
            <text:p>1292.75320628175</text:p>
          </table:table-cell>
          <table:table-cell table:formula="of:=-[.X70]" office:value-type="float" office:value="406.495208663154" calcext:value-type="float">
            <text:p>406.495208663154</text:p>
          </table:table-cell>
          <table:table-cell table:number-columns-repeated="8"/>
          <table:table-cell table:formula="of:=IF([.B70]&gt;=[.$L$3];[.$L$2];IF([.B70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69]-1" office:value-type="float" office:value="17" calcext:value-type="float">
            <text:p>17</text:p>
          </table:table-cell>
          <table:table-cell table:formula="of:=[.BN70]+SUMPRODUCT([.BO71:.BO$86];INDEX([.BP71:.BP$86];N(IF({1};MAX(ROW([.BP71:.BP$86]))-ROW([.BP71:.BP$86])+1));0))" office:value-type="float" office:value="0.000000124179386584932" calcext:value-type="float">
            <text:p>1.24179386584932E-07</text:p>
          </table:table-cell>
          <table:table-cell table:formula="of:=[.BB28]" office:value-type="float" office:value="1.18402068909341E-046" calcext:value-type="float">
            <text:p>1.18402068909341E-46</text:p>
          </table:table-cell>
          <table:table-cell table:formula="of:=[.BA28]" office:value-type="float" office:value="1.43788339862246E-057" calcext:value-type="float">
            <text:p>1.43788339862246E-57</text:p>
          </table:table-cell>
          <table:table-cell table:formula="of:=[.BB50]" office:value-type="float" office:value="2.13123724036814E-046" calcext:value-type="float">
            <text:p>2.13123724036814E-46</text:p>
          </table:table-cell>
          <table:table-cell table:number-columns-repeated="4"/>
        </table:table-row>
        <table:table-row table:style-name="ro1">
          <table:table-cell table:formula="of:=[.$C$2]+[.B71]" office:value-type="date" office:date-value="2020-03-29" calcext:value-type="date">
            <text:p>03/29/20</text:p>
          </table:table-cell>
          <table:table-cell table:formula="of:=[.B70]+1" office:value-type="float" office:value="43" calcext:value-type="float">
            <text:p>43</text:p>
          </table:table-cell>
          <table:table-cell table:formula="of:=[.C70]+[.D70]" office:value-type="float" office:value="80818061.8215335" calcext:value-type="float">
            <text:p>80818061.8215335</text:p>
          </table:table-cell>
          <table:table-cell table:formula="of:=-MIN([.AK70]*[.C70]*[.I70]/[.$C$4];[.C71])" office:value-type="float" office:value="-7966.63839176598" calcext:value-type="float">
            <text:p>-7966.63839176598</text:p>
          </table:table-cell>
          <table:table-cell table:formula="of:=[.E70]+[.F70]" office:value-type="float" office:value="0" calcext:value-type="float">
            <text:p>0</text:p>
          </table:table-cell>
          <table:table-cell table:formula="of:=MAX([.G71]+[.H71];-[.E71])" office:value-type="float" office:value="4750.45087741961" calcext:value-type="float">
            <text:p>4750.45087741961</text:p>
          </table:table-cell>
          <table:table-cell table:formula="of:=-[.D71]" office:value-type="float" office:value="7966.63839176598" calcext:value-type="float">
            <text:p>7966.63839176598</text:p>
          </table:table-cell>
          <table:table-cell table:formula="of:=-MIN(SUMPRODUCT([.$AZ$3:.$AZ$22];[.E51:.E70]);[.E70])" office:value-type="float" office:value="-3216.18751434637" calcext:value-type="float">
            <text:p>-3216.18751434637</text:p>
          </table:table-cell>
          <table:table-cell table:formula="of:=[.I70]+[.J70]" office:value-type="float" office:value="26029.7345991234" calcext:value-type="float">
            <text:p>26029.7345991234</text:p>
          </table:table-cell>
          <table:table-cell table:formula="of:=MAX(-[.I71];[.K71]+[.L71]+[.M71])" office:value-type="float" office:value="-14824.6333439901" calcext:value-type="float">
            <text:p>-14824.6333439901</text:p>
          </table:table-cell>
          <table:table-cell table:formula="of:=-[.H71]" office:value-type="float" office:value="3216.18751434637" calcext:value-type="float">
            <text:p>3216.18751434637</text:p>
          </table:table-cell>
          <table:table-cell table:formula="of:=-SUMPRODUCT([.I52:.I71];[.$BA$25:.$BA$44])" office:value-type="float" office:value="-6537.86753164966" calcext:value-type="float">
            <text:p>-6537.86753164966</text:p>
          </table:table-cell>
          <table:table-cell table:formula="of:=-SUMPRODUCT([.I52:.I71];[.$BB$25:.$BB$44])" office:value-type="float" office:value="-11502.9533266868" calcext:value-type="float">
            <text:p>-11502.9533266868</text:p>
          </table:table-cell>
          <table:table-cell table:formula="of:=[.N70]+[.O70]" office:value-type="float" office:value="50351.7038556346" calcext:value-type="float">
            <text:p>50351.7038556346</text:p>
          </table:table-cell>
          <table:table-cell table:formula="of:=MAX(-[.N71];SUM([.P71:.R71]))" office:value-type="float" office:value="-7233.76342382286" calcext:value-type="float">
            <text:p>-7233.76342382286</text:p>
          </table:table-cell>
          <table:table-cell table:formula="of:=-[.L71]" office:value-type="float" office:value="6537.86753164966" calcext:value-type="float">
            <text:p>6537.86753164966</text:p>
          </table:table-cell>
          <table:table-cell table:formula="of:=-SUMPRODUCT([.N51:.N70];[.BB$47:.BB$66])" office:value-type="float" office:value="-11436.2732154805" calcext:value-type="float">
            <text:p>-11436.2732154805</text:p>
          </table:table-cell>
          <table:table-cell table:formula="of:=-SUMPRODUCT([.N51:.N70];[.BA$47:.BA$66])" office:value-type="float" office:value="-2335.35773999204" calcext:value-type="float">
            <text:p>-2335.35773999204</text:p>
          </table:table-cell>
          <table:table-cell table:formula="of:=SUM([.N$7:.N71])" office:value-type="float" office:value="384008.518075239" calcext:value-type="float">
            <text:p>384008.518075239</text:p>
          </table:table-cell>
          <table:table-cell table:formula="of:=[.T70]+[.U70]" office:value-type="float" office:value="7467.75093015768" calcext:value-type="float">
            <text:p>7467.75093015768</text:p>
          </table:table-cell>
          <table:table-cell table:formula="of:=MAX(-[.T71];SUM([.V71:.X71]))" office:value-type="float" office:value="1791.27492087575" calcext:value-type="float">
            <text:p>1791.27492087575</text:p>
          </table:table-cell>
          <table:table-cell table:formula="of:=-[.R71]" office:value-type="float" office:value="2335.35773999204" calcext:value-type="float">
            <text:p>2335.35773999204</text:p>
          </table:table-cell>
          <table:table-cell table:formula="of:=-[.T48]*(1-[.$Q$2])" office:value-type="float" office:value="-11.3191955144204" calcext:value-type="float">
            <text:p>-11.3191955144204</text:p>
          </table:table-cell>
          <table:table-cell table:formula="of:=-[.T67]*[.$Q$2]" office:value-type="float" office:value="-532.763623601866" calcext:value-type="float">
            <text:p>-532.763623601866</text:p>
          </table:table-cell>
          <table:table-cell table:formula="of:=[.Y70]+[.Z70]" office:value-type="float" office:value="104671.368127922" calcext:value-type="float">
            <text:p>104671.368127922</text:p>
          </table:table-cell>
          <table:table-cell table:formula="of:=-[.Q71]-[.M71]-[.W71]" office:value-type="float" office:value="22950.5457376817" calcext:value-type="float">
            <text:p>22950.5457376817</text:p>
          </table:table-cell>
          <table:table-cell table:formula="of:=[.AA70]+[.AB70]" office:value-type="float" office:value="1699.2484149449" calcext:value-type="float">
            <text:p>1699.2484149449</text:p>
          </table:table-cell>
          <table:table-cell table:formula="of:=-[.X71]" office:value-type="float" office:value="532.763623601866" calcext:value-type="float">
            <text:p>532.763623601866</text:p>
          </table:table-cell>
          <table:table-cell table:number-columns-repeated="8"/>
          <table:table-cell table:formula="of:=IF([.B71]&gt;=[.$L$3];[.$L$2];IF([.B71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0]-1" office:value-type="float" office:value="16" calcext:value-type="float">
            <text:p>16</text:p>
          </table:table-cell>
          <table:table-cell table:formula="of:=[.BN71]+SUMPRODUCT([.BO72:.BO$86];INDEX([.BP72:.BP$86];N(IF({1};MAX(ROW([.BP72:.BP$86]))-ROW([.BP72:.BP$86])+1));0))" office:value-type="float" office:value="0.00000332082526420791" calcext:value-type="float">
            <text:p>3.32082526420791E-06</text:p>
          </table:table-cell>
          <table:table-cell table:formula="of:=[.BB29]" office:value-type="float" office:value="1.63157751026225E-034" calcext:value-type="float">
            <text:p>1.63157751026225E-34</text:p>
          </table:table-cell>
          <table:table-cell table:formula="of:=[.BA29]" office:value-type="float" office:value="4.84359439952217E-048" calcext:value-type="float">
            <text:p>4.84359439952217E-48</text:p>
          </table:table-cell>
          <table:table-cell table:formula="of:=[.BB51]" office:value-type="float" office:value="2.93683951847204E-034" calcext:value-type="float">
            <text:p>2.93683951847204E-34</text:p>
          </table:table-cell>
          <table:table-cell table:number-columns-repeated="4"/>
        </table:table-row>
        <table:table-row table:style-name="ro1">
          <table:table-cell table:formula="of:=[.$C$2]+[.B72]" office:value-type="date" office:date-value="2020-03-30" calcext:value-type="date">
            <text:p>03/30/20</text:p>
          </table:table-cell>
          <table:table-cell table:formula="of:=[.B71]+1" office:value-type="float" office:value="44" calcext:value-type="float">
            <text:p>44</text:p>
          </table:table-cell>
          <table:table-cell table:formula="of:=[.C71]+[.D71]" office:value-type="float" office:value="80810095.1831417" calcext:value-type="float">
            <text:p>80810095.1831417</text:p>
          </table:table-cell>
          <table:table-cell table:formula="of:=-MIN([.AK71]*[.C71]*[.I71]/[.$C$4];[.C72])" office:value-type="float" office:value="-7791.38037048173" calcext:value-type="float">
            <text:p>-7791.38037048173</text:p>
          </table:table-cell>
          <table:table-cell table:formula="of:=[.E71]+[.F71]" office:value-type="float" office:value="4750.45087741961" calcext:value-type="float">
            <text:p>4750.45087741961</text:p>
          </table:table-cell>
          <table:table-cell table:formula="of:=MAX([.G72]+[.H72];-[.E72])" office:value-type="float" office:value="7791.38037048173" calcext:value-type="float">
            <text:p>7791.38037048173</text:p>
          </table:table-cell>
          <table:table-cell table:formula="of:=-[.D72]" office:value-type="float" office:value="7791.38037048173" calcext:value-type="float">
            <text:p>7791.38037048173</text:p>
          </table:table-cell>
          <table:table-cell table:formula="of:=-MIN(SUMPRODUCT([.$AZ$3:.$AZ$22];[.E52:.E71]);[.E71])" office:value-type="float" office:value="-0" calcext:value-type="float">
            <text:p>0</text:p>
          </table:table-cell>
          <table:table-cell table:formula="of:=[.I71]+[.J71]" office:value-type="float" office:value="11205.1012551333" calcext:value-type="float">
            <text:p>11205.1012551333</text:p>
          </table:table-cell>
          <table:table-cell table:formula="of:=MAX(-[.I72];[.K72]+[.L72]+[.M72])" office:value-type="float" office:value="-11205.1012551333" calcext:value-type="float">
            <text:p>-11205.1012551333</text:p>
          </table:table-cell>
          <table:table-cell table:formula="of:=-[.H72]" office:value-type="float" office:value="0" calcext:value-type="float">
            <text:p>0</text:p>
          </table:table-cell>
          <table:table-cell table:formula="of:=-SUMPRODUCT([.I53:.I72];[.$BA$25:.$BA$44])" office:value-type="float" office:value="-6165.6004032753" calcext:value-type="float">
            <text:p>-6165.6004032753</text:p>
          </table:table-cell>
          <table:table-cell table:formula="of:=-SUMPRODUCT([.I53:.I72];[.$BB$25:.$BB$44])" office:value-type="float" office:value="-9913.74111532205" calcext:value-type="float">
            <text:p>-9913.74111532205</text:p>
          </table:table-cell>
          <table:table-cell table:formula="of:=[.N71]+[.O71]" office:value-type="float" office:value="43117.9404318117" calcext:value-type="float">
            <text:p>43117.9404318117</text:p>
          </table:table-cell>
          <table:table-cell table:formula="of:=MAX(-[.N72];SUM([.P72:.R72]))" office:value-type="float" office:value="-10729.5937897236" calcext:value-type="float">
            <text:p>-10729.5937897236</text:p>
          </table:table-cell>
          <table:table-cell table:formula="of:=-[.L72]" office:value-type="float" office:value="6165.6004032753" calcext:value-type="float">
            <text:p>6165.6004032753</text:p>
          </table:table-cell>
          <table:table-cell table:formula="of:=-SUMPRODUCT([.N52:.N71];[.BB$47:.BB$66])" office:value-type="float" office:value="-14354.3185974655" calcext:value-type="float">
            <text:p>-14354.3185974655</text:p>
          </table:table-cell>
          <table:table-cell table:formula="of:=-SUMPRODUCT([.N52:.N71];[.BA$47:.BA$66])" office:value-type="float" office:value="-2540.87559553342" calcext:value-type="float">
            <text:p>-2540.87559553342</text:p>
          </table:table-cell>
          <table:table-cell table:formula="of:=SUM([.N$7:.N72])" office:value-type="float" office:value="427126.45850705" calcext:value-type="float">
            <text:p>427126.45850705</text:p>
          </table:table-cell>
          <table:table-cell table:formula="of:=[.T71]+[.U71]" office:value-type="float" office:value="9259.02585103343" calcext:value-type="float">
            <text:p>9259.02585103343</text:p>
          </table:table-cell>
          <table:table-cell table:formula="of:=MAX(-[.T72];SUM([.V72:.X72]))" office:value-type="float" office:value="1828.19112536167" calcext:value-type="float">
            <text:p>1828.19112536167</text:p>
          </table:table-cell>
          <table:table-cell table:formula="of:=-[.R72]" office:value-type="float" office:value="2540.87559553342" calcext:value-type="float">
            <text:p>2540.87559553342</text:p>
          </table:table-cell>
          <table:table-cell table:formula="of:=-[.T49]*(1-[.$Q$2])" office:value-type="float" office:value="-15.5615380371218" calcext:value-type="float">
            <text:p>-15.5615380371218</text:p>
          </table:table-cell>
          <table:table-cell table:formula="of:=-[.T68]*[.$Q$2]" office:value-type="float" office:value="-697.122932134622" calcext:value-type="float">
            <text:p>-697.122932134622</text:p>
          </table:table-cell>
          <table:table-cell table:formula="of:=[.Y71]+[.Z71]" office:value-type="float" office:value="127621.913865604" calcext:value-type="float">
            <text:p>127621.913865604</text:p>
          </table:table-cell>
          <table:table-cell table:formula="of:=-[.Q72]-[.M72]-[.W72]" office:value-type="float" office:value="24283.6212508246" calcext:value-type="float">
            <text:p>24283.6212508246</text:p>
          </table:table-cell>
          <table:table-cell table:formula="of:=[.AA71]+[.AB71]" office:value-type="float" office:value="2232.01203854677" calcext:value-type="float">
            <text:p>2232.01203854677</text:p>
          </table:table-cell>
          <table:table-cell table:formula="of:=-[.X72]" office:value-type="float" office:value="697.122932134622" calcext:value-type="float">
            <text:p>697.122932134622</text:p>
          </table:table-cell>
          <table:table-cell table:number-columns-repeated="8"/>
          <table:table-cell table:formula="of:=IF([.B72]&gt;=[.$L$3];[.$L$2];IF([.B72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1]-1" office:value-type="float" office:value="15" calcext:value-type="float">
            <text:p>15</text:p>
          </table:table-cell>
          <table:table-cell table:formula="of:=[.BN72]+SUMPRODUCT([.BO73:.BO$86];INDEX([.BP73:.BP$86];N(IF({1};MAX(ROW([.BP73:.BP$86]))-ROW([.BP73:.BP$86])+1));0))" office:value-type="float" office:value="0.0000482878547230764" calcext:value-type="float">
            <text:p>4.82878547230764E-05</text:p>
          </table:table-cell>
          <table:table-cell table:formula="of:=[.BB30]" office:value-type="float" office:value="4.34631500376021E-025" calcext:value-type="float">
            <text:p>4.34631500376021E-25</text:p>
          </table:table-cell>
          <table:table-cell table:formula="of:=[.BA30]" office:value-type="float" office:value="1.21205129627703E-039" calcext:value-type="float">
            <text:p>1.21205129627703E-39</text:p>
          </table:table-cell>
          <table:table-cell table:formula="of:=[.BB52]" office:value-type="float" office:value="7.82336700676838E-025" calcext:value-type="float">
            <text:p>7.82336700676838E-25</text:p>
          </table:table-cell>
          <table:table-cell table:number-columns-repeated="4"/>
        </table:table-row>
        <table:table-row table:style-name="ro1">
          <table:table-cell table:formula="of:=[.$C$2]+[.B73]" office:value-type="date" office:date-value="2020-03-31" calcext:value-type="date">
            <text:p>03/31/20</text:p>
          </table:table-cell>
          <table:table-cell table:formula="of:=[.B72]+1" office:value-type="float" office:value="45" calcext:value-type="float">
            <text:p>45</text:p>
          </table:table-cell>
          <table:table-cell table:formula="of:=[.C72]+[.D72]" office:value-type="float" office:value="80802303.8027712" calcext:value-type="float">
            <text:p>80802303.8027712</text:p>
          </table:table-cell>
          <table:table-cell table:formula="of:=-MIN([.AK72]*[.C72]*[.I72]/[.$C$4];[.C73])" office:value-type="float" office:value="-3353.64925542247" calcext:value-type="float">
            <text:p>-3353.64925542247</text:p>
          </table:table-cell>
          <table:table-cell table:formula="of:=[.E72]+[.F72]" office:value-type="float" office:value="12541.8312479013" calcext:value-type="float">
            <text:p>12541.8312479013</text:p>
          </table:table-cell>
          <table:table-cell table:formula="of:=MAX([.G73]+[.H73];-[.E73])" office:value-type="float" office:value="-1396.80162199714" calcext:value-type="float">
            <text:p>-1396.80162199714</text:p>
          </table:table-cell>
          <table:table-cell table:formula="of:=-[.D73]" office:value-type="float" office:value="3353.64925542247" calcext:value-type="float">
            <text:p>3353.64925542247</text:p>
          </table:table-cell>
          <table:table-cell table:formula="of:=-MIN(SUMPRODUCT([.$AZ$3:.$AZ$22];[.E53:.E72]);[.E72])" office:value-type="float" office:value="-4750.45087741961" calcext:value-type="float">
            <text:p>-4750.45087741961</text:p>
          </table:table-cell>
          <table:table-cell table:formula="of:=[.I72]+[.J72]" office:value-type="float" office:value="0" calcext:value-type="float">
            <text:p>0</text:p>
          </table:table-cell>
          <table:table-cell table:formula="of:=MAX(-[.I73];[.K73]+[.L73]+[.M73])" office:value-type="float" office:value="-0" calcext:value-type="float">
            <text:p>0</text:p>
          </table:table-cell>
          <table:table-cell table:formula="of:=-[.H73]" office:value-type="float" office:value="4750.45087741961" calcext:value-type="float">
            <text:p>4750.45087741961</text:p>
          </table:table-cell>
          <table:table-cell table:formula="of:=-SUMPRODUCT([.I54:.I73];[.$BA$25:.$BA$44])" office:value-type="float" office:value="-5029.32855474081" calcext:value-type="float">
            <text:p>-5029.32855474081</text:p>
          </table:table-cell>
          <table:table-cell table:formula="of:=-SUMPRODUCT([.I54:.I73];[.$BB$25:.$BB$44])" office:value-type="float" office:value="-8034.01156203685" calcext:value-type="float">
            <text:p>-8034.01156203685</text:p>
          </table:table-cell>
          <table:table-cell table:formula="of:=[.N72]+[.O72]" office:value-type="float" office:value="32388.3466420881" calcext:value-type="float">
            <text:p>32388.3466420881</text:p>
          </table:table-cell>
          <table:table-cell table:formula="of:=MAX(-[.N73];SUM([.P73:.R73]))" office:value-type="float" office:value="-14956.4164006453" calcext:value-type="float">
            <text:p>-14956.4164006453</text:p>
          </table:table-cell>
          <table:table-cell table:formula="of:=-[.L73]" office:value-type="float" office:value="5029.32855474081" calcext:value-type="float">
            <text:p>5029.32855474081</text:p>
          </table:table-cell>
          <table:table-cell table:formula="of:=-SUMPRODUCT([.N53:.N72];[.BB$47:.BB$66])" office:value-type="float" office:value="-17416.2141850139" calcext:value-type="float">
            <text:p>-17416.2141850139</text:p>
          </table:table-cell>
          <table:table-cell table:formula="of:=-SUMPRODUCT([.N53:.N72];[.BA$47:.BA$66])" office:value-type="float" office:value="-2569.53077037216" calcext:value-type="float">
            <text:p>-2569.53077037216</text:p>
          </table:table-cell>
          <table:table-cell table:formula="of:=SUM([.N$7:.N73])" office:value-type="float" office:value="459514.805149138" calcext:value-type="float">
            <text:p>459514.805149138</text:p>
          </table:table-cell>
          <table:table-cell table:formula="of:=[.T72]+[.U72]" office:value-type="float" office:value="11087.2169763951" calcext:value-type="float">
            <text:p>11087.2169763951</text:p>
          </table:table-cell>
          <table:table-cell table:formula="of:=MAX(-[.T73];SUM([.V73:.X73]))" office:value-type="float" office:value="1639.7630921274" calcext:value-type="float">
            <text:p>1639.7630921274</text:p>
          </table:table-cell>
          <table:table-cell table:formula="of:=-[.R73]" office:value-type="float" office:value="2569.53077037216" calcext:value-type="float">
            <text:p>2569.53077037216</text:p>
          </table:table-cell>
          <table:table-cell table:formula="of:=-[.T50]*(1-[.$Q$2])" office:value-type="float" office:value="-21.1139630920829" calcext:value-type="float">
            <text:p>-21.1139630920829</text:p>
          </table:table-cell>
          <table:table-cell table:formula="of:=-[.T69]*[.$Q$2]" office:value-type="float" office:value="-908.653715152681" calcext:value-type="float">
            <text:p>-908.653715152681</text:p>
          </table:table-cell>
          <table:table-cell table:formula="of:=[.Y72]+[.Z72]" office:value-type="float" office:value="151905.535116428" calcext:value-type="float">
            <text:p>151905.535116428</text:p>
          </table:table-cell>
          <table:table-cell table:formula="of:=-[.Q73]-[.M73]-[.W73]" office:value-type="float" office:value="25471.3397101428" calcext:value-type="float">
            <text:p>25471.3397101428</text:p>
          </table:table-cell>
          <table:table-cell table:formula="of:=[.AA72]+[.AB72]" office:value-type="float" office:value="2929.13497068139" calcext:value-type="float">
            <text:p>2929.13497068139</text:p>
          </table:table-cell>
          <table:table-cell table:formula="of:=-[.X73]" office:value-type="float" office:value="908.653715152681" calcext:value-type="float">
            <text:p>908.653715152681</text:p>
          </table:table-cell>
          <table:table-cell table:number-columns-repeated="8"/>
          <table:table-cell table:formula="of:=IF([.B73]&gt;=[.$L$3];[.$L$2];IF([.B73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2]-1" office:value-type="float" office:value="14" calcext:value-type="float">
            <text:p>14</text:p>
          </table:table-cell>
          <table:table-cell table:formula="of:=[.BN73]+SUMPRODUCT([.BO74:.BO$86];INDEX([.BP74:.BP$86];N(IF({1};MAX(ROW([.BP74:.BP$86]))-ROW([.BP74:.BP$86])+1));0))" office:value-type="float" office:value="0.00040498859486547" calcext:value-type="float">
            <text:p>0.000404988594865</text:p>
          </table:table-cell>
          <table:table-cell table:formula="of:=[.BB31]" office:value-type="float" office:value="6.68115105353972E-018" calcext:value-type="float">
            <text:p>6.68115105353972E-18</text:p>
          </table:table-cell>
          <table:table-cell table:formula="of:=[.BA31]" office:value-type="float" office:value="2.6464862492565E-032" calcext:value-type="float">
            <text:p>2.6464862492565E-32</text:p>
          </table:table-cell>
          <table:table-cell table:formula="of:=[.BB53]" office:value-type="float" office:value="1.20260718963715E-017" calcext:value-type="float">
            <text:p>1.20260718963715E-17</text:p>
          </table:table-cell>
          <table:table-cell table:number-columns-repeated="4"/>
        </table:table-row>
        <table:table-row table:style-name="ro1">
          <table:table-cell table:formula="of:=[.$C$2]+[.B74]" office:value-type="date" office:date-value="2020-04-01" calcext:value-type="date">
            <text:p>04/01/20</text:p>
          </table:table-cell>
          <table:table-cell table:formula="of:=[.B73]+1" office:value-type="float" office:value="46" calcext:value-type="float">
            <text:p>46</text:p>
          </table:table-cell>
          <table:table-cell table:formula="of:=[.C73]+[.D73]" office:value-type="float" office:value="80798950.1535158" calcext:value-type="float">
            <text:p>80798950.1535158</text:p>
          </table:table-cell>
          <table:table-cell table:formula="of:=-MIN([.AK73]*[.C73]*[.I73]/[.$C$4];[.C74])" office:value-type="float" office:value="-0" calcext:value-type="float">
            <text:p>0</text:p>
          </table:table-cell>
          <table:table-cell table:formula="of:=[.E73]+[.F73]" office:value-type="float" office:value="11145.0296259042" calcext:value-type="float">
            <text:p>11145.0296259042</text:p>
          </table:table-cell>
          <table:table-cell table:formula="of:=MAX([.G74]+[.H74];-[.E74])" office:value-type="float" office:value="-11145.0296259042" calcext:value-type="float">
            <text:p>-11145.0296259042</text:p>
          </table:table-cell>
          <table:table-cell table:formula="of:=-[.D74]" office:value-type="float" office:value="0" calcext:value-type="float">
            <text:p>0</text:p>
          </table:table-cell>
          <table:table-cell table:formula="of:=-MIN(SUMPRODUCT([.$AZ$3:.$AZ$22];[.E54:.E73]);[.E73])" office:value-type="float" office:value="-12541.8312479013" calcext:value-type="float">
            <text:p>-12541.8312479013</text:p>
          </table:table-cell>
          <table:table-cell table:formula="of:=[.I73]+[.J73]" office:value-type="float" office:value="0" calcext:value-type="float">
            <text:p>0</text:p>
          </table:table-cell>
          <table:table-cell table:formula="of:=MAX(-[.I74];[.K74]+[.L74]+[.M74])" office:value-type="float" office:value="2849.74304651445" calcext:value-type="float">
            <text:p>2849.74304651445</text:p>
          </table:table-cell>
          <table:table-cell table:formula="of:=-[.H74]" office:value-type="float" office:value="12541.8312479013" calcext:value-type="float">
            <text:p>12541.8312479013</text:p>
          </table:table-cell>
          <table:table-cell table:formula="of:=-SUMPRODUCT([.I55:.I74];[.$BA$25:.$BA$44])" office:value-type="float" office:value="-2998.74870917016" calcext:value-type="float">
            <text:p>-2998.74870917016</text:p>
          </table:table-cell>
          <table:table-cell table:formula="of:=-SUMPRODUCT([.I55:.I74];[.$BB$25:.$BB$44])" office:value-type="float" office:value="-6693.33949221673" calcext:value-type="float">
            <text:p>-6693.33949221673</text:p>
          </table:table-cell>
          <table:table-cell table:formula="of:=[.N73]+[.O73]" office:value-type="float" office:value="17431.9302414428" calcext:value-type="float">
            <text:p>17431.9302414428</text:p>
          </table:table-cell>
          <table:table-cell table:formula="of:=MAX(-[.N74];SUM([.P74:.R74]))" office:value-type="float" office:value="-17431.9302414428" calcext:value-type="float">
            <text:p>-17431.9302414428</text:p>
          </table:table-cell>
          <table:table-cell table:formula="of:=-[.L74]" office:value-type="float" office:value="2998.74870917016" calcext:value-type="float">
            <text:p>2998.74870917016</text:p>
          </table:table-cell>
          <table:table-cell table:formula="of:=-SUMPRODUCT([.N54:.N73];[.BB$47:.BB$66])" office:value-type="float" office:value="-20166.4288848551" calcext:value-type="float">
            <text:p>-20166.4288848551</text:p>
          </table:table-cell>
          <table:table-cell table:formula="of:=-SUMPRODUCT([.N54:.N73];[.BA$47:.BA$66])" office:value-type="float" office:value="-2401.28630840653" calcext:value-type="float">
            <text:p>-2401.28630840653</text:p>
          </table:table-cell>
          <table:table-cell table:formula="of:=SUM([.N$7:.N74])" office:value-type="float" office:value="476946.735390581" calcext:value-type="float">
            <text:p>476946.735390581</text:p>
          </table:table-cell>
          <table:table-cell table:formula="of:=[.T73]+[.U73]" office:value-type="float" office:value="12726.9800685225" calcext:value-type="float">
            <text:p>12726.9800685225</text:p>
          </table:table-cell>
          <table:table-cell table:formula="of:=MAX(-[.T74];SUM([.V74:.X74]))" office:value-type="float" office:value="1198.7627942111" calcext:value-type="float">
            <text:p>1198.7627942111</text:p>
          </table:table-cell>
          <table:table-cell table:formula="of:=-[.R74]" office:value-type="float" office:value="2401.28630840653" calcext:value-type="float">
            <text:p>2401.28630840653</text:p>
          </table:table-cell>
          <table:table-cell table:formula="of:=-[.T51]*(1-[.$Q$2])" office:value-type="float" office:value="-28.2080392041201" calcext:value-type="float">
            <text:p>-28.2080392041201</text:p>
          </table:table-cell>
          <table:table-cell table:formula="of:=-[.T70]*[.$Q$2]" office:value-type="float" office:value="-1174.3154749913" calcext:value-type="float">
            <text:p>-1174.3154749913</text:p>
          </table:table-cell>
          <table:table-cell table:formula="of:=[.Y73]+[.Z73]" office:value-type="float" office:value="177376.874826571" calcext:value-type="float">
            <text:p>177376.874826571</text:p>
          </table:table-cell>
          <table:table-cell table:formula="of:=-[.Q74]-[.M74]-[.W74]" office:value-type="float" office:value="26887.976416276" calcext:value-type="float">
            <text:p>26887.976416276</text:p>
          </table:table-cell>
          <table:table-cell table:formula="of:=[.AA73]+[.AB73]" office:value-type="float" office:value="3837.78868583407" calcext:value-type="float">
            <text:p>3837.78868583407</text:p>
          </table:table-cell>
          <table:table-cell table:formula="of:=-[.X74]" office:value-type="float" office:value="1174.3154749913" calcext:value-type="float">
            <text:p>1174.3154749913</text:p>
          </table:table-cell>
          <table:table-cell table:number-columns-repeated="8"/>
          <table:table-cell table:formula="of:=IF([.B74]&gt;=[.$L$3];[.$L$2];IF([.B74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3]-1" office:value-type="float" office:value="13" calcext:value-type="float">
            <text:p>13</text:p>
          </table:table-cell>
          <table:table-cell table:formula="of:=[.BN74]+SUMPRODUCT([.BO75:.BO$86];INDEX([.BP75:.BP$86];N(IF({1};MAX(ROW([.BP75:.BP$86]))-ROW([.BP75:.BP$86])+1));0))" office:value-type="float" office:value="0.00206794291986168" calcext:value-type="float">
            <text:p>0.002067942919862</text:p>
          </table:table-cell>
          <table:table-cell table:formula="of:=[.BB32]" office:value-type="float" office:value="0.00000000000154233214692866" calcext:value-type="float">
            <text:p>1.54233214692866E-12</text:p>
          </table:table-cell>
          <table:table-cell table:formula="of:=[.BA32]" office:value-type="float" office:value="5.92100568806363E-026" calcext:value-type="float">
            <text:p>5.92100568806363E-26</text:p>
          </table:table-cell>
          <table:table-cell table:formula="of:=[.BB54]" office:value-type="float" office:value="0.00000000000277619786447159" calcext:value-type="float">
            <text:p>2.77619786447159E-12</text:p>
          </table:table-cell>
          <table:table-cell table:number-columns-repeated="4"/>
        </table:table-row>
        <table:table-row table:style-name="ro1">
          <table:table-cell table:formula="of:=[.$C$2]+[.B75]" office:value-type="date" office:date-value="2020-04-02" calcext:value-type="date">
            <text:p>04/02/20</text:p>
          </table:table-cell>
          <table:table-cell table:formula="of:=[.B74]+1" office:value-type="float" office:value="47" calcext:value-type="float">
            <text:p>47</text:p>
          </table:table-cell>
          <table:table-cell table:formula="of:=[.C74]+[.D74]" office:value-type="float" office:value="80798950.1535158" calcext:value-type="float">
            <text:p>80798950.1535158</text:p>
          </table:table-cell>
          <table:table-cell table:formula="of:=-MIN([.AK74]*[.C74]*[.I74]/[.$C$4];[.C75])" office:value-type="float" office:value="-0" calcext:value-type="float">
            <text:p>0</text:p>
          </table:table-cell>
          <table:table-cell table:formula="of:=[.E74]+[.F74]" office:value-type="float" office:value="0" calcext:value-type="float">
            <text:p>0</text:p>
          </table:table-cell>
          <table:table-cell table:formula="of:=MAX([.G75]+[.H75];-[.E75])" office:value-type="float" office:value="-0" calcext:value-type="float">
            <text:p>0</text:p>
          </table:table-cell>
          <table:table-cell table:formula="of:=-[.D75]" office:value-type="float" office:value="0" calcext:value-type="float">
            <text:p>0</text:p>
          </table:table-cell>
          <table:table-cell table:formula="of:=-MIN(SUMPRODUCT([.$AZ$3:.$AZ$22];[.E55:.E74]);[.E74])" office:value-type="float" office:value="-11145.0296259042" calcext:value-type="float">
            <text:p>-11145.0296259042</text:p>
          </table:table-cell>
          <table:table-cell table:formula="of:=[.I74]+[.J74]" office:value-type="float" office:value="2849.74304651445" calcext:value-type="float">
            <text:p>2849.74304651445</text:p>
          </table:table-cell>
          <table:table-cell table:formula="of:=MAX(-[.I75];[.K75]+[.L75]+[.M75])" office:value-type="float" office:value="4034.57522723088" calcext:value-type="float">
            <text:p>4034.57522723088</text:p>
          </table:table-cell>
          <table:table-cell table:formula="of:=-[.H75]" office:value-type="float" office:value="11145.0296259042" calcext:value-type="float">
            <text:p>11145.0296259042</text:p>
          </table:table-cell>
          <table:table-cell table:formula="of:=-SUMPRODUCT([.I56:.I75];[.$BA$25:.$BA$44])" office:value-type="float" office:value="-1211.20767529486" calcext:value-type="float">
            <text:p>-1211.20767529486</text:p>
          </table:table-cell>
          <table:table-cell table:formula="of:=-SUMPRODUCT([.I56:.I75];[.$BB$25:.$BB$44])" office:value-type="float" office:value="-5899.24672337846" calcext:value-type="float">
            <text:p>-5899.24672337846</text:p>
          </table:table-cell>
          <table:table-cell table:formula="of:=[.N74]+[.O74]" office:value-type="float" office:value="0" calcext:value-type="float">
            <text:p>0</text:p>
          </table:table-cell>
          <table:table-cell table:formula="of:=MAX(-[.N75];SUM([.P75:.R75]))" office:value-type="float" office:value="-0" calcext:value-type="float">
            <text:p>0</text:p>
          </table:table-cell>
          <table:table-cell table:formula="of:=-[.L75]" office:value-type="float" office:value="1211.20767529486" calcext:value-type="float">
            <text:p>1211.20767529486</text:p>
          </table:table-cell>
          <table:table-cell table:formula="of:=-SUMPRODUCT([.N55:.N74];[.BB$47:.BB$66])" office:value-type="float" office:value="-22027.9947056351" calcext:value-type="float">
            <text:p>-22027.9947056351</text:p>
          </table:table-cell>
          <table:table-cell table:formula="of:=-SUMPRODUCT([.N55:.N74];[.BA$47:.BA$66])" office:value-type="float" office:value="-2039.54414523875" calcext:value-type="float">
            <text:p>-2039.54414523875</text:p>
          </table:table-cell>
          <table:table-cell table:formula="of:=SUM([.N$7:.N75])" office:value-type="float" office:value="476946.735390581" calcext:value-type="float">
            <text:p>476946.735390581</text:p>
          </table:table-cell>
          <table:table-cell table:formula="of:=[.T74]+[.U74]" office:value-type="float" office:value="13925.7428627336" calcext:value-type="float">
            <text:p>13925.7428627336</text:p>
          </table:table-cell>
          <table:table-cell table:formula="of:=MAX(-[.T75];SUM([.V75:.X75]))" office:value-type="float" office:value="508.837467141451" calcext:value-type="float">
            <text:p>508.837467141451</text:p>
          </table:table-cell>
          <table:table-cell table:formula="of:=-[.R75]" office:value-type="float" office:value="2039.54414523875" calcext:value-type="float">
            <text:p>2039.54414523875</text:p>
          </table:table-cell>
          <table:table-cell table:formula="of:=-[.T52]*(1-[.$Q$2])" office:value-type="float" office:value="-37.1564920657643" calcext:value-type="float">
            <text:p>-37.1564920657643</text:p>
          </table:table-cell>
          <table:table-cell table:formula="of:=-[.T71]*[.$Q$2]" office:value-type="float" office:value="-1493.55018603154" calcext:value-type="float">
            <text:p>-1493.55018603154</text:p>
          </table:table-cell>
          <table:table-cell table:formula="of:=[.Y74]+[.Z74]" office:value-type="float" office:value="204264.851242847" calcext:value-type="float">
            <text:p>204264.851242847</text:p>
          </table:table-cell>
          <table:table-cell table:formula="of:=-[.Q75]-[.M75]-[.W75]" office:value-type="float" office:value="27964.3979210793" calcext:value-type="float">
            <text:p>27964.3979210793</text:p>
          </table:table-cell>
          <table:table-cell table:formula="of:=[.AA74]+[.AB74]" office:value-type="float" office:value="5012.10416082538" calcext:value-type="float">
            <text:p>5012.10416082538</text:p>
          </table:table-cell>
          <table:table-cell table:formula="of:=-[.X75]" office:value-type="float" office:value="1493.55018603154" calcext:value-type="float">
            <text:p>1493.55018603154</text:p>
          </table:table-cell>
          <table:table-cell table:number-columns-repeated="8"/>
          <table:table-cell table:formula="of:=IF([.B75]&gt;=[.$L$3];[.$L$2];IF([.B75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4]-1" office:value-type="float" office:value="12" calcext:value-type="float">
            <text:p>12</text:p>
          </table:table-cell>
          <table:table-cell table:formula="of:=[.BN75]+SUMPRODUCT([.BO76:.BO$86];INDEX([.BP76:.BP$86];N(IF({1};MAX(ROW([.BP76:.BP$86]))-ROW([.BP76:.BP$86])+1));0))" office:value-type="float" office:value="0.00676745441366625" calcext:value-type="float">
            <text:p>0.006767454413666</text:p>
          </table:table-cell>
          <table:table-cell table:formula="of:=[.BB33]" office:value-type="float" office:value="0.0000000122405196329206" calcext:value-type="float">
            <text:p>1.22405196329206E-08</text:p>
          </table:table-cell>
          <table:table-cell table:formula="of:=[.BA33]" office:value-type="float" office:value="1.59346412437968E-020" calcext:value-type="float">
            <text:p>1.59346412437968E-20</text:p>
          </table:table-cell>
          <table:table-cell table:formula="of:=[.BB55]" office:value-type="float" office:value="0.000000022032935339257" calcext:value-type="float">
            <text:p>2.2032935339257E-08</text:p>
          </table:table-cell>
          <table:table-cell table:number-columns-repeated="4"/>
        </table:table-row>
        <table:table-row table:style-name="ro1">
          <table:table-cell table:formula="of:=[.$C$2]+[.B76]" office:value-type="date" office:date-value="2020-04-03" calcext:value-type="date">
            <text:p>04/03/20</text:p>
          </table:table-cell>
          <table:table-cell table:formula="of:=[.B75]+1" office:value-type="float" office:value="48" calcext:value-type="float">
            <text:p>48</text:p>
          </table:table-cell>
          <table:table-cell table:formula="of:=[.C75]+[.D75]" office:value-type="float" office:value="80798950.1535158" calcext:value-type="float">
            <text:p>80798950.1535158</text:p>
          </table:table-cell>
          <table:table-cell table:formula="of:=-MIN([.AK75]*[.C75]*[.I75]/[.$C$4];[.C76])" office:value-type="float" office:value="-852.800912465369" calcext:value-type="float">
            <text:p>-852.800912465369</text:p>
          </table:table-cell>
          <table:table-cell table:formula="of:=[.E75]+[.F75]" office:value-type="float" office:value="0" calcext:value-type="float">
            <text:p>0</text:p>
          </table:table-cell>
          <table:table-cell table:formula="of:=MAX([.G76]+[.H76];-[.E76])" office:value-type="float" office:value="852.800912465369" calcext:value-type="float">
            <text:p>852.800912465369</text:p>
          </table:table-cell>
          <table:table-cell table:formula="of:=-[.D76]" office:value-type="float" office:value="852.800912465369" calcext:value-type="float">
            <text:p>852.800912465369</text:p>
          </table:table-cell>
          <table:table-cell table:formula="of:=-MIN(SUMPRODUCT([.$AZ$3:.$AZ$22];[.E56:.E75]);[.E75])" office:value-type="float" office:value="-0" calcext:value-type="float">
            <text:p>0</text:p>
          </table:table-cell>
          <table:table-cell table:formula="of:=[.I75]+[.J75]" office:value-type="float" office:value="6884.31827374533" calcext:value-type="float">
            <text:p>6884.31827374533</text:p>
          </table:table-cell>
          <table:table-cell table:formula="of:=MAX(-[.I76];[.K76]+[.L76]+[.M76])" office:value-type="float" office:value="-5545.68765315115" calcext:value-type="float">
            <text:p>-5545.68765315115</text:p>
          </table:table-cell>
          <table:table-cell table:formula="of:=-[.H76]" office:value-type="float" office:value="0" calcext:value-type="float">
            <text:p>0</text:p>
          </table:table-cell>
          <table:table-cell table:formula="of:=-SUMPRODUCT([.I57:.I76];[.$BA$25:.$BA$44])" office:value-type="float" office:value="-573.965941919034" calcext:value-type="float">
            <text:p>-573.965941919034</text:p>
          </table:table-cell>
          <table:table-cell table:formula="of:=-SUMPRODUCT([.I57:.I76];[.$BB$25:.$BB$44])" office:value-type="float" office:value="-4971.72171123211" calcext:value-type="float">
            <text:p>-4971.72171123211</text:p>
          </table:table-cell>
          <table:table-cell table:formula="of:=[.N75]+[.O75]" office:value-type="float" office:value="0" calcext:value-type="float">
            <text:p>0</text:p>
          </table:table-cell>
          <table:table-cell table:formula="of:=MAX(-[.N76];SUM([.P76:.R76]))" office:value-type="float" office:value="-0" calcext:value-type="float">
            <text:p>0</text:p>
          </table:table-cell>
          <table:table-cell table:formula="of:=-[.L76]" office:value-type="float" office:value="573.965941919034" calcext:value-type="float">
            <text:p>573.965941919034</text:p>
          </table:table-cell>
          <table:table-cell table:formula="of:=-SUMPRODUCT([.N56:.N75];[.BB$47:.BB$66])" office:value-type="float" office:value="-22485.1958157995" calcext:value-type="float">
            <text:p>-22485.1958157995</text:p>
          </table:table-cell>
          <table:table-cell table:formula="of:=-SUMPRODUCT([.N56:.N75];[.BA$47:.BA$66])" office:value-type="float" office:value="-1491.854733202" calcext:value-type="float">
            <text:p>-1491.854733202</text:p>
          </table:table-cell>
          <table:table-cell table:formula="of:=SUM([.N$7:.N76])" office:value-type="float" office:value="476946.735390581" calcext:value-type="float">
            <text:p>476946.735390581</text:p>
          </table:table-cell>
          <table:table-cell table:formula="of:=[.T75]+[.U75]" office:value-type="float" office:value="14434.5803298751" calcext:value-type="float">
            <text:p>14434.5803298751</text:p>
          </table:table-cell>
          <table:table-cell table:formula="of:=MAX(-[.T76];SUM([.V76:.X76]))" office:value-type="float" office:value="-408.380388750886" calcext:value-type="float">
            <text:p>-408.380388750886</text:p>
          </table:table-cell>
          <table:table-cell table:formula="of:=-[.R76]" office:value-type="float" office:value="1491.854733202" calcext:value-type="float">
            <text:p>1491.854733202</text:p>
          </table:table-cell>
          <table:table-cell table:formula="of:=-[.T53]*(1-[.$Q$2])" office:value-type="float" office:value="-48.429951746198" calcext:value-type="float">
            <text:p>-48.429951746198</text:p>
          </table:table-cell>
          <table:table-cell table:formula="of:=-[.T72]*[.$Q$2]" office:value-type="float" office:value="-1851.80517020669" calcext:value-type="float">
            <text:p>-1851.80517020669</text:p>
          </table:table-cell>
          <table:table-cell table:formula="of:=[.Y75]+[.Z75]" office:value-type="float" office:value="232229.249163926" calcext:value-type="float">
            <text:p>232229.249163926</text:p>
          </table:table-cell>
          <table:table-cell table:formula="of:=-[.Q76]-[.M76]-[.W76]" office:value-type="float" office:value="27505.3474787778" calcext:value-type="float">
            <text:p>27505.3474787778</text:p>
          </table:table-cell>
          <table:table-cell table:formula="of:=[.AA75]+[.AB75]" office:value-type="float" office:value="6505.65434685691" calcext:value-type="float">
            <text:p>6505.65434685691</text:p>
          </table:table-cell>
          <table:table-cell table:formula="of:=-[.X76]" office:value-type="float" office:value="1851.80517020669" calcext:value-type="float">
            <text:p>1851.80517020669</text:p>
          </table:table-cell>
          <table:table-cell table:number-columns-repeated="8"/>
          <table:table-cell table:formula="of:=IF([.B76]&gt;=[.$L$3];[.$L$2];IF([.B76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5]-1" office:value-type="float" office:value="11" calcext:value-type="float">
            <text:p>11</text:p>
          </table:table-cell>
          <table:table-cell table:formula="of:=[.BN76]+SUMPRODUCT([.BO77:.BO$86];INDEX([.BP77:.BP$86];N(IF({1};MAX(ROW([.BP77:.BP$86]))-ROW([.BP77:.BP$86])+1));0))" office:value-type="float" office:value="0.0148576091423045" calcext:value-type="float">
            <text:p>0.014857609142305</text:p>
          </table:table-cell>
          <table:table-cell table:formula="of:=[.BB34]" office:value-type="float" office:value="0.00000678572153575911" calcext:value-type="float">
            <text:p>6.78572153575911E-06</text:p>
          </table:table-cell>
          <table:table-cell table:formula="of:=[.BA34]" office:value-type="float" office:value="6.0529588278285E-016" calcext:value-type="float">
            <text:p>6.0529588278285E-16</text:p>
          </table:table-cell>
          <table:table-cell table:formula="of:=[.BB56]" office:value-type="float" office:value="0.0000122142987643664" calcext:value-type="float">
            <text:p>1.22142987643664E-05</text:p>
          </table:table-cell>
          <table:table-cell table:number-columns-repeated="4"/>
        </table:table-row>
        <table:table-row table:style-name="ro1">
          <table:table-cell table:formula="of:=[.$C$2]+[.B77]" office:value-type="date" office:date-value="2020-04-04" calcext:value-type="date">
            <text:p>04/04/20</text:p>
          </table:table-cell>
          <table:table-cell table:formula="of:=[.B76]+1" office:value-type="float" office:value="49" calcext:value-type="float">
            <text:p>49</text:p>
          </table:table-cell>
          <table:table-cell table:formula="of:=[.C76]+[.D76]" office:value-type="float" office:value="80798097.3526033" calcext:value-type="float">
            <text:p>80798097.3526033</text:p>
          </table:table-cell>
          <table:table-cell table:formula="of:=-MIN([.AK76]*[.C76]*[.I76]/[.$C$4];[.C77])" office:value-type="float" office:value="-2060.16921867143" calcext:value-type="float">
            <text:p>-2060.16921867143</text:p>
          </table:table-cell>
          <table:table-cell table:formula="of:=[.E76]+[.F76]" office:value-type="float" office:value="852.800912465369" calcext:value-type="float">
            <text:p>852.800912465369</text:p>
          </table:table-cell>
          <table:table-cell table:formula="of:=MAX([.G77]+[.H77];-[.E77])" office:value-type="float" office:value="2060.16921867143" calcext:value-type="float">
            <text:p>2060.16921867143</text:p>
          </table:table-cell>
          <table:table-cell table:formula="of:=-[.D77]" office:value-type="float" office:value="2060.16921867143" calcext:value-type="float">
            <text:p>2060.16921867143</text:p>
          </table:table-cell>
          <table:table-cell table:formula="of:=-MIN(SUMPRODUCT([.$AZ$3:.$AZ$22];[.E57:.E76]);[.E76])" office:value-type="float" office:value="-0" calcext:value-type="float">
            <text:p>0</text:p>
          </table:table-cell>
          <table:table-cell table:formula="of:=[.I76]+[.J76]" office:value-type="float" office:value="1338.63062059418" calcext:value-type="float">
            <text:p>1338.63062059418</text:p>
          </table:table-cell>
          <table:table-cell table:formula="of:=MAX(-[.I77];[.K77]+[.L77]+[.M77])" office:value-type="float" office:value="-1338.63062059418" calcext:value-type="float">
            <text:p>-1338.63062059418</text:p>
          </table:table-cell>
          <table:table-cell table:formula="of:=-[.H77]" office:value-type="float" office:value="0" calcext:value-type="float">
            <text:p>0</text:p>
          </table:table-cell>
          <table:table-cell table:formula="of:=-SUMPRODUCT([.I58:.I77];[.$BA$25:.$BA$44])" office:value-type="float" office:value="-752.66261506034" calcext:value-type="float">
            <text:p>-752.66261506034</text:p>
          </table:table-cell>
          <table:table-cell table:formula="of:=-SUMPRODUCT([.I58:.I77];[.$BB$25:.$BB$44])" office:value-type="float" office:value="-3494.03711263414" calcext:value-type="float">
            <text:p>-3494.03711263414</text:p>
          </table:table-cell>
          <table:table-cell table:formula="of:=[.N76]+[.O76]" office:value-type="float" office:value="0" calcext:value-type="float">
            <text:p>0</text:p>
          </table:table-cell>
          <table:table-cell table:formula="of:=MAX(-[.N77];SUM([.P77:.R77]))" office:value-type="float" office:value="-0" calcext:value-type="float">
            <text:p>0</text:p>
          </table:table-cell>
          <table:table-cell table:formula="of:=-[.L77]" office:value-type="float" office:value="752.66261506034" calcext:value-type="float">
            <text:p>752.66261506034</text:p>
          </table:table-cell>
          <table:table-cell table:formula="of:=-SUMPRODUCT([.N57:.N76];[.BB$47:.BB$66])" office:value-type="float" office:value="-21252.1641471549" calcext:value-type="float">
            <text:p>-21252.1641471549</text:p>
          </table:table-cell>
          <table:table-cell table:formula="of:=-SUMPRODUCT([.N57:.N76];[.BA$47:.BA$66])" office:value-type="float" office:value="-851.270188315924" calcext:value-type="float">
            <text:p>-851.270188315924</text:p>
          </table:table-cell>
          <table:table-cell table:formula="of:=SUM([.N$7:.N77])" office:value-type="float" office:value="476946.735390581" calcext:value-type="float">
            <text:p>476946.735390581</text:p>
          </table:table-cell>
          <table:table-cell table:formula="of:=[.T76]+[.U76]" office:value-type="float" office:value="14026.1999411242" calcext:value-type="float">
            <text:p>14026.1999411242</text:p>
          </table:table-cell>
          <table:table-cell table:formula="of:=MAX(-[.T77];SUM([.V77:.X77]))" office:value-type="float" office:value="-1428.92786104326" calcext:value-type="float">
            <text:p>-1428.92786104326</text:p>
          </table:table-cell>
          <table:table-cell table:formula="of:=-[.R77]" office:value-type="float" office:value="851.270188315924" calcext:value-type="float">
            <text:p>851.270188315924</text:p>
          </table:table-cell>
          <table:table-cell table:formula="of:=-[.T54]*(1-[.$Q$2])" office:value-type="float" office:value="-62.7546540801624" calcext:value-type="float">
            <text:p>-62.7546540801624</text:p>
          </table:table-cell>
          <table:table-cell table:formula="of:=-[.T73]*[.$Q$2]" office:value-type="float" office:value="-2217.44339527902" calcext:value-type="float">
            <text:p>-2217.44339527902</text:p>
          </table:table-cell>
          <table:table-cell table:formula="of:=[.Y76]+[.Z76]" office:value-type="float" office:value="259734.596642704" calcext:value-type="float">
            <text:p>259734.596642704</text:p>
          </table:table-cell>
          <table:table-cell table:formula="of:=-[.Q77]-[.M77]-[.W77]" office:value-type="float" office:value="24808.9559138692" calcext:value-type="float">
            <text:p>24808.9559138692</text:p>
          </table:table-cell>
          <table:table-cell table:formula="of:=[.AA76]+[.AB76]" office:value-type="float" office:value="8357.4595170636" calcext:value-type="float">
            <text:p>8357.4595170636</text:p>
          </table:table-cell>
          <table:table-cell table:formula="of:=-[.X77]" office:value-type="float" office:value="2217.44339527902" calcext:value-type="float">
            <text:p>2217.44339527902</text:p>
          </table:table-cell>
          <table:table-cell table:number-columns-repeated="8"/>
          <table:table-cell table:formula="of:=IF([.B77]&gt;=[.$L$3];[.$L$2];IF([.B77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6]-1" office:value-type="float" office:value="10" calcext:value-type="float">
            <text:p>10</text:p>
          </table:table-cell>
          <table:table-cell table:formula="of:=[.BN77]+SUMPRODUCT([.BO78:.BO$86];INDEX([.BP78:.BP$86];N(IF({1};MAX(ROW([.BP78:.BP$86]))-ROW([.BP78:.BP$86])+1));0))" office:value-type="float" office:value="0.0231936525060982" calcext:value-type="float">
            <text:p>0.023193652506098</text:p>
          </table:table-cell>
          <table:table-cell table:formula="of:=[.BB35]" office:value-type="float" office:value="0.000478014097003194" calcext:value-type="float">
            <text:p>0.000478014097003</text:p>
          </table:table-cell>
          <table:table-cell table:formula="of:=[.BA35]" office:value-type="float" office:value="0.00000000000380602936143513" calcext:value-type="float">
            <text:p>3.80602936143513E-12</text:p>
          </table:table-cell>
          <table:table-cell table:formula="of:=[.BB57]" office:value-type="float" office:value="0.000860425374605749" calcext:value-type="float">
            <text:p>0.000860425374606</text:p>
          </table:table-cell>
          <table:table-cell table:number-columns-repeated="4"/>
        </table:table-row>
        <table:table-row table:style-name="ro1">
          <table:table-cell table:formula="of:=[.$C$2]+[.B78]" office:value-type="date" office:date-value="2020-04-05" calcext:value-type="date">
            <text:p>04/05/20</text:p>
          </table:table-cell>
          <table:table-cell table:formula="of:=[.B77]+1" office:value-type="float" office:value="50" calcext:value-type="float">
            <text:p>50</text:p>
          </table:table-cell>
          <table:table-cell table:formula="of:=[.C77]+[.D77]" office:value-type="float" office:value="80796037.1833847" calcext:value-type="float">
            <text:p>80796037.1833847</text:p>
          </table:table-cell>
          <table:table-cell table:formula="of:=-MIN([.AK77]*[.C77]*[.I77]/[.$C$4];[.C78])" office:value-type="float" office:value="-400.588174822016" calcext:value-type="float">
            <text:p>-400.588174822016</text:p>
          </table:table-cell>
          <table:table-cell table:formula="of:=[.E77]+[.F77]" office:value-type="float" office:value="2912.9701311368" calcext:value-type="float">
            <text:p>2912.9701311368</text:p>
          </table:table-cell>
          <table:table-cell table:formula="of:=MAX([.G78]+[.H78];-[.E78])" office:value-type="float" office:value="-452.212737643352" calcext:value-type="float">
            <text:p>-452.212737643352</text:p>
          </table:table-cell>
          <table:table-cell table:formula="of:=-[.D78]" office:value-type="float" office:value="400.588174822016" calcext:value-type="float">
            <text:p>400.588174822016</text:p>
          </table:table-cell>
          <table:table-cell table:formula="of:=-MIN(SUMPRODUCT([.$AZ$3:.$AZ$22];[.E58:.E77]);[.E77])" office:value-type="float" office:value="-852.800912465369" calcext:value-type="float">
            <text:p>-852.800912465369</text:p>
          </table:table-cell>
          <table:table-cell table:formula="of:=[.I77]+[.J77]" office:value-type="float" office:value="0" calcext:value-type="float">
            <text:p>0</text:p>
          </table:table-cell>
          <table:table-cell table:formula="of:=MAX(-[.I78];[.K78]+[.L78]+[.M78])" office:value-type="float" office:value="-0" calcext:value-type="float">
            <text:p>0</text:p>
          </table:table-cell>
          <table:table-cell table:formula="of:=-[.H78]" office:value-type="float" office:value="852.800912465369" calcext:value-type="float">
            <text:p>852.800912465369</text:p>
          </table:table-cell>
          <table:table-cell table:formula="of:=-SUMPRODUCT([.I59:.I78];[.$BA$25:.$BA$44])" office:value-type="float" office:value="-857.709517351265" calcext:value-type="float">
            <text:p>-857.709517351265</text:p>
          </table:table-cell>
          <table:table-cell table:formula="of:=-SUMPRODUCT([.I59:.I78];[.$BB$25:.$BB$44])" office:value-type="float" office:value="-1870.13345945879" calcext:value-type="float">
            <text:p>-1870.13345945879</text:p>
          </table:table-cell>
          <table:table-cell table:formula="of:=[.N77]+[.O77]" office:value-type="float" office:value="0" calcext:value-type="float">
            <text:p>0</text:p>
          </table:table-cell>
          <table:table-cell table:formula="of:=MAX(-[.N78];SUM([.P78:.R78]))" office:value-type="float" office:value="-0" calcext:value-type="float">
            <text:p>0</text:p>
          </table:table-cell>
          <table:table-cell table:formula="of:=-[.L78]" office:value-type="float" office:value="857.709517351265" calcext:value-type="float">
            <text:p>857.709517351265</text:p>
          </table:table-cell>
          <table:table-cell table:formula="of:=-SUMPRODUCT([.N58:.N77];[.BB$47:.BB$66])" office:value-type="float" office:value="-18333.4102249415" calcext:value-type="float">
            <text:p>-18333.4102249415</text:p>
          </table:table-cell>
          <table:table-cell table:formula="of:=-SUMPRODUCT([.N58:.N77];[.BA$47:.BA$66])" office:value-type="float" office:value="-332.267543771208" calcext:value-type="float">
            <text:p>-332.267543771208</text:p>
          </table:table-cell>
          <table:table-cell table:formula="of:=SUM([.N$7:.N78])" office:value-type="float" office:value="476946.735390581" calcext:value-type="float">
            <text:p>476946.735390581</text:p>
          </table:table-cell>
          <table:table-cell table:formula="of:=[.T77]+[.U77]" office:value-type="float" office:value="12597.2720800809" calcext:value-type="float">
            <text:p>12597.2720800809</text:p>
          </table:table-cell>
          <table:table-cell table:formula="of:=MAX(-[.T78];SUM([.V78:.X78]))" office:value-type="float" office:value="-2294.34024777083" calcext:value-type="float">
            <text:p>-2294.34024777083</text:p>
          </table:table-cell>
          <table:table-cell table:formula="of:=-[.R78]" office:value-type="float" office:value="332.267543771208" calcext:value-type="float">
            <text:p>332.267543771208</text:p>
          </table:table-cell>
          <table:table-cell table:formula="of:=-[.T55]*(1-[.$Q$2])" office:value-type="float" office:value="-81.2117778375391" calcext:value-type="float">
            <text:p>-81.2117778375391</text:p>
          </table:table-cell>
          <table:table-cell table:formula="of:=-[.T74]*[.$Q$2]" office:value-type="float" office:value="-2545.3960137045" calcext:value-type="float">
            <text:p>-2545.3960137045</text:p>
          </table:table-cell>
          <table:table-cell table:formula="of:=[.Y77]+[.Z77]" office:value-type="float" office:value="284543.552556573" calcext:value-type="float">
            <text:p>284543.552556573</text:p>
          </table:table-cell>
          <table:table-cell table:formula="of:=-[.Q78]-[.M78]-[.W78]" office:value-type="float" office:value="20284.7554622378" calcext:value-type="float">
            <text:p>20284.7554622378</text:p>
          </table:table-cell>
          <table:table-cell table:formula="of:=[.AA77]+[.AB77]" office:value-type="float" office:value="10574.9029123426" calcext:value-type="float">
            <text:p>10574.9029123426</text:p>
          </table:table-cell>
          <table:table-cell table:formula="of:=-[.X78]" office:value-type="float" office:value="2545.3960137045" calcext:value-type="float">
            <text:p>2545.3960137045</text:p>
          </table:table-cell>
          <table:table-cell table:number-columns-repeated="8"/>
          <table:table-cell table:formula="of:=IF([.B78]&gt;=[.$L$3];[.$L$2];IF([.B78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7]-1" office:value-type="float" office:value="9" calcext:value-type="float">
            <text:p>9</text:p>
          </table:table-cell>
          <table:table-cell table:formula="of:=[.BN78]+SUMPRODUCT([.BO79:.BO$86];INDEX([.BP79:.BP$86];N(IF({1};MAX(ROW([.BP79:.BP$86]))-ROW([.BP79:.BP$86])+1));0))" office:value-type="float" office:value="0.0320112035471606" calcext:value-type="float">
            <text:p>0.032011203547161</text:p>
          </table:table-cell>
          <table:table-cell table:formula="of:=[.BB36]" office:value-type="float" office:value="0.00702980835608838" calcext:value-type="float">
            <text:p>0.007029808356088</text:p>
          </table:table-cell>
          <table:table-cell table:formula="of:=[.BA36]" office:value-type="float" office:value="0.00000000464183690715519" calcext:value-type="float">
            <text:p>4.64183690715519E-09</text:p>
          </table:table-cell>
          <table:table-cell table:formula="of:=[.BB58]" office:value-type="float" office:value="0.0126536550409591" calcext:value-type="float">
            <text:p>0.012653655040959</text:p>
          </table:table-cell>
          <table:table-cell table:number-columns-repeated="4"/>
        </table:table-row>
        <table:table-row table:style-name="ro1">
          <table:table-cell table:formula="of:=[.$C$2]+[.B79]" office:value-type="date" office:date-value="2020-04-06" calcext:value-type="date">
            <text:p>04/06/20</text:p>
          </table:table-cell>
          <table:table-cell table:formula="of:=[.B78]+1" office:value-type="float" office:value="51" calcext:value-type="float">
            <text:p>51</text:p>
          </table:table-cell>
          <table:table-cell table:formula="of:=[.C78]+[.D78]" office:value-type="float" office:value="80795636.5952098" calcext:value-type="float">
            <text:p>80795636.5952098</text:p>
          </table:table-cell>
          <table:table-cell table:formula="of:=-MIN([.AK78]*[.C78]*[.I78]/[.$C$4];[.C79])" office:value-type="float" office:value="-0" calcext:value-type="float">
            <text:p>0</text:p>
          </table:table-cell>
          <table:table-cell table:formula="of:=[.E78]+[.F78]" office:value-type="float" office:value="2460.75739349345" calcext:value-type="float">
            <text:p>2460.75739349345</text:p>
          </table:table-cell>
          <table:table-cell table:formula="of:=MAX([.G79]+[.H79];-[.E79])" office:value-type="float" office:value="-2460.75739349345" calcext:value-type="float">
            <text:p>-2460.75739349345</text:p>
          </table:table-cell>
          <table:table-cell table:formula="of:=-[.D79]" office:value-type="float" office:value="0" calcext:value-type="float">
            <text:p>0</text:p>
          </table:table-cell>
          <table:table-cell table:formula="of:=-MIN(SUMPRODUCT([.$AZ$3:.$AZ$22];[.E59:.E78]);[.E78])" office:value-type="float" office:value="-2912.9701311368" calcext:value-type="float">
            <text:p>-2912.9701311368</text:p>
          </table:table-cell>
          <table:table-cell table:formula="of:=[.I78]+[.J78]" office:value-type="float" office:value="0" calcext:value-type="float">
            <text:p>0</text:p>
          </table:table-cell>
          <table:table-cell table:formula="of:=MAX(-[.I79];[.K79]+[.L79]+[.M79])" office:value-type="float" office:value="1493.77363504413" calcext:value-type="float">
            <text:p>1493.77363504413</text:p>
          </table:table-cell>
          <table:table-cell table:formula="of:=-[.H79]" office:value-type="float" office:value="2912.9701311368" calcext:value-type="float">
            <text:p>2912.9701311368</text:p>
          </table:table-cell>
          <table:table-cell table:formula="of:=-SUMPRODUCT([.I60:.I79];[.$BA$25:.$BA$44])" office:value-type="float" office:value="-563.292649182766" calcext:value-type="float">
            <text:p>-563.292649182766</text:p>
          </table:table-cell>
          <table:table-cell table:formula="of:=-SUMPRODUCT([.I60:.I79];[.$BB$25:.$BB$44])" office:value-type="float" office:value="-855.903846909903" calcext:value-type="float">
            <text:p>-855.903846909903</text:p>
          </table:table-cell>
          <table:table-cell table:formula="of:=[.N78]+[.O78]" office:value-type="float" office:value="0" calcext:value-type="float">
            <text:p>0</text:p>
          </table:table-cell>
          <table:table-cell table:formula="of:=MAX(-[.N79];SUM([.P79:.R79]))" office:value-type="float" office:value="-0" calcext:value-type="float">
            <text:p>0</text:p>
          </table:table-cell>
          <table:table-cell table:formula="of:=-[.L79]" office:value-type="float" office:value="563.292649182766" calcext:value-type="float">
            <text:p>563.292649182766</text:p>
          </table:table-cell>
          <table:table-cell table:formula="of:=-SUMPRODUCT([.N59:.N78];[.BB$47:.BB$66])" office:value-type="float" office:value="-14032.9096047024" calcext:value-type="float">
            <text:p>-14032.9096047024</text:p>
          </table:table-cell>
          <table:table-cell table:formula="of:=-SUMPRODUCT([.N59:.N78];[.BA$47:.BA$66])" office:value-type="float" office:value="-75.0669954791024" calcext:value-type="float">
            <text:p>-75.0669954791024</text:p>
          </table:table-cell>
          <table:table-cell table:formula="of:=SUM([.N$7:.N79])" office:value-type="float" office:value="476946.735390581" calcext:value-type="float">
            <text:p>476946.735390581</text:p>
          </table:table-cell>
          <table:table-cell table:formula="of:=[.T78]+[.U78]" office:value-type="float" office:value="10302.9318323101" calcext:value-type="float">
            <text:p>10302.9318323101</text:p>
          </table:table-cell>
          <table:table-cell table:formula="of:=MAX(-[.T79];SUM([.V79:.X79]))" office:value-type="float" office:value="-2815.44053364458" calcext:value-type="float">
            <text:p>-2815.44053364458</text:p>
          </table:table-cell>
          <table:table-cell table:formula="of:=-[.R79]" office:value-type="float" office:value="75.0669954791024" calcext:value-type="float">
            <text:p>75.0669954791024</text:p>
          </table:table-cell>
          <table:table-cell table:formula="of:=-[.T56]*(1-[.$Q$2])" office:value-type="float" office:value="-105.358956576962" calcext:value-type="float">
            <text:p>-105.358956576962</text:p>
          </table:table-cell>
          <table:table-cell table:formula="of:=-[.T75]*[.$Q$2]" office:value-type="float" office:value="-2785.14857254672" calcext:value-type="float">
            <text:p>-2785.14857254672</text:p>
          </table:table-cell>
          <table:table-cell table:formula="of:=[.Y78]+[.Z78]" office:value-type="float" office:value="304828.308018811" calcext:value-type="float">
            <text:p>304828.308018811</text:p>
          </table:table-cell>
          <table:table-cell table:formula="of:=-[.Q79]-[.M79]-[.W79]" office:value-type="float" office:value="14994.1724081892" calcext:value-type="float">
            <text:p>14994.1724081892</text:p>
          </table:table-cell>
          <table:table-cell table:formula="of:=[.AA78]+[.AB78]" office:value-type="float" office:value="13120.2989260471" calcext:value-type="float">
            <text:p>13120.2989260471</text:p>
          </table:table-cell>
          <table:table-cell table:formula="of:=-[.X79]" office:value-type="float" office:value="2785.14857254672" calcext:value-type="float">
            <text:p>2785.14857254672</text:p>
          </table:table-cell>
          <table:table-cell table:number-columns-repeated="8"/>
          <table:table-cell table:formula="of:=IF([.B79]&gt;=[.$L$3];[.$L$2];IF([.B79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8]-1" office:value-type="float" office:value="8" calcext:value-type="float">
            <text:p>8</text:p>
          </table:table-cell>
          <table:table-cell table:formula="of:=[.BN79]+SUMPRODUCT([.BO80:.BO$86];INDEX([.BP80:.BP$86];N(IF({1};MAX(ROW([.BP80:.BP$86]))-ROW([.BP80:.BP$86])+1));0))" office:value-type="float" office:value="0.0525282710070866" calcext:value-type="float">
            <text:p>0.052528271007087</text:p>
          </table:table-cell>
          <table:table-cell table:formula="of:=[.BB37]" office:value-type="float" office:value="0.0322894560693893" calcext:value-type="float">
            <text:p>0.032289456069389</text:p>
          </table:table-cell>
          <table:table-cell table:formula="of:=[.BA37]" office:value-type="float" office:value="0.0000012850386847581" calcext:value-type="float">
            <text:p>1.2850386847581E-06</text:p>
          </table:table-cell>
          <table:table-cell table:formula="of:=[.BB59]" office:value-type="float" office:value="0.0581210209249007" calcext:value-type="float">
            <text:p>0.058121020924901</text:p>
          </table:table-cell>
          <table:table-cell table:number-columns-repeated="4"/>
        </table:table-row>
        <table:table-row table:style-name="ro1">
          <table:table-cell table:formula="of:=[.$C$2]+[.B80]" office:value-type="date" office:date-value="2020-04-07" calcext:value-type="date">
            <text:p>04/07/20</text:p>
          </table:table-cell>
          <table:table-cell table:formula="of:=[.B79]+1" office:value-type="float" office:value="52" calcext:value-type="float">
            <text:p>52</text:p>
          </table:table-cell>
          <table:table-cell table:formula="of:=[.C79]+[.D79]" office:value-type="float" office:value="80795636.5952098" calcext:value-type="float">
            <text:p>80795636.5952098</text:p>
          </table:table-cell>
          <table:table-cell table:formula="of:=-MIN([.AK79]*[.C79]*[.I79]/[.$C$4];[.C80])" office:value-type="float" office:value="-0" calcext:value-type="float">
            <text:p>0</text:p>
          </table:table-cell>
          <table:table-cell table:formula="of:=[.E79]+[.F79]" office:value-type="float" office:value="0" calcext:value-type="float">
            <text:p>0</text:p>
          </table:table-cell>
          <table:table-cell table:formula="of:=MAX([.G80]+[.H80];-[.E80])" office:value-type="float" office:value="-0" calcext:value-type="float">
            <text:p>0</text:p>
          </table:table-cell>
          <table:table-cell table:formula="of:=-[.D80]" office:value-type="float" office:value="0" calcext:value-type="float">
            <text:p>0</text:p>
          </table:table-cell>
          <table:table-cell table:formula="of:=-MIN(SUMPRODUCT([.$AZ$3:.$AZ$22];[.E60:.E79]);[.E79])" office:value-type="float" office:value="-2460.75739349345" calcext:value-type="float">
            <text:p>-2460.75739349345</text:p>
          </table:table-cell>
          <table:table-cell table:formula="of:=[.I79]+[.J79]" office:value-type="float" office:value="1493.77363504413" calcext:value-type="float">
            <text:p>1493.77363504413</text:p>
          </table:table-cell>
          <table:table-cell table:formula="of:=MAX(-[.I80];[.K80]+[.L80]+[.M80])" office:value-type="float" office:value="1590.91617534195" calcext:value-type="float">
            <text:p>1590.91617534195</text:p>
          </table:table-cell>
          <table:table-cell table:formula="of:=-[.H80]" office:value-type="float" office:value="2460.75739349345" calcext:value-type="float">
            <text:p>2460.75739349345</text:p>
          </table:table-cell>
          <table:table-cell table:formula="of:=-SUMPRODUCT([.I61:.I80];[.$BA$25:.$BA$44])" office:value-type="float" office:value="-231.835309510065" calcext:value-type="float">
            <text:p>-231.835309510065</text:p>
          </table:table-cell>
          <table:table-cell table:formula="of:=-SUMPRODUCT([.I61:.I80];[.$BB$25:.$BB$44])" office:value-type="float" office:value="-638.005908641432" calcext:value-type="float">
            <text:p>-638.005908641432</text:p>
          </table:table-cell>
          <table:table-cell table:formula="of:=[.N79]+[.O79]" office:value-type="float" office:value="0" calcext:value-type="float">
            <text:p>0</text:p>
          </table:table-cell>
          <table:table-cell table:formula="of:=MAX(-[.N80];SUM([.P80:.R80]))" office:value-type="float" office:value="-0" calcext:value-type="float">
            <text:p>0</text:p>
          </table:table-cell>
          <table:table-cell table:formula="of:=-[.L80]" office:value-type="float" office:value="231.835309510065" calcext:value-type="float">
            <text:p>231.835309510065</text:p>
          </table:table-cell>
          <table:table-cell table:formula="of:=-SUMPRODUCT([.N60:.N79];[.BB$47:.BB$66])" office:value-type="float" office:value="-9036.83737457862" calcext:value-type="float">
            <text:p>-9036.83737457862</text:p>
          </table:table-cell>
          <table:table-cell table:formula="of:=-SUMPRODUCT([.N60:.N79];[.BA$47:.BA$66])" office:value-type="float" office:value="-8.074514436094" calcext:value-type="float">
            <text:p>-8.074514436094</text:p>
          </table:table-cell>
          <table:table-cell table:formula="of:=SUM([.N$7:.N80])" office:value-type="float" office:value="476946.735390581" calcext:value-type="float">
            <text:p>476946.735390581</text:p>
          </table:table-cell>
          <table:table-cell table:formula="of:=[.T79]+[.U79]" office:value-type="float" office:value="7487.4912986655" calcext:value-type="float">
            <text:p>7487.4912986655</text:p>
          </table:table-cell>
          <table:table-cell table:formula="of:=MAX(-[.T80];SUM([.V80:.X80]))" office:value-type="float" office:value="-3016.17813887437" calcext:value-type="float">
            <text:p>-3016.17813887437</text:p>
          </table:table-cell>
          <table:table-cell table:formula="of:=-[.R80]" office:value-type="float" office:value="8.074514436094" calcext:value-type="float">
            <text:p>8.074514436094</text:p>
          </table:table-cell>
          <table:table-cell table:formula="of:=-[.T57]*(1-[.$Q$2])" office:value-type="float" office:value="-137.336587335456" calcext:value-type="float">
            <text:p>-137.336587335456</text:p>
          </table:table-cell>
          <table:table-cell table:formula="of:=-[.T76]*[.$Q$2]" office:value-type="float" office:value="-2886.91606597501" calcext:value-type="float">
            <text:p>-2886.91606597501</text:p>
          </table:table-cell>
          <table:table-cell table:formula="of:=[.Y79]+[.Z79]" office:value-type="float" office:value="319822.480427" calcext:value-type="float">
            <text:p>319822.480427</text:p>
          </table:table-cell>
          <table:table-cell table:formula="of:=-[.Q80]-[.M80]-[.W80]" office:value-type="float" office:value="9812.17987055551" calcext:value-type="float">
            <text:p>9812.17987055551</text:p>
          </table:table-cell>
          <table:table-cell table:formula="of:=[.AA79]+[.AB79]" office:value-type="float" office:value="15905.4474985938" calcext:value-type="float">
            <text:p>15905.4474985938</text:p>
          </table:table-cell>
          <table:table-cell table:formula="of:=-[.X80]" office:value-type="float" office:value="2886.91606597501" calcext:value-type="float">
            <text:p>2886.91606597501</text:p>
          </table:table-cell>
          <table:table-cell table:number-columns-repeated="8"/>
          <table:table-cell table:formula="of:=IF([.B80]&gt;=[.$L$3];[.$L$2];IF([.B80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79]-1" office:value-type="float" office:value="7" calcext:value-type="float">
            <text:p>7</text:p>
          </table:table-cell>
          <table:table-cell table:formula="of:=[.BN80]+SUMPRODUCT([.BO81:.BO$86];INDEX([.BP81:.BP$86];N(IF({1};MAX(ROW([.BP81:.BP$86]))-ROW([.BP81:.BP$86])+1));0))" office:value-type="float" office:value="0.0759051301075117" calcext:value-type="float">
            <text:p>0.075905130107512</text:p>
          </table:table-cell>
          <table:table-cell table:formula="of:=[.BB38]" office:value-type="float" office:value="0.0636025527079459" calcext:value-type="float">
            <text:p>0.063602552707946</text:p>
          </table:table-cell>
          <table:table-cell table:formula="of:=[.BA38]" office:value-type="float" office:value="0.0000943230919815751" calcext:value-type="float">
            <text:p>9.43230919815751E-05</text:p>
          </table:table-cell>
          <table:table-cell table:formula="of:=[.BB60]" office:value-type="float" office:value="0.114484594874303" calcext:value-type="float">
            <text:p>0.114484594874303</text:p>
          </table:table-cell>
          <table:table-cell table:number-columns-repeated="4"/>
        </table:table-row>
        <table:table-row table:style-name="ro1">
          <table:table-cell table:formula="of:=[.$C$2]+[.B81]" office:value-type="date" office:date-value="2020-04-08" calcext:value-type="date">
            <text:p>04/08/20</text:p>
          </table:table-cell>
          <table:table-cell table:formula="of:=[.B80]+1" office:value-type="float" office:value="53" calcext:value-type="float">
            <text:p>53</text:p>
          </table:table-cell>
          <table:table-cell table:formula="of:=[.C80]+[.D80]" office:value-type="float" office:value="80795636.5952098" calcext:value-type="float">
            <text:p>80795636.5952098</text:p>
          </table:table-cell>
          <table:table-cell table:formula="of:=-MIN([.AK80]*[.C80]*[.I80]/[.$C$4];[.C81])" office:value-type="float" office:value="-447.001451009375" calcext:value-type="float">
            <text:p>-447.001451009375</text:p>
          </table:table-cell>
          <table:table-cell table:formula="of:=[.E80]+[.F80]" office:value-type="float" office:value="0" calcext:value-type="float">
            <text:p>0</text:p>
          </table:table-cell>
          <table:table-cell table:formula="of:=MAX([.G81]+[.H81];-[.E81])" office:value-type="float" office:value="447.001451009375" calcext:value-type="float">
            <text:p>447.001451009375</text:p>
          </table:table-cell>
          <table:table-cell table:formula="of:=-[.D81]" office:value-type="float" office:value="447.001451009375" calcext:value-type="float">
            <text:p>447.001451009375</text:p>
          </table:table-cell>
          <table:table-cell table:formula="of:=-MIN(SUMPRODUCT([.$AZ$3:.$AZ$22];[.E61:.E80]);[.E80])" office:value-type="float" office:value="-0" calcext:value-type="float">
            <text:p>0</text:p>
          </table:table-cell>
          <table:table-cell table:formula="of:=[.I80]+[.J80]" office:value-type="float" office:value="3084.68981038608" calcext:value-type="float">
            <text:p>3084.68981038608</text:p>
          </table:table-cell>
          <table:table-cell table:formula="of:=MAX(-[.I81];[.K81]+[.L81]+[.M81])" office:value-type="float" office:value="-917.671119670373" calcext:value-type="float">
            <text:p>-917.671119670373</text:p>
          </table:table-cell>
          <table:table-cell table:formula="of:=-[.H81]" office:value-type="float" office:value="0" calcext:value-type="float">
            <text:p>0</text:p>
          </table:table-cell>
          <table:table-cell table:formula="of:=-SUMPRODUCT([.I62:.I81];[.$BA$25:.$BA$44])" office:value-type="float" office:value="-196.464170481881" calcext:value-type="float">
            <text:p>-196.464170481881</text:p>
          </table:table-cell>
          <table:table-cell table:formula="of:=-SUMPRODUCT([.I62:.I81];[.$BB$25:.$BB$44])" office:value-type="float" office:value="-721.206949188492" calcext:value-type="float">
            <text:p>-721.206949188492</text:p>
          </table:table-cell>
          <table:table-cell table:formula="of:=[.N80]+[.O80]" office:value-type="float" office:value="0" calcext:value-type="float">
            <text:p>0</text:p>
          </table:table-cell>
          <table:table-cell table:formula="of:=MAX(-[.N81];SUM([.P81:.R81]))" office:value-type="float" office:value="-0" calcext:value-type="float">
            <text:p>0</text:p>
          </table:table-cell>
          <table:table-cell table:formula="of:=-[.L81]" office:value-type="float" office:value="196.464170481881" calcext:value-type="float">
            <text:p>196.464170481881</text:p>
          </table:table-cell>
          <table:table-cell table:formula="of:=-SUMPRODUCT([.N61:.N80];[.BB$47:.BB$66])" office:value-type="float" office:value="-4467.71415352706" calcext:value-type="float">
            <text:p>-4467.71415352706</text:p>
          </table:table-cell>
          <table:table-cell table:formula="of:=-SUMPRODUCT([.N61:.N80];[.BA$47:.BA$66])" office:value-type="float" office:value="-0.337210835214079" calcext:value-type="float">
            <text:p>-0.337210835214079</text:p>
          </table:table-cell>
          <table:table-cell table:formula="of:=SUM([.N$7:.N81])" office:value-type="float" office:value="476946.735390581" calcext:value-type="float">
            <text:p>476946.735390581</text:p>
          </table:table-cell>
          <table:table-cell table:formula="of:=[.T80]+[.U80]" office:value-type="float" office:value="4471.31315979113" calcext:value-type="float">
            <text:p>4471.31315979113</text:p>
          </table:table-cell>
          <table:table-cell table:formula="of:=MAX(-[.T81];SUM([.V81:.X81]))" office:value-type="float" office:value="-2984.86758210875" calcext:value-type="float">
            <text:p>-2984.86758210875</text:p>
          </table:table-cell>
          <table:table-cell table:formula="of:=-[.R81]" office:value-type="float" office:value="0.337210835214079" calcext:value-type="float">
            <text:p>0.337210835214079</text:p>
          </table:table-cell>
          <table:table-cell table:formula="of:=-[.T58]*(1-[.$Q$2])" office:value-type="float" office:value="-179.96480471913" calcext:value-type="float">
            <text:p>-179.96480471913</text:p>
          </table:table-cell>
          <table:table-cell table:formula="of:=-[.T77]*[.$Q$2]" office:value-type="float" office:value="-2805.23998822483" calcext:value-type="float">
            <text:p>-2805.23998822483</text:p>
          </table:table-cell>
          <table:table-cell table:formula="of:=[.Y80]+[.Z80]" office:value-type="float" office:value="329634.660297556" calcext:value-type="float">
            <text:p>329634.660297556</text:p>
          </table:table-cell>
          <table:table-cell table:formula="of:=-[.Q81]-[.M81]-[.W81]" office:value-type="float" office:value="5368.88590743469" calcext:value-type="float">
            <text:p>5368.88590743469</text:p>
          </table:table-cell>
          <table:table-cell table:formula="of:=[.AA80]+[.AB80]" office:value-type="float" office:value="18792.3635645688" calcext:value-type="float">
            <text:p>18792.3635645688</text:p>
          </table:table-cell>
          <table:table-cell table:formula="of:=-[.X81]" office:value-type="float" office:value="2805.23998822483" calcext:value-type="float">
            <text:p>2805.23998822483</text:p>
          </table:table-cell>
          <table:table-cell table:number-columns-repeated="8"/>
          <table:table-cell table:formula="of:=IF([.B81]&gt;=[.$L$3];[.$L$2];IF([.B81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0]-1" office:value-type="float" office:value="6" calcext:value-type="float">
            <text:p>6</text:p>
          </table:table-cell>
          <table:table-cell table:formula="of:=[.BN81]+SUMPRODUCT([.BO82:.BO$86];INDEX([.BP82:.BP$86];N(IF({1};MAX(ROW([.BP82:.BP$86]))-ROW([.BP82:.BP$86])+1));0))" office:value-type="float" office:value="0.0738145859201731" calcext:value-type="float">
            <text:p>0.073814585920173</text:p>
          </table:table-cell>
          <table:table-cell table:formula="of:=[.BB39]" office:value-type="float" office:value="0.068158948103555" calcext:value-type="float">
            <text:p>0.068158948103555</text:p>
          </table:table-cell>
          <table:table-cell table:formula="of:=[.BA39]" office:value-type="float" office:value="0.00213756942082099" calcext:value-type="float">
            <text:p>0.002137569420821</text:p>
          </table:table-cell>
          <table:table-cell table:formula="of:=[.BB61]" office:value-type="float" office:value="0.122686106586399" calcext:value-type="float">
            <text:p>0.122686106586399</text:p>
          </table:table-cell>
          <table:table-cell table:number-columns-repeated="4"/>
        </table:table-row>
        <table:table-row table:style-name="ro1">
          <table:table-cell table:formula="of:=[.$C$2]+[.B82]" office:value-type="date" office:date-value="2020-04-09" calcext:value-type="date">
            <text:p>04/09/20</text:p>
          </table:table-cell>
          <table:table-cell table:formula="of:=[.B81]+1" office:value-type="float" office:value="54" calcext:value-type="float">
            <text:p>54</text:p>
          </table:table-cell>
          <table:table-cell table:formula="of:=[.C81]+[.D81]" office:value-type="float" office:value="80795189.5937588" calcext:value-type="float">
            <text:p>80795189.5937588</text:p>
          </table:table-cell>
          <table:table-cell table:formula="of:=-MIN([.AK81]*[.C81]*[.I81]/[.$C$4];[.C82])" office:value-type="float" office:value="-923.072136773707" calcext:value-type="float">
            <text:p>-923.072136773707</text:p>
          </table:table-cell>
          <table:table-cell table:formula="of:=[.E81]+[.F81]" office:value-type="float" office:value="447.001451009375" calcext:value-type="float">
            <text:p>447.001451009375</text:p>
          </table:table-cell>
          <table:table-cell table:formula="of:=MAX([.G82]+[.H82];-[.E82])" office:value-type="float" office:value="923.072136773707" calcext:value-type="float">
            <text:p>923.072136773707</text:p>
          </table:table-cell>
          <table:table-cell table:formula="of:=-[.D82]" office:value-type="float" office:value="923.072136773707" calcext:value-type="float">
            <text:p>923.072136773707</text:p>
          </table:table-cell>
          <table:table-cell table:formula="of:=-MIN(SUMPRODUCT([.$AZ$3:.$AZ$22];[.E62:.E81]);[.E81])" office:value-type="float" office:value="-0" calcext:value-type="float">
            <text:p>0</text:p>
          </table:table-cell>
          <table:table-cell table:formula="of:=[.I81]+[.J81]" office:value-type="float" office:value="2167.01869071571" calcext:value-type="float">
            <text:p>2167.01869071571</text:p>
          </table:table-cell>
          <table:table-cell table:formula="of:=MAX(-[.I82];[.K82]+[.L82]+[.M82])" office:value-type="float" office:value="-1016.22030527519" calcext:value-type="float">
            <text:p>-1016.22030527519</text:p>
          </table:table-cell>
          <table:table-cell table:formula="of:=-[.H82]" office:value-type="float" office:value="0" calcext:value-type="float">
            <text:p>0</text:p>
          </table:table-cell>
          <table:table-cell table:formula="of:=-SUMPRODUCT([.I63:.I82];[.$BA$25:.$BA$44])" office:value-type="float" office:value="-378.873168363757" calcext:value-type="float">
            <text:p>-378.873168363757</text:p>
          </table:table-cell>
          <table:table-cell table:formula="of:=-SUMPRODUCT([.I63:.I82];[.$BB$25:.$BB$44])" office:value-type="float" office:value="-637.347136911434" calcext:value-type="float">
            <text:p>-637.347136911434</text:p>
          </table:table-cell>
          <table:table-cell table:formula="of:=[.N81]+[.O81]" office:value-type="float" office:value="0" calcext:value-type="float">
            <text:p>0</text:p>
          </table:table-cell>
          <table:table-cell table:formula="of:=MAX(-[.N82];SUM([.P82:.R82]))" office:value-type="float" office:value="-0" calcext:value-type="float">
            <text:p>0</text:p>
          </table:table-cell>
          <table:table-cell table:formula="of:=-[.L82]" office:value-type="float" office:value="378.873168363757" calcext:value-type="float">
            <text:p>378.873168363757</text:p>
          </table:table-cell>
          <table:table-cell table:formula="of:=-SUMPRODUCT([.N62:.N81];[.BB$47:.BB$66])" office:value-type="float" office:value="-1460.70851653587" calcext:value-type="float">
            <text:p>-1460.70851653587</text:p>
          </table:table-cell>
          <table:table-cell table:formula="of:=-SUMPRODUCT([.N62:.N81];[.BA$47:.BA$66])" office:value-type="float" office:value="-0.00451024205433789" calcext:value-type="float">
            <text:p>-0.004510242054338</text:p>
          </table:table-cell>
          <table:table-cell table:formula="of:=SUM([.N$7:.N82])" office:value-type="float" office:value="476946.735390581" calcext:value-type="float">
            <text:p>476946.735390581</text:p>
          </table:table-cell>
          <table:table-cell table:formula="of:=[.T81]+[.U81]" office:value-type="float" office:value="1486.44557768238" calcext:value-type="float">
            <text:p>1486.44557768238</text:p>
          </table:table-cell>
          <table:table-cell table:formula="of:=MAX(-[.T82];SUM([.V82:.X82]))" office:value-type="float" office:value="-1486.44557768238" calcext:value-type="float">
            <text:p>-1486.44557768238</text:p>
          </table:table-cell>
          <table:table-cell table:formula="of:=-[.R82]" office:value-type="float" office:value="0.00451024205433789" calcext:value-type="float">
            <text:p>0.004510242054338</text:p>
          </table:table-cell>
          <table:table-cell table:formula="of:=-[.T59]*(1-[.$Q$2])" office:value-type="float" office:value="-236.848265345776" calcext:value-type="float">
            <text:p>-236.848265345776</text:p>
          </table:table-cell>
          <table:table-cell table:formula="of:=-[.T78]*[.$Q$2]" office:value-type="float" office:value="-2519.45441601618" calcext:value-type="float">
            <text:p>-2519.45441601618</text:p>
          </table:table-cell>
          <table:table-cell table:formula="of:=[.Y81]+[.Z81]" office:value-type="float" office:value="335003.546204991" calcext:value-type="float">
            <text:p>335003.546204991</text:p>
          </table:table-cell>
          <table:table-cell table:formula="of:=-[.Q82]-[.M82]-[.W82]" office:value-type="float" office:value="2334.90391879308" calcext:value-type="float">
            <text:p>2334.90391879308</text:p>
          </table:table-cell>
          <table:table-cell table:formula="of:=[.AA81]+[.AB81]" office:value-type="float" office:value="21597.6035527937" calcext:value-type="float">
            <text:p>21597.6035527937</text:p>
          </table:table-cell>
          <table:table-cell table:formula="of:=-[.X82]" office:value-type="float" office:value="2519.45441601618" calcext:value-type="float">
            <text:p>2519.45441601618</text:p>
          </table:table-cell>
          <table:table-cell table:number-columns-repeated="8"/>
          <table:table-cell table:formula="of:=IF([.B82]&gt;=[.$L$3];[.$L$2];IF([.B82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1]-1" office:value-type="float" office:value="5" calcext:value-type="float">
            <text:p>5</text:p>
          </table:table-cell>
          <table:table-cell table:formula="of:=[.BN82]+SUMPRODUCT([.BO83:.BO$86];INDEX([.BP83:.BP$86];N(IF({1};MAX(ROW([.BP83:.BP$86]))-ROW([.BP83:.BP$86])+1));0))" office:value-type="float" office:value="0.0487273051531661" calcext:value-type="float">
            <text:p>0.048727305153166</text:p>
          </table:table-cell>
          <table:table-cell table:formula="of:=[.BB40]" office:value-type="float" office:value="0.0467933704095302" calcext:value-type="float">
            <text:p>0.04679337040953</text:p>
          </table:table-cell>
          <table:table-cell table:formula="of:=[.BA40]" office:value-type="float" office:value="0.0173228473329655" calcext:value-type="float">
            <text:p>0.017322847332966</text:p>
          </table:table-cell>
          <table:table-cell table:formula="of:=[.BB62]" office:value-type="float" office:value="0.0842280667371543" calcext:value-type="float">
            <text:p>0.084228066737154</text:p>
          </table:table-cell>
          <table:table-cell table:number-columns-repeated="4"/>
        </table:table-row>
        <table:table-row table:style-name="ro1">
          <table:table-cell table:formula="of:=[.$C$2]+[.B83]" office:value-type="date" office:date-value="2020-04-10" calcext:value-type="date">
            <text:p>04/10/20</text:p>
          </table:table-cell>
          <table:table-cell table:formula="of:=[.B82]+1" office:value-type="float" office:value="55" calcext:value-type="float">
            <text:p>55</text:p>
          </table:table-cell>
          <table:table-cell table:formula="of:=[.C82]+[.D82]" office:value-type="float" office:value="80794266.5216221" calcext:value-type="float">
            <text:p>80794266.5216221</text:p>
          </table:table-cell>
          <table:table-cell table:formula="of:=-MIN([.AK82]*[.C82]*[.I82]/[.$C$4];[.C83])" office:value-type="float" office:value="-648.461799887389" calcext:value-type="float">
            <text:p>-648.461799887389</text:p>
          </table:table-cell>
          <table:table-cell table:formula="of:=[.E82]+[.F82]" office:value-type="float" office:value="1370.07358778308" calcext:value-type="float">
            <text:p>1370.07358778308</text:p>
          </table:table-cell>
          <table:table-cell table:formula="of:=MAX([.G83]+[.H83];-[.E83])" office:value-type="float" office:value="201.460348878013" calcext:value-type="float">
            <text:p>201.460348878013</text:p>
          </table:table-cell>
          <table:table-cell table:formula="of:=-[.D83]" office:value-type="float" office:value="648.461799887389" calcext:value-type="float">
            <text:p>648.461799887389</text:p>
          </table:table-cell>
          <table:table-cell table:formula="of:=-MIN(SUMPRODUCT([.$AZ$3:.$AZ$22];[.E63:.E82]);[.E82])" office:value-type="float" office:value="-447.001451009375" calcext:value-type="float">
            <text:p>-447.001451009375</text:p>
          </table:table-cell>
          <table:table-cell table:formula="of:=[.I82]+[.J82]" office:value-type="float" office:value="1150.79838544052" calcext:value-type="float">
            <text:p>1150.79838544052</text:p>
          </table:table-cell>
          <table:table-cell table:formula="of:=MAX(-[.I83];[.K83]+[.L83]+[.M83])" office:value-type="float" office:value="-462.134341627034" calcext:value-type="float">
            <text:p>-462.134341627034</text:p>
          </table:table-cell>
          <table:table-cell table:formula="of:=-[.H83]" office:value-type="float" office:value="447.001451009375" calcext:value-type="float">
            <text:p>447.001451009375</text:p>
          </table:table-cell>
          <table:table-cell table:formula="of:=-SUMPRODUCT([.I64:.I83];[.$BA$25:.$BA$44])" office:value-type="float" office:value="-521.412555406964" calcext:value-type="float">
            <text:p>-521.412555406964</text:p>
          </table:table-cell>
          <table:table-cell table:formula="of:=-SUMPRODUCT([.I64:.I83];[.$BB$25:.$BB$44])" office:value-type="float" office:value="-387.723237229445" calcext:value-type="float">
            <text:p>-387.723237229445</text:p>
          </table:table-cell>
          <table:table-cell table:formula="of:=[.N82]+[.O82]" office:value-type="float" office:value="0" calcext:value-type="float">
            <text:p>0</text:p>
          </table:table-cell>
          <table:table-cell table:formula="of:=MAX(-[.N83];SUM([.P83:.R83]))" office:value-type="float" office:value="272.439386981407" calcext:value-type="float">
            <text:p>272.439386981407</text:p>
          </table:table-cell>
          <table:table-cell table:formula="of:=-[.L83]" office:value-type="float" office:value="521.412555406964" calcext:value-type="float">
            <text:p>521.412555406964</text:p>
          </table:table-cell>
          <table:table-cell table:formula="of:=-SUMPRODUCT([.N63:.N82];[.BB$47:.BB$66])" office:value-type="float" office:value="-248.973152217662" calcext:value-type="float">
            <text:p>-248.973152217662</text:p>
          </table:table-cell>
          <table:table-cell table:formula="of:=-SUMPRODUCT([.N63:.N82];[.BA$47:.BA$66])" office:value-type="float" office:value="-0.0000162078948511773" calcext:value-type="float">
            <text:p>-1.62078948511773E-05</text:p>
          </table:table-cell>
          <table:table-cell table:formula="of:=SUM([.N$7:.N83])" office:value-type="float" office:value="476946.735390581" calcext:value-type="float">
            <text:p>476946.735390581</text:p>
          </table:table-cell>
          <table:table-cell table:formula="of:=[.T82]+[.U82]" office:value-type="float" office:value="0" calcext:value-type="float">
            <text:p>0</text:p>
          </table:table-cell>
          <table:table-cell table:formula="of:=MAX(-[.T83];SUM([.V83:.X83]))" office:value-type="float" office:value="-0" calcext:value-type="float">
            <text:p>0</text:p>
          </table:table-cell>
          <table:table-cell table:formula="of:=-[.R83]" office:value-type="float" office:value="0.0000162078948511773" calcext:value-type="float">
            <text:p>1.62078948511773E-05</text:p>
          </table:table-cell>
          <table:table-cell table:formula="of:=-[.T60]*(1-[.$Q$2])" office:value-type="float" office:value="-312.528201972087" calcext:value-type="float">
            <text:p>-312.528201972087</text:p>
          </table:table-cell>
          <table:table-cell table:formula="of:=-[.T79]*[.$Q$2]" office:value-type="float" office:value="-2060.58636646202" calcext:value-type="float">
            <text:p>-2060.58636646202</text:p>
          </table:table-cell>
          <table:table-cell table:formula="of:=[.Y82]+[.Z82]" office:value-type="float" office:value="337338.450123784" calcext:value-type="float">
            <text:p>337338.450123784</text:p>
          </table:table-cell>
          <table:table-cell table:formula="of:=-[.Q83]-[.M83]-[.W83]" office:value-type="float" office:value="949.224591419194" calcext:value-type="float">
            <text:p>949.224591419194</text:p>
          </table:table-cell>
          <table:table-cell table:formula="of:=[.AA82]+[.AB82]" office:value-type="float" office:value="24117.0579688099" calcext:value-type="float">
            <text:p>24117.0579688099</text:p>
          </table:table-cell>
          <table:table-cell table:formula="of:=-[.X83]" office:value-type="float" office:value="2060.58636646202" calcext:value-type="float">
            <text:p>2060.58636646202</text:p>
          </table:table-cell>
          <table:table-cell table:number-columns-repeated="8"/>
          <table:table-cell table:formula="of:=IF([.B83]&gt;=[.$L$3];[.$L$2];IF([.B83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2]-1" office:value-type="float" office:value="4" calcext:value-type="float">
            <text:p>4</text:p>
          </table:table-cell>
          <table:table-cell table:formula="of:=[.BN83]+SUMPRODUCT([.BO84:.BO$86];INDEX([.BP84:.BP$86];N(IF({1};MAX(ROW([.BP84:.BP$86]))-ROW([.BP84:.BP$86])+1));0))" office:value-type="float" office:value="0.0229427322540732" calcext:value-type="float">
            <text:p>0.022942732254073</text:p>
          </table:table-cell>
          <table:table-cell table:formula="of:=[.BB41]" office:value-type="float" office:value="0.0224819331875679" calcext:value-type="float">
            <text:p>0.022481933187568</text:p>
          </table:table-cell>
          <table:table-cell table:formula="of:=[.BA41]" office:value-type="float" office:value="0.0575548946914314" calcext:value-type="float">
            <text:p>0.057554894691431</text:p>
          </table:table-cell>
          <table:table-cell table:formula="of:=[.BB63]" office:value-type="float" office:value="0.0404674797376223" calcext:value-type="float">
            <text:p>0.040467479737622</text:p>
          </table:table-cell>
          <table:table-cell table:number-columns-repeated="2"/>
          <table:table-cell table:formula="of:=ROWS([.BP83:.BP$86])" office:value-type="float" office:value="4" calcext:value-type="float">
            <text:p>4</text:p>
          </table:table-cell>
          <table:table-cell table:formula="of:=ROW([.BP83])-ROW([.BP$86])" office:value-type="float" office:value="-3" calcext:value-type="float">
            <text:p>-3</text:p>
          </table:table-cell>
        </table:table-row>
        <table:table-row table:style-name="ro1">
          <table:table-cell table:formula="of:=[.$C$2]+[.B84]" office:value-type="date" office:date-value="2020-04-11" calcext:value-type="date">
            <text:p>04/11/20</text:p>
          </table:table-cell>
          <table:table-cell table:formula="of:=[.B83]+1" office:value-type="float" office:value="56" calcext:value-type="float">
            <text:p>56</text:p>
          </table:table-cell>
          <table:table-cell table:formula="of:=[.C83]+[.D83]" office:value-type="float" office:value="80793618.0598222" calcext:value-type="float">
            <text:p>80793618.0598222</text:p>
          </table:table-cell>
          <table:table-cell table:formula="of:=-MIN([.AK83]*[.C83]*[.I83]/[.$C$4];[.C84])" office:value-type="float" office:value="-344.362635059014" calcext:value-type="float">
            <text:p>-344.362635059014</text:p>
          </table:table-cell>
          <table:table-cell table:formula="of:=[.E83]+[.F83]" office:value-type="float" office:value="1571.5339366611" calcext:value-type="float">
            <text:p>1571.5339366611</text:p>
          </table:table-cell>
          <table:table-cell table:formula="of:=MAX([.G84]+[.H84];-[.E84])" office:value-type="float" office:value="-1025.71095272407" calcext:value-type="float">
            <text:p>-1025.71095272407</text:p>
          </table:table-cell>
          <table:table-cell table:formula="of:=-[.D84]" office:value-type="float" office:value="344.362635059014" calcext:value-type="float">
            <text:p>344.362635059014</text:p>
          </table:table-cell>
          <table:table-cell table:formula="of:=-MIN(SUMPRODUCT([.$AZ$3:.$AZ$22];[.E64:.E83]);[.E83])" office:value-type="float" office:value="-1370.07358778308" calcext:value-type="float">
            <text:p>-1370.07358778308</text:p>
          </table:table-cell>
          <table:table-cell table:formula="of:=[.I83]+[.J83]" office:value-type="float" office:value="688.664043813488" calcext:value-type="float">
            <text:p>688.664043813488</text:p>
          </table:table-cell>
          <table:table-cell table:formula="of:=MAX(-[.I84];[.K84]+[.L84]+[.M84])" office:value-type="float" office:value="637.066692959318" calcext:value-type="float">
            <text:p>637.066692959318</text:p>
          </table:table-cell>
          <table:table-cell table:formula="of:=-[.H84]" office:value-type="float" office:value="1370.07358778308" calcext:value-type="float">
            <text:p>1370.07358778308</text:p>
          </table:table-cell>
          <table:table-cell table:formula="of:=-SUMPRODUCT([.I65:.I84];[.$BA$25:.$BA$44])" office:value-type="float" office:value="-482.611409256592" calcext:value-type="float">
            <text:p>-482.611409256592</text:p>
          </table:table-cell>
          <table:table-cell table:formula="of:=-SUMPRODUCT([.I65:.I84];[.$BB$25:.$BB$44])" office:value-type="float" office:value="-250.395485567172" calcext:value-type="float">
            <text:p>-250.395485567172</text:p>
          </table:table-cell>
          <table:table-cell table:formula="of:=[.N83]+[.O83]" office:value-type="float" office:value="272.439386981407" calcext:value-type="float">
            <text:p>272.439386981407</text:p>
          </table:table-cell>
          <table:table-cell table:formula="of:=MAX(-[.N84];SUM([.P84:.R84]))" office:value-type="float" office:value="467.215983038273" calcext:value-type="float">
            <text:p>467.215983038273</text:p>
          </table:table-cell>
          <table:table-cell table:formula="of:=-[.L84]" office:value-type="float" office:value="482.611409256592" calcext:value-type="float">
            <text:p>482.611409256592</text:p>
          </table:table-cell>
          <table:table-cell table:formula="of:=-SUMPRODUCT([.N64:.N83];[.BB$47:.BB$66])" office:value-type="float" office:value="-15.3954262050455" calcext:value-type="float">
            <text:p>-15.3954262050455</text:p>
          </table:table-cell>
          <table:table-cell table:formula="of:=-SUMPRODUCT([.N64:.N83];[.BA$47:.BA$66])" office:value-type="float" office:value="-0.000000013273208709073" calcext:value-type="float">
            <text:p>-1.3273208709073E-08</text:p>
          </table:table-cell>
          <table:table-cell table:formula="of:=SUM([.N$7:.N84])" office:value-type="float" office:value="477219.174777563" calcext:value-type="float">
            <text:p>477219.174777563</text:p>
          </table:table-cell>
          <table:table-cell table:formula="of:=[.T83]+[.U83]" office:value-type="float" office:value="0" calcext:value-type="float">
            <text:p>0</text:p>
          </table:table-cell>
          <table:table-cell table:formula="of:=MAX(-[.T84];SUM([.V84:.X84]))" office:value-type="float" office:value="-0" calcext:value-type="float">
            <text:p>0</text:p>
          </table:table-cell>
          <table:table-cell table:formula="of:=-[.R84]" office:value-type="float" office:value="0.000000013273208709073" calcext:value-type="float">
            <text:p>1.3273208709073E-08</text:p>
          </table:table-cell>
          <table:table-cell table:formula="of:=-[.T61]*(1-[.$Q$2])" office:value-type="float" office:value="-412.712002320087" calcext:value-type="float">
            <text:p>-412.712002320087</text:p>
          </table:table-cell>
          <table:table-cell table:formula="of:=-[.T80]*[.$Q$2]" office:value-type="float" office:value="-1497.4982597331" calcext:value-type="float">
            <text:p>-1497.4982597331</text:p>
          </table:table-cell>
          <table:table-cell table:formula="of:=[.Y83]+[.Z83]" office:value-type="float" office:value="338287.674715203" calcext:value-type="float">
            <text:p>338287.674715203</text:p>
          </table:table-cell>
          <table:table-cell table:formula="of:=-[.Q84]-[.M84]-[.W84]" office:value-type="float" office:value="678.502914092304" calcext:value-type="float">
            <text:p>678.502914092304</text:p>
          </table:table-cell>
          <table:table-cell table:formula="of:=[.AA83]+[.AB83]" office:value-type="float" office:value="26177.6443352719" calcext:value-type="float">
            <text:p>26177.6443352719</text:p>
          </table:table-cell>
          <table:table-cell table:formula="of:=-[.X84]" office:value-type="float" office:value="1497.4982597331" calcext:value-type="float">
            <text:p>1497.4982597331</text:p>
          </table:table-cell>
          <table:table-cell table:number-columns-repeated="8"/>
          <table:table-cell table:formula="of:=IF([.B84]&gt;=[.$L$3];[.$L$2];IF([.B84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3]-1" office:value-type="float" office:value="3" calcext:value-type="float">
            <text:p>3</text:p>
          </table:table-cell>
          <table:table-cell table:formula="of:=[.BN84]+SUMPRODUCT([.BO85:.BO$86];INDEX([.BP85:.BP$86];N(IF({1};MAX(ROW([.BP85:.BP$86]))-ROW([.BP85:.BP$86])+1));0))" office:value-type="float" office:value="0.00761296518508013" calcext:value-type="float">
            <text:p>0.00761296518508</text:p>
          </table:table-cell>
          <table:table-cell table:formula="of:=[.BB42]" office:value-type="float" office:value="0.00754806255357615" calcext:value-type="float">
            <text:p>0.007548062553576</text:p>
          </table:table-cell>
          <table:table-cell table:formula="of:=[.BA42]" office:value-type="float" office:value="0.0879154043362634" calcext:value-type="float">
            <text:p>0.087915404336263</text:p>
          </table:table-cell>
          <table:table-cell table:formula="of:=[.BB64]" office:value-type="float" office:value="0.0135865125964371" calcext:value-type="float">
            <text:p>0.013586512596437</text:p>
          </table:table-cell>
          <table:table-cell table:style-name="ce4" table:number-matrix-columns-spanned="1" table:number-matrix-rows-spanned="1" table:formula="of:=REVERSE([.BP84:.BP86])" office:value-type="string" office:string-value="" calcext:value-type="error">
            <text:p>#MACRO?</text:p>
          </table:table-cell>
          <table:table-cell table:style-name="ce5" table:number-matrix-columns-spanned="1" table:number-matrix-rows-spanned="3" table:formula="of:= INDEX([.BP84:.BP86];N(IF({1};MAX(ROW([.BP84:.BP86]))-ROW([.BP84:.BP86])+1)))" office:value-type="float" office:value="0.000170845660560735" calcext:value-type="float">
            <text:p>1.71E-04</text:p>
          </table:table-cell>
          <table:table-cell table:formula="of:=ROWS([.BP84:.BP$86])" office:value-type="float" office:value="3" calcext:value-type="float">
            <text:p>3</text:p>
          </table:table-cell>
          <table:table-cell table:formula="of:=ROW([.BP84])-ROW([.BP$86])" office:value-type="float" office:value="-2" calcext:value-type="float">
            <text:p>-2</text:p>
          </table:table-cell>
        </table:table-row>
        <table:table-row table:style-name="ro1">
          <table:table-cell table:formula="of:=[.$C$2]+[.B85]" office:value-type="date" office:date-value="2020-04-12" calcext:value-type="date">
            <text:p>04/12/20</text:p>
          </table:table-cell>
          <table:table-cell table:formula="of:=[.B84]+1" office:value-type="float" office:value="57" calcext:value-type="float">
            <text:p>57</text:p>
          </table:table-cell>
          <table:table-cell table:formula="of:=[.C84]+[.D84]" office:value-type="float" office:value="80793273.6971871" calcext:value-type="float">
            <text:p>80793273.6971871</text:p>
          </table:table-cell>
          <table:table-cell table:formula="of:=-MIN([.AK84]*[.C84]*[.I84]/[.$C$4];[.C85])" office:value-type="float" office:value="-206.072813805184" calcext:value-type="float">
            <text:p>-206.072813805184</text:p>
          </table:table-cell>
          <table:table-cell table:formula="of:=[.E84]+[.F84]" office:value-type="float" office:value="545.822983937028" calcext:value-type="float">
            <text:p>545.822983937028</text:p>
          </table:table-cell>
          <table:table-cell table:formula="of:=MAX([.G85]+[.H85];-[.E85])" office:value-type="float" office:value="-545.822983937028" calcext:value-type="float">
            <text:p>-545.822983937028</text:p>
          </table:table-cell>
          <table:table-cell table:formula="of:=-[.D85]" office:value-type="float" office:value="206.072813805184" calcext:value-type="float">
            <text:p>206.072813805184</text:p>
          </table:table-cell>
          <table:table-cell table:formula="of:=-MIN(SUMPRODUCT([.$AZ$3:.$AZ$22];[.E65:.E84]);[.E84])" office:value-type="float" office:value="-1571.5339366611" calcext:value-type="float">
            <text:p>-1571.5339366611</text:p>
          </table:table-cell>
          <table:table-cell table:formula="of:=[.I84]+[.J84]" office:value-type="float" office:value="1325.73073677281" calcext:value-type="float">
            <text:p>1325.73073677281</text:p>
          </table:table-cell>
          <table:table-cell table:formula="of:=MAX(-[.I85];[.K85]+[.L85]+[.M85])" office:value-type="float" office:value="900.482095600275" calcext:value-type="float">
            <text:p>900.482095600275</text:p>
          </table:table-cell>
          <table:table-cell table:formula="of:=-[.H85]" office:value-type="float" office:value="1571.5339366611" calcext:value-type="float">
            <text:p>1571.5339366611</text:p>
          </table:table-cell>
          <table:table-cell table:formula="of:=-SUMPRODUCT([.I66:.I85];[.$BA$25:.$BA$44])" office:value-type="float" office:value="-353.600049136859" calcext:value-type="float">
            <text:p>-353.600049136859</text:p>
          </table:table-cell>
          <table:table-cell table:formula="of:=-SUMPRODUCT([.I66:.I85];[.$BB$25:.$BB$44])" office:value-type="float" office:value="-317.451791923962" calcext:value-type="float">
            <text:p>-317.451791923962</text:p>
          </table:table-cell>
          <table:table-cell table:formula="of:=[.N84]+[.O84]" office:value-type="float" office:value="739.65537001968" calcext:value-type="float">
            <text:p>739.65537001968</text:p>
          </table:table-cell>
          <table:table-cell table:formula="of:=MAX(-[.N85];SUM([.P85:.R85]))" office:value-type="float" office:value="352.265889312673" calcext:value-type="float">
            <text:p>352.265889312673</text:p>
          </table:table-cell>
          <table:table-cell table:formula="of:=-[.L85]" office:value-type="float" office:value="353.600049136859" calcext:value-type="float">
            <text:p>353.600049136859</text:p>
          </table:table-cell>
          <table:table-cell table:formula="of:=-SUMPRODUCT([.N65:.N84];[.BB$47:.BB$66])" office:value-type="float" office:value="-0.260177621092027" calcext:value-type="float">
            <text:p>-0.260177621092027</text:p>
          </table:table-cell>
          <table:table-cell table:formula="of:=-SUMPRODUCT([.N65:.N84];[.BA$47:.BA$66])" office:value-type="float" office:value="-1.07398220309434" calcext:value-type="float">
            <text:p>-1.07398220309434</text:p>
          </table:table-cell>
          <table:table-cell table:formula="of:=SUM([.N$7:.N85])" office:value-type="float" office:value="477958.830147582" calcext:value-type="float">
            <text:p>477958.830147582</text:p>
          </table:table-cell>
          <table:table-cell table:formula="of:=[.T84]+[.U84]" office:value-type="float" office:value="0" calcext:value-type="float">
            <text:p>0</text:p>
          </table:table-cell>
          <table:table-cell table:formula="of:=MAX(-[.T85];SUM([.V85:.X85]))" office:value-type="float" office:value="-0" calcext:value-type="float">
            <text:p>0</text:p>
          </table:table-cell>
          <table:table-cell table:formula="of:=-[.R85]" office:value-type="float" office:value="1.07398220309434" calcext:value-type="float">
            <text:p>1.07398220309434</text:p>
          </table:table-cell>
          <table:table-cell table:formula="of:=-[.T62]*(1-[.$Q$2])" office:value-type="float" office:value="-544.633515029209" calcext:value-type="float">
            <text:p>-544.633515029209</text:p>
          </table:table-cell>
          <table:table-cell table:formula="of:=-[.T81]*[.$Q$2]" office:value-type="float" office:value="-894.262631958225" calcext:value-type="float">
            <text:p>-894.262631958225</text:p>
          </table:table-cell>
          <table:table-cell table:formula="of:=[.Y84]+[.Z84]" office:value-type="float" office:value="338966.177629295" calcext:value-type="float">
            <text:p>338966.177629295</text:p>
          </table:table-cell>
          <table:table-cell table:formula="of:=-[.Q85]-[.M85]-[.W85]" office:value-type="float" office:value="862.345484574263" calcext:value-type="float">
            <text:p>862.345484574263</text:p>
          </table:table-cell>
          <table:table-cell table:formula="of:=[.AA84]+[.AB84]" office:value-type="float" office:value="27675.142595005" calcext:value-type="float">
            <text:p>27675.142595005</text:p>
          </table:table-cell>
          <table:table-cell table:formula="of:=-[.X85]" office:value-type="float" office:value="894.262631958225" calcext:value-type="float">
            <text:p>894.262631958225</text:p>
          </table:table-cell>
          <table:table-cell table:number-columns-repeated="8"/>
          <table:table-cell table:formula="of:=IF([.B85]&gt;=[.$L$3];[.$L$2];IF([.B85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4]-1" office:value-type="float" office:value="2" calcext:value-type="float">
            <text:p>2</text:p>
          </table:table-cell>
          <table:table-cell table:formula="of:=[.BN85]+SUMPRODUCT([.BO86:.BO$86];INDEX([.BP86:.BP$86];N(IF({1};MAX(ROW([.BP86:.BP$86]))-ROW([.BP86:.BP$86])+1));0))" office:value-type="float" office:value="0.00151842480287848" calcext:value-type="float">
            <text:p>0.001518424802878</text:p>
          </table:table-cell>
          <table:table-cell table:formula="of:=[.BB43]" office:value-type="float" office:value="0.00151505735294859" calcext:value-type="float">
            <text:p>0.001515057352949</text:p>
          </table:table-cell>
          <table:table-cell table:formula="of:=[.BA43]" office:value-type="float" office:value="0.0652642766525315" calcext:value-type="float">
            <text:p>0.065264276652532</text:p>
          </table:table-cell>
          <table:table-cell table:formula="of:=[.BB65]" office:value-type="float" office:value="0.00272710323530746" calcext:value-type="float">
            <text:p>0.002727103235307</text:p>
          </table:table-cell>
          <table:table-cell table:number-matrix-columns-spanned="1" table:number-matrix-rows-spanned="2" table:formula="of:=INDEX([.BP85:.BP$86];N(IF({1};MAX(ROW([.BP85:.BP$86]))-ROW([.BP85:.BP$86])+1)))" office:value-type="float" office:value="0.000170845660560735" calcext:value-type="float">
            <text:p>0.000170845660561</text:p>
          </table:table-cell>
          <table:table-cell table:style-name="ce5" office:value-type="float" office:value="0.00272710323530746" calcext:value-type="float">
            <text:p>2.73E-03</text:p>
          </table:table-cell>
          <table:table-cell table:formula="of:=ROWS([.BP85:.BP$86])" office:value-type="float" office:value="2" calcext:value-type="float">
            <text:p>2</text:p>
          </table:table-cell>
          <table:table-cell table:formula="of:=ROW([.BP85])-ROW([.BP$86])" office:value-type="float" office:value="-1" calcext:value-type="float">
            <text:p>-1</text:p>
          </table:table-cell>
        </table:table-row>
        <table:table-row table:style-name="ro1">
          <table:table-cell table:formula="of:=[.$C$2]+[.B86]" office:value-type="date" office:date-value="2020-04-13" calcext:value-type="date">
            <text:p>04/13/20</text:p>
          </table:table-cell>
          <table:table-cell table:formula="of:=[.B85]+1" office:value-type="float" office:value="58" calcext:value-type="float">
            <text:p>58</text:p>
          </table:table-cell>
          <table:table-cell table:formula="of:=[.C85]+[.D85]" office:value-type="float" office:value="80793067.6243733" calcext:value-type="float">
            <text:p>80793067.6243733</text:p>
          </table:table-cell>
          <table:table-cell table:formula="of:=-MIN([.AK85]*[.C85]*[.I85]/[.$C$4];[.C86])" office:value-type="float" office:value="-396.704171351329" calcext:value-type="float">
            <text:p>-396.704171351329</text:p>
          </table:table-cell>
          <table:table-cell table:formula="of:=[.E85]+[.F85]" office:value-type="float" office:value="0" calcext:value-type="float">
            <text:p>0</text:p>
          </table:table-cell>
          <table:table-cell table:formula="of:=MAX([.G86]+[.H86];-[.E86])" office:value-type="float" office:value="-0" calcext:value-type="float">
            <text:p>0</text:p>
          </table:table-cell>
          <table:table-cell table:formula="of:=-[.D86]" office:value-type="float" office:value="396.704171351329" calcext:value-type="float">
            <text:p>396.704171351329</text:p>
          </table:table-cell>
          <table:table-cell table:formula="of:=-MIN(SUMPRODUCT([.$AZ$3:.$AZ$22];[.E66:.E85]);[.E85])" office:value-type="float" office:value="-545.822983937028" calcext:value-type="float">
            <text:p>-545.822983937028</text:p>
          </table:table-cell>
          <table:table-cell table:formula="of:=[.I85]+[.J85]" office:value-type="float" office:value="2226.21283237308" calcext:value-type="float">
            <text:p>2226.21283237308</text:p>
          </table:table-cell>
          <table:table-cell table:formula="of:=MAX(-[.I86];[.K86]+[.L86]+[.M86])" office:value-type="float" office:value="-196.267304931544" calcext:value-type="float">
            <text:p>-196.267304931544</text:p>
          </table:table-cell>
          <table:table-cell table:formula="of:=-[.H86]" office:value-type="float" office:value="545.822983937028" calcext:value-type="float">
            <text:p>545.822983937028</text:p>
          </table:table-cell>
          <table:table-cell table:formula="of:=-SUMPRODUCT([.I67:.I86];[.$BA$25:.$BA$44])" office:value-type="float" office:value="-301.454408144701" calcext:value-type="float">
            <text:p>-301.454408144701</text:p>
          </table:table-cell>
          <table:table-cell table:formula="of:=-SUMPRODUCT([.I67:.I86];[.$BB$25:.$BB$44])" office:value-type="float" office:value="-440.635880723871" calcext:value-type="float">
            <text:p>-440.635880723871</text:p>
          </table:table-cell>
          <table:table-cell table:formula="of:=[.N85]+[.O85]" office:value-type="float" office:value="1091.92125933235" calcext:value-type="float">
            <text:p>1091.92125933235</text:p>
          </table:table-cell>
          <table:table-cell table:formula="of:=MAX(-[.N86];SUM([.P86:.R86]))" office:value-type="float" office:value="294.112782393674" calcext:value-type="float">
            <text:p>294.112782393674</text:p>
          </table:table-cell>
          <table:table-cell table:formula="of:=-[.L86]" office:value-type="float" office:value="301.454408144701" calcext:value-type="float">
            <text:p>301.454408144701</text:p>
          </table:table-cell>
          <table:table-cell table:formula="of:=-SUMPRODUCT([.N66:.N85];[.BB$47:.BB$66])" office:value-type="float" office:value="-0.86972141044931" calcext:value-type="float">
            <text:p>-0.86972141044931</text:p>
          </table:table-cell>
          <table:table-cell table:formula="of:=-SUMPRODUCT([.N66:.N85];[.BA$47:.BA$66])" office:value-type="float" office:value="-6.47190434057763" calcext:value-type="float">
            <text:p>-6.47190434057763</text:p>
          </table:table-cell>
          <table:table-cell table:formula="of:=SUM([.N$7:.N86])" office:value-type="float" office:value="479050.751406915" calcext:value-type="float">
            <text:p>479050.751406915</text:p>
          </table:table-cell>
          <table:table-cell table:formula="of:=[.T85]+[.U85]" office:value-type="float" office:value="0" calcext:value-type="float">
            <text:p>0</text:p>
          </table:table-cell>
          <table:table-cell table:formula="of:=MAX(-[.T86];SUM([.V86:.X86]))" office:value-type="float" office:value="-0" calcext:value-type="float">
            <text:p>0</text:p>
          </table:table-cell>
          <table:table-cell table:formula="of:=-[.R86]" office:value-type="float" office:value="6.47190434057763" calcext:value-type="float">
            <text:p>6.47190434057763</text:p>
          </table:table-cell>
          <table:table-cell table:formula="of:=-[.T63]*(1-[.$Q$2])" office:value-type="float" office:value="-717.605629236013" calcext:value-type="float">
            <text:p>-717.605629236013</text:p>
          </table:table-cell>
          <table:table-cell table:formula="of:=-[.T82]*[.$Q$2]" office:value-type="float" office:value="-297.289115536475" calcext:value-type="float">
            <text:p>-297.289115536475</text:p>
          </table:table-cell>
          <table:table-cell table:formula="of:=[.Y85]+[.Z85]" office:value-type="float" office:value="339828.52311387" calcext:value-type="float">
            <text:p>339828.52311387</text:p>
          </table:table-cell>
          <table:table-cell table:formula="of:=-[.Q86]-[.M86]-[.W86]" office:value-type="float" office:value="1159.11123137033" calcext:value-type="float">
            <text:p>1159.11123137033</text:p>
          </table:table-cell>
          <table:table-cell table:formula="of:=[.AA85]+[.AB85]" office:value-type="float" office:value="28569.4052269632" calcext:value-type="float">
            <text:p>28569.4052269632</text:p>
          </table:table-cell>
          <table:table-cell table:formula="of:=-[.X86]" office:value-type="float" office:value="297.289115536475" calcext:value-type="float">
            <text:p>297.289115536475</text:p>
          </table:table-cell>
          <table:table-cell table:number-columns-repeated="8"/>
          <table:table-cell table:formula="of:=IF([.B86]&gt;=[.$L$3];[.$L$2];IF([.B86]&gt;=[.$K$3];[.$K$2];[.$J$2]))" office:value-type="float" office:value="0.3" calcext:value-type="float">
            <text:p>0.3</text:p>
          </table:table-cell>
          <table:table-cell table:number-columns-repeated="26"/>
          <table:table-cell table:formula="of:=[.BL85]-1" office:value-type="float" office:value="1" calcext:value-type="float">
            <text:p>1</text:p>
          </table:table-cell>
          <table:table-cell table:formula="of:=[.BN86]+SUMPRODUCT([.BO$86:.BO87];INDEX([.BP$86:.BP87];N(IF({1};MAX(ROW([.BP$86:.BP87]))-ROW([.BP$86:.BP87])+1));0))" office:value-type="float" office:value="0.000094914255867075" calcext:value-type="float">
            <text:p>9.4914255867075E-05</text:p>
          </table:table-cell>
          <table:table-cell table:formula="of:=[.BB44]" office:value-type="float" office:value="0.000094914255867075" calcext:value-type="float">
            <text:p>9.4914255867075E-05</text:p>
          </table:table-cell>
          <table:table-cell table:formula="of:=[.BA44]" office:value-type="float" office:value="0.0197104797326079" calcext:value-type="float">
            <text:p>0.019710479732608</text:p>
          </table:table-cell>
          <table:table-cell table:formula="of:=[.BB66]" office:value-type="float" office:value="0.000170845660560735" calcext:value-type="float">
            <text:p>0.000170845660561</text:p>
          </table:table-cell>
          <table:table-cell office:value-type="float" office:value="0.00272710323530746" calcext:value-type="float">
            <text:p>0.002727103235307</text:p>
          </table:table-cell>
          <table:table-cell table:style-name="ce5" office:value-type="float" office:value="0.0135865125964371" calcext:value-type="float">
            <text:p>1.36E-02</text:p>
          </table:table-cell>
          <table:table-cell table:formula="of:=ROWS([.BP86:.BP$86])" office:value-type="float" office:value="1" calcext:value-type="float">
            <text:p>1</text:p>
          </table:table-cell>
          <table:table-cell table:formula="of:=ROW([.BP86])-ROW([.BP$86])" office:value-type="float" office:value="0" calcext:value-type="float">
            <text:p>0</text:p>
          </table:table-cell>
        </table:table-row>
        <table:table-row table:style-name="ro1">
          <table:table-cell table:formula="of:=[.$C$2]+[.B87]" office:value-type="date" office:date-value="2020-04-14" calcext:value-type="date">
            <text:p>04/14/20</text:p>
          </table:table-cell>
          <table:table-cell table:formula="of:=[.B86]+1" office:value-type="float" office:value="59" calcext:value-type="float">
            <text:p>59</text:p>
          </table:table-cell>
          <table:table-cell table:formula="of:=[.C86]+[.D86]" office:value-type="float" office:value="80792670.9202019" calcext:value-type="float">
            <text:p>80792670.9202019</text:p>
          </table:table-cell>
          <table:table-cell table:formula="of:=-MIN([.AK86]*[.C86]*[.I86]/[.$C$4];[.C87])" office:value-type="float" office:value="-666.157644119133" calcext:value-type="float">
            <text:p>-666.157644119133</text:p>
          </table:table-cell>
          <table:table-cell table:formula="of:=[.E86]+[.F86]" office:value-type="float" office:value="0" calcext:value-type="float">
            <text:p>0</text:p>
          </table:table-cell>
          <table:table-cell table:formula="of:=MAX([.G87]+[.H87];-[.E87])" office:value-type="float" office:value="666.157644119133" calcext:value-type="float">
            <text:p>666.157644119133</text:p>
          </table:table-cell>
          <table:table-cell table:formula="of:=-[.D87]" office:value-type="float" office:value="666.157644119133" calcext:value-type="float">
            <text:p>666.157644119133</text:p>
          </table:table-cell>
          <table:table-cell table:formula="of:=-MIN(SUMPRODUCT([.$AZ$3:.$AZ$22];[.E67:.E86]);[.E86])" office:value-type="float" office:value="-0" calcext:value-type="float">
            <text:p>0</text:p>
          </table:table-cell>
          <table:table-cell table:formula="of:=[.I86]+[.J86]" office:value-type="float" office:value="2029.94552744154" calcext:value-type="float">
            <text:p>2029.94552744154</text:p>
          </table:table-cell>
          <table:table-cell table:formula="of:=MAX(-[.I87];[.K87]+[.L87]+[.M87])" office:value-type="float" office:value="-841.394255611924" calcext:value-type="float">
            <text:p>-841.394255611924</text:p>
          </table:table-cell>
          <table:table-cell table:formula="of:=-[.H87]" office:value-type="float" office:value="0" calcext:value-type="float">
            <text:p>0</text:p>
          </table:table-cell>
          <table:table-cell table:formula="of:=-SUMPRODUCT([.I68:.I87];[.$BA$25:.$BA$44])" office:value-type="float" office:value="-366.35164530746" calcext:value-type="float">
            <text:p>-366.35164530746</text:p>
          </table:table-cell>
          <table:table-cell table:formula="of:=-SUMPRODUCT([.I68:.I87];[.$BB$25:.$BB$44])" office:value-type="float" office:value="-475.042610304465" calcext:value-type="float">
            <text:p>-475.042610304465</text:p>
          </table:table-cell>
          <table:table-cell table:formula="of:=[.N86]+[.O86]" office:value-type="float" office:value="1386.03404172603" calcext:value-type="float">
            <text:p>1386.03404172603</text:p>
          </table:table-cell>
          <table:table-cell table:formula="of:=MAX(-[.N87];SUM([.P87:.R87]))" office:value-type="float" office:value="341.6970808523" calcext:value-type="float">
            <text:p>341.6970808523</text:p>
          </table:table-cell>
          <table:table-cell table:formula="of:=-[.L87]" office:value-type="float" office:value="366.35164530746" calcext:value-type="float">
            <text:p>366.35164530746</text:p>
          </table:table-cell>
          <table:table-cell table:formula="of:=-SUMPRODUCT([.N67:.N86];[.BB$47:.BB$66])" office:value-type="float" office:value="-5.90516777280751" calcext:value-type="float">
            <text:p>-5.90516777280751</text:p>
          </table:table-cell>
          <table:table-cell table:formula="of:=-SUMPRODUCT([.N67:.N86];[.BA$47:.BA$66])" office:value-type="float" office:value="-18.7493966823526" calcext:value-type="float">
            <text:p>-18.7493966823526</text:p>
          </table:table-cell>
          <table:table-cell table:formula="of:=SUM([.N$7:.N87])" office:value-type="float" office:value="480436.785448641" calcext:value-type="float">
            <text:p>480436.785448641</text:p>
          </table:table-cell>
          <table:table-cell table:formula="of:=[.T86]+[.U86]" office:value-type="float" office:value="0" calcext:value-type="float">
            <text:p>0</text:p>
          </table:table-cell>
          <table:table-cell table:formula="of:=MAX(-[.T87];SUM([.V87:.X87]))" office:value-type="float" office:value="-0" calcext:value-type="float">
            <text:p>0</text:p>
          </table:table-cell>
          <table:table-cell table:formula="of:=-[.R87]" office:value-type="float" office:value="18.7493966823526" calcext:value-type="float">
            <text:p>18.7493966823526</text:p>
          </table:table-cell>
          <table:table-cell table:formula="of:=-[.T64]*(1-[.$Q$2])" office:value-type="float" office:value="-943.827219446957" calcext:value-type="float">
            <text:p>-943.827219446957</text:p>
          </table:table-cell>
          <table:table-cell table:formula="of:=-[.T83]*[.$Q$2]" office:value-type="float" office:value="-0" calcext:value-type="float">
            <text:p>0</text:p>
          </table:table-cell>
          <table:table-cell table:formula="of:=[.Y86]+[.Z86]" office:value-type="float" office:value="340987.63434524" calcext:value-type="float">
            <text:p>340987.63434524</text:p>
          </table:table-cell>
          <table:table-cell table:formula="of:=-[.Q87]-[.M87]-[.W87]" office:value-type="float" office:value="1424.77499752423" calcext:value-type="float">
            <text:p>1424.77499752423</text:p>
          </table:table-cell>
          <table:table-cell table:formula="of:=[.AA86]+[.AB86]" office:value-type="float" office:value="28866.6943424997" calcext:value-type="float">
            <text:p>28866.6943424997</text:p>
          </table:table-cell>
          <table:table-cell table:formula="of:=-[.X87]" office:value-type="float" office:value="0" calcext:value-type="float">
            <text:p>0</text:p>
          </table:table-cell>
          <table:table-cell table:number-columns-repeated="8"/>
          <table:table-cell table:formula="of:=IF([.B87]&gt;=[.$L$3];[.$L$2];IF([.B87]&gt;=[.$K$3];[.$K$2];[.$J$2]))" office:value-type="float" office:value="0.3" calcext:value-type="float">
            <text:p>0.3</text:p>
          </table:table-cell>
          <table:table-cell table:number-columns-repeated="35"/>
        </table:table-row>
        <table:table-row table:style-name="ro1">
          <table:table-cell table:formula="of:=[.$C$2]+[.B88]" office:value-type="date" office:date-value="2020-04-15" calcext:value-type="date">
            <text:p>04/15/20</text:p>
          </table:table-cell>
          <table:table-cell table:formula="of:=[.B87]+1" office:value-type="float" office:value="60" calcext:value-type="float">
            <text:p>60</text:p>
          </table:table-cell>
          <table:table-cell table:formula="of:=[.C87]+[.D87]" office:value-type="float" office:value="80792004.7625578" calcext:value-type="float">
            <text:p>80792004.7625578</text:p>
          </table:table-cell>
          <table:table-cell table:formula="of:=-MIN([.AK87]*[.C87]*[.I87]/[.$C$4];[.C88])" office:value-type="float" office:value="-607.424892535259" calcext:value-type="float">
            <text:p>-607.424892535259</text:p>
          </table:table-cell>
          <table:table-cell table:formula="of:=[.E87]+[.F87]" office:value-type="float" office:value="666.157644119133" calcext:value-type="float">
            <text:p>666.157644119133</text:p>
          </table:table-cell>
          <table:table-cell table:formula="of:=MAX([.G88]+[.H88];-[.E88])" office:value-type="float" office:value="607.424892535259" calcext:value-type="float">
            <text:p>607.424892535259</text:p>
          </table:table-cell>
          <table:table-cell table:formula="of:=-[.D88]" office:value-type="float" office:value="607.424892535259" calcext:value-type="float">
            <text:p>607.424892535259</text:p>
          </table:table-cell>
          <table:table-cell table:formula="of:=-MIN(SUMPRODUCT([.$AZ$3:.$AZ$22];[.E68:.E87]);[.E87])" office:value-type="float" office:value="-0" calcext:value-type="float">
            <text:p>0</text:p>
          </table:table-cell>
          <table:table-cell table:formula="of:=[.I87]+[.J87]" office:value-type="float" office:value="1188.55127182961" calcext:value-type="float">
            <text:p>1188.55127182961</text:p>
          </table:table-cell>
          <table:table-cell table:formula="of:=MAX(-[.I88];[.K88]+[.L88]+[.M88])" office:value-type="float" office:value="-850.919273239996" calcext:value-type="float">
            <text:p>-850.919273239996</text:p>
          </table:table-cell>
          <table:table-cell table:formula="of:=-[.H88]" office:value-type="float" office:value="0" calcext:value-type="float">
            <text:p>0</text:p>
          </table:table-cell>
          <table:table-cell table:formula="of:=-SUMPRODUCT([.I69:.I88];[.$BA$25:.$BA$44])" office:value-type="float" office:value="-442.528440803699" calcext:value-type="float">
            <text:p>-442.528440803699</text:p>
          </table:table-cell>
          <table:table-cell table:formula="of:=-SUMPRODUCT([.I69:.I88];[.$BB$25:.$BB$44])" office:value-type="float" office:value="-408.390832436298" calcext:value-type="float">
            <text:p>-408.390832436298</text:p>
          </table:table-cell>
          <table:table-cell table:formula="of:=[.N87]+[.O87]" office:value-type="float" office:value="1727.73112257833" calcext:value-type="float">
            <text:p>1727.73112257833</text:p>
          </table:table-cell>
          <table:table-cell table:formula="of:=MAX(-[.N88];SUM([.P88:.R88]))" office:value-type="float" office:value="382.381554890604" calcext:value-type="float">
            <text:p>382.381554890604</text:p>
          </table:table-cell>
          <table:table-cell table:formula="of:=-[.L88]" office:value-type="float" office:value="442.528440803699" calcext:value-type="float">
            <text:p>442.528440803699</text:p>
          </table:table-cell>
          <table:table-cell table:formula="of:=-SUMPRODUCT([.N68:.N87];[.BB$47:.BB$66])" office:value-type="float" office:value="-24.2888522746399" calcext:value-type="float">
            <text:p>-24.2888522746399</text:p>
          </table:table-cell>
          <table:table-cell table:formula="of:=-SUMPRODUCT([.N68:.N87];[.BA$47:.BA$66])" office:value-type="float" office:value="-35.8580336384549" calcext:value-type="float">
            <text:p>-35.8580336384549</text:p>
          </table:table-cell>
          <table:table-cell table:formula="of:=SUM([.N$7:.N88])" office:value-type="float" office:value="482164.516571219" calcext:value-type="float">
            <text:p>482164.516571219</text:p>
          </table:table-cell>
          <table:table-cell table:formula="of:=[.T87]+[.U87]" office:value-type="float" office:value="0" calcext:value-type="float">
            <text:p>0</text:p>
          </table:table-cell>
          <table:table-cell table:formula="of:=MAX(-[.T88];SUM([.V88:.X88]))" office:value-type="float" office:value="-0" calcext:value-type="float">
            <text:p>0</text:p>
          </table:table-cell>
          <table:table-cell table:formula="of:=-[.R88]" office:value-type="float" office:value="35.8580336384549" calcext:value-type="float">
            <text:p>35.8580336384549</text:p>
          </table:table-cell>
          <table:table-cell table:formula="of:=-[.T65]*(1-[.$Q$2])" office:value-type="float" office:value="-1239.47532928527" calcext:value-type="float">
            <text:p>-1239.47532928527</text:p>
          </table:table-cell>
          <table:table-cell table:formula="of:=-[.T84]*[.$Q$2]" office:value-type="float" office:value="-0" calcext:value-type="float">
            <text:p>0</text:p>
          </table:table-cell>
          <table:table-cell table:formula="of:=[.Y87]+[.Z87]" office:value-type="float" office:value="342412.409342764" calcext:value-type="float">
            <text:p>342412.409342764</text:p>
          </table:table-cell>
          <table:table-cell table:formula="of:=-[.Q88]-[.M88]-[.W88]" office:value-type="float" office:value="1672.15501399621" calcext:value-type="float">
            <text:p>1672.15501399621</text:p>
          </table:table-cell>
          <table:table-cell table:formula="of:=[.AA87]+[.AB87]" office:value-type="float" office:value="28866.6943424997" calcext:value-type="float">
            <text:p>28866.6943424997</text:p>
          </table:table-cell>
          <table:table-cell table:formula="of:=-[.X88]" office:value-type="float" office:value="0" calcext:value-type="float">
            <text:p>0</text:p>
          </table:table-cell>
          <table:table-cell table:number-columns-repeated="8"/>
          <table:table-cell table:formula="of:=IF([.B88]&gt;=[.$L$3];[.$L$2];IF([.B88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89]" office:value-type="date" office:date-value="2020-04-16" calcext:value-type="date">
            <text:p>04/16/20</text:p>
          </table:table-cell>
          <table:table-cell table:formula="of:=[.B88]+1" office:value-type="float" office:value="61" calcext:value-type="float">
            <text:p>61</text:p>
          </table:table-cell>
          <table:table-cell table:formula="of:=[.C88]+[.D88]" office:value-type="float" office:value="80791397.3376653" calcext:value-type="float">
            <text:p>80791397.3376653</text:p>
          </table:table-cell>
          <table:table-cell table:formula="of:=-MIN([.AK88]*[.C88]*[.I88]/[.$C$4];[.C89])" office:value-type="float" office:value="-1185.49925943459" calcext:value-type="float">
            <text:p>-1185.49925943459</text:p>
          </table:table-cell>
          <table:table-cell table:formula="of:=[.E88]+[.F88]" office:value-type="float" office:value="1273.58253665439" calcext:value-type="float">
            <text:p>1273.58253665439</text:p>
          </table:table-cell>
          <table:table-cell table:formula="of:=MAX([.G89]+[.H89];-[.E89])" office:value-type="float" office:value="519.341615315462" calcext:value-type="float">
            <text:p>519.341615315462</text:p>
          </table:table-cell>
          <table:table-cell table:formula="of:=-[.D89]" office:value-type="float" office:value="1185.49925943459" calcext:value-type="float">
            <text:p>1185.49925943459</text:p>
          </table:table-cell>
          <table:table-cell table:formula="of:=-MIN(SUMPRODUCT([.$AZ$3:.$AZ$22];[.E69:.E88]);[.E88])" office:value-type="float" office:value="-666.157644119133" calcext:value-type="float">
            <text:p>-666.157644119133</text:p>
          </table:table-cell>
          <table:table-cell table:formula="of:=[.I88]+[.J88]" office:value-type="float" office:value="337.631998589616" calcext:value-type="float">
            <text:p>337.631998589616</text:p>
          </table:table-cell>
          <table:table-cell table:formula="of:=MAX(-[.I89];[.K89]+[.L89]+[.M89])" office:value-type="float" office:value="-90.9518672782153" calcext:value-type="float">
            <text:p>-90.9518672782153</text:p>
          </table:table-cell>
          <table:table-cell table:formula="of:=-[.H89]" office:value-type="float" office:value="666.157644119133" calcext:value-type="float">
            <text:p>666.157644119133</text:p>
          </table:table-cell>
          <table:table-cell table:formula="of:=-SUMPRODUCT([.I70:.I89];[.$BA$25:.$BA$44])" office:value-type="float" office:value="-415.366598887377" calcext:value-type="float">
            <text:p>-415.366598887377</text:p>
          </table:table-cell>
          <table:table-cell table:formula="of:=-SUMPRODUCT([.I70:.I89];[.$BB$25:.$BB$44])" office:value-type="float" office:value="-341.742912509971" calcext:value-type="float">
            <text:p>-341.742912509971</text:p>
          </table:table-cell>
          <table:table-cell table:formula="of:=[.N88]+[.O88]" office:value-type="float" office:value="2110.11267746893" calcext:value-type="float">
            <text:p>2110.11267746893</text:p>
          </table:table-cell>
          <table:table-cell table:formula="of:=MAX(-[.N89];SUM([.P89:.R89]))" office:value-type="float" office:value="290.017166035366" calcext:value-type="float">
            <text:p>290.017166035366</text:p>
          </table:table-cell>
          <table:table-cell table:formula="of:=-[.L89]" office:value-type="float" office:value="415.366598887377" calcext:value-type="float">
            <text:p>415.366598887377</text:p>
          </table:table-cell>
          <table:table-cell table:formula="of:=-SUMPRODUCT([.N69:.N88];[.BB$47:.BB$66])" office:value-type="float" office:value="-71.7894667961763" calcext:value-type="float">
            <text:p>-71.7894667961763</text:p>
          </table:table-cell>
          <table:table-cell table:formula="of:=-SUMPRODUCT([.N69:.N88];[.BA$47:.BA$66])" office:value-type="float" office:value="-53.5599660558351" calcext:value-type="float">
            <text:p>-53.5599660558351</text:p>
          </table:table-cell>
          <table:table-cell table:formula="of:=SUM([.N$7:.N89])" office:value-type="float" office:value="484274.629248688" calcext:value-type="float">
            <text:p>484274.629248688</text:p>
          </table:table-cell>
          <table:table-cell table:formula="of:=[.T88]+[.U88]" office:value-type="float" office:value="0" calcext:value-type="float">
            <text:p>0</text:p>
          </table:table-cell>
          <table:table-cell table:formula="of:=MAX(-[.T89];SUM([.V89:.X89]))" office:value-type="float" office:value="-0" calcext:value-type="float">
            <text:p>0</text:p>
          </table:table-cell>
          <table:table-cell table:formula="of:=-[.R89]" office:value-type="float" office:value="53.5599660558351" calcext:value-type="float">
            <text:p>53.5599660558351</text:p>
          </table:table-cell>
          <table:table-cell table:formula="of:=-[.T66]*(1-[.$Q$2])" office:value-type="float" office:value="-1625.98083465262" calcext:value-type="float">
            <text:p>-1625.98083465262</text:p>
          </table:table-cell>
          <table:table-cell table:formula="of:=-[.T85]*[.$Q$2]" office:value-type="float" office:value="-0" calcext:value-type="float">
            <text:p>0</text:p>
          </table:table-cell>
          <table:table-cell table:formula="of:=[.Y88]+[.Z88]" office:value-type="float" office:value="344084.56435676" calcext:value-type="float">
            <text:p>344084.56435676</text:p>
          </table:table-cell>
          <table:table-cell table:formula="of:=-[.Q89]-[.M89]-[.W89]" office:value-type="float" office:value="2039.51321395876" calcext:value-type="float">
            <text:p>2039.51321395876</text:p>
          </table:table-cell>
          <table:table-cell table:formula="of:=[.AA88]+[.AB88]" office:value-type="float" office:value="28866.6943424997" calcext:value-type="float">
            <text:p>28866.6943424997</text:p>
          </table:table-cell>
          <table:table-cell table:formula="of:=-[.X89]" office:value-type="float" office:value="0" calcext:value-type="float">
            <text:p>0</text:p>
          </table:table-cell>
          <table:table-cell table:number-columns-repeated="8"/>
          <table:table-cell table:formula="of:=IF([.B89]&gt;=[.$L$3];[.$L$2];IF([.B89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0]" office:value-type="date" office:date-value="2020-04-17" calcext:value-type="date">
            <text:p>04/17/20</text:p>
          </table:table-cell>
          <table:table-cell table:formula="of:=[.B89]+1" office:value-type="float" office:value="62" calcext:value-type="float">
            <text:p>62</text:p>
          </table:table-cell>
          <table:table-cell table:formula="of:=[.C89]+[.D89]" office:value-type="float" office:value="80790211.8384059" calcext:value-type="float">
            <text:p>80790211.8384059</text:p>
          </table:table-cell>
          <table:table-cell table:formula="of:=-MIN([.AK89]*[.C89]*[.I89]/[.$C$4];[.C90])" office:value-type="float" office:value="-336.762480888441" calcext:value-type="float">
            <text:p>-336.762480888441</text:p>
          </table:table-cell>
          <table:table-cell table:formula="of:=[.E89]+[.F89]" office:value-type="float" office:value="1792.92415196985" calcext:value-type="float">
            <text:p>1792.92415196985</text:p>
          </table:table-cell>
          <table:table-cell table:formula="of:=MAX([.G90]+[.H90];-[.E90])" office:value-type="float" office:value="-936.820055765951" calcext:value-type="float">
            <text:p>-936.820055765951</text:p>
          </table:table-cell>
          <table:table-cell table:formula="of:=-[.D90]" office:value-type="float" office:value="336.762480888441" calcext:value-type="float">
            <text:p>336.762480888441</text:p>
          </table:table-cell>
          <table:table-cell table:formula="of:=-MIN(SUMPRODUCT([.$AZ$3:.$AZ$22];[.E70:.E89]);[.E89])" office:value-type="float" office:value="-1273.58253665439" calcext:value-type="float">
            <text:p>-1273.58253665439</text:p>
          </table:table-cell>
          <table:table-cell table:formula="of:=[.I89]+[.J89]" office:value-type="float" office:value="246.680131311401" calcext:value-type="float">
            <text:p>246.680131311401</text:p>
          </table:table-cell>
          <table:table-cell table:formula="of:=MAX(-[.I90];[.K90]+[.L90]+[.M90])" office:value-type="float" office:value="636.541594504231" calcext:value-type="float">
            <text:p>636.541594504231</text:p>
          </table:table-cell>
          <table:table-cell table:formula="of:=-[.H90]" office:value-type="float" office:value="1273.58253665439" calcext:value-type="float">
            <text:p>1273.58253665439</text:p>
          </table:table-cell>
          <table:table-cell table:formula="of:=-SUMPRODUCT([.I71:.I90];[.$BA$25:.$BA$44])" office:value-type="float" office:value="-289.687390912007" calcext:value-type="float">
            <text:p>-289.687390912007</text:p>
          </table:table-cell>
          <table:table-cell table:formula="of:=-SUMPRODUCT([.I71:.I90];[.$BB$25:.$BB$44])" office:value-type="float" office:value="-347.353551238153" calcext:value-type="float">
            <text:p>-347.353551238153</text:p>
          </table:table-cell>
          <table:table-cell table:formula="of:=[.N89]+[.O89]" office:value-type="float" office:value="2400.1298435043" calcext:value-type="float">
            <text:p>2400.1298435043</text:p>
          </table:table-cell>
          <table:table-cell table:formula="of:=MAX(-[.N90];SUM([.P90:.R90]))" office:value-type="float" office:value="55.3832649257271" calcext:value-type="float">
            <text:p>55.3832649257271</text:p>
          </table:table-cell>
          <table:table-cell table:formula="of:=-[.L90]" office:value-type="float" office:value="289.687390912007" calcext:value-type="float">
            <text:p>289.687390912007</text:p>
          </table:table-cell>
          <table:table-cell table:formula="of:=-SUMPRODUCT([.N70:.N89];[.BB$47:.BB$66])" office:value-type="float" office:value="-163.815144670523" calcext:value-type="float">
            <text:p>-163.815144670523</text:p>
          </table:table-cell>
          <table:table-cell table:formula="of:=-SUMPRODUCT([.N70:.N89];[.BA$47:.BA$66])" office:value-type="float" office:value="-70.4889813157573" calcext:value-type="float">
            <text:p>-70.4889813157573</text:p>
          </table:table-cell>
          <table:table-cell table:formula="of:=SUM([.N$7:.N90])" office:value-type="float" office:value="486674.759092192" calcext:value-type="float">
            <text:p>486674.759092192</text:p>
          </table:table-cell>
          <table:table-cell table:formula="of:=[.T89]+[.U89]" office:value-type="float" office:value="0" calcext:value-type="float">
            <text:p>0</text:p>
          </table:table-cell>
          <table:table-cell table:formula="of:=MAX(-[.T90];SUM([.V90:.X90]))" office:value-type="float" office:value="-0" calcext:value-type="float">
            <text:p>0</text:p>
          </table:table-cell>
          <table:table-cell table:formula="of:=-[.R90]" office:value-type="float" office:value="70.4889813157573" calcext:value-type="float">
            <text:p>70.4889813157573</text:p>
          </table:table-cell>
          <table:table-cell table:formula="of:=-[.T67]*(1-[.$Q$2])" office:value-type="float" office:value="-2131.05449440746" calcext:value-type="float">
            <text:p>-2131.05449440746</text:p>
          </table:table-cell>
          <table:table-cell table:formula="of:=-[.T86]*[.$Q$2]" office:value-type="float" office:value="-0" calcext:value-type="float">
            <text:p>0</text:p>
          </table:table-cell>
          <table:table-cell table:formula="of:=[.Y89]+[.Z89]" office:value-type="float" office:value="346124.077570719" calcext:value-type="float">
            <text:p>346124.077570719</text:p>
          </table:table-cell>
          <table:table-cell table:formula="of:=-[.Q90]-[.M90]-[.W90]" office:value-type="float" office:value="2642.22319031614" calcext:value-type="float">
            <text:p>2642.22319031614</text:p>
          </table:table-cell>
          <table:table-cell table:formula="of:=[.AA89]+[.AB89]" office:value-type="float" office:value="28866.6943424997" calcext:value-type="float">
            <text:p>28866.6943424997</text:p>
          </table:table-cell>
          <table:table-cell table:formula="of:=-[.X90]" office:value-type="float" office:value="0" calcext:value-type="float">
            <text:p>0</text:p>
          </table:table-cell>
          <table:table-cell table:number-columns-repeated="8"/>
          <table:table-cell table:formula="of:=IF([.B90]&gt;=[.$L$3];[.$L$2];IF([.B90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1]" office:value-type="date" office:date-value="2020-04-18" calcext:value-type="date">
            <text:p>04/18/20</text:p>
          </table:table-cell>
          <table:table-cell table:formula="of:=[.B90]+1" office:value-type="float" office:value="63" calcext:value-type="float">
            <text:p>63</text:p>
          </table:table-cell>
          <table:table-cell table:formula="of:=[.C90]+[.D90]" office:value-type="float" office:value="80789875.075925" calcext:value-type="float">
            <text:p>80789875.075925</text:p>
          </table:table-cell>
          <table:table-cell table:formula="of:=-MIN([.AK90]*[.C90]*[.I90]/[.$C$4];[.C91])" office:value-type="float" office:value="-246.041235370047" calcext:value-type="float">
            <text:p>-246.041235370047</text:p>
          </table:table-cell>
          <table:table-cell table:formula="of:=[.E90]+[.F90]" office:value-type="float" office:value="856.104096203903" calcext:value-type="float">
            <text:p>856.104096203903</text:p>
          </table:table-cell>
          <table:table-cell table:formula="of:=MAX([.G91]+[.H91];-[.E91])" office:value-type="float" office:value="-856.104096203903" calcext:value-type="float">
            <text:p>-856.104096203903</text:p>
          </table:table-cell>
          <table:table-cell table:formula="of:=-[.D91]" office:value-type="float" office:value="246.041235370047" calcext:value-type="float">
            <text:p>246.041235370047</text:p>
          </table:table-cell>
          <table:table-cell table:formula="of:=-MIN(SUMPRODUCT([.$AZ$3:.$AZ$22];[.E71:.E90]);[.E90])" office:value-type="float" office:value="-1155.53282394835" calcext:value-type="float">
            <text:p>-1155.53282394835</text:p>
          </table:table-cell>
          <table:table-cell table:formula="of:=[.I90]+[.J90]" office:value-type="float" office:value="883.221725815632" calcext:value-type="float">
            <text:p>883.221725815632</text:p>
          </table:table-cell>
          <table:table-cell table:formula="of:=MAX(-[.I91];[.K91]+[.L91]+[.M91])" office:value-type="float" office:value="591.731209791107" calcext:value-type="float">
            <text:p>591.731209791107</text:p>
          </table:table-cell>
          <table:table-cell table:formula="of:=-[.H91]" office:value-type="float" office:value="1155.53282394835" calcext:value-type="float">
            <text:p>1155.53282394835</text:p>
          </table:table-cell>
          <table:table-cell table:formula="of:=-SUMPRODUCT([.I72:.I91];[.$BA$25:.$BA$44])" office:value-type="float" office:value="-171.647179492123" calcext:value-type="float">
            <text:p>-171.647179492123</text:p>
          </table:table-cell>
          <table:table-cell table:formula="of:=-SUMPRODUCT([.I72:.I91];[.$BB$25:.$BB$44])" office:value-type="float" office:value="-392.15443466512" calcext:value-type="float">
            <text:p>-392.15443466512</text:p>
          </table:table-cell>
          <table:table-cell table:formula="of:=[.N90]+[.O90]" office:value-type="float" office:value="2455.51310843002" calcext:value-type="float">
            <text:p>2455.51310843002</text:p>
          </table:table-cell>
          <table:table-cell table:formula="of:=MAX(-[.N91];SUM([.P91:.R91]))" office:value-type="float" office:value="-215.428851462701" calcext:value-type="float">
            <text:p>-215.428851462701</text:p>
          </table:table-cell>
          <table:table-cell table:formula="of:=-[.L91]" office:value-type="float" office:value="171.647179492123" calcext:value-type="float">
            <text:p>171.647179492123</text:p>
          </table:table-cell>
          <table:table-cell table:formula="of:=-SUMPRODUCT([.N71:.N90];[.BB$47:.BB$66])" office:value-type="float" office:value="-299.633659150073" calcext:value-type="float">
            <text:p>-299.633659150073</text:p>
          </table:table-cell>
          <table:table-cell table:formula="of:=-SUMPRODUCT([.N71:.N90];[.BA$47:.BA$66])" office:value-type="float" office:value="-87.4423718047514" calcext:value-type="float">
            <text:p>-87.4423718047514</text:p>
          </table:table-cell>
          <table:table-cell table:formula="of:=SUM([.N$7:.N91])" office:value-type="float" office:value="489130.272200622" calcext:value-type="float">
            <text:p>489130.272200622</text:p>
          </table:table-cell>
          <table:table-cell table:formula="of:=[.T90]+[.U90]" office:value-type="float" office:value="0" calcext:value-type="float">
            <text:p>0</text:p>
          </table:table-cell>
          <table:table-cell table:formula="of:=MAX(-[.T91];SUM([.V91:.X91]))" office:value-type="float" office:value="-0" calcext:value-type="float">
            <text:p>0</text:p>
          </table:table-cell>
          <table:table-cell table:formula="of:=-[.R91]" office:value-type="float" office:value="87.4423718047514" calcext:value-type="float">
            <text:p>87.4423718047514</text:p>
          </table:table-cell>
          <table:table-cell table:formula="of:=-[.T68]*(1-[.$Q$2])" office:value-type="float" office:value="-2788.49172853849" calcext:value-type="float">
            <text:p>-2788.49172853849</text:p>
          </table:table-cell>
          <table:table-cell table:formula="of:=-[.T87]*[.$Q$2]" office:value-type="float" office:value="-0" calcext:value-type="float">
            <text:p>0</text:p>
          </table:table-cell>
          <table:table-cell table:formula="of:=[.Y90]+[.Z90]" office:value-type="float" office:value="348766.300761035" calcext:value-type="float">
            <text:p>348766.300761035</text:p>
          </table:table-cell>
          <table:table-cell table:formula="of:=-[.Q91]-[.M91]-[.W91]" office:value-type="float" office:value="3480.27982235368" calcext:value-type="float">
            <text:p>3480.27982235368</text:p>
          </table:table-cell>
          <table:table-cell table:formula="of:=[.AA90]+[.AB90]" office:value-type="float" office:value="28866.6943424997" calcext:value-type="float">
            <text:p>28866.6943424997</text:p>
          </table:table-cell>
          <table:table-cell table:formula="of:=-[.X91]" office:value-type="float" office:value="0" calcext:value-type="float">
            <text:p>0</text:p>
          </table:table-cell>
          <table:table-cell table:number-columns-repeated="8"/>
          <table:table-cell table:formula="of:=IF([.B91]&gt;=[.$L$3];[.$L$2];IF([.B91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2]" office:value-type="date" office:date-value="2020-04-19" calcext:value-type="date">
            <text:p>04/19/20</text:p>
          </table:table-cell>
          <table:table-cell table:formula="of:=[.B91]+1" office:value-type="float" office:value="64" calcext:value-type="float">
            <text:p>64</text:p>
          </table:table-cell>
          <table:table-cell table:formula="of:=[.C91]+[.D91]" office:value-type="float" office:value="80789629.0346896" calcext:value-type="float">
            <text:p>80789629.0346896</text:p>
          </table:table-cell>
          <table:table-cell table:formula="of:=-MIN([.AK91]*[.C91]*[.I91]/[.$C$4];[.C92])" office:value-type="float" office:value="-880.930529543059" calcext:value-type="float">
            <text:p>-880.930529543059</text:p>
          </table:table-cell>
          <table:table-cell table:formula="of:=[.E91]+[.F91]" office:value-type="float" office:value="0" calcext:value-type="float">
            <text:p>0</text:p>
          </table:table-cell>
          <table:table-cell table:formula="of:=MAX([.G92]+[.H92];-[.E92])" office:value-type="float" office:value="24.8264333391562" calcext:value-type="float">
            <text:p>24.8264333391562</text:p>
          </table:table-cell>
          <table:table-cell table:formula="of:=-[.D92]" office:value-type="float" office:value="880.930529543059" calcext:value-type="float">
            <text:p>880.930529543059</text:p>
          </table:table-cell>
          <table:table-cell table:formula="of:=-MIN(SUMPRODUCT([.$AZ$3:.$AZ$22];[.E72:.E91]);[.E91])" office:value-type="float" office:value="-856.104096203903" calcext:value-type="float">
            <text:p>-856.104096203903</text:p>
          </table:table-cell>
          <table:table-cell table:formula="of:=[.I91]+[.J91]" office:value-type="float" office:value="1474.95293560674" calcext:value-type="float">
            <text:p>1474.95293560674</text:p>
          </table:table-cell>
          <table:table-cell table:formula="of:=MAX(-[.I92];[.K92]+[.L92]+[.M92])" office:value-type="float" office:value="308.418015243396" calcext:value-type="float">
            <text:p>308.418015243396</text:p>
          </table:table-cell>
          <table:table-cell table:formula="of:=-[.H92]" office:value-type="float" office:value="856.104096203903" calcext:value-type="float">
            <text:p>856.104096203903</text:p>
          </table:table-cell>
          <table:table-cell table:formula="of:=-SUMPRODUCT([.I73:.I92];[.$BA$25:.$BA$44])" office:value-type="float" office:value="-152.974146421018" calcext:value-type="float">
            <text:p>-152.974146421018</text:p>
          </table:table-cell>
          <table:table-cell table:formula="of:=-SUMPRODUCT([.I73:.I92];[.$BB$25:.$BB$44])" office:value-type="float" office:value="-394.711934539489" calcext:value-type="float">
            <text:p>-394.711934539489</text:p>
          </table:table-cell>
          <table:table-cell table:formula="of:=[.N91]+[.O91]" office:value-type="float" office:value="2240.08425696732" calcext:value-type="float">
            <text:p>2240.08425696732</text:p>
          </table:table-cell>
          <table:table-cell table:formula="of:=MAX(-[.N92];SUM([.P92:.R92]))" office:value-type="float" office:value="-407.078322692176" calcext:value-type="float">
            <text:p>-407.078322692176</text:p>
          </table:table-cell>
          <table:table-cell table:formula="of:=-[.L92]" office:value-type="float" office:value="152.974146421018" calcext:value-type="float">
            <text:p>152.974146421018</text:p>
          </table:table-cell>
          <table:table-cell table:formula="of:=-SUMPRODUCT([.N72:.N91];[.BB$47:.BB$66])" office:value-type="float" office:value="-456.771048755426" calcext:value-type="float">
            <text:p>-456.771048755426</text:p>
          </table:table-cell>
          <table:table-cell table:formula="of:=-SUMPRODUCT([.N72:.N91];[.BA$47:.BA$66])" office:value-type="float" office:value="-103.281420357769" calcext:value-type="float">
            <text:p>-103.281420357769</text:p>
          </table:table-cell>
          <table:table-cell table:formula="of:=SUM([.N$7:.N92])" office:value-type="float" office:value="491370.35645759" calcext:value-type="float">
            <text:p>491370.35645759</text:p>
          </table:table-cell>
          <table:table-cell table:formula="of:=[.T91]+[.U91]" office:value-type="float" office:value="0" calcext:value-type="float">
            <text:p>0</text:p>
          </table:table-cell>
          <table:table-cell table:formula="of:=MAX(-[.T92];SUM([.V92:.X92]))" office:value-type="float" office:value="-0" calcext:value-type="float">
            <text:p>0</text:p>
          </table:table-cell>
          <table:table-cell table:formula="of:=-[.R92]" office:value-type="float" office:value="103.281420357769" calcext:value-type="float">
            <text:p>103.281420357769</text:p>
          </table:table-cell>
          <table:table-cell table:formula="of:=-[.T69]*(1-[.$Q$2])" office:value-type="float" office:value="-3634.61486061072" calcext:value-type="float">
            <text:p>-3634.61486061072</text:p>
          </table:table-cell>
          <table:table-cell table:formula="of:=-[.T88]*[.$Q$2]" office:value-type="float" office:value="-0" calcext:value-type="float">
            <text:p>0</text:p>
          </table:table-cell>
          <table:table-cell table:formula="of:=[.Y91]+[.Z91]" office:value-type="float" office:value="352246.580583389" calcext:value-type="float">
            <text:p>352246.580583389</text:p>
          </table:table-cell>
          <table:table-cell table:formula="of:=-[.Q92]-[.M92]-[.W92]" office:value-type="float" office:value="4486.09784390564" calcext:value-type="float">
            <text:p>4486.09784390564</text:p>
          </table:table-cell>
          <table:table-cell table:formula="of:=[.AA91]+[.AB91]" office:value-type="float" office:value="28866.6943424997" calcext:value-type="float">
            <text:p>28866.6943424997</text:p>
          </table:table-cell>
          <table:table-cell table:formula="of:=-[.X92]" office:value-type="float" office:value="0" calcext:value-type="float">
            <text:p>0</text:p>
          </table:table-cell>
          <table:table-cell table:number-columns-repeated="8"/>
          <table:table-cell table:formula="of:=IF([.B92]&gt;=[.$L$3];[.$L$2];IF([.B92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3]" office:value-type="date" office:date-value="2020-04-20" calcext:value-type="date">
            <text:p>04/20/20</text:p>
          </table:table-cell>
          <table:table-cell table:formula="of:=[.B92]+1" office:value-type="float" office:value="65" calcext:value-type="float">
            <text:p>65</text:p>
          </table:table-cell>
          <table:table-cell table:formula="of:=[.C92]+[.D92]" office:value-type="float" office:value="80788748.1041601" calcext:value-type="float">
            <text:p>80788748.1041601</text:p>
          </table:table-cell>
          <table:table-cell table:formula="of:=-MIN([.AK92]*[.C92]*[.I92]/[.$C$4];[.C93])" office:value-type="float" office:value="-1471.1222285345" calcext:value-type="float">
            <text:p>-1471.1222285345</text:p>
          </table:table-cell>
          <table:table-cell table:formula="of:=[.E92]+[.F92]" office:value-type="float" office:value="24.8264333391562" calcext:value-type="float">
            <text:p>24.8264333391562</text:p>
          </table:table-cell>
          <table:table-cell table:formula="of:=MAX([.G93]+[.H93];-[.E93])" office:value-type="float" office:value="1471.1222285345" calcext:value-type="float">
            <text:p>1471.1222285345</text:p>
          </table:table-cell>
          <table:table-cell table:formula="of:=-[.D93]" office:value-type="float" office:value="1471.1222285345" calcext:value-type="float">
            <text:p>1471.1222285345</text:p>
          </table:table-cell>
          <table:table-cell table:formula="of:=-MIN(SUMPRODUCT([.$AZ$3:.$AZ$22];[.E73:.E92]);[.E92])" office:value-type="float" office:value="-0" calcext:value-type="float">
            <text:p>0</text:p>
          </table:table-cell>
          <table:table-cell table:formula="of:=[.I92]+[.J92]" office:value-type="float" office:value="1783.37095085014" calcext:value-type="float">
            <text:p>1783.37095085014</text:p>
          </table:table-cell>
          <table:table-cell table:formula="of:=MAX(-[.I93];[.K93]+[.L93]+[.M93])" office:value-type="float" office:value="-553.918260455408" calcext:value-type="float">
            <text:p>-553.918260455408</text:p>
          </table:table-cell>
          <table:table-cell table:formula="of:=-[.H93]" office:value-type="float" office:value="0" calcext:value-type="float">
            <text:p>0</text:p>
          </table:table-cell>
          <table:table-cell table:formula="of:=-SUMPRODUCT([.I74:.I93];[.$BA$25:.$BA$44])" office:value-type="float" office:value="-231.842973629898" calcext:value-type="float">
            <text:p>-231.842973629898</text:p>
          </table:table-cell>
          <table:table-cell table:formula="of:=-SUMPRODUCT([.I74:.I93];[.$BB$25:.$BB$44])" office:value-type="float" office:value="-322.07528682551" calcext:value-type="float">
            <text:p>-322.07528682551</text:p>
          </table:table-cell>
          <table:table-cell table:formula="of:=[.N92]+[.O92]" office:value-type="float" office:value="1833.00593427515" calcext:value-type="float">
            <text:p>1833.00593427515</text:p>
          </table:table-cell>
          <table:table-cell table:formula="of:=MAX(-[.N93];SUM([.P93:.R93]))" office:value-type="float" office:value="-494.224530372529" calcext:value-type="float">
            <text:p>-494.224530372529</text:p>
          </table:table-cell>
          <table:table-cell table:formula="of:=-[.L93]" office:value-type="float" office:value="231.842973629898" calcext:value-type="float">
            <text:p>231.842973629898</text:p>
          </table:table-cell>
          <table:table-cell table:formula="of:=-SUMPRODUCT([.N73:.N92];[.BB$47:.BB$66])" office:value-type="float" office:value="-612.09509753019" calcext:value-type="float">
            <text:p>-612.09509753019</text:p>
          </table:table-cell>
          <table:table-cell table:formula="of:=-SUMPRODUCT([.N73:.N92];[.BA$47:.BA$66])" office:value-type="float" office:value="-113.972406472237" calcext:value-type="float">
            <text:p>-113.972406472237</text:p>
          </table:table-cell>
          <table:table-cell table:formula="of:=SUM([.N$7:.N93])" office:value-type="float" office:value="493203.362391865" calcext:value-type="float">
            <text:p>493203.362391865</text:p>
          </table:table-cell>
          <table:table-cell table:formula="of:=[.T92]+[.U92]" office:value-type="float" office:value="0" calcext:value-type="float">
            <text:p>0</text:p>
          </table:table-cell>
          <table:table-cell table:formula="of:=MAX(-[.T93];SUM([.V93:.X93]))" office:value-type="float" office:value="-0" calcext:value-type="float">
            <text:p>0</text:p>
          </table:table-cell>
          <table:table-cell table:formula="of:=-[.R93]" office:value-type="float" office:value="113.972406472237" calcext:value-type="float">
            <text:p>113.972406472237</text:p>
          </table:table-cell>
          <table:table-cell table:formula="of:=-[.T70]*(1-[.$Q$2])" office:value-type="float" office:value="-4697.26189996521" calcext:value-type="float">
            <text:p>-4697.26189996521</text:p>
          </table:table-cell>
          <table:table-cell table:formula="of:=-[.T89]*[.$Q$2]" office:value-type="float" office:value="-0" calcext:value-type="float">
            <text:p>0</text:p>
          </table:table-cell>
          <table:table-cell table:formula="of:=[.Y92]+[.Z92]" office:value-type="float" office:value="356732.678427295" calcext:value-type="float">
            <text:p>356732.678427295</text:p>
          </table:table-cell>
          <table:table-cell table:formula="of:=-[.Q93]-[.M93]-[.W93]" office:value-type="float" office:value="5631.43228432091" calcext:value-type="float">
            <text:p>5631.43228432091</text:p>
          </table:table-cell>
          <table:table-cell table:formula="of:=[.AA92]+[.AB92]" office:value-type="float" office:value="28866.6943424997" calcext:value-type="float">
            <text:p>28866.6943424997</text:p>
          </table:table-cell>
          <table:table-cell table:formula="of:=-[.X93]" office:value-type="float" office:value="0" calcext:value-type="float">
            <text:p>0</text:p>
          </table:table-cell>
          <table:table-cell table:number-columns-repeated="8"/>
          <table:table-cell table:formula="of:=IF([.B93]&gt;=[.$L$3];[.$L$2];IF([.B93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4]" office:value-type="date" office:date-value="2020-04-21" calcext:value-type="date">
            <text:p>04/21/20</text:p>
          </table:table-cell>
          <table:table-cell table:formula="of:=[.B93]+1" office:value-type="float" office:value="66" calcext:value-type="float">
            <text:p>66</text:p>
          </table:table-cell>
          <table:table-cell table:formula="of:=[.C93]+[.D93]" office:value-type="float" office:value="80787276.9819315" calcext:value-type="float">
            <text:p>80787276.9819315</text:p>
          </table:table-cell>
          <table:table-cell table:formula="of:=-MIN([.AK93]*[.C93]*[.I93]/[.$C$4];[.C94])" office:value-type="float" office:value="-1778.7198336359" calcext:value-type="float">
            <text:p>-1778.7198336359</text:p>
          </table:table-cell>
          <table:table-cell table:formula="of:=[.E93]+[.F93]" office:value-type="float" office:value="1495.94866187366" calcext:value-type="float">
            <text:p>1495.94866187366</text:p>
          </table:table-cell>
          <table:table-cell table:formula="of:=MAX([.G94]+[.H94];-[.E94])" office:value-type="float" office:value="1753.89340029674" calcext:value-type="float">
            <text:p>1753.89340029674</text:p>
          </table:table-cell>
          <table:table-cell table:formula="of:=-[.D94]" office:value-type="float" office:value="1778.7198336359" calcext:value-type="float">
            <text:p>1778.7198336359</text:p>
          </table:table-cell>
          <table:table-cell table:formula="of:=-MIN(SUMPRODUCT([.$AZ$3:.$AZ$22];[.E74:.E93]);[.E93])" office:value-type="float" office:value="-24.8264333391562" calcext:value-type="float">
            <text:p>-24.8264333391562</text:p>
          </table:table-cell>
          <table:table-cell table:formula="of:=[.I93]+[.J93]" office:value-type="float" office:value="1229.45269039473" calcext:value-type="float">
            <text:p>1229.45269039473</text:p>
          </table:table-cell>
          <table:table-cell table:formula="of:=MAX(-[.I94];[.K94]+[.L94]+[.M94])" office:value-type="float" office:value="-527.20433596186" calcext:value-type="float">
            <text:p>-527.20433596186</text:p>
          </table:table-cell>
          <table:table-cell table:formula="of:=-[.H94]" office:value-type="float" office:value="24.8264333391562" calcext:value-type="float">
            <text:p>24.8264333391562</text:p>
          </table:table-cell>
          <table:table-cell table:formula="of:=-SUMPRODUCT([.I75:.I94];[.$BA$25:.$BA$44])" office:value-type="float" office:value="-326.237975394616" calcext:value-type="float">
            <text:p>-326.237975394616</text:p>
          </table:table-cell>
          <table:table-cell table:formula="of:=-SUMPRODUCT([.I75:.I94];[.$BB$25:.$BB$44])" office:value-type="float" office:value="-225.792793906401" calcext:value-type="float">
            <text:p>-225.792793906401</text:p>
          </table:table-cell>
          <table:table-cell table:formula="of:=[.N93]+[.O93]" office:value-type="float" office:value="1338.78140390262" calcext:value-type="float">
            <text:p>1338.78140390262</text:p>
          </table:table-cell>
          <table:table-cell table:formula="of:=MAX(-[.N94];SUM([.P94:.R94]))" office:value-type="float" office:value="-547.453790130176" calcext:value-type="float">
            <text:p>-547.453790130176</text:p>
          </table:table-cell>
          <table:table-cell table:formula="of:=-[.L94]" office:value-type="float" office:value="326.237975394616" calcext:value-type="float">
            <text:p>326.237975394616</text:p>
          </table:table-cell>
          <table:table-cell table:formula="of:=-SUMPRODUCT([.N74:.N93];[.BB$47:.BB$66])" office:value-type="float" office:value="-758.347365574334" calcext:value-type="float">
            <text:p>-758.347365574334</text:p>
          </table:table-cell>
          <table:table-cell table:formula="of:=-SUMPRODUCT([.N74:.N93];[.BA$47:.BA$66])" office:value-type="float" office:value="-115.344399950457" calcext:value-type="float">
            <text:p>-115.344399950457</text:p>
          </table:table-cell>
          <table:table-cell table:formula="of:=SUM([.N$7:.N94])" office:value-type="float" office:value="494542.143795767" calcext:value-type="float">
            <text:p>494542.143795767</text:p>
          </table:table-cell>
          <table:table-cell table:formula="of:=[.T93]+[.U93]" office:value-type="float" office:value="0" calcext:value-type="float">
            <text:p>0</text:p>
          </table:table-cell>
          <table:table-cell table:formula="of:=MAX(-[.T94];SUM([.V94:.X94]))" office:value-type="float" office:value="-0" calcext:value-type="float">
            <text:p>0</text:p>
          </table:table-cell>
          <table:table-cell table:formula="of:=-[.R94]" office:value-type="float" office:value="115.344399950457" calcext:value-type="float">
            <text:p>115.344399950457</text:p>
          </table:table-cell>
          <table:table-cell table:formula="of:=-[.T71]*(1-[.$Q$2])" office:value-type="float" office:value="-5974.20074412614" calcext:value-type="float">
            <text:p>-5974.20074412614</text:p>
          </table:table-cell>
          <table:table-cell table:formula="of:=-[.T90]*[.$Q$2]" office:value-type="float" office:value="-0" calcext:value-type="float">
            <text:p>0</text:p>
          </table:table-cell>
          <table:table-cell table:formula="of:=[.Y93]+[.Z93]" office:value-type="float" office:value="362364.110711615" calcext:value-type="float">
            <text:p>362364.110711615</text:p>
          </table:table-cell>
          <table:table-cell table:formula="of:=-[.Q94]-[.M94]-[.W94]" office:value-type="float" office:value="6958.34090360688" calcext:value-type="float">
            <text:p>6958.34090360688</text:p>
          </table:table-cell>
          <table:table-cell table:formula="of:=[.AA93]+[.AB93]" office:value-type="float" office:value="28866.6943424997" calcext:value-type="float">
            <text:p>28866.6943424997</text:p>
          </table:table-cell>
          <table:table-cell table:formula="of:=-[.X94]" office:value-type="float" office:value="0" calcext:value-type="float">
            <text:p>0</text:p>
          </table:table-cell>
          <table:table-cell table:number-columns-repeated="8"/>
          <table:table-cell table:formula="of:=IF([.B94]&gt;=[.$L$3];[.$L$2];IF([.B94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5]" office:value-type="date" office:date-value="2020-04-22" calcext:value-type="date">
            <text:p>04/22/20</text:p>
          </table:table-cell>
          <table:table-cell table:formula="of:=[.B94]+1" office:value-type="float" office:value="67" calcext:value-type="float">
            <text:p>67</text:p>
          </table:table-cell>
          <table:table-cell table:formula="of:=[.C94]+[.D94]" office:value-type="float" office:value="80785498.2620979" calcext:value-type="float">
            <text:p>80785498.2620979</text:p>
          </table:table-cell>
          <table:table-cell table:formula="of:=-MIN([.AK94]*[.C94]*[.I94]/[.$C$4];[.C95])" office:value-type="float" office:value="-1226.22388932222" calcext:value-type="float">
            <text:p>-1226.22388932222</text:p>
          </table:table-cell>
          <table:table-cell table:formula="of:=[.E94]+[.F94]" office:value-type="float" office:value="3249.84206217041" calcext:value-type="float">
            <text:p>3249.84206217041</text:p>
          </table:table-cell>
          <table:table-cell table:formula="of:=MAX([.G95]+[.H95];-[.E95])" office:value-type="float" office:value="455.120210372184" calcext:value-type="float">
            <text:p>455.120210372184</text:p>
          </table:table-cell>
          <table:table-cell table:formula="of:=-[.D95]" office:value-type="float" office:value="1226.22388932222" calcext:value-type="float">
            <text:p>1226.22388932222</text:p>
          </table:table-cell>
          <table:table-cell table:formula="of:=-MIN(SUMPRODUCT([.$AZ$3:.$AZ$22];[.E75:.E94]);[.E94])" office:value-type="float" office:value="-771.103678950035" calcext:value-type="float">
            <text:p>-771.103678950035</text:p>
          </table:table-cell>
          <table:table-cell table:formula="of:=[.I94]+[.J94]" office:value-type="float" office:value="702.248354432867" calcext:value-type="float">
            <text:p>702.248354432867</text:p>
          </table:table-cell>
          <table:table-cell table:formula="of:=MAX(-[.I95];[.K95]+[.L95]+[.M95])" office:value-type="float" office:value="237.597815197694" calcext:value-type="float">
            <text:p>237.597815197694</text:p>
          </table:table-cell>
          <table:table-cell table:formula="of:=-[.H95]" office:value-type="float" office:value="771.103678950035" calcext:value-type="float">
            <text:p>771.103678950035</text:p>
          </table:table-cell>
          <table:table-cell table:formula="of:=-SUMPRODUCT([.I76:.I95];[.$BA$25:.$BA$44])" office:value-type="float" office:value="-351.618125866076" calcext:value-type="float">
            <text:p>-351.618125866076</text:p>
          </table:table-cell>
          <table:table-cell table:formula="of:=-SUMPRODUCT([.I76:.I95];[.$BB$25:.$BB$44])" office:value-type="float" office:value="-181.887737886265" calcext:value-type="float">
            <text:p>-181.887737886265</text:p>
          </table:table-cell>
          <table:table-cell table:formula="of:=[.N94]+[.O94]" office:value-type="float" office:value="791.327613772441" calcext:value-type="float">
            <text:p>791.327613772441</text:p>
          </table:table-cell>
          <table:table-cell table:formula="of:=MAX(-[.N95];SUM([.P95:.R95]))" office:value-type="float" office:value="-643.372390585876" calcext:value-type="float">
            <text:p>-643.372390585876</text:p>
          </table:table-cell>
          <table:table-cell table:formula="of:=-[.L95]" office:value-type="float" office:value="351.618125866076" calcext:value-type="float">
            <text:p>351.618125866076</text:p>
          </table:table-cell>
          <table:table-cell table:formula="of:=-SUMPRODUCT([.N75:.N94];[.BB$47:.BB$66])" office:value-type="float" office:value="-888.883538850265" calcext:value-type="float">
            <text:p>-888.883538850265</text:p>
          </table:table-cell>
          <table:table-cell table:formula="of:=-SUMPRODUCT([.N75:.N94];[.BA$47:.BA$66])" office:value-type="float" office:value="-106.106977601687" calcext:value-type="float">
            <text:p>-106.106977601687</text:p>
          </table:table-cell>
          <table:table-cell table:formula="of:=SUM([.N$7:.N95])" office:value-type="float" office:value="495333.47140954" calcext:value-type="float">
            <text:p>495333.47140954</text:p>
          </table:table-cell>
          <table:table-cell table:formula="of:=[.T94]+[.U94]" office:value-type="float" office:value="0" calcext:value-type="float">
            <text:p>0</text:p>
          </table:table-cell>
          <table:table-cell table:formula="of:=MAX(-[.T95];SUM([.V95:.X95]))" office:value-type="float" office:value="-0" calcext:value-type="float">
            <text:p>0</text:p>
          </table:table-cell>
          <table:table-cell table:formula="of:=-[.R95]" office:value-type="float" office:value="106.106977601687" calcext:value-type="float">
            <text:p>106.106977601687</text:p>
          </table:table-cell>
          <table:table-cell table:formula="of:=-[.T72]*(1-[.$Q$2])" office:value-type="float" office:value="-7407.22068082674" calcext:value-type="float">
            <text:p>-7407.22068082674</text:p>
          </table:table-cell>
          <table:table-cell table:formula="of:=-[.T91]*[.$Q$2]" office:value-type="float" office:value="-0" calcext:value-type="float">
            <text:p>0</text:p>
          </table:table-cell>
          <table:table-cell table:formula="of:=[.Y94]+[.Z94]" office:value-type="float" office:value="369322.451615222" calcext:value-type="float">
            <text:p>369322.451615222</text:p>
          </table:table-cell>
          <table:table-cell table:formula="of:=-[.Q95]-[.M95]-[.W95]" office:value-type="float" office:value="8477.99195756327" calcext:value-type="float">
            <text:p>8477.99195756327</text:p>
          </table:table-cell>
          <table:table-cell table:formula="of:=[.AA94]+[.AB94]" office:value-type="float" office:value="28866.6943424997" calcext:value-type="float">
            <text:p>28866.6943424997</text:p>
          </table:table-cell>
          <table:table-cell table:formula="of:=-[.X95]" office:value-type="float" office:value="0" calcext:value-type="float">
            <text:p>0</text:p>
          </table:table-cell>
          <table:table-cell table:number-columns-repeated="8"/>
          <table:table-cell table:formula="of:=IF([.B95]&gt;=[.$L$3];[.$L$2];IF([.B95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6]" office:value-type="date" office:date-value="2020-04-23" calcext:value-type="date">
            <text:p>04/23/20</text:p>
          </table:table-cell>
          <table:table-cell table:formula="of:=[.B95]+1" office:value-type="float" office:value="68" calcext:value-type="float">
            <text:p>68</text:p>
          </table:table-cell>
          <table:table-cell table:formula="of:=[.C95]+[.D95]" office:value-type="float" office:value="80784272.0382086" calcext:value-type="float">
            <text:p>80784272.0382086</text:p>
          </table:table-cell>
          <table:table-cell table:formula="of:=-MIN([.AK95]*[.C95]*[.I95]/[.$C$4];[.C96])" office:value-type="float" office:value="-700.388681686389" calcext:value-type="float">
            <text:p>-700.388681686389</text:p>
          </table:table-cell>
          <table:table-cell table:formula="of:=[.E95]+[.F95]" office:value-type="float" office:value="3704.96227254259" calcext:value-type="float">
            <text:p>3704.96227254259</text:p>
          </table:table-cell>
          <table:table-cell table:formula="of:=MAX([.G96]+[.H96];-[.E96])" office:value-type="float" office:value="-117.509518686346" calcext:value-type="float">
            <text:p>-117.509518686346</text:p>
          </table:table-cell>
          <table:table-cell table:formula="of:=-[.D96]" office:value-type="float" office:value="700.388681686389" calcext:value-type="float">
            <text:p>700.388681686389</text:p>
          </table:table-cell>
          <table:table-cell table:formula="of:=-MIN(SUMPRODUCT([.$AZ$3:.$AZ$22];[.E76:.E95]);[.E95])" office:value-type="float" office:value="-817.898200372735" calcext:value-type="float">
            <text:p>-817.898200372735</text:p>
          </table:table-cell>
          <table:table-cell table:formula="of:=[.I95]+[.J95]" office:value-type="float" office:value="939.846169630561" calcext:value-type="float">
            <text:p>939.846169630561</text:p>
          </table:table-cell>
          <table:table-cell table:formula="of:=MAX(-[.I96];[.K96]+[.L96]+[.M96])" office:value-type="float" office:value="299.67361453628" calcext:value-type="float">
            <text:p>299.67361453628</text:p>
          </table:table-cell>
          <table:table-cell table:formula="of:=-[.H96]" office:value-type="float" office:value="817.898200372735" calcext:value-type="float">
            <text:p>817.898200372735</text:p>
          </table:table-cell>
          <table:table-cell table:formula="of:=-SUMPRODUCT([.I77:.I96];[.$BA$25:.$BA$44])" office:value-type="float" office:value="-302.548146728477" calcext:value-type="float">
            <text:p>-302.548146728477</text:p>
          </table:table-cell>
          <table:table-cell table:formula="of:=-SUMPRODUCT([.I77:.I96];[.$BB$25:.$BB$44])" office:value-type="float" office:value="-215.676439107978" calcext:value-type="float">
            <text:p>-215.676439107978</text:p>
          </table:table-cell>
          <table:table-cell table:formula="of:=[.N95]+[.O95]" office:value-type="float" office:value="147.955223186565" calcext:value-type="float">
            <text:p>147.955223186565</text:p>
          </table:table-cell>
          <table:table-cell table:formula="of:=MAX(-[.N96];SUM([.P96:.R96]))" office:value-type="float" office:value="-147.955223186565" calcext:value-type="float">
            <text:p>-147.955223186565</text:p>
          </table:table-cell>
          <table:table-cell table:formula="of:=-[.L96]" office:value-type="float" office:value="302.548146728477" calcext:value-type="float">
            <text:p>302.548146728477</text:p>
          </table:table-cell>
          <table:table-cell table:formula="of:=-SUMPRODUCT([.N76:.N95];[.BB$47:.BB$66])" office:value-type="float" office:value="-981.106465772856" calcext:value-type="float">
            <text:p>-981.106465772856</text:p>
          </table:table-cell>
          <table:table-cell table:formula="of:=-SUMPRODUCT([.N76:.N95];[.BA$47:.BA$66])" office:value-type="float" office:value="-88.1835000078477" calcext:value-type="float">
            <text:p>-88.1835000078477</text:p>
          </table:table-cell>
          <table:table-cell table:formula="of:=SUM([.N$7:.N96])" office:value-type="float" office:value="495481.426632726" calcext:value-type="float">
            <text:p>495481.426632726</text:p>
          </table:table-cell>
          <table:table-cell table:formula="of:=[.T95]+[.U95]" office:value-type="float" office:value="0" calcext:value-type="float">
            <text:p>0</text:p>
          </table:table-cell>
          <table:table-cell table:formula="of:=MAX(-[.T96];SUM([.V96:.X96]))" office:value-type="float" office:value="-0" calcext:value-type="float">
            <text:p>0</text:p>
          </table:table-cell>
          <table:table-cell table:formula="of:=-[.R96]" office:value-type="float" office:value="88.1835000078477" calcext:value-type="float">
            <text:p>88.1835000078477</text:p>
          </table:table-cell>
          <table:table-cell table:formula="of:=-[.T73]*(1-[.$Q$2])" office:value-type="float" office:value="-8869.77358111608" calcext:value-type="float">
            <text:p>-8869.77358111608</text:p>
          </table:table-cell>
          <table:table-cell table:formula="of:=-[.T92]*[.$Q$2]" office:value-type="float" office:value="-0" calcext:value-type="float">
            <text:p>0</text:p>
          </table:table-cell>
          <table:table-cell table:formula="of:=[.Y95]+[.Z95]" office:value-type="float" office:value="377800.443572786" calcext:value-type="float">
            <text:p>377800.443572786</text:p>
          </table:table-cell>
          <table:table-cell table:formula="of:=-[.Q96]-[.M96]-[.W96]" office:value-type="float" office:value="10066.5564859969" calcext:value-type="float">
            <text:p>10066.5564859969</text:p>
          </table:table-cell>
          <table:table-cell table:formula="of:=[.AA95]+[.AB95]" office:value-type="float" office:value="28866.6943424997" calcext:value-type="float">
            <text:p>28866.6943424997</text:p>
          </table:table-cell>
          <table:table-cell table:formula="of:=-[.X96]" office:value-type="float" office:value="0" calcext:value-type="float">
            <text:p>0</text:p>
          </table:table-cell>
          <table:table-cell table:number-columns-repeated="8"/>
          <table:table-cell table:formula="of:=IF([.B96]&gt;=[.$L$3];[.$L$2];IF([.B96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7]" office:value-type="date" office:date-value="2020-04-24" calcext:value-type="date">
            <text:p>04/24/20</text:p>
          </table:table-cell>
          <table:table-cell table:formula="of:=[.B96]+1" office:value-type="float" office:value="69" calcext:value-type="float">
            <text:p>69</text:p>
          </table:table-cell>
          <table:table-cell table:formula="of:=[.C96]+[.D96]" office:value-type="float" office:value="80783571.6495269" calcext:value-type="float">
            <text:p>80783571.6495269</text:p>
          </table:table-cell>
          <table:table-cell table:formula="of:=-MIN([.AK96]*[.C96]*[.I96]/[.$C$4];[.C97])" office:value-type="float" office:value="-937.343069648192" calcext:value-type="float">
            <text:p>-937.343069648192</text:p>
          </table:table-cell>
          <table:table-cell table:formula="of:=[.E96]+[.F96]" office:value-type="float" office:value="3587.45275385624" calcext:value-type="float">
            <text:p>3587.45275385624</text:p>
          </table:table-cell>
          <table:table-cell table:formula="of:=MAX([.G97]+[.H97];-[.E97])" office:value-type="float" office:value="13.4558388837469" calcext:value-type="float">
            <text:p>13.4558388837469</text:p>
          </table:table-cell>
          <table:table-cell table:formula="of:=-[.D97]" office:value-type="float" office:value="937.343069648192" calcext:value-type="float">
            <text:p>937.343069648192</text:p>
          </table:table-cell>
          <table:table-cell table:formula="of:=-MIN(SUMPRODUCT([.$AZ$3:.$AZ$22];[.E77:.E96]);[.E96])" office:value-type="float" office:value="-923.887230764445" calcext:value-type="float">
            <text:p>-923.887230764445</text:p>
          </table:table-cell>
          <table:table-cell table:formula="of:=[.I96]+[.J96]" office:value-type="float" office:value="1239.51978416684" calcext:value-type="float">
            <text:p>1239.51978416684</text:p>
          </table:table-cell>
          <table:table-cell table:formula="of:=MAX(-[.I97];[.K97]+[.L97]+[.M97])" office:value-type="float" office:value="385.928756016223" calcext:value-type="float">
            <text:p>385.928756016223</text:p>
          </table:table-cell>
          <table:table-cell table:formula="of:=-[.H97]" office:value-type="float" office:value="923.887230764445" calcext:value-type="float">
            <text:p>923.887230764445</text:p>
          </table:table-cell>
          <table:table-cell table:formula="of:=-SUMPRODUCT([.I78:.I97];[.$BA$25:.$BA$44])" office:value-type="float" office:value="-252.398881939063" calcext:value-type="float">
            <text:p>-252.398881939063</text:p>
          </table:table-cell>
          <table:table-cell table:formula="of:=-SUMPRODUCT([.I78:.I97];[.$BB$25:.$BB$44])" office:value-type="float" office:value="-285.559592809158" calcext:value-type="float">
            <text:p>-285.559592809158</text:p>
          </table:table-cell>
          <table:table-cell table:formula="of:=[.N96]+[.O96]" office:value-type="float" office:value="0" calcext:value-type="float">
            <text:p>0</text:p>
          </table:table-cell>
          <table:table-cell table:formula="of:=MAX(-[.N97];SUM([.P97:.R97]))" office:value-type="float" office:value="-0" calcext:value-type="float">
            <text:p>0</text:p>
          </table:table-cell>
          <table:table-cell table:formula="of:=-[.L97]" office:value-type="float" office:value="252.398881939063" calcext:value-type="float">
            <text:p>252.398881939063</text:p>
          </table:table-cell>
          <table:table-cell table:formula="of:=-SUMPRODUCT([.N77:.N96];[.BB$47:.BB$66])" office:value-type="float" office:value="-1004.97296145221" calcext:value-type="float">
            <text:p>-1004.97296145221</text:p>
          </table:table-cell>
          <table:table-cell table:formula="of:=-SUMPRODUCT([.N77:.N96];[.BA$47:.BA$66])" office:value-type="float" office:value="-64.4084478585792" calcext:value-type="float">
            <text:p>-64.4084478585792</text:p>
          </table:table-cell>
          <table:table-cell table:formula="of:=SUM([.N$7:.N97])" office:value-type="float" office:value="495481.426632726" calcext:value-type="float">
            <text:p>495481.426632726</text:p>
          </table:table-cell>
          <table:table-cell table:formula="of:=[.T96]+[.U96]" office:value-type="float" office:value="0" calcext:value-type="float">
            <text:p>0</text:p>
          </table:table-cell>
          <table:table-cell table:formula="of:=MAX(-[.T97];SUM([.V97:.X97]))" office:value-type="float" office:value="-0" calcext:value-type="float">
            <text:p>0</text:p>
          </table:table-cell>
          <table:table-cell table:formula="of:=-[.R97]" office:value-type="float" office:value="64.4084478585792" calcext:value-type="float">
            <text:p>64.4084478585792</text:p>
          </table:table-cell>
          <table:table-cell table:formula="of:=-[.T74]*(1-[.$Q$2])" office:value-type="float" office:value="-10181.584054818" calcext:value-type="float">
            <text:p>-10181.584054818</text:p>
          </table:table-cell>
          <table:table-cell table:formula="of:=-[.T93]*[.$Q$2]" office:value-type="float" office:value="-0" calcext:value-type="float">
            <text:p>0</text:p>
          </table:table-cell>
          <table:table-cell table:formula="of:=[.Y96]+[.Z96]" office:value-type="float" office:value="387867.000058783" calcext:value-type="float">
            <text:p>387867.000058783</text:p>
          </table:table-cell>
          <table:table-cell table:formula="of:=-[.Q97]-[.M97]-[.W97]" office:value-type="float" office:value="11472.1166090794" calcext:value-type="float">
            <text:p>11472.1166090794</text:p>
          </table:table-cell>
          <table:table-cell table:formula="of:=[.AA96]+[.AB96]" office:value-type="float" office:value="28866.6943424997" calcext:value-type="float">
            <text:p>28866.6943424997</text:p>
          </table:table-cell>
          <table:table-cell table:formula="of:=-[.X97]" office:value-type="float" office:value="0" calcext:value-type="float">
            <text:p>0</text:p>
          </table:table-cell>
          <table:table-cell table:number-columns-repeated="8"/>
          <table:table-cell table:formula="of:=IF([.B97]&gt;=[.$L$3];[.$L$2];IF([.B97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8]" office:value-type="date" office:date-value="2020-04-25" calcext:value-type="date">
            <text:p>04/25/20</text:p>
          </table:table-cell>
          <table:table-cell table:formula="of:=[.B97]+1" office:value-type="float" office:value="70" calcext:value-type="float">
            <text:p>70</text:p>
          </table:table-cell>
          <table:table-cell table:formula="of:=[.C97]+[.D97]" office:value-type="float" office:value="80782634.3064572" calcext:value-type="float">
            <text:p>80782634.3064572</text:p>
          </table:table-cell>
          <table:table-cell table:formula="of:=-MIN([.AK97]*[.C97]*[.I97]/[.$C$4];[.C98])" office:value-type="float" office:value="-1236.20784315121" calcext:value-type="float">
            <text:p>-1236.20784315121</text:p>
          </table:table-cell>
          <table:table-cell table:formula="of:=[.E97]+[.F97]" office:value-type="float" office:value="3600.90859273999" calcext:value-type="float">
            <text:p>3600.90859273999</text:p>
          </table:table-cell>
          <table:table-cell table:formula="of:=MAX([.G98]+[.H98];-[.E98])" office:value-type="float" office:value="157.921394537524" calcext:value-type="float">
            <text:p>157.921394537524</text:p>
          </table:table-cell>
          <table:table-cell table:formula="of:=-[.D98]" office:value-type="float" office:value="1236.20784315121" calcext:value-type="float">
            <text:p>1236.20784315121</text:p>
          </table:table-cell>
          <table:table-cell table:formula="of:=-MIN(SUMPRODUCT([.$AZ$3:.$AZ$22];[.E78:.E97]);[.E97])" office:value-type="float" office:value="-1078.28644861369" calcext:value-type="float">
            <text:p>-1078.28644861369</text:p>
          </table:table-cell>
          <table:table-cell table:formula="of:=[.I97]+[.J97]" office:value-type="float" office:value="1625.44854018306" calcext:value-type="float">
            <text:p>1625.44854018306</text:p>
          </table:table-cell>
          <table:table-cell table:formula="of:=MAX(-[.I98];[.K98]+[.L98]+[.M98])" office:value-type="float" office:value="488.826790007586" calcext:value-type="float">
            <text:p>488.826790007586</text:p>
          </table:table-cell>
          <table:table-cell table:formula="of:=-[.H98]" office:value-type="float" office:value="1078.28644861369" calcext:value-type="float">
            <text:p>1078.28644861369</text:p>
          </table:table-cell>
          <table:table-cell table:formula="of:=-SUMPRODUCT([.I79:.I98];[.$BA$25:.$BA$44])" office:value-type="float" office:value="-261.229477432563" calcext:value-type="float">
            <text:p>-261.229477432563</text:p>
          </table:table-cell>
          <table:table-cell table:formula="of:=-SUMPRODUCT([.I79:.I98];[.$BB$25:.$BB$44])" office:value-type="float" office:value="-328.230181173538" calcext:value-type="float">
            <text:p>-328.230181173538</text:p>
          </table:table-cell>
          <table:table-cell table:formula="of:=[.N97]+[.O97]" office:value-type="float" office:value="0" calcext:value-type="float">
            <text:p>0</text:p>
          </table:table-cell>
          <table:table-cell table:formula="of:=MAX(-[.N98];SUM([.P98:.R98]))" office:value-type="float" office:value="-0" calcext:value-type="float">
            <text:p>0</text:p>
          </table:table-cell>
          <table:table-cell table:formula="of:=-[.L98]" office:value-type="float" office:value="261.229477432563" calcext:value-type="float">
            <text:p>261.229477432563</text:p>
          </table:table-cell>
          <table:table-cell table:formula="of:=-SUMPRODUCT([.N78:.N97];[.BB$47:.BB$66])" office:value-type="float" office:value="-943.370338565048" calcext:value-type="float">
            <text:p>-943.370338565048</text:p>
          </table:table-cell>
          <table:table-cell table:formula="of:=-SUMPRODUCT([.N78:.N97];[.BA$47:.BA$66])" office:value-type="float" office:value="-38.6110847358873" calcext:value-type="float">
            <text:p>-38.6110847358873</text:p>
          </table:table-cell>
          <table:table-cell table:formula="of:=SUM([.N$7:.N98])" office:value-type="float" office:value="495481.426632726" calcext:value-type="float">
            <text:p>495481.426632726</text:p>
          </table:table-cell>
          <table:table-cell table:formula="of:=[.T97]+[.U97]" office:value-type="float" office:value="0" calcext:value-type="float">
            <text:p>0</text:p>
          </table:table-cell>
          <table:table-cell table:formula="of:=MAX(-[.T98];SUM([.V98:.X98]))" office:value-type="float" office:value="-0" calcext:value-type="float">
            <text:p>0</text:p>
          </table:table-cell>
          <table:table-cell table:formula="of:=-[.R98]" office:value-type="float" office:value="38.6110847358873" calcext:value-type="float">
            <text:p>38.6110847358873</text:p>
          </table:table-cell>
          <table:table-cell table:formula="of:=-[.T75]*(1-[.$Q$2])" office:value-type="float" office:value="-11140.5942901869" calcext:value-type="float">
            <text:p>-11140.5942901869</text:p>
          </table:table-cell>
          <table:table-cell table:formula="of:=-[.T94]*[.$Q$2]" office:value-type="float" office:value="-0" calcext:value-type="float">
            <text:p>0</text:p>
          </table:table-cell>
          <table:table-cell table:formula="of:=[.Y97]+[.Z97]" office:value-type="float" office:value="399339.116667862" calcext:value-type="float">
            <text:p>399339.116667862</text:p>
          </table:table-cell>
          <table:table-cell table:formula="of:=-[.Q98]-[.M98]-[.W98]" office:value-type="float" office:value="12412.1948099255" calcext:value-type="float">
            <text:p>12412.1948099255</text:p>
          </table:table-cell>
          <table:table-cell table:formula="of:=[.AA97]+[.AB97]" office:value-type="float" office:value="28866.6943424997" calcext:value-type="float">
            <text:p>28866.6943424997</text:p>
          </table:table-cell>
          <table:table-cell table:formula="of:=-[.X98]" office:value-type="float" office:value="0" calcext:value-type="float">
            <text:p>0</text:p>
          </table:table-cell>
          <table:table-cell table:number-columns-repeated="8"/>
          <table:table-cell table:formula="of:=IF([.B98]&gt;=[.$L$3];[.$L$2];IF([.B98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99]" office:value-type="date" office:date-value="2020-04-26" calcext:value-type="date">
            <text:p>04/26/20</text:p>
          </table:table-cell>
          <table:table-cell table:formula="of:=[.B98]+1" office:value-type="float" office:value="71" calcext:value-type="float">
            <text:p>71</text:p>
          </table:table-cell>
          <table:table-cell table:formula="of:=[.C98]+[.D98]" office:value-type="float" office:value="80781398.0986141" calcext:value-type="float">
            <text:p>80781398.0986141</text:p>
          </table:table-cell>
          <table:table-cell table:formula="of:=-MIN([.AK98]*[.C98]*[.I98]/[.$C$4];[.C99])" office:value-type="float" office:value="-1621.08660500708" calcext:value-type="float">
            <text:p>-1621.08660500708</text:p>
          </table:table-cell>
          <table:table-cell table:formula="of:=[.E98]+[.F98]" office:value-type="float" office:value="3758.82998727751" calcext:value-type="float">
            <text:p>3758.82998727751</text:p>
          </table:table-cell>
          <table:table-cell table:formula="of:=MAX([.G99]+[.H99];-[.E99])" office:value-type="float" office:value="352.224729942934" calcext:value-type="float">
            <text:p>352.224729942934</text:p>
          </table:table-cell>
          <table:table-cell table:formula="of:=-[.D99]" office:value-type="float" office:value="1621.08660500708" calcext:value-type="float">
            <text:p>1621.08660500708</text:p>
          </table:table-cell>
          <table:table-cell table:formula="of:=-MIN(SUMPRODUCT([.$AZ$3:.$AZ$22];[.E79:.E98]);[.E98])" office:value-type="float" office:value="-1268.86187506414" calcext:value-type="float">
            <text:p>-1268.86187506414</text:p>
          </table:table-cell>
          <table:table-cell table:formula="of:=[.I98]+[.J98]" office:value-type="float" office:value="2114.27533019065" calcext:value-type="float">
            <text:p>2114.27533019065</text:p>
          </table:table-cell>
          <table:table-cell table:formula="of:=MAX(-[.I99];[.K99]+[.L99]+[.M99])" office:value-type="float" office:value="625.886948062121" calcext:value-type="float">
            <text:p>625.886948062121</text:p>
          </table:table-cell>
          <table:table-cell table:formula="of:=-[.H99]" office:value-type="float" office:value="1268.86187506414" calcext:value-type="float">
            <text:p>1268.86187506414</text:p>
          </table:table-cell>
          <table:table-cell table:formula="of:=-SUMPRODUCT([.I80:.I99];[.$BA$25:.$BA$44])" office:value-type="float" office:value="-325.78582862642" calcext:value-type="float">
            <text:p>-325.78582862642</text:p>
          </table:table-cell>
          <table:table-cell table:formula="of:=-SUMPRODUCT([.I80:.I99];[.$BB$25:.$BB$44])" office:value-type="float" office:value="-317.189098375601" calcext:value-type="float">
            <text:p>-317.189098375601</text:p>
          </table:table-cell>
          <table:table-cell table:formula="of:=[.N98]+[.O98]" office:value-type="float" office:value="0" calcext:value-type="float">
            <text:p>0</text:p>
          </table:table-cell>
          <table:table-cell table:formula="of:=MAX(-[.N99];SUM([.P99:.R99]))" office:value-type="float" office:value="-0" calcext:value-type="float">
            <text:p>0</text:p>
          </table:table-cell>
          <table:table-cell table:formula="of:=-[.L99]" office:value-type="float" office:value="325.78582862642" calcext:value-type="float">
            <text:p>325.78582862642</text:p>
          </table:table-cell>
          <table:table-cell table:formula="of:=-SUMPRODUCT([.N79:.N98];[.BB$47:.BB$66])" office:value-type="float" office:value="-803.059771089412" calcext:value-type="float">
            <text:p>-803.059771089412</text:p>
          </table:table-cell>
          <table:table-cell table:formula="of:=-SUMPRODUCT([.N79:.N98];[.BA$47:.BA$66])" office:value-type="float" office:value="-17.1752924608614" calcext:value-type="float">
            <text:p>-17.1752924608614</text:p>
          </table:table-cell>
          <table:table-cell table:formula="of:=SUM([.N$7:.N99])" office:value-type="float" office:value="495481.426632726" calcext:value-type="float">
            <text:p>495481.426632726</text:p>
          </table:table-cell>
          <table:table-cell table:formula="of:=[.T98]+[.U98]" office:value-type="float" office:value="0" calcext:value-type="float">
            <text:p>0</text:p>
          </table:table-cell>
          <table:table-cell table:formula="of:=MAX(-[.T99];SUM([.V99:.X99]))" office:value-type="float" office:value="-0" calcext:value-type="float">
            <text:p>0</text:p>
          </table:table-cell>
          <table:table-cell table:formula="of:=-[.R99]" office:value-type="float" office:value="17.1752924608614" calcext:value-type="float">
            <text:p>17.1752924608614</text:p>
          </table:table-cell>
          <table:table-cell table:formula="of:=-[.T76]*(1-[.$Q$2])" office:value-type="float" office:value="-11547.6642639" calcext:value-type="float">
            <text:p>-11547.6642639</text:p>
          </table:table-cell>
          <table:table-cell table:formula="of:=-[.T95]*[.$Q$2]" office:value-type="float" office:value="-0" calcext:value-type="float">
            <text:p>0</text:p>
          </table:table-cell>
          <table:table-cell table:formula="of:=[.Y98]+[.Z98]" office:value-type="float" office:value="411751.311477787" calcext:value-type="float">
            <text:p>411751.311477787</text:p>
          </table:table-cell>
          <table:table-cell table:formula="of:=-[.Q99]-[.M99]-[.W99]" office:value-type="float" office:value="12667.9131333651" calcext:value-type="float">
            <text:p>12667.9131333651</text:p>
          </table:table-cell>
          <table:table-cell table:formula="of:=[.AA98]+[.AB98]" office:value-type="float" office:value="28866.6943424997" calcext:value-type="float">
            <text:p>28866.6943424997</text:p>
          </table:table-cell>
          <table:table-cell table:formula="of:=-[.X99]" office:value-type="float" office:value="0" calcext:value-type="float">
            <text:p>0</text:p>
          </table:table-cell>
          <table:table-cell table:number-columns-repeated="8"/>
          <table:table-cell table:formula="of:=IF([.B99]&gt;=[.$L$3];[.$L$2];IF([.B99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0]" office:value-type="date" office:date-value="2020-04-27" calcext:value-type="date">
            <text:p>04/27/20</text:p>
          </table:table-cell>
          <table:table-cell table:formula="of:=[.B99]+1" office:value-type="float" office:value="72" calcext:value-type="float">
            <text:p>72</text:p>
          </table:table-cell>
          <table:table-cell table:formula="of:=[.C99]+[.D99]" office:value-type="float" office:value="80779777.0120091" calcext:value-type="float">
            <text:p>80779777.0120091</text:p>
          </table:table-cell>
          <table:table-cell table:formula="of:=-MIN([.AK99]*[.C99]*[.I99]/[.$C$4];[.C100])" office:value-type="float" office:value="-2108.5693473853" calcext:value-type="float">
            <text:p>-2108.5693473853</text:p>
          </table:table-cell>
          <table:table-cell table:formula="of:=[.E99]+[.F99]" office:value-type="float" office:value="4111.05471722045" calcext:value-type="float">
            <text:p>4111.05471722045</text:p>
          </table:table-cell>
          <table:table-cell table:formula="of:=MAX([.G100]+[.H100];-[.E100])" office:value-type="float" office:value="609.197083889195" calcext:value-type="float">
            <text:p>609.197083889195</text:p>
          </table:table-cell>
          <table:table-cell table:formula="of:=-[.D100]" office:value-type="float" office:value="2108.5693473853" calcext:value-type="float">
            <text:p>2108.5693473853</text:p>
          </table:table-cell>
          <table:table-cell table:formula="of:=-MIN(SUMPRODUCT([.$AZ$3:.$AZ$22];[.E80:.E99]);[.E99])" office:value-type="float" office:value="-1499.37226349611" calcext:value-type="float">
            <text:p>-1499.37226349611</text:p>
          </table:table-cell>
          <table:table-cell table:formula="of:=[.I99]+[.J99]" office:value-type="float" office:value="2740.16227825277" calcext:value-type="float">
            <text:p>2740.16227825277</text:p>
          </table:table-cell>
          <table:table-cell table:formula="of:=MAX(-[.I100];[.K100]+[.L100]+[.M100])" office:value-type="float" office:value="793.218012813427" calcext:value-type="float">
            <text:p>793.218012813427</text:p>
          </table:table-cell>
          <table:table-cell table:formula="of:=-[.H100]" office:value-type="float" office:value="1499.37226349611" calcext:value-type="float">
            <text:p>1499.37226349611</text:p>
          </table:table-cell>
          <table:table-cell table:formula="of:=-SUMPRODUCT([.I81:.I100];[.$BA$25:.$BA$44])" office:value-type="float" office:value="-424.139140053351" calcext:value-type="float">
            <text:p>-424.139140053351</text:p>
          </table:table-cell>
          <table:table-cell table:formula="of:=-SUMPRODUCT([.I81:.I100];[.$BB$25:.$BB$44])" office:value-type="float" office:value="-282.01511062933" calcext:value-type="float">
            <text:p>-282.01511062933</text:p>
          </table:table-cell>
          <table:table-cell table:formula="of:=[.N99]+[.O99]" office:value-type="float" office:value="0" calcext:value-type="float">
            <text:p>0</text:p>
          </table:table-cell>
          <table:table-cell table:formula="of:=MAX(-[.N100];SUM([.P100:.R100]))" office:value-type="float" office:value="-0" calcext:value-type="float">
            <text:p>0</text:p>
          </table:table-cell>
          <table:table-cell table:formula="of:=-[.L100]" office:value-type="float" office:value="424.139140053351" calcext:value-type="float">
            <text:p>424.139140053351</text:p>
          </table:table-cell>
          <table:table-cell table:formula="of:=-SUMPRODUCT([.N80:.N99];[.BB$47:.BB$66])" office:value-type="float" office:value="-610.098333895494" calcext:value-type="float">
            <text:p>-610.098333895494</text:p>
          </table:table-cell>
          <table:table-cell table:formula="of:=-SUMPRODUCT([.N80:.N99];[.BA$47:.BA$66])" office:value-type="float" office:value="-5.05222354258644" calcext:value-type="float">
            <text:p>-5.05222354258644</text:p>
          </table:table-cell>
          <table:table-cell table:formula="of:=SUM([.N$7:.N100])" office:value-type="float" office:value="495481.426632726" calcext:value-type="float">
            <text:p>495481.426632726</text:p>
          </table:table-cell>
          <table:table-cell table:formula="of:=[.T99]+[.U99]" office:value-type="float" office:value="0" calcext:value-type="float">
            <text:p>0</text:p>
          </table:table-cell>
          <table:table-cell table:formula="of:=MAX(-[.T100];SUM([.V100:.X100]))" office:value-type="float" office:value="-0" calcext:value-type="float">
            <text:p>0</text:p>
          </table:table-cell>
          <table:table-cell table:formula="of:=-[.R100]" office:value-type="float" office:value="5.05222354258644" calcext:value-type="float">
            <text:p>5.05222354258644</text:p>
          </table:table-cell>
          <table:table-cell table:formula="of:=-[.T77]*(1-[.$Q$2])" office:value-type="float" office:value="-11220.9599528993" calcext:value-type="float">
            <text:p>-11220.9599528993</text:p>
          </table:table-cell>
          <table:table-cell table:formula="of:=-[.T96]*[.$Q$2]" office:value-type="float" office:value="-0" calcext:value-type="float">
            <text:p>0</text:p>
          </table:table-cell>
          <table:table-cell table:formula="of:=[.Y99]+[.Z99]" office:value-type="float" office:value="424419.224611152" calcext:value-type="float">
            <text:p>424419.224611152</text:p>
          </table:table-cell>
          <table:table-cell table:formula="of:=-[.Q100]-[.M100]-[.W100]" office:value-type="float" office:value="12113.0733974242" calcext:value-type="float">
            <text:p>12113.0733974242</text:p>
          </table:table-cell>
          <table:table-cell table:formula="of:=[.AA99]+[.AB99]" office:value-type="float" office:value="28866.6943424997" calcext:value-type="float">
            <text:p>28866.6943424997</text:p>
          </table:table-cell>
          <table:table-cell table:formula="of:=-[.X100]" office:value-type="float" office:value="0" calcext:value-type="float">
            <text:p>0</text:p>
          </table:table-cell>
          <table:table-cell table:number-columns-repeated="8"/>
          <table:table-cell table:formula="of:=IF([.B100]&gt;=[.$L$3];[.$L$2];IF([.B100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1]" office:value-type="date" office:date-value="2020-04-28" calcext:value-type="date">
            <text:p>04/28/20</text:p>
          </table:table-cell>
          <table:table-cell table:formula="of:=[.B100]+1" office:value-type="float" office:value="73" calcext:value-type="float">
            <text:p>73</text:p>
          </table:table-cell>
          <table:table-cell table:formula="of:=[.C100]+[.D100]" office:value-type="float" office:value="80777668.4426617" calcext:value-type="float">
            <text:p>80777668.4426617</text:p>
          </table:table-cell>
          <table:table-cell table:formula="of:=-MIN([.AK100]*[.C100]*[.I100]/[.$C$4];[.C101])" office:value-type="float" office:value="-2732.71231869108" calcext:value-type="float">
            <text:p>-2732.71231869108</text:p>
          </table:table-cell>
          <table:table-cell table:formula="of:=[.E100]+[.F100]" office:value-type="float" office:value="4720.25180110964" calcext:value-type="float">
            <text:p>4720.25180110964</text:p>
          </table:table-cell>
          <table:table-cell table:formula="of:=MAX([.G101]+[.H101];-[.E101])" office:value-type="float" office:value="962.497812636593" calcext:value-type="float">
            <text:p>962.497812636593</text:p>
          </table:table-cell>
          <table:table-cell table:formula="of:=-[.D101]" office:value-type="float" office:value="2732.71231869108" calcext:value-type="float">
            <text:p>2732.71231869108</text:p>
          </table:table-cell>
          <table:table-cell table:formula="of:=-MIN(SUMPRODUCT([.$AZ$3:.$AZ$22];[.E81:.E100]);[.E100])" office:value-type="float" office:value="-1770.21450605449" calcext:value-type="float">
            <text:p>-1770.21450605449</text:p>
          </table:table-cell>
          <table:table-cell table:formula="of:=[.I100]+[.J100]" office:value-type="float" office:value="3533.3802910662" calcext:value-type="float">
            <text:p>3533.3802910662</text:p>
          </table:table-cell>
          <table:table-cell table:formula="of:=MAX(-[.I101];[.K101]+[.L101]+[.M101])" office:value-type="float" office:value="942.09650049073" calcext:value-type="float">
            <text:p>942.09650049073</text:p>
          </table:table-cell>
          <table:table-cell table:formula="of:=-[.H101]" office:value-type="float" office:value="1770.21450605449" calcext:value-type="float">
            <text:p>1770.21450605449</text:p>
          </table:table-cell>
          <table:table-cell table:formula="of:=-SUMPRODUCT([.I82:.I101];[.$BA$25:.$BA$44])" office:value-type="float" office:value="-551.45804453777" calcext:value-type="float">
            <text:p>-551.45804453777</text:p>
          </table:table-cell>
          <table:table-cell table:formula="of:=-SUMPRODUCT([.I82:.I101];[.$BB$25:.$BB$44])" office:value-type="float" office:value="-276.659961025988" calcext:value-type="float">
            <text:p>-276.659961025988</text:p>
          </table:table-cell>
          <table:table-cell table:formula="of:=[.N100]+[.O100]" office:value-type="float" office:value="0" calcext:value-type="float">
            <text:p>0</text:p>
          </table:table-cell>
          <table:table-cell table:formula="of:=MAX(-[.N101];SUM([.P101:.R101]))" office:value-type="float" office:value="150.741100139285" calcext:value-type="float">
            <text:p>150.741100139285</text:p>
          </table:table-cell>
          <table:table-cell table:formula="of:=-[.L101]" office:value-type="float" office:value="551.45804453777" calcext:value-type="float">
            <text:p>551.45804453777</text:p>
          </table:table-cell>
          <table:table-cell table:formula="of:=-SUMPRODUCT([.N81:.N100];[.BB$47:.BB$66])" office:value-type="float" office:value="-399.840310929502" calcext:value-type="float">
            <text:p>-399.840310929502</text:p>
          </table:table-cell>
          <table:table-cell table:formula="of:=-SUMPRODUCT([.N81:.N100];[.BA$47:.BA$66])" office:value-type="float" office:value="-0.876633468983672" calcext:value-type="float">
            <text:p>-0.876633468983672</text:p>
          </table:table-cell>
          <table:table-cell table:formula="of:=SUM([.N$7:.N101])" office:value-type="float" office:value="495481.426632726" calcext:value-type="float">
            <text:p>495481.426632726</text:p>
          </table:table-cell>
          <table:table-cell table:formula="of:=[.T100]+[.U100]" office:value-type="float" office:value="0" calcext:value-type="float">
            <text:p>0</text:p>
          </table:table-cell>
          <table:table-cell table:formula="of:=MAX(-[.T101];SUM([.V101:.X101]))" office:value-type="float" office:value="-0" calcext:value-type="float">
            <text:p>0</text:p>
          </table:table-cell>
          <table:table-cell table:formula="of:=-[.R101]" office:value-type="float" office:value="0.876633468983672" calcext:value-type="float">
            <text:p>0.876633468983672</text:p>
          </table:table-cell>
          <table:table-cell table:formula="of:=-[.T78]*(1-[.$Q$2])" office:value-type="float" office:value="-10077.8176640647" calcext:value-type="float">
            <text:p>-10077.8176640647</text:p>
          </table:table-cell>
          <table:table-cell table:formula="of:=-[.T97]*[.$Q$2]" office:value-type="float" office:value="-0" calcext:value-type="float">
            <text:p>0</text:p>
          </table:table-cell>
          <table:table-cell table:formula="of:=[.Y100]+[.Z100]" office:value-type="float" office:value="436532.298008577" calcext:value-type="float">
            <text:p>436532.298008577</text:p>
          </table:table-cell>
          <table:table-cell table:formula="of:=-[.Q101]-[.M101]-[.W101]" office:value-type="float" office:value="10754.3179360202" calcext:value-type="float">
            <text:p>10754.3179360202</text:p>
          </table:table-cell>
          <table:table-cell table:formula="of:=[.AA100]+[.AB100]" office:value-type="float" office:value="28866.6943424997" calcext:value-type="float">
            <text:p>28866.6943424997</text:p>
          </table:table-cell>
          <table:table-cell table:formula="of:=-[.X101]" office:value-type="float" office:value="0" calcext:value-type="float">
            <text:p>0</text:p>
          </table:table-cell>
          <table:table-cell table:number-columns-repeated="8"/>
          <table:table-cell table:formula="of:=IF([.B101]&gt;=[.$L$3];[.$L$2];IF([.B101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2]" office:value-type="date" office:date-value="2020-04-29" calcext:value-type="date">
            <text:p>04/29/20</text:p>
          </table:table-cell>
          <table:table-cell table:formula="of:=[.B101]+1" office:value-type="float" office:value="74" calcext:value-type="float">
            <text:p>74</text:p>
          </table:table-cell>
          <table:table-cell table:formula="of:=[.C101]+[.D101]" office:value-type="float" office:value="80774935.730343" calcext:value-type="float">
            <text:p>80774935.730343</text:p>
          </table:table-cell>
          <table:table-cell table:formula="of:=-MIN([.AK101]*[.C101]*[.I101]/[.$C$4];[.C102])" office:value-type="float" office:value="-3523.68174856272" calcext:value-type="float">
            <text:p>-3523.68174856272</text:p>
          </table:table-cell>
          <table:table-cell table:formula="of:=[.E101]+[.F101]" office:value-type="float" office:value="5682.74961374624" calcext:value-type="float">
            <text:p>5682.74961374624</text:p>
          </table:table-cell>
          <table:table-cell table:formula="of:=MAX([.G102]+[.H102];-[.E102])" office:value-type="float" office:value="1456.27740860008" calcext:value-type="float">
            <text:p>1456.27740860008</text:p>
          </table:table-cell>
          <table:table-cell table:formula="of:=-[.D102]" office:value-type="float" office:value="3523.68174856272" calcext:value-type="float">
            <text:p>3523.68174856272</text:p>
          </table:table-cell>
          <table:table-cell table:formula="of:=-MIN(SUMPRODUCT([.$AZ$3:.$AZ$22];[.E82:.E101]);[.E101])" office:value-type="float" office:value="-2067.40433996265" calcext:value-type="float">
            <text:p>-2067.40433996265</text:p>
          </table:table-cell>
          <table:table-cell table:formula="of:=[.I101]+[.J101]" office:value-type="float" office:value="4475.47679155693" calcext:value-type="float">
            <text:p>4475.47679155693</text:p>
          </table:table-cell>
          <table:table-cell table:formula="of:=MAX(-[.I102];[.K102]+[.L102]+[.M102])" office:value-type="float" office:value="1028.60545487827" calcext:value-type="float">
            <text:p>1028.60545487827</text:p>
          </table:table-cell>
          <table:table-cell table:formula="of:=-[.H102]" office:value-type="float" office:value="2067.40433996265" calcext:value-type="float">
            <text:p>2067.40433996265</text:p>
          </table:table-cell>
          <table:table-cell table:formula="of:=-SUMPRODUCT([.I83:.I102];[.$BA$25:.$BA$44])" office:value-type="float" office:value="-712.303185868906" calcext:value-type="float">
            <text:p>-712.303185868906</text:p>
          </table:table-cell>
          <table:table-cell table:formula="of:=-SUMPRODUCT([.I83:.I102];[.$BB$25:.$BB$44])" office:value-type="float" office:value="-326.495699215476" calcext:value-type="float">
            <text:p>-326.495699215476</text:p>
          </table:table-cell>
          <table:table-cell table:formula="of:=[.N101]+[.O101]" office:value-type="float" office:value="150.741100139285" calcext:value-type="float">
            <text:p>150.741100139285</text:p>
          </table:table-cell>
          <table:table-cell table:formula="of:=MAX(-[.N102];SUM([.P102:.R102]))" office:value-type="float" office:value="500.514750160363" calcext:value-type="float">
            <text:p>500.514750160363</text:p>
          </table:table-cell>
          <table:table-cell table:formula="of:=-[.L102]" office:value-type="float" office:value="712.303185868906" calcext:value-type="float">
            <text:p>712.303185868906</text:p>
          </table:table-cell>
          <table:table-cell table:formula="of:=-SUMPRODUCT([.N82:.N101];[.BB$47:.BB$66])" office:value-type="float" office:value="-211.709908922348" calcext:value-type="float">
            <text:p>-211.709908922348</text:p>
          </table:table-cell>
          <table:table-cell table:formula="of:=-SUMPRODUCT([.N82:.N101];[.BA$47:.BA$66])" office:value-type="float" office:value="-0.0785267861944246" calcext:value-type="float">
            <text:p>-0.078526786194425</text:p>
          </table:table-cell>
          <table:table-cell table:formula="of:=SUM([.N$7:.N102])" office:value-type="float" office:value="495632.167732866" calcext:value-type="float">
            <text:p>495632.167732866</text:p>
          </table:table-cell>
          <table:table-cell table:formula="of:=[.T101]+[.U101]" office:value-type="float" office:value="0" calcext:value-type="float">
            <text:p>0</text:p>
          </table:table-cell>
          <table:table-cell table:formula="of:=MAX(-[.T102];SUM([.V102:.X102]))" office:value-type="float" office:value="-0" calcext:value-type="float">
            <text:p>0</text:p>
          </table:table-cell>
          <table:table-cell table:formula="of:=-[.R102]" office:value-type="float" office:value="0.0785267861944246" calcext:value-type="float">
            <text:p>0.078526786194425</text:p>
          </table:table-cell>
          <table:table-cell table:formula="of:=-[.T79]*(1-[.$Q$2])" office:value-type="float" office:value="-8242.34546584806" calcext:value-type="float">
            <text:p>-8242.34546584806</text:p>
          </table:table-cell>
          <table:table-cell table:formula="of:=-[.T98]*[.$Q$2]" office:value-type="float" office:value="-0" calcext:value-type="float">
            <text:p>0</text:p>
          </table:table-cell>
          <table:table-cell table:formula="of:=[.Y101]+[.Z101]" office:value-type="float" office:value="447286.615944597" calcext:value-type="float">
            <text:p>447286.615944597</text:p>
          </table:table-cell>
          <table:table-cell table:formula="of:=-[.Q102]-[.M102]-[.W102]" office:value-type="float" office:value="8780.55107398589" calcext:value-type="float">
            <text:p>8780.55107398589</text:p>
          </table:table-cell>
          <table:table-cell table:formula="of:=[.AA101]+[.AB101]" office:value-type="float" office:value="28866.6943424997" calcext:value-type="float">
            <text:p>28866.6943424997</text:p>
          </table:table-cell>
          <table:table-cell table:formula="of:=-[.X102]" office:value-type="float" office:value="0" calcext:value-type="float">
            <text:p>0</text:p>
          </table:table-cell>
          <table:table-cell table:number-columns-repeated="8"/>
          <table:table-cell table:formula="of:=IF([.B102]&gt;=[.$L$3];[.$L$2];IF([.B102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3]" office:value-type="date" office:date-value="2020-04-30" calcext:value-type="date">
            <text:p>04/30/20</text:p>
          </table:table-cell>
          <table:table-cell table:formula="of:=[.B102]+1" office:value-type="float" office:value="75" calcext:value-type="float">
            <text:p>75</text:p>
          </table:table-cell>
          <table:table-cell table:formula="of:=[.C102]+[.D102]" office:value-type="float" office:value="80771412.0485944" calcext:value-type="float">
            <text:p>80771412.0485944</text:p>
          </table:table-cell>
          <table:table-cell table:formula="of:=-MIN([.AK102]*[.C102]*[.I102]/[.$C$4];[.C103])" office:value-type="float" office:value="-4463.04136050188" calcext:value-type="float">
            <text:p>-4463.04136050188</text:p>
          </table:table-cell>
          <table:table-cell table:formula="of:=[.E102]+[.F102]" office:value-type="float" office:value="7139.02702234631" calcext:value-type="float">
            <text:p>7139.02702234631</text:p>
          </table:table-cell>
          <table:table-cell table:formula="of:=MAX([.G103]+[.H103];-[.E103])" office:value-type="float" office:value="2066.73256581501" calcext:value-type="float">
            <text:p>2066.73256581501</text:p>
          </table:table-cell>
          <table:table-cell table:formula="of:=-[.D103]" office:value-type="float" office:value="4463.04136050188" calcext:value-type="float">
            <text:p>4463.04136050188</text:p>
          </table:table-cell>
          <table:table-cell table:formula="of:=-MIN(SUMPRODUCT([.$AZ$3:.$AZ$22];[.E83:.E102]);[.E102])" office:value-type="float" office:value="-2396.30879468687" calcext:value-type="float">
            <text:p>-2396.30879468687</text:p>
          </table:table-cell>
          <table:table-cell table:formula="of:=[.I102]+[.J102]" office:value-type="float" office:value="5504.08224643519" calcext:value-type="float">
            <text:p>5504.08224643519</text:p>
          </table:table-cell>
          <table:table-cell table:formula="of:=MAX(-[.I103];[.K103]+[.L103]+[.M103])" office:value-type="float" office:value="1067.14522254075" calcext:value-type="float">
            <text:p>1067.14522254075</text:p>
          </table:table-cell>
          <table:table-cell table:formula="of:=-[.H103]" office:value-type="float" office:value="2396.30879468687" calcext:value-type="float">
            <text:p>2396.30879468687</text:p>
          </table:table-cell>
          <table:table-cell table:formula="of:=-SUMPRODUCT([.I84:.I103];[.$BA$25:.$BA$44])" office:value-type="float" office:value="-909.143069567327" calcext:value-type="float">
            <text:p>-909.143069567327</text:p>
          </table:table-cell>
          <table:table-cell table:formula="of:=-SUMPRODUCT([.I84:.I103];[.$BB$25:.$BB$44])" office:value-type="float" office:value="-420.020502578795" calcext:value-type="float">
            <text:p>-420.020502578795</text:p>
          </table:table-cell>
          <table:table-cell table:formula="of:=[.N102]+[.O102]" office:value-type="float" office:value="651.255850299648" calcext:value-type="float">
            <text:p>651.255850299648</text:p>
          </table:table-cell>
          <table:table-cell table:formula="of:=MAX(-[.N103];SUM([.P103:.R103]))" office:value-type="float" office:value="827.043663854591" calcext:value-type="float">
            <text:p>827.043663854591</text:p>
          </table:table-cell>
          <table:table-cell table:formula="of:=-[.L103]" office:value-type="float" office:value="909.143069567327" calcext:value-type="float">
            <text:p>909.143069567327</text:p>
          </table:table-cell>
          <table:table-cell table:formula="of:=-SUMPRODUCT([.N83:.N102];[.BB$47:.BB$66])" office:value-type="float" office:value="-81.5021740924823" calcext:value-type="float">
            <text:p>-81.5021740924823</text:p>
          </table:table-cell>
          <table:table-cell table:formula="of:=-SUMPRODUCT([.N83:.N102];[.BA$47:.BA$66])" office:value-type="float" office:value="-0.597231620254191" calcext:value-type="float">
            <text:p>-0.597231620254191</text:p>
          </table:table-cell>
          <table:table-cell table:formula="of:=SUM([.N$7:.N103])" office:value-type="float" office:value="496283.423583165" calcext:value-type="float">
            <text:p>496283.423583165</text:p>
          </table:table-cell>
          <table:table-cell table:formula="of:=[.T102]+[.U102]" office:value-type="float" office:value="0" calcext:value-type="float">
            <text:p>0</text:p>
          </table:table-cell>
          <table:table-cell table:formula="of:=MAX(-[.T103];SUM([.V103:.X103]))" office:value-type="float" office:value="-0" calcext:value-type="float">
            <text:p>0</text:p>
          </table:table-cell>
          <table:table-cell table:formula="of:=-[.R103]" office:value-type="float" office:value="0.597231620254191" calcext:value-type="float">
            <text:p>0.597231620254191</text:p>
          </table:table-cell>
          <table:table-cell table:formula="of:=-[.T80]*(1-[.$Q$2])" office:value-type="float" office:value="-5989.9930389324" calcext:value-type="float">
            <text:p>-5989.9930389324</text:p>
          </table:table-cell>
          <table:table-cell table:formula="of:=-[.T99]*[.$Q$2]" office:value-type="float" office:value="-0" calcext:value-type="float">
            <text:p>0</text:p>
          </table:table-cell>
          <table:table-cell table:formula="of:=[.Y102]+[.Z102]" office:value-type="float" office:value="456067.167018583" calcext:value-type="float">
            <text:p>456067.167018583</text:p>
          </table:table-cell>
          <table:table-cell table:formula="of:=-[.Q103]-[.M103]-[.W103]" office:value-type="float" office:value="6491.51571560368" calcext:value-type="float">
            <text:p>6491.51571560368</text:p>
          </table:table-cell>
          <table:table-cell table:formula="of:=[.AA102]+[.AB102]" office:value-type="float" office:value="28866.6943424997" calcext:value-type="float">
            <text:p>28866.6943424997</text:p>
          </table:table-cell>
          <table:table-cell table:formula="of:=-[.X103]" office:value-type="float" office:value="0" calcext:value-type="float">
            <text:p>0</text:p>
          </table:table-cell>
          <table:table-cell table:number-columns-repeated="8"/>
          <table:table-cell table:formula="of:=IF([.B103]&gt;=[.$L$3];[.$L$2];IF([.B103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4]" office:value-type="date" office:date-value="2020-05-01" calcext:value-type="date">
            <text:p>05/01/20</text:p>
          </table:table-cell>
          <table:table-cell table:formula="of:=[.B103]+1" office:value-type="float" office:value="76" calcext:value-type="float">
            <text:p>76</text:p>
          </table:table-cell>
          <table:table-cell table:formula="of:=[.C103]+[.D103]" office:value-type="float" office:value="80766949.0072339" calcext:value-type="float">
            <text:p>80766949.0072339</text:p>
          </table:table-cell>
          <table:table-cell table:formula="of:=-MIN([.AK103]*[.C103]*[.I103]/[.$C$4];[.C104])" office:value-type="float" office:value="-5488.54932192803" calcext:value-type="float">
            <text:p>-5488.54932192803</text:p>
          </table:table-cell>
          <table:table-cell table:formula="of:=[.E103]+[.F103]" office:value-type="float" office:value="9205.75958816132" calcext:value-type="float">
            <text:p>9205.75958816132</text:p>
          </table:table-cell>
          <table:table-cell table:formula="of:=MAX([.G104]+[.H104];-[.E104])" office:value-type="float" office:value="2716.06380191564" calcext:value-type="float">
            <text:p>2716.06380191564</text:p>
          </table:table-cell>
          <table:table-cell table:formula="of:=-[.D104]" office:value-type="float" office:value="5488.54932192803" calcext:value-type="float">
            <text:p>5488.54932192803</text:p>
          </table:table-cell>
          <table:table-cell table:formula="of:=-MIN(SUMPRODUCT([.$AZ$3:.$AZ$22];[.E84:.E103]);[.E103])" office:value-type="float" office:value="-2772.48552001239" calcext:value-type="float">
            <text:p>-2772.48552001239</text:p>
          </table:table-cell>
          <table:table-cell table:formula="of:=[.I103]+[.J103]" office:value-type="float" office:value="6571.22746897594" calcext:value-type="float">
            <text:p>6571.22746897594</text:p>
          </table:table-cell>
          <table:table-cell table:formula="of:=MAX(-[.I104];[.K104]+[.L104]+[.M104])" office:value-type="float" office:value="1089.90871127427" calcext:value-type="float">
            <text:p>1089.90871127427</text:p>
          </table:table-cell>
          <table:table-cell table:formula="of:=-[.H104]" office:value-type="float" office:value="2772.48552001239" calcext:value-type="float">
            <text:p>2772.48552001239</text:p>
          </table:table-cell>
          <table:table-cell table:formula="of:=-SUMPRODUCT([.I85:.I104];[.$BA$25:.$BA$44])" office:value-type="float" office:value="-1137.71041221469" calcext:value-type="float">
            <text:p>-1137.71041221469</text:p>
          </table:table-cell>
          <table:table-cell table:formula="of:=-SUMPRODUCT([.I85:.I104];[.$BB$25:.$BB$44])" office:value-type="float" office:value="-544.866396523436" calcext:value-type="float">
            <text:p>-544.866396523436</text:p>
          </table:table-cell>
          <table:table-cell table:formula="of:=[.N103]+[.O103]" office:value-type="float" office:value="1478.29951415424" calcext:value-type="float">
            <text:p>1478.29951415424</text:p>
          </table:table-cell>
          <table:table-cell table:formula="of:=MAX(-[.N104];SUM([.P104:.R104]))" office:value-type="float" office:value="1112.8662528481" calcext:value-type="float">
            <text:p>1112.8662528481</text:p>
          </table:table-cell>
          <table:table-cell table:formula="of:=-[.L104]" office:value-type="float" office:value="1137.71041221469" calcext:value-type="float">
            <text:p>1137.71041221469</text:p>
          </table:table-cell>
          <table:table-cell table:formula="of:=-SUMPRODUCT([.N84:.N103];[.BB$47:.BB$66])" office:value-type="float" office:value="-20.3092057851934" calcext:value-type="float">
            <text:p>-20.3092057851934</text:p>
          </table:table-cell>
          <table:table-cell table:formula="of:=-SUMPRODUCT([.N84:.N103];[.BA$47:.BA$66])" office:value-type="float" office:value="-4.5349535813933" calcext:value-type="float">
            <text:p>-4.5349535813933</text:p>
          </table:table-cell>
          <table:table-cell table:formula="of:=SUM([.N$7:.N104])" office:value-type="float" office:value="497761.72309732" calcext:value-type="float">
            <text:p>497761.72309732</text:p>
          </table:table-cell>
          <table:table-cell table:formula="of:=[.T103]+[.U103]" office:value-type="float" office:value="0" calcext:value-type="float">
            <text:p>0</text:p>
          </table:table-cell>
          <table:table-cell table:formula="of:=MAX(-[.T104];SUM([.V104:.X104]))" office:value-type="float" office:value="-0" calcext:value-type="float">
            <text:p>0</text:p>
          </table:table-cell>
          <table:table-cell table:formula="of:=-[.R104]" office:value-type="float" office:value="4.5349535813933" calcext:value-type="float">
            <text:p>4.5349535813933</text:p>
          </table:table-cell>
          <table:table-cell table:formula="of:=-[.T81]*(1-[.$Q$2])" office:value-type="float" office:value="-3577.0505278329" calcext:value-type="float">
            <text:p>-3577.0505278329</text:p>
          </table:table-cell>
          <table:table-cell table:formula="of:=-[.T100]*[.$Q$2]" office:value-type="float" office:value="-0" calcext:value-type="float">
            <text:p>0</text:p>
          </table:table-cell>
          <table:table-cell table:formula="of:=[.Y103]+[.Z103]" office:value-type="float" office:value="462558.682734186" calcext:value-type="float">
            <text:p>462558.682734186</text:p>
          </table:table-cell>
          <table:table-cell table:formula="of:=-[.Q104]-[.M104]-[.W104]" office:value-type="float" office:value="4142.22613014153" calcext:value-type="float">
            <text:p>4142.22613014153</text:p>
          </table:table-cell>
          <table:table-cell table:formula="of:=[.AA103]+[.AB103]" office:value-type="float" office:value="28866.6943424997" calcext:value-type="float">
            <text:p>28866.6943424997</text:p>
          </table:table-cell>
          <table:table-cell table:formula="of:=-[.X104]" office:value-type="float" office:value="0" calcext:value-type="float">
            <text:p>0</text:p>
          </table:table-cell>
          <table:table-cell table:number-columns-repeated="8"/>
          <table:table-cell table:formula="of:=IF([.B104]&gt;=[.$L$3];[.$L$2];IF([.B104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5]" office:value-type="date" office:date-value="2020-05-02" calcext:value-type="date">
            <text:p>05/02/20</text:p>
          </table:table-cell>
          <table:table-cell table:formula="of:=[.B104]+1" office:value-type="float" office:value="77" calcext:value-type="float">
            <text:p>77</text:p>
          </table:table-cell>
          <table:table-cell table:formula="of:=[.C104]+[.D104]" office:value-type="float" office:value="80761460.457912" calcext:value-type="float">
            <text:p>80761460.457912</text:p>
          </table:table-cell>
          <table:table-cell table:formula="of:=-MIN([.AK104]*[.C104]*[.I104]/[.$C$4];[.C105])" office:value-type="float" office:value="-6552.32091236685" calcext:value-type="float">
            <text:p>-6552.32091236685</text:p>
          </table:table-cell>
          <table:table-cell table:formula="of:=[.E104]+[.F104]" office:value-type="float" office:value="11921.823390077" calcext:value-type="float">
            <text:p>11921.823390077</text:p>
          </table:table-cell>
          <table:table-cell table:formula="of:=MAX([.G105]+[.H105];-[.E105])" office:value-type="float" office:value="3324.52811100237" calcext:value-type="float">
            <text:p>3324.52811100237</text:p>
          </table:table-cell>
          <table:table-cell table:formula="of:=-[.D105]" office:value-type="float" office:value="6552.32091236685" calcext:value-type="float">
            <text:p>6552.32091236685</text:p>
          </table:table-cell>
          <table:table-cell table:formula="of:=-MIN(SUMPRODUCT([.$AZ$3:.$AZ$22];[.E85:.E104]);[.E104])" office:value-type="float" office:value="-3227.79280136448" calcext:value-type="float">
            <text:p>-3227.79280136448</text:p>
          </table:table-cell>
          <table:table-cell table:formula="of:=[.I104]+[.J104]" office:value-type="float" office:value="7661.13618025021" calcext:value-type="float">
            <text:p>7661.13618025021</text:p>
          </table:table-cell>
          <table:table-cell table:formula="of:=MAX(-[.I105];[.K105]+[.L105]+[.M105])" office:value-type="float" office:value="1138.09889884802" calcext:value-type="float">
            <text:p>1138.09889884802</text:p>
          </table:table-cell>
          <table:table-cell table:formula="of:=-[.H105]" office:value-type="float" office:value="3227.79280136448" calcext:value-type="float">
            <text:p>3227.79280136448</text:p>
          </table:table-cell>
          <table:table-cell table:formula="of:=-SUMPRODUCT([.I86:.I105];[.$BA$25:.$BA$44])" office:value-type="float" office:value="-1388.61730247239" calcext:value-type="float">
            <text:p>-1388.61730247239</text:p>
          </table:table-cell>
          <table:table-cell table:formula="of:=-SUMPRODUCT([.I86:.I105];[.$BB$25:.$BB$44])" office:value-type="float" office:value="-701.076600044071" calcext:value-type="float">
            <text:p>-701.076600044071</text:p>
          </table:table-cell>
          <table:table-cell table:formula="of:=[.N104]+[.O104]" office:value-type="float" office:value="2591.16576700234" calcext:value-type="float">
            <text:p>2591.16576700234</text:p>
          </table:table-cell>
          <table:table-cell table:formula="of:=MAX(-[.N105];SUM([.P105:.R105]))" office:value-type="float" office:value="1364.99236822886" calcext:value-type="float">
            <text:p>1364.99236822886</text:p>
          </table:table-cell>
          <table:table-cell table:formula="of:=-[.L105]" office:value-type="float" office:value="1388.61730247239" calcext:value-type="float">
            <text:p>1388.61730247239</text:p>
          </table:table-cell>
          <table:table-cell table:formula="of:=-SUMPRODUCT([.N85:.N104];[.BB$47:.BB$66])" office:value-type="float" office:value="-6.6460942322051" calcext:value-type="float">
            <text:p>-6.6460942322051</text:p>
          </table:table-cell>
          <table:table-cell table:formula="of:=-SUMPRODUCT([.N85:.N104];[.BA$47:.BA$66])" office:value-type="float" office:value="-16.9788400113264" calcext:value-type="float">
            <text:p>-16.9788400113264</text:p>
          </table:table-cell>
          <table:table-cell table:formula="of:=SUM([.N$7:.N105])" office:value-type="float" office:value="500352.888864322" calcext:value-type="float">
            <text:p>500352.888864322</text:p>
          </table:table-cell>
          <table:table-cell table:formula="of:=[.T104]+[.U104]" office:value-type="float" office:value="0" calcext:value-type="float">
            <text:p>0</text:p>
          </table:table-cell>
          <table:table-cell table:formula="of:=MAX(-[.T105];SUM([.V105:.X105]))" office:value-type="float" office:value="-0" calcext:value-type="float">
            <text:p>0</text:p>
          </table:table-cell>
          <table:table-cell table:formula="of:=-[.R105]" office:value-type="float" office:value="16.9788400113264" calcext:value-type="float">
            <text:p>16.9788400113264</text:p>
          </table:table-cell>
          <table:table-cell table:formula="of:=-[.T82]*(1-[.$Q$2])" office:value-type="float" office:value="-1189.1564621459" calcext:value-type="float">
            <text:p>-1189.1564621459</text:p>
          </table:table-cell>
          <table:table-cell table:formula="of:=-[.T101]*[.$Q$2]" office:value-type="float" office:value="-0" calcext:value-type="float">
            <text:p>0</text:p>
          </table:table-cell>
          <table:table-cell table:formula="of:=[.Y104]+[.Z104]" office:value-type="float" office:value="466700.908864328" calcext:value-type="float">
            <text:p>466700.908864328</text:p>
          </table:table-cell>
          <table:table-cell table:formula="of:=-[.Q105]-[.M105]-[.W105]" office:value-type="float" office:value="1896.87915642218" calcext:value-type="float">
            <text:p>1896.87915642218</text:p>
          </table:table-cell>
          <table:table-cell table:formula="of:=[.AA104]+[.AB104]" office:value-type="float" office:value="28866.6943424997" calcext:value-type="float">
            <text:p>28866.6943424997</text:p>
          </table:table-cell>
          <table:table-cell table:formula="of:=-[.X105]" office:value-type="float" office:value="0" calcext:value-type="float">
            <text:p>0</text:p>
          </table:table-cell>
          <table:table-cell table:number-columns-repeated="8"/>
          <table:table-cell table:formula="of:=IF([.B105]&gt;=[.$L$3];[.$L$2];IF([.B105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6]" office:value-type="date" office:date-value="2020-05-03" calcext:value-type="date">
            <text:p>05/03/20</text:p>
          </table:table-cell>
          <table:table-cell table:formula="of:=[.B105]+1" office:value-type="float" office:value="78" calcext:value-type="float">
            <text:p>78</text:p>
          </table:table-cell>
          <table:table-cell table:formula="of:=[.C105]+[.D105]" office:value-type="float" office:value="80754908.1369996" calcext:value-type="float">
            <text:p>80754908.1369996</text:p>
          </table:table-cell>
          <table:table-cell table:formula="of:=-MIN([.AK105]*[.C105]*[.I105]/[.$C$4];[.C106])" office:value-type="float" office:value="-7638.57465041921" calcext:value-type="float">
            <text:p>-7638.57465041921</text:p>
          </table:table-cell>
          <table:table-cell table:formula="of:=[.E105]+[.F105]" office:value-type="float" office:value="15246.3515010793" calcext:value-type="float">
            <text:p>15246.3515010793</text:p>
          </table:table-cell>
          <table:table-cell table:formula="of:=MAX([.G106]+[.H106];-[.E106])" office:value-type="float" office:value="3833.27388300897" calcext:value-type="float">
            <text:p>3833.27388300897</text:p>
          </table:table-cell>
          <table:table-cell table:formula="of:=-[.D106]" office:value-type="float" office:value="7638.57465041921" calcext:value-type="float">
            <text:p>7638.57465041921</text:p>
          </table:table-cell>
          <table:table-cell table:formula="of:=-MIN(SUMPRODUCT([.$AZ$3:.$AZ$22];[.E86:.E105]);[.E105])" office:value-type="float" office:value="-3805.30076741024" calcext:value-type="float">
            <text:p>-3805.30076741024</text:p>
          </table:table-cell>
          <table:table-cell table:formula="of:=[.I105]+[.J105]" office:value-type="float" office:value="8799.23507909823" calcext:value-type="float">
            <text:p>8799.23507909823</text:p>
          </table:table-cell>
          <table:table-cell table:formula="of:=MAX(-[.I106];[.K106]+[.L106]+[.M106])" office:value-type="float" office:value="1261.40967773858" calcext:value-type="float">
            <text:p>1261.40967773858</text:p>
          </table:table-cell>
          <table:table-cell table:formula="of:=-[.H106]" office:value-type="float" office:value="3805.30076741024" calcext:value-type="float">
            <text:p>3805.30076741024</text:p>
          </table:table-cell>
          <table:table-cell table:formula="of:=-SUMPRODUCT([.I87:.I106];[.$BA$25:.$BA$44])" office:value-type="float" office:value="-1653.2766817354" calcext:value-type="float">
            <text:p>-1653.2766817354</text:p>
          </table:table-cell>
          <table:table-cell table:formula="of:=-SUMPRODUCT([.I87:.I106];[.$BB$25:.$BB$44])" office:value-type="float" office:value="-890.61440793626" calcext:value-type="float">
            <text:p>-890.61440793626</text:p>
          </table:table-cell>
          <table:table-cell table:formula="of:=[.N105]+[.O105]" office:value-type="float" office:value="3956.15813523119" calcext:value-type="float">
            <text:p>3956.15813523119</text:p>
          </table:table-cell>
          <table:table-cell table:formula="of:=MAX(-[.N106];SUM([.P106:.R106]))" office:value-type="float" office:value="1591.02019357847" calcext:value-type="float">
            <text:p>1591.02019357847</text:p>
          </table:table-cell>
          <table:table-cell table:formula="of:=-[.L106]" office:value-type="float" office:value="1653.2766817354" calcext:value-type="float">
            <text:p>1653.2766817354</text:p>
          </table:table-cell>
          <table:table-cell table:formula="of:=-SUMPRODUCT([.N86:.N105];[.BB$47:.BB$66])" office:value-type="float" office:value="-19.5595724866055" calcext:value-type="float">
            <text:p>-19.5595724866055</text:p>
          </table:table-cell>
          <table:table-cell table:formula="of:=-SUMPRODUCT([.N86:.N105];[.BA$47:.BA$66])" office:value-type="float" office:value="-42.6969156703187" calcext:value-type="float">
            <text:p>-42.6969156703187</text:p>
          </table:table-cell>
          <table:table-cell table:formula="of:=SUM([.N$7:.N106])" office:value-type="float" office:value="504309.046999553" calcext:value-type="float">
            <text:p>504309.046999553</text:p>
          </table:table-cell>
          <table:table-cell table:formula="of:=[.T105]+[.U105]" office:value-type="float" office:value="0" calcext:value-type="float">
            <text:p>0</text:p>
          </table:table-cell>
          <table:table-cell table:formula="of:=MAX(-[.T106];SUM([.V106:.X106]))" office:value-type="float" office:value="42.6969156703187" calcext:value-type="float">
            <text:p>42.6969156703187</text:p>
          </table:table-cell>
          <table:table-cell table:formula="of:=-[.R106]" office:value-type="float" office:value="42.6969156703187" calcext:value-type="float">
            <text:p>42.6969156703187</text:p>
          </table:table-cell>
          <table:table-cell table:formula="of:=-[.T83]*(1-[.$Q$2])" office:value-type="float" office:value="-0" calcext:value-type="float">
            <text:p>0</text:p>
          </table:table-cell>
          <table:table-cell table:formula="of:=-[.T102]*[.$Q$2]" office:value-type="float" office:value="-0" calcext:value-type="float">
            <text:p>0</text:p>
          </table:table-cell>
          <table:table-cell table:formula="of:=[.Y105]+[.Z105]" office:value-type="float" office:value="468597.78802075" calcext:value-type="float">
            <text:p>468597.78802075</text:p>
          </table:table-cell>
          <table:table-cell table:formula="of:=-[.Q106]-[.M106]-[.W106]" office:value-type="float" office:value="910.173980422866" calcext:value-type="float">
            <text:p>910.173980422866</text:p>
          </table:table-cell>
          <table:table-cell table:formula="of:=[.AA105]+[.AB105]" office:value-type="float" office:value="28866.6943424997" calcext:value-type="float">
            <text:p>28866.6943424997</text:p>
          </table:table-cell>
          <table:table-cell table:formula="of:=-[.X106]" office:value-type="float" office:value="0" calcext:value-type="float">
            <text:p>0</text:p>
          </table:table-cell>
          <table:table-cell table:number-columns-repeated="8"/>
          <table:table-cell table:formula="of:=IF([.B106]&gt;=[.$L$3];[.$L$2];IF([.B106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7]" office:value-type="date" office:date-value="2020-05-04" calcext:value-type="date">
            <text:p>05/04/20</text:p>
          </table:table-cell>
          <table:table-cell table:formula="of:=[.B106]+1" office:value-type="float" office:value="79" calcext:value-type="float">
            <text:p>79</text:p>
          </table:table-cell>
          <table:table-cell table:formula="of:=[.C106]+[.D106]" office:value-type="float" office:value="80747269.5623492" calcext:value-type="float">
            <text:p>80747269.5623492</text:p>
          </table:table-cell>
          <table:table-cell table:formula="of:=-MIN([.AK106]*[.C106]*[.I106]/[.$C$4];[.C107])" office:value-type="float" office:value="-8772.61012948694" calcext:value-type="float">
            <text:p>-8772.61012948694</text:p>
          </table:table-cell>
          <table:table-cell table:formula="of:=[.E106]+[.F106]" office:value-type="float" office:value="19079.6253840883" calcext:value-type="float">
            <text:p>19079.6253840883</text:p>
          </table:table-cell>
          <table:table-cell table:formula="of:=MAX([.G107]+[.H107];-[.E107])" office:value-type="float" office:value="4225.00278881387" calcext:value-type="float">
            <text:p>4225.00278881387</text:p>
          </table:table-cell>
          <table:table-cell table:formula="of:=-[.D107]" office:value-type="float" office:value="8772.61012948694" calcext:value-type="float">
            <text:p>8772.61012948694</text:p>
          </table:table-cell>
          <table:table-cell table:formula="of:=-MIN(SUMPRODUCT([.$AZ$3:.$AZ$22];[.E87:.E106]);[.E106])" office:value-type="float" office:value="-4547.60734067308" calcext:value-type="float">
            <text:p>-4547.60734067308</text:p>
          </table:table-cell>
          <table:table-cell table:formula="of:=[.I106]+[.J106]" office:value-type="float" office:value="10060.6447568368" calcext:value-type="float">
            <text:p>10060.6447568368</text:p>
          </table:table-cell>
          <table:table-cell table:formula="of:=MAX(-[.I107];[.K107]+[.L107]+[.M107])" office:value-type="float" office:value="1506.73953234707" calcext:value-type="float">
            <text:p>1506.73953234707</text:p>
          </table:table-cell>
          <table:table-cell table:formula="of:=-[.H107]" office:value-type="float" office:value="4547.60734067308" calcext:value-type="float">
            <text:p>4547.60734067308</text:p>
          </table:table-cell>
          <table:table-cell table:formula="of:=-SUMPRODUCT([.I88:.I107];[.$BA$25:.$BA$44])" office:value-type="float" office:value="-1929.5638662271" calcext:value-type="float">
            <text:p>-1929.5638662271</text:p>
          </table:table-cell>
          <table:table-cell table:formula="of:=-SUMPRODUCT([.I88:.I107];[.$BB$25:.$BB$44])" office:value-type="float" office:value="-1111.30394209891" calcext:value-type="float">
            <text:p>-1111.30394209891</text:p>
          </table:table-cell>
          <table:table-cell table:formula="of:=[.N106]+[.O106]" office:value-type="float" office:value="5547.17832880967" calcext:value-type="float">
            <text:p>5547.17832880967</text:p>
          </table:table-cell>
          <table:table-cell table:formula="of:=MAX(-[.N107];SUM([.P107:.R107]))" office:value-type="float" office:value="1779.2539511483" calcext:value-type="float">
            <text:p>1779.2539511483</text:p>
          </table:table-cell>
          <table:table-cell table:formula="of:=-[.L107]" office:value-type="float" office:value="1929.5638662271" calcext:value-type="float">
            <text:p>1929.5638662271</text:p>
          </table:table-cell>
          <table:table-cell table:formula="of:=-SUMPRODUCT([.N87:.N106];[.BB$47:.BB$66])" office:value-type="float" office:value="-66.8803429435291" calcext:value-type="float">
            <text:p>-66.8803429435291</text:p>
          </table:table-cell>
          <table:table-cell table:formula="of:=-SUMPRODUCT([.N87:.N106];[.BA$47:.BA$66])" office:value-type="float" office:value="-83.4295721352677" calcext:value-type="float">
            <text:p>-83.4295721352677</text:p>
          </table:table-cell>
          <table:table-cell table:formula="of:=SUM([.N$7:.N107])" office:value-type="float" office:value="509856.225328363" calcext:value-type="float">
            <text:p>509856.225328363</text:p>
          </table:table-cell>
          <table:table-cell table:formula="of:=[.T106]+[.U106]" office:value-type="float" office:value="42.6969156703187" calcext:value-type="float">
            <text:p>42.6969156703187</text:p>
          </table:table-cell>
          <table:table-cell table:formula="of:=MAX(-[.T107];SUM([.V107:.X107]))" office:value-type="float" office:value="83.4295721352677" calcext:value-type="float">
            <text:p>83.4295721352677</text:p>
          </table:table-cell>
          <table:table-cell table:formula="of:=-[.R107]" office:value-type="float" office:value="83.4295721352677" calcext:value-type="float">
            <text:p>83.4295721352677</text:p>
          </table:table-cell>
          <table:table-cell table:formula="of:=-[.T84]*(1-[.$Q$2])" office:value-type="float" office:value="-0" calcext:value-type="float">
            <text:p>0</text:p>
          </table:table-cell>
          <table:table-cell table:formula="of:=-[.T103]*[.$Q$2]" office:value-type="float" office:value="-0" calcext:value-type="float">
            <text:p>0</text:p>
          </table:table-cell>
          <table:table-cell table:formula="of:=[.Y106]+[.Z106]" office:value-type="float" office:value="469507.962001173" calcext:value-type="float">
            <text:p>469507.962001173</text:p>
          </table:table-cell>
          <table:table-cell table:formula="of:=-[.Q107]-[.M107]-[.W107]" office:value-type="float" office:value="1178.18428504244" calcext:value-type="float">
            <text:p>1178.18428504244</text:p>
          </table:table-cell>
          <table:table-cell table:formula="of:=[.AA106]+[.AB106]" office:value-type="float" office:value="28866.6943424997" calcext:value-type="float">
            <text:p>28866.6943424997</text:p>
          </table:table-cell>
          <table:table-cell table:formula="of:=-[.X107]" office:value-type="float" office:value="0" calcext:value-type="float">
            <text:p>0</text:p>
          </table:table-cell>
          <table:table-cell table:number-columns-repeated="8"/>
          <table:table-cell table:formula="of:=IF([.B107]&gt;=[.$L$3];[.$L$2];IF([.B107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8]" office:value-type="date" office:date-value="2020-05-05" calcext:value-type="date">
            <text:p>05/05/20</text:p>
          </table:table-cell>
          <table:table-cell table:formula="of:=[.B107]+1" office:value-type="float" office:value="80" calcext:value-type="float">
            <text:p>80</text:p>
          </table:table-cell>
          <table:table-cell table:formula="of:=[.C107]+[.D107]" office:value-type="float" office:value="80738496.9522197" calcext:value-type="float">
            <text:p>80738496.9522197</text:p>
          </table:table-cell>
          <table:table-cell table:formula="of:=-MIN([.AK107]*[.C107]*[.I107]/[.$C$4];[.C108])" office:value-type="float" office:value="-10029.2542487819" calcext:value-type="float">
            <text:p>-10029.2542487819</text:p>
          </table:table-cell>
          <table:table-cell table:formula="of:=[.E107]+[.F107]" office:value-type="float" office:value="23304.6281729022" calcext:value-type="float">
            <text:p>23304.6281729022</text:p>
          </table:table-cell>
          <table:table-cell table:formula="of:=MAX([.G108]+[.H108];-[.E108])" office:value-type="float" office:value="4527.99556461484" calcext:value-type="float">
            <text:p>4527.99556461484</text:p>
          </table:table-cell>
          <table:table-cell table:formula="of:=-[.D108]" office:value-type="float" office:value="10029.2542487819" calcext:value-type="float">
            <text:p>10029.2542487819</text:p>
          </table:table-cell>
          <table:table-cell table:formula="of:=-MIN(SUMPRODUCT([.$AZ$3:.$AZ$22];[.E88:.E107]);[.E107])" office:value-type="float" office:value="-5501.2586841671" calcext:value-type="float">
            <text:p>-5501.2586841671</text:p>
          </table:table-cell>
          <table:table-cell table:formula="of:=[.I107]+[.J107]" office:value-type="float" office:value="11567.3842891839" calcext:value-type="float">
            <text:p>11567.3842891839</text:p>
          </table:table-cell>
          <table:table-cell table:formula="of:=MAX(-[.I108];[.K108]+[.L108]+[.M108])" office:value-type="float" office:value="1919.44645021396" calcext:value-type="float">
            <text:p>1919.44645021396</text:p>
          </table:table-cell>
          <table:table-cell table:formula="of:=-[.H108]" office:value-type="float" office:value="5501.2586841671" calcext:value-type="float">
            <text:p>5501.2586841671</text:p>
          </table:table-cell>
          <table:table-cell table:formula="of:=-SUMPRODUCT([.I89:.I108];[.$BA$25:.$BA$44])" office:value-type="float" office:value="-2225.14801440584" calcext:value-type="float">
            <text:p>-2225.14801440584</text:p>
          </table:table-cell>
          <table:table-cell table:formula="of:=-SUMPRODUCT([.I89:.I108];[.$BB$25:.$BB$44])" office:value-type="float" office:value="-1356.6642195473" calcext:value-type="float">
            <text:p>-1356.6642195473</text:p>
          </table:table-cell>
          <table:table-cell table:formula="of:=[.N107]+[.O107]" office:value-type="float" office:value="7326.43227995797" calcext:value-type="float">
            <text:p>7326.43227995797</text:p>
          </table:table-cell>
          <table:table-cell table:formula="of:=MAX(-[.N108];SUM([.P108:.R108]))" office:value-type="float" office:value="1906.63084043021" calcext:value-type="float">
            <text:p>1906.63084043021</text:p>
          </table:table-cell>
          <table:table-cell table:formula="of:=-[.L108]" office:value-type="float" office:value="2225.14801440584" calcext:value-type="float">
            <text:p>2225.14801440584</text:p>
          </table:table-cell>
          <table:table-cell table:formula="of:=-SUMPRODUCT([.N88:.N107];[.BB$47:.BB$66])" office:value-type="float" office:value="-180.112388126543" calcext:value-type="float">
            <text:p>-180.112388126543</text:p>
          </table:table-cell>
          <table:table-cell table:formula="of:=-SUMPRODUCT([.N88:.N107];[.BA$47:.BA$66])" office:value-type="float" office:value="-138.404785849091" calcext:value-type="float">
            <text:p>-138.404785849091</text:p>
          </table:table-cell>
          <table:table-cell table:formula="of:=SUM([.N$7:.N108])" office:value-type="float" office:value="517182.657608321" calcext:value-type="float">
            <text:p>517182.657608321</text:p>
          </table:table-cell>
          <table:table-cell table:formula="of:=[.T107]+[.U107]" office:value-type="float" office:value="126.126487805586" calcext:value-type="float">
            <text:p>126.126487805586</text:p>
          </table:table-cell>
          <table:table-cell table:formula="of:=MAX(-[.T108];SUM([.V108:.X108]))" office:value-type="float" office:value="138.404785849091" calcext:value-type="float">
            <text:p>138.404785849091</text:p>
          </table:table-cell>
          <table:table-cell table:formula="of:=-[.R108]" office:value-type="float" office:value="138.404785849091" calcext:value-type="float">
            <text:p>138.404785849091</text:p>
          </table:table-cell>
          <table:table-cell table:formula="of:=-[.T85]*(1-[.$Q$2])" office:value-type="float" office:value="-0" calcext:value-type="float">
            <text:p>0</text:p>
          </table:table-cell>
          <table:table-cell table:formula="of:=-[.T104]*[.$Q$2]" office:value-type="float" office:value="-0" calcext:value-type="float">
            <text:p>0</text:p>
          </table:table-cell>
          <table:table-cell table:formula="of:=[.Y107]+[.Z107]" office:value-type="float" office:value="470686.146286215" calcext:value-type="float">
            <text:p>470686.146286215</text:p>
          </table:table-cell>
          <table:table-cell table:formula="of:=-[.Q108]-[.M108]-[.W108]" office:value-type="float" office:value="1536.77660767385" calcext:value-type="float">
            <text:p>1536.77660767385</text:p>
          </table:table-cell>
          <table:table-cell table:formula="of:=[.AA107]+[.AB107]" office:value-type="float" office:value="28866.6943424997" calcext:value-type="float">
            <text:p>28866.6943424997</text:p>
          </table:table-cell>
          <table:table-cell table:formula="of:=-[.X108]" office:value-type="float" office:value="0" calcext:value-type="float">
            <text:p>0</text:p>
          </table:table-cell>
          <table:table-cell table:number-columns-repeated="8"/>
          <table:table-cell table:formula="of:=IF([.B108]&gt;=[.$L$3];[.$L$2];IF([.B108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09]" office:value-type="date" office:date-value="2020-05-06" calcext:value-type="date">
            <text:p>05/06/20</text:p>
          </table:table-cell>
          <table:table-cell table:formula="of:=[.B108]+1" office:value-type="float" office:value="81" calcext:value-type="float">
            <text:p>81</text:p>
          </table:table-cell>
          <table:table-cell table:formula="of:=[.C108]+[.D108]" office:value-type="float" office:value="80728467.6979709" calcext:value-type="float">
            <text:p>80728467.6979709</text:p>
          </table:table-cell>
          <table:table-cell table:formula="of:=-MIN([.AK108]*[.C108]*[.I108]/[.$C$4];[.C109])" office:value-type="float" office:value="-11530.0397676226" calcext:value-type="float">
            <text:p>-11530.0397676226</text:p>
          </table:table-cell>
          <table:table-cell table:formula="of:=[.E108]+[.F108]" office:value-type="float" office:value="27832.623737517" calcext:value-type="float">
            <text:p>27832.623737517</text:p>
          </table:table-cell>
          <table:table-cell table:formula="of:=MAX([.G109]+[.H109];-[.E109])" office:value-type="float" office:value="4818.79765094428" calcext:value-type="float">
            <text:p>4818.79765094428</text:p>
          </table:table-cell>
          <table:table-cell table:formula="of:=-[.D109]" office:value-type="float" office:value="11530.0397676226" calcext:value-type="float">
            <text:p>11530.0397676226</text:p>
          </table:table-cell>
          <table:table-cell table:formula="of:=-MIN(SUMPRODUCT([.$AZ$3:.$AZ$22];[.E89:.E108]);[.E108])" office:value-type="float" office:value="-6711.24211667827" calcext:value-type="float">
            <text:p>-6711.24211667827</text:p>
          </table:table-cell>
          <table:table-cell table:formula="of:=[.I108]+[.J108]" office:value-type="float" office:value="13486.8307393978" calcext:value-type="float">
            <text:p>13486.8307393978</text:p>
          </table:table-cell>
          <table:table-cell table:formula="of:=MAX(-[.I109];[.K109]+[.L109]+[.M109])" office:value-type="float" office:value="2532.57101632546" calcext:value-type="float">
            <text:p>2532.57101632546</text:p>
          </table:table-cell>
          <table:table-cell table:formula="of:=-[.H109]" office:value-type="float" office:value="6711.24211667827" calcext:value-type="float">
            <text:p>6711.24211667827</text:p>
          </table:table-cell>
          <table:table-cell table:formula="of:=-SUMPRODUCT([.I90:.I109];[.$BA$25:.$BA$44])" office:value-type="float" office:value="-2558.97764933602" calcext:value-type="float">
            <text:p>-2558.97764933602</text:p>
          </table:table-cell>
          <table:table-cell table:formula="of:=-SUMPRODUCT([.I90:.I109];[.$BB$25:.$BB$44])" office:value-type="float" office:value="-1619.69345101679" calcext:value-type="float">
            <text:p>-1619.69345101679</text:p>
          </table:table-cell>
          <table:table-cell table:formula="of:=[.N108]+[.O108]" office:value-type="float" office:value="9233.06312038818" calcext:value-type="float">
            <text:p>9233.06312038818</text:p>
          </table:table-cell>
          <table:table-cell table:formula="of:=MAX(-[.N109];SUM([.P109:.R109]))" office:value-type="float" office:value="1956.2387489667" calcext:value-type="float">
            <text:p>1956.2387489667</text:p>
          </table:table-cell>
          <table:table-cell table:formula="of:=-[.L109]" office:value-type="float" office:value="2558.97764933602" calcext:value-type="float">
            <text:p>2558.97764933602</text:p>
          </table:table-cell>
          <table:table-cell table:formula="of:=-SUMPRODUCT([.N89:.N108];[.BB$47:.BB$66])" office:value-type="float" office:value="-396.659646221879" calcext:value-type="float">
            <text:p>-396.659646221879</text:p>
          </table:table-cell>
          <table:table-cell table:formula="of:=-SUMPRODUCT([.N89:.N108];[.BA$47:.BA$66])" office:value-type="float" office:value="-206.079254147437" calcext:value-type="float">
            <text:p>-206.079254147437</text:p>
          </table:table-cell>
          <table:table-cell table:formula="of:=SUM([.N$7:.N109])" office:value-type="float" office:value="526415.720728709" calcext:value-type="float">
            <text:p>526415.720728709</text:p>
          </table:table-cell>
          <table:table-cell table:formula="of:=[.T108]+[.U108]" office:value-type="float" office:value="264.531273654677" calcext:value-type="float">
            <text:p>264.531273654677</text:p>
          </table:table-cell>
          <table:table-cell table:formula="of:=MAX(-[.T109];SUM([.V109:.X109]))" office:value-type="float" office:value="206.079254147437" calcext:value-type="float">
            <text:p>206.079254147437</text:p>
          </table:table-cell>
          <table:table-cell table:formula="of:=-[.R109]" office:value-type="float" office:value="206.079254147437" calcext:value-type="float">
            <text:p>206.079254147437</text:p>
          </table:table-cell>
          <table:table-cell table:formula="of:=-[.T86]*(1-[.$Q$2])" office:value-type="float" office:value="-0" calcext:value-type="float">
            <text:p>0</text:p>
          </table:table-cell>
          <table:table-cell table:formula="of:=-[.T105]*[.$Q$2]" office:value-type="float" office:value="-0" calcext:value-type="float">
            <text:p>0</text:p>
          </table:table-cell>
          <table:table-cell table:formula="of:=[.Y108]+[.Z108]" office:value-type="float" office:value="472222.922893889" calcext:value-type="float">
            <text:p>472222.922893889</text:p>
          </table:table-cell>
          <table:table-cell table:formula="of:=-[.Q109]-[.M109]-[.W109]" office:value-type="float" office:value="2016.35309723867" calcext:value-type="float">
            <text:p>2016.35309723867</text:p>
          </table:table-cell>
          <table:table-cell table:formula="of:=[.AA108]+[.AB108]" office:value-type="float" office:value="28866.6943424997" calcext:value-type="float">
            <text:p>28866.6943424997</text:p>
          </table:table-cell>
          <table:table-cell table:formula="of:=-[.X109]" office:value-type="float" office:value="0" calcext:value-type="float">
            <text:p>0</text:p>
          </table:table-cell>
          <table:table-cell table:number-columns-repeated="8"/>
          <table:table-cell table:formula="of:=IF([.B109]&gt;=[.$L$3];[.$L$2];IF([.B109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0]" office:value-type="date" office:date-value="2020-05-07" calcext:value-type="date">
            <text:p>05/07/20</text:p>
          </table:table-cell>
          <table:table-cell table:formula="of:=[.B109]+1" office:value-type="float" office:value="82" calcext:value-type="float">
            <text:p>82</text:p>
          </table:table-cell>
          <table:table-cell table:formula="of:=[.C109]+[.D109]" office:value-type="float" office:value="80716937.6582033" calcext:value-type="float">
            <text:p>80716937.6582033</text:p>
          </table:table-cell>
          <table:table-cell table:formula="of:=-MIN([.AK109]*[.C109]*[.I109]/[.$C$4];[.C110])" office:value-type="float" office:value="-13441.6195023886" calcext:value-type="float">
            <text:p>-13441.6195023886</text:p>
          </table:table-cell>
          <table:table-cell table:formula="of:=[.E109]+[.F109]" office:value-type="float" office:value="32651.4213884613" calcext:value-type="float">
            <text:p>32651.4213884613</text:p>
          </table:table-cell>
          <table:table-cell table:formula="of:=MAX([.G110]+[.H110];-[.E110])" office:value-type="float" office:value="5221.65343621019" calcext:value-type="float">
            <text:p>5221.65343621019</text:p>
          </table:table-cell>
          <table:table-cell table:formula="of:=-[.D110]" office:value-type="float" office:value="13441.6195023886" calcext:value-type="float">
            <text:p>13441.6195023886</text:p>
          </table:table-cell>
          <table:table-cell table:formula="of:=-MIN(SUMPRODUCT([.$AZ$3:.$AZ$22];[.E90:.E109]);[.E109])" office:value-type="float" office:value="-8219.96606617844" calcext:value-type="float">
            <text:p>-8219.96606617844</text:p>
          </table:table-cell>
          <table:table-cell table:formula="of:=[.I109]+[.J109]" office:value-type="float" office:value="16019.4017557233" calcext:value-type="float">
            <text:p>16019.4017557233</text:p>
          </table:table-cell>
          <table:table-cell table:formula="of:=MAX(-[.I110];[.K110]+[.L110]+[.M110])" office:value-type="float" office:value="3360.37741724134" calcext:value-type="float">
            <text:p>3360.37741724134</text:p>
          </table:table-cell>
          <table:table-cell table:formula="of:=-[.H110]" office:value-type="float" office:value="8219.96606617844" calcext:value-type="float">
            <text:p>8219.96606617844</text:p>
          </table:table-cell>
          <table:table-cell table:formula="of:=-SUMPRODUCT([.I91:.I110];[.$BA$25:.$BA$44])" office:value-type="float" office:value="-2961.37989117002" calcext:value-type="float">
            <text:p>-2961.37989117002</text:p>
          </table:table-cell>
          <table:table-cell table:formula="of:=-SUMPRODUCT([.I91:.I110];[.$BB$25:.$BB$44])" office:value-type="float" office:value="-1898.20875776708" calcext:value-type="float">
            <text:p>-1898.20875776708</text:p>
          </table:table-cell>
          <table:table-cell table:formula="of:=[.N109]+[.O109]" office:value-type="float" office:value="11189.3018693549" calcext:value-type="float">
            <text:p>11189.3018693549</text:p>
          </table:table-cell>
          <table:table-cell table:formula="of:=MAX(-[.N110];SUM([.P110:.R110]))" office:value-type="float" office:value="1936.69847283334" calcext:value-type="float">
            <text:p>1936.69847283334</text:p>
          </table:table-cell>
          <table:table-cell table:formula="of:=-[.L110]" office:value-type="float" office:value="2961.37989117002" calcext:value-type="float">
            <text:p>2961.37989117002</text:p>
          </table:table-cell>
          <table:table-cell table:formula="of:=-SUMPRODUCT([.N90:.N109];[.BB$47:.BB$66])" office:value-type="float" office:value="-739.955607083854" calcext:value-type="float">
            <text:p>-739.955607083854</text:p>
          </table:table-cell>
          <table:table-cell table:formula="of:=-SUMPRODUCT([.N90:.N109];[.BA$47:.BA$66])" office:value-type="float" office:value="-284.725811252826" calcext:value-type="float">
            <text:p>-284.725811252826</text:p>
          </table:table-cell>
          <table:table-cell table:formula="of:=SUM([.N$7:.N110])" office:value-type="float" office:value="537605.022598064" calcext:value-type="float">
            <text:p>537605.022598064</text:p>
          </table:table-cell>
          <table:table-cell table:formula="of:=[.T109]+[.U109]" office:value-type="float" office:value="470.610527802114" calcext:value-type="float">
            <text:p>470.610527802114</text:p>
          </table:table-cell>
          <table:table-cell table:formula="of:=MAX(-[.T110];SUM([.V110:.X110]))" office:value-type="float" office:value="284.725811252826" calcext:value-type="float">
            <text:p>284.725811252826</text:p>
          </table:table-cell>
          <table:table-cell table:formula="of:=-[.R110]" office:value-type="float" office:value="284.725811252826" calcext:value-type="float">
            <text:p>284.725811252826</text:p>
          </table:table-cell>
          <table:table-cell table:formula="of:=-[.T87]*(1-[.$Q$2])" office:value-type="float" office:value="-0" calcext:value-type="float">
            <text:p>0</text:p>
          </table:table-cell>
          <table:table-cell table:formula="of:=-[.T106]*[.$Q$2]" office:value-type="float" office:value="-0" calcext:value-type="float">
            <text:p>0</text:p>
          </table:table-cell>
          <table:table-cell table:formula="of:=[.Y109]+[.Z109]" office:value-type="float" office:value="474239.275991128" calcext:value-type="float">
            <text:p>474239.275991128</text:p>
          </table:table-cell>
          <table:table-cell table:formula="of:=-[.Q110]-[.M110]-[.W110]" office:value-type="float" office:value="2638.16436485093" calcext:value-type="float">
            <text:p>2638.16436485093</text:p>
          </table:table-cell>
          <table:table-cell table:formula="of:=[.AA109]+[.AB109]" office:value-type="float" office:value="28866.6943424997" calcext:value-type="float">
            <text:p>28866.6943424997</text:p>
          </table:table-cell>
          <table:table-cell table:formula="of:=-[.X110]" office:value-type="float" office:value="0" calcext:value-type="float">
            <text:p>0</text:p>
          </table:table-cell>
          <table:table-cell table:number-columns-repeated="8"/>
          <table:table-cell table:formula="of:=IF([.B110]&gt;=[.$L$3];[.$L$2];IF([.B110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1]" office:value-type="date" office:date-value="2020-05-08" calcext:value-type="date">
            <text:p>05/08/20</text:p>
          </table:table-cell>
          <table:table-cell table:formula="of:=[.B110]+1" office:value-type="float" office:value="83" calcext:value-type="float">
            <text:p>83</text:p>
          </table:table-cell>
          <table:table-cell table:formula="of:=[.C110]+[.D110]" office:value-type="float" office:value="80703496.0387009" calcext:value-type="float">
            <text:p>80703496.0387009</text:p>
          </table:table-cell>
          <table:table-cell table:formula="of:=-MIN([.AK110]*[.C110]*[.I110]/[.$C$4];[.C111])" office:value-type="float" office:value="-15963.4204054127" calcext:value-type="float">
            <text:p>-15963.4204054127</text:p>
          </table:table-cell>
          <table:table-cell table:formula="of:=[.E110]+[.F110]" office:value-type="float" office:value="37873.0748246715" calcext:value-type="float">
            <text:p>37873.0748246715</text:p>
          </table:table-cell>
          <table:table-cell table:formula="of:=MAX([.G111]+[.H111];-[.E111])" office:value-type="float" office:value="5901.90532429869" calcext:value-type="float">
            <text:p>5901.90532429869</text:p>
          </table:table-cell>
          <table:table-cell table:formula="of:=-[.D111]" office:value-type="float" office:value="15963.4204054127" calcext:value-type="float">
            <text:p>15963.4204054127</text:p>
          </table:table-cell>
          <table:table-cell table:formula="of:=-MIN(SUMPRODUCT([.$AZ$3:.$AZ$22];[.E91:.E110]);[.E110])" office:value-type="float" office:value="-10061.515081114" calcext:value-type="float">
            <text:p>-10061.515081114</text:p>
          </table:table-cell>
          <table:table-cell table:formula="of:=[.I110]+[.J110]" office:value-type="float" office:value="19379.7791729646" calcext:value-type="float">
            <text:p>19379.7791729646</text:p>
          </table:table-cell>
          <table:table-cell table:formula="of:=MAX(-[.I111];[.K111]+[.L111]+[.M111])" office:value-type="float" office:value="4389.96723613565" calcext:value-type="float">
            <text:p>4389.96723613565</text:p>
          </table:table-cell>
          <table:table-cell table:formula="of:=-[.H111]" office:value-type="float" office:value="10061.515081114" calcext:value-type="float">
            <text:p>10061.515081114</text:p>
          </table:table-cell>
          <table:table-cell table:formula="of:=-SUMPRODUCT([.I92:.I111];[.$BA$25:.$BA$44])" office:value-type="float" office:value="-3472.7582558187" calcext:value-type="float">
            <text:p>-3472.7582558187</text:p>
          </table:table-cell>
          <table:table-cell table:formula="of:=-SUMPRODUCT([.I92:.I111];[.$BB$25:.$BB$44])" office:value-type="float" office:value="-2198.78958915969" calcext:value-type="float">
            <text:p>-2198.78958915969</text:p>
          </table:table-cell>
          <table:table-cell table:formula="of:=[.N110]+[.O110]" office:value-type="float" office:value="13126.0003421882" calcext:value-type="float">
            <text:p>13126.0003421882</text:p>
          </table:table-cell>
          <table:table-cell table:formula="of:=MAX(-[.N111];SUM([.P111:.R111]))" office:value-type="float" office:value="1889.38087012176" calcext:value-type="float">
            <text:p>1889.38087012176</text:p>
          </table:table-cell>
          <table:table-cell table:formula="of:=-[.L111]" office:value-type="float" office:value="3472.7582558187" calcext:value-type="float">
            <text:p>3472.7582558187</text:p>
          </table:table-cell>
          <table:table-cell table:formula="of:=-SUMPRODUCT([.N91:.N110];[.BB$47:.BB$66])" office:value-type="float" office:value="-1211.23334373285" calcext:value-type="float">
            <text:p>-1211.23334373285</text:p>
          </table:table-cell>
          <table:table-cell table:formula="of:=-SUMPRODUCT([.N91:.N110];[.BA$47:.BA$66])" office:value-type="float" office:value="-372.144041964094" calcext:value-type="float">
            <text:p>-372.144041964094</text:p>
          </table:table-cell>
          <table:table-cell table:formula="of:=SUM([.N$7:.N111])" office:value-type="float" office:value="550731.022940252" calcext:value-type="float">
            <text:p>550731.022940252</text:p>
          </table:table-cell>
          <table:table-cell table:formula="of:=[.T110]+[.U110]" office:value-type="float" office:value="755.33633905494" calcext:value-type="float">
            <text:p>755.33633905494</text:p>
          </table:table-cell>
          <table:table-cell table:formula="of:=MAX(-[.T111];SUM([.V111:.X111]))" office:value-type="float" office:value="363.60465883003" calcext:value-type="float">
            <text:p>363.60465883003</text:p>
          </table:table-cell>
          <table:table-cell table:formula="of:=-[.R111]" office:value-type="float" office:value="372.144041964094" calcext:value-type="float">
            <text:p>372.144041964094</text:p>
          </table:table-cell>
          <table:table-cell table:formula="of:=-[.T88]*(1-[.$Q$2])" office:value-type="float" office:value="-0" calcext:value-type="float">
            <text:p>0</text:p>
          </table:table-cell>
          <table:table-cell table:formula="of:=-[.T107]*[.$Q$2]" office:value-type="float" office:value="-8.53938313406374" calcext:value-type="float">
            <text:p>-8.53938313406374</text:p>
          </table:table-cell>
          <table:table-cell table:formula="of:=[.Y110]+[.Z110]" office:value-type="float" office:value="476877.440355979" calcext:value-type="float">
            <text:p>476877.440355979</text:p>
          </table:table-cell>
          <table:table-cell table:formula="of:=-[.Q111]-[.M111]-[.W111]" office:value-type="float" office:value="3410.02293289253" calcext:value-type="float">
            <text:p>3410.02293289253</text:p>
          </table:table-cell>
          <table:table-cell table:formula="of:=[.AA110]+[.AB110]" office:value-type="float" office:value="28866.6943424997" calcext:value-type="float">
            <text:p>28866.6943424997</text:p>
          </table:table-cell>
          <table:table-cell table:formula="of:=-[.X111]" office:value-type="float" office:value="8.53938313406374" calcext:value-type="float">
            <text:p>8.53938313406374</text:p>
          </table:table-cell>
          <table:table-cell table:number-columns-repeated="8"/>
          <table:table-cell table:formula="of:=IF([.B111]&gt;=[.$L$3];[.$L$2];IF([.B111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2]" office:value-type="date" office:date-value="2020-05-09" calcext:value-type="date">
            <text:p>05/09/20</text:p>
          </table:table-cell>
          <table:table-cell table:formula="of:=[.B111]+1" office:value-type="float" office:value="84" calcext:value-type="float">
            <text:p>84</text:p>
          </table:table-cell>
          <table:table-cell table:formula="of:=[.C111]+[.D111]" office:value-type="float" office:value="80687532.6182955" calcext:value-type="float">
            <text:p>80687532.6182955</text:p>
          </table:table-cell>
          <table:table-cell table:formula="of:=-MIN([.AK111]*[.C111]*[.I111]/[.$C$4];[.C112])" office:value-type="float" office:value="-19308.8386631636" calcext:value-type="float">
            <text:p>-19308.8386631636</text:p>
          </table:table-cell>
          <table:table-cell table:formula="of:=[.E111]+[.F111]" office:value-type="float" office:value="43774.9801489702" calcext:value-type="float">
            <text:p>43774.9801489702</text:p>
          </table:table-cell>
          <table:table-cell table:formula="of:=MAX([.G112]+[.H112];-[.E112])" office:value-type="float" office:value="7040.52453656301" calcext:value-type="float">
            <text:p>7040.52453656301</text:p>
          </table:table-cell>
          <table:table-cell table:formula="of:=-[.D112]" office:value-type="float" office:value="19308.8386631636" calcext:value-type="float">
            <text:p>19308.8386631636</text:p>
          </table:table-cell>
          <table:table-cell table:formula="of:=-MIN(SUMPRODUCT([.$AZ$3:.$AZ$22];[.E92:.E111]);[.E111])" office:value-type="float" office:value="-12268.3141266006" calcext:value-type="float">
            <text:p>-12268.3141266006</text:p>
          </table:table-cell>
          <table:table-cell table:formula="of:=[.I111]+[.J111]" office:value-type="float" office:value="23769.7464091003" calcext:value-type="float">
            <text:p>23769.7464091003</text:p>
          </table:table-cell>
          <table:table-cell table:formula="of:=MAX(-[.I112];[.K112]+[.L112]+[.M112])" office:value-type="float" office:value="5589.05669699024" calcext:value-type="float">
            <text:p>5589.05669699024</text:p>
          </table:table-cell>
          <table:table-cell table:formula="of:=-[.H112]" office:value-type="float" office:value="12268.3141266006" calcext:value-type="float">
            <text:p>12268.3141266006</text:p>
          </table:table-cell>
          <table:table-cell table:formula="of:=-SUMPRODUCT([.I93:.I112];[.$BA$25:.$BA$44])" office:value-type="float" office:value="-4140.63088487064" calcext:value-type="float">
            <text:p>-4140.63088487064</text:p>
          </table:table-cell>
          <table:table-cell table:formula="of:=-SUMPRODUCT([.I93:.I112];[.$BB$25:.$BB$44])" office:value-type="float" office:value="-2538.6265447397" calcext:value-type="float">
            <text:p>-2538.6265447397</text:p>
          </table:table-cell>
          <table:table-cell table:formula="of:=[.N111]+[.O111]" office:value-type="float" office:value="15015.38121231" calcext:value-type="float">
            <text:p>15015.38121231</text:p>
          </table:table-cell>
          <table:table-cell table:formula="of:=MAX(-[.N112];SUM([.P112:.R112]))" office:value-type="float" office:value="1876.97799801311" calcext:value-type="float">
            <text:p>1876.97799801311</text:p>
          </table:table-cell>
          <table:table-cell table:formula="of:=-[.L112]" office:value-type="float" office:value="4140.63088487064" calcext:value-type="float">
            <text:p>4140.63088487064</text:p>
          </table:table-cell>
          <table:table-cell table:formula="of:=-SUMPRODUCT([.N92:.N111];[.BB$47:.BB$66])" office:value-type="float" office:value="-1798.21733331185" calcext:value-type="float">
            <text:p>-1798.21733331185</text:p>
          </table:table-cell>
          <table:table-cell table:formula="of:=-SUMPRODUCT([.N92:.N111];[.BA$47:.BA$66])" office:value-type="float" office:value="-465.435553545674" calcext:value-type="float">
            <text:p>-465.435553545674</text:p>
          </table:table-cell>
          <table:table-cell table:formula="of:=SUM([.N$7:.N112])" office:value-type="float" office:value="565746.404152562" calcext:value-type="float">
            <text:p>565746.404152562</text:p>
          </table:table-cell>
          <table:table-cell table:formula="of:=[.T111]+[.U111]" office:value-type="float" office:value="1118.94099788497" calcext:value-type="float">
            <text:p>1118.94099788497</text:p>
          </table:table-cell>
          <table:table-cell table:formula="of:=MAX(-[.T112];SUM([.V112:.X112]))" office:value-type="float" office:value="440.210255984557" calcext:value-type="float">
            <text:p>440.210255984557</text:p>
          </table:table-cell>
          <table:table-cell table:formula="of:=-[.R112]" office:value-type="float" office:value="465.435553545674" calcext:value-type="float">
            <text:p>465.435553545674</text:p>
          </table:table-cell>
          <table:table-cell table:formula="of:=-[.T89]*(1-[.$Q$2])" office:value-type="float" office:value="-0" calcext:value-type="float">
            <text:p>0</text:p>
          </table:table-cell>
          <table:table-cell table:formula="of:=-[.T108]*[.$Q$2]" office:value-type="float" office:value="-25.2252975611173" calcext:value-type="float">
            <text:p>-25.2252975611173</text:p>
          </table:table-cell>
          <table:table-cell table:formula="of:=[.Y111]+[.Z111]" office:value-type="float" office:value="480287.463288871" calcext:value-type="float">
            <text:p>480287.463288871</text:p>
          </table:table-cell>
          <table:table-cell table:formula="of:=-[.Q112]-[.M112]-[.W112]" office:value-type="float" office:value="4336.84387805155" calcext:value-type="float">
            <text:p>4336.84387805155</text:p>
          </table:table-cell>
          <table:table-cell table:formula="of:=[.AA111]+[.AB111]" office:value-type="float" office:value="28875.2337256337" calcext:value-type="float">
            <text:p>28875.2337256337</text:p>
          </table:table-cell>
          <table:table-cell table:formula="of:=-[.X112]" office:value-type="float" office:value="25.2252975611173" calcext:value-type="float">
            <text:p>25.2252975611173</text:p>
          </table:table-cell>
          <table:table-cell table:number-columns-repeated="8"/>
          <table:table-cell table:formula="of:=IF([.B112]&gt;=[.$L$3];[.$L$2];IF([.B112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3]" office:value-type="date" office:date-value="2020-05-10" calcext:value-type="date">
            <text:p>05/10/20</text:p>
          </table:table-cell>
          <table:table-cell table:formula="of:=[.B112]+1" office:value-type="float" office:value="85" calcext:value-type="float">
            <text:p>85</text:p>
          </table:table-cell>
          <table:table-cell table:formula="of:=[.C112]+[.D112]" office:value-type="float" office:value="80668223.7796323" calcext:value-type="float">
            <text:p>80668223.7796323</text:p>
          </table:table-cell>
          <table:table-cell table:formula="of:=-MIN([.AK112]*[.C112]*[.I112]/[.$C$4];[.C113])" office:value-type="float" office:value="-23678.0517125048" calcext:value-type="float">
            <text:p>-23678.0517125048</text:p>
          </table:table-cell>
          <table:table-cell table:formula="of:=[.E112]+[.F112]" office:value-type="float" office:value="50815.5046855332" calcext:value-type="float">
            <text:p>50815.5046855332</text:p>
          </table:table-cell>
          <table:table-cell table:formula="of:=MAX([.G113]+[.H113];-[.E113])" office:value-type="float" office:value="8814.13035593373" calcext:value-type="float">
            <text:p>8814.13035593373</text:p>
          </table:table-cell>
          <table:table-cell table:formula="of:=-[.D113]" office:value-type="float" office:value="23678.0517125048" calcext:value-type="float">
            <text:p>23678.0517125048</text:p>
          </table:table-cell>
          <table:table-cell table:formula="of:=-MIN(SUMPRODUCT([.$AZ$3:.$AZ$22];[.E93:.E112]);[.E112])" office:value-type="float" office:value="-14863.9213565711" calcext:value-type="float">
            <text:p>-14863.9213565711</text:p>
          </table:table-cell>
          <table:table-cell table:formula="of:=[.I112]+[.J112]" office:value-type="float" office:value="29358.8031060905" calcext:value-type="float">
            <text:p>29358.8031060905</text:p>
          </table:table-cell>
          <table:table-cell table:formula="of:=MAX(-[.I113];[.K113]+[.L113]+[.M113])" office:value-type="float" office:value="6903.05608267144" calcext:value-type="float">
            <text:p>6903.05608267144</text:p>
          </table:table-cell>
          <table:table-cell table:formula="of:=-[.H113]" office:value-type="float" office:value="14863.9213565711" calcext:value-type="float">
            <text:p>14863.9213565711</text:p>
          </table:table-cell>
          <table:table-cell table:formula="of:=-SUMPRODUCT([.I94:.I113];[.$BA$25:.$BA$44])" office:value-type="float" office:value="-5015.08419311393" calcext:value-type="float">
            <text:p>-5015.08419311393</text:p>
          </table:table-cell>
          <table:table-cell table:formula="of:=-SUMPRODUCT([.I94:.I113];[.$BB$25:.$BB$44])" office:value-type="float" office:value="-2945.78108078573" calcext:value-type="float">
            <text:p>-2945.78108078573</text:p>
          </table:table-cell>
          <table:table-cell table:formula="of:=[.N112]+[.O112]" office:value-type="float" office:value="16892.3592103231" calcext:value-type="float">
            <text:p>16892.3592103231</text:p>
          </table:table-cell>
          <table:table-cell table:formula="of:=MAX(-[.N113];SUM([.P113:.R113]))" office:value-type="float" office:value="1969.24156690058" calcext:value-type="float">
            <text:p>1969.24156690058</text:p>
          </table:table-cell>
          <table:table-cell table:formula="of:=-[.L113]" office:value-type="float" office:value="5015.08419311393" calcext:value-type="float">
            <text:p>5015.08419311393</text:p>
          </table:table-cell>
          <table:table-cell table:formula="of:=-SUMPRODUCT([.N93:.N112];[.BB$47:.BB$66])" office:value-type="float" office:value="-2484.46504646865" calcext:value-type="float">
            <text:p>-2484.46504646865</text:p>
          </table:table-cell>
          <table:table-cell table:formula="of:=-SUMPRODUCT([.N93:.N112];[.BA$47:.BA$66])" office:value-type="float" office:value="-561.3775797447" calcext:value-type="float">
            <text:p>-561.3775797447</text:p>
          </table:table-cell>
          <table:table-cell table:formula="of:=SUM([.N$7:.N113])" office:value-type="float" office:value="582638.763362885" calcext:value-type="float">
            <text:p>582638.763362885</text:p>
          </table:table-cell>
          <table:table-cell table:formula="of:=[.T112]+[.U112]" office:value-type="float" office:value="1559.15125386953" calcext:value-type="float">
            <text:p>1559.15125386953</text:p>
          </table:table-cell>
          <table:table-cell table:formula="of:=MAX(-[.T113];SUM([.V113:.X113]))" office:value-type="float" office:value="508.471325013764" calcext:value-type="float">
            <text:p>508.471325013764</text:p>
          </table:table-cell>
          <table:table-cell table:formula="of:=-[.R113]" office:value-type="float" office:value="561.3775797447" calcext:value-type="float">
            <text:p>561.3775797447</text:p>
          </table:table-cell>
          <table:table-cell table:formula="of:=-[.T90]*(1-[.$Q$2])" office:value-type="float" office:value="-0" calcext:value-type="float">
            <text:p>0</text:p>
          </table:table-cell>
          <table:table-cell table:formula="of:=-[.T109]*[.$Q$2]" office:value-type="float" office:value="-52.9062547309354" calcext:value-type="float">
            <text:p>-52.9062547309354</text:p>
          </table:table-cell>
          <table:table-cell table:formula="of:=[.Y112]+[.Z112]" office:value-type="float" office:value="484624.307166923" calcext:value-type="float">
            <text:p>484624.307166923</text:p>
          </table:table-cell>
          <table:table-cell table:formula="of:=-[.Q113]-[.M113]-[.W113]" office:value-type="float" office:value="5430.24612725439" calcext:value-type="float">
            <text:p>5430.24612725439</text:p>
          </table:table-cell>
          <table:table-cell table:formula="of:=[.AA112]+[.AB112]" office:value-type="float" office:value="28900.4590231949" calcext:value-type="float">
            <text:p>28900.4590231949</text:p>
          </table:table-cell>
          <table:table-cell table:formula="of:=-[.X113]" office:value-type="float" office:value="52.9062547309354" calcext:value-type="float">
            <text:p>52.9062547309354</text:p>
          </table:table-cell>
          <table:table-cell table:number-columns-repeated="8"/>
          <table:table-cell table:formula="of:=IF([.B113]&gt;=[.$L$3];[.$L$2];IF([.B113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4]" office:value-type="date" office:date-value="2020-05-11" calcext:value-type="date">
            <text:p>05/11/20</text:p>
          </table:table-cell>
          <table:table-cell table:formula="of:=[.B113]+1" office:value-type="float" office:value="86" calcext:value-type="float">
            <text:p>86</text:p>
          </table:table-cell>
          <table:table-cell table:formula="of:=[.C113]+[.D113]" office:value-type="float" office:value="80644545.7279198" calcext:value-type="float">
            <text:p>80644545.7279198</text:p>
          </table:table-cell>
          <table:table-cell table:formula="of:=-MIN([.AK113]*[.C113]*[.I113]/[.$C$4];[.C114])" office:value-type="float" office:value="-29238.5493686948" calcext:value-type="float">
            <text:p>-29238.5493686948</text:p>
          </table:table-cell>
          <table:table-cell table:formula="of:=[.E113]+[.F113]" office:value-type="float" office:value="59629.6350414669" calcext:value-type="float">
            <text:p>59629.6350414669</text:p>
          </table:table-cell>
          <table:table-cell table:formula="of:=MAX([.G114]+[.H114];-[.E114])" office:value-type="float" office:value="11360.4204358822" calcext:value-type="float">
            <text:p>11360.4204358822</text:p>
          </table:table-cell>
          <table:table-cell table:formula="of:=-[.D114]" office:value-type="float" office:value="29238.5493686948" calcext:value-type="float">
            <text:p>29238.5493686948</text:p>
          </table:table-cell>
          <table:table-cell table:formula="of:=-MIN(SUMPRODUCT([.$AZ$3:.$AZ$22];[.E94:.E113]);[.E113])" office:value-type="float" office:value="-17878.1289328125" calcext:value-type="float">
            <text:p>-17878.1289328125</text:p>
          </table:table-cell>
          <table:table-cell table:formula="of:=[.I113]+[.J113]" office:value-type="float" office:value="36261.859188762" calcext:value-type="float">
            <text:p>36261.859188762</text:p>
          </table:table-cell>
          <table:table-cell table:formula="of:=MAX(-[.I114];[.K114]+[.L114]+[.M114])" office:value-type="float" office:value="8276.73239062808" calcext:value-type="float">
            <text:p>8276.73239062808</text:p>
          </table:table-cell>
          <table:table-cell table:formula="of:=-[.H114]" office:value-type="float" office:value="17878.1289328125" calcext:value-type="float">
            <text:p>17878.1289328125</text:p>
          </table:table-cell>
          <table:table-cell table:formula="of:=-SUMPRODUCT([.I95:.I114];[.$BA$25:.$BA$44])" office:value-type="float" office:value="-6143.38243327548" calcext:value-type="float">
            <text:p>-6143.38243327548</text:p>
          </table:table-cell>
          <table:table-cell table:formula="of:=-SUMPRODUCT([.I95:.I114];[.$BB$25:.$BB$44])" office:value-type="float" office:value="-3458.01410890897" calcext:value-type="float">
            <text:p>-3458.01410890897</text:p>
          </table:table-cell>
          <table:table-cell table:formula="of:=[.N113]+[.O113]" office:value-type="float" office:value="18861.6007772237" calcext:value-type="float">
            <text:p>18861.6007772237</text:p>
          </table:table-cell>
          <table:table-cell table:formula="of:=MAX(-[.N114];SUM([.P114:.R114]))" office:value-type="float" office:value="2235.39732503897" calcext:value-type="float">
            <text:p>2235.39732503897</text:p>
          </table:table-cell>
          <table:table-cell table:formula="of:=-[.L114]" office:value-type="float" office:value="6143.38243327548" calcext:value-type="float">
            <text:p>6143.38243327548</text:p>
          </table:table-cell>
          <table:table-cell table:formula="of:=-SUMPRODUCT([.N94:.N113];[.BB$47:.BB$66])" office:value-type="float" office:value="-3250.5784604737" calcext:value-type="float">
            <text:p>-3250.5784604737</text:p>
          </table:table-cell>
          <table:table-cell table:formula="of:=-SUMPRODUCT([.N94:.N113];[.BA$47:.BA$66])" office:value-type="float" office:value="-657.406647762811" calcext:value-type="float">
            <text:p>-657.406647762811</text:p>
          </table:table-cell>
          <table:table-cell table:formula="of:=SUM([.N$7:.N114])" office:value-type="float" office:value="601500.364140109" calcext:value-type="float">
            <text:p>601500.364140109</text:p>
          </table:table-cell>
          <table:table-cell table:formula="of:=[.T113]+[.U113]" office:value-type="float" office:value="2067.62257888329" calcext:value-type="float">
            <text:p>2067.62257888329</text:p>
          </table:table-cell>
          <table:table-cell table:formula="of:=MAX(-[.T114];SUM([.V114:.X114]))" office:value-type="float" office:value="563.284542202389" calcext:value-type="float">
            <text:p>563.284542202389</text:p>
          </table:table-cell>
          <table:table-cell table:formula="of:=-[.R114]" office:value-type="float" office:value="657.406647762811" calcext:value-type="float">
            <text:p>657.406647762811</text:p>
          </table:table-cell>
          <table:table-cell table:formula="of:=-[.T91]*(1-[.$Q$2])" office:value-type="float" office:value="-0" calcext:value-type="float">
            <text:p>0</text:p>
          </table:table-cell>
          <table:table-cell table:formula="of:=-[.T110]*[.$Q$2]" office:value-type="float" office:value="-94.1221055604227" calcext:value-type="float">
            <text:p>-94.1221055604227</text:p>
          </table:table-cell>
          <table:table-cell table:formula="of:=[.Y113]+[.Z113]" office:value-type="float" office:value="490054.553294177" calcext:value-type="float">
            <text:p>490054.553294177</text:p>
          </table:table-cell>
          <table:table-cell table:formula="of:=-[.Q114]-[.M114]-[.W114]" office:value-type="float" office:value="6708.59256938267" calcext:value-type="float">
            <text:p>6708.59256938267</text:p>
          </table:table-cell>
          <table:table-cell table:formula="of:=[.AA113]+[.AB113]" office:value-type="float" office:value="28953.3652779258" calcext:value-type="float">
            <text:p>28953.3652779258</text:p>
          </table:table-cell>
          <table:table-cell table:formula="of:=-[.X114]" office:value-type="float" office:value="94.1221055604227" calcext:value-type="float">
            <text:p>94.1221055604227</text:p>
          </table:table-cell>
          <table:table-cell table:number-columns-repeated="8"/>
          <table:table-cell table:formula="of:=IF([.B114]&gt;=[.$L$3];[.$L$2];IF([.B114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5]" office:value-type="date" office:date-value="2020-05-12" calcext:value-type="date">
            <text:p>05/12/20</text:p>
          </table:table-cell>
          <table:table-cell table:formula="of:=[.B114]+1" office:value-type="float" office:value="87" calcext:value-type="float">
            <text:p>87</text:p>
          </table:table-cell>
          <table:table-cell table:formula="of:=[.C114]+[.D114]" office:value-type="float" office:value="80615307.1785512" calcext:value-type="float">
            <text:p>80615307.1785512</text:p>
          </table:table-cell>
          <table:table-cell table:formula="of:=-MIN([.AK114]*[.C114]*[.I114]/[.$C$4];[.C115])" office:value-type="float" office:value="-36102.7303892284" calcext:value-type="float">
            <text:p>-36102.7303892284</text:p>
          </table:table-cell>
          <table:table-cell table:formula="of:=[.E114]+[.F114]" office:value-type="float" office:value="70990.0554773491" calcext:value-type="float">
            <text:p>70990.0554773491</text:p>
          </table:table-cell>
          <table:table-cell table:formula="of:=MAX([.G115]+[.H115];-[.E115])" office:value-type="float" office:value="14741.1308499738" calcext:value-type="float">
            <text:p>14741.1308499738</text:p>
          </table:table-cell>
          <table:table-cell table:formula="of:=-[.D115]" office:value-type="float" office:value="36102.7303892284" calcext:value-type="float">
            <text:p>36102.7303892284</text:p>
          </table:table-cell>
          <table:table-cell table:formula="of:=-MIN(SUMPRODUCT([.$AZ$3:.$AZ$22];[.E95:.E114]);[.E114])" office:value-type="float" office:value="-21361.5995392546" calcext:value-type="float">
            <text:p>-21361.5995392546</text:p>
          </table:table-cell>
          <table:table-cell table:formula="of:=[.I114]+[.J114]" office:value-type="float" office:value="44538.59157939" calcext:value-type="float">
            <text:p>44538.59157939</text:p>
          </table:table-cell>
          <table:table-cell table:formula="of:=MAX(-[.I115];[.K115]+[.L115]+[.M115])" office:value-type="float" office:value="9676.56678065881" calcext:value-type="float">
            <text:p>9676.56678065881</text:p>
          </table:table-cell>
          <table:table-cell table:formula="of:=-[.H115]" office:value-type="float" office:value="21361.5995392546" calcext:value-type="float">
            <text:p>21361.5995392546</text:p>
          </table:table-cell>
          <table:table-cell table:formula="of:=-SUMPRODUCT([.I96:.I115];[.$BA$25:.$BA$44])" office:value-type="float" office:value="-7564.87988413222" calcext:value-type="float">
            <text:p>-7564.87988413222</text:p>
          </table:table-cell>
          <table:table-cell table:formula="of:=-SUMPRODUCT([.I96:.I115];[.$BB$25:.$BB$44])" office:value-type="float" office:value="-4120.15287446358" calcext:value-type="float">
            <text:p>-4120.15287446358</text:p>
          </table:table-cell>
          <table:table-cell table:formula="of:=[.N114]+[.O114]" office:value-type="float" office:value="21096.9981022626" calcext:value-type="float">
            <text:p>21096.9981022626</text:p>
          </table:table-cell>
          <table:table-cell table:formula="of:=MAX(-[.N115];SUM([.P115:.R115]))" office:value-type="float" office:value="2738.89631695034" calcext:value-type="float">
            <text:p>2738.89631695034</text:p>
          </table:table-cell>
          <table:table-cell table:formula="of:=-[.L115]" office:value-type="float" office:value="7564.87988413222" calcext:value-type="float">
            <text:p>7564.87988413222</text:p>
          </table:table-cell>
          <table:table-cell table:formula="of:=-SUMPRODUCT([.N95:.N114];[.BB$47:.BB$66])" office:value-type="float" office:value="-4073.1730146802" calcext:value-type="float">
            <text:p>-4073.1730146802</text:p>
          </table:table-cell>
          <table:table-cell table:formula="of:=-SUMPRODUCT([.N95:.N114];[.BA$47:.BA$66])" office:value-type="float" office:value="-752.810552501683" calcext:value-type="float">
            <text:p>-752.810552501683</text:p>
          </table:table-cell>
          <table:table-cell table:formula="of:=SUM([.N$7:.N115])" office:value-type="float" office:value="622597.362242371" calcext:value-type="float">
            <text:p>622597.362242371</text:p>
          </table:table-cell>
          <table:table-cell table:formula="of:=[.T114]+[.U114]" office:value-type="float" office:value="2630.90712108568" calcext:value-type="float">
            <text:p>2630.90712108568</text:p>
          </table:table-cell>
          <table:table-cell table:formula="of:=MAX(-[.T115];SUM([.V115:.X115]))" office:value-type="float" office:value="601.743284690695" calcext:value-type="float">
            <text:p>601.743284690695</text:p>
          </table:table-cell>
          <table:table-cell table:formula="of:=-[.R115]" office:value-type="float" office:value="752.810552501683" calcext:value-type="float">
            <text:p>752.810552501683</text:p>
          </table:table-cell>
          <table:table-cell table:formula="of:=-[.T92]*(1-[.$Q$2])" office:value-type="float" office:value="-0" calcext:value-type="float">
            <text:p>0</text:p>
          </table:table-cell>
          <table:table-cell table:formula="of:=-[.T111]*[.$Q$2]" office:value-type="float" office:value="-151.067267810988" calcext:value-type="float">
            <text:p>-151.067267810988</text:p>
          </table:table-cell>
          <table:table-cell table:formula="of:=[.Y114]+[.Z114]" office:value-type="float" office:value="496763.14586356" calcext:value-type="float">
            <text:p>496763.14586356</text:p>
          </table:table-cell>
          <table:table-cell table:formula="of:=-[.Q115]-[.M115]-[.W115]" office:value-type="float" office:value="8193.32588914378" calcext:value-type="float">
            <text:p>8193.32588914378</text:p>
          </table:table-cell>
          <table:table-cell table:formula="of:=[.AA114]+[.AB114]" office:value-type="float" office:value="29047.4873834862" calcext:value-type="float">
            <text:p>29047.4873834862</text:p>
          </table:table-cell>
          <table:table-cell table:formula="of:=-[.X115]" office:value-type="float" office:value="151.067267810988" calcext:value-type="float">
            <text:p>151.067267810988</text:p>
          </table:table-cell>
          <table:table-cell table:number-columns-repeated="8"/>
          <table:table-cell table:formula="of:=IF([.B115]&gt;=[.$L$3];[.$L$2];IF([.B115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6]" office:value-type="date" office:date-value="2020-05-13" calcext:value-type="date">
            <text:p>05/13/20</text:p>
          </table:table-cell>
          <table:table-cell table:formula="of:=[.B115]+1" office:value-type="float" office:value="88" calcext:value-type="float">
            <text:p>88</text:p>
          </table:table-cell>
          <table:table-cell table:formula="of:=[.C115]+[.D115]" office:value-type="float" office:value="80579204.4481619" calcext:value-type="float">
            <text:p>80579204.4481619</text:p>
          </table:table-cell>
          <table:table-cell table:formula="of:=-MIN([.AK115]*[.C115]*[.I115]/[.$C$4];[.C116])" office:value-type="float" office:value="-44327.0647095378" calcext:value-type="float">
            <text:p>-44327.0647095378</text:p>
          </table:table-cell>
          <table:table-cell table:formula="of:=[.E115]+[.F115]" office:value-type="float" office:value="85731.186327323" calcext:value-type="float">
            <text:p>85731.186327323</text:p>
          </table:table-cell>
          <table:table-cell table:formula="of:=MAX([.G116]+[.H116];-[.E116])" office:value-type="float" office:value="18919.8452555196" calcext:value-type="float">
            <text:p>18919.8452555196</text:p>
          </table:table-cell>
          <table:table-cell table:formula="of:=-[.D116]" office:value-type="float" office:value="44327.0647095378" calcext:value-type="float">
            <text:p>44327.0647095378</text:p>
          </table:table-cell>
          <table:table-cell table:formula="of:=-MIN(SUMPRODUCT([.$AZ$3:.$AZ$22];[.E96:.E115]);[.E115])" office:value-type="float" office:value="-25407.2194540182" calcext:value-type="float">
            <text:p>-25407.2194540182</text:p>
          </table:table-cell>
          <table:table-cell table:formula="of:=[.I115]+[.J115]" office:value-type="float" office:value="54215.1583600489" calcext:value-type="float">
            <text:p>54215.1583600489</text:p>
          </table:table-cell>
          <table:table-cell table:formula="of:=MAX(-[.I116];[.K116]+[.L116]+[.M116])" office:value-type="float" office:value="11119.3128264412" calcext:value-type="float">
            <text:p>11119.3128264412</text:p>
          </table:table-cell>
          <table:table-cell table:formula="of:=-[.H116]" office:value-type="float" office:value="25407.2194540182" calcext:value-type="float">
            <text:p>25407.2194540182</text:p>
          </table:table-cell>
          <table:table-cell table:formula="of:=-SUMPRODUCT([.I97:.I116];[.$BA$25:.$BA$44])" office:value-type="float" office:value="-9307.81827207674" calcext:value-type="float">
            <text:p>-9307.81827207674</text:p>
          </table:table-cell>
          <table:table-cell table:formula="of:=-SUMPRODUCT([.I97:.I116];[.$BB$25:.$BB$44])" office:value-type="float" office:value="-4980.08835550023" calcext:value-type="float">
            <text:p>-4980.08835550023</text:p>
          </table:table-cell>
          <table:table-cell table:formula="of:=[.N115]+[.O115]" office:value-type="float" office:value="23835.894419213" calcext:value-type="float">
            <text:p>23835.894419213</text:p>
          </table:table-cell>
          <table:table-cell table:formula="of:=MAX(-[.N116];SUM([.P116:.R116]))" office:value-type="float" office:value="3531.13187181567" calcext:value-type="float">
            <text:p>3531.13187181567</text:p>
          </table:table-cell>
          <table:table-cell table:formula="of:=-[.L116]" office:value-type="float" office:value="9307.81827207674" calcext:value-type="float">
            <text:p>9307.81827207674</text:p>
          </table:table-cell>
          <table:table-cell table:formula="of:=-SUMPRODUCT([.N96:.N115];[.BB$47:.BB$66])" office:value-type="float" office:value="-4927.02522017018" calcext:value-type="float">
            <text:p>-4927.02522017018</text:p>
          </table:table-cell>
          <table:table-cell table:formula="of:=-SUMPRODUCT([.N96:.N115];[.BA$47:.BA$66])" office:value-type="float" office:value="-849.661180090896" calcext:value-type="float">
            <text:p>-849.661180090896</text:p>
          </table:table-cell>
          <table:table-cell table:formula="of:=SUM([.N$7:.N116])" office:value-type="float" office:value="646433.256661584" calcext:value-type="float">
            <text:p>646433.256661584</text:p>
          </table:table-cell>
          <table:table-cell table:formula="of:=[.T115]+[.U115]" office:value-type="float" office:value="3232.65040577638" calcext:value-type="float">
            <text:p>3232.65040577638</text:p>
          </table:table-cell>
          <table:table-cell table:formula="of:=MAX(-[.T116];SUM([.V116:.X116]))" office:value-type="float" office:value="625.872980513902" calcext:value-type="float">
            <text:p>625.872980513902</text:p>
          </table:table-cell>
          <table:table-cell table:formula="of:=-[.R116]" office:value-type="float" office:value="849.661180090896" calcext:value-type="float">
            <text:p>849.661180090896</text:p>
          </table:table-cell>
          <table:table-cell table:formula="of:=-[.T93]*(1-[.$Q$2])" office:value-type="float" office:value="-0" calcext:value-type="float">
            <text:p>0</text:p>
          </table:table-cell>
          <table:table-cell table:formula="of:=-[.T112]*[.$Q$2]" office:value-type="float" office:value="-223.788199576994" calcext:value-type="float">
            <text:p>-223.788199576994</text:p>
          </table:table-cell>
          <table:table-cell table:formula="of:=[.Y115]+[.Z115]" office:value-type="float" office:value="504956.471752704" calcext:value-type="float">
            <text:p>504956.471752704</text:p>
          </table:table-cell>
          <table:table-cell table:formula="of:=-[.Q116]-[.M116]-[.W116]" office:value-type="float" office:value="9907.11357567041" calcext:value-type="float">
            <text:p>9907.11357567041</text:p>
          </table:table-cell>
          <table:table-cell table:formula="of:=[.AA115]+[.AB115]" office:value-type="float" office:value="29198.5546512972" calcext:value-type="float">
            <text:p>29198.5546512972</text:p>
          </table:table-cell>
          <table:table-cell table:formula="of:=-[.X116]" office:value-type="float" office:value="223.788199576994" calcext:value-type="float">
            <text:p>223.788199576994</text:p>
          </table:table-cell>
          <table:table-cell table:number-columns-repeated="8"/>
          <table:table-cell table:formula="of:=IF([.B116]&gt;=[.$L$3];[.$L$2];IF([.B116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7]" office:value-type="date" office:date-value="2020-05-14" calcext:value-type="date">
            <text:p>05/14/20</text:p>
          </table:table-cell>
          <table:table-cell table:formula="of:=[.B116]+1" office:value-type="float" office:value="89" calcext:value-type="float">
            <text:p>89</text:p>
          </table:table-cell>
          <table:table-cell table:formula="of:=[.C116]+[.D116]" office:value-type="float" office:value="80534877.3834524" calcext:value-type="float">
            <text:p>80534877.3834524</text:p>
          </table:table-cell>
          <table:table-cell table:formula="of:=-MIN([.AK116]*[.C116]*[.I116]/[.$C$4];[.C117])" office:value-type="float" office:value="-53933.5102430105" calcext:value-type="float">
            <text:p>-53933.5102430105</text:p>
          </table:table-cell>
          <table:table-cell table:formula="of:=[.E116]+[.F116]" office:value-type="float" office:value="104651.031582843" calcext:value-type="float">
            <text:p>104651.031582843</text:p>
          </table:table-cell>
          <table:table-cell table:formula="of:=MAX([.G117]+[.H117];-[.E117])" office:value-type="float" office:value="23770.2540302816" calcext:value-type="float">
            <text:p>23770.2540302816</text:p>
          </table:table-cell>
          <table:table-cell table:formula="of:=-[.D117]" office:value-type="float" office:value="53933.5102430105" calcext:value-type="float">
            <text:p>53933.5102430105</text:p>
          </table:table-cell>
          <table:table-cell table:formula="of:=-MIN(SUMPRODUCT([.$AZ$3:.$AZ$22];[.E97:.E116]);[.E116])" office:value-type="float" office:value="-30163.2562127289" calcext:value-type="float">
            <text:p>-30163.2562127289</text:p>
          </table:table-cell>
          <table:table-cell table:formula="of:=[.I116]+[.J116]" office:value-type="float" office:value="65334.4711864901" calcext:value-type="float">
            <text:p>65334.4711864901</text:p>
          </table:table-cell>
          <table:table-cell table:formula="of:=MAX(-[.I117];[.K117]+[.L117]+[.M117])" office:value-type="float" office:value="12689.3133598412" calcext:value-type="float">
            <text:p>12689.3133598412</text:p>
          </table:table-cell>
          <table:table-cell table:formula="of:=-[.H117]" office:value-type="float" office:value="30163.2562127289" calcext:value-type="float">
            <text:p>30163.2562127289</text:p>
          </table:table-cell>
          <table:table-cell table:formula="of:=-SUMPRODUCT([.I98:.I117];[.$BA$25:.$BA$44])" office:value-type="float" office:value="-11389.9987943698" calcext:value-type="float">
            <text:p>-11389.9987943698</text:p>
          </table:table-cell>
          <table:table-cell table:formula="of:=-SUMPRODUCT([.I98:.I117];[.$BB$25:.$BB$44])" office:value-type="float" office:value="-6083.94405851787" calcext:value-type="float">
            <text:p>-6083.94405851787</text:p>
          </table:table-cell>
          <table:table-cell table:formula="of:=[.N116]+[.O116]" office:value-type="float" office:value="27367.0262910286" calcext:value-type="float">
            <text:p>27367.0262910286</text:p>
          </table:table-cell>
          <table:table-cell table:formula="of:=MAX(-[.N117];SUM([.P117:.R117]))" office:value-type="float" office:value="4644.99972008469" calcext:value-type="float">
            <text:p>4644.99972008469</text:p>
          </table:table-cell>
          <table:table-cell table:formula="of:=-[.L117]" office:value-type="float" office:value="11389.9987943698" calcext:value-type="float">
            <text:p>11389.9987943698</text:p>
          </table:table-cell>
          <table:table-cell table:formula="of:=-SUMPRODUCT([.N97:.N116];[.BB$47:.BB$66])" office:value-type="float" office:value="-5791.72014418524" calcext:value-type="float">
            <text:p>-5791.72014418524</text:p>
          </table:table-cell>
          <table:table-cell table:formula="of:=-SUMPRODUCT([.N97:.N116];[.BA$47:.BA$66])" office:value-type="float" office:value="-953.278930099894" calcext:value-type="float">
            <text:p>-953.278930099894</text:p>
          </table:table-cell>
          <table:table-cell table:formula="of:=SUM([.N$7:.N117])" office:value-type="float" office:value="673800.282952613" calcext:value-type="float">
            <text:p>673800.282952613</text:p>
          </table:table-cell>
          <table:table-cell table:formula="of:=[.T116]+[.U116]" office:value-type="float" office:value="3858.52338629028" calcext:value-type="float">
            <text:p>3858.52338629028</text:p>
          </table:table-cell>
          <table:table-cell table:formula="of:=MAX(-[.T117];SUM([.V117:.X117]))" office:value-type="float" office:value="641.448679325988" calcext:value-type="float">
            <text:p>641.448679325988</text:p>
          </table:table-cell>
          <table:table-cell table:formula="of:=-[.R117]" office:value-type="float" office:value="953.278930099894" calcext:value-type="float">
            <text:p>953.278930099894</text:p>
          </table:table-cell>
          <table:table-cell table:formula="of:=-[.T94]*(1-[.$Q$2])" office:value-type="float" office:value="-0" calcext:value-type="float">
            <text:p>0</text:p>
          </table:table-cell>
          <table:table-cell table:formula="of:=-[.T113]*[.$Q$2]" office:value-type="float" office:value="-311.830250773905" calcext:value-type="float">
            <text:p>-311.830250773905</text:p>
          </table:table-cell>
          <table:table-cell table:formula="of:=[.Y116]+[.Z116]" office:value-type="float" office:value="514863.585328374" calcext:value-type="float">
            <text:p>514863.585328374</text:p>
          </table:table-cell>
          <table:table-cell table:formula="of:=-[.Q117]-[.M117]-[.W117]" office:value-type="float" office:value="11875.6642027031" calcext:value-type="float">
            <text:p>11875.6642027031</text:p>
          </table:table-cell>
          <table:table-cell table:formula="of:=[.AA116]+[.AB116]" office:value-type="float" office:value="29422.3428508742" calcext:value-type="float">
            <text:p>29422.3428508742</text:p>
          </table:table-cell>
          <table:table-cell table:formula="of:=-[.X117]" office:value-type="float" office:value="311.830250773905" calcext:value-type="float">
            <text:p>311.830250773905</text:p>
          </table:table-cell>
          <table:table-cell table:number-columns-repeated="8"/>
          <table:table-cell table:formula="of:=IF([.B117]&gt;=[.$L$3];[.$L$2];IF([.B117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8]" office:value-type="date" office:date-value="2020-05-15" calcext:value-type="date">
            <text:p>05/15/20</text:p>
          </table:table-cell>
          <table:table-cell table:formula="of:=[.B117]+1" office:value-type="float" office:value="90" calcext:value-type="float">
            <text:p>90</text:p>
          </table:table-cell>
          <table:table-cell table:formula="of:=[.C117]+[.D117]" office:value-type="float" office:value="80480943.8732094" calcext:value-type="float">
            <text:p>80480943.8732094</text:p>
          </table:table-cell>
          <table:table-cell table:formula="of:=-MIN([.AK117]*[.C117]*[.I117]/[.$C$4];[.C118])" office:value-type="float" office:value="-64959.3040236628" calcext:value-type="float">
            <text:p>-64959.3040236628</text:p>
          </table:table-cell>
          <table:table-cell table:formula="of:=[.E117]+[.F117]" office:value-type="float" office:value="128421.285613124" calcext:value-type="float">
            <text:p>128421.285613124</text:p>
          </table:table-cell>
          <table:table-cell table:formula="of:=MAX([.G118]+[.H118];-[.E118])" office:value-type="float" office:value="29126.6200043721" calcext:value-type="float">
            <text:p>29126.6200043721</text:p>
          </table:table-cell>
          <table:table-cell table:formula="of:=-[.D118]" office:value-type="float" office:value="64959.3040236628" calcext:value-type="float">
            <text:p>64959.3040236628</text:p>
          </table:table-cell>
          <table:table-cell table:formula="of:=-MIN(SUMPRODUCT([.$AZ$3:.$AZ$22];[.E98:.E117]);[.E117])" office:value-type="float" office:value="-35832.6840192906" calcext:value-type="float">
            <text:p>-35832.6840192906</text:p>
          </table:table-cell>
          <table:table-cell table:formula="of:=[.I117]+[.J117]" office:value-type="float" office:value="78023.7845463313" calcext:value-type="float">
            <text:p>78023.7845463313</text:p>
          </table:table-cell>
          <table:table-cell table:formula="of:=MAX(-[.I118];[.K118]+[.L118]+[.M118])" office:value-type="float" office:value="14536.3253856817" calcext:value-type="float">
            <text:p>14536.3253856817</text:p>
          </table:table-cell>
          <table:table-cell table:formula="of:=-[.H118]" office:value-type="float" office:value="35832.6840192906" calcext:value-type="float">
            <text:p>35832.6840192906</text:p>
          </table:table-cell>
          <table:table-cell table:formula="of:=-SUMPRODUCT([.I99:.I118];[.$BA$25:.$BA$44])" office:value-type="float" office:value="-13824.8368875" calcext:value-type="float">
            <text:p>-13824.8368875</text:p>
          </table:table-cell>
          <table:table-cell table:formula="of:=-SUMPRODUCT([.I99:.I118];[.$BB$25:.$BB$44])" office:value-type="float" office:value="-7471.52174610887" calcext:value-type="float">
            <text:p>-7471.52174610887</text:p>
          </table:table-cell>
          <table:table-cell table:formula="of:=[.N117]+[.O117]" office:value-type="float" office:value="32012.0260111133" calcext:value-type="float">
            <text:p>32012.0260111133</text:p>
          </table:table-cell>
          <table:table-cell table:formula="of:=MAX(-[.N118];SUM([.P118:.R118]))" office:value-type="float" office:value="6091.72056784875" calcext:value-type="float">
            <text:p>6091.72056784875</text:p>
          </table:table-cell>
          <table:table-cell table:formula="of:=-[.L118]" office:value-type="float" office:value="13824.8368875" calcext:value-type="float">
            <text:p>13824.8368875</text:p>
          </table:table-cell>
          <table:table-cell table:formula="of:=-SUMPRODUCT([.N98:.N117];[.BB$47:.BB$66])" office:value-type="float" office:value="-6660.84614455149" calcext:value-type="float">
            <text:p>-6660.84614455149</text:p>
          </table:table-cell>
          <table:table-cell table:formula="of:=-SUMPRODUCT([.N98:.N117];[.BA$47:.BA$66])" office:value-type="float" office:value="-1072.27017509979" calcext:value-type="float">
            <text:p>-1072.27017509979</text:p>
          </table:table-cell>
          <table:table-cell table:formula="of:=SUM([.N$7:.N118])" office:value-type="float" office:value="705812.308963726" calcext:value-type="float">
            <text:p>705812.308963726</text:p>
          </table:table-cell>
          <table:table-cell table:formula="of:=[.T117]+[.U117]" office:value-type="float" office:value="4499.97206561627" calcext:value-type="float">
            <text:p>4499.97206561627</text:p>
          </table:table-cell>
          <table:table-cell table:formula="of:=MAX(-[.T118];SUM([.V118:.X118]))" office:value-type="float" office:value="658.745659323129" calcext:value-type="float">
            <text:p>658.745659323129</text:p>
          </table:table-cell>
          <table:table-cell table:formula="of:=-[.R118]" office:value-type="float" office:value="1072.27017509979" calcext:value-type="float">
            <text:p>1072.27017509979</text:p>
          </table:table-cell>
          <table:table-cell table:formula="of:=-[.T95]*(1-[.$Q$2])" office:value-type="float" office:value="-0" calcext:value-type="float">
            <text:p>0</text:p>
          </table:table-cell>
          <table:table-cell table:formula="of:=-[.T114]*[.$Q$2]" office:value-type="float" office:value="-413.524515776658" calcext:value-type="float">
            <text:p>-413.524515776658</text:p>
          </table:table-cell>
          <table:table-cell table:formula="of:=[.Y117]+[.Z117]" office:value-type="float" office:value="526739.249531077" calcext:value-type="float">
            <text:p>526739.249531077</text:p>
          </table:table-cell>
          <table:table-cell table:formula="of:=-[.Q118]-[.M118]-[.W118]" office:value-type="float" office:value="14132.3678906604" calcext:value-type="float">
            <text:p>14132.3678906604</text:p>
          </table:table-cell>
          <table:table-cell table:formula="of:=[.AA117]+[.AB117]" office:value-type="float" office:value="29734.1731016481" calcext:value-type="float">
            <text:p>29734.1731016481</text:p>
          </table:table-cell>
          <table:table-cell table:formula="of:=-[.X118]" office:value-type="float" office:value="413.524515776658" calcext:value-type="float">
            <text:p>413.524515776658</text:p>
          </table:table-cell>
          <table:table-cell table:number-columns-repeated="8"/>
          <table:table-cell table:formula="of:=IF([.B118]&gt;=[.$L$3];[.$L$2];IF([.B118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19]" office:value-type="date" office:date-value="2020-05-16" calcext:value-type="date">
            <text:p>05/16/20</text:p>
          </table:table-cell>
          <table:table-cell table:formula="of:=[.B118]+1" office:value-type="float" office:value="91" calcext:value-type="float">
            <text:p>91</text:p>
          </table:table-cell>
          <table:table-cell table:formula="of:=[.C118]+[.D118]" office:value-type="float" office:value="80415984.5691857" calcext:value-type="float">
            <text:p>80415984.5691857</text:p>
          </table:table-cell>
          <table:table-cell table:formula="of:=-MIN([.AK118]*[.C118]*[.I118]/[.$C$4];[.C119])" office:value-type="float" office:value="-77523.8003067737" calcext:value-type="float">
            <text:p>-77523.8003067737</text:p>
          </table:table-cell>
          <table:table-cell table:formula="of:=[.E118]+[.F118]" office:value-type="float" office:value="157547.905617496" calcext:value-type="float">
            <text:p>157547.905617496</text:p>
          </table:table-cell>
          <table:table-cell table:formula="of:=MAX([.G119]+[.H119];-[.E119])" office:value-type="float" office:value="34844.5744231142" calcext:value-type="float">
            <text:p>34844.5744231142</text:p>
          </table:table-cell>
          <table:table-cell table:formula="of:=-[.D119]" office:value-type="float" office:value="77523.8003067737" calcext:value-type="float">
            <text:p>77523.8003067737</text:p>
          </table:table-cell>
          <table:table-cell table:formula="of:=-MIN(SUMPRODUCT([.$AZ$3:.$AZ$22];[.E99:.E118]);[.E118])" office:value-type="float" office:value="-42679.2258836595" calcext:value-type="float">
            <text:p>-42679.2258836595</text:p>
          </table:table-cell>
          <table:table-cell table:formula="of:=[.I118]+[.J118]" office:value-type="float" office:value="92560.109932013" calcext:value-type="float">
            <text:p>92560.109932013</text:p>
          </table:table-cell>
          <table:table-cell table:formula="of:=MAX(-[.I119];[.K119]+[.L119]+[.M119])" office:value-type="float" office:value="16873.0750441773" calcext:value-type="float">
            <text:p>16873.0750441773</text:p>
          </table:table-cell>
          <table:table-cell table:formula="of:=-[.H119]" office:value-type="float" office:value="42679.2258836595" calcext:value-type="float">
            <text:p>42679.2258836595</text:p>
          </table:table-cell>
          <table:table-cell table:formula="of:=-SUMPRODUCT([.I100:.I119];[.$BA$25:.$BA$44])" office:value-type="float" office:value="-16632.6715243676" calcext:value-type="float">
            <text:p>-16632.6715243676</text:p>
          </table:table-cell>
          <table:table-cell table:formula="of:=-SUMPRODUCT([.I100:.I119];[.$BB$25:.$BB$44])" office:value-type="float" office:value="-9173.47931511452" calcext:value-type="float">
            <text:p>-9173.47931511452</text:p>
          </table:table-cell>
          <table:table-cell table:formula="of:=[.N118]+[.O118]" office:value-type="float" office:value="38103.7465789621" calcext:value-type="float">
            <text:p>38103.7465789621</text:p>
          </table:table-cell>
          <table:table-cell table:formula="of:=MAX(-[.N119];SUM([.P119:.R119]))" office:value-type="float" office:value="7864.07725483291" calcext:value-type="float">
            <text:p>7864.07725483291</text:p>
          </table:table-cell>
          <table:table-cell table:formula="of:=-[.L119]" office:value-type="float" office:value="16632.6715243676" calcext:value-type="float">
            <text:p>16632.6715243676</text:p>
          </table:table-cell>
          <table:table-cell table:formula="of:=-SUMPRODUCT([.N99:.N118];[.BB$47:.BB$66])" office:value-type="float" office:value="-7550.37070906325" calcext:value-type="float">
            <text:p>-7550.37070906325</text:p>
          </table:table-cell>
          <table:table-cell table:formula="of:=-SUMPRODUCT([.N99:.N118];[.BA$47:.BA$66])" office:value-type="float" office:value="-1218.22356047148" calcext:value-type="float">
            <text:p>-1218.22356047148</text:p>
          </table:table-cell>
          <table:table-cell table:formula="of:=SUM([.N$7:.N119])" office:value-type="float" office:value="743916.055542688" calcext:value-type="float">
            <text:p>743916.055542688</text:p>
          </table:table-cell>
          <table:table-cell table:formula="of:=[.T118]+[.U118]" office:value-type="float" office:value="5158.71772493939" calcext:value-type="float">
            <text:p>5158.71772493939</text:p>
          </table:table-cell>
          <table:table-cell table:formula="of:=MAX(-[.T119];SUM([.V119:.X119]))" office:value-type="float" office:value="692.042136254347" calcext:value-type="float">
            <text:p>692.042136254347</text:p>
          </table:table-cell>
          <table:table-cell table:formula="of:=-[.R119]" office:value-type="float" office:value="1218.22356047148" calcext:value-type="float">
            <text:p>1218.22356047148</text:p>
          </table:table-cell>
          <table:table-cell table:formula="of:=-[.T96]*(1-[.$Q$2])" office:value-type="float" office:value="-0" calcext:value-type="float">
            <text:p>0</text:p>
          </table:table-cell>
          <table:table-cell table:formula="of:=-[.T115]*[.$Q$2]" office:value-type="float" office:value="-526.181424217136" calcext:value-type="float">
            <text:p>-526.181424217136</text:p>
          </table:table-cell>
          <table:table-cell table:formula="of:=[.Y118]+[.Z118]" office:value-type="float" office:value="540871.617421738" calcext:value-type="float">
            <text:p>540871.617421738</text:p>
          </table:table-cell>
          <table:table-cell table:formula="of:=-[.Q119]-[.M119]-[.W119]" office:value-type="float" office:value="16723.8500241778" calcext:value-type="float">
            <text:p>16723.8500241778</text:p>
          </table:table-cell>
          <table:table-cell table:formula="of:=[.AA118]+[.AB118]" office:value-type="float" office:value="30147.6976174248" calcext:value-type="float">
            <text:p>30147.6976174248</text:p>
          </table:table-cell>
          <table:table-cell table:formula="of:=-[.X119]" office:value-type="float" office:value="526.181424217136" calcext:value-type="float">
            <text:p>526.181424217136</text:p>
          </table:table-cell>
          <table:table-cell table:number-columns-repeated="8"/>
          <table:table-cell table:formula="of:=IF([.B119]&gt;=[.$L$3];[.$L$2];IF([.B119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0]" office:value-type="date" office:date-value="2020-05-17" calcext:value-type="date">
            <text:p>05/17/20</text:p>
          </table:table-cell>
          <table:table-cell table:formula="of:=[.B119]+1" office:value-type="float" office:value="92" calcext:value-type="float">
            <text:p>92</text:p>
          </table:table-cell>
          <table:table-cell table:formula="of:=[.C119]+[.D119]" office:value-type="float" office:value="80338460.7688789" calcext:value-type="float">
            <text:p>80338460.7688789</text:p>
          </table:table-cell>
          <table:table-cell table:formula="of:=-MIN([.AK119]*[.C119]*[.I119]/[.$C$4];[.C120])" office:value-type="float" office:value="-91892.7453335171" calcext:value-type="float">
            <text:p>-91892.7453335171</text:p>
          </table:table-cell>
          <table:table-cell table:formula="of:=[.E119]+[.F119]" office:value-type="float" office:value="192392.480040611" calcext:value-type="float">
            <text:p>192392.480040611</text:p>
          </table:table-cell>
          <table:table-cell table:formula="of:=MAX([.G120]+[.H120];-[.E120])" office:value-type="float" office:value="40864.1195902159" calcext:value-type="float">
            <text:p>40864.1195902159</text:p>
          </table:table-cell>
          <table:table-cell table:formula="of:=-[.D120]" office:value-type="float" office:value="91892.7453335171" calcext:value-type="float">
            <text:p>91892.7453335171</text:p>
          </table:table-cell>
          <table:table-cell table:formula="of:=-MIN(SUMPRODUCT([.$AZ$3:.$AZ$22];[.E100:.E119]);[.E119])" office:value-type="float" office:value="-51028.6257433013" calcext:value-type="float">
            <text:p>-51028.6257433013</text:p>
          </table:table-cell>
          <table:table-cell table:formula="of:=[.I119]+[.J119]" office:value-type="float" office:value="109433.18497619" calcext:value-type="float">
            <text:p>109433.18497619</text:p>
          </table:table-cell>
          <table:table-cell table:formula="of:=MAX(-[.I120];[.K120]+[.L120]+[.M120])" office:value-type="float" office:value="19961.3381236495" calcext:value-type="float">
            <text:p>19961.3381236495</text:p>
          </table:table-cell>
          <table:table-cell table:formula="of:=-[.H120]" office:value-type="float" office:value="51028.6257433013" calcext:value-type="float">
            <text:p>51028.6257433013</text:p>
          </table:table-cell>
          <table:table-cell table:formula="of:=-SUMPRODUCT([.I101:.I120];[.$BA$25:.$BA$44])" office:value-type="float" office:value="-19855.4837823312" calcext:value-type="float">
            <text:p>-19855.4837823312</text:p>
          </table:table-cell>
          <table:table-cell table:formula="of:=-SUMPRODUCT([.I101:.I120];[.$BB$25:.$BB$44])" office:value-type="float" office:value="-11211.8038373205" calcext:value-type="float">
            <text:p>-11211.8038373205</text:p>
          </table:table-cell>
          <table:table-cell table:formula="of:=[.N119]+[.O119]" office:value-type="float" office:value="45967.823833795" calcext:value-type="float">
            <text:p>45967.823833795</text:p>
          </table:table-cell>
          <table:table-cell table:formula="of:=MAX(-[.N120];SUM([.P120:.R120]))" office:value-type="float" office:value="9946.69427562213" calcext:value-type="float">
            <text:p>9946.69427562213</text:p>
          </table:table-cell>
          <table:table-cell table:formula="of:=-[.L120]" office:value-type="float" office:value="19855.4837823312" calcext:value-type="float">
            <text:p>19855.4837823312</text:p>
          </table:table-cell>
          <table:table-cell table:formula="of:=-SUMPRODUCT([.N100:.N119];[.BB$47:.BB$66])" office:value-type="float" office:value="-8503.68327156185" calcext:value-type="float">
            <text:p>-8503.68327156185</text:p>
          </table:table-cell>
          <table:table-cell table:formula="of:=-SUMPRODUCT([.N100:.N119];[.BA$47:.BA$66])" office:value-type="float" office:value="-1405.10623514727" calcext:value-type="float">
            <text:p>-1405.10623514727</text:p>
          </table:table-cell>
          <table:table-cell table:formula="of:=SUM([.N$7:.N120])" office:value-type="float" office:value="789883.879376483" calcext:value-type="float">
            <text:p>789883.879376483</text:p>
          </table:table-cell>
          <table:table-cell table:formula="of:=[.T119]+[.U119]" office:value-type="float" office:value="5850.75986119374" calcext:value-type="float">
            <text:p>5850.75986119374</text:p>
          </table:table-cell>
          <table:table-cell table:formula="of:=MAX(-[.T120];SUM([.V120:.X120]))" office:value-type="float" office:value="758.576153991994" calcext:value-type="float">
            <text:p>758.576153991994</text:p>
          </table:table-cell>
          <table:table-cell table:formula="of:=-[.R120]" office:value-type="float" office:value="1405.10623514727" calcext:value-type="float">
            <text:p>1405.10623514727</text:p>
          </table:table-cell>
          <table:table-cell table:formula="of:=-[.T97]*(1-[.$Q$2])" office:value-type="float" office:value="-0" calcext:value-type="float">
            <text:p>0</text:p>
          </table:table-cell>
          <table:table-cell table:formula="of:=-[.T116]*[.$Q$2]" office:value-type="float" office:value="-646.530081155275" calcext:value-type="float">
            <text:p>-646.530081155275</text:p>
          </table:table-cell>
          <table:table-cell table:formula="of:=[.Y119]+[.Z119]" office:value-type="float" office:value="557595.467445915" calcext:value-type="float">
            <text:p>557595.467445915</text:p>
          </table:table-cell>
          <table:table-cell table:formula="of:=-[.Q120]-[.M120]-[.W120]" office:value-type="float" office:value="19715.4871088824" calcext:value-type="float">
            <text:p>19715.4871088824</text:p>
          </table:table-cell>
          <table:table-cell table:formula="of:=[.AA119]+[.AB119]" office:value-type="float" office:value="30673.8790416419" calcext:value-type="float">
            <text:p>30673.8790416419</text:p>
          </table:table-cell>
          <table:table-cell table:formula="of:=-[.X120]" office:value-type="float" office:value="646.530081155275" calcext:value-type="float">
            <text:p>646.530081155275</text:p>
          </table:table-cell>
          <table:table-cell table:number-columns-repeated="8"/>
          <table:table-cell table:formula="of:=IF([.B120]&gt;=[.$L$3];[.$L$2];IF([.B120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1]" office:value-type="date" office:date-value="2020-05-18" calcext:value-type="date">
            <text:p>05/18/20</text:p>
          </table:table-cell>
          <table:table-cell table:formula="of:=[.B120]+1" office:value-type="float" office:value="93" calcext:value-type="float">
            <text:p>93</text:p>
          </table:table-cell>
          <table:table-cell table:formula="of:=[.C120]+[.D120]" office:value-type="float" office:value="80246568.0235454" calcext:value-type="float">
            <text:p>80246568.0235454</text:p>
          </table:table-cell>
          <table:table-cell table:formula="of:=-MIN([.AK120]*[.C120]*[.I120]/[.$C$4];[.C121])" office:value-type="float" office:value="-108539.427629915" calcext:value-type="float">
            <text:p>-108539.427629915</text:p>
          </table:table-cell>
          <table:table-cell table:formula="of:=[.E120]+[.F120]" office:value-type="float" office:value="233256.599630826" calcext:value-type="float">
            <text:p>233256.599630826</text:p>
          </table:table-cell>
          <table:table-cell table:formula="of:=MAX([.G121]+[.H121];-[.E121])" office:value-type="float" office:value="47279.453884099" calcext:value-type="float">
            <text:p>47279.453884099</text:p>
          </table:table-cell>
          <table:table-cell table:formula="of:=-[.D121]" office:value-type="float" office:value="108539.427629915" calcext:value-type="float">
            <text:p>108539.427629915</text:p>
          </table:table-cell>
          <table:table-cell table:formula="of:=-MIN(SUMPRODUCT([.$AZ$3:.$AZ$22];[.E101:.E120]);[.E120])" office:value-type="float" office:value="-61259.9737458162" calcext:value-type="float">
            <text:p>-61259.9737458162</text:p>
          </table:table-cell>
          <table:table-cell table:formula="of:=[.I120]+[.J120]" office:value-type="float" office:value="129394.52309984" calcext:value-type="float">
            <text:p>129394.52309984</text:p>
          </table:table-cell>
          <table:table-cell table:formula="of:=MAX(-[.I121];[.K121]+[.L121]+[.M121])" office:value-type="float" office:value="24082.595495795" calcext:value-type="float">
            <text:p>24082.595495795</text:p>
          </table:table-cell>
          <table:table-cell table:formula="of:=-[.H121]" office:value-type="float" office:value="61259.9737458162" calcext:value-type="float">
            <text:p>61259.9737458162</text:p>
          </table:table-cell>
          <table:table-cell table:formula="of:=-SUMPRODUCT([.I102:.I121];[.$BA$25:.$BA$44])" office:value-type="float" office:value="-23572.5314639269" calcext:value-type="float">
            <text:p>-23572.5314639269</text:p>
          </table:table-cell>
          <table:table-cell table:formula="of:=-SUMPRODUCT([.I102:.I121];[.$BB$25:.$BB$44])" office:value-type="float" office:value="-13604.8467860943" calcext:value-type="float">
            <text:p>-13604.8467860943</text:p>
          </table:table-cell>
          <table:table-cell table:formula="of:=[.N120]+[.O120]" office:value-type="float" office:value="55914.5181094171" calcext:value-type="float">
            <text:p>55914.5181094171</text:p>
          </table:table-cell>
          <table:table-cell table:formula="of:=MAX(-[.N121];SUM([.P121:.R121]))" office:value-type="float" office:value="12331.3806993126" calcext:value-type="float">
            <text:p>12331.3806993126</text:p>
          </table:table-cell>
          <table:table-cell table:formula="of:=-[.L121]" office:value-type="float" office:value="23572.5314639269" calcext:value-type="float">
            <text:p>23572.5314639269</text:p>
          </table:table-cell>
          <table:table-cell table:formula="of:=-SUMPRODUCT([.N101:.N120];[.BB$47:.BB$66])" office:value-type="float" office:value="-9592.72665171118" calcext:value-type="float">
            <text:p>-9592.72665171118</text:p>
          </table:table-cell>
          <table:table-cell table:formula="of:=-SUMPRODUCT([.N101:.N120];[.BA$47:.BA$66])" office:value-type="float" office:value="-1648.42411290309" calcext:value-type="float">
            <text:p>-1648.42411290309</text:p>
          </table:table-cell>
          <table:table-cell table:formula="of:=SUM([.N$7:.N121])" office:value-type="float" office:value="845798.3974859" calcext:value-type="float">
            <text:p>845798.3974859</text:p>
          </table:table-cell>
          <table:table-cell table:formula="of:=[.T120]+[.U120]" office:value-type="float" office:value="6609.33601518574" calcext:value-type="float">
            <text:p>6609.33601518574</text:p>
          </table:table-cell>
          <table:table-cell table:formula="of:=MAX(-[.T121];SUM([.V121:.X121]))" office:value-type="float" office:value="876.719435645039" calcext:value-type="float">
            <text:p>876.719435645039</text:p>
          </table:table-cell>
          <table:table-cell table:formula="of:=-[.R121]" office:value-type="float" office:value="1648.42411290309" calcext:value-type="float">
            <text:p>1648.42411290309</text:p>
          </table:table-cell>
          <table:table-cell table:formula="of:=-[.T98]*(1-[.$Q$2])" office:value-type="float" office:value="-0" calcext:value-type="float">
            <text:p>0</text:p>
          </table:table-cell>
          <table:table-cell table:formula="of:=-[.T117]*[.$Q$2]" office:value-type="float" office:value="-771.704677258056" calcext:value-type="float">
            <text:p>-771.704677258056</text:p>
          </table:table-cell>
          <table:table-cell table:formula="of:=[.Y120]+[.Z120]" office:value-type="float" office:value="577310.954554798" calcext:value-type="float">
            <text:p>577310.954554798</text:p>
          </table:table-cell>
          <table:table-cell table:formula="of:=-[.Q121]-[.M121]-[.W121]" office:value-type="float" office:value="23197.5734378055" calcext:value-type="float">
            <text:p>23197.5734378055</text:p>
          </table:table-cell>
          <table:table-cell table:formula="of:=[.AA120]+[.AB120]" office:value-type="float" office:value="31320.4091227972" calcext:value-type="float">
            <text:p>31320.4091227972</text:p>
          </table:table-cell>
          <table:table-cell table:formula="of:=-[.X121]" office:value-type="float" office:value="771.704677258056" calcext:value-type="float">
            <text:p>771.704677258056</text:p>
          </table:table-cell>
          <table:table-cell table:number-columns-repeated="8"/>
          <table:table-cell table:formula="of:=IF([.B121]&gt;=[.$L$3];[.$L$2];IF([.B121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2]" office:value-type="date" office:date-value="2020-05-19" calcext:value-type="date">
            <text:p>05/19/20</text:p>
          </table:table-cell>
          <table:table-cell table:formula="of:=[.B121]+1" office:value-type="float" office:value="94" calcext:value-type="float">
            <text:p>94</text:p>
          </table:table-cell>
          <table:table-cell table:formula="of:=[.C121]+[.D121]" office:value-type="float" office:value="80138028.5959155" calcext:value-type="float">
            <text:p>80138028.5959155</text:p>
          </table:table-cell>
          <table:table-cell table:formula="of:=-MIN([.AK121]*[.C121]*[.I121]/[.$C$4];[.C122])" office:value-type="float" office:value="-128190.943207475" calcext:value-type="float">
            <text:p>-128190.943207475</text:p>
          </table:table-cell>
          <table:table-cell table:formula="of:=[.E121]+[.F121]" office:value-type="float" office:value="280536.053514925" calcext:value-type="float">
            <text:p>280536.053514925</text:p>
          </table:table-cell>
          <table:table-cell table:formula="of:=MAX([.G122]+[.H122];-[.E122])" office:value-type="float" office:value="54397.0339727457" calcext:value-type="float">
            <text:p>54397.0339727457</text:p>
          </table:table-cell>
          <table:table-cell table:formula="of:=-[.D122]" office:value-type="float" office:value="128190.943207475" calcext:value-type="float">
            <text:p>128190.943207475</text:p>
          </table:table-cell>
          <table:table-cell table:formula="of:=-MIN(SUMPRODUCT([.$AZ$3:.$AZ$22];[.E102:.E121]);[.E121])" office:value-type="float" office:value="-73793.9092347297" calcext:value-type="float">
            <text:p>-73793.9092347297</text:p>
          </table:table-cell>
          <table:table-cell table:formula="of:=[.I121]+[.J121]" office:value-type="float" office:value="153477.118595635" calcext:value-type="float">
            <text:p>153477.118595635</text:p>
          </table:table-cell>
          <table:table-cell table:formula="of:=MAX(-[.I122];[.K122]+[.L122]+[.M122])" office:value-type="float" office:value="29502.2598990893" calcext:value-type="float">
            <text:p>29502.2598990893</text:p>
          </table:table-cell>
          <table:table-cell table:formula="of:=-[.H122]" office:value-type="float" office:value="73793.9092347297" calcext:value-type="float">
            <text:p>73793.9092347297</text:p>
          </table:table-cell>
          <table:table-cell table:formula="of:=-SUMPRODUCT([.I103:.I122];[.$BA$25:.$BA$44])" office:value-type="float" office:value="-27914.5198925452" calcext:value-type="float">
            <text:p>-27914.5198925452</text:p>
          </table:table-cell>
          <table:table-cell table:formula="of:=-SUMPRODUCT([.I103:.I122];[.$BB$25:.$BB$44])" office:value-type="float" office:value="-16377.1294430952" calcext:value-type="float">
            <text:p>-16377.1294430952</text:p>
          </table:table-cell>
          <table:table-cell table:formula="of:=[.N121]+[.O121]" office:value-type="float" office:value="68245.8988087298" calcext:value-type="float">
            <text:p>68245.8988087298</text:p>
          </table:table-cell>
          <table:table-cell table:formula="of:=MAX(-[.N122];SUM([.P122:.R122]))" office:value-type="float" office:value="15034.3824909641" calcext:value-type="float">
            <text:p>15034.3824909641</text:p>
          </table:table-cell>
          <table:table-cell table:formula="of:=-[.L122]" office:value-type="float" office:value="27914.5198925452" calcext:value-type="float">
            <text:p>27914.5198925452</text:p>
          </table:table-cell>
          <table:table-cell table:formula="of:=-SUMPRODUCT([.N102:.N121];[.BB$47:.BB$66])" office:value-type="float" office:value="-10915.826647826" calcext:value-type="float">
            <text:p>-10915.826647826</text:p>
          </table:table-cell>
          <table:table-cell table:formula="of:=-SUMPRODUCT([.N102:.N121];[.BA$47:.BA$66])" office:value-type="float" office:value="-1964.31075375518" calcext:value-type="float">
            <text:p>-1964.31075375518</text:p>
          </table:table-cell>
          <table:table-cell table:formula="of:=SUM([.N$7:.N122])" office:value-type="float" office:value="914044.29629463" calcext:value-type="float">
            <text:p>914044.29629463</text:p>
          </table:table-cell>
          <table:table-cell table:formula="of:=[.T121]+[.U121]" office:value-type="float" office:value="7486.05545083077" calcext:value-type="float">
            <text:p>7486.05545083077</text:p>
          </table:table-cell>
          <table:table-cell table:formula="of:=MAX(-[.T122];SUM([.V122:.X122]))" office:value-type="float" office:value="1064.31634063192" calcext:value-type="float">
            <text:p>1064.31634063192</text:p>
          </table:table-cell>
          <table:table-cell table:formula="of:=-[.R122]" office:value-type="float" office:value="1964.31075375518" calcext:value-type="float">
            <text:p>1964.31075375518</text:p>
          </table:table-cell>
          <table:table-cell table:formula="of:=-[.T99]*(1-[.$Q$2])" office:value-type="float" office:value="-0" calcext:value-type="float">
            <text:p>0</text:p>
          </table:table-cell>
          <table:table-cell table:formula="of:=-[.T118]*[.$Q$2]" office:value-type="float" office:value="-899.994413123253" calcext:value-type="float">
            <text:p>-899.994413123253</text:p>
          </table:table-cell>
          <table:table-cell table:formula="of:=[.Y121]+[.Z121]" office:value-type="float" office:value="600508.527992603" calcext:value-type="float">
            <text:p>600508.527992603</text:p>
          </table:table-cell>
          <table:table-cell table:formula="of:=-[.Q122]-[.M122]-[.W122]" office:value-type="float" office:value="27292.9560909212" calcext:value-type="float">
            <text:p>27292.9560909212</text:p>
          </table:table-cell>
          <table:table-cell table:formula="of:=[.AA121]+[.AB121]" office:value-type="float" office:value="32092.1138000552" calcext:value-type="float">
            <text:p>32092.1138000552</text:p>
          </table:table-cell>
          <table:table-cell table:formula="of:=-[.X122]" office:value-type="float" office:value="899.994413123253" calcext:value-type="float">
            <text:p>899.994413123253</text:p>
          </table:table-cell>
          <table:table-cell table:number-columns-repeated="8"/>
          <table:table-cell table:formula="of:=IF([.B122]&gt;=[.$L$3];[.$L$2];IF([.B122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3]" office:value-type="date" office:date-value="2020-05-20" calcext:value-type="date">
            <text:p>05/20/20</text:p>
          </table:table-cell>
          <table:table-cell table:formula="of:=[.B122]+1" office:value-type="float" office:value="95" calcext:value-type="float">
            <text:p>95</text:p>
          </table:table-cell>
          <table:table-cell table:formula="of:=[.C122]+[.D122]" office:value-type="float" office:value="80009837.652708" calcext:value-type="float">
            <text:p>80009837.652708</text:p>
          </table:table-cell>
          <table:table-cell table:formula="of:=-MIN([.AK122]*[.C122]*[.I122]/[.$C$4];[.C123])" office:value-type="float" office:value="-151843.873072046" calcext:value-type="float">
            <text:p>-151843.873072046</text:p>
          </table:table-cell>
          <table:table-cell table:formula="of:=[.E122]+[.F122]" office:value-type="float" office:value="334933.087487671" calcext:value-type="float">
            <text:p>334933.087487671</text:p>
          </table:table-cell>
          <table:table-cell table:formula="of:=MAX([.G123]+[.H123];-[.E123])" office:value-type="float" office:value="62762.1400849715" calcext:value-type="float">
            <text:p>62762.1400849715</text:p>
          </table:table-cell>
          <table:table-cell table:formula="of:=-[.D123]" office:value-type="float" office:value="151843.873072046" calcext:value-type="float">
            <text:p>151843.873072046</text:p>
          </table:table-cell>
          <table:table-cell table:formula="of:=-MIN(SUMPRODUCT([.$AZ$3:.$AZ$22];[.E103:.E122]);[.E122])" office:value-type="float" office:value="-89081.7329870741" calcext:value-type="float">
            <text:p>-89081.7329870741</text:p>
          </table:table-cell>
          <table:table-cell table:formula="of:=[.I122]+[.J122]" office:value-type="float" office:value="182979.378494724" calcext:value-type="float">
            <text:p>182979.378494724</text:p>
          </table:table-cell>
          <table:table-cell table:formula="of:=MAX(-[.I123];[.K123]+[.L123]+[.M123])" office:value-type="float" office:value="36435.2347761037" calcext:value-type="float">
            <text:p>36435.2347761037</text:p>
          </table:table-cell>
          <table:table-cell table:formula="of:=-[.H123]" office:value-type="float" office:value="89081.7329870741" calcext:value-type="float">
            <text:p>89081.7329870741</text:p>
          </table:table-cell>
          <table:table-cell table:formula="of:=-SUMPRODUCT([.I104:.I123];[.$BA$25:.$BA$44])" office:value-type="float" office:value="-33073.790047645" calcext:value-type="float">
            <text:p>-33073.790047645</text:p>
          </table:table-cell>
          <table:table-cell table:formula="of:=-SUMPRODUCT([.I104:.I123];[.$BB$25:.$BB$44])" office:value-type="float" office:value="-19572.7081633253" calcext:value-type="float">
            <text:p>-19572.7081633253</text:p>
          </table:table-cell>
          <table:table-cell table:formula="of:=[.N122]+[.O122]" office:value-type="float" office:value="83280.2812996938" calcext:value-type="float">
            <text:p>83280.2812996938</text:p>
          </table:table-cell>
          <table:table-cell table:formula="of:=MAX(-[.N123];SUM([.P123:.R123]))" office:value-type="float" office:value="18112.0614596107" calcext:value-type="float">
            <text:p>18112.0614596107</text:p>
          </table:table-cell>
          <table:table-cell table:formula="of:=-[.L123]" office:value-type="float" office:value="33073.790047645" calcext:value-type="float">
            <text:p>33073.790047645</text:p>
          </table:table-cell>
          <table:table-cell table:formula="of:=-SUMPRODUCT([.N103:.N122];[.BB$47:.BB$66])" office:value-type="float" office:value="-12592.922436858" calcext:value-type="float">
            <text:p>-12592.922436858</text:p>
          </table:table-cell>
          <table:table-cell table:formula="of:=-SUMPRODUCT([.N103:.N122];[.BA$47:.BA$66])" office:value-type="float" office:value="-2368.80615117632" calcext:value-type="float">
            <text:p>-2368.80615117632</text:p>
          </table:table-cell>
          <table:table-cell table:formula="of:=SUM([.N$7:.N123])" office:value-type="float" office:value="997324.577594324" calcext:value-type="float">
            <text:p>997324.577594324</text:p>
          </table:table-cell>
          <table:table-cell table:formula="of:=[.T122]+[.U122]" office:value-type="float" office:value="8550.3717914627" calcext:value-type="float">
            <text:p>8550.3717914627</text:p>
          </table:table-cell>
          <table:table-cell table:formula="of:=MAX(-[.T123];SUM([.V123:.X123]))" office:value-type="float" office:value="1337.06260618844" calcext:value-type="float">
            <text:p>1337.06260618844</text:p>
          </table:table-cell>
          <table:table-cell table:formula="of:=-[.R123]" office:value-type="float" office:value="2368.80615117632" calcext:value-type="float">
            <text:p>2368.80615117632</text:p>
          </table:table-cell>
          <table:table-cell table:formula="of:=-[.T100]*(1-[.$Q$2])" office:value-type="float" office:value="-0" calcext:value-type="float">
            <text:p>0</text:p>
          </table:table-cell>
          <table:table-cell table:formula="of:=-[.T119]*[.$Q$2]" office:value-type="float" office:value="-1031.74354498788" calcext:value-type="float">
            <text:p>-1031.74354498788</text:p>
          </table:table-cell>
          <table:table-cell table:formula="of:=[.Y122]+[.Z122]" office:value-type="float" office:value="627801.484083525" calcext:value-type="float">
            <text:p>627801.484083525</text:p>
          </table:table-cell>
          <table:table-cell table:formula="of:=-[.Q123]-[.M123]-[.W123]" office:value-type="float" office:value="32165.6306001833" calcext:value-type="float">
            <text:p>32165.6306001833</text:p>
          </table:table-cell>
          <table:table-cell table:formula="of:=[.AA122]+[.AB122]" office:value-type="float" office:value="32992.1082131785" calcext:value-type="float">
            <text:p>32992.1082131785</text:p>
          </table:table-cell>
          <table:table-cell table:formula="of:=-[.X123]" office:value-type="float" office:value="1031.74354498788" calcext:value-type="float">
            <text:p>1031.74354498788</text:p>
          </table:table-cell>
          <table:table-cell table:number-columns-repeated="8"/>
          <table:table-cell table:formula="of:=IF([.B123]&gt;=[.$L$3];[.$L$2];IF([.B123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4]" office:value-type="date" office:date-value="2020-05-21" calcext:value-type="date">
            <text:p>05/21/20</text:p>
          </table:table-cell>
          <table:table-cell table:formula="of:=[.B123]+1" office:value-type="float" office:value="96" calcext:value-type="float">
            <text:p>96</text:p>
          </table:table-cell>
          <table:table-cell table:formula="of:=[.C123]+[.D123]" office:value-type="float" office:value="79857993.779636" calcext:value-type="float">
            <text:p>79857993.779636</text:p>
          </table:table-cell>
          <table:table-cell table:formula="of:=-MIN([.AK123]*[.C123]*[.I123]/[.$C$4];[.C124])" office:value-type="float" office:value="-180742.597125386" calcext:value-type="float">
            <text:p>-180742.597125386</text:p>
          </table:table-cell>
          <table:table-cell table:formula="of:=[.E123]+[.F123]" office:value-type="float" office:value="397695.227572643" calcext:value-type="float">
            <text:p>397695.227572643</text:p>
          </table:table-cell>
          <table:table-cell table:formula="of:=MAX([.G124]+[.H124];-[.E124])" office:value-type="float" office:value="73141.7536416844" calcext:value-type="float">
            <text:p>73141.7536416844</text:p>
          </table:table-cell>
          <table:table-cell table:formula="of:=-[.D124]" office:value-type="float" office:value="180742.597125386" calcext:value-type="float">
            <text:p>180742.597125386</text:p>
          </table:table-cell>
          <table:table-cell table:formula="of:=-MIN(SUMPRODUCT([.$AZ$3:.$AZ$22];[.E104:.E123]);[.E123])" office:value-type="float" office:value="-107600.843483702" calcext:value-type="float">
            <text:p>-107600.843483702</text:p>
          </table:table-cell>
          <table:table-cell table:formula="of:=[.I123]+[.J123]" office:value-type="float" office:value="219414.613270828" calcext:value-type="float">
            <text:p>219414.613270828</text:p>
          </table:table-cell>
          <table:table-cell table:formula="of:=MAX(-[.I124];[.K124]+[.L124]+[.M124])" office:value-type="float" office:value="45022.9005489028" calcext:value-type="float">
            <text:p>45022.9005489028</text:p>
          </table:table-cell>
          <table:table-cell table:formula="of:=-[.H124]" office:value-type="float" office:value="107600.843483702" calcext:value-type="float">
            <text:p>107600.843483702</text:p>
          </table:table-cell>
          <table:table-cell table:formula="of:=-SUMPRODUCT([.I105:.I124];[.$BA$25:.$BA$44])" office:value-type="float" office:value="-39308.0668268979" calcext:value-type="float">
            <text:p>-39308.0668268979</text:p>
          </table:table-cell>
          <table:table-cell table:formula="of:=-SUMPRODUCT([.I105:.I124];[.$BB$25:.$BB$44])" office:value-type="float" office:value="-23269.8761079012" calcext:value-type="float">
            <text:p>-23269.8761079012</text:p>
          </table:table-cell>
          <table:table-cell table:formula="of:=[.N123]+[.O123]" office:value-type="float" office:value="101392.342759305" calcext:value-type="float">
            <text:p>101392.342759305</text:p>
          </table:table-cell>
          <table:table-cell table:formula="of:=MAX(-[.N124];SUM([.P124:.R124]))" office:value-type="float" office:value="21671.5369543182" calcext:value-type="float">
            <text:p>21671.5369543182</text:p>
          </table:table-cell>
          <table:table-cell table:formula="of:=-[.L124]" office:value-type="float" office:value="39308.0668268979" calcext:value-type="float">
            <text:p>39308.0668268979</text:p>
          </table:table-cell>
          <table:table-cell table:formula="of:=-SUMPRODUCT([.N104:.N123];[.BB$47:.BB$66])" office:value-type="float" office:value="-14758.9219469739" calcext:value-type="float">
            <text:p>-14758.9219469739</text:p>
          </table:table-cell>
          <table:table-cell table:formula="of:=-SUMPRODUCT([.N104:.N123];[.BA$47:.BA$66])" office:value-type="float" office:value="-2877.60792560572" calcext:value-type="float">
            <text:p>-2877.60792560572</text:p>
          </table:table-cell>
          <table:table-cell table:formula="of:=SUM([.N$7:.N124])" office:value-type="float" office:value="1098716.92035363" calcext:value-type="float">
            <text:p>1098716.92035363</text:p>
          </table:table-cell>
          <table:table-cell table:formula="of:=[.T123]+[.U123]" office:value-type="float" office:value="9887.43439765114" calcext:value-type="float">
            <text:p>9887.43439765114</text:p>
          </table:table-cell>
          <table:table-cell table:formula="of:=MAX(-[.T124];SUM([.V124:.X124]))" office:value-type="float" office:value="1707.45595336697" calcext:value-type="float">
            <text:p>1707.45595336697</text:p>
          </table:table-cell>
          <table:table-cell table:formula="of:=-[.R124]" office:value-type="float" office:value="2877.60792560572" calcext:value-type="float">
            <text:p>2877.60792560572</text:p>
          </table:table-cell>
          <table:table-cell table:formula="of:=-[.T101]*(1-[.$Q$2])" office:value-type="float" office:value="-0" calcext:value-type="float">
            <text:p>0</text:p>
          </table:table-cell>
          <table:table-cell table:formula="of:=-[.T120]*[.$Q$2]" office:value-type="float" office:value="-1170.15197223875" calcext:value-type="float">
            <text:p>-1170.15197223875</text:p>
          </table:table-cell>
          <table:table-cell table:formula="of:=[.Y123]+[.Z123]" office:value-type="float" office:value="659967.114683708" calcext:value-type="float">
            <text:p>659967.114683708</text:p>
          </table:table-cell>
          <table:table-cell table:formula="of:=-[.Q124]-[.M124]-[.W124]" office:value-type="float" office:value="38028.7980548752" calcext:value-type="float">
            <text:p>38028.7980548752</text:p>
          </table:table-cell>
          <table:table-cell table:formula="of:=[.AA123]+[.AB123]" office:value-type="float" office:value="34023.8517581664" calcext:value-type="float">
            <text:p>34023.8517581664</text:p>
          </table:table-cell>
          <table:table-cell table:formula="of:=-[.X124]" office:value-type="float" office:value="1170.15197223875" calcext:value-type="float">
            <text:p>1170.15197223875</text:p>
          </table:table-cell>
          <table:table-cell table:number-columns-repeated="8"/>
          <table:table-cell table:formula="of:=IF([.B124]&gt;=[.$L$3];[.$L$2];IF([.B124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5]" office:value-type="date" office:date-value="2020-05-22" calcext:value-type="date">
            <text:p>05/22/20</text:p>
          </table:table-cell>
          <table:table-cell table:formula="of:=[.B124]+1" office:value-type="float" office:value="97" calcext:value-type="float">
            <text:p>97</text:p>
          </table:table-cell>
          <table:table-cell table:formula="of:=[.C124]+[.D124]" office:value-type="float" office:value="79677251.1825106" calcext:value-type="float">
            <text:p>79677251.1825106</text:p>
          </table:table-cell>
          <table:table-cell table:formula="of:=-MIN([.AK124]*[.C124]*[.I124]/[.$C$4];[.C125])" office:value-type="float" office:value="-216321.121256086" calcext:value-type="float">
            <text:p>-216321.121256086</text:p>
          </table:table-cell>
          <table:table-cell table:formula="of:=[.E124]+[.F124]" office:value-type="float" office:value="470836.981214327" calcext:value-type="float">
            <text:p>470836.981214327</text:p>
          </table:table-cell>
          <table:table-cell table:formula="of:=MAX([.G125]+[.H125];-[.E125])" office:value-type="float" office:value="86458.8726975245" calcext:value-type="float">
            <text:p>86458.8726975245</text:p>
          </table:table-cell>
          <table:table-cell table:formula="of:=-[.D125]" office:value-type="float" office:value="216321.121256086" calcext:value-type="float">
            <text:p>216321.121256086</text:p>
          </table:table-cell>
          <table:table-cell table:formula="of:=-MIN(SUMPRODUCT([.$AZ$3:.$AZ$22];[.E105:.E124]);[.E124])" office:value-type="float" office:value="-129862.248558562" calcext:value-type="float">
            <text:p>-129862.248558562</text:p>
          </table:table-cell>
          <table:table-cell table:formula="of:=[.I124]+[.J124]" office:value-type="float" office:value="264437.51381973" calcext:value-type="float">
            <text:p>264437.51381973</text:p>
          </table:table-cell>
          <table:table-cell table:formula="of:=MAX(-[.I125];[.K125]+[.L125]+[.M125])" office:value-type="float" office:value="55331.1278299454" calcext:value-type="float">
            <text:p>55331.1278299454</text:p>
          </table:table-cell>
          <table:table-cell table:formula="of:=-[.H125]" office:value-type="float" office:value="129862.248558562" calcext:value-type="float">
            <text:p>129862.248558562</text:p>
          </table:table-cell>
          <table:table-cell table:formula="of:=-SUMPRODUCT([.I106:.I125];[.$BA$25:.$BA$44])" office:value-type="float" office:value="-46936.4254447098" calcext:value-type="float">
            <text:p>-46936.4254447098</text:p>
          </table:table-cell>
          <table:table-cell table:formula="of:=-SUMPRODUCT([.I106:.I125];[.$BB$25:.$BB$44])" office:value-type="float" office:value="-27594.6952839067" calcext:value-type="float">
            <text:p>-27594.6952839067</text:p>
          </table:table-cell>
          <table:table-cell table:formula="of:=[.N124]+[.O124]" office:value-type="float" office:value="123063.879713623" calcext:value-type="float">
            <text:p>123063.879713623</text:p>
          </table:table-cell>
          <table:table-cell table:formula="of:=MAX(-[.N125];SUM([.P125:.R125]))" office:value-type="float" office:value="25873.4794149837" calcext:value-type="float">
            <text:p>25873.4794149837</text:p>
          </table:table-cell>
          <table:table-cell table:formula="of:=-[.L125]" office:value-type="float" office:value="46936.4254447098" calcext:value-type="float">
            <text:p>46936.4254447098</text:p>
          </table:table-cell>
          <table:table-cell table:formula="of:=-SUMPRODUCT([.N105:.N124];[.BB$47:.BB$66])" office:value-type="float" office:value="-17556.4386747851" calcext:value-type="float">
            <text:p>-17556.4386747851</text:p>
          </table:table-cell>
          <table:table-cell table:formula="of:=-SUMPRODUCT([.N105:.N124];[.BA$47:.BA$66])" office:value-type="float" office:value="-3506.50735494101" calcext:value-type="float">
            <text:p>-3506.50735494101</text:p>
          </table:table-cell>
          <table:table-cell table:formula="of:=SUM([.N$7:.N125])" office:value-type="float" office:value="1221780.80006725" calcext:value-type="float">
            <text:p>1221780.80006725</text:p>
          </table:table-cell>
          <table:table-cell table:formula="of:=[.T124]+[.U124]" office:value-type="float" office:value="11594.8903510181" calcext:value-type="float">
            <text:p>11594.8903510181</text:p>
          </table:table-cell>
          <table:table-cell table:formula="of:=MAX(-[.T125];SUM([.V125:.X125]))" office:value-type="float" office:value="2184.64015190387" calcext:value-type="float">
            <text:p>2184.64015190387</text:p>
          </table:table-cell>
          <table:table-cell table:formula="of:=-[.R125]" office:value-type="float" office:value="3506.50735494101" calcext:value-type="float">
            <text:p>3506.50735494101</text:p>
          </table:table-cell>
          <table:table-cell table:formula="of:=-[.T102]*(1-[.$Q$2])" office:value-type="float" office:value="-0" calcext:value-type="float">
            <text:p>0</text:p>
          </table:table-cell>
          <table:table-cell table:formula="of:=-[.T121]*[.$Q$2]" office:value-type="float" office:value="-1321.86720303715" calcext:value-type="float">
            <text:p>-1321.86720303715</text:p>
          </table:table-cell>
          <table:table-cell table:formula="of:=[.Y124]+[.Z124]" office:value-type="float" office:value="697995.912738583" calcext:value-type="float">
            <text:p>697995.912738583</text:p>
          </table:table-cell>
          <table:table-cell table:formula="of:=-[.Q125]-[.M125]-[.W125]" office:value-type="float" office:value="45151.1339586918" calcext:value-type="float">
            <text:p>45151.1339586918</text:p>
          </table:table-cell>
          <table:table-cell table:formula="of:=[.AA124]+[.AB124]" office:value-type="float" office:value="35194.0037304051" calcext:value-type="float">
            <text:p>35194.0037304051</text:p>
          </table:table-cell>
          <table:table-cell table:formula="of:=-[.X125]" office:value-type="float" office:value="1321.86720303715" calcext:value-type="float">
            <text:p>1321.86720303715</text:p>
          </table:table-cell>
          <table:table-cell table:number-columns-repeated="8"/>
          <table:table-cell table:formula="of:=IF([.B125]&gt;=[.$L$3];[.$L$2];IF([.B125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6]" office:value-type="date" office:date-value="2020-05-23" calcext:value-type="date">
            <text:p>05/23/20</text:p>
          </table:table-cell>
          <table:table-cell table:formula="of:=[.B125]+1" office:value-type="float" office:value="98" calcext:value-type="float">
            <text:p>98</text:p>
          </table:table-cell>
          <table:table-cell table:formula="of:=[.C125]+[.D125]" office:value-type="float" office:value="79460930.0612545" calcext:value-type="float">
            <text:p>79460930.0612545</text:p>
          </table:table-cell>
          <table:table-cell table:formula="of:=-MIN([.AK125]*[.C125]*[.I125]/[.$C$4];[.C126])" office:value-type="float" office:value="-260119.187786337" calcext:value-type="float">
            <text:p>-260119.187786337</text:p>
          </table:table-cell>
          <table:table-cell table:formula="of:=[.E125]+[.F125]" office:value-type="float" office:value="557295.853911852" calcext:value-type="float">
            <text:p>557295.853911852</text:p>
          </table:table-cell>
          <table:table-cell table:formula="of:=MAX([.G126]+[.H126];-[.E126])" office:value-type="float" office:value="103684.886661636" calcext:value-type="float">
            <text:p>103684.886661636</text:p>
          </table:table-cell>
          <table:table-cell table:formula="of:=-[.D126]" office:value-type="float" office:value="260119.187786337" calcext:value-type="float">
            <text:p>260119.187786337</text:p>
          </table:table-cell>
          <table:table-cell table:formula="of:=-MIN(SUMPRODUCT([.$AZ$3:.$AZ$22];[.E106:.E125]);[.E125])" office:value-type="float" office:value="-156434.301124701" calcext:value-type="float">
            <text:p>-156434.301124701</text:p>
          </table:table-cell>
          <table:table-cell table:formula="of:=[.I125]+[.J125]" office:value-type="float" office:value="319768.641649676" calcext:value-type="float">
            <text:p>319768.641649676</text:p>
          </table:table-cell>
          <table:table-cell table:formula="of:=MAX(-[.I126];[.K126]+[.L126]+[.M126])" office:value-type="float" office:value="67375.1923405782" calcext:value-type="float">
            <text:p>67375.1923405782</text:p>
          </table:table-cell>
          <table:table-cell table:formula="of:=-[.H126]" office:value-type="float" office:value="156434.301124701" calcext:value-type="float">
            <text:p>156434.301124701</text:p>
          </table:table-cell>
          <table:table-cell table:formula="of:=-SUMPRODUCT([.I107:.I126];[.$BA$25:.$BA$44])" office:value-type="float" office:value="-56328.0915450073" calcext:value-type="float">
            <text:p>-56328.0915450073</text:p>
          </table:table-cell>
          <table:table-cell table:formula="of:=-SUMPRODUCT([.I107:.I126];[.$BB$25:.$BB$44])" office:value-type="float" office:value="-32731.017239115" calcext:value-type="float">
            <text:p>-32731.017239115</text:p>
          </table:table-cell>
          <table:table-cell table:formula="of:=[.N125]+[.O125]" office:value-type="float" office:value="148937.359128606" calcext:value-type="float">
            <text:p>148937.359128606</text:p>
          </table:table-cell>
          <table:table-cell table:formula="of:=MAX(-[.N126];SUM([.P126:.R126]))" office:value-type="float" office:value="30925.6334625228" calcext:value-type="float">
            <text:p>30925.6334625228</text:p>
          </table:table-cell>
          <table:table-cell table:formula="of:=-[.L126]" office:value-type="float" office:value="56328.0915450073" calcext:value-type="float">
            <text:p>56328.0915450073</text:p>
          </table:table-cell>
          <table:table-cell table:formula="of:=-SUMPRODUCT([.N106:.N125];[.BB$47:.BB$66])" office:value-type="float" office:value="-21129.8691743953" calcext:value-type="float">
            <text:p>-21129.8691743953</text:p>
          </table:table-cell>
          <table:table-cell table:formula="of:=-SUMPRODUCT([.N106:.N125];[.BA$47:.BA$66])" office:value-type="float" office:value="-4272.58890808913" calcext:value-type="float">
            <text:p>-4272.58890808913</text:p>
          </table:table-cell>
          <table:table-cell table:formula="of:=SUM([.N$7:.N126])" office:value-type="float" office:value="1370718.15919586" calcext:value-type="float">
            <text:p>1370718.15919586</text:p>
          </table:table-cell>
          <table:table-cell table:formula="of:=[.T125]+[.U125]" office:value-type="float" office:value="13779.530502922" calcext:value-type="float">
            <text:p>13779.530502922</text:p>
          </table:table-cell>
          <table:table-cell table:formula="of:=MAX(-[.T126];SUM([.V126:.X126]))" office:value-type="float" office:value="2775.37781792298" calcext:value-type="float">
            <text:p>2775.37781792298</text:p>
          </table:table-cell>
          <table:table-cell table:formula="of:=-[.R126]" office:value-type="float" office:value="4272.58890808913" calcext:value-type="float">
            <text:p>4272.58890808913</text:p>
          </table:table-cell>
          <table:table-cell table:formula="of:=-[.T103]*(1-[.$Q$2])" office:value-type="float" office:value="-0" calcext:value-type="float">
            <text:p>0</text:p>
          </table:table-cell>
          <table:table-cell table:formula="of:=-[.T122]*[.$Q$2]" office:value-type="float" office:value="-1497.21109016615" calcext:value-type="float">
            <text:p>-1497.21109016615</text:p>
          </table:table-cell>
          <table:table-cell table:formula="of:=[.Y125]+[.Z125]" office:value-type="float" office:value="743147.046697275" calcext:value-type="float">
            <text:p>743147.046697275</text:p>
          </table:table-cell>
          <table:table-cell table:formula="of:=-[.Q126]-[.M126]-[.W126]" office:value-type="float" office:value="53860.8864135104" calcext:value-type="float">
            <text:p>53860.8864135104</text:p>
          </table:table-cell>
          <table:table-cell table:formula="of:=[.AA125]+[.AB125]" office:value-type="float" office:value="36515.8709334423" calcext:value-type="float">
            <text:p>36515.8709334423</text:p>
          </table:table-cell>
          <table:table-cell table:formula="of:=-[.X126]" office:value-type="float" office:value="1497.21109016615" calcext:value-type="float">
            <text:p>1497.21109016615</text:p>
          </table:table-cell>
          <table:table-cell table:number-columns-repeated="8"/>
          <table:table-cell table:formula="of:=IF([.B126]&gt;=[.$L$3];[.$L$2];IF([.B126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7]" office:value-type="date" office:date-value="2020-05-24" calcext:value-type="date">
            <text:p>05/24/20</text:p>
          </table:table-cell>
          <table:table-cell table:formula="of:=[.B126]+1" office:value-type="float" office:value="99" calcext:value-type="float">
            <text:p>99</text:p>
          </table:table-cell>
          <table:table-cell table:formula="of:=[.C126]+[.D126]" office:value-type="float" office:value="79200810.8734682" calcext:value-type="float">
            <text:p>79200810.8734682</text:p>
          </table:table-cell>
          <table:table-cell table:formula="of:=-MIN([.AK126]*[.C126]*[.I126]/[.$C$4];[.C127])" office:value-type="float" office:value="-313692.76135688" calcext:value-type="float">
            <text:p>-313692.76135688</text:p>
          </table:table-cell>
          <table:table-cell table:formula="of:=[.E126]+[.F126]" office:value-type="float" office:value="660980.740573488" calcext:value-type="float">
            <text:p>660980.740573488</text:p>
          </table:table-cell>
          <table:table-cell table:formula="of:=MAX([.G127]+[.H127];-[.E127])" office:value-type="float" office:value="125708.440797437" calcext:value-type="float">
            <text:p>125708.440797437</text:p>
          </table:table-cell>
          <table:table-cell table:formula="of:=-[.D127]" office:value-type="float" office:value="313692.76135688" calcext:value-type="float">
            <text:p>313692.76135688</text:p>
          </table:table-cell>
          <table:table-cell table:formula="of:=-MIN(SUMPRODUCT([.$AZ$3:.$AZ$22];[.E107:.E126]);[.E126])" office:value-type="float" office:value="-187984.320559443" calcext:value-type="float">
            <text:p>-187984.320559443</text:p>
          </table:table-cell>
          <table:table-cell table:formula="of:=[.I126]+[.J126]" office:value-type="float" office:value="387143.833990254" calcext:value-type="float">
            <text:p>387143.833990254</text:p>
          </table:table-cell>
          <table:table-cell table:formula="of:=MAX(-[.I127];[.K127]+[.L127]+[.M127])" office:value-type="float" office:value="81172.4971093964" calcext:value-type="float">
            <text:p>81172.4971093964</text:p>
          </table:table-cell>
          <table:table-cell table:formula="of:=-[.H127]" office:value-type="float" office:value="187984.320559443" calcext:value-type="float">
            <text:p>187984.320559443</text:p>
          </table:table-cell>
          <table:table-cell table:formula="of:=-SUMPRODUCT([.I108:.I127];[.$BA$25:.$BA$44])" office:value-type="float" office:value="-67886.9134781762" calcext:value-type="float">
            <text:p>-67886.9134781762</text:p>
          </table:table-cell>
          <table:table-cell table:formula="of:=-SUMPRODUCT([.I108:.I127];[.$BB$25:.$BB$44])" office:value-type="float" office:value="-38924.9099718699" calcext:value-type="float">
            <text:p>-38924.9099718699</text:p>
          </table:table-cell>
          <table:table-cell table:formula="of:=[.N126]+[.O126]" office:value-type="float" office:value="179862.992591129" calcext:value-type="float">
            <text:p>179862.992591129</text:p>
          </table:table-cell>
          <table:table-cell table:formula="of:=MAX(-[.N127];SUM([.P127:.R127]))" office:value-type="float" office:value="37067.7382409733" calcext:value-type="float">
            <text:p>37067.7382409733</text:p>
          </table:table-cell>
          <table:table-cell table:formula="of:=-[.L127]" office:value-type="float" office:value="67886.9134781762" calcext:value-type="float">
            <text:p>67886.9134781762</text:p>
          </table:table-cell>
          <table:table-cell table:formula="of:=-SUMPRODUCT([.N107:.N126];[.BB$47:.BB$66])" office:value-type="float" office:value="-25623.0636549076" calcext:value-type="float">
            <text:p>-25623.0636549076</text:p>
          </table:table-cell>
          <table:table-cell table:formula="of:=-SUMPRODUCT([.N107:.N126];[.BA$47:.BA$66])" office:value-type="float" office:value="-5196.11158229526" calcext:value-type="float">
            <text:p>-5196.11158229526</text:p>
          </table:table-cell>
          <table:table-cell table:formula="of:=SUM([.N$7:.N127])" office:value-type="float" office:value="1550581.15178699" calcext:value-type="float">
            <text:p>1550581.15178699</text:p>
          </table:table-cell>
          <table:table-cell table:formula="of:=[.T126]+[.U126]" office:value-type="float" office:value="16554.908320845" calcext:value-type="float">
            <text:p>16554.908320845</text:p>
          </table:table-cell>
          <table:table-cell table:formula="of:=MAX(-[.T127];SUM([.V127:.X127]))" office:value-type="float" office:value="3486.03722400272" calcext:value-type="float">
            <text:p>3486.03722400272</text:p>
          </table:table-cell>
          <table:table-cell table:formula="of:=-[.R127]" office:value-type="float" office:value="5196.11158229526" calcext:value-type="float">
            <text:p>5196.11158229526</text:p>
          </table:table-cell>
          <table:table-cell table:formula="of:=-[.T104]*(1-[.$Q$2])" office:value-type="float" office:value="-0" calcext:value-type="float">
            <text:p>0</text:p>
          </table:table-cell>
          <table:table-cell table:formula="of:=-[.T123]*[.$Q$2]" office:value-type="float" office:value="-1710.07435829254" calcext:value-type="float">
            <text:p>-1710.07435829254</text:p>
          </table:table-cell>
          <table:table-cell table:formula="of:=[.Y126]+[.Z126]" office:value-type="float" office:value="797007.933110785" calcext:value-type="float">
            <text:p>797007.933110785</text:p>
          </table:table-cell>
          <table:table-cell table:formula="of:=-[.Q127]-[.M127]-[.W127]" office:value-type="float" office:value="64547.9736267775" calcext:value-type="float">
            <text:p>64547.9736267775</text:p>
          </table:table-cell>
          <table:table-cell table:formula="of:=[.AA126]+[.AB126]" office:value-type="float" office:value="38013.0820236084" calcext:value-type="float">
            <text:p>38013.0820236084</text:p>
          </table:table-cell>
          <table:table-cell table:formula="of:=-[.X127]" office:value-type="float" office:value="1710.07435829254" calcext:value-type="float">
            <text:p>1710.07435829254</text:p>
          </table:table-cell>
          <table:table-cell table:number-columns-repeated="8"/>
          <table:table-cell table:formula="of:=IF([.B127]&gt;=[.$L$3];[.$L$2];IF([.B127]&gt;=[.$K$3];[.$K$2];[.$J$2]))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table:formula="of:=[.$C$2]+[.B128]" office:value-type="date" office:date-value="2020-05-25" calcext:value-type="date">
            <text:p>05/25/20</text:p>
          </table:table-cell>
          <table:table-cell table:formula="of:=[.B127]+1" office:value-type="float" office:value="100" calcext:value-type="float">
            <text:p>100</text:p>
          </table:table-cell>
          <table:table-cell table:formula="of:=[.C127]+[.D127]" office:value-type="float" office:value="78887118.1121113" calcext:value-type="float">
            <text:p>78887118.1121113</text:p>
          </table:table-cell>
          <table:table-cell table:formula="of:=-MIN([.AK127]*[.C127]*[.I127]/[.$C$4];[.C128])" office:value-type="float" office:value="-378544.513292487" calcext:value-type="float">
            <text:p>-378544.513292487</text:p>
          </table:table-cell>
          <table:table-cell table:formula="of:=[.E127]+[.F127]" office:value-type="float" office:value="786689.181370925" calcext:value-type="float">
            <text:p>786689.181370925</text:p>
          </table:table-cell>
          <table:table-cell table:formula="of:=MAX([.G128]+[.H128];-[.E128])" office:value-type="float" office:value="153207.88383837" calcext:value-type="float">
            <text:p>153207.88383837</text:p>
          </table:table-cell>
          <table:table-cell table:formula="of:=-[.D128]" office:value-type="float" office:value="378544.513292487" calcext:value-type="float">
            <text:p>378544.513292487</text:p>
          </table:table-cell>
          <table:table-cell table:formula="of:=-MIN(SUMPRODUCT([.$AZ$3:.$AZ$22];[.E108:.E127]);[.E127])" office:value-type="float" office:value="-225336.629454118" calcext:value-type="float">
            <text:p>-225336.629454118</text:p>
          </table:table-cell>
          <table:table-cell table:formula="of:=[.I127]+[.J127]" office:value-type="float" office:value="468316.331099651" calcext:value-type="float">
            <text:p>468316.331099651</text:p>
          </table:table-cell>
          <table:table-cell table:formula="of:=MAX(-[.I128];[.K128]+[.L128]+[.M128])" office:value-type="float" office:value="96818.0933681769" calcext:value-type="float">
            <text:p>96818.0933681769</text:p>
          </table:table-cell>
          <table:table-cell table:formula="of:=-[.H128]" office:value-type="float" office:value="225336.629454118" calcext:value-type="float">
            <text:p>225336.629454118</text:p>
          </table:table-cell>
          <table:table-cell table:formula="of:=-SUMPRODUCT([.I109:.I128];[.$BA$25:.$BA$44])" office:value-type="float" office:value="-82036.324717587" calcext:value-type="float">
            <text:p>-82036.324717587</text:p>
          </table:table-cell>
          <table:table-cell table:formula="of:=-SUMPRODUCT([.I109:.I128];[.$BB$25:.$BB$44])" office:value-type="float" office:value="-46482.2113683539" calcext:value-type="float">
            <text:p>-46482.2113683539</text:p>
          </table:table-cell>
          <table:table-cell table:formula="of:=[.N127]+[.O127]" office:value-type="float" office:value="216930.730832103" calcext:value-type="float">
            <text:p>216930.730832103</text:p>
          </table:table-cell>
          <table:table-cell table:formula="of:=MAX(-[.N128];SUM([.P128:.R128]))" office:value-type="float" office:value="44551.052602841" calcext:value-type="float">
            <text:p>44551.052602841</text:p>
          </table:table-cell>
          <table:table-cell table:formula="of:=-[.L128]" office:value-type="float" office:value="82036.324717587" calcext:value-type="float">
            <text:p>82036.324717587</text:p>
          </table:table-cell>
          <table:table-cell table:formula="of:=-SUMPRODUCT([.N108:.N127];[.BB$47:.BB$66])" office:value-type="float" office:value="-31182.4368232914" calcext:value-type="float">
            <text:p>-31182.4368232914</text:p>
          </table:table-cell>
          <table:table-cell table:formula="of:=-SUMPRODUCT([.N108:.N127];[.BA$47:.BA$66])" office:value-type="float" office:value="-6302.83529145461" calcext:value-type="float">
            <text:p>-6302.83529145461</text:p>
          </table:table-cell>
          <table:table-cell table:formula="of:=SUM([.N$7:.N128])" office:value-type="float" office:value="1767511.88261909" calcext:value-type="float">
            <text:p>1767511.88261909</text:p>
          </table:table-cell>
          <table:table-cell table:formula="of:=[.T127]+[.U127]" office:value-type="float" office:value="20040.9455448477" calcext:value-type="float">
            <text:p>20040.9455448477</text:p>
          </table:table-cell>
          <table:table-cell table:formula="of:=MAX(-[.T128];SUM([.V128:.X128]))" office:value-type="float" office:value="4325.34841192438" calcext:value-type="float">
            <text:p>4325.34841192438</text:p>
          </table:table-cell>
          <table:table-cell table:formula="of:=-[.R128]" office:value-type="float" office:value="6302.83529145461" calcext:value-type="float">
            <text:p>6302.83529145461</text:p>
          </table:table-cell>
          <table:table-cell table:formula="of:=-[.T105]*(1-[.$Q$2])" office:value-type="float" office:value="-0" calcext:value-type="float">
            <text:p>0</text:p>
          </table:table-cell>
          <table:table-cell table:formula="of:=-[.T124]*[.$Q$2]" office:value-type="float" office:value="-1977.48687953023" calcext:value-type="float">
            <text:p>-1977.48687953023</text:p>
          </table:table-cell>
          <table:table-cell table:formula="of:=[.Y127]+[.Z127]" office:value-type="float" office:value="861555.906737563" calcext:value-type="float">
            <text:p>861555.906737563</text:p>
          </table:table-cell>
          <table:table-cell table:formula="of:=-[.Q128]-[.M128]-[.W128]" office:value-type="float" office:value="77664.6481916453" calcext:value-type="float">
            <text:p>77664.6481916453</text:p>
          </table:table-cell>
          <table:table-cell table:formula="of:=[.AA127]+[.AB127]" office:value-type="float" office:value="39723.156381901" calcext:value-type="float">
            <text:p>39723.156381901</text:p>
          </table:table-cell>
          <table:table-cell table:formula="of:=-[.X128]" office:value-type="float" office:value="1977.48687953023" calcext:value-type="float">
            <text:p>1977.48687953023</text:p>
          </table:table-cell>
          <table:table-cell table:number-columns-repeated="8"/>
          <table:table-cell table:formula="of:=IF([.B128]&gt;=[.$L$3];[.$L$2];IF([.B128]&gt;=[.$K$3];[.$K$2];[.$J$2]))" office:value-type="float" office:value="1" calcext:value-type="float">
            <text:p>1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03:13:46.734000000</meta:creation-date>
    <dc:date>2020-03-29T18:10:08.597000000</dc:date>
    <meta:editing-duration>PT41M6S</meta:editing-duration>
    <meta:editing-cycles>8</meta:editing-cycles>
    <meta:generator>LibreOffice/6.1.3.2$Windows_X86_64 LibreOffice_project/86daf60bf00efa86ad547e59e09d6bb77c699acb</meta:generator>
    <meta:document-statistic meta:table-count="1" meta:cell-count="411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254cm" svg:y="0.316cm" chart:style-name="ch2">
          <text:p>from E</text:p>
        </chart:title>
        <chart:legend chart:legend-position="end" svg:x="14.151cm" svg:y="4.203cm" style:legend-expansion="high" chart:style-name="ch3"/>
        <chart:plot-area chart:style-name="ch4" table:cell-range-address="Sheet1.AX3:Sheet1.AX22 Sheet1.AZ2:Sheet1.AZ22" chart:data-source-has-labels="both" svg:x="1.33cm" svg:y="1.275cm" svg:width="12.502cm" svg:height="6.569cm">
          <chartooo:coordinate-region svg:x="1.33cm" svg:y="1.474cm" svg:width="11.589cm" svg:height="5.723cm"/>
          <chart:axis chart:dimension="x" chart:name="primary-x" chart:style-name="ch5" chartooo:axis-type="auto">
            <chartooo:date-scale/>
            <chart:title svg:x="7.153cm" svg:y="8.024cm" chart:style-name="ch6">
              <text:p>Days</text:p>
            </chart:title>
            <chart:categories table:cell-range-address="Sheet1.AX3:Sheet1.AX22"/>
          </chart:axis>
          <chart:axis chart:dimension="y" chart:name="primary-y" chart:style-name="ch7">
            <chart:title svg:x="0.451cm" svg:y="5.38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AZ2:Sheet1.AZ22" chart:label-cell-address="Sheet1.AZ2:Sheet1.AZ2" chart:class="chart:line">
            <chart:data-point chart:repeated="2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I</text:p>
                <draw:g>
                  <svg:desc>Sheet1.AZ2:Sheet1.AZ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X3:Sheet1.AX22</svg:desc>
                </draw:g>
              </table:table-cell>
              <table:table-cell office:value-type="float" office:value="NaN">
                <text:p>NaN</text:p>
                <draw:g>
                  <svg:desc>Sheet1.AZ2:Sheet1.AZ22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571362284285148">
                <text:p>0.0057136228428514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836013558879885">
                <text:p>0.0083601355887988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119184853332945">
                <text:p>0.01191848533329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65505796740864">
                <text:p>0.016550579674086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22379133218342">
                <text:p>0.02237913321834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294532512696454">
                <text:p>0.02945325126964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377107158245213">
                <text:p>0.037710715824521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69425694168897">
                <text:p>0.04694256941688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67673563351527">
                <text:p>0.05676735633515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66623104536674">
                <text:p>0.0666231045366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757842511746451">
                <text:p>0.07578425117464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34079196026994">
                <text:p>0.08340791960269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886093676204733">
                <text:p>0.08860936762047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905606949805617">
                <text:p>0.09056069498056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886011583084761">
                <text:p>0.08860115830847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23431219746353">
                <text:p>0.082343121974635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17562109268435">
                <text:p>0.07175621092684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7214910153815">
                <text:p>0.0572149101538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395036448950673">
                <text:p>0.0395036448950673</text:p>
              </table:table-cell>
            </table:table-row>
            <table:table-row>
              <table:table-cell office:value-type="string"/>
              <table:table-cell office:value-type="float" office:value="0.019799766322527">
                <text:p>0.019799766322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904cm" svg:height="18.515cm" xlink:href=".." xlink:type="simple" chart:class="chart:line" chart:style-name="ch1">
        <chart:title svg:x="15.456cm" svg:y="0.506cm" chart:style-name="ch2">
          <text:p>Germany</text:p>
        </chart:title>
        <chart:legend chart:legend-position="end" svg:x="26.983cm" svg:y="6.966cm" style:legend-expansion="high" chart:style-name="ch3"/>
        <chart:plot-area chart:style-name="ch4" table:cell-range-address="Sheet1.B28:Sheet1.B128 Sheet1.E6:Sheet1.E6 Sheet1.E28:Sheet1.E128 Sheet1.I6:Sheet1.I6 Sheet1.I28:Sheet1.I128 Sheet1.N6:Sheet1.N6 Sheet1.N28:Sheet1.N128 Sheet1.S6:Sheet1.T6 Sheet1.S28:Sheet1.T128 Sheet1.Y6:Sheet1.Y6 Sheet1.Y28:Sheet1.Y128 Sheet1.AA6:Sheet1.AA6 Sheet1.AA28:Sheet1.AA128 Sheet1.AG6:Sheet1.AG6 Sheet1.AG28:Sheet1.AG128 Sheet1.AC6:Sheet1.AC6 Sheet1.AC28:Sheet1.AC128" chart:data-source-has-labels="both" svg:x="0.658cm" svg:y="1.655cm" svg:width="25.667cm" svg:height="15.509cm">
          <chartooo:coordinate-region svg:x="1.465cm" svg:y="1.854cm" svg:width="22.201cm" svg:height="14.518cm"/>
          <chart:axis chart:dimension="x" chart:name="primary-x" chart:style-name="ch5" chartooo:axis-type="auto">
            <chartooo:date-scale/>
            <chart:title svg:x="13.063cm" svg:y="17.534cm" chart:style-name="ch6">
              <text:p>Days</text:p>
            </chart:title>
            <chart:categories table:cell-range-address="Sheet1.B28:Sheet1.B128"/>
          </chart:axis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E28:Sheet1.E128" chart:label-cell-address="Sheet1.E6:Sheet1.E6" chart:class="chart:line">
            <chart:data-point chart:repeated="101"/>
          </chart:series>
          <chart:series chart:attached-axis="primary-y" chart:style-name="ch11" chart:values-cell-range-address="Sheet1.I28:Sheet1.I128" chart:label-cell-address="Sheet1.I6:Sheet1.I6" chart:class="chart:line">
            <chart:data-point chart:repeated="101"/>
          </chart:series>
          <chart:series chart:attached-axis="primary-y" chart:style-name="ch12" chart:values-cell-range-address="Sheet1.N28:Sheet1.N128" chart:label-cell-address="Sheet1.N6:Sheet1.N6" chart:class="chart:line">
            <chart:data-point chart:repeated="101"/>
          </chart:series>
          <chart:series chart:attached-axis="primary-y" chart:style-name="ch13" chart:values-cell-range-address="Sheet1.T28:Sheet1.T128" chart:label-cell-address="Sheet1.T6:Sheet1.T6" chart:class="chart:line">
            <chart:data-point chart:repeated="101"/>
          </chart:series>
          <chart:series chart:attached-axis="primary-y" chart:style-name="ch14" chart:values-cell-range-address="Sheet1.Y28:Sheet1.Y128" chart:label-cell-address="Sheet1.Y6:Sheet1.Y6" chart:class="chart:line">
            <chart:data-point chart:repeated="101"/>
          </chart:series>
          <chart:series chart:attached-axis="primary-y" chart:style-name="ch15" chart:values-cell-range-address="Sheet1.AA28:Sheet1.AA128" chart:label-cell-address="Sheet1.AA6:Sheet1.AA6" chart:class="chart:line">
            <chart:data-point chart:repeated="101"/>
          </chart:series>
          <chart:series chart:attached-axis="primary-y" chart:style-name="ch16" chart:values-cell-range-address="Sheet1.AG28:Sheet1.AG128" chart:label-cell-address="Sheet1.AG6:Sheet1.AG6" chart:class="chart:line">
            <chart:data-point chart:repeated="101"/>
          </chart:series>
          <chart:series chart:attached-axis="primary-y" chart:style-name="ch16" chart:values-cell-range-address="Sheet1.AC28:Sheet1.AC128" chart:label-cell-address="Sheet1.AC6:Sheet1.AC6" chart:class="chart:line">
            <chart:data-point chart:repeated="101"/>
          </chart:series>
          <chart:series chart:attached-axis="primary-y" chart:style-name="ch17" chart:values-cell-range-address="Sheet1.S28:Sheet1.S128" chart:label-cell-address="Sheet1.S6:Sheet1.S6" chart:class="chart:line">
            <chart:data-point chart:repeated="10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osed</text:p>
                <draw:g>
                  <svg:desc>Sheet1.E6:Sheet1.E6</svg:desc>
                </draw:g>
              </table:table-cell>
              <table:table-cell office:value-type="string">
                <text:p>Infectious</text:p>
                <draw:g>
                  <svg:desc>Sheet1.I6:Sheet1.I6</svg:desc>
                </draw:g>
              </table:table-cell>
              <table:table-cell office:value-type="string">
                <text:p>Diagnosed &amp; Isolated</text:p>
                <draw:g>
                  <svg:desc>Sheet1.N6:Sheet1.N6</svg:desc>
                </draw:g>
              </table:table-cell>
              <table:table-cell office:value-type="string">
                <text:p>In Hospital</text:p>
                <draw:g>
                  <svg:desc>Sheet1.T6:Sheet1.T6</svg:desc>
                </draw:g>
              </table:table-cell>
              <table:table-cell office:value-type="string">
                <text:p>Recovered</text:p>
                <draw:g>
                  <svg:desc>Sheet1.Y6:Sheet1.Y6</svg:desc>
                </draw:g>
              </table:table-cell>
              <table:table-cell office:value-type="string">
                <text:p>Dead</text:p>
                <draw:g>
                  <svg:desc>Sheet1.AA6:Sheet1.AA6</svg:desc>
                </draw:g>
              </table:table-cell>
              <table:table-cell office:value-type="string">
                <text:p>Reported Deaths</text:p>
                <draw:g>
                  <svg:desc>Sheet1.AG6:Sheet1.AG6</svg:desc>
                </draw:g>
              </table:table-cell>
              <table:table-cell office:value-type="string">
                <text:p>Cumulative  Confirmed Cases</text:p>
                <draw:g>
                  <svg:desc>Sheet1.AC6:Sheet1.AC6</svg:desc>
                </draw:g>
              </table:table-cell>
              <table:table-cell office:value-type="string">
                <text:p>Cumulative Diagnosed</text:p>
                <draw:g>
                  <svg:desc>Sheet1.S6:Sheet1.S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B28:Sheet1.B128</svg:desc>
                </draw:g>
              </table:table-cell>
              <table:table-cell office:value-type="float" office:value="5">
                <text:p>5</text:p>
                <draw:g>
                  <svg:desc>Sheet1.E28:Sheet1.E128</svg:desc>
                </draw:g>
              </table:table-cell>
              <table:table-cell office:value-type="float" office:value="8">
                <text:p>8</text:p>
                <draw:g>
                  <svg:desc>Sheet1.I28:Sheet1.I128</svg:desc>
                </draw:g>
              </table:table-cell>
              <table:table-cell office:value-type="float" office:value="1">
                <text:p>1</text:p>
                <draw:g>
                  <svg:desc>Sheet1.N28:Sheet1.N128</svg:desc>
                </draw:g>
              </table:table-cell>
              <table:table-cell office:value-type="float" office:value="0">
                <text:p>0</text:p>
                <draw:g>
                  <svg:desc>Sheet1.T28:Sheet1.T128</svg:desc>
                </draw:g>
              </table:table-cell>
              <table:table-cell office:value-type="float" office:value="16">
                <text:p>16</text:p>
                <draw:g>
                  <svg:desc>Sheet1.Y28:Sheet1.Y128</svg:desc>
                </draw:g>
              </table:table-cell>
              <table:table-cell office:value-type="float" office:value="0">
                <text:p>0</text:p>
                <draw:g>
                  <svg:desc>Sheet1.AA28:Sheet1.AA128</svg:desc>
                </draw:g>
              </table:table-cell>
              <table:table-cell office:value-type="float" office:value="0">
                <text:p>0</text:p>
                <draw:g>
                  <svg:desc>Sheet1.AG28:Sheet1.AG128</svg:desc>
                </draw:g>
              </table:table-cell>
              <table:table-cell office:value-type="float" office:value="17">
                <text:p>17</text:p>
                <draw:g>
                  <svg:desc>Sheet1.AC28:Sheet1.AC128</svg:desc>
                </draw:g>
              </table:table-cell>
              <table:table-cell office:value-type="float" office:value="1">
                <text:p>1</text:p>
                <draw:g>
                  <svg:desc>Sheet1.S28:Sheet1.S12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9010011683874">
                <text:p>20.9010011683874</text:p>
              </table:table-cell>
              <table:table-cell office:value-type="float" office:value="7.40632100766099">
                <text:p>7.40632100766099</text:p>
              </table:table-cell>
              <table:table-cell office:value-type="float" office:value="1.67979805108112">
                <text:p>1.67979805108112</text:p>
              </table:table-cell>
              <table:table-cell office:value-type="float" office:value="0">
                <text:p>0</text:p>
              </table:table-cell>
              <table:table-cell office:value-type="float" office:value="16.0128797728705">
                <text:p>16.0128797728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.67979805108112">
                <text:p>3.67979805108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.6044841122994">
                <text:p>36.6044841122994</text:p>
              </table:table-cell>
              <table:table-cell office:value-type="float" office:value="6.25821055102456">
                <text:p>6.25821055102456</text:p>
              </table:table-cell>
              <table:table-cell office:value-type="float" office:value="3.03132473893327">
                <text:p>3.03132473893327</text:p>
              </table:table-cell>
              <table:table-cell office:value-type="float" office:value="0.0169949512770279">
                <text:p>0.0169949512770279</text:p>
              </table:table-cell>
              <table:table-cell office:value-type="float" office:value="16.0889856464657">
                <text:p>16.08898564646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6.71112279001438">
                <text:p>6.711122790014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.5196954873821">
                <text:p>50.5196954873821</text:p>
              </table:table-cell>
              <table:table-cell office:value-type="float" office:value="5.13310039721093">
                <text:p>5.13310039721093</text:p>
              </table:table-cell>
              <table:table-cell office:value-type="float" office:value="4.74794918327934">
                <text:p>4.74794918327934</text:p>
              </table:table-cell>
              <table:table-cell office:value-type="float" office:value="0.0542528125629286">
                <text:p>0.0542528125629286</text:p>
              </table:table-cell>
              <table:table-cell office:value-type="float" office:value="16.3576412089328">
                <text:p>16.3576412089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1.4590719732937">
                <text:p>11.4590719732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.8408300793814">
                <text:p>60.8408300793814</text:p>
              </table:table-cell>
              <table:table-cell office:value-type="float" office:value="4.94854230882678">
                <text:p>4.94854230882678</text:p>
              </table:table-cell>
              <table:table-cell office:value-type="float" office:value="6.38559142417579">
                <text:p>6.38559142417579</text:p>
              </table:table-cell>
              <table:table-cell office:value-type="float" office:value="0.117222806279635">
                <text:p>0.117222806279635</text:p>
              </table:table-cell>
              <table:table-cell office:value-type="float" office:value="17.0368686279946">
                <text:p>17.0368686279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7.8446633974695">
                <text:p>17.84466339746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6.6943906648624">
                <text:p>66.6943906648624</text:p>
              </table:table-cell>
              <table:table-cell office:value-type="float" office:value="6.65487293100994">
                <text:p>6.65487293100994</text:p>
              </table:table-cell>
              <table:table-cell office:value-type="float" office:value="7.69089218840355">
                <text:p>7.69089218840355</text:p>
              </table:table-cell>
              <table:table-cell office:value-type="float" office:value="0.220018694164104">
                <text:p>0.220018694164104</text:p>
              </table:table-cell>
              <table:table-cell office:value-type="float" office:value="18.3350756294554">
                <text:p>18.3350756294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25.5355555858731">
                <text:p>25.535555585873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8.9423013845931">
                <text:p>68.9423013845931</text:p>
              </table:table-cell>
              <table:table-cell office:value-type="float" office:value="11.3040535222093">
                <text:p>11.3040535222093</text:p>
              </table:table-cell>
              <table:table-cell office:value-type="float" office:value="8.60885817899652">
                <text:p>8.60885817899652</text:p>
              </table:table-cell>
              <table:table-cell office:value-type="float" office:value="0.383693833396325">
                <text:p>0.383693833396325</text:p>
              </table:table-cell>
              <table:table-cell office:value-type="float" office:value="20.2534205571602">
                <text:p>20.2534205571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34.1444137648696">
                <text:p>34.14441376486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0.3941260379217">
                <text:p>70.3941260379217</text:p>
              </table:table-cell>
              <table:table-cell office:value-type="float" office:value="19.9206397012937">
                <text:p>19.9206397012937</text:p>
              </table:table-cell>
              <table:table-cell office:value-type="float" office:value="9.29861174053545">
                <text:p>9.29861174053545</text:p>
              </table:table-cell>
              <table:table-cell office:value-type="float" office:value="0.61860652433">
                <text:p>0.61860652433</text:p>
              </table:table-cell>
              <table:table-cell office:value-type="float" office:value="22.5666789082973">
                <text:p>22.5666789082973</text:p>
              </table:table-cell>
              <table:table-cell office:value-type="float" office:value="0.00339899025540558">
                <text:p>0.00339899025540558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43.443025505405">
                <text:p>43.4430255054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.1345626341369">
                <text:p>76.1345626341369</text:p>
              </table:table-cell>
              <table:table-cell office:value-type="float" office:value="33.0521424752686">
                <text:p>33.0521424752686</text:p>
              </table:table-cell>
              <table:table-cell office:value-type="float" office:value="10.1540401616679">
                <text:p>10.1540401616679</text:p>
              </table:table-cell>
              <table:table-cell office:value-type="float" office:value="0.920252417041468">
                <text:p>0.920252417041468</text:p>
              </table:table-cell>
              <table:table-cell office:value-type="float" office:value="25.1348995188722">
                <text:p>25.1348995188722</text:p>
              </table:table-cell>
              <table:table-cell office:value-type="float" office:value="0.0142495527679913">
                <text:p>0.014249552767991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53.5970656670729">
                <text:p>53.5970656670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3.5208711794361">
                <text:p>93.5208711794361</text:p>
              </table:table-cell>
              <table:table-cell office:value-type="float" office:value="50.5344433022317">
                <text:p>50.5344433022317</text:p>
              </table:table-cell>
              <table:table-cell office:value-type="float" office:value="11.7813334619">
                <text:p>11.7813334619</text:p>
              </table:table-cell>
              <table:table-cell office:value-type="float" office:value="1.27234552335763">
                <text:p>1.27234552335763</text:p>
              </table:table-cell>
              <table:table-cell office:value-type="float" office:value="28.1046929350613">
                <text:p>28.1046929350613</text:p>
              </table:table-cell>
              <table:table-cell office:value-type="float" office:value="0.0376941140239183">
                <text:p>0.0376941140239183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65.3783991289729">
                <text:p>65.37839912897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1.157686192358">
                <text:p>131.157686192358</text:p>
              </table:table-cell>
              <table:table-cell office:value-type="float" office:value="71.6277917787169">
                <text:p>71.6277917787169</text:p>
              </table:table-cell>
              <table:table-cell office:value-type="float" office:value="15.0034620704459">
                <text:p>15.0034620704459</text:p>
              </table:table-cell>
              <table:table-cell office:value-type="float" office:value="1.6538541231502">
                <text:p>1.6538541231502</text:p>
              </table:table-cell>
              <table:table-cell office:value-type="float" office:value="31.8310792625362">
                <text:p>31.8310792625362</text:p>
              </table:table-cell>
              <table:table-cell office:value-type="float" office:value="0.0816978528567391">
                <text:p>0.0816978528567391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80.3818611994188">
                <text:p>80.381861199418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7.236125951553">
                <text:p>197.236125951553</text:p>
              </table:table-cell>
              <table:table-cell office:value-type="float" office:value="95.3539802733832">
                <text:p>95.3539802733832</text:p>
              </table:table-cell>
              <table:table-cell office:value-type="float" office:value="20.8276613330196">
                <text:p>20.8276613330196</text:p>
              </table:table-cell>
              <table:table-cell office:value-type="float" office:value="2.04815825609714">
                <text:p>2.04815825609714</text:p>
              </table:table-cell>
              <table:table-cell office:value-type="float" office:value="36.7999017338498">
                <text:p>36.7999017338498</text:p>
              </table:table-cell>
              <table:table-cell office:value-type="float" office:value="0.158436619536004">
                <text:p>0.158436619536004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101.209522532438">
                <text:p>101.2095225324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7.966309665189">
                <text:p>297.966309665189</text:p>
              </table:table-cell>
              <table:table-cell office:value-type="float" office:value="121.042942472006">
                <text:p>121.042942472006</text:p>
              </table:table-cell>
              <table:table-cell office:value-type="float" office:value="30.3006448549046">
                <text:p>30.3006448549046</text:p>
              </table:table-cell>
              <table:table-cell office:value-type="float" office:value="2.45617314791594">
                <text:p>2.45617314791594</text:p>
              </table:table-cell>
              <table:table-cell office:value-type="float" office:value="43.6312281737694">
                <text:p>43.6312281737694</text:p>
              </table:table-cell>
              <table:table-cell office:value-type="float" office:value="0.282157924402004">
                <text:p>0.282157924402004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31.510167387343">
                <text:p>131.5101673873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6.538536201326">
                <text:p>436.538536201326</text:p>
              </table:table-cell>
              <table:table-cell office:value-type="float" office:value="149.038747816344">
                <text:p>149.038747816344</text:p>
              </table:table-cell>
              <table:table-cell office:value-type="float" office:value="44.3243771315606">
                <text:p>44.3243771315606</text:p>
              </table:table-cell>
              <table:table-cell office:value-type="float" office:value="2.91014322912956">
                <text:p>2.91014322912956</text:p>
              </table:table-cell>
              <table:table-cell office:value-type="float" office:value="53.1086448768829">
                <text:p>53.1086448768829</text:p>
              </table:table-cell>
              <table:table-cell office:value-type="float" office:value="0.466208407810298">
                <text:p>0.466208407810298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75.834544518904">
                <text:p>175.8345445189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13.105902664157">
                <text:p>613.105902664157</text:p>
              </table:table-cell>
              <table:table-cell office:value-type="float" office:value="181.438643974241">
                <text:p>181.438643974241</text:p>
              </table:table-cell>
              <table:table-cell office:value-type="float" office:value="63.5291373945877">
                <text:p>63.5291373945877</text:p>
              </table:table-cell>
              <table:table-cell office:value-type="float" office:value="3.48572344069266">
                <text:p>3.48572344069266</text:p>
              </table:table-cell>
              <table:table-cell office:value-type="float" office:value="66.1910658379011">
                <text:p>66.1910658379011</text:p>
              </table:table-cell>
              <table:table-cell office:value-type="float" office:value="0.720677512481824">
                <text:p>0.720677512481824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  <table:table-cell office:value-type="float" office:value="239.363681913491">
                <text:p>239.3636819134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26.206052651219">
                <text:p>826.206052651219</text:p>
              </table:table-cell>
              <table:table-cell office:value-type="float" office:value="222.704243896287">
                <text:p>222.704243896287</text:p>
              </table:table-cell>
              <table:table-cell office:value-type="float" office:value="88.2731938742774">
                <text:p>88.2731938742774</text:p>
              </table:table-cell>
              <table:table-cell office:value-type="float" office:value="4.30944836237309">
                <text:p>4.30944836237309</text:p>
              </table:table-cell>
              <table:table-cell office:value-type="float" office:value="84.0018438528749">
                <text:p>84.0018438528749</text:p>
              </table:table-cell>
              <table:table-cell office:value-type="float" office:value="1.05144833711186">
                <text:p>1.05144833711186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  <table:table-cell office:value-type="float" office:value="327.636875787769">
                <text:p>327.63687578776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75.7840420068">
                <text:p>1075.7840420068</text:p>
              </table:table-cell>
              <table:table-cell office:value-type="float" office:value="279.976199243943">
                <text:p>279.976199243943</text:p>
              </table:table-cell>
              <table:table-cell office:value-type="float" office:value="118.810738017206">
                <text:p>118.810738017206</text:p>
              </table:table-cell>
              <table:table-cell office:value-type="float" office:value="5.55855097834519">
                <text:p>5.55855097834519</text:p>
              </table:table-cell>
              <table:table-cell office:value-type="float" office:value="107.828883567329">
                <text:p>107.828883567329</text:p>
              </table:table-cell>
              <table:table-cell office:value-type="float" office:value="1.46107998833129">
                <text:p>1.46107998833129</text:p>
              </table:table-cell>
              <table:table-cell office:value-type="float" office:value="0">
                <text:p>0</text:p>
              </table:table-cell>
              <table:table-cell office:value-type="float" office:value="274">
                <text:p>274</text:p>
              </table:table-cell>
              <table:table-cell office:value-type="float" office:value="446.447613804975">
                <text:p>446.44761380497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67.61710183626">
                <text:p>1367.61710183626</text:p>
              </table:table-cell>
              <table:table-cell office:value-type="float" office:value="362.978537847177">
                <text:p>362.978537847177</text:p>
              </table:table-cell>
              <table:table-cell office:value-type="float" office:value="155.640452832719">
                <text:p>155.640452832719</text:p>
              </table:table-cell>
              <table:table-cell office:value-type="float" office:value="7.45148151696634">
                <text:p>7.45148151696634</text:p>
              </table:table-cell>
              <table:table-cell office:value-type="float" office:value="139.181513291055">
                <text:p>139.181513291055</text:p>
              </table:table-cell>
              <table:table-cell office:value-type="float" office:value="1.95231461791448">
                <text:p>1.95231461791448</text:p>
              </table:table-cell>
              <table:table-cell office:value-type="float" office:value="2">
                <text:p>2</text:p>
              </table:table-cell>
              <table:table-cell office:value-type="float" office:value="421">
                <text:p>421</text:p>
              </table:table-cell>
              <table:table-cell office:value-type="float" office:value="602.088066637694">
                <text:p>602.08806663769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18.52818717074">
                <text:p>1718.52818717074</text:p>
              </table:table-cell>
              <table:table-cell office:value-type="float" office:value="483.51907529555">
                <text:p>483.51907529555</text:p>
              </table:table-cell>
              <table:table-cell office:value-type="float" office:value="200.012495635339">
                <text:p>200.012495635339</text:p>
              </table:table-cell>
              <table:table-cell office:value-type="float" office:value="10.231457236225">
                <text:p>10.231457236225</text:p>
              </table:table-cell>
              <table:table-cell office:value-type="float" office:value="179.937461573001">
                <text:p>179.937461573001</text:p>
              </table:table-cell>
              <table:table-cell office:value-type="float" office:value="2.53434326374039">
                <text:p>2.53434326374039</text:p>
              </table:table-cell>
              <table:table-cell office:value-type="float" office:value="3">
                <text:p>3</text:p>
              </table:table-cell>
              <table:table-cell office:value-type="float" office:value="601">
                <text:p>601</text:p>
              </table:table-cell>
              <table:table-cell office:value-type="float" office:value="802.100562273032">
                <text:p>802.1005622730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61.44284750266">
                <text:p>2161.44284750266</text:p>
              </table:table-cell>
              <table:table-cell office:value-type="float" office:value="654.748648714431">
                <text:p>654.748648714431</text:p>
              </table:table-cell>
              <table:table-cell office:value-type="float" office:value="254.536829397608">
                <text:p>254.536829397608</text:p>
              </table:table-cell>
              <table:table-cell office:value-type="float" office:value="14.1489943930255">
                <text:p>14.1489943930255</text:p>
              </table:table-cell>
              <table:table-cell office:value-type="float" office:value="232.593319831791">
                <text:p>232.593319831791</text:p>
              </table:table-cell>
              <table:table-cell office:value-type="float" office:value="3.23148795187892">
                <text:p>3.23148795187892</text:p>
              </table:table-cell>
              <table:table-cell office:value-type="float" office:value="4">
                <text:p>4</text:p>
              </table:table-cell>
              <table:table-cell office:value-type="float" office:value="776">
                <text:p>776</text:p>
              </table:table-cell>
              <table:table-cell office:value-type="float" office:value="1056.63739167064">
                <text:p>1056.637391670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49.24319950145">
                <text:p>2749.24319950145</text:p>
              </table:table-cell>
              <table:table-cell office:value-type="float" office:value="890.499363385611">
                <text:p>890.499363385611</text:p>
              </table:table-cell>
              <table:table-cell office:value-type="float" office:value="323.805723304874">
                <text:p>323.805723304874</text:p>
              </table:table-cell>
              <table:table-cell office:value-type="float" office:value="19.4519225464023">
                <text:p>19.4519225464023</text:p>
              </table:table-cell>
              <table:table-cell office:value-type="float" office:value="300.616071974267">
                <text:p>300.616071974267</text:p>
              </table:table-cell>
              <table:table-cell office:value-type="float" office:value="4.09337762435354">
                <text:p>4.09337762435354</text:p>
              </table:table-cell>
              <table:table-cell office:value-type="float" office:value="6">
                <text:p>6</text:p>
              </table:table-cell>
              <table:table-cell office:value-type="float" office:value="911">
                <text:p>911</text:p>
              </table:table-cell>
              <table:table-cell office:value-type="float" office:value="1380.44311497551">
                <text:p>1380.443114975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556.62138162836">
                <text:p>3556.62138162836</text:p>
              </table:table-cell>
              <table:table-cell office:value-type="float" office:value="1205.12188108906">
                <text:p>1205.12188108906</text:p>
              </table:table-cell>
              <table:table-cell office:value-type="float" office:value="414.927742968814">
                <text:p>414.927742968814</text:p>
              </table:table-cell>
              <table:table-cell office:value-type="float" office:value="26.3924538651036">
                <text:p>26.3924538651036</text:p>
              </table:table-cell>
              <table:table-cell office:value-type="float" office:value="388.885208819857">
                <text:p>388.885208819857</text:p>
              </table:table-cell>
              <table:table-cell office:value-type="float" office:value="5.20508782002258">
                <text:p>5.20508782002258</text:p>
              </table:table-cell>
              <table:table-cell office:value-type="float" office:value="6">
                <text:p>6</text:p>
              </table:table-cell>
              <table:table-cell office:value-type="float" office:value="1001">
                <text:p>1001</text:p>
              </table:table-cell>
              <table:table-cell office:value-type="float" office:value="1795.37085794433">
                <text:p>1795.370857944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679.62244304625">
                <text:p>4679.62244304625</text:p>
              </table:table-cell>
              <table:table-cell office:value-type="float" office:value="1614.38241413903">
                <text:p>1614.38241413903</text:p>
              </table:table-cell>
              <table:table-cell office:value-type="float" office:value="537.886875658394">
                <text:p>537.886875658394</text:p>
              </table:table-cell>
              <table:table-cell office:value-type="float" office:value="35.2600490051501">
                <text:p>35.2600490051501</text:p>
              </table:table-cell>
              <table:table-cell office:value-type="float" office:value="504.211700008963">
                <text:p>504.211700008963</text:p>
              </table:table-cell>
              <table:table-cell office:value-type="float" office:value="6.69538412341585">
                <text:p>6.69538412341585</text:p>
              </table:table-cell>
              <table:table-cell office:value-type="float" office:value="10">
                <text:p>10</text:p>
              </table:table-cell>
              <table:table-cell office:value-type="float" office:value="1338">
                <text:p>1338</text:p>
              </table:table-cell>
              <table:table-cell office:value-type="float" office:value="2333.25773360272">
                <text:p>2333.257733602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233.69928134364">
                <text:p>6233.69928134364</text:p>
              </table:table-cell>
              <table:table-cell office:value-type="float" office:value="2137.628822865">
                <text:p>2137.628822865</text:p>
              </table:table-cell>
              <table:table-cell office:value-type="float" office:value="705.700371429467">
                <text:p>705.700371429467</text:p>
              </table:table-cell>
              <table:table-cell office:value-type="float" office:value="46.4456150822054">
                <text:p>46.4456150822054</text:p>
              </table:table-cell>
              <table:table-cell office:value-type="float" office:value="655.921205107688">
                <text:p>655.921205107688</text:p>
              </table:table-cell>
              <table:table-cell office:value-type="float" office:value="8.74167557066085">
                <text:p>8.74167557066085</text:p>
              </table:table-cell>
              <table:table-cell office:value-type="float" office:value="13">
                <text:p>13</text:p>
              </table:table-cell>
              <table:table-cell office:value-type="float" office:value="1915">
                <text:p>1915</text:p>
              </table:table-cell>
              <table:table-cell office:value-type="float" office:value="3038.95810503219">
                <text:p>3038.958105032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351.8035792957">
                <text:p>8351.8035792957</text:p>
              </table:table-cell>
              <table:table-cell office:value-type="float" office:value="2801.75036538051">
                <text:p>2801.75036538051</text:p>
              </table:table-cell>
              <table:table-cell office:value-type="float" office:value="934.445777622169">
                <text:p>934.445777622169</text:p>
              </table:table-cell>
              <table:table-cell office:value-type="float" office:value="60.5374396827475">
                <text:p>60.5374396827475</text:p>
              </table:table-cell>
              <table:table-cell office:value-type="float" office:value="856.500260110249">
                <text:p>856.500260110249</text:p>
              </table:table-cell>
              <table:table-cell office:value-type="float" office:value="11.571474449266">
                <text:p>11.571474449266</text:p>
              </table:table-cell>
              <table:table-cell office:value-type="float" office:value="18">
                <text:p>18</text:p>
              </table:table-cell>
              <table:table-cell office:value-type="float" office:value="2635">
                <text:p>2635</text:p>
              </table:table-cell>
              <table:table-cell office:value-type="float" office:value="3973.40388265436">
                <text:p>3973.403882654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185.141463234">
                <text:p>11185.141463234</text:p>
              </table:table-cell>
              <table:table-cell office:value-type="float" office:value="3646.62983912337">
                <text:p>3646.62983912337</text:p>
              </table:table-cell>
              <table:table-cell office:value-type="float" office:value="1243.34315436654">
                <text:p>1243.34315436654</text:p>
              </table:table-cell>
              <table:table-cell office:value-type="float" office:value="78.443317600203">
                <text:p>78.443317600203</text:p>
              </table:table-cell>
              <table:table-cell office:value-type="float" office:value="1122.33186516461">
                <text:p>1122.33186516461</text:p>
              </table:table-cell>
              <table:table-cell office:value-type="float" office:value="15.4618589585464">
                <text:p>15.4618589585464</text:p>
              </table:table-cell>
              <table:table-cell office:value-type="float" office:value="27">
                <text:p>27</text:p>
              </table:table-cell>
              <table:table-cell office:value-type="float" office:value="3591">
                <text:p>3591</text:p>
              </table:table-cell>
              <table:table-cell office:value-type="float" office:value="5216.7470370209">
                <text:p>5216.747037020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4910.061812587">
                <text:p>14910.061812587</text:p>
              </table:table-cell>
              <table:table-cell office:value-type="float" office:value="4731.84183880673">
                <text:p>4731.84183880673</text:p>
              </table:table-cell>
              <table:table-cell office:value-type="float" office:value="1655.18947271805">
                <text:p>1655.18947271805</text:p>
              </table:table-cell>
              <table:table-cell office:value-type="float" office:value="101.514722296924">
                <text:p>101.514722296924</text:p>
              </table:table-cell>
              <table:table-cell office:value-type="float" office:value="1474.60563217364">
                <text:p>1474.60563217364</text:p>
              </table:table-cell>
              <table:table-cell office:value-type="float" office:value="20.7403497315671">
                <text:p>20.7403497315671</text:p>
              </table:table-cell>
              <table:table-cell office:value-type="float" office:value="37">
                <text:p>37</text:p>
              </table:table-cell>
              <table:table-cell office:value-type="float" office:value="4972">
                <text:p>4972</text:p>
              </table:table-cell>
              <table:table-cell office:value-type="float" office:value="6871.93650973895">
                <text:p>6871.9365097389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9744.0987318399">
                <text:p>19744.0987318399</text:p>
              </table:table-cell>
              <table:table-cell office:value-type="float" office:value="6144.05827180434">
                <text:p>6144.05827180434</text:p>
              </table:table-cell>
              <table:table-cell office:value-type="float" office:value="2197.51729421083">
                <text:p>2197.51729421083</text:p>
              </table:table-cell>
              <table:table-cell office:value-type="float" office:value="131.698695721203">
                <text:p>131.698695721203</text:p>
              </table:table-cell>
              <table:table-cell office:value-type="float" office:value="1940.49393716939">
                <text:p>1940.49393716939</text:p>
              </table:table-cell>
              <table:table-cell office:value-type="float" office:value="27.7923595325972">
                <text:p>27.7923595325972</text:p>
              </table:table-cell>
              <table:table-cell office:value-type="float" office:value="47">
                <text:p>47</text:p>
              </table:table-cell>
              <table:table-cell office:value-type="float" office:value="6249">
                <text:p>6249</text:p>
              </table:table-cell>
              <table:table-cell office:value-type="float" office:value="9069.45380394978">
                <text:p>9069.453803949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5973.6208374377">
                <text:p>25973.6208374377</text:p>
              </table:table-cell>
              <table:table-cell office:value-type="float" office:value="8004.6147640923">
                <text:p>8004.6147640923</text:p>
              </table:table-cell>
              <table:table-cell office:value-type="float" office:value="2904.86051027528">
                <text:p>2904.86051027528</text:p>
              </table:table-cell>
              <table:table-cell office:value-type="float" office:value="171.67073416932">
                <text:p>171.67073416932</text:p>
              </table:table-cell>
              <table:table-cell office:value-type="float" office:value="2554.82331558223">
                <text:p>2554.82331558223</text:p>
              </table:table-cell>
              <table:table-cell office:value-type="float" office:value="37.0814825490382">
                <text:p>37.0814825490382</text:p>
              </table:table-cell>
              <table:table-cell office:value-type="float" office:value="54">
                <text:p>54</text:p>
              </table:table-cell>
              <table:table-cell office:value-type="float" office:value="7173">
                <text:p>7173</text:p>
              </table:table-cell>
              <table:table-cell office:value-type="float" office:value="11974.3143142251">
                <text:p>11974.314314225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994.1824412271">
                <text:p>33994.1824412271</text:p>
              </table:table-cell>
              <table:table-cell office:value-type="float" office:value="10476.9543533892">
                <text:p>10476.9543533892</text:p>
              </table:table-cell>
              <table:table-cell office:value-type="float" office:value="3822.44941569366">
                <text:p>3822.44941569366</text:p>
              </table:table-cell>
              <table:table-cell office:value-type="float" office:value="224.956005898912">
                <text:p>224.956005898912</text:p>
              </table:table-cell>
              <table:table-cell office:value-type="float" office:value="3362.48223242985">
                <text:p>3362.48223242985</text:p>
              </table:table-cell>
              <table:table-cell office:value-type="float" office:value="49.1889704855877">
                <text:p>49.1889704855877</text:p>
              </table:table-cell>
              <table:table-cell office:value-type="float" office:value="70">
                <text:p>70</text:p>
              </table:table-cell>
              <table:table-cell office:value-type="float" office:value="9142">
                <text:p>9142</text:p>
              </table:table-cell>
              <table:table-cell office:value-type="float" office:value="15796.7637299187">
                <text:p>15796.76372991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4363.0598558702">
                <text:p>44363.0598558702</text:p>
              </table:table-cell>
              <table:table-cell office:value-type="float" office:value="13774.2254812948">
                <text:p>13774.2254812948</text:p>
              </table:table-cell>
              <table:table-cell office:value-type="float" office:value="5011.53822641619">
                <text:p>5011.53822641619</text:p>
              </table:table-cell>
              <table:table-cell office:value-type="float" office:value="296.06033168222">
                <text:p>296.06033168222</text:p>
              </table:table-cell>
              <table:table-cell office:value-type="float" office:value="4421.85138853998">
                <text:p>4421.85138853998</text:p>
              </table:table-cell>
              <table:table-cell office:value-type="float" office:value="64.8776340056284">
                <text:p>64.8776340056284</text:p>
              </table:table-cell>
              <table:table-cell office:value-type="float" office:value="88">
                <text:p>88</text:p>
              </table:table-cell>
              <table:table-cell office:value-type="float" office:value="12036">
                <text:p>12036</text:p>
              </table:table-cell>
              <table:table-cell office:value-type="float" office:value="20808.3019563349">
                <text:p>20808.301956334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0062.7149268474">
                <text:p>40062.7149268474</text:p>
              </table:table-cell>
              <table:table-cell office:value-type="float" office:value="18168.143130632">
                <text:p>18168.143130632</text:p>
              </table:table-cell>
              <table:table-cell office:value-type="float" office:value="6556.42122552718">
                <text:p>6556.42122552718</text:p>
              </table:table-cell>
              <table:table-cell office:value-type="float" office:value="390.660252465109">
                <text:p>390.660252465109</text:p>
              </table:table-cell>
              <table:table-cell office:value-type="float" office:value="5809.56519815976">
                <text:p>5809.56519815976</text:p>
              </table:table-cell>
              <table:table-cell office:value-type="float" office:value="85.1805784650131">
                <text:p>85.1805784650131</text:p>
              </table:table-cell>
              <table:table-cell office:value-type="float" office:value="114">
                <text:p>114</text:p>
              </table:table-cell>
              <table:table-cell office:value-type="float" office:value="15428">
                <text:p>15428</text:p>
              </table:table-cell>
              <table:table-cell office:value-type="float" office:value="27364.7231818621">
                <text:p>27364.723181862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4372.8341412539">
                <text:p>34372.8341412539</text:p>
              </table:table-cell>
              <table:table-cell office:value-type="float" office:value="24001.2139984085">
                <text:p>24001.2139984085</text:p>
              </table:table-cell>
              <table:table-cell office:value-type="float" office:value="8573.07590030432">
                <text:p>8573.07590030432</text:p>
              </table:table-cell>
              <table:table-cell office:value-type="float" office:value="515.890002900109">
                <text:p>515.890002900109</text:p>
              </table:table-cell>
              <table:table-cell office:value-type="float" office:value="7626.95455109443">
                <text:p>7626.95455109443</text:p>
              </table:table-cell>
              <table:table-cell office:value-type="float" office:value="111.520317609254">
                <text:p>111.520317609254</text:p>
              </table:table-cell>
              <table:table-cell office:value-type="float" office:value="136">
                <text:p>136</text:p>
              </table:table-cell>
              <table:table-cell office:value-type="float" office:value="19325">
                <text:p>19325</text:p>
              </table:table-cell>
              <table:table-cell office:value-type="float" office:value="35937.7990821664">
                <text:p>35937.79908216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7239.6353355349">
                <text:p>27239.6353355349</text:p>
              </table:table-cell>
              <table:table-cell office:value-type="float" office:value="31352.9718015781">
                <text:p>31352.9718015781</text:p>
              </table:table-cell>
              <table:table-cell office:value-type="float" office:value="11219.3550462458">
                <text:p>11219.3550462458</text:p>
              </table:table-cell>
              <table:table-cell office:value-type="float" office:value="680.791893786511">
                <text:p>680.791893786511</text:p>
              </table:table-cell>
              <table:table-cell office:value-type="float" office:value="10008.5428881526">
                <text:p>10008.5428881526</text:p>
              </table:table-cell>
              <table:table-cell office:value-type="float" office:value="145.854464443118">
                <text:p>145.854464443118</text:p>
              </table:table-cell>
              <table:table-cell office:value-type="float" office:value="186">
                <text:p>186</text:p>
              </table:table-cell>
              <table:table-cell office:value-type="float" office:value="23248">
                <text:p>23248</text:p>
              </table:table-cell>
              <table:table-cell office:value-type="float" office:value="47157.1541284123">
                <text:p>47157.154128412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8953.3707859626">
                <text:p>18953.3707859626</text:p>
              </table:table-cell>
              <table:table-cell office:value-type="float" office:value="39966.7558607564">
                <text:p>39966.7558607564</text:p>
              </table:table-cell>
              <table:table-cell office:value-type="float" office:value="14699.8595121094">
                <text:p>14699.8595121094</text:p>
              </table:table-cell>
              <table:table-cell office:value-type="float" office:value="897.007036545016">
                <text:p>897.007036545016</text:p>
              </table:table-cell>
              <table:table-cell office:value-type="float" office:value="13132.994520149">
                <text:p>13132.994520149</text:p>
              </table:table-cell>
              <table:table-cell office:value-type="float" office:value="190.8456656229">
                <text:p>190.8456656229</text:p>
              </table:table-cell>
              <table:table-cell office:value-type="float" office:value="208">
                <text:p>208</text:p>
              </table:table-cell>
              <table:table-cell office:value-type="float" office:value="26463">
                <text:p>26463</text:p>
              </table:table-cell>
              <table:table-cell office:value-type="float" office:value="61857.0136405217">
                <text:p>61857.01364052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102.0669321338">
                <text:p>10102.0669321338</text:p>
              </table:table-cell>
              <table:table-cell office:value-type="float" office:value="49221.0063211865">
                <text:p>49221.0063211865</text:p>
              </table:table-cell>
              <table:table-cell office:value-type="float" office:value="19247.8819660347">
                <text:p>19247.8819660347</text:p>
              </table:table-cell>
              <table:table-cell office:value-type="float" office:value="1179.7840243087">
                <text:p>1179.7840243087</text:p>
              </table:table-cell>
              <table:table-cell office:value-type="float" office:value="17236.566511642">
                <text:p>17236.566511642</text:p>
              </table:table-cell>
              <table:table-cell office:value-type="float" office:value="250.057731959344">
                <text:p>250.057731959344</text:p>
              </table:table-cell>
              <table:table-cell office:value-type="float" office:value="231">
                <text:p>231</text:p>
              </table:table-cell>
              <table:table-cell office:value-type="float" office:value="28721">
                <text:p>28721</text:p>
              </table:table-cell>
              <table:table-cell office:value-type="float" office:value="81104.8956065563">
                <text:p>81104.895606556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125.72470388074">
                <text:p>3125.72470388074</text:p>
              </table:table-cell>
              <table:table-cell office:value-type="float" office:value="56512.0827723211">
                <text:p>56512.0827723211</text:p>
              </table:table-cell>
              <table:table-cell office:value-type="float" office:value="25071.4677391557">
                <text:p>25071.4677391557</text:p>
              </table:table-cell>
              <table:table-cell office:value-type="float" office:value="1549.34416160659">
                <text:p>1549.34416160659</text:p>
              </table:table-cell>
              <table:table-cell office:value-type="float" office:value="22627.5828855582">
                <text:p>22627.5828855582</text:p>
              </table:table-cell>
              <table:table-cell office:value-type="float" office:value="328.189782452366">
                <text:p>328.189782452366</text:p>
              </table:table-cell>
              <table:table-cell office:value-type="float" office:value="267">
                <text:p>267</text:p>
              </table:table-cell>
              <table:table-cell office:value-type="float" office:value="32257">
                <text:p>32257</text:p>
              </table:table-cell>
              <table:table-cell office:value-type="float" office:value="106176.363345712">
                <text:p>106176.36334571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772.23876346341">
                <text:p>7772.23876346341</text:p>
              </table:table-cell>
              <table:table-cell office:value-type="float" office:value="51792.2540863189">
                <text:p>51792.2540863189</text:p>
              </table:table-cell>
              <table:table-cell office:value-type="float" office:value="32237.7006666988">
                <text:p>32237.7006666988</text:p>
              </table:table-cell>
              <table:table-cell office:value-type="float" office:value="2032.47604331577">
                <text:p>2032.47604331577</text:p>
              </table:table-cell>
              <table:table-cell office:value-type="float" office:value="29696.9356938619">
                <text:p>29696.9356938619</text:p>
              </table:table-cell>
              <table:table-cell office:value-type="float" office:value="431.367783032388">
                <text:p>431.367783032388</text:p>
              </table:table-cell>
              <table:table-cell office:value-type="float" office:value="299">
                <text:p>299</text:p>
              </table:table-cell>
              <table:table-cell office:value-type="float" office:value="36873">
                <text:p>36873</text:p>
              </table:table-cell>
              <table:table-cell office:value-type="float" office:value="138414.064012411">
                <text:p>138414.0640124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1577.2861601653">
                <text:p>21577.2861601653</text:p>
              </table:table-cell>
              <table:table-cell office:value-type="float" office:value="36843.7645434813">
                <text:p>36843.7645434813</text:p>
              </table:table-cell>
              <table:table-cell office:value-type="float" office:value="40328.6422427604">
                <text:p>40328.6422427604</text:p>
              </table:table-cell>
              <table:table-cell office:value-type="float" office:value="2663.81811800933">
                <text:p>2663.81811800933</text:p>
              </table:table-cell>
              <table:table-cell office:value-type="float" office:value="38912.7079110677">
                <text:p>38912.7079110677</text:p>
              </table:table-cell>
              <table:table-cell office:value-type="float" office:value="567.52616178969">
                <text:p>567.52616178969</text:p>
              </table:table-cell>
              <table:table-cell office:value-type="float" office:value="329">
                <text:p>329</text:p>
              </table:table-cell>
              <table:table-cell office:value-type="float" office:value="42229">
                <text:p>42229</text:p>
              </table:table-cell>
              <table:table-cell office:value-type="float" office:value="178742.706255171">
                <text:p>178742.70625517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318.9504076747">
                <text:p>29318.9504076747</text:p>
              </table:table-cell>
              <table:table-cell office:value-type="float" office:value="24109.4333862343">
                <text:p>24109.4333862343</text:p>
              </table:table-cell>
              <table:table-cell office:value-type="float" office:value="47973.4067985738">
                <text:p>47973.4067985738</text:p>
              </table:table-cell>
              <table:table-cell office:value-type="float" office:value="3485.61466067311">
                <text:p>3485.61466067311</text:p>
              </table:table-cell>
              <table:table-cell office:value-type="float" office:value="50773.315325992">
                <text:p>50773.315325992</text:p>
              </table:table-cell>
              <table:table-cell office:value-type="float" office:value="746.927569098693">
                <text:p>746.927569098693</text:p>
              </table:table-cell>
              <table:table-cell office:value-type="float" office:value="357">
                <text:p>357</text:p>
              </table:table-cell>
              <table:table-cell office:value-type="float" office:value="47380">
                <text:p>47380</text:p>
              </table:table-cell>
              <table:table-cell office:value-type="float" office:value="226716.113053745">
                <text:p>226716.11305374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775.5715710776">
                <text:p>18775.5715710776</text:p>
              </table:table-cell>
              <table:table-cell office:value-type="float" office:value="24409.638720548">
                <text:p>24409.638720548</text:p>
              </table:table-cell>
              <table:table-cell office:value-type="float" office:value="53043.8491514187">
                <text:p>53043.8491514187</text:p>
              </table:table-cell>
              <table:table-cell office:value-type="float" office:value="4543.2685757634">
                <text:p>4543.2685757634</text:p>
              </table:table-cell>
              <table:table-cell office:value-type="float" office:value="65686.3430790467">
                <text:p>65686.3430790467</text:p>
              </table:table-cell>
              <table:table-cell office:value-type="float" office:value="982.884373960433">
                <text:p>982.884373960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759.962205164">
                <text:p>279759.96220516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216.18751434637">
                <text:p>3216.18751434637</text:p>
              </table:table-cell>
              <table:table-cell office:value-type="float" office:value="26612.8367492038">
                <text:p>26612.8367492038</text:p>
              </table:table-cell>
              <table:table-cell office:value-type="float" office:value="53896.8520144404">
                <text:p>53896.8520144404</text:p>
              </table:table-cell>
              <table:table-cell office:value-type="float" office:value="5871.57737495651">
                <text:p>5871.57737495651</text:p>
              </table:table-cell>
              <table:table-cell office:value-type="float" office:value="83770.2150118224">
                <text:p>83770.2150118224</text:p>
              </table:table-cell>
              <table:table-cell office:value-type="float" office:value="1292.75320628175">
                <text:p>1292.75320628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3656.814219604">
                <text:p>333656.81421960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6029.7345991234">
                <text:p>26029.7345991234</text:p>
              </table:table-cell>
              <table:table-cell office:value-type="float" office:value="50351.7038556346">
                <text:p>50351.7038556346</text:p>
              </table:table-cell>
              <table:table-cell office:value-type="float" office:value="7467.75093015768">
                <text:p>7467.75093015768</text:p>
              </table:table-cell>
              <table:table-cell office:value-type="float" office:value="104671.368127922">
                <text:p>104671.368127922</text:p>
              </table:table-cell>
              <table:table-cell office:value-type="float" office:value="1699.2484149449">
                <text:p>1699.2484149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4008.518075239">
                <text:p>384008.51807523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750.45087741961">
                <text:p>4750.45087741961</text:p>
              </table:table-cell>
              <table:table-cell office:value-type="float" office:value="11205.1012551333">
                <text:p>11205.1012551333</text:p>
              </table:table-cell>
              <table:table-cell office:value-type="float" office:value="43117.9404318117">
                <text:p>43117.9404318117</text:p>
              </table:table-cell>
              <table:table-cell office:value-type="float" office:value="9259.02585103343">
                <text:p>9259.02585103343</text:p>
              </table:table-cell>
              <table:table-cell office:value-type="float" office:value="127621.913865604">
                <text:p>127621.913865604</text:p>
              </table:table-cell>
              <table:table-cell office:value-type="float" office:value="2232.01203854677">
                <text:p>2232.01203854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126.45850705">
                <text:p>427126.458507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541.8312479013">
                <text:p>12541.8312479013</text:p>
              </table:table-cell>
              <table:table-cell office:value-type="float" office:value="0">
                <text:p>0</text:p>
              </table:table-cell>
              <table:table-cell office:value-type="float" office:value="32388.3466420881">
                <text:p>32388.3466420881</text:p>
              </table:table-cell>
              <table:table-cell office:value-type="float" office:value="11087.2169763951">
                <text:p>11087.2169763951</text:p>
              </table:table-cell>
              <table:table-cell office:value-type="float" office:value="151905.535116428">
                <text:p>151905.535116428</text:p>
              </table:table-cell>
              <table:table-cell office:value-type="float" office:value="2929.13497068139">
                <text:p>2929.13497068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9514.805149138">
                <text:p>459514.80514913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1145.0296259042">
                <text:p>11145.0296259042</text:p>
              </table:table-cell>
              <table:table-cell office:value-type="float" office:value="0">
                <text:p>0</text:p>
              </table:table-cell>
              <table:table-cell office:value-type="float" office:value="17431.9302414428">
                <text:p>17431.9302414428</text:p>
              </table:table-cell>
              <table:table-cell office:value-type="float" office:value="12726.9800685225">
                <text:p>12726.9800685225</text:p>
              </table:table-cell>
              <table:table-cell office:value-type="float" office:value="177376.874826571">
                <text:p>177376.874826571</text:p>
              </table:table-cell>
              <table:table-cell office:value-type="float" office:value="3837.78868583407">
                <text:p>3837.78868583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849.74304651445">
                <text:p>2849.74304651445</text:p>
              </table:table-cell>
              <table:table-cell office:value-type="float" office:value="0">
                <text:p>0</text:p>
              </table:table-cell>
              <table:table-cell office:value-type="float" office:value="13925.7428627336">
                <text:p>13925.7428627336</text:p>
              </table:table-cell>
              <table:table-cell office:value-type="float" office:value="204264.851242847">
                <text:p>204264.851242847</text:p>
              </table:table-cell>
              <table:table-cell office:value-type="float" office:value="5012.10416082538">
                <text:p>5012.10416082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6884.31827374533">
                <text:p>6884.31827374533</text:p>
              </table:table-cell>
              <table:table-cell office:value-type="float" office:value="0">
                <text:p>0</text:p>
              </table:table-cell>
              <table:table-cell office:value-type="float" office:value="14434.5803298751">
                <text:p>14434.5803298751</text:p>
              </table:table-cell>
              <table:table-cell office:value-type="float" office:value="232229.249163926">
                <text:p>232229.249163926</text:p>
              </table:table-cell>
              <table:table-cell office:value-type="float" office:value="6505.65434685691">
                <text:p>6505.65434685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52.800912465369">
                <text:p>852.800912465369</text:p>
              </table:table-cell>
              <table:table-cell office:value-type="float" office:value="1338.63062059418">
                <text:p>1338.63062059418</text:p>
              </table:table-cell>
              <table:table-cell office:value-type="float" office:value="0">
                <text:p>0</text:p>
              </table:table-cell>
              <table:table-cell office:value-type="float" office:value="14026.1999411242">
                <text:p>14026.1999411242</text:p>
              </table:table-cell>
              <table:table-cell office:value-type="float" office:value="259734.596642704">
                <text:p>259734.596642704</text:p>
              </table:table-cell>
              <table:table-cell office:value-type="float" office:value="8357.4595170636">
                <text:p>8357.4595170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912.9701311368">
                <text:p>2912.9701311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597.2720800809">
                <text:p>12597.2720800809</text:p>
              </table:table-cell>
              <table:table-cell office:value-type="float" office:value="284543.552556573">
                <text:p>284543.552556573</text:p>
              </table:table-cell>
              <table:table-cell office:value-type="float" office:value="10574.9029123426">
                <text:p>10574.9029123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460.75739349345">
                <text:p>2460.75739349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302.9318323101">
                <text:p>10302.9318323101</text:p>
              </table:table-cell>
              <table:table-cell office:value-type="float" office:value="304828.308018811">
                <text:p>304828.308018811</text:p>
              </table:table-cell>
              <table:table-cell office:value-type="float" office:value="13120.2989260471">
                <text:p>13120.298926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493.77363504413">
                <text:p>1493.77363504413</text:p>
              </table:table-cell>
              <table:table-cell office:value-type="float" office:value="0">
                <text:p>0</text:p>
              </table:table-cell>
              <table:table-cell office:value-type="float" office:value="7487.4912986655">
                <text:p>7487.4912986655</text:p>
              </table:table-cell>
              <table:table-cell office:value-type="float" office:value="319822.480427">
                <text:p>319822.480427</text:p>
              </table:table-cell>
              <table:table-cell office:value-type="float" office:value="15905.4474985938">
                <text:p>15905.4474985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084.68981038608">
                <text:p>3084.68981038608</text:p>
              </table:table-cell>
              <table:table-cell office:value-type="float" office:value="0">
                <text:p>0</text:p>
              </table:table-cell>
              <table:table-cell office:value-type="float" office:value="4471.31315979113">
                <text:p>4471.31315979113</text:p>
              </table:table-cell>
              <table:table-cell office:value-type="float" office:value="329634.660297556">
                <text:p>329634.660297556</text:p>
              </table:table-cell>
              <table:table-cell office:value-type="float" office:value="18792.3635645688">
                <text:p>18792.3635645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447.001451009375">
                <text:p>447.001451009375</text:p>
              </table:table-cell>
              <table:table-cell office:value-type="float" office:value="2167.01869071571">
                <text:p>2167.01869071571</text:p>
              </table:table-cell>
              <table:table-cell office:value-type="float" office:value="0">
                <text:p>0</text:p>
              </table:table-cell>
              <table:table-cell office:value-type="float" office:value="1486.44557768238">
                <text:p>1486.44557768238</text:p>
              </table:table-cell>
              <table:table-cell office:value-type="float" office:value="335003.546204991">
                <text:p>335003.546204991</text:p>
              </table:table-cell>
              <table:table-cell office:value-type="float" office:value="21597.6035527937">
                <text:p>21597.6035527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370.07358778308">
                <text:p>1370.07358778308</text:p>
              </table:table-cell>
              <table:table-cell office:value-type="float" office:value="1150.79838544052">
                <text:p>1150.79838544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338.450123784">
                <text:p>337338.450123784</text:p>
              </table:table-cell>
              <table:table-cell office:value-type="float" office:value="24117.0579688099">
                <text:p>24117.0579688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946.735390581">
                <text:p>476946.73539058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71.5339366611">
                <text:p>1571.5339366611</text:p>
              </table:table-cell>
              <table:table-cell office:value-type="float" office:value="688.664043813488">
                <text:p>688.664043813488</text:p>
              </table:table-cell>
              <table:table-cell office:value-type="float" office:value="272.439386981407">
                <text:p>272.439386981407</text:p>
              </table:table-cell>
              <table:table-cell office:value-type="float" office:value="0">
                <text:p>0</text:p>
              </table:table-cell>
              <table:table-cell office:value-type="float" office:value="338287.674715203">
                <text:p>338287.674715203</text:p>
              </table:table-cell>
              <table:table-cell office:value-type="float" office:value="26177.6443352719">
                <text:p>26177.6443352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219.174777563">
                <text:p>477219.17477756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45.822983937028">
                <text:p>545.822983937028</text:p>
              </table:table-cell>
              <table:table-cell office:value-type="float" office:value="1325.73073677281">
                <text:p>1325.73073677281</text:p>
              </table:table-cell>
              <table:table-cell office:value-type="float" office:value="739.65537001968">
                <text:p>739.65537001968</text:p>
              </table:table-cell>
              <table:table-cell office:value-type="float" office:value="0">
                <text:p>0</text:p>
              </table:table-cell>
              <table:table-cell office:value-type="float" office:value="338966.177629295">
                <text:p>338966.177629295</text:p>
              </table:table-cell>
              <table:table-cell office:value-type="float" office:value="27675.142595005">
                <text:p>27675.142595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7958.830147582">
                <text:p>477958.83014758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226.21283237308">
                <text:p>2226.21283237308</text:p>
              </table:table-cell>
              <table:table-cell office:value-type="float" office:value="1091.92125933235">
                <text:p>1091.92125933235</text:p>
              </table:table-cell>
              <table:table-cell office:value-type="float" office:value="0">
                <text:p>0</text:p>
              </table:table-cell>
              <table:table-cell office:value-type="float" office:value="339828.52311387">
                <text:p>339828.52311387</text:p>
              </table:table-cell>
              <table:table-cell office:value-type="float" office:value="28569.4052269632">
                <text:p>28569.405226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050.751406915">
                <text:p>479050.75140691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29.94552744154">
                <text:p>2029.94552744154</text:p>
              </table:table-cell>
              <table:table-cell office:value-type="float" office:value="1386.03404172603">
                <text:p>1386.03404172603</text:p>
              </table:table-cell>
              <table:table-cell office:value-type="float" office:value="0">
                <text:p>0</text:p>
              </table:table-cell>
              <table:table-cell office:value-type="float" office:value="340987.63434524">
                <text:p>340987.63434524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0436.785448641">
                <text:p>480436.7854486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66.157644119133">
                <text:p>666.157644119133</text:p>
              </table:table-cell>
              <table:table-cell office:value-type="float" office:value="1188.55127182961">
                <text:p>1188.55127182961</text:p>
              </table:table-cell>
              <table:table-cell office:value-type="float" office:value="1727.73112257833">
                <text:p>1727.73112257833</text:p>
              </table:table-cell>
              <table:table-cell office:value-type="float" office:value="0">
                <text:p>0</text:p>
              </table:table-cell>
              <table:table-cell office:value-type="float" office:value="342412.409342764">
                <text:p>342412.409342764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164.516571219">
                <text:p>482164.51657121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273.58253665439">
                <text:p>1273.58253665439</text:p>
              </table:table-cell>
              <table:table-cell office:value-type="float" office:value="337.631998589616">
                <text:p>337.631998589616</text:p>
              </table:table-cell>
              <table:table-cell office:value-type="float" office:value="2110.11267746893">
                <text:p>2110.11267746893</text:p>
              </table:table-cell>
              <table:table-cell office:value-type="float" office:value="0">
                <text:p>0</text:p>
              </table:table-cell>
              <table:table-cell office:value-type="float" office:value="344084.56435676">
                <text:p>344084.56435676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274.629248688">
                <text:p>484274.62924868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792.92415196985">
                <text:p>1792.92415196985</text:p>
              </table:table-cell>
              <table:table-cell office:value-type="float" office:value="246.680131311401">
                <text:p>246.680131311401</text:p>
              </table:table-cell>
              <table:table-cell office:value-type="float" office:value="2400.1298435043">
                <text:p>2400.1298435043</text:p>
              </table:table-cell>
              <table:table-cell office:value-type="float" office:value="0">
                <text:p>0</text:p>
              </table:table-cell>
              <table:table-cell office:value-type="float" office:value="346124.077570719">
                <text:p>346124.077570719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674.759092192">
                <text:p>486674.75909219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56.104096203903">
                <text:p>856.104096203903</text:p>
              </table:table-cell>
              <table:table-cell office:value-type="float" office:value="883.221725815632">
                <text:p>883.221725815632</text:p>
              </table:table-cell>
              <table:table-cell office:value-type="float" office:value="2455.51310843002">
                <text:p>2455.51310843002</text:p>
              </table:table-cell>
              <table:table-cell office:value-type="float" office:value="0">
                <text:p>0</text:p>
              </table:table-cell>
              <table:table-cell office:value-type="float" office:value="348766.300761035">
                <text:p>348766.300761035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130.272200622">
                <text:p>489130.27220062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474.95293560674">
                <text:p>1474.95293560674</text:p>
              </table:table-cell>
              <table:table-cell office:value-type="float" office:value="2240.08425696732">
                <text:p>2240.08425696732</text:p>
              </table:table-cell>
              <table:table-cell office:value-type="float" office:value="0">
                <text:p>0</text:p>
              </table:table-cell>
              <table:table-cell office:value-type="float" office:value="352246.580583389">
                <text:p>352246.580583389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1370.35645759">
                <text:p>491370.356457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4.8264333391562">
                <text:p>24.8264333391562</text:p>
              </table:table-cell>
              <table:table-cell office:value-type="float" office:value="1783.37095085014">
                <text:p>1783.37095085014</text:p>
              </table:table-cell>
              <table:table-cell office:value-type="float" office:value="1833.00593427515">
                <text:p>1833.00593427515</text:p>
              </table:table-cell>
              <table:table-cell office:value-type="float" office:value="0">
                <text:p>0</text:p>
              </table:table-cell>
              <table:table-cell office:value-type="float" office:value="356732.678427295">
                <text:p>356732.678427295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3203.362391865">
                <text:p>493203.3623918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495.94866187366">
                <text:p>1495.94866187366</text:p>
              </table:table-cell>
              <table:table-cell office:value-type="float" office:value="1229.45269039473">
                <text:p>1229.45269039473</text:p>
              </table:table-cell>
              <table:table-cell office:value-type="float" office:value="1338.78140390262">
                <text:p>1338.78140390262</text:p>
              </table:table-cell>
              <table:table-cell office:value-type="float" office:value="0">
                <text:p>0</text:p>
              </table:table-cell>
              <table:table-cell office:value-type="float" office:value="362364.110711615">
                <text:p>362364.110711615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542.143795767">
                <text:p>494542.14379576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249.84206217041">
                <text:p>3249.84206217041</text:p>
              </table:table-cell>
              <table:table-cell office:value-type="float" office:value="702.248354432867">
                <text:p>702.248354432867</text:p>
              </table:table-cell>
              <table:table-cell office:value-type="float" office:value="791.327613772441">
                <text:p>791.327613772441</text:p>
              </table:table-cell>
              <table:table-cell office:value-type="float" office:value="0">
                <text:p>0</text:p>
              </table:table-cell>
              <table:table-cell office:value-type="float" office:value="369322.451615222">
                <text:p>369322.451615222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333.47140954">
                <text:p>495333.4714095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704.96227254259">
                <text:p>3704.96227254259</text:p>
              </table:table-cell>
              <table:table-cell office:value-type="float" office:value="939.846169630561">
                <text:p>939.846169630561</text:p>
              </table:table-cell>
              <table:table-cell office:value-type="float" office:value="147.955223186565">
                <text:p>147.955223186565</text:p>
              </table:table-cell>
              <table:table-cell office:value-type="float" office:value="0">
                <text:p>0</text:p>
              </table:table-cell>
              <table:table-cell office:value-type="float" office:value="377800.443572786">
                <text:p>377800.443572786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587.45275385624">
                <text:p>3587.45275385624</text:p>
              </table:table-cell>
              <table:table-cell office:value-type="float" office:value="1239.51978416684">
                <text:p>1239.51978416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867.000058783">
                <text:p>387867.000058783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00.90859273999">
                <text:p>3600.90859273999</text:p>
              </table:table-cell>
              <table:table-cell office:value-type="float" office:value="1625.44854018306">
                <text:p>1625.44854018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9339.116667862">
                <text:p>399339.116667862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758.82998727751">
                <text:p>3758.82998727751</text:p>
              </table:table-cell>
              <table:table-cell office:value-type="float" office:value="2114.27533019065">
                <text:p>2114.27533019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1751.311477787">
                <text:p>411751.311477787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111.05471722045">
                <text:p>4111.05471722045</text:p>
              </table:table-cell>
              <table:table-cell office:value-type="float" office:value="2740.16227825277">
                <text:p>2740.16227825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4419.224611152">
                <text:p>424419.224611152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720.25180110964">
                <text:p>4720.25180110964</text:p>
              </table:table-cell>
              <table:table-cell office:value-type="float" office:value="3533.3802910662">
                <text:p>3533.38029106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6532.298008577">
                <text:p>436532.298008577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481.426632726">
                <text:p>495481.42663272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5682.74961374624">
                <text:p>5682.74961374624</text:p>
              </table:table-cell>
              <table:table-cell office:value-type="float" office:value="4475.47679155693">
                <text:p>4475.47679155693</text:p>
              </table:table-cell>
              <table:table-cell office:value-type="float" office:value="150.741100139285">
                <text:p>150.741100139285</text:p>
              </table:table-cell>
              <table:table-cell office:value-type="float" office:value="0">
                <text:p>0</text:p>
              </table:table-cell>
              <table:table-cell office:value-type="float" office:value="447286.615944597">
                <text:p>447286.615944597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5632.167732866">
                <text:p>495632.16773286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139.02702234631">
                <text:p>7139.02702234631</text:p>
              </table:table-cell>
              <table:table-cell office:value-type="float" office:value="5504.08224643519">
                <text:p>5504.08224643519</text:p>
              </table:table-cell>
              <table:table-cell office:value-type="float" office:value="651.255850299648">
                <text:p>651.255850299648</text:p>
              </table:table-cell>
              <table:table-cell office:value-type="float" office:value="0">
                <text:p>0</text:p>
              </table:table-cell>
              <table:table-cell office:value-type="float" office:value="456067.167018583">
                <text:p>456067.167018583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6283.423583165">
                <text:p>496283.42358316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205.75958816132">
                <text:p>9205.75958816132</text:p>
              </table:table-cell>
              <table:table-cell office:value-type="float" office:value="6571.22746897594">
                <text:p>6571.22746897594</text:p>
              </table:table-cell>
              <table:table-cell office:value-type="float" office:value="1478.29951415424">
                <text:p>1478.29951415424</text:p>
              </table:table-cell>
              <table:table-cell office:value-type="float" office:value="0">
                <text:p>0</text:p>
              </table:table-cell>
              <table:table-cell office:value-type="float" office:value="462558.682734186">
                <text:p>462558.682734186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7761.72309732">
                <text:p>497761.723097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1921.823390077">
                <text:p>11921.823390077</text:p>
              </table:table-cell>
              <table:table-cell office:value-type="float" office:value="7661.13618025021">
                <text:p>7661.13618025021</text:p>
              </table:table-cell>
              <table:table-cell office:value-type="float" office:value="2591.16576700234">
                <text:p>2591.16576700234</text:p>
              </table:table-cell>
              <table:table-cell office:value-type="float" office:value="0">
                <text:p>0</text:p>
              </table:table-cell>
              <table:table-cell office:value-type="float" office:value="466700.908864328">
                <text:p>466700.908864328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352.888864322">
                <text:p>500352.88886432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5246.3515010793">
                <text:p>15246.3515010793</text:p>
              </table:table-cell>
              <table:table-cell office:value-type="float" office:value="8799.23507909823">
                <text:p>8799.23507909823</text:p>
              </table:table-cell>
              <table:table-cell office:value-type="float" office:value="3956.15813523119">
                <text:p>3956.15813523119</text:p>
              </table:table-cell>
              <table:table-cell office:value-type="float" office:value="0">
                <text:p>0</text:p>
              </table:table-cell>
              <table:table-cell office:value-type="float" office:value="468597.78802075">
                <text:p>468597.78802075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4309.046999553">
                <text:p>504309.04699955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079.6253840883">
                <text:p>19079.6253840883</text:p>
              </table:table-cell>
              <table:table-cell office:value-type="float" office:value="10060.6447568368">
                <text:p>10060.6447568368</text:p>
              </table:table-cell>
              <table:table-cell office:value-type="float" office:value="5547.17832880967">
                <text:p>5547.17832880967</text:p>
              </table:table-cell>
              <table:table-cell office:value-type="float" office:value="42.6969156703187">
                <text:p>42.6969156703187</text:p>
              </table:table-cell>
              <table:table-cell office:value-type="float" office:value="469507.962001173">
                <text:p>469507.962001173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9856.225328363">
                <text:p>509856.22532836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3304.6281729022">
                <text:p>23304.6281729022</text:p>
              </table:table-cell>
              <table:table-cell office:value-type="float" office:value="11567.3842891839">
                <text:p>11567.3842891839</text:p>
              </table:table-cell>
              <table:table-cell office:value-type="float" office:value="7326.43227995797">
                <text:p>7326.43227995797</text:p>
              </table:table-cell>
              <table:table-cell office:value-type="float" office:value="126.126487805586">
                <text:p>126.126487805586</text:p>
              </table:table-cell>
              <table:table-cell office:value-type="float" office:value="470686.146286215">
                <text:p>470686.146286215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7182.657608321">
                <text:p>517182.65760832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7832.623737517">
                <text:p>27832.623737517</text:p>
              </table:table-cell>
              <table:table-cell office:value-type="float" office:value="13486.8307393978">
                <text:p>13486.8307393978</text:p>
              </table:table-cell>
              <table:table-cell office:value-type="float" office:value="9233.06312038818">
                <text:p>9233.06312038818</text:p>
              </table:table-cell>
              <table:table-cell office:value-type="float" office:value="264.531273654677">
                <text:p>264.531273654677</text:p>
              </table:table-cell>
              <table:table-cell office:value-type="float" office:value="472222.922893889">
                <text:p>472222.922893889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6415.720728709">
                <text:p>526415.72072870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2651.4213884613">
                <text:p>32651.4213884613</text:p>
              </table:table-cell>
              <table:table-cell office:value-type="float" office:value="16019.4017557233">
                <text:p>16019.4017557233</text:p>
              </table:table-cell>
              <table:table-cell office:value-type="float" office:value="11189.3018693549">
                <text:p>11189.3018693549</text:p>
              </table:table-cell>
              <table:table-cell office:value-type="float" office:value="470.610527802114">
                <text:p>470.610527802114</text:p>
              </table:table-cell>
              <table:table-cell office:value-type="float" office:value="474239.275991128">
                <text:p>474239.275991128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605.022598064">
                <text:p>537605.02259806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7873.0748246715">
                <text:p>37873.0748246715</text:p>
              </table:table-cell>
              <table:table-cell office:value-type="float" office:value="19379.7791729646">
                <text:p>19379.7791729646</text:p>
              </table:table-cell>
              <table:table-cell office:value-type="float" office:value="13126.0003421882">
                <text:p>13126.0003421882</text:p>
              </table:table-cell>
              <table:table-cell office:value-type="float" office:value="755.33633905494">
                <text:p>755.33633905494</text:p>
              </table:table-cell>
              <table:table-cell office:value-type="float" office:value="476877.440355979">
                <text:p>476877.440355979</text:p>
              </table:table-cell>
              <table:table-cell office:value-type="float" office:value="28866.6943424997">
                <text:p>28866.6943424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731.022940252">
                <text:p>550731.02294025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3774.9801489702">
                <text:p>43774.9801489702</text:p>
              </table:table-cell>
              <table:table-cell office:value-type="float" office:value="23769.7464091003">
                <text:p>23769.7464091003</text:p>
              </table:table-cell>
              <table:table-cell office:value-type="float" office:value="15015.38121231">
                <text:p>15015.38121231</text:p>
              </table:table-cell>
              <table:table-cell office:value-type="float" office:value="1118.94099788497">
                <text:p>1118.94099788497</text:p>
              </table:table-cell>
              <table:table-cell office:value-type="float" office:value="480287.463288871">
                <text:p>480287.463288871</text:p>
              </table:table-cell>
              <table:table-cell office:value-type="float" office:value="28875.2337256337">
                <text:p>28875.2337256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746.404152562">
                <text:p>565746.4041525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0815.5046855332">
                <text:p>50815.5046855332</text:p>
              </table:table-cell>
              <table:table-cell office:value-type="float" office:value="29358.8031060905">
                <text:p>29358.8031060905</text:p>
              </table:table-cell>
              <table:table-cell office:value-type="float" office:value="16892.3592103231">
                <text:p>16892.3592103231</text:p>
              </table:table-cell>
              <table:table-cell office:value-type="float" office:value="1559.15125386953">
                <text:p>1559.15125386953</text:p>
              </table:table-cell>
              <table:table-cell office:value-type="float" office:value="484624.307166923">
                <text:p>484624.307166923</text:p>
              </table:table-cell>
              <table:table-cell office:value-type="float" office:value="28900.4590231949">
                <text:p>28900.4590231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638.763362885">
                <text:p>582638.76336288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59629.6350414669">
                <text:p>59629.6350414669</text:p>
              </table:table-cell>
              <table:table-cell office:value-type="float" office:value="36261.859188762">
                <text:p>36261.859188762</text:p>
              </table:table-cell>
              <table:table-cell office:value-type="float" office:value="18861.6007772237">
                <text:p>18861.6007772237</text:p>
              </table:table-cell>
              <table:table-cell office:value-type="float" office:value="2067.62257888329">
                <text:p>2067.62257888329</text:p>
              </table:table-cell>
              <table:table-cell office:value-type="float" office:value="490054.553294177">
                <text:p>490054.553294177</text:p>
              </table:table-cell>
              <table:table-cell office:value-type="float" office:value="28953.3652779258">
                <text:p>28953.365277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1500.364140109">
                <text:p>601500.364140109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0990.0554773491">
                <text:p>70990.0554773491</text:p>
              </table:table-cell>
              <table:table-cell office:value-type="float" office:value="44538.59157939">
                <text:p>44538.59157939</text:p>
              </table:table-cell>
              <table:table-cell office:value-type="float" office:value="21096.9981022626">
                <text:p>21096.9981022626</text:p>
              </table:table-cell>
              <table:table-cell office:value-type="float" office:value="2630.90712108568">
                <text:p>2630.90712108568</text:p>
              </table:table-cell>
              <table:table-cell office:value-type="float" office:value="496763.14586356">
                <text:p>496763.14586356</text:p>
              </table:table-cell>
              <table:table-cell office:value-type="float" office:value="29047.4873834862">
                <text:p>29047.487383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2597.362242371">
                <text:p>622597.3622423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5731.186327323">
                <text:p>85731.186327323</text:p>
              </table:table-cell>
              <table:table-cell office:value-type="float" office:value="54215.1583600489">
                <text:p>54215.1583600489</text:p>
              </table:table-cell>
              <table:table-cell office:value-type="float" office:value="23835.894419213">
                <text:p>23835.894419213</text:p>
              </table:table-cell>
              <table:table-cell office:value-type="float" office:value="3232.65040577638">
                <text:p>3232.65040577638</text:p>
              </table:table-cell>
              <table:table-cell office:value-type="float" office:value="504956.471752704">
                <text:p>504956.471752704</text:p>
              </table:table-cell>
              <table:table-cell office:value-type="float" office:value="29198.5546512972">
                <text:p>29198.5546512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6433.256661584">
                <text:p>646433.256661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04651.031582843">
                <text:p>104651.031582843</text:p>
              </table:table-cell>
              <table:table-cell office:value-type="float" office:value="65334.4711864901">
                <text:p>65334.4711864901</text:p>
              </table:table-cell>
              <table:table-cell office:value-type="float" office:value="27367.0262910286">
                <text:p>27367.0262910286</text:p>
              </table:table-cell>
              <table:table-cell office:value-type="float" office:value="3858.52338629028">
                <text:p>3858.52338629028</text:p>
              </table:table-cell>
              <table:table-cell office:value-type="float" office:value="514863.585328374">
                <text:p>514863.585328374</text:p>
              </table:table-cell>
              <table:table-cell office:value-type="float" office:value="29422.3428508742">
                <text:p>29422.3428508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800.282952613">
                <text:p>673800.2829526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8421.285613124">
                <text:p>128421.285613124</text:p>
              </table:table-cell>
              <table:table-cell office:value-type="float" office:value="78023.7845463313">
                <text:p>78023.7845463313</text:p>
              </table:table-cell>
              <table:table-cell office:value-type="float" office:value="32012.0260111133">
                <text:p>32012.0260111133</text:p>
              </table:table-cell>
              <table:table-cell office:value-type="float" office:value="4499.97206561627">
                <text:p>4499.97206561627</text:p>
              </table:table-cell>
              <table:table-cell office:value-type="float" office:value="526739.249531077">
                <text:p>526739.249531077</text:p>
              </table:table-cell>
              <table:table-cell office:value-type="float" office:value="29734.1731016481">
                <text:p>29734.1731016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812.308963726">
                <text:p>705812.30896372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7547.905617496">
                <text:p>157547.905617496</text:p>
              </table:table-cell>
              <table:table-cell office:value-type="float" office:value="92560.109932013">
                <text:p>92560.109932013</text:p>
              </table:table-cell>
              <table:table-cell office:value-type="float" office:value="38103.7465789621">
                <text:p>38103.7465789621</text:p>
              </table:table-cell>
              <table:table-cell office:value-type="float" office:value="5158.71772493939">
                <text:p>5158.71772493939</text:p>
              </table:table-cell>
              <table:table-cell office:value-type="float" office:value="540871.617421738">
                <text:p>540871.617421738</text:p>
              </table:table-cell>
              <table:table-cell office:value-type="float" office:value="30147.6976174248">
                <text:p>30147.6976174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3916.055542688">
                <text:p>743916.05554268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92392.480040611">
                <text:p>192392.480040611</text:p>
              </table:table-cell>
              <table:table-cell office:value-type="float" office:value="109433.18497619">
                <text:p>109433.18497619</text:p>
              </table:table-cell>
              <table:table-cell office:value-type="float" office:value="45967.823833795">
                <text:p>45967.823833795</text:p>
              </table:table-cell>
              <table:table-cell office:value-type="float" office:value="5850.75986119374">
                <text:p>5850.75986119374</text:p>
              </table:table-cell>
              <table:table-cell office:value-type="float" office:value="557595.467445915">
                <text:p>557595.467445915</text:p>
              </table:table-cell>
              <table:table-cell office:value-type="float" office:value="30673.8790416419">
                <text:p>30673.8790416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883.879376483">
                <text:p>789883.87937648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33256.599630826">
                <text:p>233256.599630826</text:p>
              </table:table-cell>
              <table:table-cell office:value-type="float" office:value="129394.52309984">
                <text:p>129394.52309984</text:p>
              </table:table-cell>
              <table:table-cell office:value-type="float" office:value="55914.5181094171">
                <text:p>55914.5181094171</text:p>
              </table:table-cell>
              <table:table-cell office:value-type="float" office:value="6609.33601518574">
                <text:p>6609.33601518574</text:p>
              </table:table-cell>
              <table:table-cell office:value-type="float" office:value="577310.954554798">
                <text:p>577310.954554798</text:p>
              </table:table-cell>
              <table:table-cell office:value-type="float" office:value="31320.4091227972">
                <text:p>31320.409122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5798.3974859">
                <text:p>845798.39748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80536.053514925">
                <text:p>280536.053514925</text:p>
              </table:table-cell>
              <table:table-cell office:value-type="float" office:value="153477.118595635">
                <text:p>153477.118595635</text:p>
              </table:table-cell>
              <table:table-cell office:value-type="float" office:value="68245.8988087298">
                <text:p>68245.8988087298</text:p>
              </table:table-cell>
              <table:table-cell office:value-type="float" office:value="7486.05545083077">
                <text:p>7486.05545083077</text:p>
              </table:table-cell>
              <table:table-cell office:value-type="float" office:value="600508.527992603">
                <text:p>600508.527992603</text:p>
              </table:table-cell>
              <table:table-cell office:value-type="float" office:value="32092.1138000552">
                <text:p>32092.113800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4044.29629463">
                <text:p>914044.2962946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334933.087487671">
                <text:p>334933.087487671</text:p>
              </table:table-cell>
              <table:table-cell office:value-type="float" office:value="182979.378494724">
                <text:p>182979.378494724</text:p>
              </table:table-cell>
              <table:table-cell office:value-type="float" office:value="83280.2812996938">
                <text:p>83280.2812996938</text:p>
              </table:table-cell>
              <table:table-cell office:value-type="float" office:value="8550.3717914627">
                <text:p>8550.3717914627</text:p>
              </table:table-cell>
              <table:table-cell office:value-type="float" office:value="627801.484083525">
                <text:p>627801.484083525</text:p>
              </table:table-cell>
              <table:table-cell office:value-type="float" office:value="32992.1082131785">
                <text:p>32992.108213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7324.577594324">
                <text:p>997324.57759432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97695.227572643">
                <text:p>397695.227572643</text:p>
              </table:table-cell>
              <table:table-cell office:value-type="float" office:value="219414.613270828">
                <text:p>219414.613270828</text:p>
              </table:table-cell>
              <table:table-cell office:value-type="float" office:value="101392.342759305">
                <text:p>101392.342759305</text:p>
              </table:table-cell>
              <table:table-cell office:value-type="float" office:value="9887.43439765114">
                <text:p>9887.43439765114</text:p>
              </table:table-cell>
              <table:table-cell office:value-type="float" office:value="659967.114683708">
                <text:p>659967.114683708</text:p>
              </table:table-cell>
              <table:table-cell office:value-type="float" office:value="34023.8517581664">
                <text:p>34023.8517581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8716.92035363">
                <text:p>1098716.92035363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70836.981214327">
                <text:p>470836.981214327</text:p>
              </table:table-cell>
              <table:table-cell office:value-type="float" office:value="264437.51381973">
                <text:p>264437.51381973</text:p>
              </table:table-cell>
              <table:table-cell office:value-type="float" office:value="123063.879713623">
                <text:p>123063.879713623</text:p>
              </table:table-cell>
              <table:table-cell office:value-type="float" office:value="11594.8903510181">
                <text:p>11594.8903510181</text:p>
              </table:table-cell>
              <table:table-cell office:value-type="float" office:value="697995.912738583">
                <text:p>697995.912738583</text:p>
              </table:table-cell>
              <table:table-cell office:value-type="float" office:value="35194.0037304051">
                <text:p>35194.003730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1780.80006725">
                <text:p>1221780.8000672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57295.853911852">
                <text:p>557295.853911852</text:p>
              </table:table-cell>
              <table:table-cell office:value-type="float" office:value="319768.641649676">
                <text:p>319768.641649676</text:p>
              </table:table-cell>
              <table:table-cell office:value-type="float" office:value="148937.359128606">
                <text:p>148937.359128606</text:p>
              </table:table-cell>
              <table:table-cell office:value-type="float" office:value="13779.530502922">
                <text:p>13779.530502922</text:p>
              </table:table-cell>
              <table:table-cell office:value-type="float" office:value="743147.046697275">
                <text:p>743147.046697275</text:p>
              </table:table-cell>
              <table:table-cell office:value-type="float" office:value="36515.8709334423">
                <text:p>36515.8709334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70718.15919586">
                <text:p>1370718.1591958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60980.740573488">
                <text:p>660980.740573488</text:p>
              </table:table-cell>
              <table:table-cell office:value-type="float" office:value="387143.833990254">
                <text:p>387143.833990254</text:p>
              </table:table-cell>
              <table:table-cell office:value-type="float" office:value="179862.992591129">
                <text:p>179862.992591129</text:p>
              </table:table-cell>
              <table:table-cell office:value-type="float" office:value="16554.908320845">
                <text:p>16554.908320845</text:p>
              </table:table-cell>
              <table:table-cell office:value-type="float" office:value="797007.933110785">
                <text:p>797007.933110785</text:p>
              </table:table-cell>
              <table:table-cell office:value-type="float" office:value="38013.0820236084">
                <text:p>38013.0820236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0581.15178699">
                <text:p>1550581.1517869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86689.181370925">
                <text:p>786689.181370925</text:p>
              </table:table-cell>
              <table:table-cell office:value-type="float" office:value="468316.331099651">
                <text:p>468316.331099651</text:p>
              </table:table-cell>
              <table:table-cell office:value-type="float" office:value="216930.730832103">
                <text:p>216930.730832103</text:p>
              </table:table-cell>
              <table:table-cell office:value-type="float" office:value="20040.9455448477">
                <text:p>20040.9455448477</text:p>
              </table:table-cell>
              <table:table-cell office:value-type="float" office:value="861555.906737563">
                <text:p>861555.906737563</text:p>
              </table:table-cell>
              <table:table-cell office:value-type="float" office:value="39723.156381901">
                <text:p>39723.156381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67511.88261909">
                <text:p>1767511.88261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334cm" svg:y="0.316cm" chart:style-name="ch2">
          <text:p>from I</text:p>
        </chart:title>
        <chart:legend chart:legend-position="end" svg:x="14.019cm" svg:y="3.954cm" style:legend-expansion="high" chart:style-name="ch3"/>
        <chart:plot-area chart:style-name="ch4" table:cell-range-address="Sheet1.AX24:Sheet1.AX44 Sheet1.BA24:Sheet1.BB44" chart:data-source-has-labels="both" svg:x="1.33cm" svg:y="1.275cm" svg:width="12.37cm" svg:height="6.569cm">
          <chartooo:coordinate-region svg:x="1.422cm" svg:y="1.474cm" svg:width="11.365cm" svg:height="5.723cm"/>
          <chart:axis chart:dimension="x" chart:name="primary-x" chart:style-name="ch5" chartooo:axis-type="auto">
            <chartooo:date-scale/>
            <chart:title svg:x="7.087cm" svg:y="8.024cm" chart:style-name="ch6">
              <text:p>Days</text:p>
            </chart:title>
            <chart:categories table:cell-range-address="Sheet1.AX25:Sheet1.AX44"/>
          </chart:axis>
          <chart:axis chart:dimension="y" chart:name="primary-y" chart:style-name="ch7">
            <chart:title svg:x="0.451cm" svg:y="5.38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A25:Sheet1.BA44" chart:label-cell-address="Sheet1.BA24:Sheet1.BA24" chart:class="chart:line">
            <chart:data-point chart:repeated="20"/>
          </chart:series>
          <chart:series chart:style-name="ch11" chart:values-cell-range-address="Sheet1.BB25:Sheet1.BB44" chart:label-cell-address="Sheet1.BB24:Sheet1.BB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D</text:p>
                <draw:g>
                  <svg:desc>Sheet1.BA24:Sheet1.BA24</svg:desc>
                </draw:g>
              </table:table-cell>
              <table:table-cell office:value-type="string">
                <text:p>to R</text:p>
                <draw:g>
                  <svg:desc>Sheet1.BB24:Sheet1.BB24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X25:Sheet1.AX44</svg:desc>
                </draw:g>
              </table:table-cell>
              <table:table-cell office:value-type="float" office:value="1.2614645370785E-093">
                <text:p>1.2614645370785E-093</text:p>
                <draw:g>
                  <svg:desc>Sheet1.BA25:Sheet1.BA44</svg:desc>
                </draw:g>
              </table:table-cell>
              <table:table-cell office:value-type="float" office:value="4.44554802840259E-105">
                <text:p>4.44554802840259E-105</text:p>
                <draw:g>
                  <svg:desc>Sheet1.BB25:Sheet1.BB44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72666862264224E-080">
                <text:p>2.72666862264224E-080</text:p>
              </table:table-cell>
              <table:table-cell office:value-type="float" office:value="2.70721364434477E-081">
                <text:p>2.70721364434477E-0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69911791322657E-068">
                <text:p>2.69911791322657E-068</text:p>
              </table:table-cell>
              <table:table-cell office:value-type="float" office:value="4.80776390288569E-062">
                <text:p>4.80776390288569E-0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43788339862246E-057">
                <text:p>1.43788339862246E-057</text:p>
              </table:table-cell>
              <table:table-cell office:value-type="float" office:value="1.18402068909341E-046">
                <text:p>1.18402068909341E-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.84359439952217E-048">
                <text:p>4.84359439952217E-048</text:p>
              </table:table-cell>
              <table:table-cell office:value-type="float" office:value="1.63157751026225E-034">
                <text:p>1.63157751026225E-0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21205129627703E-039">
                <text:p>1.21205129627703E-039</text:p>
              </table:table-cell>
              <table:table-cell office:value-type="float" office:value="4.34631500376021E-025">
                <text:p>4.34631500376021E-0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6464862492565E-032">
                <text:p>2.6464862492565E-032</text:p>
              </table:table-cell>
              <table:table-cell office:value-type="float" office:value="6.68115105353972E-018">
                <text:p>6.68115105353972E-0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92100568806363E-026">
                <text:p>5.92100568806363E-026</text:p>
              </table:table-cell>
              <table:table-cell office:value-type="float" office:value="0.00000000000154233214692866">
                <text:p>0.000000000001542332146928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59346412437968E-020">
                <text:p>1.59346412437968E-020</text:p>
              </table:table-cell>
              <table:table-cell office:value-type="float" office:value="0.0000000122405196329206">
                <text:p>0.00000001224051963292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0529588278285E-016">
                <text:p>6.0529588278285E-016</text:p>
              </table:table-cell>
              <table:table-cell office:value-type="float" office:value="0.00000678572153575911">
                <text:p>0.000006785721535759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00380602936143513">
                <text:p>0.00000000000380602936143513</text:p>
              </table:table-cell>
              <table:table-cell office:value-type="float" office:value="0.000478014097003194">
                <text:p>0.0004780140970031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464183690715519">
                <text:p>0.00000000464183690715519</text:p>
              </table:table-cell>
              <table:table-cell office:value-type="float" office:value="0.00702980835608838">
                <text:p>0.007029808356088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2850386847581">
                <text:p>0.0000012850386847581</text:p>
              </table:table-cell>
              <table:table-cell office:value-type="float" office:value="0.0322894560693893">
                <text:p>0.032289456069389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943230919815751">
                <text:p>0.0000943230919815751</text:p>
              </table:table-cell>
              <table:table-cell office:value-type="float" office:value="0.0636025527079459">
                <text:p>0.06360255270794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213756942082099">
                <text:p>0.00213756942082099</text:p>
              </table:table-cell>
              <table:table-cell office:value-type="float" office:value="0.068158948103555">
                <text:p>0.0681589481035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173228473329655">
                <text:p>0.0173228473329655</text:p>
              </table:table-cell>
              <table:table-cell office:value-type="float" office:value="0.0467933704095302">
                <text:p>0.04679337040953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75548946914314">
                <text:p>0.0575548946914314</text:p>
              </table:table-cell>
              <table:table-cell office:value-type="float" office:value="0.0224819331875679">
                <text:p>0.022481933187567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879154043362634">
                <text:p>0.0879154043362634</text:p>
              </table:table-cell>
              <table:table-cell office:value-type="float" office:value="0.00754806255357615">
                <text:p>0.007548062553576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52642766525315">
                <text:p>0.0652642766525315</text:p>
              </table:table-cell>
              <table:table-cell office:value-type="float" office:value="0.00151505735294859">
                <text:p>0.0015150573529485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197104797326079">
                <text:p>0.0197104797326079</text:p>
              </table:table-cell>
              <table:table-cell office:value-type="float" office:value="0.000094914255867075">
                <text:p>0.0000949142558670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241cm" svg:y="0.316cm" chart:style-name="ch2">
          <text:p>from D</text:p>
        </chart:title>
        <chart:legend chart:legend-position="end" svg:x="13.913cm" svg:y="3.954cm" style:legend-expansion="high" chart:style-name="ch3"/>
        <chart:plot-area chart:style-name="ch4" table:cell-range-address="Sheet1.AX47:Sheet1.AX66 Sheet1.BA46:Sheet1.BB66" chart:data-source-has-labels="both" svg:x="1.33cm" svg:y="1.275cm" svg:width="12.264cm" svg:height="6.569cm">
          <chartooo:coordinate-region svg:x="1.423cm" svg:y="1.475cm" svg:width="11.258cm" svg:height="5.722cm"/>
          <chart:axis chart:dimension="x" chart:name="primary-x" chart:style-name="ch5" chartooo:axis-type="auto">
            <chartooo:date-scale/>
            <chart:title svg:x="7.034cm" svg:y="8.024cm" chart:style-name="ch6">
              <text:p>Days</text:p>
            </chart:title>
            <chart:categories table:cell-range-address="Sheet1.AX47:Sheet1.AX66"/>
          </chart:axis>
          <chart:axis chart:dimension="y" chart:name="primary-y" chart:style-name="ch7">
            <chart:title svg:x="0.451cm" svg:y="5.384cm" chart:style-name="ch8">
              <text:p>Probability</text:p>
            </chart:title>
            <chart:grid chart:style-name="ch9" chart:class="major"/>
          </chart:axis>
          <chart:series chart:style-name="ch10" chart:values-cell-range-address="Sheet1.BA47:Sheet1.BA66" chart:label-cell-address="Sheet1.BA46:Sheet1.BA46" chart:class="chart:line">
            <chart:data-point chart:repeated="20"/>
          </chart:series>
          <chart:series chart:style-name="ch11" chart:values-cell-range-address="Sheet1.BB47:Sheet1.BB66" chart:label-cell-address="Sheet1.BB46:Sheet1.BB46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 H </text:p>
                <draw:g>
                  <svg:desc>Sheet1.BA46:Sheet1.BA46</svg:desc>
                </draw:g>
              </table:table-cell>
              <table:table-cell office:value-type="string">
                <text:p>to R</text:p>
                <draw:g>
                  <svg:desc>Sheet1.BB46:Sheet1.BB46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X47:Sheet1.AX66</svg:desc>
                </draw:g>
              </table:table-cell>
              <table:table-cell office:value-type="float" office:value="2.52292907415701E-094">
                <text:p>2.52292907415701E-094</text:p>
                <draw:g>
                  <svg:desc>Sheet1.BA47:Sheet1.BA66</svg:desc>
                </draw:g>
              </table:table-cell>
              <table:table-cell office:value-type="float" office:value="8.00198645112467E-105">
                <text:p>8.00198645112467E-105</text:p>
                <draw:g>
                  <svg:desc>Sheet1.BB47:Sheet1.BB6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45333724528447E-081">
                <text:p>5.45333724528447E-081</text:p>
              </table:table-cell>
              <table:table-cell office:value-type="float" office:value="4.87298455982059E-081">
                <text:p>4.87298455982059E-0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39823582645313E-069">
                <text:p>5.39823582645313E-069</text:p>
              </table:table-cell>
              <table:table-cell office:value-type="float" office:value="8.65397502519423E-062">
                <text:p>8.65397502519423E-0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87576679724493E-058">
                <text:p>2.87576679724493E-058</text:p>
              </table:table-cell>
              <table:table-cell office:value-type="float" office:value="2.13123724036814E-046">
                <text:p>2.13123724036814E-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68718879904434E-049">
                <text:p>9.68718879904434E-049</text:p>
              </table:table-cell>
              <table:table-cell office:value-type="float" office:value="2.93683951847204E-034">
                <text:p>2.93683951847204E-0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42410259255407E-040">
                <text:p>2.42410259255407E-040</text:p>
              </table:table-cell>
              <table:table-cell office:value-type="float" office:value="7.82336700676838E-025">
                <text:p>7.82336700676838E-0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292972498513E-033">
                <text:p>5.292972498513E-033</text:p>
              </table:table-cell>
              <table:table-cell office:value-type="float" office:value="1.20260718963715E-017">
                <text:p>1.20260718963715E-0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18420113761273E-026">
                <text:p>1.18420113761273E-026</text:p>
              </table:table-cell>
              <table:table-cell office:value-type="float" office:value="0.00000000000277619786447159">
                <text:p>0.000000000002776197864471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8692824875937E-021">
                <text:p>3.18692824875937E-021</text:p>
              </table:table-cell>
              <table:table-cell office:value-type="float" office:value="0.000000022032935339257">
                <text:p>0.0000000220329353392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2105917655657E-016">
                <text:p>1.2105917655657E-016</text:p>
              </table:table-cell>
              <table:table-cell office:value-type="float" office:value="0.0000122142987643664">
                <text:p>0.00001221429876436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00000761205872287026">
                <text:p>0.000000000000761205872287026</text:p>
              </table:table-cell>
              <table:table-cell office:value-type="float" office:value="0.000860425374605749">
                <text:p>0.00086042537460574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00928367381431038">
                <text:p>0.000000000928367381431038</text:p>
              </table:table-cell>
              <table:table-cell office:value-type="float" office:value="0.0126536550409591">
                <text:p>0.0126536550409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5700773695162">
                <text:p>0.00000025700773695162</text:p>
              </table:table-cell>
              <table:table-cell office:value-type="float" office:value="0.0581210209249007">
                <text:p>0.05812102092490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18864618396315">
                <text:p>0.000018864618396315</text:p>
              </table:table-cell>
              <table:table-cell office:value-type="float" office:value="0.114484594874303">
                <text:p>0.114484594874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427513884164197">
                <text:p>0.000427513884164197</text:p>
              </table:table-cell>
              <table:table-cell office:value-type="float" office:value="0.122686106586399">
                <text:p>0.1226861065863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34645694665931">
                <text:p>0.0034645694665931</text:p>
              </table:table-cell>
              <table:table-cell office:value-type="float" office:value="0.0842280667371543">
                <text:p>0.084228066737154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15109789382863">
                <text:p>0.0115109789382863</text:p>
              </table:table-cell>
              <table:table-cell office:value-type="float" office:value="0.0404674797376223">
                <text:p>0.04046747973762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175830808672527">
                <text:p>0.0175830808672527</text:p>
              </table:table-cell>
              <table:table-cell office:value-type="float" office:value="0.0135865125964371">
                <text:p>0.01358651259643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30528553305063">
                <text:p>0.0130528553305063</text:p>
              </table:table-cell>
              <table:table-cell office:value-type="float" office:value="0.00272710323530746">
                <text:p>0.002727103235307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94209594652159">
                <text:p>0.00394209594652159</text:p>
              </table:table-cell>
              <table:table-cell office:value-type="float" office:value="0.000170845660560735">
                <text:p>0.0001708456605607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0.288cm" svg:y="4.203cm" style:legend-expansion="high" chart:style-name="ch2"/>
        <chart:plot-area chart:style-name="ch3" table:cell-range-address="Sheet1.AX46:Sheet1.AX66 Sheet1.BM46:Sheet1.BM66" chart:data-source-has-labels="both" svg:x="0.319cm" svg:y="0.18cm" svg:width="9.65cm" svg:height="8.645cm">
          <chartooo:coordinate-region svg:x="1.231cm" svg:y="0.38cm" svg:width="8.644cm" svg:height="7.798cm"/>
          <chart:axis chart:dimension="x" chart:name="primary-x" chart:style-name="ch4" chartooo:axis-type="auto">
            <chartooo:date-scale/>
            <chart:categories table:cell-range-address="Sheet1.AX47:Sheet1.AX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M47:Sheet1.BM66" chart:label-cell-address="Sheet1.BM46:Sheet1.BM46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m I to R (via D, but not H)</text:p>
                <draw:g>
                  <svg:desc>Sheet1.BM46:Sheet1.BM46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X47:Sheet1.AX66</svg:desc>
                </draw:g>
              </table:table-cell>
              <table:table-cell office:value-type="float" office:value="4.44554802840259E-105">
                <text:p>4.44554802840259E-105</text:p>
                <draw:g>
                  <svg:desc>Sheet1.BM47:Sheet1.BM6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70721364434477E-081">
                <text:p>2.70721364434477E-08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80776390288569E-062">
                <text:p>4.80776390288569E-0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18402068909341E-046">
                <text:p>1.18402068909341E-0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3157751026225E-034">
                <text:p>1.63157751026225E-0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34631500376021E-025">
                <text:p>4.34631500376021E-0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68115105353972E-018">
                <text:p>6.68115105353972E-0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0000154233214692866">
                <text:p>0.000000000001542332146928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122405196329206">
                <text:p>0.00000001224051963292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678572153575912">
                <text:p>0.000006785721535759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478014097006469">
                <text:p>0.00047801409700646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702980841482458">
                <text:p>0.007029808414824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22895307571496">
                <text:p>0.03228953075714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636133512489187">
                <text:p>0.06361335124891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684211981733537">
                <text:p>0.06842119817335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82524403507687">
                <text:p>0.04825244035076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48110347222944">
                <text:p>0.02481103472229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874252630201166">
                <text:p>0.008742526302011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69303977295771">
                <text:p>0.001693039772957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0982817057969614">
                <text:p>0.0000982817057969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